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d" svg:font-family="Monospaced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  <style:text-properties fo:font-variant="normal" fo:text-transform="none" fo:color="#000000" style:font-name="Monospaced" fo:font-size="9pt" fo:letter-spacing="normal" fo:font-style="normal" fo:font-weight="normal"/>
    </style:style>
    <style:style style:name="P3" style:family="paragraph" style:parent-style-name="Preformatted_20_Text">
      <style:paragraph-properties fo:margin-top="0in" fo:margin-bottom="0in" loext:contextual-spacing="false" fo:padding="0in" fo:border="none"/>
      <style:text-properties fo:font-variant="normal" fo:text-transform="none" fo:color="#000000" fo:letter-spacing="normal"/>
    </style:style>
    <style:style style:name="P4" style:family="paragraph" style:parent-style-name="Preformatted_20_Text">
      <style:paragraph-properties fo:margin-top="0in" fo:margin-bottom="0in" loext:contextual-spacing="false" fo:padding="0in" fo:border="none"/>
      <style:text-properties fo:font-variant="normal" fo:text-transform="none" fo:color="#000000" style:font-name="Monospaced" fo:font-size="9pt" fo:letter-spacing="normal" fo:font-style="normal" fo:font-weight="normal"/>
    </style:style>
    <style:style style:name="T1" style:family="text">
      <style:text-properties style:font-name="Monospaced" fo:font-size="9pt" fo:font-style="normal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[[ 363 <text:s/>204 <text:s text:c="3"/>0]</text:p>
      <text:p text:style-name="P3"><text:s/><text:span text:style-name="T1">[ 365 <text:s/>204 <text:s text:c="3"/>0]</text:span></text:p>
      <text:p text:style-name="P3"><text:s/><text:span text:style-name="T1">[ 364 <text:s/>204 <text:s text:c="3"/>0]</text:span></text:p>
      <text:p text:style-name="P3"><text:s/><text:span text:style-name="T1">[ 362 <text:s/>205 <text:s text:c="3"/>0]</text:span></text:p>
      <text:p text:style-name="P3"><text:s/><text:span text:style-name="T1">[ 363 <text:s/>205 <text:s text:c="3"/>0]</text:span></text:p>
      <text:p text:style-name="P3"><text:s/><text:span text:style-name="T1">[ 368 <text:s/>205 <text:s text:c="3"/>0]</text:span></text:p>
      <text:p text:style-name="P3"><text:s/><text:span text:style-name="T1">[ 367 <text:s/>205 <text:s text:c="3"/>0]</text:span></text:p>
      <text:p text:style-name="P3"><text:s/><text:span text:style-name="T1">[ 364 <text:s/>205 <text:s text:c="3"/>0]</text:span></text:p>
      <text:p text:style-name="P3"><text:s/><text:span text:style-name="T1">[ 359 <text:s/>204 <text:s text:c="3"/>0]</text:span></text:p>
      <text:p text:style-name="P3"><text:s/><text:span text:style-name="T1">[ 365 <text:s/>205 <text:s text:c="3"/>0]</text:span></text:p>
      <text:p text:style-name="P3"><text:s/><text:span text:style-name="T1">[ 362 <text:s/>204 <text:s text:c="3"/>0]</text:span></text:p>
      <text:p text:style-name="P3"><text:s/><text:span text:style-name="T1">[ 366 <text:s/>205 <text:s text:c="3"/>0]</text:span></text:p>
      <text:p text:style-name="P3"><text:s/><text:span text:style-name="T1">[ 361 <text:s/>204 <text:s text:c="3"/>0]</text:span></text:p>
      <text:p text:style-name="P3"><text:s/><text:span text:style-name="T1">[ 361 <text:s/>205 <text:s text:c="3"/>0]</text:span></text:p>
      <text:p text:style-name="P3"><text:s/><text:span text:style-name="T1">[ 876 <text:s/>230 <text:s text:c="3"/>1]</text:span></text:p>
      <text:p text:style-name="P3"><text:s/><text:span text:style-name="T1">[ 871 <text:s/>250 <text:s text:c="3"/>1]</text:span></text:p>
      <text:p text:style-name="P3"><text:s/><text:span text:style-name="T1">[ 870 <text:s/>250 <text:s text:c="3"/>1]</text:span></text:p>
      <text:p text:style-name="P3"><text:s/><text:span text:style-name="T1">[ 869 <text:s/>250 <text:s text:c="3"/>1]</text:span></text:p>
      <text:p text:style-name="P3"><text:s/><text:span text:style-name="T1">[ 859 <text:s/>251 <text:s text:c="3"/>1]</text:span></text:p>
      <text:p text:style-name="P3"><text:s/><text:span text:style-name="T1">[ 868 <text:s/>250 <text:s text:c="3"/>1]</text:span></text:p>
      <text:p text:style-name="P3"><text:s/><text:span text:style-name="T1">[ 867 <text:s/>250 <text:s text:c="3"/>1]</text:span></text:p>
      <text:p text:style-name="P3"><text:s/><text:span text:style-name="T1">[ 866 <text:s/>250 <text:s text:c="3"/>1]</text:span></text:p>
      <text:p text:style-name="P3"><text:s/><text:span text:style-name="T1">[ 865 <text:s/>250 <text:s text:c="3"/>1]</text:span></text:p>
      <text:p text:style-name="P3"><text:s/><text:span text:style-name="T1">[ 864 <text:s/>250 <text:s text:c="3"/>1]</text:span></text:p>
      <text:p text:style-name="P3"><text:s/><text:span text:style-name="T1">[ 863 <text:s/>250 <text:s text:c="3"/>1]</text:span></text:p>
      <text:p text:style-name="P3"><text:s/><text:span text:style-name="T1">[ 862 <text:s/>250 <text:s text:c="3"/>1]</text:span></text:p>
      <text:p text:style-name="P3"><text:s/><text:span text:style-name="T1">[ 861 <text:s/>250 <text:s text:c="3"/>1]</text:span></text:p>
      <text:p text:style-name="P3"><text:s/><text:span text:style-name="T1">[ 860 <text:s/>250 <text:s text:c="3"/>1]</text:span></text:p>
      <text:p text:style-name="P3"><text:s/><text:span text:style-name="T1">[ 859 <text:s/>250 <text:s text:c="3"/>1]</text:span></text:p>
      <text:p text:style-name="P3"><text:s/><text:span text:style-name="T1">[ 877 <text:s/>249 <text:s text:c="3"/>1]</text:span></text:p>
      <text:p text:style-name="P3"><text:s/><text:span text:style-name="T1">[ 876 <text:s/>249 <text:s text:c="3"/>1]</text:span></text:p>
      <text:p text:style-name="P3"><text:s/><text:span text:style-name="T1">[ 860 <text:s/>251 <text:s text:c="3"/>1]</text:span></text:p>
      <text:p text:style-name="P3"><text:s/><text:span text:style-name="T1">[ 875 <text:s/>249 <text:s text:c="3"/>1]</text:span></text:p>
      <text:p text:style-name="P3"><text:s/><text:span text:style-name="T1">[ 874 <text:s/>249 <text:s text:c="3"/>1]</text:span></text:p>
      <text:p text:style-name="P3"><text:s/><text:span text:style-name="T1">[ 861 <text:s/>251 <text:s text:c="3"/>1]</text:span></text:p>
      <text:p text:style-name="P3"><text:s/><text:span text:style-name="T1">[ 862 <text:s/>251 <text:s text:c="3"/>1]</text:span></text:p>
      <text:p text:style-name="P3"><text:s/><text:span text:style-name="T1">[ 872 <text:s/>250 <text:s text:c="3"/>1]</text:span></text:p>
      <text:p text:style-name="P3"><text:s/><text:span text:style-name="T1">[ 875 <text:s/>230 <text:s text:c="3"/>1]</text:span></text:p>
      <text:p text:style-name="P3"><text:s/><text:span text:style-name="T1">[ 873 <text:s/>250 <text:s text:c="3"/>1]</text:span></text:p>
      <text:p text:style-name="P3"><text:s/><text:span text:style-name="T1">[ 860 <text:s/>230 <text:s text:c="3"/>1]</text:span></text:p>
      <text:p text:style-name="P3"><text:s/><text:span text:style-name="T1">[ 877 <text:s/>230 <text:s text:c="3"/>1]</text:span></text:p>
      <text:p text:style-name="P3"><text:s/><text:span text:style-name="T1">[ 878 <text:s/>230 <text:s text:c="3"/>1]</text:span></text:p>
      <text:p text:style-name="P3"><text:s/><text:span text:style-name="T1">[ 874 <text:s/>230 <text:s text:c="3"/>1]</text:span></text:p>
      <text:p text:style-name="P3"><text:s/><text:span text:style-name="T1">[ 866 <text:s/>210 <text:s text:c="3"/>1]</text:span></text:p>
      <text:p text:style-name="P3"><text:s/><text:span text:style-name="T1">[ 865 <text:s/>210 <text:s text:c="3"/>1]</text:span></text:p>
      <text:p text:style-name="P3"><text:s/><text:span text:style-name="T1">[ 873 <text:s/>230 <text:s text:c="3"/>1]</text:span></text:p>
      <text:p text:style-name="P3"><text:s/><text:span text:style-name="T1">[ 872 <text:s/>230 <text:s text:c="3"/>1]</text:span></text:p>
      <text:p text:style-name="P3"><text:s/><text:span text:style-name="T1">[ 871 <text:s/>230 <text:s text:c="3"/>1]</text:span></text:p>
      <text:p text:style-name="P3"><text:s/><text:span text:style-name="T1">[ 870 <text:s/>230 <text:s text:c="3"/>1]</text:span></text:p>
      <text:p text:style-name="P3"><text:s/><text:span text:style-name="T1">[ 869 <text:s/>230 <text:s text:c="3"/>1]</text:span></text:p>
      <text:p text:style-name="P3"><text:s/><text:span text:style-name="T1">[ 868 <text:s/>230 <text:s text:c="3"/>1]</text:span></text:p>
      <text:p text:style-name="P3"><text:s/><text:span text:style-name="T1">[ 867 <text:s/>230 <text:s text:c="3"/>1]</text:span></text:p>
      <text:p text:style-name="P3"><text:s/><text:span text:style-name="T1">[ 866 <text:s/>230 <text:s text:c="3"/>1]</text:span></text:p>
      <text:p text:style-name="P3"><text:s/><text:span text:style-name="T1">[ 865 <text:s/>230 <text:s text:c="3"/>1]</text:span></text:p>
      <text:p text:style-name="P3"><text:s/><text:span text:style-name="T1">[ 864 <text:s/>230 <text:s text:c="3"/>1]</text:span></text:p>
      <text:p text:style-name="P3"><text:s/><text:span text:style-name="T1">[ 863 <text:s/>230 <text:s text:c="3"/>1]</text:span></text:p>
      <text:p text:style-name="P3"><text:s/><text:span text:style-name="T1">[ 862 <text:s/>230 <text:s text:c="3"/>1]</text:span></text:p>
      <text:p text:style-name="P3"><text:s/><text:span text:style-name="T1">[ 861 <text:s/>230 <text:s text:c="3"/>1]</text:span></text:p>
      <text:p text:style-name="P3"><text:s/><text:span text:style-name="T1">[ 877 <text:s/>250 <text:s text:c="3"/>1]</text:span></text:p>
      <text:p text:style-name="P3"><text:soft-page-break/><text:s/><text:span text:style-name="T1">[ 876 <text:s/>250 <text:s text:c="3"/>1]</text:span></text:p>
      <text:p text:style-name="P3"><text:s/><text:span text:style-name="T1">[ 875 <text:s/>250 <text:s text:c="3"/>1]</text:span></text:p>
      <text:p text:style-name="P3"><text:s/><text:span text:style-name="T1">[ 874 <text:s/>250 <text:s text:c="3"/>1]</text:span></text:p>
      <text:p text:style-name="P3"><text:s/><text:span text:style-name="T1">[ 867 <text:s/>231 <text:s text:c="3"/>1]</text:span></text:p>
      <text:p text:style-name="P3"><text:s/><text:span text:style-name="T1">[ 873 <text:s/>249 <text:s text:c="3"/>1]</text:span></text:p>
      <text:p text:style-name="P3"><text:s/><text:span text:style-name="T1">[ 868 <text:s/>232 <text:s text:c="3"/>1]</text:span></text:p>
      <text:p text:style-name="P3"><text:s/><text:span text:style-name="T1">[ 870 <text:s/>231 <text:s text:c="3"/>1]</text:span></text:p>
      <text:p text:style-name="P3"><text:s/><text:span text:style-name="T1">[ 871 <text:s/>248 <text:s text:c="3"/>1]</text:span></text:p>
      <text:p text:style-name="P3"><text:s/><text:span text:style-name="T1">[ 872 <text:s/>248 <text:s text:c="3"/>1]</text:span></text:p>
      <text:p text:style-name="P3"><text:s/><text:span text:style-name="T1">[ 873 <text:s/>248 <text:s text:c="3"/>1]</text:span></text:p>
      <text:p text:style-name="P3"><text:s/><text:span text:style-name="T1">[ 874 <text:s/>248 <text:s text:c="3"/>1]</text:span></text:p>
      <text:p text:style-name="P3"><text:s/><text:span text:style-name="T1">[ 875 <text:s/>248 <text:s text:c="3"/>1]</text:span></text:p>
      <text:p text:style-name="P3"><text:s/><text:span text:style-name="T1">[ 870 <text:s/>248 <text:s text:c="3"/>1]</text:span></text:p>
      <text:p text:style-name="P3"><text:s/><text:span text:style-name="T1">[ 876 <text:s/>248 <text:s text:c="3"/>1]</text:span></text:p>
      <text:p text:style-name="P3"><text:s/><text:span text:style-name="T1">[ 876 <text:s/>210 <text:s text:c="3"/>1]</text:span></text:p>
      <text:p text:style-name="P3"><text:s/><text:span text:style-name="T1">[ 871 <text:s/>231 <text:s text:c="3"/>1]</text:span></text:p>
      <text:p text:style-name="P3"><text:s/><text:span text:style-name="T1">[ 872 <text:s/>231 <text:s text:c="3"/>1]</text:span></text:p>
      <text:p text:style-name="P3"><text:s/><text:span text:style-name="T1">[ 874 <text:s/>210 <text:s text:c="3"/>1]</text:span></text:p>
      <text:p text:style-name="P3"><text:s/><text:span text:style-name="T1">[ 873 <text:s/>231 <text:s text:c="3"/>1]</text:span></text:p>
      <text:p text:style-name="P3"><text:s/><text:span text:style-name="T1">[ 874 <text:s/>231 <text:s text:c="3"/>1]</text:span></text:p>
      <text:p text:style-name="P3"><text:s/><text:span text:style-name="T1">[ 875 <text:s/>210 <text:s text:c="3"/>1]</text:span></text:p>
      <text:p text:style-name="P3"><text:s/><text:span text:style-name="T1">[ 875 <text:s/>231 <text:s text:c="3"/>1]</text:span></text:p>
      <text:p text:style-name="P3"><text:s/><text:span text:style-name="T1">[ 869 <text:s/>248 <text:s text:c="3"/>1]</text:span></text:p>
      <text:p text:style-name="P3"><text:s/><text:span text:style-name="T1">[ 867 <text:s/>248 <text:s text:c="3"/>1]</text:span></text:p>
      <text:p text:style-name="P3"><text:s/><text:span text:style-name="T1">[ 866 <text:s/>231 <text:s text:c="3"/>1]</text:span></text:p>
      <text:p text:style-name="P3"><text:s/><text:span text:style-name="T1">[ 865 <text:s/>231 <text:s text:c="3"/>1]</text:span></text:p>
      <text:p text:style-name="P3"><text:s/><text:span text:style-name="T1">[ 864 <text:s/>231 <text:s text:c="3"/>1]</text:span></text:p>
      <text:p text:style-name="P3"><text:s/><text:span text:style-name="T1">[ 863 <text:s/>231 <text:s text:c="3"/>1]</text:span></text:p>
      <text:p text:style-name="P3"><text:s/><text:span text:style-name="T1">[ 862 <text:s/>231 <text:s text:c="3"/>1]</text:span></text:p>
      <text:p text:style-name="P3"><text:s/><text:span text:style-name="T1">[ 861 <text:s/>231 <text:s text:c="3"/>1]</text:span></text:p>
      <text:p text:style-name="P3"><text:s/><text:span text:style-name="T1">[ 868 <text:s/>248 <text:s text:c="3"/>1]</text:span></text:p>
      <text:p text:style-name="P3"><text:s/><text:span text:style-name="T1">[ 860 <text:s/>231 <text:s text:c="3"/>1]</text:span></text:p>
      <text:p text:style-name="P3"><text:s/><text:span text:style-name="T1">[ 862 <text:s/>248 <text:s text:c="3"/>1]</text:span></text:p>
      <text:p text:style-name="P3"><text:s/><text:span text:style-name="T1">[ 863 <text:s/>248 <text:s text:c="3"/>1]</text:span></text:p>
      <text:p text:style-name="P3"><text:s/><text:span text:style-name="T1">[ 864 <text:s/>248 <text:s text:c="3"/>1]</text:span></text:p>
      <text:p text:style-name="P3"><text:s/><text:span text:style-name="T1">[ 865 <text:s/>248 <text:s text:c="3"/>1]</text:span></text:p>
      <text:p text:style-name="P3"><text:s/><text:span text:style-name="T1">[ 869 <text:s/>231 <text:s text:c="3"/>1]</text:span></text:p>
      <text:p text:style-name="P3"><text:s/><text:span text:style-name="T1">[ 866 <text:s/>248 <text:s text:c="3"/>1]</text:span></text:p>
      <text:p text:style-name="P3"><text:s/><text:span text:style-name="T1">[ 861 <text:s/>248 <text:s text:c="3"/>1]</text:span></text:p>
      <text:p text:style-name="P3"><text:s/><text:span text:style-name="T1">[ 873 <text:s/>210 <text:s text:c="3"/>1]</text:span></text:p>
      <text:p text:style-name="P3"><text:s/><text:span text:style-name="T1">[ 872 <text:s/>210 <text:s text:c="3"/>1]</text:span></text:p>
      <text:p text:style-name="P3"><text:s/><text:span text:style-name="T1">[ 871 <text:s/>210 <text:s text:c="3"/>1]</text:span></text:p>
      <text:p text:style-name="P3"><text:s/><text:span text:style-name="T1">[ 862 <text:s/>249 <text:s text:c="3"/>1]</text:span></text:p>
      <text:p text:style-name="P3"><text:s/><text:span text:style-name="T1">[ 863 <text:s/>249 <text:s text:c="3"/>1]</text:span></text:p>
      <text:p text:style-name="P3"><text:s/><text:span text:style-name="T1">[ 864 <text:s/>249 <text:s text:c="3"/>1]</text:span></text:p>
      <text:p text:style-name="P3"><text:s/><text:span text:style-name="T1">[ 865 <text:s/>249 <text:s text:c="3"/>1]</text:span></text:p>
      <text:p text:style-name="P3"><text:s/><text:span text:style-name="T1">[ 866 <text:s/>249 <text:s text:c="3"/>1]</text:span></text:p>
      <text:p text:style-name="P3"><text:s/><text:span text:style-name="T1">[ 867 <text:s/>249 <text:s text:c="3"/>1]</text:span></text:p>
      <text:p text:style-name="P3"><text:s/><text:span text:style-name="T1">[ 865 <text:s/>232 <text:s text:c="3"/>1]</text:span></text:p>
      <text:p text:style-name="P3"><text:s/><text:span text:style-name="T1">[ 868 <text:s/>249 <text:s text:c="3"/>1]</text:span></text:p>
      <text:p text:style-name="P3"><text:s/><text:span text:style-name="T1">[ 870 <text:s/>249 <text:s text:c="3"/>1]</text:span></text:p>
      <text:p text:style-name="P3"><text:s/><text:span text:style-name="T1">[ 871 <text:s/>249 <text:s text:c="3"/>1]</text:span></text:p>
      <text:p text:style-name="P3"><text:s/><text:span text:style-name="T1">[ 872 <text:s/>249 <text:s text:c="3"/>1]</text:span></text:p>
      <text:p text:style-name="P3"><text:s/><text:span text:style-name="T1">[ 868 <text:s/>231 <text:s text:c="3"/>1]</text:span></text:p>
      <text:p text:style-name="P3"><text:s/><text:span text:style-name="T1">[ 866 <text:s/>232 <text:s text:c="3"/>1]</text:span></text:p>
      <text:p text:style-name="P3"><text:s/><text:span text:style-name="T1">[ 867 <text:s/>232 <text:s text:c="3"/>1]</text:span></text:p>
      <text:p text:style-name="P3"><text:s/><text:span text:style-name="T1">[ 869 <text:s/>249 <text:s text:c="3"/>1]</text:span></text:p>
      <text:p text:style-name="P3"><text:s/><text:span text:style-name="T1">[ 864 <text:s/>232 <text:s text:c="3"/>1]</text:span></text:p>
      <text:p text:style-name="P3"><text:s/><text:span text:style-name="T1">[ 863 <text:s/>232 <text:s text:c="3"/>1]</text:span></text:p>
      <text:p text:style-name="P3"><text:soft-page-break/><text:s/><text:span text:style-name="T1">[ 862 <text:s/>232 <text:s text:c="3"/>1]</text:span></text:p>
      <text:p text:style-name="P3"><text:s/><text:span text:style-name="T1">[ 870 <text:s/>210 <text:s text:c="3"/>1]</text:span></text:p>
      <text:p text:style-name="P3"><text:s/><text:span text:style-name="T1">[ 869 <text:s/>210 <text:s text:c="3"/>1]</text:span></text:p>
      <text:p text:style-name="P3"><text:s/><text:span text:style-name="T1">[ 868 <text:s/>210 <text:s text:c="3"/>1]</text:span></text:p>
      <text:p text:style-name="P3"><text:s/><text:span text:style-name="T1">[ 867 <text:s/>210 <text:s text:c="3"/>1]</text:span></text:p>
      <text:p text:style-name="P3"><text:s/><text:span text:style-name="T1">[ 876 <text:s/>231 <text:s text:c="3"/>1]</text:span></text:p>
      <text:p text:style-name="P3"><text:s/><text:span text:style-name="T1">[ 877 <text:s/>231 <text:s text:c="3"/>1]</text:span></text:p>
      <text:p text:style-name="P3"><text:s/><text:span text:style-name="T1">[ 878 <text:s/>231 <text:s text:c="3"/>1]</text:span></text:p>
      <text:p text:style-name="P3"><text:s/><text:span text:style-name="T1">[ 860 <text:s/>248 <text:s text:c="3"/>1]</text:span></text:p>
      <text:p text:style-name="P3"><text:s/><text:span text:style-name="T1">[ 859 <text:s/>248 <text:s text:c="3"/>1]</text:span></text:p>
      <text:p text:style-name="P3"><text:s/><text:span text:style-name="T1">[ 877 <text:s/>248 <text:s text:c="3"/>1]</text:span></text:p>
      <text:p text:style-name="P3"><text:s/><text:span text:style-name="T1">[ 859 <text:s/>249 <text:s text:c="3"/>1]</text:span></text:p>
      <text:p text:style-name="P3"><text:s/><text:span text:style-name="T1">[ 860 <text:s/>249 <text:s text:c="3"/>1]</text:span></text:p>
      <text:p text:style-name="P3"><text:s/><text:span text:style-name="T1">[ 861 <text:s/>249 <text:s text:c="3"/>1]</text:span></text:p>
      <text:p text:style-name="P3"><text:s/><text:span text:style-name="T1">[ 860 <text:s/>232 <text:s text:c="3"/>1]</text:span></text:p>
      <text:p text:style-name="P3"><text:s/><text:span text:style-name="T1">[ 861 <text:s/>232 <text:s text:c="3"/>1]</text:span></text:p>
      <text:p text:style-name="P3"><text:s/><text:span text:style-name="T1">[ 869 <text:s/>232 <text:s text:c="3"/>1]</text:span></text:p>
      <text:p text:style-name="P3"><text:s/><text:span text:style-name="T1">[ 863 <text:s/>251 <text:s text:c="3"/>1]</text:span></text:p>
      <text:p text:style-name="P3"><text:s/><text:span text:style-name="T1">[ 865 <text:s/>253 <text:s text:c="3"/>1]</text:span></text:p>
      <text:p text:style-name="P3"><text:s/><text:span text:style-name="T1">[ 865 <text:s/>251 <text:s text:c="3"/>1]</text:span></text:p>
      <text:p text:style-name="P3"><text:s/><text:span text:style-name="T1">[ 863 <text:s/>228 <text:s text:c="3"/>1]</text:span></text:p>
      <text:p text:style-name="P3"><text:s/><text:span text:style-name="T1">[ 862 <text:s/>228 <text:s text:c="3"/>1]</text:span></text:p>
      <text:p text:style-name="P3"><text:s/><text:span text:style-name="T1">[ 861 <text:s/>228 <text:s text:c="3"/>1]</text:span></text:p>
      <text:p text:style-name="P3"><text:s/><text:span text:style-name="T1">[ 860 <text:s/>228 <text:s text:c="3"/>1]</text:span></text:p>
      <text:p text:style-name="P3"><text:s/><text:span text:style-name="T1">[ 876 <text:s/>254 <text:s text:c="3"/>1]</text:span></text:p>
      <text:p text:style-name="P3"><text:s/><text:span text:style-name="T1">[ 870 <text:s/>209 <text:s text:c="3"/>1]</text:span></text:p>
      <text:p text:style-name="P3"><text:s/><text:span text:style-name="T1">[ 869 <text:s/>209 <text:s text:c="3"/>1]</text:span></text:p>
      <text:p text:style-name="P3"><text:s/><text:span text:style-name="T1">[ 868 <text:s/>209 <text:s text:c="3"/>1]</text:span></text:p>
      <text:p text:style-name="P3"><text:s/><text:span text:style-name="T1">[ 867 <text:s/>209 <text:s text:c="3"/>1]</text:span></text:p>
      <text:p text:style-name="P3"><text:s/><text:span text:style-name="T1">[ 858 <text:s/>255 <text:s text:c="3"/>1]</text:span></text:p>
      <text:p text:style-name="P3"><text:s/><text:span text:style-name="T1">[ 859 <text:s/>255 <text:s text:c="3"/>1]</text:span></text:p>
      <text:p text:style-name="P3"><text:s/><text:span text:style-name="T1">[ 860 <text:s/>255 <text:s text:c="3"/>1]</text:span></text:p>
      <text:p text:style-name="P3"><text:s/><text:span text:style-name="T1">[ 861 <text:s/>255 <text:s text:c="3"/>1]</text:span></text:p>
      <text:p text:style-name="P3"><text:s/><text:span text:style-name="T1">[ 862 <text:s/>255 <text:s text:c="3"/>1]</text:span></text:p>
      <text:p text:style-name="P3"><text:s/><text:span text:style-name="T1">[ 863 <text:s/>255 <text:s text:c="3"/>1]</text:span></text:p>
      <text:p text:style-name="P3"><text:s/><text:span text:style-name="T1">[ 864 <text:s/>255 <text:s text:c="3"/>1]</text:span></text:p>
      <text:p text:style-name="P3"><text:s/><text:span text:style-name="T1">[ 865 <text:s/>255 <text:s text:c="3"/>1]</text:span></text:p>
      <text:p text:style-name="P3"><text:s/><text:span text:style-name="T1">[ 864 <text:s/>228 <text:s text:c="3"/>1]</text:span></text:p>
      <text:p text:style-name="P3"><text:s/><text:span text:style-name="T1">[ 866 <text:s/>255 <text:s text:c="3"/>1]</text:span></text:p>
      <text:p text:style-name="P3"><text:s/><text:span text:style-name="T1">[ 865 <text:s/>228 <text:s text:c="3"/>1]</text:span></text:p>
      <text:p text:style-name="P3"><text:s/><text:span text:style-name="T1">[ 867 <text:s/>228 <text:s text:c="3"/>1]</text:span></text:p>
      <text:p text:style-name="P3"><text:s/><text:span text:style-name="T1">[ 870 <text:s/>254 <text:s text:c="3"/>1]</text:span></text:p>
      <text:p text:style-name="P3"><text:s/><text:span text:style-name="T1">[ 871 <text:s/>254 <text:s text:c="3"/>1]</text:span></text:p>
      <text:p text:style-name="P3"><text:s/><text:span text:style-name="T1">[ 872 <text:s/>254 <text:s text:c="3"/>1]</text:span></text:p>
      <text:p text:style-name="P3"><text:s/><text:span text:style-name="T1">[ 873 <text:s/>254 <text:s text:c="3"/>1]</text:span></text:p>
      <text:p text:style-name="P3"><text:s/><text:span text:style-name="T1">[ 874 <text:s/>254 <text:s text:c="3"/>1]</text:span></text:p>
      <text:p text:style-name="P3"><text:s/><text:span text:style-name="T1">[ 875 <text:s/>254 <text:s text:c="3"/>1]</text:span></text:p>
      <text:p text:style-name="P3"><text:s/><text:span text:style-name="T1">[ 878 <text:s/>228 <text:s text:c="3"/>1]</text:span></text:p>
      <text:p text:style-name="P3"><text:s/><text:span text:style-name="T1">[ 877 <text:s/>228 <text:s text:c="3"/>1]</text:span></text:p>
      <text:p text:style-name="P3"><text:s/><text:span text:style-name="T1">[ 876 <text:s/>228 <text:s text:c="3"/>1]</text:span></text:p>
      <text:p text:style-name="P3"><text:s/><text:span text:style-name="T1">[ 875 <text:s/>228 <text:s text:c="3"/>1]</text:span></text:p>
      <text:p text:style-name="P3"><text:s/><text:span text:style-name="T1">[ 874 <text:s/>228 <text:s text:c="3"/>1]</text:span></text:p>
      <text:p text:style-name="P3"><text:s/><text:span text:style-name="T1">[ 873 <text:s/>228 <text:s text:c="3"/>1]</text:span></text:p>
      <text:p text:style-name="P3"><text:s/><text:span text:style-name="T1">[ 872 <text:s/>228 <text:s text:c="3"/>1]</text:span></text:p>
      <text:p text:style-name="P3"><text:s/><text:span text:style-name="T1">[ 871 <text:s/>228 <text:s text:c="3"/>1]</text:span></text:p>
      <text:p text:style-name="P3"><text:s/><text:span text:style-name="T1">[ 870 <text:s/>228 <text:s text:c="3"/>1]</text:span></text:p>
      <text:p text:style-name="P3"><text:s/><text:span text:style-name="T1">[ 869 <text:s/>228 <text:s text:c="3"/>1]</text:span></text:p>
      <text:p text:style-name="P3"><text:s/><text:span text:style-name="T1">[ 868 <text:s/>228 <text:s text:c="3"/>1]</text:span></text:p>
      <text:p text:style-name="P3"><text:s/><text:span text:style-name="T1">[ 866 <text:s/>228 <text:s text:c="3"/>1]</text:span></text:p>
      <text:p text:style-name="P3"><text:soft-page-break/><text:s/><text:span text:style-name="T1">[ 869 <text:s/>254 <text:s text:c="3"/>1]</text:span></text:p>
      <text:p text:style-name="P3"><text:s/><text:span text:style-name="T1">[ 867 <text:s/>255 <text:s text:c="3"/>1]</text:span></text:p>
      <text:p text:style-name="P3"><text:s/><text:span text:style-name="T1">[ 869 <text:s/>255 <text:s text:c="3"/>1]</text:span></text:p>
      <text:p text:style-name="P3"><text:s/><text:span text:style-name="T1">[ 871 <text:s/>256 <text:s text:c="3"/>1]</text:span></text:p>
      <text:p text:style-name="P3"><text:s/><text:span text:style-name="T1">[ 872 <text:s/>256 <text:s text:c="3"/>1]</text:span></text:p>
      <text:p text:style-name="P3"><text:s/><text:span text:style-name="T1">[ 873 <text:s/>256 <text:s text:c="3"/>1]</text:span></text:p>
      <text:p text:style-name="P3"><text:s/><text:span text:style-name="T1">[ 874 <text:s/>256 <text:s text:c="3"/>1]</text:span></text:p>
      <text:p text:style-name="P3"><text:s/><text:span text:style-name="T1">[ 875 <text:s/>256 <text:s text:c="3"/>1]</text:span></text:p>
      <text:p text:style-name="P3"><text:s/><text:span text:style-name="T1">[ 876 <text:s/>256 <text:s text:c="3"/>1]</text:span></text:p>
      <text:p text:style-name="P3"><text:s/><text:span text:style-name="T1">[ 878 <text:s/>227 <text:s text:c="3"/>1]</text:span></text:p>
      <text:p text:style-name="P3"><text:s/><text:span text:style-name="T1">[ 877 <text:s/>227 <text:s text:c="3"/>1]</text:span></text:p>
      <text:p text:style-name="P3"><text:s/><text:span text:style-name="T1">[ 876 <text:s/>227 <text:s text:c="3"/>1]</text:span></text:p>
      <text:p text:style-name="P3"><text:s/><text:span text:style-name="T1">[ 875 <text:s/>227 <text:s text:c="3"/>1]</text:span></text:p>
      <text:p text:style-name="P3"><text:s/><text:span text:style-name="T1">[ 874 <text:s/>227 <text:s text:c="3"/>1]</text:span></text:p>
      <text:p text:style-name="P3"><text:s/><text:span text:style-name="T1">[ 873 <text:s/>227 <text:s text:c="3"/>1]</text:span></text:p>
      <text:p text:style-name="P3"><text:s/><text:span text:style-name="T1">[ 872 <text:s/>227 <text:s text:c="3"/>1]</text:span></text:p>
      <text:p text:style-name="P3"><text:s/><text:span text:style-name="T1">[ 871 <text:s/>227 <text:s text:c="3"/>1]</text:span></text:p>
      <text:p text:style-name="P3"><text:s/><text:span text:style-name="T1">[ 870 <text:s/>227 <text:s text:c="3"/>1]</text:span></text:p>
      <text:p text:style-name="P3"><text:s/><text:span text:style-name="T1">[ 869 <text:s/>227 <text:s text:c="3"/>1]</text:span></text:p>
      <text:p text:style-name="P3"><text:s/><text:span text:style-name="T1">[ 868 <text:s/>227 <text:s text:c="3"/>1]</text:span></text:p>
      <text:p text:style-name="P3"><text:s/><text:span text:style-name="T1">[ 870 <text:s/>256 <text:s text:c="3"/>1]</text:span></text:p>
      <text:p text:style-name="P3"><text:s/><text:span text:style-name="T1">[ 868 <text:s/>255 <text:s text:c="3"/>1]</text:span></text:p>
      <text:p text:style-name="P3"><text:s/><text:span text:style-name="T1">[ 869 <text:s/>256 <text:s text:c="3"/>1]</text:span></text:p>
      <text:p text:style-name="P3"><text:s/><text:span text:style-name="T1">[ 867 <text:s/>256 <text:s text:c="3"/>1]</text:span></text:p>
      <text:p text:style-name="P3"><text:s/><text:span text:style-name="T1">[ 870 <text:s/>255 <text:s text:c="3"/>1]</text:span></text:p>
      <text:p text:style-name="P3"><text:s/><text:span text:style-name="T1">[ 871 <text:s/>255 <text:s text:c="3"/>1]</text:span></text:p>
      <text:p text:style-name="P3"><text:s/><text:span text:style-name="T1">[ 872 <text:s/>255 <text:s text:c="3"/>1]</text:span></text:p>
      <text:p text:style-name="P3"><text:s/><text:span text:style-name="T1">[ 873 <text:s/>255 <text:s text:c="3"/>1]</text:span></text:p>
      <text:p text:style-name="P3"><text:s/><text:span text:style-name="T1">[ 874 <text:s/>255 <text:s text:c="3"/>1]</text:span></text:p>
      <text:p text:style-name="P3"><text:s/><text:span text:style-name="T1">[ 875 <text:s/>255 <text:s text:c="3"/>1]</text:span></text:p>
      <text:p text:style-name="P3"><text:s/><text:span text:style-name="T1">[ 876 <text:s/>255 <text:s text:c="3"/>1]</text:span></text:p>
      <text:p text:style-name="P3"><text:s/><text:span text:style-name="T1">[ 866 <text:s/>209 <text:s text:c="3"/>1]</text:span></text:p>
      <text:p text:style-name="P3"><text:s/><text:span text:style-name="T1">[ 858 <text:s/>256 <text:s text:c="3"/>1]</text:span></text:p>
      <text:p text:style-name="P3"><text:s/><text:span text:style-name="T1">[ 859 <text:s/>256 <text:s text:c="3"/>1]</text:span></text:p>
      <text:p text:style-name="P3"><text:s/><text:span text:style-name="T1">[ 860 <text:s/>256 <text:s text:c="3"/>1]</text:span></text:p>
      <text:p text:style-name="P3"><text:s/><text:span text:style-name="T1">[ 861 <text:s/>256 <text:s text:c="3"/>1]</text:span></text:p>
      <text:p text:style-name="P3"><text:s/><text:span text:style-name="T1">[ 862 <text:s/>256 <text:s text:c="3"/>1]</text:span></text:p>
      <text:p text:style-name="P3"><text:s/><text:span text:style-name="T1">[ 863 <text:s/>256 <text:s text:c="3"/>1]</text:span></text:p>
      <text:p text:style-name="P3"><text:s/><text:span text:style-name="T1">[ 864 <text:s/>256 <text:s text:c="3"/>1]</text:span></text:p>
      <text:p text:style-name="P3"><text:s/><text:span text:style-name="T1">[ 865 <text:s/>256 <text:s text:c="3"/>1]</text:span></text:p>
      <text:p text:style-name="P3"><text:s/><text:span text:style-name="T1">[ 866 <text:s/>256 <text:s text:c="3"/>1]</text:span></text:p>
      <text:p text:style-name="P3"><text:s/><text:span text:style-name="T1">[ 868 <text:s/>256 <text:s text:c="3"/>1]</text:span></text:p>
      <text:p text:style-name="P3"><text:s/><text:span text:style-name="T1">[ 868 <text:s/>254 <text:s text:c="3"/>1]</text:span></text:p>
      <text:p text:style-name="P3"><text:s/><text:span text:style-name="T1">[ 867 <text:s/>254 <text:s text:c="3"/>1]</text:span></text:p>
      <text:p text:style-name="P3"><text:s/><text:span text:style-name="T1">[ 866 <text:s/>254 <text:s text:c="3"/>1]</text:span></text:p>
      <text:p text:style-name="P3"><text:s/><text:span text:style-name="T1">[ 868 <text:s/>252 <text:s text:c="3"/>1]</text:span></text:p>
      <text:p text:style-name="P3"><text:s/><text:span text:style-name="T1">[ 869 <text:s/>252 <text:s text:c="3"/>1]</text:span></text:p>
      <text:p text:style-name="P3"><text:s/><text:span text:style-name="T1">[ 870 <text:s/>252 <text:s text:c="3"/>1]</text:span></text:p>
      <text:p text:style-name="P3"><text:s/><text:span text:style-name="T1">[ 878 <text:s/>229 <text:s text:c="3"/>1]</text:span></text:p>
      <text:p text:style-name="P3"><text:s/><text:span text:style-name="T1">[ 877 <text:s/>229 <text:s text:c="3"/>1]</text:span></text:p>
      <text:p text:style-name="P3"><text:s/><text:span text:style-name="T1">[ 876 <text:s/>229 <text:s text:c="3"/>1]</text:span></text:p>
      <text:p text:style-name="P3"><text:s/><text:span text:style-name="T1">[ 875 <text:s/>229 <text:s text:c="3"/>1]</text:span></text:p>
      <text:p text:style-name="P3"><text:s/><text:span text:style-name="T1">[ 874 <text:s/>229 <text:s text:c="3"/>1]</text:span></text:p>
      <text:p text:style-name="P3"><text:s/><text:span text:style-name="T1">[ 873 <text:s/>229 <text:s text:c="3"/>1]</text:span></text:p>
      <text:p text:style-name="P3"><text:s/><text:span text:style-name="T1">[ 872 <text:s/>229 <text:s text:c="3"/>1]</text:span></text:p>
      <text:p text:style-name="P3"><text:s/><text:span text:style-name="T1">[ 871 <text:s/>229 <text:s text:c="3"/>1]</text:span></text:p>
      <text:p text:style-name="P3"><text:s/><text:span text:style-name="T1">[ 870 <text:s/>229 <text:s text:c="3"/>1]</text:span></text:p>
      <text:p text:style-name="P3"><text:s/><text:span text:style-name="T1">[ 869 <text:s/>229 <text:s text:c="3"/>1]</text:span></text:p>
      <text:p text:style-name="P3"><text:s/><text:span text:style-name="T1">[ 868 <text:s/>229 <text:s text:c="3"/>1]</text:span></text:p>
      <text:p text:style-name="P3"><text:soft-page-break/><text:s/><text:span text:style-name="T1">[ 867 <text:s/>229 <text:s text:c="3"/>1]</text:span></text:p>
      <text:p text:style-name="P3"><text:s/><text:span text:style-name="T1">[ 866 <text:s/>229 <text:s text:c="3"/>1]</text:span></text:p>
      <text:p text:style-name="P3"><text:s/><text:span text:style-name="T1">[ 865 <text:s/>229 <text:s text:c="3"/>1]</text:span></text:p>
      <text:p text:style-name="P3"><text:s/><text:span text:style-name="T1">[ 867 <text:s/>252 <text:s text:c="3"/>1]</text:span></text:p>
      <text:p text:style-name="P3"><text:s/><text:span text:style-name="T1">[ 864 <text:s/>229 <text:s text:c="3"/>1]</text:span></text:p>
      <text:p text:style-name="P3"><text:s/><text:span text:style-name="T1">[ 866 <text:s/>252 <text:s text:c="3"/>1]</text:span></text:p>
      <text:p text:style-name="P3"><text:s/><text:span text:style-name="T1">[ 864 <text:s/>252 <text:s text:c="3"/>1]</text:span></text:p>
      <text:p text:style-name="P3"><text:s/><text:span text:style-name="T1">[ 866 <text:s/>251 <text:s text:c="3"/>1]</text:span></text:p>
      <text:p text:style-name="P3"><text:s/><text:span text:style-name="T1">[ 867 <text:s/>251 <text:s text:c="3"/>1]</text:span></text:p>
      <text:p text:style-name="P3"><text:s/><text:span text:style-name="T1">[ 868 <text:s/>251 <text:s text:c="3"/>1]</text:span></text:p>
      <text:p text:style-name="P3"><text:s/><text:span text:style-name="T1">[ 869 <text:s/>251 <text:s text:c="3"/>1]</text:span></text:p>
      <text:p text:style-name="P3"><text:s/><text:span text:style-name="T1">[ 870 <text:s/>251 <text:s text:c="3"/>1]</text:span></text:p>
      <text:p text:style-name="P3"><text:s/><text:span text:style-name="T1">[ 871 <text:s/>251 <text:s text:c="3"/>1]</text:span></text:p>
      <text:p text:style-name="P3"><text:s/><text:span text:style-name="T1">[ 872 <text:s/>251 <text:s text:c="3"/>1]</text:span></text:p>
      <text:p text:style-name="P3"><text:s/><text:span text:style-name="T1">[ 873 <text:s/>251 <text:s text:c="3"/>1]</text:span></text:p>
      <text:p text:style-name="P3"><text:s/><text:span text:style-name="T1">[ 874 <text:s/>251 <text:s text:c="3"/>1]</text:span></text:p>
      <text:p text:style-name="P3"><text:s/><text:span text:style-name="T1">[ 875 <text:s/>251 <text:s text:c="3"/>1]</text:span></text:p>
      <text:p text:style-name="P3"><text:s/><text:span text:style-name="T1">[ 876 <text:s/>251 <text:s text:c="3"/>1]</text:span></text:p>
      <text:p text:style-name="P3"><text:s/><text:span text:style-name="T1">[ 877 <text:s/>251 <text:s text:c="3"/>1]</text:span></text:p>
      <text:p text:style-name="P3"><text:s/><text:span text:style-name="T1">[ 859 <text:s/>252 <text:s text:c="3"/>1]</text:span></text:p>
      <text:p text:style-name="P3"><text:s/><text:span text:style-name="T1">[ 860 <text:s/>252 <text:s text:c="3"/>1]</text:span></text:p>
      <text:p text:style-name="P3"><text:s/><text:span text:style-name="T1">[ 861 <text:s/>252 <text:s text:c="3"/>1]</text:span></text:p>
      <text:p text:style-name="P3"><text:s/><text:span text:style-name="T1">[ 862 <text:s/>252 <text:s text:c="3"/>1]</text:span></text:p>
      <text:p text:style-name="P3"><text:s/><text:span text:style-name="T1">[ 863 <text:s/>252 <text:s text:c="3"/>1]</text:span></text:p>
      <text:p text:style-name="P3"><text:s/><text:span text:style-name="T1">[ 865 <text:s/>252 <text:s text:c="3"/>1]</text:span></text:p>
      <text:p text:style-name="P3"><text:s/><text:span text:style-name="T1">[ 863 <text:s/>229 <text:s text:c="3"/>1]</text:span></text:p>
      <text:p text:style-name="P3"><text:s/><text:span text:style-name="T1">[ 862 <text:s/>229 <text:s text:c="3"/>1]</text:span></text:p>
      <text:p text:style-name="P3"><text:s/><text:span text:style-name="T1">[ 861 <text:s/>229 <text:s text:c="3"/>1]</text:span></text:p>
      <text:p text:style-name="P3"><text:s/><text:span text:style-name="T1">[ 874 <text:s/>253 <text:s text:c="3"/>1]</text:span></text:p>
      <text:p text:style-name="P3"><text:s/><text:span text:style-name="T1">[ 875 <text:s/>253 <text:s text:c="3"/>1]</text:span></text:p>
      <text:p text:style-name="P3"><text:s/><text:span text:style-name="T1">[ 876 <text:s/>253 <text:s text:c="3"/>1]</text:span></text:p>
      <text:p text:style-name="P3"><text:s/><text:span text:style-name="T1">[ 876 <text:s/>209 <text:s text:c="3"/>1]</text:span></text:p>
      <text:p text:style-name="P3"><text:s/><text:span text:style-name="T1">[ 875 <text:s/>209 <text:s text:c="3"/>1]</text:span></text:p>
      <text:p text:style-name="P3"><text:s/><text:span text:style-name="T1">[ 874 <text:s/>209 <text:s text:c="3"/>1]</text:span></text:p>
      <text:p text:style-name="P3"><text:s/><text:span text:style-name="T1">[ 873 <text:s/>209 <text:s text:c="3"/>1]</text:span></text:p>
      <text:p text:style-name="P3"><text:s/><text:span text:style-name="T1">[ 872 <text:s/>209 <text:s text:c="3"/>1]</text:span></text:p>
      <text:p text:style-name="P3"><text:s/><text:span text:style-name="T1">[ 871 <text:s/>209 <text:s text:c="3"/>1]</text:span></text:p>
      <text:p text:style-name="P3"><text:s/><text:span text:style-name="T1">[ 858 <text:s/>254 <text:s text:c="3"/>1]</text:span></text:p>
      <text:p text:style-name="P3"><text:s/><text:span text:style-name="T1">[ 859 <text:s/>254 <text:s text:c="3"/>1]</text:span></text:p>
      <text:p text:style-name="P3"><text:s/><text:span text:style-name="T1">[ 860 <text:s/>254 <text:s text:c="3"/>1]</text:span></text:p>
      <text:p text:style-name="P3"><text:s/><text:span text:style-name="T1">[ 861 <text:s/>254 <text:s text:c="3"/>1]</text:span></text:p>
      <text:p text:style-name="P3"><text:s/><text:span text:style-name="T1">[ 862 <text:s/>254 <text:s text:c="3"/>1]</text:span></text:p>
      <text:p text:style-name="P3"><text:s/><text:span text:style-name="T1">[ 863 <text:s/>254 <text:s text:c="3"/>1]</text:span></text:p>
      <text:p text:style-name="P3"><text:s/><text:span text:style-name="T1">[ 864 <text:s/>254 <text:s text:c="3"/>1]</text:span></text:p>
      <text:p text:style-name="P3"><text:s/><text:span text:style-name="T1">[ 865 <text:s/>254 <text:s text:c="3"/>1]</text:span></text:p>
      <text:p text:style-name="P3"><text:s/><text:span text:style-name="T1">[ 873 <text:s/>253 <text:s text:c="3"/>1]</text:span></text:p>
      <text:p text:style-name="P3"><text:s/><text:span text:style-name="T1">[ 872 <text:s/>253 <text:s text:c="3"/>1]</text:span></text:p>
      <text:p text:style-name="P3"><text:s/><text:span text:style-name="T1">[ 871 <text:s/>253 <text:s text:c="3"/>1]</text:span></text:p>
      <text:p text:style-name="P3"><text:s/><text:span text:style-name="T1">[ 870 <text:s/>253 <text:s text:c="3"/>1]</text:span></text:p>
      <text:p text:style-name="P3"><text:s/><text:span text:style-name="T1">[ 860 <text:s/>229 <text:s text:c="3"/>1]</text:span></text:p>
      <text:p text:style-name="P3"><text:s/><text:span text:style-name="T1">[ 871 <text:s/>252 <text:s text:c="3"/>1]</text:span></text:p>
      <text:p text:style-name="P3"><text:s/><text:span text:style-name="T1">[ 872 <text:s/>252 <text:s text:c="3"/>1]</text:span></text:p>
      <text:p text:style-name="P3"><text:s/><text:span text:style-name="T1">[ 873 <text:s/>252 <text:s text:c="3"/>1]</text:span></text:p>
      <text:p text:style-name="P3"><text:s/><text:span text:style-name="T1">[ 874 <text:s/>252 <text:s text:c="3"/>1]</text:span></text:p>
      <text:p text:style-name="P3"><text:s/><text:span text:style-name="T1">[ 875 <text:s/>252 <text:s text:c="3"/>1]</text:span></text:p>
      <text:p text:style-name="P3"><text:s/><text:span text:style-name="T1">[ 876 <text:s/>252 <text:s text:c="3"/>1]</text:span></text:p>
      <text:p text:style-name="P3"><text:s/><text:span text:style-name="T1">[ 859 <text:s/>253 <text:s text:c="3"/>1]</text:span></text:p>
      <text:p text:style-name="P3"><text:s/><text:span text:style-name="T1">[ 864 <text:s/>251 <text:s text:c="3"/>1]</text:span></text:p>
      <text:p text:style-name="P3"><text:s/><text:span text:style-name="T1">[ 860 <text:s/>253 <text:s text:c="3"/>1]</text:span></text:p>
      <text:p text:style-name="P3"><text:soft-page-break/><text:s/><text:span text:style-name="T1">[ 862 <text:s/>253 <text:s text:c="3"/>1]</text:span></text:p>
      <text:p text:style-name="P3"><text:s/><text:span text:style-name="T1">[ 863 <text:s/>253 <text:s text:c="3"/>1]</text:span></text:p>
      <text:p text:style-name="P3"><text:s/><text:span text:style-name="T1">[ 864 <text:s/>253 <text:s text:c="3"/>1]</text:span></text:p>
      <text:p text:style-name="P3"><text:s/><text:span text:style-name="T1">[ 870 <text:s/>232 <text:s text:c="3"/>1]</text:span></text:p>
      <text:p text:style-name="P3"><text:s/><text:span text:style-name="T1">[ 866 <text:s/>253 <text:s text:c="3"/>1]</text:span></text:p>
      <text:p text:style-name="P3"><text:s/><text:span text:style-name="T1">[ 867 <text:s/>253 <text:s text:c="3"/>1]</text:span></text:p>
      <text:p text:style-name="P3"><text:s/><text:span text:style-name="T1">[ 868 <text:s/>253 <text:s text:c="3"/>1]</text:span></text:p>
      <text:p text:style-name="P3"><text:s/><text:span text:style-name="T1">[ 869 <text:s/>253 <text:s text:c="3"/>1]</text:span></text:p>
      <text:p text:style-name="P3"><text:s/><text:span text:style-name="T1">[ 861 <text:s/>253 <text:s text:c="3"/>1]</text:span></text:p>
      <text:p text:style-name="P3"><text:s/><text:span text:style-name="T1">[ 871 <text:s/>232 <text:s text:c="3"/>1]</text:span></text:p>
      <text:p text:style-name="P3"><text:s/><text:span text:style-name="T1">[ 873 <text:s/>246 <text:s text:c="3"/>1]</text:span></text:p>
      <text:p text:style-name="P3"><text:s/><text:span text:style-name="T1">[ 873 <text:s/>232 <text:s text:c="3"/>1]</text:span></text:p>
      <text:p text:style-name="P3"><text:s/><text:span text:style-name="T1">[ 859 <text:s/>243 <text:s text:c="3"/>1]</text:span></text:p>
      <text:p text:style-name="P3"><text:s/><text:span text:style-name="T1">[ 860 <text:s/>243 <text:s text:c="3"/>1]</text:span></text:p>
      <text:p text:style-name="P3"><text:s/><text:span text:style-name="T1">[ 861 <text:s/>243 <text:s text:c="3"/>1]</text:span></text:p>
      <text:p text:style-name="P3"><text:s/><text:span text:style-name="T1">[ 862 <text:s/>243 <text:s text:c="3"/>1]</text:span></text:p>
      <text:p text:style-name="P3"><text:s/><text:span text:style-name="T1">[ 863 <text:s/>243 <text:s text:c="3"/>1]</text:span></text:p>
      <text:p text:style-name="P3"><text:s/><text:span text:style-name="T1">[ 864 <text:s/>243 <text:s text:c="3"/>1]</text:span></text:p>
      <text:p text:style-name="P3"><text:s/><text:span text:style-name="T1">[ 865 <text:s/>243 <text:s text:c="3"/>1]</text:span></text:p>
      <text:p text:style-name="P3"><text:s/><text:span text:style-name="T1">[ 866 <text:s/>243 <text:s text:c="3"/>1]</text:span></text:p>
      <text:p text:style-name="P3"><text:s/><text:span text:style-name="T1">[ 867 <text:s/>243 <text:s text:c="3"/>1]</text:span></text:p>
      <text:p text:style-name="P3"><text:s/><text:span text:style-name="T1">[ 868 <text:s/>243 <text:s text:c="3"/>1]</text:span></text:p>
      <text:p text:style-name="P3"><text:s/><text:span text:style-name="T1">[ 869 <text:s/>243 <text:s text:c="3"/>1]</text:span></text:p>
      <text:p text:style-name="P3"><text:s/><text:span text:style-name="T1">[ 870 <text:s/>243 <text:s text:c="3"/>1]</text:span></text:p>
      <text:p text:style-name="P3"><text:s/><text:span text:style-name="T1">[ 871 <text:s/>243 <text:s text:c="3"/>1]</text:span></text:p>
      <text:p text:style-name="P3"><text:s/><text:span text:style-name="T1">[ 872 <text:s/>243 <text:s text:c="3"/>1]</text:span></text:p>
      <text:p text:style-name="P3"><text:s/><text:span text:style-name="T1">[ 873 <text:s/>243 <text:s text:c="3"/>1]</text:span></text:p>
      <text:p text:style-name="P3"><text:s/><text:span text:style-name="T1">[ 874 <text:s/>243 <text:s text:c="3"/>1]</text:span></text:p>
      <text:p text:style-name="P3"><text:s/><text:span text:style-name="T1">[ 875 <text:s/>243 <text:s text:c="3"/>1]</text:span></text:p>
      <text:p text:style-name="P3"><text:s/><text:span text:style-name="T1">[ 877 <text:s/>242 <text:s text:c="3"/>1]</text:span></text:p>
      <text:p text:style-name="P3"><text:s/><text:span text:style-name="T1">[ 876 <text:s/>242 <text:s text:c="3"/>1]</text:span></text:p>
      <text:p text:style-name="P3"><text:s/><text:span text:style-name="T1">[ 875 <text:s/>242 <text:s text:c="3"/>1]</text:span></text:p>
      <text:p text:style-name="P3"><text:s/><text:span text:style-name="T1">[ 874 <text:s/>242 <text:s text:c="3"/>1]</text:span></text:p>
      <text:p text:style-name="P3"><text:s/><text:span text:style-name="T1">[ 876 <text:s/>238 <text:s text:c="3"/>1]</text:span></text:p>
      <text:p text:style-name="P3"><text:s/><text:span text:style-name="T1">[ 875 <text:s/>238 <text:s text:c="3"/>1]</text:span></text:p>
      <text:p text:style-name="P3"><text:s/><text:span text:style-name="T1">[ 874 <text:s/>238 <text:s text:c="3"/>1]</text:span></text:p>
      <text:p text:style-name="P3"><text:s/><text:span text:style-name="T1">[ 873 <text:s/>238 <text:s text:c="3"/>1]</text:span></text:p>
      <text:p text:style-name="P3"><text:s/><text:span text:style-name="T1">[ 872 <text:s/>238 <text:s text:c="3"/>1]</text:span></text:p>
      <text:p text:style-name="P3"><text:s/><text:span text:style-name="T1">[ 871 <text:s/>238 <text:s text:c="3"/>1]</text:span></text:p>
      <text:p text:style-name="P3"><text:s/><text:span text:style-name="T1">[ 870 <text:s/>238 <text:s text:c="3"/>1]</text:span></text:p>
      <text:p text:style-name="P3"><text:s/><text:span text:style-name="T1">[ 869 <text:s/>238 <text:s text:c="3"/>1]</text:span></text:p>
      <text:p text:style-name="P3"><text:s/><text:span text:style-name="T1">[ 878 <text:s/>237 <text:s text:c="3"/>1]</text:span></text:p>
      <text:p text:style-name="P3"><text:s/><text:span text:style-name="T1">[ 868 <text:s/>238 <text:s text:c="3"/>1]</text:span></text:p>
      <text:p text:style-name="P3"><text:s/><text:span text:style-name="T1">[ 866 <text:s/>238 <text:s text:c="3"/>1]</text:span></text:p>
      <text:p text:style-name="P3"><text:s/><text:span text:style-name="T1">[ 865 <text:s/>238 <text:s text:c="3"/>1]</text:span></text:p>
      <text:p text:style-name="P3"><text:s/><text:span text:style-name="T1">[ 864 <text:s/>238 <text:s text:c="3"/>1]</text:span></text:p>
      <text:p text:style-name="P3"><text:s/><text:span text:style-name="T1">[ 863 <text:s/>238 <text:s text:c="3"/>1]</text:span></text:p>
      <text:p text:style-name="P3"><text:s/><text:span text:style-name="T1">[ 862 <text:s/>238 <text:s text:c="3"/>1]</text:span></text:p>
      <text:p text:style-name="P3"><text:s/><text:span text:style-name="T1">[ 861 <text:s/>238 <text:s text:c="3"/>1]</text:span></text:p>
      <text:p text:style-name="P3"><text:s/><text:span text:style-name="T1">[ 860 <text:s/>238 <text:s text:c="3"/>1]</text:span></text:p>
      <text:p text:style-name="P3"><text:s/><text:span text:style-name="T1">[ 859 <text:s/>238 <text:s text:c="3"/>1]</text:span></text:p>
      <text:p text:style-name="P3"><text:s/><text:span text:style-name="T1">[ 867 <text:s/>238 <text:s text:c="3"/>1]</text:span></text:p>
      <text:p text:style-name="P3"><text:s/><text:span text:style-name="T1">[ 877 <text:s/>237 <text:s text:c="3"/>1]</text:span></text:p>
      <text:p text:style-name="P3"><text:s/><text:span text:style-name="T1">[ 876 <text:s/>237 <text:s text:c="3"/>1]</text:span></text:p>
      <text:p text:style-name="P3"><text:s/><text:span text:style-name="T1">[ 875 <text:s/>237 <text:s text:c="3"/>1]</text:span></text:p>
      <text:p text:style-name="P3"><text:s/><text:span text:style-name="T1">[ 863 <text:s/>244 <text:s text:c="3"/>1]</text:span></text:p>
      <text:p text:style-name="P3"><text:s/><text:span text:style-name="T1">[ 864 <text:s/>244 <text:s text:c="3"/>1]</text:span></text:p>
      <text:p text:style-name="P3"><text:s/><text:span text:style-name="T1">[ 865 <text:s/>244 <text:s text:c="3"/>1]</text:span></text:p>
      <text:p text:style-name="P3"><text:s/><text:span text:style-name="T1">[ 866 <text:s/>244 <text:s text:c="3"/>1]</text:span></text:p>
      <text:p text:style-name="P3"><text:soft-page-break/><text:s/><text:span text:style-name="T1">[ 867 <text:s/>244 <text:s text:c="3"/>1]</text:span></text:p>
      <text:p text:style-name="P3"><text:s/><text:span text:style-name="T1">[ 868 <text:s/>244 <text:s text:c="3"/>1]</text:span></text:p>
      <text:p text:style-name="P3"><text:s/><text:span text:style-name="T1">[ 869 <text:s/>244 <text:s text:c="3"/>1]</text:span></text:p>
      <text:p text:style-name="P3"><text:s/><text:span text:style-name="T1">[ 870 <text:s/>244 <text:s text:c="3"/>1]</text:span></text:p>
      <text:p text:style-name="P3"><text:s/><text:span text:style-name="T1">[ 862 <text:s/>244 <text:s text:c="3"/>1]</text:span></text:p>
      <text:p text:style-name="P3"><text:s/><text:span text:style-name="T1">[ 871 <text:s/>244 <text:s text:c="3"/>1]</text:span></text:p>
      <text:p text:style-name="P3"><text:s/><text:span text:style-name="T1">[ 878 <text:s/>236 <text:s text:c="3"/>1]</text:span></text:p>
      <text:p text:style-name="P3"><text:s/><text:span text:style-name="T1">[ 877 <text:s/>236 <text:s text:c="3"/>1]</text:span></text:p>
      <text:p text:style-name="P3"><text:s/><text:span text:style-name="T1">[ 876 <text:s/>236 <text:s text:c="3"/>1]</text:span></text:p>
      <text:p text:style-name="P3"><text:s/><text:span text:style-name="T1">[ 875 <text:s/>236 <text:s text:c="3"/>1]</text:span></text:p>
      <text:p text:style-name="P3"><text:s/><text:span text:style-name="T1">[ 874 <text:s/>236 <text:s text:c="3"/>1]</text:span></text:p>
      <text:p text:style-name="P3"><text:s/><text:span text:style-name="T1">[ 873 <text:s/>236 <text:s text:c="3"/>1]</text:span></text:p>
      <text:p text:style-name="P3"><text:s/><text:span text:style-name="T1">[ 872 <text:s/>236 <text:s text:c="3"/>1]</text:span></text:p>
      <text:p text:style-name="P3"><text:s/><text:span text:style-name="T1">[ 871 <text:s/>236 <text:s text:c="3"/>1]</text:span></text:p>
      <text:p text:style-name="P3"><text:s/><text:span text:style-name="T1">[ 872 <text:s/>244 <text:s text:c="3"/>1]</text:span></text:p>
      <text:p text:style-name="P3"><text:s/><text:span text:style-name="T1">[ 877 <text:s/>238 <text:s text:c="3"/>1]</text:span></text:p>
      <text:p text:style-name="P3"><text:s/><text:span text:style-name="T1">[ 861 <text:s/>244 <text:s text:c="3"/>1]</text:span></text:p>
      <text:p text:style-name="P3"><text:s/><text:span text:style-name="T1">[ 859 <text:s/>244 <text:s text:c="3"/>1]</text:span></text:p>
      <text:p text:style-name="P3"><text:s/><text:span text:style-name="T1">[ 874 <text:s/>237 <text:s text:c="3"/>1]</text:span></text:p>
      <text:p text:style-name="P3"><text:s/><text:span text:style-name="T1">[ 873 <text:s/>237 <text:s text:c="3"/>1]</text:span></text:p>
      <text:p text:style-name="P3"><text:s/><text:span text:style-name="T1">[ 872 <text:s/>237 <text:s text:c="3"/>1]</text:span></text:p>
      <text:p text:style-name="P3"><text:s/><text:span text:style-name="T1">[ 871 <text:s/>237 <text:s text:c="3"/>1]</text:span></text:p>
      <text:p text:style-name="P3"><text:s/><text:span text:style-name="T1">[ 870 <text:s/>237 <text:s text:c="3"/>1]</text:span></text:p>
      <text:p text:style-name="P3"><text:s/><text:span text:style-name="T1">[ 869 <text:s/>237 <text:s text:c="3"/>1]</text:span></text:p>
      <text:p text:style-name="P3"><text:s/><text:span text:style-name="T1">[ 868 <text:s/>237 <text:s text:c="3"/>1]</text:span></text:p>
      <text:p text:style-name="P3"><text:s/><text:span text:style-name="T1">[ 867 <text:s/>237 <text:s text:c="3"/>1]</text:span></text:p>
      <text:p text:style-name="P3"><text:s/><text:span text:style-name="T1">[ 860 <text:s/>244 <text:s text:c="3"/>1]</text:span></text:p>
      <text:p text:style-name="P3"><text:s/><text:span text:style-name="T1">[ 866 <text:s/>237 <text:s text:c="3"/>1]</text:span></text:p>
      <text:p text:style-name="P3"><text:s/><text:span text:style-name="T1">[ 864 <text:s/>237 <text:s text:c="3"/>1]</text:span></text:p>
      <text:p text:style-name="P3"><text:s/><text:span text:style-name="T1">[ 863 <text:s/>237 <text:s text:c="3"/>1]</text:span></text:p>
      <text:p text:style-name="P3"><text:s/><text:span text:style-name="T1">[ 862 <text:s/>237 <text:s text:c="3"/>1]</text:span></text:p>
      <text:p text:style-name="P3"><text:s/><text:span text:style-name="T1">[ 861 <text:s/>237 <text:s text:c="3"/>1]</text:span></text:p>
      <text:p text:style-name="P3"><text:s/><text:span text:style-name="T1">[ 860 <text:s/>237 <text:s text:c="3"/>1]</text:span></text:p>
      <text:p text:style-name="P3"><text:s/><text:span text:style-name="T1">[ 859 <text:s/>237 <text:s text:c="3"/>1]</text:span></text:p>
      <text:p text:style-name="P3"><text:s/><text:span text:style-name="T1">[ 876 <text:s/>243 <text:s text:c="3"/>1]</text:span></text:p>
      <text:p text:style-name="P3"><text:s/><text:span text:style-name="T1">[ 877 <text:s/>243 <text:s text:c="3"/>1]</text:span></text:p>
      <text:p text:style-name="P3"><text:s/><text:span text:style-name="T1">[ 865 <text:s/>237 <text:s text:c="3"/>1]</text:span></text:p>
      <text:p text:style-name="P3"><text:s/><text:span text:style-name="T1">[ 870 <text:s/>236 <text:s text:c="3"/>1]</text:span></text:p>
      <text:p text:style-name="P3"><text:s/><text:span text:style-name="T1">[ 873 <text:s/>242 <text:s text:c="3"/>1]</text:span></text:p>
      <text:p text:style-name="P3"><text:s/><text:span text:style-name="T1">[ 871 <text:s/>242 <text:s text:c="3"/>1]</text:span></text:p>
      <text:p text:style-name="P3"><text:s/><text:span text:style-name="T1">[ 862 <text:s/>240 <text:s text:c="3"/>1]</text:span></text:p>
      <text:p text:style-name="P3"><text:s/><text:span text:style-name="T1">[ 861 <text:s/>240 <text:s text:c="3"/>1]</text:span></text:p>
      <text:p text:style-name="P3"><text:s/><text:span text:style-name="T1">[ 860 <text:s/>240 <text:s text:c="3"/>1]</text:span></text:p>
      <text:p text:style-name="P3"><text:s/><text:span text:style-name="T1">[ 859 <text:s/>240 <text:s text:c="3"/>1]</text:span></text:p>
      <text:p text:style-name="P3"><text:s/><text:span text:style-name="T1">[ 864 <text:s/>214 <text:s text:c="3"/>1]</text:span></text:p>
      <text:p text:style-name="P3"><text:s/><text:span text:style-name="T1">[ 865 <text:s/>214 <text:s text:c="3"/>1]</text:span></text:p>
      <text:p text:style-name="P3"><text:s/><text:span text:style-name="T1">[ 866 <text:s/>214 <text:s text:c="3"/>1]</text:span></text:p>
      <text:p text:style-name="P3"><text:s/><text:span text:style-name="T1">[ 867 <text:s/>214 <text:s text:c="3"/>1]</text:span></text:p>
      <text:p text:style-name="P3"><text:s/><text:span text:style-name="T1">[ 868 <text:s/>214 <text:s text:c="3"/>1]</text:span></text:p>
      <text:p text:style-name="P3"><text:s/><text:span text:style-name="T1">[ 869 <text:s/>214 <text:s text:c="3"/>1]</text:span></text:p>
      <text:p text:style-name="P3"><text:s/><text:span text:style-name="T1">[ 870 <text:s/>214 <text:s text:c="3"/>1]</text:span></text:p>
      <text:p text:style-name="P3"><text:s/><text:span text:style-name="T1">[ 871 <text:s/>214 <text:s text:c="3"/>1]</text:span></text:p>
      <text:p text:style-name="P3"><text:s/><text:span text:style-name="T1">[ 872 <text:s/>214 <text:s text:c="3"/>1]</text:span></text:p>
      <text:p text:style-name="P3"><text:s/><text:span text:style-name="T1">[ 873 <text:s/>214 <text:s text:c="3"/>1]</text:span></text:p>
      <text:p text:style-name="P3"><text:s/><text:span text:style-name="T1">[ 874 <text:s/>214 <text:s text:c="3"/>1]</text:span></text:p>
      <text:p text:style-name="P3"><text:s/><text:span text:style-name="T1">[ 875 <text:s/>214 <text:s text:c="3"/>1]</text:span></text:p>
      <text:p text:style-name="P3"><text:s/><text:span text:style-name="T1">[ 876 <text:s/>214 <text:s text:c="3"/>1]</text:span></text:p>
      <text:p text:style-name="P3"><text:s/><text:span text:style-name="T1">[ 863 <text:s/>240 <text:s text:c="3"/>1]</text:span></text:p>
      <text:p text:style-name="P3"><text:s/><text:span text:style-name="T1">[ 864 <text:s/>240 <text:s text:c="3"/>1]</text:span></text:p>
      <text:p text:style-name="P3"><text:soft-page-break/><text:s/><text:span text:style-name="T1">[ 865 <text:s/>240 <text:s text:c="3"/>1]</text:span></text:p>
      <text:p text:style-name="P3"><text:s/><text:span text:style-name="T1">[ 866 <text:s/>240 <text:s text:c="3"/>1]</text:span></text:p>
      <text:p text:style-name="P3"><text:s/><text:span text:style-name="T1">[ 859 <text:s/>241 <text:s text:c="3"/>1]</text:span></text:p>
      <text:p text:style-name="P3"><text:s/><text:span text:style-name="T1">[ 860 <text:s/>241 <text:s text:c="3"/>1]</text:span></text:p>
      <text:p text:style-name="P3"><text:s/><text:span text:style-name="T1">[ 861 <text:s/>241 <text:s text:c="3"/>1]</text:span></text:p>
      <text:p text:style-name="P3"><text:s/><text:span text:style-name="T1">[ 862 <text:s/>241 <text:s text:c="3"/>1]</text:span></text:p>
      <text:p text:style-name="P3"><text:s/><text:span text:style-name="T1">[ 863 <text:s/>241 <text:s text:c="3"/>1]</text:span></text:p>
      <text:p text:style-name="P3"><text:s/><text:span text:style-name="T1">[ 864 <text:s/>241 <text:s text:c="3"/>1]</text:span></text:p>
      <text:p text:style-name="P3"><text:s/><text:span text:style-name="T1">[ 865 <text:s/>241 <text:s text:c="3"/>1]</text:span></text:p>
      <text:p text:style-name="P3"><text:s/><text:span text:style-name="T1">[ 877 <text:s/>240 <text:s text:c="3"/>1]</text:span></text:p>
      <text:p text:style-name="P3"><text:s/><text:span text:style-name="T1">[ 866 <text:s/>241 <text:s text:c="3"/>1]</text:span></text:p>
      <text:p text:style-name="P3"><text:s/><text:span text:style-name="T1">[ 876 <text:s/>240 <text:s text:c="3"/>1]</text:span></text:p>
      <text:p text:style-name="P3"><text:s/><text:span text:style-name="T1">[ 874 <text:s/>240 <text:s text:c="3"/>1]</text:span></text:p>
      <text:p text:style-name="P3"><text:s/><text:span text:style-name="T1">[ 873 <text:s/>240 <text:s text:c="3"/>1]</text:span></text:p>
      <text:p text:style-name="P3"><text:s/><text:span text:style-name="T1">[ 872 <text:s/>240 <text:s text:c="3"/>1]</text:span></text:p>
      <text:p text:style-name="P3"><text:s/><text:span text:style-name="T1">[ 871 <text:s/>240 <text:s text:c="3"/>1]</text:span></text:p>
      <text:p text:style-name="P3"><text:s/><text:span text:style-name="T1">[ 870 <text:s/>240 <text:s text:c="3"/>1]</text:span></text:p>
      <text:p text:style-name="P3"><text:s/><text:span text:style-name="T1">[ 869 <text:s/>240 <text:s text:c="3"/>1]</text:span></text:p>
      <text:p text:style-name="P3"><text:s/><text:span text:style-name="T1">[ 868 <text:s/>240 <text:s text:c="3"/>1]</text:span></text:p>
      <text:p text:style-name="P3"><text:s/><text:span text:style-name="T1">[ 867 <text:s/>240 <text:s text:c="3"/>1]</text:span></text:p>
      <text:p text:style-name="P3"><text:s/><text:span text:style-name="T1">[ 875 <text:s/>240 <text:s text:c="3"/>1]</text:span></text:p>
      <text:p text:style-name="P3"><text:s/><text:span text:style-name="T1">[ 867 <text:s/>241 <text:s text:c="3"/>1]</text:span></text:p>
      <text:p text:style-name="P3"><text:s/><text:span text:style-name="T1">[ 868 <text:s/>241 <text:s text:c="3"/>1]</text:span></text:p>
      <text:p text:style-name="P3"><text:s/><text:span text:style-name="T1">[ 869 <text:s/>241 <text:s text:c="3"/>1]</text:span></text:p>
      <text:p text:style-name="P3"><text:s/><text:span text:style-name="T1">[ 864 <text:s/>239 <text:s text:c="3"/>1]</text:span></text:p>
      <text:p text:style-name="P3"><text:s/><text:span text:style-name="T1">[ 863 <text:s/>239 <text:s text:c="3"/>1]</text:span></text:p>
      <text:p text:style-name="P3"><text:s/><text:span text:style-name="T1">[ 862 <text:s/>239 <text:s text:c="3"/>1]</text:span></text:p>
      <text:p text:style-name="P3"><text:s/><text:span text:style-name="T1">[ 861 <text:s/>239 <text:s text:c="3"/>1]</text:span></text:p>
      <text:p text:style-name="P3"><text:s/><text:span text:style-name="T1">[ 860 <text:s/>239 <text:s text:c="3"/>1]</text:span></text:p>
      <text:p text:style-name="P3"><text:s/><text:span text:style-name="T1">[ 859 <text:s/>239 <text:s text:c="3"/>1]</text:span></text:p>
      <text:p text:style-name="P3"><text:s/><text:span text:style-name="T1">[ 859 <text:s/>242 <text:s text:c="3"/>1]</text:span></text:p>
      <text:p text:style-name="P3"><text:s/><text:span text:style-name="T1">[ 860 <text:s/>242 <text:s text:c="3"/>1]</text:span></text:p>
      <text:p text:style-name="P3"><text:s/><text:span text:style-name="T1">[ 865 <text:s/>239 <text:s text:c="3"/>1]</text:span></text:p>
      <text:p text:style-name="P3"><text:s/><text:span text:style-name="T1">[ 861 <text:s/>242 <text:s text:c="3"/>1]</text:span></text:p>
      <text:p text:style-name="P3"><text:s/><text:span text:style-name="T1">[ 863 <text:s/>242 <text:s text:c="3"/>1]</text:span></text:p>
      <text:p text:style-name="P3"><text:s/><text:span text:style-name="T1">[ 864 <text:s/>242 <text:s text:c="3"/>1]</text:span></text:p>
      <text:p text:style-name="P3"><text:s/><text:span text:style-name="T1">[ 865 <text:s/>242 <text:s text:c="3"/>1]</text:span></text:p>
      <text:p text:style-name="P3"><text:s/><text:span text:style-name="T1">[ 866 <text:s/>242 <text:s text:c="3"/>1]</text:span></text:p>
      <text:p text:style-name="P3"><text:s/><text:span text:style-name="T1">[ 867 <text:s/>242 <text:s text:c="3"/>1]</text:span></text:p>
      <text:p text:style-name="P3"><text:s/><text:span text:style-name="T1">[ 868 <text:s/>242 <text:s text:c="3"/>1]</text:span></text:p>
      <text:p text:style-name="P3"><text:s/><text:span text:style-name="T1">[ 869 <text:s/>242 <text:s text:c="3"/>1]</text:span></text:p>
      <text:p text:style-name="P3"><text:s/><text:span text:style-name="T1">[ 870 <text:s/>242 <text:s text:c="3"/>1]</text:span></text:p>
      <text:p text:style-name="P3"><text:s/><text:span text:style-name="T1">[ 862 <text:s/>242 <text:s text:c="3"/>1]</text:span></text:p>
      <text:p text:style-name="P3"><text:s/><text:span text:style-name="T1">[ 872 <text:s/>242 <text:s text:c="3"/>1]</text:span></text:p>
      <text:p text:style-name="P3"><text:s/><text:span text:style-name="T1">[ 866 <text:s/>239 <text:s text:c="3"/>1]</text:span></text:p>
      <text:p text:style-name="P3"><text:s/><text:span text:style-name="T1">[ 868 <text:s/>239 <text:s text:c="3"/>1]</text:span></text:p>
      <text:p text:style-name="P3"><text:s/><text:span text:style-name="T1">[ 870 <text:s/>241 <text:s text:c="3"/>1]</text:span></text:p>
      <text:p text:style-name="P3"><text:s/><text:span text:style-name="T1">[ 871 <text:s/>241 <text:s text:c="3"/>1]</text:span></text:p>
      <text:p text:style-name="P3"><text:s/><text:span text:style-name="T1">[ 872 <text:s/>241 <text:s text:c="3"/>1]</text:span></text:p>
      <text:p text:style-name="P3"><text:s/><text:span text:style-name="T1">[ 873 <text:s/>241 <text:s text:c="3"/>1]</text:span></text:p>
      <text:p text:style-name="P3"><text:s/><text:span text:style-name="T1">[ 874 <text:s/>241 <text:s text:c="3"/>1]</text:span></text:p>
      <text:p text:style-name="P3"><text:s/><text:span text:style-name="T1">[ 875 <text:s/>241 <text:s text:c="3"/>1]</text:span></text:p>
      <text:p text:style-name="P3"><text:s/><text:span text:style-name="T1">[ 876 <text:s/>241 <text:s text:c="3"/>1]</text:span></text:p>
      <text:p text:style-name="P3"><text:s/><text:span text:style-name="T1">[ 877 <text:s/>241 <text:s text:c="3"/>1]</text:span></text:p>
      <text:p text:style-name="P3"><text:s/><text:span text:style-name="T1">[ 867 <text:s/>239 <text:s text:c="3"/>1]</text:span></text:p>
      <text:p text:style-name="P3"><text:s/><text:span text:style-name="T1">[ 878 <text:s/>239 <text:s text:c="3"/>1]</text:span></text:p>
      <text:p text:style-name="P3"><text:s/><text:span text:style-name="T1">[ 876 <text:s/>239 <text:s text:c="3"/>1]</text:span></text:p>
      <text:p text:style-name="P3"><text:s/><text:span text:style-name="T1">[ 875 <text:s/>239 <text:s text:c="3"/>1]</text:span></text:p>
      <text:p text:style-name="P3"><text:s/><text:span text:style-name="T1">[ 874 <text:s/>239 <text:s text:c="3"/>1]</text:span></text:p>
      <text:p text:style-name="P3"><text:soft-page-break/><text:s/><text:span text:style-name="T1">[ 873 <text:s/>239 <text:s text:c="3"/>1]</text:span></text:p>
      <text:p text:style-name="P3"><text:s/><text:span text:style-name="T1">[ 872 <text:s/>239 <text:s text:c="3"/>1]</text:span></text:p>
      <text:p text:style-name="P3"><text:s/><text:span text:style-name="T1">[ 871 <text:s/>239 <text:s text:c="3"/>1]</text:span></text:p>
      <text:p text:style-name="P3"><text:s/><text:span text:style-name="T1">[ 870 <text:s/>239 <text:s text:c="3"/>1]</text:span></text:p>
      <text:p text:style-name="P3"><text:s/><text:span text:style-name="T1">[ 869 <text:s/>239 <text:s text:c="3"/>1]</text:span></text:p>
      <text:p text:style-name="P3"><text:s/><text:span text:style-name="T1">[ 877 <text:s/>239 <text:s text:c="3"/>1]</text:span></text:p>
      <text:p text:style-name="P3"><text:s/><text:span text:style-name="T1">[ 869 <text:s/>236 <text:s text:c="3"/>1]</text:span></text:p>
      <text:p text:style-name="P3"><text:s/><text:span text:style-name="T1">[ 868 <text:s/>236 <text:s text:c="3"/>1]</text:span></text:p>
      <text:p text:style-name="P3"><text:s/><text:span text:style-name="T1">[ 867 <text:s/>236 <text:s text:c="3"/>1]</text:span></text:p>
      <text:p text:style-name="P3"><text:s/><text:span text:style-name="T1">[ 874 <text:s/>233 <text:s text:c="3"/>1]</text:span></text:p>
      <text:p text:style-name="P3"><text:s/><text:span text:style-name="T1">[ 873 <text:s/>233 <text:s text:c="3"/>1]</text:span></text:p>
      <text:p text:style-name="P3"><text:s/><text:span text:style-name="T1">[ 872 <text:s/>233 <text:s text:c="3"/>1]</text:span></text:p>
      <text:p text:style-name="P3"><text:s/><text:span text:style-name="T1">[ 871 <text:s/>233 <text:s text:c="3"/>1]</text:span></text:p>
      <text:p text:style-name="P3"><text:s/><text:span text:style-name="T1">[ 870 <text:s/>233 <text:s text:c="3"/>1]</text:span></text:p>
      <text:p text:style-name="P3"><text:s/><text:span text:style-name="T1">[ 869 <text:s/>233 <text:s text:c="3"/>1]</text:span></text:p>
      <text:p text:style-name="P3"><text:s/><text:span text:style-name="T1">[ 868 <text:s/>233 <text:s text:c="3"/>1]</text:span></text:p>
      <text:p text:style-name="P3"><text:s/><text:span text:style-name="T1">[ 867 <text:s/>233 <text:s text:c="3"/>1]</text:span></text:p>
      <text:p text:style-name="P3"><text:s/><text:span text:style-name="T1">[ 866 <text:s/>233 <text:s text:c="3"/>1]</text:span></text:p>
      <text:p text:style-name="P3"><text:s/><text:span text:style-name="T1">[ 865 <text:s/>233 <text:s text:c="3"/>1]</text:span></text:p>
      <text:p text:style-name="P3"><text:s/><text:span text:style-name="T1">[ 864 <text:s/>233 <text:s text:c="3"/>1]</text:span></text:p>
      <text:p text:style-name="P3"><text:s/><text:span text:style-name="T1">[ 863 <text:s/>233 <text:s text:c="3"/>1]</text:span></text:p>
      <text:p text:style-name="P3"><text:s/><text:span text:style-name="T1">[ 862 <text:s/>233 <text:s text:c="3"/>1]</text:span></text:p>
      <text:p text:style-name="P3"><text:s/><text:span text:style-name="T1">[ 861 <text:s/>233 <text:s text:c="3"/>1]</text:span></text:p>
      <text:p text:style-name="P3"><text:s/><text:span text:style-name="T1">[ 860 <text:s/>233 <text:s text:c="3"/>1]</text:span></text:p>
      <text:p text:style-name="P3"><text:s/><text:span text:style-name="T1">[ 873 <text:s/>212 <text:s text:c="3"/>1]</text:span></text:p>
      <text:p text:style-name="P3"><text:s/><text:span text:style-name="T1">[ 872 <text:s/>212 <text:s text:c="3"/>1]</text:span></text:p>
      <text:p text:style-name="P3"><text:s/><text:span text:style-name="T1">[ 875 <text:s/>233 <text:s text:c="3"/>1]</text:span></text:p>
      <text:p text:style-name="P3"><text:s/><text:span text:style-name="T1">[ 876 <text:s/>233 <text:s text:c="3"/>1]</text:span></text:p>
      <text:p text:style-name="P3"><text:s/><text:span text:style-name="T1">[ 877 <text:s/>233 <text:s text:c="3"/>1]</text:span></text:p>
      <text:p text:style-name="P3"><text:s/><text:span text:style-name="T1">[ 878 <text:s/>233 <text:s text:c="3"/>1]</text:span></text:p>
      <text:p text:style-name="P3"><text:s/><text:span text:style-name="T1">[ 861 <text:s/>246 <text:s text:c="3"/>1]</text:span></text:p>
      <text:p text:style-name="P3"><text:s/><text:span text:style-name="T1">[ 862 <text:s/>246 <text:s text:c="3"/>1]</text:span></text:p>
      <text:p text:style-name="P3"><text:s/><text:span text:style-name="T1">[ 863 <text:s/>246 <text:s text:c="3"/>1]</text:span></text:p>
      <text:p text:style-name="P3"><text:s/><text:span text:style-name="T1">[ 864 <text:s/>246 <text:s text:c="3"/>1]</text:span></text:p>
      <text:p text:style-name="P3"><text:s/><text:span text:style-name="T1">[ 865 <text:s/>246 <text:s text:c="3"/>1]</text:span></text:p>
      <text:p text:style-name="P3"><text:s/><text:span text:style-name="T1">[ 866 <text:s/>246 <text:s text:c="3"/>1]</text:span></text:p>
      <text:p text:style-name="P3"><text:s/><text:span text:style-name="T1">[ 867 <text:s/>246 <text:s text:c="3"/>1]</text:span></text:p>
      <text:p text:style-name="P3"><text:s/><text:span text:style-name="T1">[ 868 <text:s/>246 <text:s text:c="3"/>1]</text:span></text:p>
      <text:p text:style-name="P3"><text:s/><text:span text:style-name="T1">[ 871 <text:s/>212 <text:s text:c="3"/>1]</text:span></text:p>
      <text:p text:style-name="P3"><text:s/><text:span text:style-name="T1">[ 869 <text:s/>246 <text:s text:c="3"/>1]</text:span></text:p>
      <text:p text:style-name="P3"><text:s/><text:span text:style-name="T1">[ 871 <text:s/>246 <text:s text:c="3"/>1]</text:span></text:p>
      <text:p text:style-name="P3"><text:s/><text:span text:style-name="T1">[ 872 <text:s/>246 <text:s text:c="3"/>1]</text:span></text:p>
      <text:p text:style-name="P3"><text:s/><text:span text:style-name="T1">[ 867 <text:s/>227 <text:s text:c="3"/>1]</text:span></text:p>
      <text:p text:style-name="P3"><text:s/><text:span text:style-name="T1">[ 874 <text:s/>246 <text:s text:c="3"/>1]</text:span></text:p>
      <text:p text:style-name="P3"><text:s/><text:span text:style-name="T1">[ 875 <text:s/>246 <text:s text:c="3"/>1]</text:span></text:p>
      <text:p text:style-name="P3"><text:s/><text:span text:style-name="T1">[ 876 <text:s/>246 <text:s text:c="3"/>1]</text:span></text:p>
      <text:p text:style-name="P3"><text:s/><text:span text:style-name="T1">[ 877 <text:s/>246 <text:s text:c="3"/>1]</text:span></text:p>
      <text:p text:style-name="P3"><text:s/><text:span text:style-name="T1">[ 874 <text:s/>212 <text:s text:c="3"/>1]</text:span></text:p>
      <text:p text:style-name="P3"><text:s/><text:span text:style-name="T1">[ 870 <text:s/>246 <text:s text:c="3"/>1]</text:span></text:p>
      <text:p text:style-name="P3"><text:s/><text:span text:style-name="T1">[ 870 <text:s/>212 <text:s text:c="3"/>1]</text:span></text:p>
      <text:p text:style-name="P3"><text:s/><text:span text:style-name="T1">[ 869 <text:s/>212 <text:s text:c="3"/>1]</text:span></text:p>
      <text:p text:style-name="P3"><text:s/><text:span text:style-name="T1">[ 868 <text:s/>212 <text:s text:c="3"/>1]</text:span></text:p>
      <text:p text:style-name="P3"><text:s/><text:span text:style-name="T1">[ 870 <text:s/>247 <text:s text:c="3"/>1]</text:span></text:p>
      <text:p text:style-name="P3"><text:s/><text:span text:style-name="T1">[ 871 <text:s/>247 <text:s text:c="3"/>1]</text:span></text:p>
      <text:p text:style-name="P3"><text:s/><text:span text:style-name="T1">[ 872 <text:s/>247 <text:s text:c="3"/>1]</text:span></text:p>
      <text:p text:style-name="P3"><text:s/><text:span text:style-name="T1">[ 873 <text:s/>247 <text:s text:c="3"/>1]</text:span></text:p>
      <text:p text:style-name="P3"><text:s/><text:span text:style-name="T1">[ 874 <text:s/>247 <text:s text:c="3"/>1]</text:span></text:p>
      <text:p text:style-name="P3"><text:s/><text:span text:style-name="T1">[ 875 <text:s/>247 <text:s text:c="3"/>1]</text:span></text:p>
      <text:p text:style-name="P3"><text:s/><text:span text:style-name="T1">[ 876 <text:s/>247 <text:s text:c="3"/>1]</text:span></text:p>
      <text:p text:style-name="P3"><text:soft-page-break/><text:s/><text:span text:style-name="T1">[ 877 <text:s/>247 <text:s text:c="3"/>1]</text:span></text:p>
      <text:p text:style-name="P3"><text:s/><text:span text:style-name="T1">[ 869 <text:s/>247 <text:s text:c="3"/>1]</text:span></text:p>
      <text:p text:style-name="P3"><text:s/><text:span text:style-name="T1">[ 869 <text:s/>211 <text:s text:c="3"/>1]</text:span></text:p>
      <text:p text:style-name="P3"><text:s/><text:span text:style-name="T1">[ 867 <text:s/>211 <text:s text:c="3"/>1]</text:span></text:p>
      <text:p text:style-name="P3"><text:s/><text:span text:style-name="T1">[ 866 <text:s/>211 <text:s text:c="3"/>1]</text:span></text:p>
      <text:p text:style-name="P3"><text:s/><text:span text:style-name="T1">[ 865 <text:s/>211 <text:s text:c="3"/>1]</text:span></text:p>
      <text:p text:style-name="P3"><text:s/><text:span text:style-name="T1">[ 878 <text:s/>232 <text:s text:c="3"/>1]</text:span></text:p>
      <text:p text:style-name="P3"><text:s/><text:span text:style-name="T1">[ 877 <text:s/>232 <text:s text:c="3"/>1]</text:span></text:p>
      <text:p text:style-name="P3"><text:s/><text:span text:style-name="T1">[ 876 <text:s/>232 <text:s text:c="3"/>1]</text:span></text:p>
      <text:p text:style-name="P3"><text:s/><text:span text:style-name="T1">[ 875 <text:s/>232 <text:s text:c="3"/>1]</text:span></text:p>
      <text:p text:style-name="P3"><text:s/><text:span text:style-name="T1">[ 874 <text:s/>232 <text:s text:c="3"/>1]</text:span></text:p>
      <text:p text:style-name="P3"><text:s/><text:span text:style-name="T1">[ 868 <text:s/>211 <text:s text:c="3"/>1]</text:span></text:p>
      <text:p text:style-name="P3"><text:s/><text:span text:style-name="T1">[ 860 <text:s/>246 <text:s text:c="3"/>1]</text:span></text:p>
      <text:p text:style-name="P3"><text:s/><text:span text:style-name="T1">[ 868 <text:s/>247 <text:s text:c="3"/>1]</text:span></text:p>
      <text:p text:style-name="P3"><text:s/><text:span text:style-name="T1">[ 866 <text:s/>247 <text:s text:c="3"/>1]</text:span></text:p>
      <text:p text:style-name="P3"><text:s/><text:span text:style-name="T1">[ 867 <text:s/>212 <text:s text:c="3"/>1]</text:span></text:p>
      <text:p text:style-name="P3"><text:s/><text:span text:style-name="T1">[ 866 <text:s/>212 <text:s text:c="3"/>1]</text:span></text:p>
      <text:p text:style-name="P3"><text:s/><text:span text:style-name="T1">[ 865 <text:s/>212 <text:s text:c="3"/>1]</text:span></text:p>
      <text:p text:style-name="P3"><text:s/><text:span text:style-name="T1">[ 864 <text:s/>212 <text:s text:c="3"/>1]</text:span></text:p>
      <text:p text:style-name="P3"><text:s/><text:span text:style-name="T1">[ 876 <text:s/>211 <text:s text:c="3"/>1]</text:span></text:p>
      <text:p text:style-name="P3"><text:s/><text:span text:style-name="T1">[ 875 <text:s/>211 <text:s text:c="3"/>1]</text:span></text:p>
      <text:p text:style-name="P3"><text:s/><text:span text:style-name="T1">[ 874 <text:s/>211 <text:s text:c="3"/>1]</text:span></text:p>
      <text:p text:style-name="P3"><text:s/><text:span text:style-name="T1">[ 873 <text:s/>211 <text:s text:c="3"/>1]</text:span></text:p>
      <text:p text:style-name="P3"><text:s/><text:span text:style-name="T1">[ 867 <text:s/>247 <text:s text:c="3"/>1]</text:span></text:p>
      <text:p text:style-name="P3"><text:s/><text:span text:style-name="T1">[ 872 <text:s/>211 <text:s text:c="3"/>1]</text:span></text:p>
      <text:p text:style-name="P3"><text:s/><text:span text:style-name="T1">[ 870 <text:s/>211 <text:s text:c="3"/>1]</text:span></text:p>
      <text:p text:style-name="P3"><text:s/><text:span text:style-name="T1">[ 859 <text:s/>247 <text:s text:c="3"/>1]</text:span></text:p>
      <text:p text:style-name="P3"><text:s/><text:span text:style-name="T1">[ 860 <text:s/>247 <text:s text:c="3"/>1]</text:span></text:p>
      <text:p text:style-name="P3"><text:s/><text:span text:style-name="T1">[ 861 <text:s/>247 <text:s text:c="3"/>1]</text:span></text:p>
      <text:p text:style-name="P3"><text:s/><text:span text:style-name="T1">[ 862 <text:s/>247 <text:s text:c="3"/>1]</text:span></text:p>
      <text:p text:style-name="P3"><text:s/><text:span text:style-name="T1">[ 863 <text:s/>247 <text:s text:c="3"/>1]</text:span></text:p>
      <text:p text:style-name="P3"><text:s/><text:span text:style-name="T1">[ 864 <text:s/>247 <text:s text:c="3"/>1]</text:span></text:p>
      <text:p text:style-name="P3"><text:s/><text:span text:style-name="T1">[ 865 <text:s/>247 <text:s text:c="3"/>1]</text:span></text:p>
      <text:p text:style-name="P3"><text:s/><text:span text:style-name="T1">[ 871 <text:s/>211 <text:s text:c="3"/>1]</text:span></text:p>
      <text:p text:style-name="P3"><text:s/><text:span text:style-name="T1">[ 859 <text:s/>246 <text:s text:c="3"/>1]</text:span></text:p>
      <text:p text:style-name="P3"><text:s/><text:span text:style-name="T1">[ 875 <text:s/>212 <text:s text:c="3"/>1]</text:span></text:p>
      <text:p text:style-name="P3"><text:s/><text:span text:style-name="T1">[ 876 <text:s/>212 <text:s text:c="3"/>1]</text:span></text:p>
      <text:p text:style-name="P3"><text:s/><text:span text:style-name="T1">[ 868 <text:s/>245 <text:s text:c="3"/>1]</text:span></text:p>
      <text:p text:style-name="P3"><text:s/><text:span text:style-name="T1">[ 878 <text:s/>235 <text:s text:c="3"/>1]</text:span></text:p>
      <text:p text:style-name="P3"><text:s/><text:span text:style-name="T1">[ 877 <text:s/>235 <text:s text:c="3"/>1]</text:span></text:p>
      <text:p text:style-name="P3"><text:s/><text:span text:style-name="T1">[ 876 <text:s/>235 <text:s text:c="3"/>1]</text:span></text:p>
      <text:p text:style-name="P3"><text:s/><text:span text:style-name="T1">[ 875 <text:s/>235 <text:s text:c="3"/>1]</text:span></text:p>
      <text:p text:style-name="P3"><text:s/><text:span text:style-name="T1">[ 874 <text:s/>235 <text:s text:c="3"/>1]</text:span></text:p>
      <text:p text:style-name="P3"><text:s/><text:span text:style-name="T1">[ 873 <text:s/>235 <text:s text:c="3"/>1]</text:span></text:p>
      <text:p text:style-name="P3"><text:s/><text:span text:style-name="T1">[ 872 <text:s/>235 <text:s text:c="3"/>1]</text:span></text:p>
      <text:p text:style-name="P3"><text:s/><text:span text:style-name="T1">[ 867 <text:s/>245 <text:s text:c="3"/>1]</text:span></text:p>
      <text:p text:style-name="P3"><text:s/><text:span text:style-name="T1">[ 871 <text:s/>235 <text:s text:c="3"/>1]</text:span></text:p>
      <text:p text:style-name="P3"><text:s/><text:span text:style-name="T1">[ 869 <text:s/>235 <text:s text:c="3"/>1]</text:span></text:p>
      <text:p text:style-name="P3"><text:s/><text:span text:style-name="T1">[ 868 <text:s/>235 <text:s text:c="3"/>1]</text:span></text:p>
      <text:p text:style-name="P3"><text:s/><text:span text:style-name="T1">[ 867 <text:s/>235 <text:s text:c="3"/>1]</text:span></text:p>
      <text:p text:style-name="P3"><text:s/><text:span text:style-name="T1">[ 866 <text:s/>235 <text:s text:c="3"/>1]</text:span></text:p>
      <text:p text:style-name="P3"><text:s/><text:span text:style-name="T1">[ 865 <text:s/>235 <text:s text:c="3"/>1]</text:span></text:p>
      <text:p text:style-name="P3"><text:s/><text:span text:style-name="T1">[ 864 <text:s/>235 <text:s text:c="3"/>1]</text:span></text:p>
      <text:p text:style-name="P3"><text:s/><text:span text:style-name="T1">[ 863 <text:s/>235 <text:s text:c="3"/>1]</text:span></text:p>
      <text:p text:style-name="P3"><text:s/><text:span text:style-name="T1">[ 862 <text:s/>235 <text:s text:c="3"/>1]</text:span></text:p>
      <text:p text:style-name="P3"><text:s/><text:span text:style-name="T1">[ 870 <text:s/>235 <text:s text:c="3"/>1]</text:span></text:p>
      <text:p text:style-name="P3"><text:s/><text:span text:style-name="T1">[ 861 <text:s/>235 <text:s text:c="3"/>1]</text:span></text:p>
      <text:p text:style-name="P3"><text:s/><text:span text:style-name="T1">[ 866 <text:s/>245 <text:s text:c="3"/>1]</text:span></text:p>
      <text:p text:style-name="P3"><text:s/><text:span text:style-name="T1">[ 864 <text:s/>245 <text:s text:c="3"/>1]</text:span></text:p>
      <text:p text:style-name="P3"><text:soft-page-break/><text:s/><text:span text:style-name="T1">[ 866 <text:s/>236 <text:s text:c="3"/>1]</text:span></text:p>
      <text:p text:style-name="P3"><text:s/><text:span text:style-name="T1">[ 865 <text:s/>236 <text:s text:c="3"/>1]</text:span></text:p>
      <text:p text:style-name="P3"><text:s/><text:span text:style-name="T1">[ 864 <text:s/>236 <text:s text:c="3"/>1]</text:span></text:p>
      <text:p text:style-name="P3"><text:s/><text:span text:style-name="T1">[ 863 <text:s/>236 <text:s text:c="3"/>1]</text:span></text:p>
      <text:p text:style-name="P3"><text:s/><text:span text:style-name="T1">[ 862 <text:s/>236 <text:s text:c="3"/>1]</text:span></text:p>
      <text:p text:style-name="P3"><text:s/><text:span text:style-name="T1">[ 861 <text:s/>236 <text:s text:c="3"/>1]</text:span></text:p>
      <text:p text:style-name="P3"><text:s/><text:span text:style-name="T1">[ 860 <text:s/>236 <text:s text:c="3"/>1]</text:span></text:p>
      <text:p text:style-name="P3"><text:s/><text:span text:style-name="T1">[ 859 <text:s/>236 <text:s text:c="3"/>1]</text:span></text:p>
      <text:p text:style-name="P3"><text:s/><text:span text:style-name="T1">[ 865 <text:s/>245 <text:s text:c="3"/>1]</text:span></text:p>
      <text:p text:style-name="P3"><text:s/><text:span text:style-name="T1">[ 873 <text:s/>244 <text:s text:c="3"/>1]</text:span></text:p>
      <text:p text:style-name="P3"><text:s/><text:span text:style-name="T1">[ 875 <text:s/>244 <text:s text:c="3"/>1]</text:span></text:p>
      <text:p text:style-name="P3"><text:s/><text:span text:style-name="T1">[ 876 <text:s/>244 <text:s text:c="3"/>1]</text:span></text:p>
      <text:p text:style-name="P3"><text:s/><text:span text:style-name="T1">[ 877 <text:s/>244 <text:s text:c="3"/>1]</text:span></text:p>
      <text:p text:style-name="P3"><text:s/><text:span text:style-name="T1">[ 859 <text:s/>245 <text:s text:c="3"/>1]</text:span></text:p>
      <text:p text:style-name="P3"><text:s/><text:span text:style-name="T1">[ 860 <text:s/>245 <text:s text:c="3"/>1]</text:span></text:p>
      <text:p text:style-name="P3"><text:s/><text:span text:style-name="T1">[ 861 <text:s/>245 <text:s text:c="3"/>1]</text:span></text:p>
      <text:p text:style-name="P3"><text:s/><text:span text:style-name="T1">[ 862 <text:s/>245 <text:s text:c="3"/>1]</text:span></text:p>
      <text:p text:style-name="P3"><text:s/><text:span text:style-name="T1">[ 863 <text:s/>245 <text:s text:c="3"/>1]</text:span></text:p>
      <text:p text:style-name="P3"><text:s/><text:span text:style-name="T1">[ 874 <text:s/>244 <text:s text:c="3"/>1]</text:span></text:p>
      <text:p text:style-name="P3"><text:s/><text:span text:style-name="T1">[ 872 <text:s/>232 <text:s text:c="3"/>1]</text:span></text:p>
      <text:p text:style-name="P3"><text:s/><text:span text:style-name="T1">[ 860 <text:s/>235 <text:s text:c="3"/>1]</text:span></text:p>
      <text:p text:style-name="P3"><text:s/><text:span text:style-name="T1">[ 869 <text:s/>245 <text:s text:c="3"/>1]</text:span></text:p>
      <text:p text:style-name="P3"><text:s/><text:span text:style-name="T1">[ 872 <text:s/>234 <text:s text:c="3"/>1]</text:span></text:p>
      <text:p text:style-name="P3"><text:s/><text:span text:style-name="T1">[ 871 <text:s/>234 <text:s text:c="3"/>1]</text:span></text:p>
      <text:p text:style-name="P3"><text:s/><text:span text:style-name="T1">[ 870 <text:s/>234 <text:s text:c="3"/>1]</text:span></text:p>
      <text:p text:style-name="P3"><text:s/><text:span text:style-name="T1">[ 869 <text:s/>234 <text:s text:c="3"/>1]</text:span></text:p>
      <text:p text:style-name="P3"><text:s/><text:span text:style-name="T1">[ 868 <text:s/>234 <text:s text:c="3"/>1]</text:span></text:p>
      <text:p text:style-name="P3"><text:s/><text:span text:style-name="T1">[ 867 <text:s/>234 <text:s text:c="3"/>1]</text:span></text:p>
      <text:p text:style-name="P3"><text:s/><text:span text:style-name="T1">[ 866 <text:s/>234 <text:s text:c="3"/>1]</text:span></text:p>
      <text:p text:style-name="P3"><text:s/><text:span text:style-name="T1">[ 865 <text:s/>234 <text:s text:c="3"/>1]</text:span></text:p>
      <text:p text:style-name="P3"><text:s/><text:span text:style-name="T1">[ 873 <text:s/>234 <text:s text:c="3"/>1]</text:span></text:p>
      <text:p text:style-name="P3"><text:s/><text:span text:style-name="T1">[ 864 <text:s/>234 <text:s text:c="3"/>1]</text:span></text:p>
      <text:p text:style-name="P3"><text:s/><text:span text:style-name="T1">[ 862 <text:s/>234 <text:s text:c="3"/>1]</text:span></text:p>
      <text:p text:style-name="P3"><text:s/><text:span text:style-name="T1">[ 861 <text:s/>234 <text:s text:c="3"/>1]</text:span></text:p>
      <text:p text:style-name="P3"><text:s/><text:span text:style-name="T1">[ 860 <text:s/>234 <text:s text:c="3"/>1]</text:span></text:p>
      <text:p text:style-name="P3"><text:s/><text:span text:style-name="T1">[ 868 <text:s/>213 <text:s text:c="3"/>1]</text:span></text:p>
      <text:p text:style-name="P3"><text:s/><text:span text:style-name="T1">[ 867 <text:s/>213 <text:s text:c="3"/>1]</text:span></text:p>
      <text:p text:style-name="P3"><text:s/><text:span text:style-name="T1">[ 866 <text:s/>213 <text:s text:c="3"/>1]</text:span></text:p>
      <text:p text:style-name="P3"><text:s/><text:span text:style-name="T1">[ 865 <text:s/>213 <text:s text:c="3"/>1]</text:span></text:p>
      <text:p text:style-name="P3"><text:s/><text:span text:style-name="T1">[ 864 <text:s/>213 <text:s text:c="3"/>1]</text:span></text:p>
      <text:p text:style-name="P3"><text:s/><text:span text:style-name="T1">[ 863 <text:s/>234 <text:s text:c="3"/>1]</text:span></text:p>
      <text:p text:style-name="P3"><text:s/><text:span text:style-name="T1">[ 859 <text:s/>235 <text:s text:c="3"/>1]</text:span></text:p>
      <text:p text:style-name="P3"><text:s/><text:span text:style-name="T1">[ 874 <text:s/>234 <text:s text:c="3"/>1]</text:span></text:p>
      <text:p text:style-name="P3"><text:s/><text:span text:style-name="T1">[ 876 <text:s/>234 <text:s text:c="3"/>1]</text:span></text:p>
      <text:p text:style-name="P3"><text:s/><text:span text:style-name="T1">[ 870 <text:s/>245 <text:s text:c="3"/>1]</text:span></text:p>
      <text:p text:style-name="P3"><text:s/><text:span text:style-name="T1">[ 871 <text:s/>245 <text:s text:c="3"/>1]</text:span></text:p>
      <text:p text:style-name="P3"><text:s/><text:span text:style-name="T1">[ 872 <text:s/>245 <text:s text:c="3"/>1]</text:span></text:p>
      <text:p text:style-name="P3"><text:s/><text:span text:style-name="T1">[ 873 <text:s/>245 <text:s text:c="3"/>1]</text:span></text:p>
      <text:p text:style-name="P3"><text:s/><text:span text:style-name="T1">[ 874 <text:s/>245 <text:s text:c="3"/>1]</text:span></text:p>
      <text:p text:style-name="P3"><text:s/><text:span text:style-name="T1">[ 875 <text:s/>245 <text:s text:c="3"/>1]</text:span></text:p>
      <text:p text:style-name="P3"><text:s/><text:span text:style-name="T1">[ 876 <text:s/>245 <text:s text:c="3"/>1]</text:span></text:p>
      <text:p text:style-name="P3"><text:s/><text:span text:style-name="T1">[ 877 <text:s/>245 <text:s text:c="3"/>1]</text:span></text:p>
      <text:p text:style-name="P3"><text:s/><text:span text:style-name="T1">[ 875 <text:s/>234 <text:s text:c="3"/>1]</text:span></text:p>
      <text:p text:style-name="P3"><text:s/><text:span text:style-name="T1">[ 876 <text:s/>213 <text:s text:c="3"/>1]</text:span></text:p>
      <text:p text:style-name="P3"><text:s/><text:span text:style-name="T1">[ 874 <text:s/>213 <text:s text:c="3"/>1]</text:span></text:p>
      <text:p text:style-name="P3"><text:s/><text:span text:style-name="T1">[ 873 <text:s/>213 <text:s text:c="3"/>1]</text:span></text:p>
      <text:p text:style-name="P3"><text:s/><text:span text:style-name="T1">[ 872 <text:s/>213 <text:s text:c="3"/>1]</text:span></text:p>
      <text:p text:style-name="P3"><text:s/><text:span text:style-name="T1">[ 871 <text:s/>213 <text:s text:c="3"/>1]</text:span></text:p>
      <text:p text:style-name="P3"><text:s/><text:span text:style-name="T1">[ 870 <text:s/>213 <text:s text:c="3"/>1]</text:span></text:p>
      <text:p text:style-name="P3"><text:soft-page-break/><text:s/><text:span text:style-name="T1">[ 869 <text:s/>213 <text:s text:c="3"/>1]</text:span></text:p>
      <text:p text:style-name="P3"><text:s/><text:span text:style-name="T1">[ 878 <text:s/>234 <text:s text:c="3"/>1]</text:span></text:p>
      <text:p text:style-name="P3"><text:s/><text:span text:style-name="T1">[ 877 <text:s/>234 <text:s text:c="3"/>1]</text:span></text:p>
      <text:p text:style-name="P3"><text:s/><text:span text:style-name="T1">[ 875 <text:s/>213 <text:s text:c="3"/>1]</text:span></text:p>
      <text:p text:style-name="P3"><text:s/><text:span text:style-name="T1">[ 865 <text:s/>227 <text:s text:c="3"/>1]</text:span></text:p>
      <text:p text:style-name="P3"><text:s/><text:span text:style-name="T1">[ 866 <text:s/>227 <text:s text:c="3"/>1]</text:span></text:p>
      <text:p text:style-name="P3"><text:s/><text:span text:style-name="T1">[ 863 <text:s/>227 <text:s text:c="3"/>1]</text:span></text:p>
      <text:p text:style-name="P3"><text:s/><text:span text:style-name="T1">[ 863 <text:s/>271 <text:s text:c="3"/>1]</text:span></text:p>
      <text:p text:style-name="P3"><text:s/><text:span text:style-name="T1">[ 864 <text:s/>271 <text:s text:c="3"/>1]</text:span></text:p>
      <text:p text:style-name="P3"><text:s/><text:span text:style-name="T1">[ 865 <text:s/>271 <text:s text:c="3"/>1]</text:span></text:p>
      <text:p text:style-name="P3"><text:s/><text:span text:style-name="T1">[ 866 <text:s/>271 <text:s text:c="3"/>1]</text:span></text:p>
      <text:p text:style-name="P3"><text:s/><text:span text:style-name="T1">[ 867 <text:s/>271 <text:s text:c="3"/>1]</text:span></text:p>
      <text:p text:style-name="P3"><text:s/><text:span text:style-name="T1">[ 868 <text:s/>271 <text:s text:c="3"/>1]</text:span></text:p>
      <text:p text:style-name="P3"><text:s/><text:span text:style-name="T1">[ 869 <text:s/>271 <text:s text:c="3"/>1]</text:span></text:p>
      <text:p text:style-name="P3"><text:s/><text:span text:style-name="T1">[ 870 <text:s/>271 <text:s text:c="3"/>1]</text:span></text:p>
      <text:p text:style-name="P3"><text:s/><text:span text:style-name="T1">[ 877 <text:s/>221 <text:s text:c="3"/>1]</text:span></text:p>
      <text:p text:style-name="P3"><text:s/><text:span text:style-name="T1">[ 876 <text:s/>221 <text:s text:c="3"/>1]</text:span></text:p>
      <text:p text:style-name="P3"><text:s/><text:span text:style-name="T1">[ 875 <text:s/>221 <text:s text:c="3"/>1]</text:span></text:p>
      <text:p text:style-name="P3"><text:s/><text:span text:style-name="T1">[ 874 <text:s/>221 <text:s text:c="3"/>1]</text:span></text:p>
      <text:p text:style-name="P3"><text:s/><text:span text:style-name="T1">[ 873 <text:s/>221 <text:s text:c="3"/>1]</text:span></text:p>
      <text:p text:style-name="P3"><text:s/><text:span text:style-name="T1">[ 872 <text:s/>221 <text:s text:c="3"/>1]</text:span></text:p>
      <text:p text:style-name="P3"><text:s/><text:span text:style-name="T1">[ 871 <text:s/>221 <text:s text:c="3"/>1]</text:span></text:p>
      <text:p text:style-name="P3"><text:s/><text:span text:style-name="T1">[ 870 <text:s/>221 <text:s text:c="3"/>1]</text:span></text:p>
      <text:p text:style-name="P3"><text:s/><text:span text:style-name="T1">[ 869 <text:s/>221 <text:s text:c="3"/>1]</text:span></text:p>
      <text:p text:style-name="P3"><text:s/><text:span text:style-name="T1">[ 862 <text:s/>271 <text:s text:c="3"/>1]</text:span></text:p>
      <text:p text:style-name="P3"><text:s/><text:span text:style-name="T1">[ 868 <text:s/>221 <text:s text:c="3"/>1]</text:span></text:p>
      <text:p text:style-name="P3"><text:s/><text:span text:style-name="T1">[ 861 <text:s/>271 <text:s text:c="3"/>1]</text:span></text:p>
      <text:p text:style-name="P3"><text:s/><text:span text:style-name="T1">[ 859 <text:s/>271 <text:s text:c="3"/>1]</text:span></text:p>
      <text:p text:style-name="P3"><text:s/><text:span text:style-name="T1">[ 868 <text:s/>270 <text:s text:c="3"/>1]</text:span></text:p>
      <text:p text:style-name="P3"><text:s/><text:span text:style-name="T1">[ 869 <text:s/>270 <text:s text:c="3"/>1]</text:span></text:p>
      <text:p text:style-name="P3"><text:s/><text:span text:style-name="T1">[ 870 <text:s/>270 <text:s text:c="3"/>1]</text:span></text:p>
      <text:p text:style-name="P3"><text:s/><text:span text:style-name="T1">[ 871 <text:s/>270 <text:s text:c="3"/>1]</text:span></text:p>
      <text:p text:style-name="P3"><text:s/><text:span text:style-name="T1">[ 872 <text:s/>270 <text:s text:c="3"/>1]</text:span></text:p>
      <text:p text:style-name="P3"><text:s/><text:span text:style-name="T1">[ 873 <text:s/>270 <text:s text:c="3"/>1]</text:span></text:p>
      <text:p text:style-name="P3"><text:s/><text:span text:style-name="T1">[ 874 <text:s/>270 <text:s text:c="3"/>1]</text:span></text:p>
      <text:p text:style-name="P3"><text:s/><text:span text:style-name="T1">[ 875 <text:s/>270 <text:s text:c="3"/>1]</text:span></text:p>
      <text:p text:style-name="P3"><text:s/><text:span text:style-name="T1">[ 877 <text:s/>270 <text:s text:c="3"/>1]</text:span></text:p>
      <text:p text:style-name="P3"><text:s/><text:span text:style-name="T1">[ 878 <text:s/>270 <text:s text:c="3"/>1]</text:span></text:p>
      <text:p text:style-name="P3"><text:s/><text:span text:style-name="T1">[ 852 <text:s/>271 <text:s text:c="3"/>1]</text:span></text:p>
      <text:p text:style-name="P3"><text:s/><text:span text:style-name="T1">[ 853 <text:s/>271 <text:s text:c="3"/>1]</text:span></text:p>
      <text:p text:style-name="P3"><text:s/><text:span text:style-name="T1">[ 854 <text:s/>271 <text:s text:c="3"/>1]</text:span></text:p>
      <text:p text:style-name="P3"><text:s/><text:span text:style-name="T1">[ 855 <text:s/>271 <text:s text:c="3"/>1]</text:span></text:p>
      <text:p text:style-name="P3"><text:s/><text:span text:style-name="T1">[ 856 <text:s/>271 <text:s text:c="3"/>1]</text:span></text:p>
      <text:p text:style-name="P3"><text:s/><text:span text:style-name="T1">[ 857 <text:s/>271 <text:s text:c="3"/>1]</text:span></text:p>
      <text:p text:style-name="P3"><text:s/><text:span text:style-name="T1">[ 858 <text:s/>271 <text:s text:c="3"/>1]</text:span></text:p>
      <text:p text:style-name="P3"><text:s/><text:span text:style-name="T1">[ 860 <text:s/>271 <text:s text:c="3"/>1]</text:span></text:p>
      <text:p text:style-name="P3"><text:s/><text:span text:style-name="T1">[ 867 <text:s/>270 <text:s text:c="3"/>1]</text:span></text:p>
      <text:p text:style-name="P3"><text:s/><text:span text:style-name="T1">[ 867 <text:s/>221 <text:s text:c="3"/>1]</text:span></text:p>
      <text:p text:style-name="P3"><text:s/><text:span text:style-name="T1">[ 865 <text:s/>221 <text:s text:c="3"/>1]</text:span></text:p>
      <text:p text:style-name="P3"><text:s/><text:span text:style-name="T1">[ 860 <text:s/>272 <text:s text:c="3"/>1]</text:span></text:p>
      <text:p text:style-name="P3"><text:s/><text:span text:style-name="T1">[ 861 <text:s/>272 <text:s text:c="3"/>1]</text:span></text:p>
      <text:p text:style-name="P3"><text:s/><text:span text:style-name="T1">[ 862 <text:s/>272 <text:s text:c="3"/>1]</text:span></text:p>
      <text:p text:style-name="P3"><text:s/><text:span text:style-name="T1">[ 863 <text:s/>272 <text:s text:c="3"/>1]</text:span></text:p>
      <text:p text:style-name="P3"><text:s/><text:span text:style-name="T1">[ 864 <text:s/>272 <text:s text:c="3"/>1]</text:span></text:p>
      <text:p text:style-name="P3"><text:s/><text:span text:style-name="T1">[ 865 <text:s/>272 <text:s text:c="3"/>1]</text:span></text:p>
      <text:p text:style-name="P3"><text:s/><text:span text:style-name="T1">[ 866 <text:s/>272 <text:s text:c="3"/>1]</text:span></text:p>
      <text:p text:style-name="P3"><text:s/><text:span text:style-name="T1">[ 867 <text:s/>272 <text:s text:c="3"/>1]</text:span></text:p>
      <text:p text:style-name="P3"><text:s/><text:span text:style-name="T1">[ 868 <text:s/>272 <text:s text:c="3"/>1]</text:span></text:p>
      <text:p text:style-name="P3"><text:s/><text:span text:style-name="T1">[ 869 <text:s/>272 <text:s text:c="3"/>1]</text:span></text:p>
      <text:p text:style-name="P3"><text:soft-page-break/><text:s/><text:span text:style-name="T1">[ 870 <text:s/>272 <text:s text:c="3"/>1]</text:span></text:p>
      <text:p text:style-name="P3"><text:s/><text:span text:style-name="T1">[ 871 <text:s/>272 <text:s text:c="3"/>1]</text:span></text:p>
      <text:p text:style-name="P3"><text:s/><text:span text:style-name="T1">[ 872 <text:s/>272 <text:s text:c="3"/>1]</text:span></text:p>
      <text:p text:style-name="P3"><text:s/><text:span text:style-name="T1">[ 873 <text:s/>272 <text:s text:c="3"/>1]</text:span></text:p>
      <text:p text:style-name="P3"><text:s/><text:span text:style-name="T1">[ 874 <text:s/>272 <text:s text:c="3"/>1]</text:span></text:p>
      <text:p text:style-name="P3"><text:s/><text:span text:style-name="T1">[ 875 <text:s/>272 <text:s text:c="3"/>1]</text:span></text:p>
      <text:p text:style-name="P3"><text:s/><text:span text:style-name="T1">[ 876 <text:s/>272 <text:s text:c="3"/>1]</text:span></text:p>
      <text:p text:style-name="P3"><text:s/><text:span text:style-name="T1">[ 859 <text:s/>272 <text:s text:c="3"/>1]</text:span></text:p>
      <text:p text:style-name="P3"><text:s/><text:span text:style-name="T1">[ 866 <text:s/>221 <text:s text:c="3"/>1]</text:span></text:p>
      <text:p text:style-name="P3"><text:s/><text:span text:style-name="T1">[ 858 <text:s/>272 <text:s text:c="3"/>1]</text:span></text:p>
      <text:p text:style-name="P3"><text:s/><text:span text:style-name="T1">[ 856 <text:s/>272 <text:s text:c="3"/>1]</text:span></text:p>
      <text:p text:style-name="P3"><text:s/><text:span text:style-name="T1">[ 864 <text:s/>221 <text:s text:c="3"/>1]</text:span></text:p>
      <text:p text:style-name="P3"><text:s/><text:span text:style-name="T1">[ 863 <text:s/>221 <text:s text:c="3"/>1]</text:span></text:p>
      <text:p text:style-name="P3"><text:s/><text:span text:style-name="T1">[ 862 <text:s/>221 <text:s text:c="3"/>1]</text:span></text:p>
      <text:p text:style-name="P3"><text:s/><text:span text:style-name="T1">[ 871 <text:s/>271 <text:s text:c="3"/>1]</text:span></text:p>
      <text:p text:style-name="P3"><text:s/><text:span text:style-name="T1">[ 872 <text:s/>271 <text:s text:c="3"/>1]</text:span></text:p>
      <text:p text:style-name="P3"><text:s/><text:span text:style-name="T1">[ 873 <text:s/>271 <text:s text:c="3"/>1]</text:span></text:p>
      <text:p text:style-name="P3"><text:s/><text:span text:style-name="T1">[ 874 <text:s/>271 <text:s text:c="3"/>1]</text:span></text:p>
      <text:p text:style-name="P3"><text:s/><text:span text:style-name="T1">[ 875 <text:s/>271 <text:s text:c="3"/>1]</text:span></text:p>
      <text:p text:style-name="P3"><text:s/><text:span text:style-name="T1">[ 876 <text:s/>271 <text:s text:c="3"/>1]</text:span></text:p>
      <text:p text:style-name="P3"><text:s/><text:span text:style-name="T1">[ 877 <text:s/>271 <text:s text:c="3"/>1]</text:span></text:p>
      <text:p text:style-name="P3"><text:s/><text:span text:style-name="T1">[ 878 <text:s/>271 <text:s text:c="3"/>1]</text:span></text:p>
      <text:p text:style-name="P3"><text:s/><text:span text:style-name="T1">[ 879 <text:s/>271 <text:s text:c="3"/>1]</text:span></text:p>
      <text:p text:style-name="P3"><text:s/><text:span text:style-name="T1">[ 880 <text:s/>271 <text:s text:c="3"/>1]</text:span></text:p>
      <text:p text:style-name="P3"><text:s/><text:span text:style-name="T1">[ 881 <text:s/>271 <text:s text:c="3"/>1]</text:span></text:p>
      <text:p text:style-name="P3"><text:s/><text:span text:style-name="T1">[ 853 <text:s/>272 <text:s text:c="3"/>1]</text:span></text:p>
      <text:p text:style-name="P3"><text:s/><text:span text:style-name="T1">[ 854 <text:s/>272 <text:s text:c="3"/>1]</text:span></text:p>
      <text:p text:style-name="P3"><text:s/><text:span text:style-name="T1">[ 855 <text:s/>272 <text:s text:c="3"/>1]</text:span></text:p>
      <text:p text:style-name="P3"><text:s/><text:span text:style-name="T1">[ 857 <text:s/>272 <text:s text:c="3"/>1]</text:span></text:p>
      <text:p text:style-name="P3"><text:s/><text:span text:style-name="T1">[ 866 <text:s/>270 <text:s text:c="3"/>1]</text:span></text:p>
      <text:p text:style-name="P3"><text:s/><text:span text:style-name="T1">[ 865 <text:s/>270 <text:s text:c="3"/>1]</text:span></text:p>
      <text:p text:style-name="P3"><text:s/><text:span text:style-name="T1">[ 864 <text:s/>270 <text:s text:c="3"/>1]</text:span></text:p>
      <text:p text:style-name="P3"><text:s/><text:span text:style-name="T1">[ 863 <text:s/>268 <text:s text:c="3"/>1]</text:span></text:p>
      <text:p text:style-name="P3"><text:s/><text:span text:style-name="T1">[ 864 <text:s/>268 <text:s text:c="3"/>1]</text:span></text:p>
      <text:p text:style-name="P3"><text:s/><text:span text:style-name="T1">[ 865 <text:s/>268 <text:s text:c="3"/>1]</text:span></text:p>
      <text:p text:style-name="P3"><text:s/><text:span text:style-name="T1">[ 866 <text:s/>268 <text:s text:c="3"/>1]</text:span></text:p>
      <text:p text:style-name="P3"><text:s/><text:span text:style-name="T1">[ 867 <text:s/>268 <text:s text:c="3"/>1]</text:span></text:p>
      <text:p text:style-name="P3"><text:s/><text:span text:style-name="T1">[ 868 <text:s/>268 <text:s text:c="3"/>1]</text:span></text:p>
      <text:p text:style-name="P3"><text:s/><text:span text:style-name="T1">[ 869 <text:s/>268 <text:s text:c="3"/>1]</text:span></text:p>
      <text:p text:style-name="P3"><text:s/><text:span text:style-name="T1">[ 870 <text:s/>268 <text:s text:c="3"/>1]</text:span></text:p>
      <text:p text:style-name="P3"><text:s/><text:span text:style-name="T1">[ 871 <text:s/>268 <text:s text:c="3"/>1]</text:span></text:p>
      <text:p text:style-name="P3"><text:s/><text:span text:style-name="T1">[ 872 <text:s/>268 <text:s text:c="3"/>1]</text:span></text:p>
      <text:p text:style-name="P3"><text:s/><text:span text:style-name="T1">[ 873 <text:s/>268 <text:s text:c="3"/>1]</text:span></text:p>
      <text:p text:style-name="P3"><text:s/><text:span text:style-name="T1">[ 874 <text:s/>268 <text:s text:c="3"/>1]</text:span></text:p>
      <text:p text:style-name="P3"><text:s/><text:span text:style-name="T1">[ 875 <text:s/>268 <text:s text:c="3"/>1]</text:span></text:p>
      <text:p text:style-name="P3"><text:s/><text:span text:style-name="T1">[ 857 <text:s/>269 <text:s text:c="3"/>1]</text:span></text:p>
      <text:p text:style-name="P3"><text:s/><text:span text:style-name="T1">[ 858 <text:s/>269 <text:s text:c="3"/>1]</text:span></text:p>
      <text:p text:style-name="P3"><text:s/><text:span text:style-name="T1">[ 859 <text:s/>269 <text:s text:c="3"/>1]</text:span></text:p>
      <text:p text:style-name="P3"><text:s/><text:span text:style-name="T1">[ 860 <text:s/>269 <text:s text:c="3"/>1]</text:span></text:p>
      <text:p text:style-name="P3"><text:s/><text:span text:style-name="T1">[ 862 <text:s/>268 <text:s text:c="3"/>1]</text:span></text:p>
      <text:p text:style-name="P3"><text:s/><text:span text:style-name="T1">[ 861 <text:s/>269 <text:s text:c="3"/>1]</text:span></text:p>
      <text:p text:style-name="P3"><text:s/><text:span text:style-name="T1">[ 861 <text:s/>268 <text:s text:c="3"/>1]</text:span></text:p>
      <text:p text:style-name="P3"><text:s/><text:span text:style-name="T1">[ 859 <text:s/>268 <text:s text:c="3"/>1]</text:span></text:p>
      <text:p text:style-name="P3"><text:s/><text:span text:style-name="T1">[ 861 <text:s/>267 <text:s text:c="3"/>1]</text:span></text:p>
      <text:p text:style-name="P3"><text:s/><text:span text:style-name="T1">[ 862 <text:s/>267 <text:s text:c="3"/>1]</text:span></text:p>
      <text:p text:style-name="P3"><text:s/><text:span text:style-name="T1">[ 863 <text:s/>267 <text:s text:c="3"/>1]</text:span></text:p>
      <text:p text:style-name="P3"><text:s/><text:span text:style-name="T1">[ 864 <text:s/>267 <text:s text:c="3"/>1]</text:span></text:p>
      <text:p text:style-name="P3"><text:s/><text:span text:style-name="T1">[ 865 <text:s/>267 <text:s text:c="3"/>1]</text:span></text:p>
      <text:p text:style-name="P3"><text:s/><text:span text:style-name="T1">[ 866 <text:s/>267 <text:s text:c="3"/>1]</text:span></text:p>
      <text:p text:style-name="P3"><text:soft-page-break/><text:s/><text:span text:style-name="T1">[ 867 <text:s/>267 <text:s text:c="3"/>1]</text:span></text:p>
      <text:p text:style-name="P3"><text:s/><text:span text:style-name="T1">[ 868 <text:s/>267 <text:s text:c="3"/>1]</text:span></text:p>
      <text:p text:style-name="P3"><text:s/><text:span text:style-name="T1">[ 869 <text:s/>267 <text:s text:c="3"/>1]</text:span></text:p>
      <text:p text:style-name="P3"><text:s/><text:span text:style-name="T1">[ 870 <text:s/>267 <text:s text:c="3"/>1]</text:span></text:p>
      <text:p text:style-name="P3"><text:s/><text:span text:style-name="T1">[ 871 <text:s/>267 <text:s text:c="3"/>1]</text:span></text:p>
      <text:p text:style-name="P3"><text:s/><text:span text:style-name="T1">[ 872 <text:s/>267 <text:s text:c="3"/>1]</text:span></text:p>
      <text:p text:style-name="P3"><text:s/><text:span text:style-name="T1">[ 873 <text:s/>267 <text:s text:c="3"/>1]</text:span></text:p>
      <text:p text:style-name="P3"><text:s/><text:span text:style-name="T1">[ 874 <text:s/>267 <text:s text:c="3"/>1]</text:span></text:p>
      <text:p text:style-name="P3"><text:s/><text:span text:style-name="T1">[ 875 <text:s/>267 <text:s text:c="3"/>1]</text:span></text:p>
      <text:p text:style-name="P3"><text:s/><text:span text:style-name="T1">[ 857 <text:s/>268 <text:s text:c="3"/>1]</text:span></text:p>
      <text:p text:style-name="P3"><text:s/><text:span text:style-name="T1">[ 858 <text:s/>268 <text:s text:c="3"/>1]</text:span></text:p>
      <text:p text:style-name="P3"><text:s/><text:span text:style-name="T1">[ 860 <text:s/>268 <text:s text:c="3"/>1]</text:span></text:p>
      <text:p text:style-name="P3"><text:s/><text:span text:style-name="T1">[ 862 <text:s/>269 <text:s text:c="3"/>1]</text:span></text:p>
      <text:p text:style-name="P3"><text:s/><text:span text:style-name="T1">[ 863 <text:s/>269 <text:s text:c="3"/>1]</text:span></text:p>
      <text:p text:style-name="P3"><text:s/><text:span text:style-name="T1">[ 864 <text:s/>269 <text:s text:c="3"/>1]</text:span></text:p>
      <text:p text:style-name="P3"><text:s/><text:span text:style-name="T1">[ 871 <text:s/>222 <text:s text:c="3"/>1]</text:span></text:p>
      <text:p text:style-name="P3"><text:s/><text:span text:style-name="T1">[ 870 <text:s/>222 <text:s text:c="3"/>1]</text:span></text:p>
      <text:p text:style-name="P3"><text:s/><text:span text:style-name="T1">[ 869 <text:s/>222 <text:s text:c="3"/>1]</text:span></text:p>
      <text:p text:style-name="P3"><text:s/><text:span text:style-name="T1">[ 868 <text:s/>222 <text:s text:c="3"/>1]</text:span></text:p>
      <text:p text:style-name="P3"><text:s/><text:span text:style-name="T1">[ 867 <text:s/>222 <text:s text:c="3"/>1]</text:span></text:p>
      <text:p text:style-name="P3"><text:s/><text:span text:style-name="T1">[ 866 <text:s/>222 <text:s text:c="3"/>1]</text:span></text:p>
      <text:p text:style-name="P3"><text:s/><text:span text:style-name="T1">[ 865 <text:s/>222 <text:s text:c="3"/>1]</text:span></text:p>
      <text:p text:style-name="P3"><text:s/><text:span text:style-name="T1">[ 864 <text:s/>222 <text:s text:c="3"/>1]</text:span></text:p>
      <text:p text:style-name="P3"><text:s/><text:span text:style-name="T1">[ 864 <text:s/>227 <text:s text:c="3"/>1]</text:span></text:p>
      <text:p text:style-name="P3"><text:s/><text:span text:style-name="T1">[ 862 <text:s/>222 <text:s text:c="3"/>1]</text:span></text:p>
      <text:p text:style-name="P3"><text:s/><text:span text:style-name="T1">[ 857 <text:s/>270 <text:s text:c="3"/>1]</text:span></text:p>
      <text:p text:style-name="P3"><text:s/><text:span text:style-name="T1">[ 858 <text:s/>270 <text:s text:c="3"/>1]</text:span></text:p>
      <text:p text:style-name="P3"><text:s/><text:span text:style-name="T1">[ 859 <text:s/>270 <text:s text:c="3"/>1]</text:span></text:p>
      <text:p text:style-name="P3"><text:s/><text:span text:style-name="T1">[ 860 <text:s/>270 <text:s text:c="3"/>1]</text:span></text:p>
      <text:p text:style-name="P3"><text:s/><text:span text:style-name="T1">[ 861 <text:s/>270 <text:s text:c="3"/>1]</text:span></text:p>
      <text:p text:style-name="P3"><text:s/><text:span text:style-name="T1">[ 862 <text:s/>270 <text:s text:c="3"/>1]</text:span></text:p>
      <text:p text:style-name="P3"><text:s/><text:span text:style-name="T1">[ 863 <text:s/>270 <text:s text:c="3"/>1]</text:span></text:p>
      <text:p text:style-name="P3"><text:s/><text:span text:style-name="T1">[ 872 <text:s/>222 <text:s text:c="3"/>1]</text:span></text:p>
      <text:p text:style-name="P3"><text:s/><text:span text:style-name="T1">[ 873 <text:s/>222 <text:s text:c="3"/>1]</text:span></text:p>
      <text:p text:style-name="P3"><text:s/><text:span text:style-name="T1">[ 874 <text:s/>222 <text:s text:c="3"/>1]</text:span></text:p>
      <text:p text:style-name="P3"><text:s/><text:span text:style-name="T1">[ 875 <text:s/>222 <text:s text:c="3"/>1]</text:span></text:p>
      <text:p text:style-name="P3"><text:s/><text:span text:style-name="T1">[ 865 <text:s/>269 <text:s text:c="3"/>1]</text:span></text:p>
      <text:p text:style-name="P3"><text:s/><text:span text:style-name="T1">[ 866 <text:s/>269 <text:s text:c="3"/>1]</text:span></text:p>
      <text:p text:style-name="P3"><text:s/><text:span text:style-name="T1">[ 867 <text:s/>269 <text:s text:c="3"/>1]</text:span></text:p>
      <text:p text:style-name="P3"><text:s/><text:span text:style-name="T1">[ 868 <text:s/>269 <text:s text:c="3"/>1]</text:span></text:p>
      <text:p text:style-name="P3"><text:s/><text:span text:style-name="T1">[ 869 <text:s/>269 <text:s text:c="3"/>1]</text:span></text:p>
      <text:p text:style-name="P3"><text:s/><text:span text:style-name="T1">[ 870 <text:s/>269 <text:s text:c="3"/>1]</text:span></text:p>
      <text:p text:style-name="P3"><text:s/><text:span text:style-name="T1">[ 871 <text:s/>269 <text:s text:c="3"/>1]</text:span></text:p>
      <text:p text:style-name="P3"><text:s/><text:span text:style-name="T1">[ 872 <text:s/>269 <text:s text:c="3"/>1]</text:span></text:p>
      <text:p text:style-name="P3"><text:s/><text:span text:style-name="T1">[ 877 <text:s/>272 <text:s text:c="3"/>1]</text:span></text:p>
      <text:p text:style-name="P3"><text:s/><text:span text:style-name="T1">[ 873 <text:s/>269 <text:s text:c="3"/>1]</text:span></text:p>
      <text:p text:style-name="P3"><text:s/><text:span text:style-name="T1">[ 875 <text:s/>269 <text:s text:c="3"/>1]</text:span></text:p>
      <text:p text:style-name="P3"><text:s/><text:span text:style-name="T1">[ 852 <text:s/>270 <text:s text:c="3"/>1]</text:span></text:p>
      <text:p text:style-name="P3"><text:s/><text:span text:style-name="T1">[ 853 <text:s/>270 <text:s text:c="3"/>1]</text:span></text:p>
      <text:p text:style-name="P3"><text:s/><text:span text:style-name="T1">[ 854 <text:s/>270 <text:s text:c="3"/>1]</text:span></text:p>
      <text:p text:style-name="P3"><text:s/><text:span text:style-name="T1">[ 855 <text:s/>270 <text:s text:c="3"/>1]</text:span></text:p>
      <text:p text:style-name="P3"><text:s/><text:span text:style-name="T1">[ 856 <text:s/>270 <text:s text:c="3"/>1]</text:span></text:p>
      <text:p text:style-name="P3"><text:s/><text:span text:style-name="T1">[ 877 <text:s/>222 <text:s text:c="3"/>1]</text:span></text:p>
      <text:p text:style-name="P3"><text:s/><text:span text:style-name="T1">[ 876 <text:s/>222 <text:s text:c="3"/>1]</text:span></text:p>
      <text:p text:style-name="P3"><text:s/><text:span text:style-name="T1">[ 874 <text:s/>269 <text:s text:c="3"/>1]</text:span></text:p>
      <text:p text:style-name="P3"><text:s/><text:span text:style-name="T1">[ 878 <text:s/>272 <text:s text:c="3"/>1]</text:span></text:p>
      <text:p text:style-name="P3"><text:s/><text:span text:style-name="T1">[ 879 <text:s/>272 <text:s text:c="3"/>1]</text:span></text:p>
      <text:p text:style-name="P3"><text:s/><text:span text:style-name="T1">[ 880 <text:s/>272 <text:s text:c="3"/>1]</text:span></text:p>
      <text:p text:style-name="P3"><text:s/><text:span text:style-name="T1">[ 859 <text:s/>218 <text:s text:c="3"/>1]</text:span></text:p>
      <text:p text:style-name="P3"><text:soft-page-break/><text:s/><text:span text:style-name="T1">[ 858 <text:s/>218 <text:s text:c="3"/>1]</text:span></text:p>
      <text:p text:style-name="P3"><text:s/><text:span text:style-name="T1">[ 857 <text:s/>218 <text:s text:c="3"/>1]</text:span></text:p>
      <text:p text:style-name="P3"><text:s/><text:span text:style-name="T1">[ 855 <text:s/>218 <text:s text:c="3"/>1]</text:span></text:p>
      <text:p text:style-name="P3"><text:s/><text:span text:style-name="T1">[ 854 <text:s/>218 <text:s text:c="3"/>1]</text:span></text:p>
      <text:p text:style-name="P3"><text:s/><text:span text:style-name="T1">[ 853 <text:s/>218 <text:s text:c="3"/>1]</text:span></text:p>
      <text:p text:style-name="P3"><text:s/><text:span text:style-name="T1">[ 852 <text:s/>218 <text:s text:c="3"/>1]</text:span></text:p>
      <text:p text:style-name="P3"><text:s/><text:span text:style-name="T1">[ 851 <text:s/>218 <text:s text:c="3"/>1]</text:span></text:p>
      <text:p text:style-name="P3"><text:s/><text:span text:style-name="T1">[ 850 <text:s/>218 <text:s text:c="3"/>1]</text:span></text:p>
      <text:p text:style-name="P3"><text:s/><text:span text:style-name="T1">[ 873 <text:s/>205 <text:s text:c="3"/>1]</text:span></text:p>
      <text:p text:style-name="P3"><text:s/><text:span text:style-name="T1">[ 872 <text:s/>205 <text:s text:c="3"/>1]</text:span></text:p>
      <text:p text:style-name="P3"><text:s/><text:span text:style-name="T1">[ 871 <text:s/>205 <text:s text:c="3"/>1]</text:span></text:p>
      <text:p text:style-name="P3"><text:s/><text:span text:style-name="T1">[ 870 <text:s/>205 <text:s text:c="3"/>1]</text:span></text:p>
      <text:p text:style-name="P3"><text:s/><text:span text:style-name="T1">[ 869 <text:s/>205 <text:s text:c="3"/>1]</text:span></text:p>
      <text:p text:style-name="P3"><text:s/><text:span text:style-name="T1">[ 868 <text:s/>205 <text:s text:c="3"/>1]</text:span></text:p>
      <text:p text:style-name="P3"><text:s/><text:span text:style-name="T1">[ 863 <text:s/>216 <text:s text:c="3"/>1]</text:span></text:p>
      <text:p text:style-name="P3"><text:s/><text:span text:style-name="T1">[ 864 <text:s/>216 <text:s text:c="3"/>1]</text:span></text:p>
      <text:p text:style-name="P3"><text:s/><text:span text:style-name="T1">[ 860 <text:s/>218 <text:s text:c="3"/>1]</text:span></text:p>
      <text:p text:style-name="P3"><text:s/><text:span text:style-name="T1">[ 865 <text:s/>216 <text:s text:c="3"/>1]</text:span></text:p>
      <text:p text:style-name="P3"><text:s/><text:span text:style-name="T1">[ 862 <text:s/>218 <text:s text:c="3"/>1]</text:span></text:p>
      <text:p text:style-name="P3"><text:s/><text:span text:style-name="T1">[ 864 <text:s/>218 <text:s text:c="3"/>1]</text:span></text:p>
      <text:p text:style-name="P3"><text:s/><text:span text:style-name="T1">[ 869 <text:s/>206 <text:s text:c="3"/>1]</text:span></text:p>
      <text:p text:style-name="P3"><text:s/><text:span text:style-name="T1">[ 868 <text:s/>206 <text:s text:c="3"/>1]</text:span></text:p>
      <text:p text:style-name="P3"><text:s/><text:span text:style-name="T1">[ 867 <text:s/>206 <text:s text:c="3"/>1]</text:span></text:p>
      <text:p text:style-name="P3"><text:s/><text:span text:style-name="T1">[ 866 <text:s/>206 <text:s text:c="3"/>1]</text:span></text:p>
      <text:p text:style-name="P3"><text:s/><text:span text:style-name="T1">[ 877 <text:s/>218 <text:s text:c="3"/>1]</text:span></text:p>
      <text:p text:style-name="P3"><text:s/><text:span text:style-name="T1">[ 876 <text:s/>218 <text:s text:c="3"/>1]</text:span></text:p>
      <text:p text:style-name="P3"><text:s/><text:span text:style-name="T1">[ 875 <text:s/>218 <text:s text:c="3"/>1]</text:span></text:p>
      <text:p text:style-name="P3"><text:s/><text:span text:style-name="T1">[ 874 <text:s/>218 <text:s text:c="3"/>1]</text:span></text:p>
      <text:p text:style-name="P3"><text:s/><text:span text:style-name="T1">[ 873 <text:s/>218 <text:s text:c="3"/>1]</text:span></text:p>
      <text:p text:style-name="P3"><text:s/><text:span text:style-name="T1">[ 872 <text:s/>218 <text:s text:c="3"/>1]</text:span></text:p>
      <text:p text:style-name="P3"><text:s/><text:span text:style-name="T1">[ 871 <text:s/>218 <text:s text:c="3"/>1]</text:span></text:p>
      <text:p text:style-name="P3"><text:s/><text:span text:style-name="T1">[ 870 <text:s/>218 <text:s text:c="3"/>1]</text:span></text:p>
      <text:p text:style-name="P3"><text:s/><text:span text:style-name="T1">[ 869 <text:s/>218 <text:s text:c="3"/>1]</text:span></text:p>
      <text:p text:style-name="P3"><text:s/><text:span text:style-name="T1">[ 868 <text:s/>218 <text:s text:c="3"/>1]</text:span></text:p>
      <text:p text:style-name="P3"><text:s/><text:span text:style-name="T1">[ 867 <text:s/>218 <text:s text:c="3"/>1]</text:span></text:p>
      <text:p text:style-name="P3"><text:s/><text:span text:style-name="T1">[ 866 <text:s/>218 <text:s text:c="3"/>1]</text:span></text:p>
      <text:p text:style-name="P3"><text:s/><text:span text:style-name="T1">[ 865 <text:s/>218 <text:s text:c="3"/>1]</text:span></text:p>
      <text:p text:style-name="P3"><text:s/><text:span text:style-name="T1">[ 863 <text:s/>218 <text:s text:c="3"/>1]</text:span></text:p>
      <text:p text:style-name="P3"><text:s/><text:span text:style-name="T1">[ 866 <text:s/>216 <text:s text:c="3"/>1]</text:span></text:p>
      <text:p text:style-name="P3"><text:s/><text:span text:style-name="T1">[ 867 <text:s/>216 <text:s text:c="3"/>1]</text:span></text:p>
      <text:p text:style-name="P3"><text:s/><text:span text:style-name="T1">[ 868 <text:s/>216 <text:s text:c="3"/>1]</text:span></text:p>
      <text:p text:style-name="P3"><text:s/><text:span text:style-name="T1">[ 864 <text:s/>217 <text:s text:c="3"/>1]</text:span></text:p>
      <text:p text:style-name="P3"><text:s/><text:span text:style-name="T1">[ 863 <text:s/>217 <text:s text:c="3"/>1]</text:span></text:p>
      <text:p text:style-name="P3"><text:s/><text:span text:style-name="T1">[ 861 <text:s/>217 <text:s text:c="3"/>1]</text:span></text:p>
      <text:p text:style-name="P3"><text:s/><text:span text:style-name="T1">[ 860 <text:s/>217 <text:s text:c="3"/>1]</text:span></text:p>
      <text:p text:style-name="P3"><text:s/><text:span text:style-name="T1">[ 859 <text:s/>217 <text:s text:c="3"/>1]</text:span></text:p>
      <text:p text:style-name="P3"><text:s/><text:span text:style-name="T1">[ 858 <text:s/>217 <text:s text:c="3"/>1]</text:span></text:p>
      <text:p text:style-name="P3"><text:s/><text:span text:style-name="T1">[ 857 <text:s/>217 <text:s text:c="3"/>1]</text:span></text:p>
      <text:p text:style-name="P3"><text:s/><text:span text:style-name="T1">[ 856 <text:s/>217 <text:s text:c="3"/>1]</text:span></text:p>
      <text:p text:style-name="P3"><text:s/><text:span text:style-name="T1">[ 855 <text:s/>217 <text:s text:c="3"/>1]</text:span></text:p>
      <text:p text:style-name="P3"><text:s/><text:span text:style-name="T1">[ 854 <text:s/>217 <text:s text:c="3"/>1]</text:span></text:p>
      <text:p text:style-name="P3"><text:s/><text:span text:style-name="T1">[ 853 <text:s/>217 <text:s text:c="3"/>1]</text:span></text:p>
      <text:p text:style-name="P3"><text:s/><text:span text:style-name="T1">[ 852 <text:s/>217 <text:s text:c="3"/>1]</text:span></text:p>
      <text:p text:style-name="P3"><text:s/><text:span text:style-name="T1">[ 851 <text:s/>217 <text:s text:c="3"/>1]</text:span></text:p>
      <text:p text:style-name="P3"><text:s/><text:span text:style-name="T1">[ 850 <text:s/>217 <text:s text:c="3"/>1]</text:span></text:p>
      <text:p text:style-name="P3"><text:s/><text:span text:style-name="T1">[ 849 <text:s/>217 <text:s text:c="3"/>1]</text:span></text:p>
      <text:p text:style-name="P3"><text:s/><text:span text:style-name="T1">[ 848 <text:s/>217 <text:s text:c="3"/>1]</text:span></text:p>
      <text:p text:style-name="P3"><text:s/><text:span text:style-name="T1">[ 847 <text:s/>217 <text:s text:c="3"/>1]</text:span></text:p>
      <text:p text:style-name="P3"><text:s/><text:span text:style-name="T1">[ 865 <text:s/>217 <text:s text:c="3"/>1]</text:span></text:p>
      <text:p text:style-name="P3"><text:soft-page-break/><text:s/><text:span text:style-name="T1">[ 866 <text:s/>217 <text:s text:c="3"/>1]</text:span></text:p>
      <text:p text:style-name="P3"><text:s/><text:span text:style-name="T1">[ 867 <text:s/>217 <text:s text:c="3"/>1]</text:span></text:p>
      <text:p text:style-name="P3"><text:s/><text:span text:style-name="T1">[ 868 <text:s/>217 <text:s text:c="3"/>1]</text:span></text:p>
      <text:p text:style-name="P3"><text:s/><text:span text:style-name="T1">[ 869 <text:s/>216 <text:s text:c="3"/>1]</text:span></text:p>
      <text:p text:style-name="P3"><text:s/><text:span text:style-name="T1">[ 870 <text:s/>216 <text:s text:c="3"/>1]</text:span></text:p>
      <text:p text:style-name="P3"><text:s/><text:span text:style-name="T1">[ 871 <text:s/>216 <text:s text:c="3"/>1]</text:span></text:p>
      <text:p text:style-name="P3"><text:s/><text:span text:style-name="T1">[ 872 <text:s/>216 <text:s text:c="3"/>1]</text:span></text:p>
      <text:p text:style-name="P3"><text:s/><text:span text:style-name="T1">[ 873 <text:s/>216 <text:s text:c="3"/>1]</text:span></text:p>
      <text:p text:style-name="P3"><text:s/><text:span text:style-name="T1">[ 874 <text:s/>216 <text:s text:c="3"/>1]</text:span></text:p>
      <text:p text:style-name="P3"><text:s/><text:span text:style-name="T1">[ 875 <text:s/>216 <text:s text:c="3"/>1]</text:span></text:p>
      <text:p text:style-name="P3"><text:s/><text:span text:style-name="T1">[ 876 <text:s/>216 <text:s text:c="3"/>1]</text:span></text:p>
      <text:p text:style-name="P3"><text:s/><text:span text:style-name="T1">[ 870 <text:s/>206 <text:s text:c="3"/>1]</text:span></text:p>
      <text:p text:style-name="P3"><text:s/><text:span text:style-name="T1">[ 877 <text:s/>216 <text:s text:c="3"/>1]</text:span></text:p>
      <text:p text:style-name="P3"><text:s/><text:span text:style-name="T1">[ 876 <text:s/>217 <text:s text:c="3"/>1]</text:span></text:p>
      <text:p text:style-name="P3"><text:s/><text:span text:style-name="T1">[ 875 <text:s/>217 <text:s text:c="3"/>1]</text:span></text:p>
      <text:p text:style-name="P3"><text:s/><text:span text:style-name="T1">[ 874 <text:s/>217 <text:s text:c="3"/>1]</text:span></text:p>
      <text:p text:style-name="P3"><text:s/><text:span text:style-name="T1">[ 873 <text:s/>217 <text:s text:c="3"/>1]</text:span></text:p>
      <text:p text:style-name="P3"><text:s/><text:span text:style-name="T1">[ 872 <text:s/>217 <text:s text:c="3"/>1]</text:span></text:p>
      <text:p text:style-name="P3"><text:s/><text:span text:style-name="T1">[ 871 <text:s/>217 <text:s text:c="3"/>1]</text:span></text:p>
      <text:p text:style-name="P3"><text:s/><text:span text:style-name="T1">[ 870 <text:s/>217 <text:s text:c="3"/>1]</text:span></text:p>
      <text:p text:style-name="P3"><text:s/><text:span text:style-name="T1">[ 869 <text:s/>217 <text:s text:c="3"/>1]</text:span></text:p>
      <text:p text:style-name="P3"><text:s/><text:span text:style-name="T1">[ 877 <text:s/>217 <text:s text:c="3"/>1]</text:span></text:p>
      <text:p text:style-name="P3"><text:s/><text:span text:style-name="T1">[ 860 <text:s/>267 <text:s text:c="3"/>1]</text:span></text:p>
      <text:p text:style-name="P3"><text:s/><text:span text:style-name="T1">[ 871 <text:s/>206 <text:s text:c="3"/>1]</text:span></text:p>
      <text:p text:style-name="P3"><text:s/><text:span text:style-name="T1">[ 873 <text:s/>206 <text:s text:c="3"/>1]</text:span></text:p>
      <text:p text:style-name="P3"><text:s/><text:span text:style-name="T1">[ 862 <text:s/>273 <text:s text:c="3"/>1]</text:span></text:p>
      <text:p text:style-name="P3"><text:s/><text:span text:style-name="T1">[ 863 <text:s/>273 <text:s text:c="3"/>1]</text:span></text:p>
      <text:p text:style-name="P3"><text:s/><text:span text:style-name="T1">[ 864 <text:s/>273 <text:s text:c="3"/>1]</text:span></text:p>
      <text:p text:style-name="P3"><text:s/><text:span text:style-name="T1">[ 865 <text:s/>273 <text:s text:c="3"/>1]</text:span></text:p>
      <text:p text:style-name="P3"><text:s/><text:span text:style-name="T1">[ 866 <text:s/>273 <text:s text:c="3"/>1]</text:span></text:p>
      <text:p text:style-name="P3"><text:s/><text:span text:style-name="T1">[ 867 <text:s/>273 <text:s text:c="3"/>1]</text:span></text:p>
      <text:p text:style-name="P3"><text:s/><text:span text:style-name="T1">[ 868 <text:s/>273 <text:s text:c="3"/>1]</text:span></text:p>
      <text:p text:style-name="P3"><text:s/><text:span text:style-name="T1">[ 869 <text:s/>273 <text:s text:c="3"/>1]</text:span></text:p>
      <text:p text:style-name="P3"><text:s/><text:span text:style-name="T1">[ 870 <text:s/>273 <text:s text:c="3"/>1]</text:span></text:p>
      <text:p text:style-name="P3"><text:s/><text:span text:style-name="T1">[ 871 <text:s/>273 <text:s text:c="3"/>1]</text:span></text:p>
      <text:p text:style-name="P3"><text:s/><text:span text:style-name="T1">[ 872 <text:s/>273 <text:s text:c="3"/>1]</text:span></text:p>
      <text:p text:style-name="P3"><text:s/><text:span text:style-name="T1">[ 873 <text:s/>273 <text:s text:c="3"/>1]</text:span></text:p>
      <text:p text:style-name="P3"><text:s/><text:span text:style-name="T1">[ 874 <text:s/>273 <text:s text:c="3"/>1]</text:span></text:p>
      <text:p text:style-name="P3"><text:s/><text:span text:style-name="T1">[ 875 <text:s/>273 <text:s text:c="3"/>1]</text:span></text:p>
      <text:p text:style-name="P3"><text:s/><text:span text:style-name="T1">[ 876 <text:s/>273 <text:s text:c="3"/>1]</text:span></text:p>
      <text:p text:style-name="P3"><text:s/><text:span text:style-name="T1">[ 877 <text:s/>273 <text:s text:c="3"/>1]</text:span></text:p>
      <text:p text:style-name="P3"><text:s/><text:span text:style-name="T1">[ 878 <text:s/>273 <text:s text:c="3"/>1]</text:span></text:p>
      <text:p text:style-name="P3"><text:s/><text:span text:style-name="T1">[ 861 <text:s/>273 <text:s text:c="3"/>1]</text:span></text:p>
      <text:p text:style-name="P3"><text:s/><text:span text:style-name="T1">[ 879 <text:s/>273 <text:s text:c="3"/>1]</text:span></text:p>
      <text:p text:style-name="P3"><text:s/><text:span text:style-name="T1">[ 860 <text:s/>273 <text:s text:c="3"/>1]</text:span></text:p>
      <text:p text:style-name="P3"><text:s/><text:span text:style-name="T1">[ 863 <text:s/>220 <text:s text:c="3"/>1]</text:span></text:p>
      <text:p text:style-name="P3"><text:s/><text:span text:style-name="T1">[ 881 <text:s/>272 <text:s text:c="3"/>1]</text:span></text:p>
      <text:p text:style-name="P3"><text:s/><text:span text:style-name="T1">[ 858 <text:s/>273 <text:s text:c="3"/>1]</text:span></text:p>
      <text:p text:style-name="P3"><text:s/><text:span text:style-name="T1">[ 859 <text:s/>273 <text:s text:c="3"/>1]</text:span></text:p>
      <text:p text:style-name="P3"><text:s/><text:span text:style-name="T1">[ 877 <text:s/>220 <text:s text:c="3"/>1]</text:span></text:p>
      <text:p text:style-name="P3"><text:s/><text:span text:style-name="T1">[ 876 <text:s/>220 <text:s text:c="3"/>1]</text:span></text:p>
      <text:p text:style-name="P3"><text:s/><text:span text:style-name="T1">[ 875 <text:s/>220 <text:s text:c="3"/>1]</text:span></text:p>
      <text:p text:style-name="P3"><text:s/><text:span text:style-name="T1">[ 874 <text:s/>220 <text:s text:c="3"/>1]</text:span></text:p>
      <text:p text:style-name="P3"><text:s/><text:span text:style-name="T1">[ 873 <text:s/>220 <text:s text:c="3"/>1]</text:span></text:p>
      <text:p text:style-name="P3"><text:s/><text:span text:style-name="T1">[ 872 <text:s/>220 <text:s text:c="3"/>1]</text:span></text:p>
      <text:p text:style-name="P3"><text:s/><text:span text:style-name="T1">[ 871 <text:s/>220 <text:s text:c="3"/>1]</text:span></text:p>
      <text:p text:style-name="P3"><text:s/><text:span text:style-name="T1">[ 870 <text:s/>220 <text:s text:c="3"/>1]</text:span></text:p>
      <text:p text:style-name="P3"><text:s/><text:span text:style-name="T1">[ 869 <text:s/>220 <text:s text:c="3"/>1]</text:span></text:p>
      <text:p text:style-name="P3"><text:s/><text:span text:style-name="T1">[ 868 <text:s/>220 <text:s text:c="3"/>1]</text:span></text:p>
      <text:p text:style-name="P3"><text:soft-page-break/><text:s/><text:span text:style-name="T1">[ 867 <text:s/>220 <text:s text:c="3"/>1]</text:span></text:p>
      <text:p text:style-name="P3"><text:s/><text:span text:style-name="T1">[ 866 <text:s/>220 <text:s text:c="3"/>1]</text:span></text:p>
      <text:p text:style-name="P3"><text:s/><text:span text:style-name="T1">[ 865 <text:s/>220 <text:s text:c="3"/>1]</text:span></text:p>
      <text:p text:style-name="P3"><text:s/><text:span text:style-name="T1">[ 864 <text:s/>220 <text:s text:c="3"/>1]</text:span></text:p>
      <text:p text:style-name="P3"><text:s/><text:span text:style-name="T1">[ 862 <text:s/>220 <text:s text:c="3"/>1]</text:span></text:p>
      <text:p text:style-name="P3"><text:s/><text:span text:style-name="T1">[ 880 <text:s/>273 <text:s text:c="3"/>1]</text:span></text:p>
      <text:p text:style-name="P3"><text:s/><text:span text:style-name="T1">[ 876 <text:s/>208 <text:s text:c="3"/>1]</text:span></text:p>
      <text:p text:style-name="P3"><text:s/><text:span text:style-name="T1">[ 875 <text:s/>208 <text:s text:c="3"/>1]</text:span></text:p>
      <text:p text:style-name="P3"><text:s/><text:span text:style-name="T1">[ 865 <text:s/>219 <text:s text:c="3"/>1]</text:span></text:p>
      <text:p text:style-name="P3"><text:s/><text:span text:style-name="T1">[ 864 <text:s/>219 <text:s text:c="3"/>1]</text:span></text:p>
      <text:p text:style-name="P3"><text:s/><text:span text:style-name="T1">[ 863 <text:s/>219 <text:s text:c="3"/>1]</text:span></text:p>
      <text:p text:style-name="P3"><text:s/><text:span text:style-name="T1">[ 862 <text:s/>219 <text:s text:c="3"/>1]</text:span></text:p>
      <text:p text:style-name="P3"><text:s/><text:span text:style-name="T1">[ 876 <text:s/>207 <text:s text:c="3"/>1]</text:span></text:p>
      <text:p text:style-name="P3"><text:s/><text:span text:style-name="T1">[ 875 <text:s/>207 <text:s text:c="3"/>1]</text:span></text:p>
      <text:p text:style-name="P3"><text:s/><text:span text:style-name="T1">[ 874 <text:s/>207 <text:s text:c="3"/>1]</text:span></text:p>
      <text:p text:style-name="P3"><text:s/><text:span text:style-name="T1">[ 873 <text:s/>207 <text:s text:c="3"/>1]</text:span></text:p>
      <text:p text:style-name="P3"><text:s/><text:span text:style-name="T1">[ 872 <text:s/>207 <text:s text:c="3"/>1]</text:span></text:p>
      <text:p text:style-name="P3"><text:s/><text:span text:style-name="T1">[ 871 <text:s/>207 <text:s text:c="3"/>1]</text:span></text:p>
      <text:p text:style-name="P3"><text:s/><text:span text:style-name="T1">[ 870 <text:s/>207 <text:s text:c="3"/>1]</text:span></text:p>
      <text:p text:style-name="P3"><text:s/><text:span text:style-name="T1">[ 869 <text:s/>207 <text:s text:c="3"/>1]</text:span></text:p>
      <text:p text:style-name="P3"><text:s/><text:span text:style-name="T1">[ 868 <text:s/>207 <text:s text:c="3"/>1]</text:span></text:p>
      <text:p text:style-name="P3"><text:s/><text:span text:style-name="T1">[ 867 <text:s/>207 <text:s text:c="3"/>1]</text:span></text:p>
      <text:p text:style-name="P3"><text:s/><text:span text:style-name="T1">[ 866 <text:s/>207 <text:s text:c="3"/>1]</text:span></text:p>
      <text:p text:style-name="P3"><text:s/><text:span text:style-name="T1">[ 875 <text:s/>206 <text:s text:c="3"/>1]</text:span></text:p>
      <text:p text:style-name="P3"><text:s/><text:span text:style-name="T1">[ 874 <text:s/>206 <text:s text:c="3"/>1]</text:span></text:p>
      <text:p text:style-name="P3"><text:s/><text:span text:style-name="T1">[ 866 <text:s/>219 <text:s text:c="3"/>1]</text:span></text:p>
      <text:p text:style-name="P3"><text:s/><text:span text:style-name="T1">[ 867 <text:s/>219 <text:s text:c="3"/>1]</text:span></text:p>
      <text:p text:style-name="P3"><text:s/><text:span text:style-name="T1">[ 868 <text:s/>219 <text:s text:c="3"/>1]</text:span></text:p>
      <text:p text:style-name="P3"><text:s/><text:span text:style-name="T1">[ 869 <text:s/>219 <text:s text:c="3"/>1]</text:span></text:p>
      <text:p text:style-name="P3"><text:s/><text:span text:style-name="T1">[ 874 <text:s/>208 <text:s text:c="3"/>1]</text:span></text:p>
      <text:p text:style-name="P3"><text:s/><text:span text:style-name="T1">[ 873 <text:s/>208 <text:s text:c="3"/>1]</text:span></text:p>
      <text:p text:style-name="P3"><text:s/><text:span text:style-name="T1">[ 872 <text:s/>208 <text:s text:c="3"/>1]</text:span></text:p>
      <text:p text:style-name="P3"><text:s/><text:span text:style-name="T1">[ 871 <text:s/>208 <text:s text:c="3"/>1]</text:span></text:p>
      <text:p text:style-name="P3"><text:s/><text:span text:style-name="T1">[ 870 <text:s/>208 <text:s text:c="3"/>1]</text:span></text:p>
      <text:p text:style-name="P3"><text:s/><text:span text:style-name="T1">[ 869 <text:s/>208 <text:s text:c="3"/>1]</text:span></text:p>
      <text:p text:style-name="P3"><text:s/><text:span text:style-name="T1">[ 868 <text:s/>208 <text:s text:c="3"/>1]</text:span></text:p>
      <text:p text:style-name="P3"><text:s/><text:span text:style-name="T1">[ 867 <text:s/>208 <text:s text:c="3"/>1]</text:span></text:p>
      <text:p text:style-name="P3"><text:s/><text:span text:style-name="T1">[ 872 <text:s/>206 <text:s text:c="3"/>1]</text:span></text:p>
      <text:p text:style-name="P3"><text:s/><text:span text:style-name="T1">[ 866 <text:s/>208 <text:s text:c="3"/>1]</text:span></text:p>
      <text:p text:style-name="P3"><text:s/><text:span text:style-name="T1">[ 877 <text:s/>219 <text:s text:c="3"/>1]</text:span></text:p>
      <text:p text:style-name="P3"><text:s/><text:span text:style-name="T1">[ 876 <text:s/>219 <text:s text:c="3"/>1]</text:span></text:p>
      <text:p text:style-name="P3"><text:s/><text:span text:style-name="T1">[ 875 <text:s/>219 <text:s text:c="3"/>1]</text:span></text:p>
      <text:p text:style-name="P3"><text:s/><text:span text:style-name="T1">[ 874 <text:s/>219 <text:s text:c="3"/>1]</text:span></text:p>
      <text:p text:style-name="P3"><text:s/><text:span text:style-name="T1">[ 873 <text:s/>219 <text:s text:c="3"/>1]</text:span></text:p>
      <text:p text:style-name="P3"><text:s/><text:span text:style-name="T1">[ 872 <text:s/>219 <text:s text:c="3"/>1]</text:span></text:p>
      <text:p text:style-name="P3"><text:s/><text:span text:style-name="T1">[ 871 <text:s/>219 <text:s text:c="3"/>1]</text:span></text:p>
      <text:p text:style-name="P3"><text:s/><text:span text:style-name="T1">[ 870 <text:s/>219 <text:s text:c="3"/>1]</text:span></text:p>
      <text:p text:style-name="P3"><text:s/><text:span text:style-name="T1">[ 865 <text:s/>208 <text:s text:c="3"/>1]</text:span></text:p>
      <text:p text:style-name="P3"><text:s/><text:span text:style-name="T1">[ 859 <text:s/>267 <text:s text:c="3"/>1]</text:span></text:p>
      <text:p text:style-name="P3"><text:s/><text:span text:style-name="T1">[ 863 <text:s/>222 <text:s text:c="3"/>1]</text:span></text:p>
      <text:p text:style-name="P3"><text:s/><text:span text:style-name="T1">[ 857 <text:s/>267 <text:s text:c="3"/>1]</text:span></text:p>
      <text:p text:style-name="P3"><text:s/><text:span text:style-name="T1">[ 863 <text:s/>261 <text:s text:c="3"/>1]</text:span></text:p>
      <text:p text:style-name="P3"><text:s/><text:span text:style-name="T1">[ 864 <text:s/>261 <text:s text:c="3"/>1]</text:span></text:p>
      <text:p text:style-name="P3"><text:s/><text:span text:style-name="T1">[ 865 <text:s/>261 <text:s text:c="3"/>1]</text:span></text:p>
      <text:p text:style-name="P3"><text:s/><text:span text:style-name="T1">[ 866 <text:s/>261 <text:s text:c="3"/>1]</text:span></text:p>
      <text:p text:style-name="P3"><text:s/><text:span text:style-name="T1">[ 867 <text:s/>261 <text:s text:c="3"/>1]</text:span></text:p>
      <text:p text:style-name="P3"><text:s/><text:span text:style-name="T1">[ 868 <text:s/>261 <text:s text:c="3"/>1]</text:span></text:p>
      <text:p text:style-name="P3"><text:s/><text:span text:style-name="T1">[ 869 <text:s/>261 <text:s text:c="3"/>1]</text:span></text:p>
      <text:p text:style-name="P3"><text:s/><text:span text:style-name="T1">[ 870 <text:s/>261 <text:s text:c="3"/>1]</text:span></text:p>
      <text:p text:style-name="P3"><text:soft-page-break/><text:s/><text:span text:style-name="T1">[ 862 <text:s/>261 <text:s text:c="3"/>1]</text:span></text:p>
      <text:p text:style-name="P3"><text:s/><text:span text:style-name="T1">[ 871 <text:s/>261 <text:s text:c="3"/>1]</text:span></text:p>
      <text:p text:style-name="P3"><text:s/><text:span text:style-name="T1">[ 872 <text:s/>215 <text:s text:c="3"/>1]</text:span></text:p>
      <text:p text:style-name="P3"><text:s/><text:span text:style-name="T1">[ 873 <text:s/>215 <text:s text:c="3"/>1]</text:span></text:p>
      <text:p text:style-name="P3"><text:s/><text:span text:style-name="T1">[ 874 <text:s/>215 <text:s text:c="3"/>1]</text:span></text:p>
      <text:p text:style-name="P3"><text:s/><text:span text:style-name="T1">[ 875 <text:s/>215 <text:s text:c="3"/>1]</text:span></text:p>
      <text:p text:style-name="P3"><text:s/><text:span text:style-name="T1">[ 876 <text:s/>215 <text:s text:c="3"/>1]</text:span></text:p>
      <text:p text:style-name="P3"><text:s/><text:span text:style-name="T1">[ 877 <text:s/>215 <text:s text:c="3"/>1]</text:span></text:p>
      <text:p text:style-name="P3"><text:s/><text:span text:style-name="T1">[ 858 <text:s/>267 <text:s text:c="3"/>1]</text:span></text:p>
      <text:p text:style-name="P3"><text:s/><text:span text:style-name="T1">[ 877 <text:s/>225 <text:s text:c="3"/>1]</text:span></text:p>
      <text:p text:style-name="P3"><text:s/><text:span text:style-name="T1">[ 872 <text:s/>261 <text:s text:c="3"/>1]</text:span></text:p>
      <text:p text:style-name="P3"><text:s/><text:span text:style-name="T1">[ 876 <text:s/>225 <text:s text:c="3"/>1]</text:span></text:p>
      <text:p text:style-name="P3"><text:s/><text:span text:style-name="T1">[ 861 <text:s/>261 <text:s text:c="3"/>1]</text:span></text:p>
      <text:p text:style-name="P3"><text:s/><text:span text:style-name="T1">[ 859 <text:s/>261 <text:s text:c="3"/>1]</text:span></text:p>
      <text:p text:style-name="P3"><text:s/><text:span text:style-name="T1">[ 860 <text:s/>260 <text:s text:c="3"/>1]</text:span></text:p>
      <text:p text:style-name="P3"><text:s/><text:span text:style-name="T1">[ 861 <text:s/>260 <text:s text:c="3"/>1]</text:span></text:p>
      <text:p text:style-name="P3"><text:s/><text:span text:style-name="T1">[ 862 <text:s/>260 <text:s text:c="3"/>1]</text:span></text:p>
      <text:p text:style-name="P3"><text:s/><text:span text:style-name="T1">[ 863 <text:s/>260 <text:s text:c="3"/>1]</text:span></text:p>
      <text:p text:style-name="P3"><text:s/><text:span text:style-name="T1">[ 864 <text:s/>260 <text:s text:c="3"/>1]</text:span></text:p>
      <text:p text:style-name="P3"><text:s/><text:span text:style-name="T1">[ 865 <text:s/>260 <text:s text:c="3"/>1]</text:span></text:p>
      <text:p text:style-name="P3"><text:s/><text:span text:style-name="T1">[ 866 <text:s/>260 <text:s text:c="3"/>1]</text:span></text:p>
      <text:p text:style-name="P3"><text:s/><text:span text:style-name="T1">[ 867 <text:s/>260 <text:s text:c="3"/>1]</text:span></text:p>
      <text:p text:style-name="P3"><text:s/><text:span text:style-name="T1">[ 860 <text:s/>261 <text:s text:c="3"/>1]</text:span></text:p>
      <text:p text:style-name="P3"><text:s/><text:span text:style-name="T1">[ 868 <text:s/>260 <text:s text:c="3"/>1]</text:span></text:p>
      <text:p text:style-name="P3"><text:s/><text:span text:style-name="T1">[ 870 <text:s/>260 <text:s text:c="3"/>1]</text:span></text:p>
      <text:p text:style-name="P3"><text:s/><text:span text:style-name="T1">[ 871 <text:s/>260 <text:s text:c="3"/>1]</text:span></text:p>
      <text:p text:style-name="P3"><text:s/><text:span text:style-name="T1">[ 872 <text:s/>260 <text:s text:c="3"/>1]</text:span></text:p>
      <text:p text:style-name="P3"><text:s/><text:span text:style-name="T1">[ 873 <text:s/>260 <text:s text:c="3"/>1]</text:span></text:p>
      <text:p text:style-name="P3"><text:s/><text:span text:style-name="T1">[ 874 <text:s/>260 <text:s text:c="3"/>1]</text:span></text:p>
      <text:p text:style-name="P3"><text:s/><text:span text:style-name="T1">[ 875 <text:s/>260 <text:s text:c="3"/>1]</text:span></text:p>
      <text:p text:style-name="P3"><text:s/><text:span text:style-name="T1">[ 876 <text:s/>260 <text:s text:c="3"/>1]</text:span></text:p>
      <text:p text:style-name="P3"><text:s/><text:span text:style-name="T1">[ 858 <text:s/>261 <text:s text:c="3"/>1]</text:span></text:p>
      <text:p text:style-name="P3"><text:s/><text:span text:style-name="T1">[ 869 <text:s/>260 <text:s text:c="3"/>1]</text:span></text:p>
      <text:p text:style-name="P3"><text:s/><text:span text:style-name="T1">[ 875 <text:s/>225 <text:s text:c="3"/>1]</text:span></text:p>
      <text:p text:style-name="P3"><text:s/><text:span text:style-name="T1">[ 874 <text:s/>225 <text:s text:c="3"/>1]</text:span></text:p>
      <text:p text:style-name="P3"><text:s/><text:span text:style-name="T1">[ 873 <text:s/>225 <text:s text:c="3"/>1]</text:span></text:p>
      <text:p text:style-name="P3"><text:s/><text:span text:style-name="T1">[ 865 <text:s/>262 <text:s text:c="3"/>1]</text:span></text:p>
      <text:p text:style-name="P3"><text:s/><text:span text:style-name="T1">[ 866 <text:s/>262 <text:s text:c="3"/>1]</text:span></text:p>
      <text:p text:style-name="P3"><text:s/><text:span text:style-name="T1">[ 867 <text:s/>262 <text:s text:c="3"/>1]</text:span></text:p>
      <text:p text:style-name="P3"><text:s/><text:span text:style-name="T1">[ 868 <text:s/>262 <text:s text:c="3"/>1]</text:span></text:p>
      <text:p text:style-name="P3"><text:s/><text:span text:style-name="T1">[ 869 <text:s/>262 <text:s text:c="3"/>1]</text:span></text:p>
      <text:p text:style-name="P3"><text:s/><text:span text:style-name="T1">[ 870 <text:s/>262 <text:s text:c="3"/>1]</text:span></text:p>
      <text:p text:style-name="P3"><text:s/><text:span text:style-name="T1">[ 871 <text:s/>262 <text:s text:c="3"/>1]</text:span></text:p>
      <text:p text:style-name="P3"><text:s/><text:span text:style-name="T1">[ 872 <text:s/>262 <text:s text:c="3"/>1]</text:span></text:p>
      <text:p text:style-name="P3"><text:s/><text:span text:style-name="T1">[ 864 <text:s/>262 <text:s text:c="3"/>1]</text:span></text:p>
      <text:p text:style-name="P3"><text:s/><text:span text:style-name="T1">[ 873 <text:s/>262 <text:s text:c="3"/>1]</text:span></text:p>
      <text:p text:style-name="P3"><text:s/><text:span text:style-name="T1">[ 875 <text:s/>262 <text:s text:c="3"/>1]</text:span></text:p>
      <text:p text:style-name="P3"><text:s/><text:span text:style-name="T1">[ 876 <text:s/>262 <text:s text:c="3"/>1]</text:span></text:p>
      <text:p text:style-name="P3"><text:s/><text:span text:style-name="T1">[ 858 <text:s/>263 <text:s text:c="3"/>1]</text:span></text:p>
      <text:p text:style-name="P3"><text:s/><text:span text:style-name="T1">[ 859 <text:s/>263 <text:s text:c="3"/>1]</text:span></text:p>
      <text:p text:style-name="P3"><text:s/><text:span text:style-name="T1">[ 860 <text:s/>263 <text:s text:c="3"/>1]</text:span></text:p>
      <text:p text:style-name="P3"><text:s/><text:span text:style-name="T1">[ 861 <text:s/>263 <text:s text:c="3"/>1]</text:span></text:p>
      <text:p text:style-name="P3"><text:s/><text:span text:style-name="T1">[ 862 <text:s/>263 <text:s text:c="3"/>1]</text:span></text:p>
      <text:p text:style-name="P3"><text:s/><text:span text:style-name="T1">[ 863 <text:s/>263 <text:s text:c="3"/>1]</text:span></text:p>
      <text:p text:style-name="P3"><text:s/><text:span text:style-name="T1">[ 874 <text:s/>262 <text:s text:c="3"/>1]</text:span></text:p>
      <text:p text:style-name="P3"><text:s/><text:span text:style-name="T1">[ 863 <text:s/>262 <text:s text:c="3"/>1]</text:span></text:p>
      <text:p text:style-name="P3"><text:s/><text:span text:style-name="T1">[ 862 <text:s/>262 <text:s text:c="3"/>1]</text:span></text:p>
      <text:p text:style-name="P3"><text:s/><text:span text:style-name="T1">[ 861 <text:s/>262 <text:s text:c="3"/>1]</text:span></text:p>
      <text:p text:style-name="P3"><text:s/><text:span text:style-name="T1">[ 872 <text:s/>225 <text:s text:c="3"/>1]</text:span></text:p>
      <text:p text:style-name="P3"><text:soft-page-break/><text:s/><text:span text:style-name="T1">[ 871 <text:s/>225 <text:s text:c="3"/>1]</text:span></text:p>
      <text:p text:style-name="P3"><text:s/><text:span text:style-name="T1">[ 870 <text:s/>225 <text:s text:c="3"/>1]</text:span></text:p>
      <text:p text:style-name="P3"><text:s/><text:span text:style-name="T1">[ 869 <text:s/>225 <text:s text:c="3"/>1]</text:span></text:p>
      <text:p text:style-name="P3"><text:s/><text:span text:style-name="T1">[ 868 <text:s/>225 <text:s text:c="3"/>1]</text:span></text:p>
      <text:p text:style-name="P3"><text:s/><text:span text:style-name="T1">[ 867 <text:s/>225 <text:s text:c="3"/>1]</text:span></text:p>
      <text:p text:style-name="P3"><text:s/><text:span text:style-name="T1">[ 866 <text:s/>225 <text:s text:c="3"/>1]</text:span></text:p>
      <text:p text:style-name="P3"><text:s/><text:span text:style-name="T1">[ 865 <text:s/>225 <text:s text:c="3"/>1]</text:span></text:p>
      <text:p text:style-name="P3"><text:s/><text:span text:style-name="T1">[ 864 <text:s/>225 <text:s text:c="3"/>1]</text:span></text:p>
      <text:p text:style-name="P3"><text:s/><text:span text:style-name="T1">[ 863 <text:s/>225 <text:s text:c="3"/>1]</text:span></text:p>
      <text:p text:style-name="P3"><text:s/><text:span text:style-name="T1">[ 862 <text:s/>225 <text:s text:c="3"/>1]</text:span></text:p>
      <text:p text:style-name="P3"><text:s/><text:span text:style-name="T1">[ 861 <text:s/>225 <text:s text:c="3"/>1]</text:span></text:p>
      <text:p text:style-name="P3"><text:s/><text:span text:style-name="T1">[ 873 <text:s/>261 <text:s text:c="3"/>1]</text:span></text:p>
      <text:p text:style-name="P3"><text:s/><text:span text:style-name="T1">[ 874 <text:s/>261 <text:s text:c="3"/>1]</text:span></text:p>
      <text:p text:style-name="P3"><text:s/><text:span text:style-name="T1">[ 875 <text:s/>261 <text:s text:c="3"/>1]</text:span></text:p>
      <text:p text:style-name="P3"><text:s/><text:span text:style-name="T1">[ 876 <text:s/>261 <text:s text:c="3"/>1]</text:span></text:p>
      <text:p text:style-name="P3"><text:s/><text:span text:style-name="T1">[ 858 <text:s/>262 <text:s text:c="3"/>1]</text:span></text:p>
      <text:p text:style-name="P3"><text:s/><text:span text:style-name="T1">[ 859 <text:s/>262 <text:s text:c="3"/>1]</text:span></text:p>
      <text:p text:style-name="P3"><text:s/><text:span text:style-name="T1">[ 860 <text:s/>262 <text:s text:c="3"/>1]</text:span></text:p>
      <text:p text:style-name="P3"><text:s/><text:span text:style-name="T1">[ 859 <text:s/>260 <text:s text:c="3"/>1]</text:span></text:p>
      <text:p text:style-name="P3"><text:s/><text:span text:style-name="T1">[ 864 <text:s/>263 <text:s text:c="3"/>1]</text:span></text:p>
      <text:p text:style-name="P3"><text:s/><text:span text:style-name="T1">[ 858 <text:s/>260 <text:s text:c="3"/>1]</text:span></text:p>
      <text:p text:style-name="P3"><text:s/><text:span text:style-name="T1">[ 875 <text:s/>259 <text:s text:c="3"/>1]</text:span></text:p>
      <text:p text:style-name="P3"><text:s/><text:span text:style-name="T1">[ 858 <text:s/>258 <text:s text:c="3"/>1]</text:span></text:p>
      <text:p text:style-name="P3"><text:s/><text:span text:style-name="T1">[ 859 <text:s/>258 <text:s text:c="3"/>1]</text:span></text:p>
      <text:p text:style-name="P3"><text:s/><text:span text:style-name="T1">[ 860 <text:s/>258 <text:s text:c="3"/>1]</text:span></text:p>
      <text:p text:style-name="P3"><text:s/><text:span text:style-name="T1">[ 861 <text:s/>258 <text:s text:c="3"/>1]</text:span></text:p>
      <text:p text:style-name="P3"><text:s/><text:span text:style-name="T1">[ 862 <text:s/>258 <text:s text:c="3"/>1]</text:span></text:p>
      <text:p text:style-name="P3"><text:s/><text:span text:style-name="T1">[ 863 <text:s/>258 <text:s text:c="3"/>1]</text:span></text:p>
      <text:p text:style-name="P3"><text:s/><text:span text:style-name="T1">[ 864 <text:s/>258 <text:s text:c="3"/>1]</text:span></text:p>
      <text:p text:style-name="P3"><text:s/><text:span text:style-name="T1">[ 865 <text:s/>258 <text:s text:c="3"/>1]</text:span></text:p>
      <text:p text:style-name="P3"><text:s/><text:span text:style-name="T1">[ 876 <text:s/>257 <text:s text:c="3"/>1]</text:span></text:p>
      <text:p text:style-name="P3"><text:s/><text:span text:style-name="T1">[ 866 <text:s/>258 <text:s text:c="3"/>1]</text:span></text:p>
      <text:p text:style-name="P3"><text:s/><text:span text:style-name="T1">[ 868 <text:s/>258 <text:s text:c="3"/>1]</text:span></text:p>
      <text:p text:style-name="P3"><text:s/><text:span text:style-name="T1">[ 869 <text:s/>258 <text:s text:c="3"/>1]</text:span></text:p>
      <text:p text:style-name="P3"><text:s/><text:span text:style-name="T1">[ 870 <text:s/>258 <text:s text:c="3"/>1]</text:span></text:p>
      <text:p text:style-name="P3"><text:s/><text:span text:style-name="T1">[ 871 <text:s/>258 <text:s text:c="3"/>1]</text:span></text:p>
      <text:p text:style-name="P3"><text:s/><text:span text:style-name="T1">[ 872 <text:s/>258 <text:s text:c="3"/>1]</text:span></text:p>
      <text:p text:style-name="P3"><text:s/><text:span text:style-name="T1">[ 873 <text:s/>258 <text:s text:c="3"/>1]</text:span></text:p>
      <text:p text:style-name="P3"><text:s/><text:span text:style-name="T1">[ 874 <text:s/>258 <text:s text:c="3"/>1]</text:span></text:p>
      <text:p text:style-name="P3"><text:s/><text:span text:style-name="T1">[ 875 <text:s/>258 <text:s text:c="3"/>1]</text:span></text:p>
      <text:p text:style-name="P3"><text:s/><text:span text:style-name="T1">[ 867 <text:s/>258 <text:s text:c="3"/>1]</text:span></text:p>
      <text:p text:style-name="P3"><text:s/><text:span text:style-name="T1">[ 876 <text:s/>258 <text:s text:c="3"/>1]</text:span></text:p>
      <text:p text:style-name="P3"><text:s/><text:span text:style-name="T1">[ 875 <text:s/>257 <text:s text:c="3"/>1]</text:span></text:p>
      <text:p text:style-name="P3"><text:s/><text:span text:style-name="T1">[ 873 <text:s/>257 <text:s text:c="3"/>1]</text:span></text:p>
      <text:p text:style-name="P3"><text:s/><text:span text:style-name="T1">[ 862 <text:s/>227 <text:s text:c="3"/>1]</text:span></text:p>
      <text:p text:style-name="P3"><text:s/><text:span text:style-name="T1">[ 861 <text:s/>227 <text:s text:c="3"/>1]</text:span></text:p>
      <text:p text:style-name="P3"><text:s/><text:span text:style-name="T1">[ 860 <text:s/>227 <text:s text:c="3"/>1]</text:span></text:p>
      <text:p text:style-name="P3"><text:s/><text:span text:style-name="T1">[ 858 <text:s/>257 <text:s text:c="3"/>1]</text:span></text:p>
      <text:p text:style-name="P3"><text:s/><text:span text:style-name="T1">[ 859 <text:s/>257 <text:s text:c="3"/>1]</text:span></text:p>
      <text:p text:style-name="P3"><text:s/><text:span text:style-name="T1">[ 860 <text:s/>257 <text:s text:c="3"/>1]</text:span></text:p>
      <text:p text:style-name="P3"><text:s/><text:span text:style-name="T1">[ 861 <text:s/>257 <text:s text:c="3"/>1]</text:span></text:p>
      <text:p text:style-name="P3"><text:s/><text:span text:style-name="T1">[ 862 <text:s/>257 <text:s text:c="3"/>1]</text:span></text:p>
      <text:p text:style-name="P3"><text:s/><text:span text:style-name="T1">[ 874 <text:s/>257 <text:s text:c="3"/>1]</text:span></text:p>
      <text:p text:style-name="P3"><text:s/><text:span text:style-name="T1">[ 863 <text:s/>257 <text:s text:c="3"/>1]</text:span></text:p>
      <text:p text:style-name="P3"><text:s/><text:span text:style-name="T1">[ 865 <text:s/>257 <text:s text:c="3"/>1]</text:span></text:p>
      <text:p text:style-name="P3"><text:s/><text:span text:style-name="T1">[ 866 <text:s/>257 <text:s text:c="3"/>1]</text:span></text:p>
      <text:p text:style-name="P3"><text:s/><text:span text:style-name="T1">[ 867 <text:s/>257 <text:s text:c="3"/>1]</text:span></text:p>
      <text:p text:style-name="P3"><text:s/><text:span text:style-name="T1">[ 868 <text:s/>257 <text:s text:c="3"/>1]</text:span></text:p>
      <text:p text:style-name="P3"><text:s/><text:span text:style-name="T1">[ 869 <text:s/>257 <text:s text:c="3"/>1]</text:span></text:p>
      <text:p text:style-name="P3"><text:soft-page-break/><text:s/><text:span text:style-name="T1">[ 870 <text:s/>257 <text:s text:c="3"/>1]</text:span></text:p>
      <text:p text:style-name="P3"><text:s/><text:span text:style-name="T1">[ 871 <text:s/>257 <text:s text:c="3"/>1]</text:span></text:p>
      <text:p text:style-name="P3"><text:s/><text:span text:style-name="T1">[ 872 <text:s/>257 <text:s text:c="3"/>1]</text:span></text:p>
      <text:p text:style-name="P3"><text:s/><text:span text:style-name="T1">[ 864 <text:s/>257 <text:s text:c="3"/>1]</text:span></text:p>
      <text:p text:style-name="P3"><text:s/><text:span text:style-name="T1">[ 858 <text:s/>259 <text:s text:c="3"/>1]</text:span></text:p>
      <text:p text:style-name="P3"><text:s/><text:span text:style-name="T1">[ 859 <text:s/>259 <text:s text:c="3"/>1]</text:span></text:p>
      <text:p text:style-name="P3"><text:s/><text:span text:style-name="T1">[ 860 <text:s/>259 <text:s text:c="3"/>1]</text:span></text:p>
      <text:p text:style-name="P3"><text:s/><text:span text:style-name="T1">[ 869 <text:s/>226 <text:s text:c="3"/>1]</text:span></text:p>
      <text:p text:style-name="P3"><text:s/><text:span text:style-name="T1">[ 868 <text:s/>226 <text:s text:c="3"/>1]</text:span></text:p>
      <text:p text:style-name="P3"><text:s/><text:span text:style-name="T1">[ 867 <text:s/>226 <text:s text:c="3"/>1]</text:span></text:p>
      <text:p text:style-name="P3"><text:s/><text:span text:style-name="T1">[ 866 <text:s/>226 <text:s text:c="3"/>1]</text:span></text:p>
      <text:p text:style-name="P3"><text:s/><text:span text:style-name="T1">[ 865 <text:s/>226 <text:s text:c="3"/>1]</text:span></text:p>
      <text:p text:style-name="P3"><text:s/><text:span text:style-name="T1">[ 864 <text:s/>226 <text:s text:c="3"/>1]</text:span></text:p>
      <text:p text:style-name="P3"><text:s/><text:span text:style-name="T1">[ 863 <text:s/>226 <text:s text:c="3"/>1]</text:span></text:p>
      <text:p text:style-name="P3"><text:s/><text:span text:style-name="T1">[ 862 <text:s/>226 <text:s text:c="3"/>1]</text:span></text:p>
      <text:p text:style-name="P3"><text:s/><text:span text:style-name="T1">[ 870 <text:s/>226 <text:s text:c="3"/>1]</text:span></text:p>
      <text:p text:style-name="P3"><text:s/><text:span text:style-name="T1">[ 861 <text:s/>226 <text:s text:c="3"/>1]</text:span></text:p>
      <text:p text:style-name="P3"><text:s/><text:span text:style-name="T1">[ 867 <text:s/>259 <text:s text:c="3"/>1]</text:span></text:p>
      <text:p text:style-name="P3"><text:s/><text:span text:style-name="T1">[ 868 <text:s/>259 <text:s text:c="3"/>1]</text:span></text:p>
      <text:p text:style-name="P3"><text:s/><text:span text:style-name="T1">[ 869 <text:s/>259 <text:s text:c="3"/>1]</text:span></text:p>
      <text:p text:style-name="P3"><text:s/><text:span text:style-name="T1">[ 870 <text:s/>259 <text:s text:c="3"/>1]</text:span></text:p>
      <text:p text:style-name="P3"><text:s/><text:span text:style-name="T1">[ 871 <text:s/>259 <text:s text:c="3"/>1]</text:span></text:p>
      <text:p text:style-name="P3"><text:s/><text:span text:style-name="T1">[ 872 <text:s/>259 <text:s text:c="3"/>1]</text:span></text:p>
      <text:p text:style-name="P3"><text:s/><text:span text:style-name="T1">[ 873 <text:s/>259 <text:s text:c="3"/>1]</text:span></text:p>
      <text:p text:style-name="P3"><text:s/><text:span text:style-name="T1">[ 874 <text:s/>259 <text:s text:c="3"/>1]</text:span></text:p>
      <text:p text:style-name="P3"><text:s/><text:span text:style-name="T1">[ 866 <text:s/>259 <text:s text:c="3"/>1]</text:span></text:p>
      <text:p text:style-name="P3"><text:s/><text:span text:style-name="T1">[ 871 <text:s/>226 <text:s text:c="3"/>1]</text:span></text:p>
      <text:p text:style-name="P3"><text:s/><text:span text:style-name="T1">[ 872 <text:s/>226 <text:s text:c="3"/>1]</text:span></text:p>
      <text:p text:style-name="P3"><text:s/><text:span text:style-name="T1">[ 873 <text:s/>226 <text:s text:c="3"/>1]</text:span></text:p>
      <text:p text:style-name="P3"><text:s/><text:span text:style-name="T1">[ 861 <text:s/>259 <text:s text:c="3"/>1]</text:span></text:p>
      <text:p text:style-name="P3"><text:s/><text:span text:style-name="T1">[ 862 <text:s/>259 <text:s text:c="3"/>1]</text:span></text:p>
      <text:p text:style-name="P3"><text:s/><text:span text:style-name="T1">[ 863 <text:s/>259 <text:s text:c="3"/>1]</text:span></text:p>
      <text:p text:style-name="P3"><text:s/><text:span text:style-name="T1">[ 864 <text:s/>259 <text:s text:c="3"/>1]</text:span></text:p>
      <text:p text:style-name="P3"><text:s/><text:span text:style-name="T1">[ 865 <text:s/>259 <text:s text:c="3"/>1]</text:span></text:p>
      <text:p text:style-name="P3"><text:s/><text:span text:style-name="T1">[ 863 <text:s/>215 <text:s text:c="3"/>1]</text:span></text:p>
      <text:p text:style-name="P3"><text:s/><text:span text:style-name="T1">[ 864 <text:s/>215 <text:s text:c="3"/>1]</text:span></text:p>
      <text:p text:style-name="P3"><text:s/><text:span text:style-name="T1">[ 865 <text:s/>215 <text:s text:c="3"/>1]</text:span></text:p>
      <text:p text:style-name="P3"><text:s/><text:span text:style-name="T1">[ 866 <text:s/>215 <text:s text:c="3"/>1]</text:span></text:p>
      <text:p text:style-name="P3"><text:s/><text:span text:style-name="T1">[ 867 <text:s/>215 <text:s text:c="3"/>1]</text:span></text:p>
      <text:p text:style-name="P3"><text:s/><text:span text:style-name="T1">[ 868 <text:s/>215 <text:s text:c="3"/>1]</text:span></text:p>
      <text:p text:style-name="P3"><text:s/><text:span text:style-name="T1">[ 869 <text:s/>215 <text:s text:c="3"/>1]</text:span></text:p>
      <text:p text:style-name="P3"><text:s/><text:span text:style-name="T1">[ 870 <text:s/>215 <text:s text:c="3"/>1]</text:span></text:p>
      <text:p text:style-name="P3"><text:s/><text:span text:style-name="T1">[ 871 <text:s/>215 <text:s text:c="3"/>1]</text:span></text:p>
      <text:p text:style-name="P3"><text:s/><text:span text:style-name="T1">[ 878 <text:s/>226 <text:s text:c="3"/>1]</text:span></text:p>
      <text:p text:style-name="P3"><text:s/><text:span text:style-name="T1">[ 877 <text:s/>226 <text:s text:c="3"/>1]</text:span></text:p>
      <text:p text:style-name="P3"><text:s/><text:span text:style-name="T1">[ 876 <text:s/>226 <text:s text:c="3"/>1]</text:span></text:p>
      <text:p text:style-name="P3"><text:s/><text:span text:style-name="T1">[ 875 <text:s/>226 <text:s text:c="3"/>1]</text:span></text:p>
      <text:p text:style-name="P3"><text:s/><text:span text:style-name="T1">[ 874 <text:s/>226 <text:s text:c="3"/>1]</text:span></text:p>
      <text:p text:style-name="P3"><text:s/><text:span text:style-name="T1">[ 876 <text:s/>259 <text:s text:c="3"/>1]</text:span></text:p>
      <text:p text:style-name="P3"><text:s/><text:span text:style-name="T1">[ 865 <text:s/>263 <text:s text:c="3"/>1]</text:span></text:p>
      <text:p text:style-name="P3"><text:s/><text:span text:style-name="T1">[ 878 <text:s/>225 <text:s text:c="3"/>1]</text:span></text:p>
      <text:p text:style-name="P3"><text:s/><text:span text:style-name="T1">[ 867 <text:s/>263 <text:s text:c="3"/>1]</text:span></text:p>
      <text:p text:style-name="P3"><text:s/><text:span text:style-name="T1">[ 861 <text:s/>265 <text:s text:c="3"/>1]</text:span></text:p>
      <text:p text:style-name="P3"><text:s/><text:span text:style-name="T1">[ 862 <text:s/>265 <text:s text:c="3"/>1]</text:span></text:p>
      <text:p text:style-name="P3"><text:s/><text:span text:style-name="T1">[ 863 <text:s/>265 <text:s text:c="3"/>1]</text:span></text:p>
      <text:p text:style-name="P3"><text:s/><text:span text:style-name="T1">[ 864 <text:s/>265 <text:s text:c="3"/>1]</text:span></text:p>
      <text:p text:style-name="P3"><text:s/><text:span text:style-name="T1">[ 865 <text:s/>265 <text:s text:c="3"/>1]</text:span></text:p>
      <text:p text:style-name="P3"><text:s/><text:span text:style-name="T1">[ 866 <text:s/>265 <text:s text:c="3"/>1]</text:span></text:p>
      <text:p text:style-name="P3"><text:s/><text:span text:style-name="T1">[ 860 <text:s/>265 <text:s text:c="3"/>1]</text:span></text:p>
      <text:p text:style-name="P3"><text:soft-page-break/><text:s/><text:span text:style-name="T1">[ 867 <text:s/>265 <text:s text:c="3"/>1]</text:span></text:p>
      <text:p text:style-name="P3"><text:s/><text:span text:style-name="T1">[ 869 <text:s/>265 <text:s text:c="3"/>1]</text:span></text:p>
      <text:p text:style-name="P3"><text:s/><text:span text:style-name="T1">[ 870 <text:s/>265 <text:s text:c="3"/>1]</text:span></text:p>
      <text:p text:style-name="P3"><text:s/><text:span text:style-name="T1">[ 871 <text:s/>265 <text:s text:c="3"/>1]</text:span></text:p>
      <text:p text:style-name="P3"><text:s/><text:span text:style-name="T1">[ 872 <text:s/>265 <text:s text:c="3"/>1]</text:span></text:p>
      <text:p text:style-name="P3"><text:s/><text:span text:style-name="T1">[ 873 <text:s/>265 <text:s text:c="3"/>1]</text:span></text:p>
      <text:p text:style-name="P3"><text:s/><text:span text:style-name="T1">[ 874 <text:s/>265 <text:s text:c="3"/>1]</text:span></text:p>
      <text:p text:style-name="P3"><text:s/><text:span text:style-name="T1">[ 868 <text:s/>265 <text:s text:c="3"/>1]</text:span></text:p>
      <text:p text:style-name="P3"><text:s/><text:span text:style-name="T1">[ 859 <text:s/>265 <text:s text:c="3"/>1]</text:span></text:p>
      <text:p text:style-name="P3"><text:s/><text:span text:style-name="T1">[ 858 <text:s/>265 <text:s text:c="3"/>1]</text:span></text:p>
      <text:p text:style-name="P3"><text:s/><text:span text:style-name="T1">[ 876 <text:s/>264 <text:s text:c="3"/>1]</text:span></text:p>
      <text:p text:style-name="P3"><text:s/><text:span text:style-name="T1">[ 861 <text:s/>264 <text:s text:c="3"/>1]</text:span></text:p>
      <text:p text:style-name="P3"><text:s/><text:span text:style-name="T1">[ 862 <text:s/>264 <text:s text:c="3"/>1]</text:span></text:p>
      <text:p text:style-name="P3"><text:s/><text:span text:style-name="T1">[ 863 <text:s/>264 <text:s text:c="3"/>1]</text:span></text:p>
      <text:p text:style-name="P3"><text:s/><text:span text:style-name="T1">[ 864 <text:s/>264 <text:s text:c="3"/>1]</text:span></text:p>
      <text:p text:style-name="P3"><text:s/><text:span text:style-name="T1">[ 865 <text:s/>264 <text:s text:c="3"/>1]</text:span></text:p>
      <text:p text:style-name="P3"><text:s/><text:span text:style-name="T1">[ 866 <text:s/>264 <text:s text:c="3"/>1]</text:span></text:p>
      <text:p text:style-name="P3"><text:s/><text:span text:style-name="T1">[ 867 <text:s/>264 <text:s text:c="3"/>1]</text:span></text:p>
      <text:p text:style-name="P3"><text:s/><text:span text:style-name="T1">[ 868 <text:s/>264 <text:s text:c="3"/>1]</text:span></text:p>
      <text:p text:style-name="P3"><text:s/><text:span text:style-name="T1">[ 869 <text:s/>264 <text:s text:c="3"/>1]</text:span></text:p>
      <text:p text:style-name="P3"><text:s/><text:span text:style-name="T1">[ 870 <text:s/>264 <text:s text:c="3"/>1]</text:span></text:p>
      <text:p text:style-name="P3"><text:s/><text:span text:style-name="T1">[ 871 <text:s/>264 <text:s text:c="3"/>1]</text:span></text:p>
      <text:p text:style-name="P3"><text:s/><text:span text:style-name="T1">[ 872 <text:s/>264 <text:s text:c="3"/>1]</text:span></text:p>
      <text:p text:style-name="P3"><text:s/><text:span text:style-name="T1">[ 873 <text:s/>264 <text:s text:c="3"/>1]</text:span></text:p>
      <text:p text:style-name="P3"><text:s/><text:span text:style-name="T1">[ 874 <text:s/>264 <text:s text:c="3"/>1]</text:span></text:p>
      <text:p text:style-name="P3"><text:s/><text:span text:style-name="T1">[ 875 <text:s/>264 <text:s text:c="3"/>1]</text:span></text:p>
      <text:p text:style-name="P3"><text:s/><text:span text:style-name="T1">[ 875 <text:s/>265 <text:s text:c="3"/>1]</text:span></text:p>
      <text:p text:style-name="P3"><text:s/><text:span text:style-name="T1">[ 860 <text:s/>264 <text:s text:c="3"/>1]</text:span></text:p>
      <text:p text:style-name="P3"><text:s/><text:span text:style-name="T1">[ 876 <text:s/>265 <text:s text:c="3"/>1]</text:span></text:p>
      <text:p text:style-name="P3"><text:s/><text:span text:style-name="T1">[ 859 <text:s/>266 <text:s text:c="3"/>1]</text:span></text:p>
      <text:p text:style-name="P3"><text:s/><text:span text:style-name="T1">[ 864 <text:s/>223 <text:s text:c="3"/>1]</text:span></text:p>
      <text:p text:style-name="P3"><text:s/><text:span text:style-name="T1">[ 863 <text:s/>223 <text:s text:c="3"/>1]</text:span></text:p>
      <text:p text:style-name="P3"><text:s/><text:span text:style-name="T1">[ 862 <text:s/>223 <text:s text:c="3"/>1]</text:span></text:p>
      <text:p text:style-name="P3"><text:s/><text:span text:style-name="T1">[ 865 <text:s/>266 <text:s text:c="3"/>1]</text:span></text:p>
      <text:p text:style-name="P3"><text:s/><text:span text:style-name="T1">[ 866 <text:s/>266 <text:s text:c="3"/>1]</text:span></text:p>
      <text:p text:style-name="P3"><text:s/><text:span text:style-name="T1">[ 867 <text:s/>266 <text:s text:c="3"/>1]</text:span></text:p>
      <text:p text:style-name="P3"><text:s/><text:span text:style-name="T1">[ 865 <text:s/>223 <text:s text:c="3"/>1]</text:span></text:p>
      <text:p text:style-name="P3"><text:s/><text:span text:style-name="T1">[ 868 <text:s/>266 <text:s text:c="3"/>1]</text:span></text:p>
      <text:p text:style-name="P3"><text:s/><text:span text:style-name="T1">[ 870 <text:s/>266 <text:s text:c="3"/>1]</text:span></text:p>
      <text:p text:style-name="P3"><text:s/><text:span text:style-name="T1">[ 871 <text:s/>266 <text:s text:c="3"/>1]</text:span></text:p>
      <text:p text:style-name="P3"><text:s/><text:span text:style-name="T1">[ 872 <text:s/>266 <text:s text:c="3"/>1]</text:span></text:p>
      <text:p text:style-name="P3"><text:s/><text:span text:style-name="T1">[ 873 <text:s/>266 <text:s text:c="3"/>1]</text:span></text:p>
      <text:p text:style-name="P3"><text:s/><text:span text:style-name="T1">[ 874 <text:s/>266 <text:s text:c="3"/>1]</text:span></text:p>
      <text:p text:style-name="P3"><text:s/><text:span text:style-name="T1">[ 875 <text:s/>266 <text:s text:c="3"/>1]</text:span></text:p>
      <text:p text:style-name="P3"><text:s/><text:span text:style-name="T1">[ 869 <text:s/>266 <text:s text:c="3"/>1]</text:span></text:p>
      <text:p text:style-name="P3"><text:s/><text:span text:style-name="T1">[ 866 <text:s/>223 <text:s text:c="3"/>1]</text:span></text:p>
      <text:p text:style-name="P3"><text:s/><text:span text:style-name="T1">[ 867 <text:s/>223 <text:s text:c="3"/>1]</text:span></text:p>
      <text:p text:style-name="P3"><text:s/><text:span text:style-name="T1">[ 868 <text:s/>223 <text:s text:c="3"/>1]</text:span></text:p>
      <text:p text:style-name="P3"><text:s/><text:span text:style-name="T1">[ 860 <text:s/>266 <text:s text:c="3"/>1]</text:span></text:p>
      <text:p text:style-name="P3"><text:s/><text:span text:style-name="T1">[ 861 <text:s/>266 <text:s text:c="3"/>1]</text:span></text:p>
      <text:p text:style-name="P3"><text:s/><text:span text:style-name="T1">[ 862 <text:s/>266 <text:s text:c="3"/>1]</text:span></text:p>
      <text:p text:style-name="P3"><text:s/><text:span text:style-name="T1">[ 863 <text:s/>266 <text:s text:c="3"/>1]</text:span></text:p>
      <text:p text:style-name="P3"><text:s/><text:span text:style-name="T1">[ 866 <text:s/>263 <text:s text:c="3"/>1]</text:span></text:p>
      <text:p text:style-name="P3"><text:s/><text:span text:style-name="T1">[ 878 <text:s/>223 <text:s text:c="3"/>1]</text:span></text:p>
      <text:p text:style-name="P3"><text:s/><text:span text:style-name="T1">[ 877 <text:s/>223 <text:s text:c="3"/>1]</text:span></text:p>
      <text:p text:style-name="P3"><text:s/><text:span text:style-name="T1">[ 876 <text:s/>223 <text:s text:c="3"/>1]</text:span></text:p>
      <text:p text:style-name="P3"><text:s/><text:span text:style-name="T1">[ 875 <text:s/>223 <text:s text:c="3"/>1]</text:span></text:p>
      <text:p text:style-name="P3"><text:s/><text:span text:style-name="T1">[ 874 <text:s/>223 <text:s text:c="3"/>1]</text:span></text:p>
      <text:p text:style-name="P3"><text:s/><text:span text:style-name="T1">[ 873 <text:s/>223 <text:s text:c="3"/>1]</text:span></text:p>
      <text:p text:style-name="P3"><text:soft-page-break/><text:s/><text:span text:style-name="T1">[ 872 <text:s/>223 <text:s text:c="3"/>1]</text:span></text:p>
      <text:p text:style-name="P3"><text:s/><text:span text:style-name="T1">[ 871 <text:s/>223 <text:s text:c="3"/>1]</text:span></text:p>
      <text:p text:style-name="P3"><text:s/><text:span text:style-name="T1">[ 870 <text:s/>223 <text:s text:c="3"/>1]</text:span></text:p>
      <text:p text:style-name="P3"><text:s/><text:span text:style-name="T1">[ 869 <text:s/>223 <text:s text:c="3"/>1]</text:span></text:p>
      <text:p text:style-name="P3"><text:s/><text:span text:style-name="T1">[ 858 <text:s/>266 <text:s text:c="3"/>1]</text:span></text:p>
      <text:p text:style-name="P3"><text:s/><text:span text:style-name="T1">[ 859 <text:s/>264 <text:s text:c="3"/>1]</text:span></text:p>
      <text:p text:style-name="P3"><text:s/><text:span text:style-name="T1">[ 864 <text:s/>266 <text:s text:c="3"/>1]</text:span></text:p>
      <text:p text:style-name="P3"><text:s/><text:span text:style-name="T1">[ 873 <text:s/>263 <text:s text:c="3"/>1]</text:span></text:p>
      <text:p text:style-name="P3"><text:s/><text:span text:style-name="T1">[ 870 <text:s/>263 <text:s text:c="3"/>1]</text:span></text:p>
      <text:p text:style-name="P3"><text:s/><text:span text:style-name="T1">[ 871 <text:s/>263 <text:s text:c="3"/>1]</text:span></text:p>
      <text:p text:style-name="P3"><text:s/><text:span text:style-name="T1">[ 872 <text:s/>263 <text:s text:c="3"/>1]</text:span></text:p>
      <text:p text:style-name="P3"><text:s/><text:span text:style-name="T1">[ 875 <text:s/>224 <text:s text:c="3"/>1]</text:span></text:p>
      <text:p text:style-name="P3"><text:s/><text:span text:style-name="T1">[ 874 <text:s/>263 <text:s text:c="3"/>1]</text:span></text:p>
      <text:p text:style-name="P3"><text:s/><text:span text:style-name="T1">[ 875 <text:s/>263 <text:s text:c="3"/>1]</text:span></text:p>
      <text:p text:style-name="P3"><text:s/><text:span text:style-name="T1">[ 876 <text:s/>224 <text:s text:c="3"/>1]</text:span></text:p>
      <text:p text:style-name="P3"><text:s/><text:span text:style-name="T1">[ 863 <text:s/>224 <text:s text:c="3"/>1]</text:span></text:p>
      <text:p text:style-name="P3"><text:s/><text:span text:style-name="T1">[ 864 <text:s/>224 <text:s text:c="3"/>1]</text:span></text:p>
      <text:p text:style-name="P3"><text:s/><text:span text:style-name="T1">[ 861 <text:s/>224 <text:s text:c="3"/>1]</text:span></text:p>
      <text:p text:style-name="P3"><text:s/><text:span text:style-name="T1">[ 865 <text:s/>224 <text:s text:c="3"/>1]</text:span></text:p>
      <text:p text:style-name="P3"><text:s/><text:span text:style-name="T1">[ 876 <text:s/>263 <text:s text:c="3"/>1]</text:span></text:p>
      <text:p text:style-name="P3"><text:s/><text:span text:style-name="T1">[ 858 <text:s/>264 <text:s text:c="3"/>1]</text:span></text:p>
      <text:p text:style-name="P3"><text:s/><text:span text:style-name="T1">[ 866 <text:s/>224 <text:s text:c="3"/>1]</text:span></text:p>
      <text:p text:style-name="P3"><text:s/><text:span text:style-name="T1">[ 867 <text:s/>224 <text:s text:c="3"/>1]</text:span></text:p>
      <text:p text:style-name="P3"><text:s/><text:span text:style-name="T1">[ 878 <text:s/>224 <text:s text:c="3"/>1]</text:span></text:p>
      <text:p text:style-name="P3"><text:s/><text:span text:style-name="T1">[ 862 <text:s/>224 <text:s text:c="3"/>1]</text:span></text:p>
      <text:p text:style-name="P3"><text:s/><text:span text:style-name="T1">[ 868 <text:s/>263 <text:s text:c="3"/>1]</text:span></text:p>
      <text:p text:style-name="P3"><text:s/><text:span text:style-name="T1">[ 869 <text:s/>224 <text:s text:c="3"/>1]</text:span></text:p>
      <text:p text:style-name="P3"><text:s/><text:span text:style-name="T1">[ 870 <text:s/>224 <text:s text:c="3"/>1]</text:span></text:p>
      <text:p text:style-name="P3"><text:s/><text:span text:style-name="T1">[ 871 <text:s/>224 <text:s text:c="3"/>1]</text:span></text:p>
      <text:p text:style-name="P3"><text:s/><text:span text:style-name="T1">[ 869 <text:s/>263 <text:s text:c="3"/>1]</text:span></text:p>
      <text:p text:style-name="P3"><text:s/><text:span text:style-name="T1">[ 874 <text:s/>224 <text:s text:c="3"/>1]</text:span></text:p>
      <text:p text:style-name="P3"><text:s/><text:span text:style-name="T1">[ 868 <text:s/>224 <text:s text:c="3"/>1]</text:span></text:p>
      <text:p text:style-name="P3"><text:s/><text:span text:style-name="T1">[ 877 <text:s/>224 <text:s text:c="3"/>1]</text:span></text:p>
      <text:p text:style-name="P3"><text:s/><text:span text:style-name="T1">[ 872 <text:s/>224 <text:s text:c="3"/>1]</text:span></text:p>
      <text:p text:style-name="P3"><text:s/><text:span text:style-name="T1">[ 873 <text:s/>224 <text:s text:c="3"/>1]</text:span></text:p>
      <text:p text:style-name="P3"><text:s/><text:span text:style-name="T1">[ 546 <text:s/>210 <text:s text:c="3"/>2]</text:span></text:p>
      <text:p text:style-name="P3"><text:s/><text:span text:style-name="T1">[ 541 <text:s/>210 <text:s text:c="3"/>2]</text:span></text:p>
      <text:p text:style-name="P3"><text:s/><text:span text:style-name="T1">[ 543 <text:s/>209 <text:s text:c="3"/>2]</text:span></text:p>
      <text:p text:style-name="P3"><text:s/><text:span text:style-name="T1">[ 542 <text:s/>209 <text:s text:c="3"/>2]</text:span></text:p>
      <text:p text:style-name="P3"><text:s/><text:span text:style-name="T1">[ 540 <text:s/>209 <text:s text:c="3"/>2]</text:span></text:p>
      <text:p text:style-name="P3"><text:s/><text:span text:style-name="T1">[ 547 <text:s/>210 <text:s text:c="3"/>2]</text:span></text:p>
      <text:p text:style-name="P3"><text:s/><text:span text:style-name="T1">[ 538 <text:s/>209 <text:s text:c="3"/>2]</text:span></text:p>
      <text:p text:style-name="P3"><text:s/><text:span text:style-name="T1">[ 539 <text:s/>210 <text:s text:c="3"/>2]</text:span></text:p>
      <text:p text:style-name="P3"><text:s/><text:span text:style-name="T1">[ 539 <text:s/>209 <text:s text:c="3"/>2]</text:span></text:p>
      <text:p text:style-name="P3"><text:s/><text:span text:style-name="T1">[ 541 <text:s/>209 <text:s text:c="3"/>2]</text:span></text:p>
      <text:p text:style-name="P3"><text:s/><text:span text:style-name="T1">[ 542 <text:s/>210 <text:s text:c="3"/>2]</text:span></text:p>
      <text:p text:style-name="P3"><text:s/><text:span text:style-name="T1">[ 543 <text:s/>210 <text:s text:c="3"/>2]</text:span></text:p>
      <text:p text:style-name="P3"><text:s/><text:span text:style-name="T1">[ 544 <text:s/>210 <text:s text:c="3"/>2]</text:span></text:p>
      <text:p text:style-name="P3"><text:s/><text:span text:style-name="T1">[ 545 <text:s/>210 <text:s text:c="3"/>2]</text:span></text:p>
      <text:p text:style-name="P3"><text:s/><text:span text:style-name="T1">[ 537 <text:s/>209 <text:s text:c="3"/>2]</text:span></text:p>
      <text:p text:style-name="P3"><text:s/><text:span text:style-name="T1">[ 540 <text:s/>210 <text:s text:c="3"/>2]</text:span></text:p>
      <text:p text:style-name="P3"><text:s/><text:span text:style-name="T1">[ 550 <text:s/>209 <text:s text:c="3"/>2]</text:span></text:p>
      <text:p text:style-name="P3"><text:s/><text:span text:style-name="T1">[ 544 <text:s/>209 <text:s text:c="3"/>2]</text:span></text:p>
      <text:p text:style-name="P3"><text:s/><text:span text:style-name="T1">[ 548 <text:s/>209 <text:s text:c="3"/>2]</text:span></text:p>
      <text:p text:style-name="P3"><text:s/><text:span text:style-name="T1">[ 547 <text:s/>209 <text:s text:c="3"/>2]</text:span></text:p>
      <text:p text:style-name="P3"><text:s/><text:span text:style-name="T1">[ 546 <text:s/>209 <text:s text:c="3"/>2]</text:span></text:p>
      <text:p text:style-name="P3"><text:s/><text:span text:style-name="T1">[ 545 <text:s/>209 <text:s text:c="3"/>2]</text:span></text:p>
      <text:p text:style-name="P3"><text:s/><text:span text:style-name="T1">[ 549 <text:s/>209 <text:s text:c="3"/>2]</text:span></text:p>
      <text:p text:style-name="P3"><text:s/><text:span text:style-name="T1">[ 276 <text:s/>214 <text:s text:c="3"/>3]</text:span></text:p>
      <text:p text:style-name="P3"><text:soft-page-break/><text:s/><text:span text:style-name="T1">[ 278 <text:s/>214 <text:s text:c="3"/>3]</text:span></text:p>
      <text:p text:style-name="P3"><text:s/><text:span text:style-name="T1">[ 270 <text:s/>215 <text:s text:c="3"/>3]</text:span></text:p>
      <text:p text:style-name="P3"><text:s/><text:span text:style-name="T1">[ 271 <text:s/>215 <text:s text:c="3"/>3]</text:span></text:p>
      <text:p text:style-name="P3"><text:s/><text:span text:style-name="T1">[ 274 <text:s/>214 <text:s text:c="3"/>3]</text:span></text:p>
      <text:p text:style-name="P3"><text:s/><text:span text:style-name="T1">[ 273 <text:s/>214 <text:s text:c="3"/>3]</text:span></text:p>
      <text:p text:style-name="P3"><text:s/><text:span text:style-name="T1">[ 272 <text:s/>214 <text:s text:c="3"/>3]</text:span></text:p>
      <text:p text:style-name="P3"><text:s/><text:span text:style-name="T1">[ 277 <text:s/>214 <text:s text:c="3"/>3]</text:span></text:p>
      <text:p text:style-name="P3"><text:s/><text:span text:style-name="T1">[ 277 <text:s/>216 <text:s text:c="3"/>3]</text:span></text:p>
      <text:p text:style-name="P3"><text:s/><text:span text:style-name="T1">[ 275 <text:s/>215 <text:s text:c="3"/>3]</text:span></text:p>
      <text:p text:style-name="P3"><text:s/><text:span text:style-name="T1">[ 280 <text:s/>216 <text:s text:c="3"/>3]</text:span></text:p>
      <text:p text:style-name="P3"><text:s/><text:span text:style-name="T1">[ 275 <text:s/>216 <text:s text:c="3"/>3]</text:span></text:p>
      <text:p text:style-name="P3"><text:s/><text:span text:style-name="T1">[ 279 <text:s/>216 <text:s text:c="3"/>3]</text:span></text:p>
      <text:p text:style-name="P3"><text:s/><text:span text:style-name="T1">[ 274 <text:s/>216 <text:s text:c="3"/>3]</text:span></text:p>
      <text:p text:style-name="P3"><text:s/><text:span text:style-name="T1">[ 273 <text:s/>216 <text:s text:c="3"/>3]</text:span></text:p>
      <text:p text:style-name="P3"><text:s/><text:span text:style-name="T1">[ 276 <text:s/>216 <text:s text:c="3"/>3]</text:span></text:p>
      <text:p text:style-name="P3"><text:s/><text:span text:style-name="T1">[ 281 <text:s/>216 <text:s text:c="3"/>3]</text:span></text:p>
      <text:p text:style-name="P3"><text:s/><text:span text:style-name="T1">[ 272 <text:s/>215 <text:s text:c="3"/>3]</text:span></text:p>
      <text:p text:style-name="P3"><text:s/><text:span text:style-name="T1">[ 278 <text:s/>216 <text:s text:c="3"/>3]</text:span></text:p>
      <text:p text:style-name="P3"><text:s/><text:span text:style-name="T1">[ 274 <text:s/>215 <text:s text:c="3"/>3]</text:span></text:p>
      <text:p text:style-name="P3"><text:s/><text:span text:style-name="T1">[ 292 <text:s/>216 <text:s text:c="3"/>4]</text:span></text:p>
      <text:p text:style-name="P3"><text:s/><text:span text:style-name="T1">[ 291 <text:s/>214 <text:s text:c="3"/>4]</text:span></text:p>
      <text:p text:style-name="P3"><text:s/><text:span text:style-name="T1">[ 292 <text:s/>214 <text:s text:c="3"/>4]</text:span></text:p>
      <text:p text:style-name="P3"><text:s/><text:span text:style-name="T1">[ 293 <text:s/>214 <text:s text:c="3"/>4]</text:span></text:p>
      <text:p text:style-name="P3"><text:s/><text:span text:style-name="T1">[ 294 <text:s/>214 <text:s text:c="3"/>4]</text:span></text:p>
      <text:p text:style-name="P3"><text:s/><text:span text:style-name="T1">[ 291 <text:s/>216 <text:s text:c="3"/>4]</text:span></text:p>
      <text:p text:style-name="P3"><text:s/><text:span text:style-name="T1">[ 297 <text:s/>216 <text:s text:c="3"/>4]</text:span></text:p>
      <text:p text:style-name="P3"><text:s/><text:span text:style-name="T1">[ 296 <text:s/>216 <text:s text:c="3"/>4]</text:span></text:p>
      <text:p text:style-name="P3"><text:s/><text:span text:style-name="T1">[ 293 <text:s/>216 <text:s text:c="3"/>4]</text:span></text:p>
      <text:p text:style-name="P3"><text:s/><text:span text:style-name="T1">[ 294 <text:s/>216 <text:s text:c="3"/>4]</text:span></text:p>
      <text:p text:style-name="P3"><text:s/><text:span text:style-name="T1">[ 295 <text:s/>216 <text:s text:c="3"/>4]</text:span></text:p>
      <text:p text:style-name="P3"><text:s/><text:span text:style-name="T1">[ 302 <text:s/>216 <text:s text:c="3"/>4]</text:span></text:p>
      <text:p text:style-name="P3"><text:s/><text:span text:style-name="T1">[ 301 <text:s/>216 <text:s text:c="3"/>4]</text:span></text:p>
      <text:p text:style-name="P3"><text:s/><text:span text:style-name="T1">[ 300 <text:s/>216 <text:s text:c="3"/>4]</text:span></text:p>
      <text:p text:style-name="P3"><text:s/><text:span text:style-name="T1">[ 299 <text:s/>216 <text:s text:c="3"/>4]</text:span></text:p>
      <text:p text:style-name="P3"><text:s/><text:span text:style-name="T1">[ 298 <text:s/>216 <text:s text:c="3"/>4]</text:span></text:p>
      <text:p text:style-name="P3"><text:s/><text:span text:style-name="T1">[ 288 <text:s/>214 <text:s text:c="3"/>4]</text:span></text:p>
      <text:p text:style-name="P3"><text:s/><text:span text:style-name="T1">[ 295 <text:s/>214 <text:s text:c="3"/>4]</text:span></text:p>
      <text:p text:style-name="P3"><text:s/><text:span text:style-name="T1">[ 287 <text:s/>214 <text:s text:c="3"/>4]</text:span></text:p>
      <text:p text:style-name="P3"><text:s/><text:span text:style-name="T1">[ 297 <text:s/>214 <text:s text:c="3"/>4]</text:span></text:p>
      <text:p text:style-name="P3"><text:s/><text:span text:style-name="T1">[ 282 <text:s/>216 <text:s text:c="3"/>4]</text:span></text:p>
      <text:p text:style-name="P3"><text:s/><text:span text:style-name="T1">[ 283 <text:s/>216 <text:s text:c="3"/>4]</text:span></text:p>
      <text:p text:style-name="P3"><text:s/><text:span text:style-name="T1">[ 284 <text:s/>216 <text:s text:c="3"/>4]</text:span></text:p>
      <text:p text:style-name="P3"><text:s/><text:span text:style-name="T1">[ 285 <text:s/>216 <text:s text:c="3"/>4]</text:span></text:p>
      <text:p text:style-name="P3"><text:s/><text:span text:style-name="T1">[ 301 <text:s/>214 <text:s text:c="3"/>4]</text:span></text:p>
      <text:p text:style-name="P3"><text:s/><text:span text:style-name="T1">[ 302 <text:s/>214 <text:s text:c="3"/>4]</text:span></text:p>
      <text:p text:style-name="P3"><text:s/><text:span text:style-name="T1">[ 296 <text:s/>214 <text:s text:c="3"/>4]</text:span></text:p>
      <text:p text:style-name="P3"><text:s/><text:span text:style-name="T1">[ 303 <text:s/>214 <text:s text:c="3"/>4]</text:span></text:p>
      <text:p text:style-name="P3"><text:s/><text:span text:style-name="T1">[ 304 <text:s/>214 <text:s text:c="3"/>4]</text:span></text:p>
      <text:p text:style-name="P3"><text:s/><text:span text:style-name="T1">[ 305 <text:s/>214 <text:s text:c="3"/>4]</text:span></text:p>
      <text:p text:style-name="P3"><text:s/><text:span text:style-name="T1">[ 286 <text:s/>216 <text:s text:c="3"/>4]</text:span></text:p>
      <text:p text:style-name="P3"><text:s/><text:span text:style-name="T1">[ 287 <text:s/>216 <text:s text:c="3"/>4]</text:span></text:p>
      <text:p text:style-name="P3"><text:s/><text:span text:style-name="T1">[ 290 <text:s/>214 <text:s text:c="3"/>4]</text:span></text:p>
      <text:p text:style-name="P3"><text:s/><text:span text:style-name="T1">[ 283 <text:s/>214 <text:s text:c="3"/>4]</text:span></text:p>
      <text:p text:style-name="P3"><text:s/><text:span text:style-name="T1">[ 288 <text:s/>216 <text:s text:c="3"/>4]</text:span></text:p>
      <text:p text:style-name="P3"><text:s/><text:span text:style-name="T1">[ 298 <text:s/>214 <text:s text:c="3"/>4]</text:span></text:p>
      <text:p text:style-name="P3"><text:s/><text:span text:style-name="T1">[ 285 <text:s/>214 <text:s text:c="3"/>4]</text:span></text:p>
      <text:p text:style-name="P3"><text:s/><text:span text:style-name="T1">[ 286 <text:s/>214 <text:s text:c="3"/>4]</text:span></text:p>
      <text:p text:style-name="P3"><text:s/><text:span text:style-name="T1">[ 290 <text:s/>216 <text:s text:c="3"/>4]</text:span></text:p>
      <text:p text:style-name="P3"><text:s/><text:span text:style-name="T1">[ 299 <text:s/>214 <text:s text:c="3"/>4]</text:span></text:p>
      <text:p text:style-name="P3"><text:soft-page-break/><text:s/><text:span text:style-name="T1">[ 289 <text:s/>216 <text:s text:c="3"/>4]</text:span></text:p>
      <text:p text:style-name="P3"><text:s/><text:span text:style-name="T1">[ 300 <text:s/>214 <text:s text:c="3"/>4]</text:span></text:p>
      <text:p text:style-name="P3"><text:s/><text:span text:style-name="T1">[ 379 <text:s/>216 <text:s text:c="3"/>5]</text:span></text:p>
      <text:p text:style-name="P3"><text:s/><text:span text:style-name="T1">[ 378 <text:s/>216 <text:s text:c="3"/>5]</text:span></text:p>
      <text:p text:style-name="P3"><text:s/><text:span text:style-name="T1">[ 377 <text:s/>216 <text:s text:c="3"/>5]</text:span></text:p>
      <text:p text:style-name="P3"><text:s/><text:span text:style-name="T1">[ 376 <text:s/>216 <text:s text:c="3"/>5]</text:span></text:p>
      <text:p text:style-name="P3"><text:s/><text:span text:style-name="T1">[ 377 <text:s/>214 <text:s text:c="3"/>5]</text:span></text:p>
      <text:p text:style-name="P3"><text:s/><text:span text:style-name="T1">[ 380 <text:s/>216 <text:s text:c="3"/>5]</text:span></text:p>
      <text:p text:style-name="P3"><text:s/><text:span text:style-name="T1">[ 377 <text:s/>215 <text:s text:c="3"/>5]</text:span></text:p>
      <text:p text:style-name="P3"><text:s/><text:span text:style-name="T1">[ 376 <text:s/>215 <text:s text:c="3"/>5]</text:span></text:p>
      <text:p text:style-name="P3"><text:s/><text:span text:style-name="T1">[ 375 <text:s/>215 <text:s text:c="3"/>5]</text:span></text:p>
      <text:p text:style-name="P3"><text:s/><text:span text:style-name="T1">[ 374 <text:s/>215 <text:s text:c="3"/>5]</text:span></text:p>
      <text:p text:style-name="P3"><text:s/><text:span text:style-name="T1">[ 373 <text:s/>215 <text:s text:c="3"/>5]</text:span></text:p>
      <text:p text:style-name="P3"><text:s/><text:span text:style-name="T1">[ 375 <text:s/>216 <text:s text:c="3"/>5]</text:span></text:p>
      <text:p text:style-name="P3"><text:s/><text:span text:style-name="T1">[ 381 <text:s/>216 <text:s text:c="3"/>5]</text:span></text:p>
      <text:p text:style-name="P3"><text:s/><text:span text:style-name="T1">[ 375 <text:s/>214 <text:s text:c="3"/>5]</text:span></text:p>
      <text:p text:style-name="P3"><text:s/><text:span text:style-name="T1">[ 372 <text:s/>215 <text:s text:c="3"/>5]</text:span></text:p>
      <text:p text:style-name="P3"><text:s/><text:span text:style-name="T1">[ 374 <text:s/>214 <text:s text:c="3"/>5]</text:span></text:p>
      <text:p text:style-name="P3"><text:s/><text:span text:style-name="T1">[ 373 <text:s/>214 <text:s text:c="3"/>5]</text:span></text:p>
      <text:p text:style-name="P3"><text:s/><text:span text:style-name="T1">[ 376 <text:s/>214 <text:s text:c="3"/>5]</text:span></text:p>
      <text:p text:style-name="P3"><text:s/><text:span text:style-name="T1">[ 371 <text:s/>215 <text:s text:c="3"/>5]</text:span></text:p>
      <text:p text:style-name="P3"><text:s/><text:span text:style-name="T1">[ 732 <text:s/>214 <text:s text:c="3"/>6]</text:span></text:p>
      <text:p text:style-name="P3"><text:s/><text:span text:style-name="T1">[ 735 <text:s/>215 <text:s text:c="3"/>6]</text:span></text:p>
      <text:p text:style-name="P3"><text:s/><text:span text:style-name="T1">[ 733 <text:s/>215 <text:s text:c="3"/>6]</text:span></text:p>
      <text:p text:style-name="P3"><text:s/><text:span text:style-name="T1">[ 733 <text:s/>214 <text:s text:c="3"/>6]</text:span></text:p>
      <text:p text:style-name="P3"><text:s/><text:span text:style-name="T1">[ 734 <text:s/>214 <text:s text:c="3"/>6]</text:span></text:p>
      <text:p text:style-name="P3"><text:s/><text:span text:style-name="T1">[ 735 <text:s/>214 <text:s text:c="3"/>6]</text:span></text:p>
      <text:p text:style-name="P3"><text:s/><text:span text:style-name="T1">[ 736 <text:s/>214 <text:s text:c="3"/>6]</text:span></text:p>
      <text:p text:style-name="P3"><text:s/><text:span text:style-name="T1">[ 737 <text:s/>214 <text:s text:c="3"/>6]</text:span></text:p>
      <text:p text:style-name="P3"><text:s/><text:span text:style-name="T1">[ 738 <text:s/>214 <text:s text:c="3"/>6]</text:span></text:p>
      <text:p text:style-name="P3"><text:s/><text:span text:style-name="T1">[ 736 <text:s/>215 <text:s text:c="3"/>6]</text:span></text:p>
      <text:p text:style-name="P3"><text:s/><text:span text:style-name="T1">[ 758 <text:s/>214 <text:s text:c="3"/>7]</text:span></text:p>
      <text:p text:style-name="P3"><text:s/><text:span text:style-name="T1">[ 759 <text:s/>215 <text:s text:c="3"/>7]</text:span></text:p>
      <text:p text:style-name="P3"><text:s/><text:span text:style-name="T1">[ 756 <text:s/>214 <text:s text:c="3"/>7]</text:span></text:p>
      <text:p text:style-name="P3"><text:s/><text:span text:style-name="T1">[ 758 <text:s/>215 <text:s text:c="3"/>7]</text:span></text:p>
      <text:p text:style-name="P3"><text:s/><text:span text:style-name="T1">[ 754 <text:s/>214 <text:s text:c="3"/>7]</text:span></text:p>
      <text:p text:style-name="P3"><text:s/><text:span text:style-name="T1">[ 761 <text:s/>214 <text:s text:c="3"/>7]</text:span></text:p>
      <text:p text:style-name="P3"><text:s/><text:span text:style-name="T1">[ 761 <text:s/>215 <text:s text:c="3"/>7]</text:span></text:p>
      <text:p text:style-name="P3"><text:s/><text:span text:style-name="T1">[ 743 <text:s/>214 <text:s text:c="3"/>7]</text:span></text:p>
      <text:p text:style-name="P3"><text:s/><text:span text:style-name="T1">[ 744 <text:s/>214 <text:s text:c="3"/>7]</text:span></text:p>
      <text:p text:style-name="P3"><text:s/><text:span text:style-name="T1">[ 747 <text:s/>215 <text:s text:c="3"/>7]</text:span></text:p>
      <text:p text:style-name="P3"><text:s/><text:span text:style-name="T1">[ 745 <text:s/>214 <text:s text:c="3"/>7]</text:span></text:p>
      <text:p text:style-name="P3"><text:s/><text:span text:style-name="T1">[ 746 <text:s/>214 <text:s text:c="3"/>7]</text:span></text:p>
      <text:p text:style-name="P3"><text:s/><text:span text:style-name="T1">[ 747 <text:s/>214 <text:s text:c="3"/>7]</text:span></text:p>
      <text:p text:style-name="P3"><text:s/><text:span text:style-name="T1">[ 748 <text:s/>215 <text:s text:c="3"/>7]</text:span></text:p>
      <text:p text:style-name="P3"><text:s/><text:span text:style-name="T1">[ 749 <text:s/>215 <text:s text:c="3"/>7]</text:span></text:p>
      <text:p text:style-name="P3"><text:s/><text:span text:style-name="T1">[ 748 <text:s/>214 <text:s text:c="3"/>7]</text:span></text:p>
      <text:p text:style-name="P3"><text:s/><text:span text:style-name="T1">[ 759 <text:s/>214 <text:s text:c="3"/>7]</text:span></text:p>
      <text:p text:style-name="P3"><text:s/><text:span text:style-name="T1">[ 750 <text:s/>214 <text:s text:c="3"/>7]</text:span></text:p>
      <text:p text:style-name="P3"><text:s/><text:span text:style-name="T1">[ 751 <text:s/>214 <text:s text:c="3"/>7]</text:span></text:p>
      <text:p text:style-name="P3"><text:s/><text:span text:style-name="T1">[ 752 <text:s/>214 <text:s text:c="3"/>7]</text:span></text:p>
      <text:p text:style-name="P3"><text:s/><text:span text:style-name="T1">[ 762 <text:s/>215 <text:s text:c="3"/>7]</text:span></text:p>
      <text:p text:style-name="P3"><text:s/><text:span text:style-name="T1">[ 753 <text:s/>214 <text:s text:c="3"/>7]</text:span></text:p>
      <text:p text:style-name="P3"><text:s/><text:span text:style-name="T1">[ 760 <text:s/>215 <text:s text:c="3"/>7]</text:span></text:p>
      <text:p text:style-name="P3"><text:s/><text:span text:style-name="T1">[ 749 <text:s/>214 <text:s text:c="3"/>7]</text:span></text:p>
      <text:p text:style-name="P3"><text:s/><text:span text:style-name="T1">[ 760 <text:s/>214 <text:s text:c="3"/>7]</text:span></text:p>
      <text:p text:style-name="P3"><text:s/><text:span text:style-name="T1">[ 757 <text:s/>215 <text:s text:c="3"/>7]</text:span></text:p>
      <text:p text:style-name="P3"><text:s/><text:span text:style-name="T1">[ 755 <text:s/>215 <text:s text:c="3"/>7]</text:span></text:p>
      <text:p text:style-name="P3"><text:s/><text:span text:style-name="T1">[ 754 <text:s/>215 <text:s text:c="3"/>7]</text:span></text:p>
      <text:p text:style-name="P3"><text:soft-page-break/><text:s/><text:span text:style-name="T1">[ 753 <text:s/>215 <text:s text:c="3"/>7]</text:span></text:p>
      <text:p text:style-name="P3"><text:s/><text:span text:style-name="T1">[ 747 <text:s/>213 <text:s text:c="3"/>7]</text:span></text:p>
      <text:p text:style-name="P3"><text:s/><text:span text:style-name="T1">[ 752 <text:s/>215 <text:s text:c="3"/>7]</text:span></text:p>
      <text:p text:style-name="P3"><text:s/><text:span text:style-name="T1">[ 750 <text:s/>215 <text:s text:c="3"/>7]</text:span></text:p>
      <text:p text:style-name="P3"><text:s/><text:span text:style-name="T1">[ 756 <text:s/>215 <text:s text:c="3"/>7]</text:span></text:p>
      <text:p text:style-name="P3"><text:s/><text:span text:style-name="T1">[ 400 <text:s/>218 <text:s text:c="3"/>8]</text:span></text:p>
      <text:p text:style-name="P3"><text:s/><text:span text:style-name="T1">[ 404 <text:s/>214 <text:s text:c="3"/>8]</text:span></text:p>
      <text:p text:style-name="P3"><text:s/><text:span text:style-name="T1">[ 403 <text:s/>215 <text:s text:c="3"/>8]</text:span></text:p>
      <text:p text:style-name="P3"><text:s/><text:span text:style-name="T1">[ 402 <text:s/>215 <text:s text:c="3"/>8]</text:span></text:p>
      <text:p text:style-name="P3"><text:s/><text:span text:style-name="T1">[ 401 <text:s/>218 <text:s text:c="3"/>8]</text:span></text:p>
      <text:p text:style-name="P3"><text:s/><text:span text:style-name="T1">[ 401 <text:s/>215 <text:s text:c="3"/>8]</text:span></text:p>
      <text:p text:style-name="P3"><text:s/><text:span text:style-name="T1">[ 400 <text:s/>215 <text:s text:c="3"/>8]</text:span></text:p>
      <text:p text:style-name="P3"><text:s/><text:span text:style-name="T1">[ 402 <text:s/>216 <text:s text:c="3"/>8]</text:span></text:p>
      <text:p text:style-name="P3"><text:s/><text:span text:style-name="T1">[ 404 <text:s/>218 <text:s text:c="3"/>8]</text:span></text:p>
      <text:p text:style-name="P3"><text:s/><text:span text:style-name="T1">[ 403 <text:s/>218 <text:s text:c="3"/>8]</text:span></text:p>
      <text:p text:style-name="P3"><text:s/><text:span text:style-name="T1">[ 402 <text:s/>218 <text:s text:c="3"/>8]</text:span></text:p>
      <text:p text:style-name="P3"><text:s/><text:span text:style-name="T1">[ 409 <text:s/>216 <text:s text:c="3"/>9]</text:span></text:p>
      <text:p text:style-name="P3"><text:s/><text:span text:style-name="T1">[ 410 <text:s/>216 <text:s text:c="3"/>9]</text:span></text:p>
      <text:p text:style-name="P3"><text:s/><text:span text:style-name="T1">[ 406 <text:s/>216 <text:s text:c="3"/>9]</text:span></text:p>
      <text:p text:style-name="P3"><text:s/><text:span text:style-name="T1">[ 411 <text:s/>216 <text:s text:c="3"/>9]</text:span></text:p>
      <text:p text:style-name="P3"><text:s/><text:span text:style-name="T1">[ 408 <text:s/>216 <text:s text:c="3"/>9]</text:span></text:p>
      <text:p text:style-name="P3"><text:s/><text:span text:style-name="T1">[ 407 <text:s/>216 <text:s text:c="3"/>9]</text:span></text:p>
      <text:p text:style-name="P3"><text:s/><text:span text:style-name="T1">[ 405 <text:s/>214 <text:s text:c="3"/>9]</text:span></text:p>
      <text:p text:style-name="P3"><text:s/><text:span text:style-name="T1">[ 406 <text:s/>218 <text:s text:c="3"/>9]</text:span></text:p>
      <text:p text:style-name="P3"><text:s/><text:span text:style-name="T1">[ 406 <text:s/>214 <text:s text:c="3"/>9]</text:span></text:p>
      <text:p text:style-name="P3"><text:s/><text:span text:style-name="T1">[ 407 <text:s/>214 <text:s text:c="3"/>9]</text:span></text:p>
      <text:p text:style-name="P3"><text:s/><text:span text:style-name="T1">[ 408 <text:s/>214 <text:s text:c="3"/>9]</text:span></text:p>
      <text:p text:style-name="P3"><text:s/><text:span text:style-name="T1">[ 810 <text:s/>217 <text:s text:c="2"/>10]</text:span></text:p>
      <text:p text:style-name="P3"><text:s/><text:span text:style-name="T1">[ 811 <text:s/>217 <text:s text:c="2"/>10]</text:span></text:p>
      <text:p text:style-name="P3"><text:s/><text:span text:style-name="T1">[ 812 <text:s/>217 <text:s text:c="2"/>10]</text:span></text:p>
      <text:p text:style-name="P3"><text:s/><text:span text:style-name="T1">[ 813 <text:s/>217 <text:s text:c="2"/>10]</text:span></text:p>
      <text:p text:style-name="P3"><text:s/><text:span text:style-name="T1">[ 832 <text:s/>218 <text:s text:c="2"/>10]</text:span></text:p>
      <text:p text:style-name="P3"><text:s/><text:span text:style-name="T1">[ 814 <text:s/>217 <text:s text:c="2"/>10]</text:span></text:p>
      <text:p text:style-name="P3"><text:s/><text:span text:style-name="T1">[ 815 <text:s/>217 <text:s text:c="2"/>10]</text:span></text:p>
      <text:p text:style-name="P3"><text:s/><text:span text:style-name="T1">[ 816 <text:s/>217 <text:s text:c="2"/>10]</text:span></text:p>
      <text:p text:style-name="P3"><text:s/><text:span text:style-name="T1">[ 817 <text:s/>217 <text:s text:c="2"/>10]</text:span></text:p>
      <text:p text:style-name="P3"><text:s/><text:span text:style-name="T1">[ 818 <text:s/>217 <text:s text:c="2"/>10]</text:span></text:p>
      <text:p text:style-name="P3"><text:s/><text:span text:style-name="T1">[ 819 <text:s/>217 <text:s text:c="2"/>10]</text:span></text:p>
      <text:p text:style-name="P3"><text:s/><text:span text:style-name="T1">[ 821 <text:s/>217 <text:s text:c="2"/>10]</text:span></text:p>
      <text:p text:style-name="P3"><text:s/><text:span text:style-name="T1">[ 809 <text:s/>217 <text:s text:c="2"/>10]</text:span></text:p>
      <text:p text:style-name="P3"><text:s/><text:span text:style-name="T1">[ 808 <text:s/>217 <text:s text:c="2"/>10]</text:span></text:p>
      <text:p text:style-name="P3"><text:s/><text:span text:style-name="T1">[ 805 <text:s/>217 <text:s text:c="2"/>10]</text:span></text:p>
      <text:p text:style-name="P3"><text:s/><text:span text:style-name="T1">[ 806 <text:s/>217 <text:s text:c="2"/>10]</text:span></text:p>
      <text:p text:style-name="P3"><text:s/><text:span text:style-name="T1">[ 822 <text:s/>217 <text:s text:c="2"/>10]</text:span></text:p>
      <text:p text:style-name="P3"><text:s/><text:span text:style-name="T1">[ 804 <text:s/>217 <text:s text:c="2"/>10]</text:span></text:p>
      <text:p text:style-name="P3"><text:s/><text:span text:style-name="T1">[ 820 <text:s/>216 <text:s text:c="2"/>10]</text:span></text:p>
      <text:p text:style-name="P3"><text:s/><text:span text:style-name="T1">[ 821 <text:s/>216 <text:s text:c="2"/>10]</text:span></text:p>
      <text:p text:style-name="P3"><text:s/><text:span text:style-name="T1">[ 806 <text:s/>216 <text:s text:c="2"/>10]</text:span></text:p>
      <text:p text:style-name="P3"><text:s/><text:span text:style-name="T1">[ 807 <text:s/>216 <text:s text:c="2"/>10]</text:span></text:p>
      <text:p text:style-name="P3"><text:s/><text:span text:style-name="T1">[ 808 <text:s/>216 <text:s text:c="2"/>10]</text:span></text:p>
      <text:p text:style-name="P3"><text:s/><text:span text:style-name="T1">[ 809 <text:s/>216 <text:s text:c="2"/>10]</text:span></text:p>
      <text:p text:style-name="P3"><text:s/><text:span text:style-name="T1">[ 810 <text:s/>216 <text:s text:c="2"/>10]</text:span></text:p>
      <text:p text:style-name="P3"><text:s/><text:span text:style-name="T1">[ 811 <text:s/>216 <text:s text:c="2"/>10]</text:span></text:p>
      <text:p text:style-name="P3"><text:s/><text:span text:style-name="T1">[ 816 <text:s/>216 <text:s text:c="2"/>10]</text:span></text:p>
      <text:p text:style-name="P3"><text:s/><text:span text:style-name="T1">[ 815 <text:s/>216 <text:s text:c="2"/>10]</text:span></text:p>
      <text:p text:style-name="P3"><text:s/><text:span text:style-name="T1">[ 807 <text:s/>217 <text:s text:c="2"/>10]</text:span></text:p>
      <text:p text:style-name="P3"><text:s/><text:span text:style-name="T1">[ 823 <text:s/>217 <text:s text:c="2"/>10]</text:span></text:p>
      <text:p text:style-name="P3"><text:s/><text:span text:style-name="T1">[ 824 <text:s/>217 <text:s text:c="2"/>10]</text:span></text:p>
      <text:p text:style-name="P3"><text:s/><text:span text:style-name="T1">[ 825 <text:s/>217 <text:s text:c="2"/>10]</text:span></text:p>
      <text:p text:style-name="P3"><text:soft-page-break/><text:s/><text:span text:style-name="T1">[ 819 <text:s/>216 <text:s text:c="2"/>10]</text:span></text:p>
      <text:p text:style-name="P3"><text:s/><text:span text:style-name="T1">[ 823 <text:s/>218 <text:s text:c="2"/>10]</text:span></text:p>
      <text:p text:style-name="P3"><text:s/><text:span text:style-name="T1">[ 824 <text:s/>218 <text:s text:c="2"/>10]</text:span></text:p>
      <text:p text:style-name="P3"><text:s/><text:span text:style-name="T1">[ 825 <text:s/>218 <text:s text:c="2"/>10]</text:span></text:p>
      <text:p text:style-name="P3"><text:s/><text:span text:style-name="T1">[ 826 <text:s/>218 <text:s text:c="2"/>10]</text:span></text:p>
      <text:p text:style-name="P3"><text:s/><text:span text:style-name="T1">[ 827 <text:s/>218 <text:s text:c="2"/>10]</text:span></text:p>
      <text:p text:style-name="P3"><text:s/><text:span text:style-name="T1">[ 818 <text:s/>216 <text:s text:c="2"/>10]</text:span></text:p>
      <text:p text:style-name="P3"><text:s/><text:span text:style-name="T1">[ 828 <text:s/>218 <text:s text:c="2"/>10]</text:span></text:p>
      <text:p text:style-name="P3"><text:s/><text:span text:style-name="T1">[ 830 <text:s/>218 <text:s text:c="2"/>10]</text:span></text:p>
      <text:p text:style-name="P3"><text:s/><text:span text:style-name="T1">[ 837 <text:s/>218 <text:s text:c="2"/>10]</text:span></text:p>
      <text:p text:style-name="P3"><text:s/><text:span text:style-name="T1">[ 836 <text:s/>218 <text:s text:c="2"/>10]</text:span></text:p>
      <text:p text:style-name="P3"><text:s/><text:span text:style-name="T1">[ 835 <text:s/>218 <text:s text:c="2"/>10]</text:span></text:p>
      <text:p text:style-name="P3"><text:s/><text:span text:style-name="T1">[ 834 <text:s/>218 <text:s text:c="2"/>10]</text:span></text:p>
      <text:p text:style-name="P3"><text:s/><text:span text:style-name="T1">[ 833 <text:s/>218 <text:s text:c="2"/>10]</text:span></text:p>
      <text:p text:style-name="P3"><text:s/><text:span text:style-name="T1">[ 829 <text:s/>218 <text:s text:c="2"/>10]</text:span></text:p>
      <text:p text:style-name="P3"><text:s/><text:span text:style-name="T1">[ 831 <text:s/>218 <text:s text:c="2"/>10]</text:span></text:p>
      <text:p text:style-name="P3"><text:s/><text:span text:style-name="T1">[ 817 <text:s/>216 <text:s text:c="2"/>10]</text:span></text:p>
      <text:p text:style-name="P3"><text:s/><text:span text:style-name="T1">[ 813 <text:s/>216 <text:s text:c="2"/>10]</text:span></text:p>
      <text:p text:style-name="P3"><text:s/><text:span text:style-name="T1">[ 826 <text:s/>217 <text:s text:c="2"/>10]</text:span></text:p>
      <text:p text:style-name="P3"><text:s/><text:span text:style-name="T1">[ 827 <text:s/>217 <text:s text:c="2"/>10]</text:span></text:p>
      <text:p text:style-name="P3"><text:s/><text:span text:style-name="T1">[ 828 <text:s/>217 <text:s text:c="2"/>10]</text:span></text:p>
      <text:p text:style-name="P3"><text:s/><text:span text:style-name="T1">[ 829 <text:s/>217 <text:s text:c="2"/>10]</text:span></text:p>
      <text:p text:style-name="P3"><text:s/><text:span text:style-name="T1">[ 830 <text:s/>217 <text:s text:c="2"/>10]</text:span></text:p>
      <text:p text:style-name="P3"><text:s/><text:span text:style-name="T1">[ 831 <text:s/>217 <text:s text:c="2"/>10]</text:span></text:p>
      <text:p text:style-name="P3"><text:s/><text:span text:style-name="T1">[ 812 <text:s/>216 <text:s text:c="2"/>10]</text:span></text:p>
      <text:p text:style-name="P3"><text:s/><text:span text:style-name="T1">[ 832 <text:s/>217 <text:s text:c="2"/>10]</text:span></text:p>
      <text:p text:style-name="P3"><text:s/><text:span text:style-name="T1">[ 834 <text:s/>217 <text:s text:c="2"/>10]</text:span></text:p>
      <text:p text:style-name="P3"><text:s/><text:span text:style-name="T1">[ 814 <text:s/>216 <text:s text:c="2"/>10]</text:span></text:p>
      <text:p text:style-name="P3"><text:s/><text:span text:style-name="T1">[ 835 <text:s/>217 <text:s text:c="2"/>10]</text:span></text:p>
      <text:p text:style-name="P3"><text:s/><text:span text:style-name="T1">[ 822 <text:s/>218 <text:s text:c="2"/>10]</text:span></text:p>
      <text:p text:style-name="P3"><text:s/><text:span text:style-name="T1">[ 837 <text:s/>217 <text:s text:c="2"/>10]</text:span></text:p>
      <text:p text:style-name="P3"><text:s/><text:span text:style-name="T1">[ 838 <text:s/>217 <text:s text:c="2"/>10]</text:span></text:p>
      <text:p text:style-name="P3"><text:s/><text:span text:style-name="T1">[ 833 <text:s/>217 <text:s text:c="2"/>10]</text:span></text:p>
      <text:p text:style-name="P3"><text:s/><text:span text:style-name="T1">[ 836 <text:s/>217 <text:s text:c="2"/>10]</text:span></text:p>
      <text:p text:style-name="P3"><text:s/><text:span text:style-name="T1">[ 422 <text:s/>217 <text:s text:c="2"/>11]</text:span></text:p>
      <text:p text:style-name="P3"><text:s/><text:span text:style-name="T1">[ 422 <text:s/>218 <text:s text:c="2"/>11]</text:span></text:p>
      <text:p text:style-name="P3"><text:s/><text:span text:style-name="T1">[ 420 <text:s/>218 <text:s text:c="2"/>11]</text:span></text:p>
      <text:p text:style-name="P3"><text:s/><text:span text:style-name="T1">[ 419 <text:s/>218 <text:s text:c="2"/>11]</text:span></text:p>
      <text:p text:style-name="P3"><text:s/><text:span text:style-name="T1">[ 418 <text:s/>218 <text:s text:c="2"/>11]</text:span></text:p>
      <text:p text:style-name="P3"><text:s/><text:span text:style-name="T1">[ 417 <text:s/>218 <text:s text:c="2"/>11]</text:span></text:p>
      <text:p text:style-name="P3"><text:s/><text:span text:style-name="T1">[ 416 <text:s/>218 <text:s text:c="2"/>11]</text:span></text:p>
      <text:p text:style-name="P3"><text:s/><text:span text:style-name="T1">[ 415 <text:s/>218 <text:s text:c="2"/>11]</text:span></text:p>
      <text:p text:style-name="P3"><text:s/><text:span text:style-name="T1">[ 414 <text:s/>218 <text:s text:c="2"/>11]</text:span></text:p>
      <text:p text:style-name="P3"><text:s/><text:span text:style-name="T1">[ 412 <text:s/>218 <text:s text:c="2"/>11]</text:span></text:p>
      <text:p text:style-name="P3"><text:s/><text:span text:style-name="T1">[ 424 <text:s/>218 <text:s text:c="2"/>11]</text:span></text:p>
      <text:p text:style-name="P3"><text:s/><text:span text:style-name="T1">[ 425 <text:s/>218 <text:s text:c="2"/>11]</text:span></text:p>
      <text:p text:style-name="P3"><text:s/><text:span text:style-name="T1">[ 413 <text:s/>216 <text:s text:c="2"/>11]</text:span></text:p>
      <text:p text:style-name="P3"><text:s/><text:span text:style-name="T1">[ 421 <text:s/>218 <text:s text:c="2"/>11]</text:span></text:p>
      <text:p text:style-name="P3"><text:s/><text:span text:style-name="T1">[ 423 <text:s/>218 <text:s text:c="2"/>11]</text:span></text:p>
      <text:p text:style-name="P3"><text:s/><text:span text:style-name="T1">[ 421 <text:s/>217 <text:s text:c="2"/>11]</text:span></text:p>
      <text:p text:style-name="P3"><text:s/><text:span text:style-name="T1">[ 420 <text:s/>217 <text:s text:c="2"/>11]</text:span></text:p>
      <text:p text:style-name="P3"><text:s/><text:span text:style-name="T1">[ 419 <text:s/>217 <text:s text:c="2"/>11]</text:span></text:p>
      <text:p text:style-name="P3"><text:s/><text:span text:style-name="T1">[ 418 <text:s/>217 <text:s text:c="2"/>11]</text:span></text:p>
      <text:p text:style-name="P3"><text:s/><text:span text:style-name="T1">[ 417 <text:s/>217 <text:s text:c="2"/>11]</text:span></text:p>
      <text:p text:style-name="P3"><text:s/><text:span text:style-name="T1">[ 416 <text:s/>217 <text:s text:c="2"/>11]</text:span></text:p>
      <text:p text:style-name="P3"><text:s/><text:span text:style-name="T1">[ 415 <text:s/>217 <text:s text:c="2"/>11]</text:span></text:p>
      <text:p text:style-name="P3"><text:s/><text:span text:style-name="T1">[ 619 <text:s/>218 <text:s text:c="2"/>12]</text:span></text:p>
      <text:p text:style-name="P3"><text:s/><text:span text:style-name="T1">[ 620 <text:s/>218 <text:s text:c="2"/>12]</text:span></text:p>
      <text:p text:style-name="P3"><text:s/><text:span text:style-name="T1">[ 625 <text:s/>218 <text:s text:c="2"/>12]</text:span></text:p>
      <text:p text:style-name="P3"><text:soft-page-break/><text:s/><text:span text:style-name="T1">[ 623 <text:s/>218 <text:s text:c="2"/>12]</text:span></text:p>
      <text:p text:style-name="P3"><text:s/><text:span text:style-name="T1">[ 622 <text:s/>218 <text:s text:c="2"/>12]</text:span></text:p>
      <text:p text:style-name="P3"><text:s/><text:span text:style-name="T1">[ 629 <text:s/>218 <text:s text:c="2"/>12]</text:span></text:p>
      <text:p text:style-name="P3"><text:s/><text:span text:style-name="T1">[ 628 <text:s/>218 <text:s text:c="2"/>12]</text:span></text:p>
      <text:p text:style-name="P3"><text:s/><text:span text:style-name="T1">[ 615 <text:s/>218 <text:s text:c="2"/>12]</text:span></text:p>
      <text:p text:style-name="P3"><text:s/><text:span text:style-name="T1">[ 621 <text:s/>218 <text:s text:c="2"/>12]</text:span></text:p>
      <text:p text:style-name="P3"><text:s/><text:span text:style-name="T1">[ 618 <text:s/>218 <text:s text:c="2"/>12]</text:span></text:p>
      <text:p text:style-name="P3"><text:s/><text:span text:style-name="T1">[ 624 <text:s/>218 <text:s text:c="2"/>12]</text:span></text:p>
      <text:p text:style-name="P3"><text:s/><text:span text:style-name="T1">[ 617 <text:s/>218 <text:s text:c="2"/>12]</text:span></text:p>
      <text:p text:style-name="P3"><text:s/><text:span text:style-name="T1">[ 627 <text:s/>218 <text:s text:c="2"/>12]</text:span></text:p>
      <text:p text:style-name="P3"><text:s/><text:span text:style-name="T1">[ 629 <text:s/>217 <text:s text:c="2"/>12]</text:span></text:p>
      <text:p text:style-name="P3"><text:s/><text:span text:style-name="T1">[ 626 <text:s/>217 <text:s text:c="2"/>12]</text:span></text:p>
      <text:p text:style-name="P3"><text:s/><text:span text:style-name="T1">[ 613 <text:s/>217 <text:s text:c="2"/>12]</text:span></text:p>
      <text:p text:style-name="P3"><text:s/><text:span text:style-name="T1">[ 614 <text:s/>217 <text:s text:c="2"/>12]</text:span></text:p>
      <text:p text:style-name="P3"><text:s/><text:span text:style-name="T1">[ 615 <text:s/>217 <text:s text:c="2"/>12]</text:span></text:p>
      <text:p text:style-name="P3"><text:s/><text:span text:style-name="T1">[ 616 <text:s/>217 <text:s text:c="2"/>12]</text:span></text:p>
      <text:p text:style-name="P3"><text:s/><text:span text:style-name="T1">[ 617 <text:s/>217 <text:s text:c="2"/>12]</text:span></text:p>
      <text:p text:style-name="P3"><text:s/><text:span text:style-name="T1">[ 618 <text:s/>217 <text:s text:c="2"/>12]</text:span></text:p>
      <text:p text:style-name="P3"><text:s/><text:span text:style-name="T1">[ 619 <text:s/>217 <text:s text:c="2"/>12]</text:span></text:p>
      <text:p text:style-name="P3"><text:s/><text:span text:style-name="T1">[ 620 <text:s/>217 <text:s text:c="2"/>12]</text:span></text:p>
      <text:p text:style-name="P3"><text:s/><text:span text:style-name="T1">[ 621 <text:s/>217 <text:s text:c="2"/>12]</text:span></text:p>
      <text:p text:style-name="P3"><text:s/><text:span text:style-name="T1">[ 622 <text:s/>217 <text:s text:c="2"/>12]</text:span></text:p>
      <text:p text:style-name="P3"><text:s/><text:span text:style-name="T1">[ 623 <text:s/>217 <text:s text:c="2"/>12]</text:span></text:p>
      <text:p text:style-name="P3"><text:s/><text:span text:style-name="T1">[ 624 <text:s/>217 <text:s text:c="2"/>12]</text:span></text:p>
      <text:p text:style-name="P3"><text:s/><text:span text:style-name="T1">[ 625 <text:s/>217 <text:s text:c="2"/>12]</text:span></text:p>
      <text:p text:style-name="P3"><text:s/><text:span text:style-name="T1">[ 626 <text:s/>218 <text:s text:c="2"/>12]</text:span></text:p>
      <text:p text:style-name="P3"><text:s/><text:span text:style-name="T1">[ 457 <text:s/>219 <text:s text:c="2"/>13]</text:span></text:p>
      <text:p text:style-name="P3"><text:s/><text:span text:style-name="T1">[ 456 <text:s/>219 <text:s text:c="2"/>13]</text:span></text:p>
      <text:p text:style-name="P3"><text:s/><text:span text:style-name="T1">[ 455 <text:s/>219 <text:s text:c="2"/>13]</text:span></text:p>
      <text:p text:style-name="P3"><text:s/><text:span text:style-name="T1">[ 454 <text:s/>219 <text:s text:c="2"/>13]</text:span></text:p>
      <text:p text:style-name="P3"><text:s/><text:span text:style-name="T1">[ 453 <text:s/>219 <text:s text:c="2"/>13]</text:span></text:p>
      <text:p text:style-name="P3"><text:s/><text:span text:style-name="T1">[ 452 <text:s/>219 <text:s text:c="2"/>13]</text:span></text:p>
      <text:p text:style-name="P3"><text:s/><text:span text:style-name="T1">[ 451 <text:s/>219 <text:s text:c="2"/>13]</text:span></text:p>
      <text:p text:style-name="P3"><text:s/><text:span text:style-name="T1">[ 450 <text:s/>219 <text:s text:c="2"/>13]</text:span></text:p>
      <text:p text:style-name="P3"><text:s/><text:span text:style-name="T1">[ 449 <text:s/>219 <text:s text:c="2"/>13]</text:span></text:p>
      <text:p text:style-name="P3"><text:s/><text:span text:style-name="T1">[ 448 <text:s/>219 <text:s text:c="2"/>13]</text:span></text:p>
      <text:p text:style-name="P3"><text:s/><text:span text:style-name="T1">[ 447 <text:s/>219 <text:s text:c="2"/>13]</text:span></text:p>
      <text:p text:style-name="P3"><text:s/><text:span text:style-name="T1">[ 446 <text:s/>219 <text:s text:c="2"/>13]</text:span></text:p>
      <text:p text:style-name="P3"><text:s/><text:span text:style-name="T1">[ 445 <text:s/>219 <text:s text:c="2"/>13]</text:span></text:p>
      <text:p text:style-name="P3"><text:s/><text:span text:style-name="T1">[ 444 <text:s/>219 <text:s text:c="2"/>13]</text:span></text:p>
      <text:p text:style-name="P3"><text:s/><text:span text:style-name="T1">[ 458 <text:s/>219 <text:s text:c="2"/>13]</text:span></text:p>
      <text:p text:style-name="P3"><text:s/><text:span text:style-name="T1">[ 443 <text:s/>219 <text:s text:c="2"/>13]</text:span></text:p>
      <text:p text:style-name="P3"><text:s/><text:span text:style-name="T1">[ 446 <text:s/>218 <text:s text:c="2"/>13]</text:span></text:p>
      <text:p text:style-name="P3"><text:s/><text:span text:style-name="T1">[ 454 <text:s/>218 <text:s text:c="2"/>13]</text:span></text:p>
      <text:p text:style-name="P3"><text:s/><text:span text:style-name="T1">[ 438 <text:s/>218 <text:s text:c="2"/>13]</text:span></text:p>
      <text:p text:style-name="P3"><text:s/><text:span text:style-name="T1">[ 439 <text:s/>218 <text:s text:c="2"/>13]</text:span></text:p>
      <text:p text:style-name="P3"><text:s/><text:span text:style-name="T1">[ 440 <text:s/>218 <text:s text:c="2"/>13]</text:span></text:p>
      <text:p text:style-name="P3"><text:s/><text:span text:style-name="T1">[ 441 <text:s/>218 <text:s text:c="2"/>13]</text:span></text:p>
      <text:p text:style-name="P3"><text:s/><text:span text:style-name="T1">[ 442 <text:s/>218 <text:s text:c="2"/>13]</text:span></text:p>
      <text:p text:style-name="P3"><text:s/><text:span text:style-name="T1">[ 443 <text:s/>218 <text:s text:c="2"/>13]</text:span></text:p>
      <text:p text:style-name="P3"><text:s/><text:span text:style-name="T1">[ 444 <text:s/>218 <text:s text:c="2"/>13]</text:span></text:p>
      <text:p text:style-name="P3"><text:s/><text:span text:style-name="T1">[ 445 <text:s/>218 <text:s text:c="2"/>13]</text:span></text:p>
      <text:p text:style-name="P3"><text:s/><text:span text:style-name="T1">[ 442 <text:s/>219 <text:s text:c="2"/>13]</text:span></text:p>
      <text:p text:style-name="P3"><text:s/><text:span text:style-name="T1">[ 455 <text:s/>218 <text:s text:c="2"/>13]</text:span></text:p>
      <text:p text:style-name="P3"><text:s/><text:span text:style-name="T1">[ 447 <text:s/>218 <text:s text:c="2"/>13]</text:span></text:p>
      <text:p text:style-name="P3"><text:s/><text:span text:style-name="T1">[ 449 <text:s/>218 <text:s text:c="2"/>13]</text:span></text:p>
      <text:p text:style-name="P3"><text:s/><text:span text:style-name="T1">[ 450 <text:s/>218 <text:s text:c="2"/>13]</text:span></text:p>
      <text:p text:style-name="P3"><text:s/><text:span text:style-name="T1">[ 451 <text:s/>218 <text:s text:c="2"/>13]</text:span></text:p>
      <text:p text:style-name="P3"><text:s/><text:span text:style-name="T1">[ 452 <text:s/>218 <text:s text:c="2"/>13]</text:span></text:p>
      <text:p text:style-name="P3"><text:soft-page-break/><text:s/><text:span text:style-name="T1">[ 453 <text:s/>218 <text:s text:c="2"/>13]</text:span></text:p>
      <text:p text:style-name="P3"><text:s/><text:span text:style-name="T1">[ 448 <text:s/>218 <text:s text:c="2"/>13]</text:span></text:p>
      <text:p text:style-name="P3"><text:s/><text:span text:style-name="T1">[ 441 <text:s/>219 <text:s text:c="2"/>13]</text:span></text:p>
      <text:p text:style-name="P3"><text:s/><text:span text:style-name="T1">[ 630 <text:s/>219 <text:s text:c="2"/>14]</text:span></text:p>
      <text:p text:style-name="P3"><text:s/><text:span text:style-name="T1">[ 631 <text:s/>219 <text:s text:c="2"/>14]</text:span></text:p>
      <text:p text:style-name="P3"><text:s/><text:span text:style-name="T1">[ 632 <text:s/>219 <text:s text:c="2"/>14]</text:span></text:p>
      <text:p text:style-name="P3"><text:s/><text:span text:style-name="T1">[ 633 <text:s/>219 <text:s text:c="2"/>14]</text:span></text:p>
      <text:p text:style-name="P3"><text:s/><text:span text:style-name="T1">[ 633 <text:s/>218 <text:s text:c="2"/>14]</text:span></text:p>
      <text:p text:style-name="P3"><text:s/><text:span text:style-name="T1">[ 634 <text:s/>218 <text:s text:c="2"/>14]</text:span></text:p>
      <text:p text:style-name="P3"><text:s/><text:span text:style-name="T1">[ 635 <text:s/>218 <text:s text:c="2"/>14]</text:span></text:p>
      <text:p text:style-name="P3"><text:s/><text:span text:style-name="T1">[ 631 <text:s/>218 <text:s text:c="2"/>14]</text:span></text:p>
      <text:p text:style-name="P3"><text:s/><text:span text:style-name="T1">[ 632 <text:s/>218 <text:s text:c="2"/>14]</text:span></text:p>
      <text:p text:style-name="P3"><text:s/><text:span text:style-name="T1">[ 220 <text:s/>263 <text:s text:c="2"/>15]</text:span></text:p>
      <text:p text:style-name="P3"><text:s/><text:span text:style-name="T1">[ 213 <text:s/>263 <text:s text:c="2"/>15]</text:span></text:p>
      <text:p text:style-name="P3"><text:s/><text:span text:style-name="T1">[ 212 <text:s/>263 <text:s text:c="2"/>15]</text:span></text:p>
      <text:p text:style-name="P3"><text:s/><text:span text:style-name="T1">[ 211 <text:s/>263 <text:s text:c="2"/>15]</text:span></text:p>
      <text:p text:style-name="P3"><text:s/><text:span text:style-name="T1">[ 210 <text:s/>263 <text:s text:c="2"/>15]</text:span></text:p>
      <text:p text:style-name="P3"><text:s/><text:span text:style-name="T1">[ 209 <text:s/>263 <text:s text:c="2"/>15]</text:span></text:p>
      <text:p text:style-name="P3"><text:s/><text:span text:style-name="T1">[ 208 <text:s/>263 <text:s text:c="2"/>15]</text:span></text:p>
      <text:p text:style-name="P3"><text:s/><text:span text:style-name="T1">[ 207 <text:s/>263 <text:s text:c="2"/>15]</text:span></text:p>
      <text:p text:style-name="P3"><text:s/><text:span text:style-name="T1">[ 221 <text:s/>225 <text:s text:c="2"/>15]</text:span></text:p>
      <text:p text:style-name="P3"><text:s/><text:span text:style-name="T1">[ 225 <text:s/>262 <text:s text:c="2"/>15]</text:span></text:p>
      <text:p text:style-name="P3"><text:s/><text:span text:style-name="T1">[ 224 <text:s/>262 <text:s text:c="2"/>15]</text:span></text:p>
      <text:p text:style-name="P3"><text:s/><text:span text:style-name="T1">[ 223 <text:s/>262 <text:s text:c="2"/>15]</text:span></text:p>
      <text:p text:style-name="P3"><text:s/><text:span text:style-name="T1">[ 222 <text:s/>262 <text:s text:c="2"/>15]</text:span></text:p>
      <text:p text:style-name="P3"><text:s/><text:span text:style-name="T1">[ 221 <text:s/>262 <text:s text:c="2"/>15]</text:span></text:p>
      <text:p text:style-name="P3"><text:s/><text:span text:style-name="T1">[ 220 <text:s/>262 <text:s text:c="2"/>15]</text:span></text:p>
      <text:p text:style-name="P3"><text:s/><text:span text:style-name="T1">[ 219 <text:s/>262 <text:s text:c="2"/>15]</text:span></text:p>
      <text:p text:style-name="P3"><text:s/><text:span text:style-name="T1">[ 218 <text:s/>262 <text:s text:c="2"/>15]</text:span></text:p>
      <text:p text:style-name="P3"><text:s/><text:span text:style-name="T1">[ 217 <text:s/>262 <text:s text:c="2"/>15]</text:span></text:p>
      <text:p text:style-name="P3"><text:s/><text:span text:style-name="T1">[ 216 <text:s/>262 <text:s text:c="2"/>15]</text:span></text:p>
      <text:p text:style-name="P3"><text:s/><text:span text:style-name="T1">[ 215 <text:s/>262 <text:s text:c="2"/>15]</text:span></text:p>
      <text:p text:style-name="P3"><text:s/><text:span text:style-name="T1">[ 226 <text:s/>262 <text:s text:c="2"/>15]</text:span></text:p>
      <text:p text:style-name="P3"><text:s/><text:span text:style-name="T1">[ 214 <text:s/>263 <text:s text:c="2"/>15]</text:span></text:p>
      <text:p text:style-name="P3"><text:s/><text:span text:style-name="T1">[ 216 <text:s/>263 <text:s text:c="2"/>15]</text:span></text:p>
      <text:p text:style-name="P3"><text:s/><text:span text:style-name="T1">[ 221 <text:s/>263 <text:s text:c="2"/>15]</text:span></text:p>
      <text:p text:style-name="P3"><text:s/><text:span text:style-name="T1">[ 219 <text:s/>263 <text:s text:c="2"/>15]</text:span></text:p>
      <text:p text:style-name="P3"><text:s/><text:span text:style-name="T1">[ 218 <text:s/>263 <text:s text:c="2"/>15]</text:span></text:p>
      <text:p text:style-name="P3"><text:s/><text:span text:style-name="T1">[ 222 <text:s/>263 <text:s text:c="2"/>15]</text:span></text:p>
      <text:p text:style-name="P3"><text:s/><text:span text:style-name="T1">[ 223 <text:s/>263 <text:s text:c="2"/>15]</text:span></text:p>
      <text:p text:style-name="P3"><text:s/><text:span text:style-name="T1">[ 217 <text:s/>263 <text:s text:c="2"/>15]</text:span></text:p>
      <text:p text:style-name="P3"><text:s/><text:span text:style-name="T1">[ 224 <text:s/>263 <text:s text:c="2"/>15]</text:span></text:p>
      <text:p text:style-name="P3"><text:s/><text:span text:style-name="T1">[ 225 <text:s/>263 <text:s text:c="2"/>15]</text:span></text:p>
      <text:p text:style-name="P3"><text:s/><text:span text:style-name="T1">[ 226 <text:s/>263 <text:s text:c="2"/>15]</text:span></text:p>
      <text:p text:style-name="P3"><text:s/><text:span text:style-name="T1">[ 220 <text:s/>225 <text:s text:c="2"/>15]</text:span></text:p>
      <text:p text:style-name="P3"><text:s/><text:span text:style-name="T1">[ 219 <text:s/>225 <text:s text:c="2"/>15]</text:span></text:p>
      <text:p text:style-name="P3"><text:s/><text:span text:style-name="T1">[ 218 <text:s/>225 <text:s text:c="2"/>15]</text:span></text:p>
      <text:p text:style-name="P3"><text:s/><text:span text:style-name="T1">[ 217 <text:s/>225 <text:s text:c="2"/>15]</text:span></text:p>
      <text:p text:style-name="P3"><text:s/><text:span text:style-name="T1">[ 216 <text:s/>225 <text:s text:c="2"/>15]</text:span></text:p>
      <text:p text:style-name="P3"><text:s/><text:span text:style-name="T1">[ 215 <text:s/>225 <text:s text:c="2"/>15]</text:span></text:p>
      <text:p text:style-name="P3"><text:s/><text:span text:style-name="T1">[ 214 <text:s/>225 <text:s text:c="2"/>15]</text:span></text:p>
      <text:p text:style-name="P3"><text:s/><text:span text:style-name="T1">[ 213 <text:s/>225 <text:s text:c="2"/>15]</text:span></text:p>
      <text:p text:style-name="P3"><text:s/><text:span text:style-name="T1">[ 212 <text:s/>225 <text:s text:c="2"/>15]</text:span></text:p>
      <text:p text:style-name="P3"><text:s/><text:span text:style-name="T1">[ 211 <text:s/>225 <text:s text:c="2"/>15]</text:span></text:p>
      <text:p text:style-name="P3"><text:s/><text:span text:style-name="T1">[ 210 <text:s/>225 <text:s text:c="2"/>15]</text:span></text:p>
      <text:p text:style-name="P3"><text:s/><text:span text:style-name="T1">[ 209 <text:s/>225 <text:s text:c="2"/>15]</text:span></text:p>
      <text:p text:style-name="P3"><text:s/><text:span text:style-name="T1">[ 214 <text:s/>262 <text:s text:c="2"/>15]</text:span></text:p>
      <text:p text:style-name="P3"><text:s/><text:span text:style-name="T1">[ 215 <text:s/>263 <text:s text:c="2"/>15]</text:span></text:p>
      <text:p text:style-name="P3"><text:s/><text:span text:style-name="T1">[ 213 <text:s/>262 <text:s text:c="2"/>15]</text:span></text:p>
      <text:p text:style-name="P3"><text:soft-page-break/><text:s/><text:span text:style-name="T1">[ 216 <text:s/>241 <text:s text:c="2"/>15]</text:span></text:p>
      <text:p text:style-name="P3"><text:s/><text:span text:style-name="T1">[ 211 <text:s/>262 <text:s text:c="2"/>15]</text:span></text:p>
      <text:p text:style-name="P3"><text:s/><text:span text:style-name="T1">[ 221 <text:s/>261 <text:s text:c="2"/>15]</text:span></text:p>
      <text:p text:style-name="P3"><text:s/><text:span text:style-name="T1">[ 220 <text:s/>261 <text:s text:c="2"/>15]</text:span></text:p>
      <text:p text:style-name="P3"><text:s/><text:span text:style-name="T1">[ 219 <text:s/>261 <text:s text:c="2"/>15]</text:span></text:p>
      <text:p text:style-name="P3"><text:s/><text:span text:style-name="T1">[ 218 <text:s/>261 <text:s text:c="2"/>15]</text:span></text:p>
      <text:p text:style-name="P3"><text:s/><text:span text:style-name="T1">[ 217 <text:s/>261 <text:s text:c="2"/>15]</text:span></text:p>
      <text:p text:style-name="P3"><text:s/><text:span text:style-name="T1">[ 216 <text:s/>261 <text:s text:c="2"/>15]</text:span></text:p>
      <text:p text:style-name="P3"><text:s/><text:span text:style-name="T1">[ 215 <text:s/>261 <text:s text:c="2"/>15]</text:span></text:p>
      <text:p text:style-name="P3"><text:s/><text:span text:style-name="T1">[ 214 <text:s/>261 <text:s text:c="2"/>15]</text:span></text:p>
      <text:p text:style-name="P3"><text:s/><text:span text:style-name="T1">[ 213 <text:s/>261 <text:s text:c="2"/>15]</text:span></text:p>
      <text:p text:style-name="P3"><text:s/><text:span text:style-name="T1">[ 212 <text:s/>261 <text:s text:c="2"/>15]</text:span></text:p>
      <text:p text:style-name="P3"><text:s/><text:span text:style-name="T1">[ 211 <text:s/>261 <text:s text:c="2"/>15]</text:span></text:p>
      <text:p text:style-name="P3"><text:s/><text:span text:style-name="T1">[ 210 <text:s/>261 <text:s text:c="2"/>15]</text:span></text:p>
      <text:p text:style-name="P3"><text:s/><text:span text:style-name="T1">[ 209 <text:s/>261 <text:s text:c="2"/>15]</text:span></text:p>
      <text:p text:style-name="P3"><text:s/><text:span text:style-name="T1">[ 208 <text:s/>261 <text:s text:c="2"/>15]</text:span></text:p>
      <text:p text:style-name="P3"><text:s/><text:span text:style-name="T1">[ 207 <text:s/>261 <text:s text:c="2"/>15]</text:span></text:p>
      <text:p text:style-name="P3"><text:s/><text:span text:style-name="T1">[ 206 <text:s/>261 <text:s text:c="2"/>15]</text:span></text:p>
      <text:p text:style-name="P3"><text:s/><text:span text:style-name="T1">[ 216 <text:s/>226 <text:s text:c="2"/>15]</text:span></text:p>
      <text:p text:style-name="P3"><text:s/><text:span text:style-name="T1">[ 217 <text:s/>226 <text:s text:c="2"/>15]</text:span></text:p>
      <text:p text:style-name="P3"><text:s/><text:span text:style-name="T1">[ 218 <text:s/>226 <text:s text:c="2"/>15]</text:span></text:p>
      <text:p text:style-name="P3"><text:s/><text:span text:style-name="T1">[ 219 <text:s/>226 <text:s text:c="2"/>15]</text:span></text:p>
      <text:p text:style-name="P3"><text:s/><text:span text:style-name="T1">[ 220 <text:s/>226 <text:s text:c="2"/>15]</text:span></text:p>
      <text:p text:style-name="P3"><text:s/><text:span text:style-name="T1">[ 208 <text:s/>225 <text:s text:c="2"/>15]</text:span></text:p>
      <text:p text:style-name="P3"><text:s/><text:span text:style-name="T1">[ 222 <text:s/>261 <text:s text:c="2"/>15]</text:span></text:p>
      <text:p text:style-name="P3"><text:s/><text:span text:style-name="T1">[ 223 <text:s/>261 <text:s text:c="2"/>15]</text:span></text:p>
      <text:p text:style-name="P3"><text:s/><text:span text:style-name="T1">[ 224 <text:s/>261 <text:s text:c="2"/>15]</text:span></text:p>
      <text:p text:style-name="P3"><text:s/><text:span text:style-name="T1">[ 210 <text:s/>262 <text:s text:c="2"/>15]</text:span></text:p>
      <text:p text:style-name="P3"><text:s/><text:span text:style-name="T1">[ 209 <text:s/>262 <text:s text:c="2"/>15]</text:span></text:p>
      <text:p text:style-name="P3"><text:s/><text:span text:style-name="T1">[ 208 <text:s/>262 <text:s text:c="2"/>15]</text:span></text:p>
      <text:p text:style-name="P3"><text:s/><text:span text:style-name="T1">[ 207 <text:s/>262 <text:s text:c="2"/>15]</text:span></text:p>
      <text:p text:style-name="P3"><text:s/><text:span text:style-name="T1">[ 206 <text:s/>262 <text:s text:c="2"/>15]</text:span></text:p>
      <text:p text:style-name="P3"><text:s/><text:span text:style-name="T1">[ 201 <text:s/>226 <text:s text:c="2"/>15]</text:span></text:p>
      <text:p text:style-name="P3"><text:s/><text:span text:style-name="T1">[ 202 <text:s/>226 <text:s text:c="2"/>15]</text:span></text:p>
      <text:p text:style-name="P3"><text:s/><text:span text:style-name="T1">[ 203 <text:s/>226 <text:s text:c="2"/>15]</text:span></text:p>
      <text:p text:style-name="P3"><text:s/><text:span text:style-name="T1">[ 204 <text:s/>226 <text:s text:c="2"/>15]</text:span></text:p>
      <text:p text:style-name="P3"><text:s/><text:span text:style-name="T1">[ 205 <text:s/>226 <text:s text:c="2"/>15]</text:span></text:p>
      <text:p text:style-name="P3"><text:s/><text:span text:style-name="T1">[ 212 <text:s/>262 <text:s text:c="2"/>15]</text:span></text:p>
      <text:p text:style-name="P3"><text:s/><text:span text:style-name="T1">[ 206 <text:s/>226 <text:s text:c="2"/>15]</text:span></text:p>
      <text:p text:style-name="P3"><text:s/><text:span text:style-name="T1">[ 208 <text:s/>226 <text:s text:c="2"/>15]</text:span></text:p>
      <text:p text:style-name="P3"><text:s/><text:span text:style-name="T1">[ 209 <text:s/>226 <text:s text:c="2"/>15]</text:span></text:p>
      <text:p text:style-name="P3"><text:s/><text:span text:style-name="T1">[ 210 <text:s/>226 <text:s text:c="2"/>15]</text:span></text:p>
      <text:p text:style-name="P3"><text:s/><text:span text:style-name="T1">[ 211 <text:s/>226 <text:s text:c="2"/>15]</text:span></text:p>
      <text:p text:style-name="P3"><text:s/><text:span text:style-name="T1">[ 212 <text:s/>226 <text:s text:c="2"/>15]</text:span></text:p>
      <text:p text:style-name="P3"><text:s/><text:span text:style-name="T1">[ 213 <text:s/>226 <text:s text:c="2"/>15]</text:span></text:p>
      <text:p text:style-name="P3"><text:s/><text:span text:style-name="T1">[ 214 <text:s/>226 <text:s text:c="2"/>15]</text:span></text:p>
      <text:p text:style-name="P3"><text:s/><text:span text:style-name="T1">[ 215 <text:s/>226 <text:s text:c="2"/>15]</text:span></text:p>
      <text:p text:style-name="P3"><text:s/><text:span text:style-name="T1">[ 226 <text:s/>261 <text:s text:c="2"/>15]</text:span></text:p>
      <text:p text:style-name="P3"><text:s/><text:span text:style-name="T1">[ 225 <text:s/>261 <text:s text:c="2"/>15]</text:span></text:p>
      <text:p text:style-name="P3"><text:s/><text:span text:style-name="T1">[ 207 <text:s/>226 <text:s text:c="2"/>15]</text:span></text:p>
      <text:p text:style-name="P3"><text:s/><text:span text:style-name="T1">[ 207 <text:s/>225 <text:s text:c="2"/>15]</text:span></text:p>
      <text:p text:style-name="P3"><text:s/><text:span text:style-name="T1">[ 223 <text:s/>265 <text:s text:c="2"/>15]</text:span></text:p>
      <text:p text:style-name="P3"><text:s/><text:span text:style-name="T1">[ 205 <text:s/>225 <text:s text:c="2"/>15]</text:span></text:p>
      <text:p text:style-name="P3"><text:s/><text:span text:style-name="T1">[ 212 <text:s/>266 <text:s text:c="2"/>15]</text:span></text:p>
      <text:p text:style-name="P3"><text:s/><text:span text:style-name="T1">[ 211 <text:s/>266 <text:s text:c="2"/>15]</text:span></text:p>
      <text:p text:style-name="P3"><text:s/><text:span text:style-name="T1">[ 210 <text:s/>266 <text:s text:c="2"/>15]</text:span></text:p>
      <text:p text:style-name="P3"><text:s/><text:span text:style-name="T1">[ 209 <text:s/>266 <text:s text:c="2"/>15]</text:span></text:p>
      <text:p text:style-name="P3"><text:s/><text:span text:style-name="T1">[ 208 <text:s/>266 <text:s text:c="2"/>15]</text:span></text:p>
      <text:p text:style-name="P3"><text:s/><text:span text:style-name="T1">[ 207 <text:s/>266 <text:s text:c="2"/>15]</text:span></text:p>
      <text:p text:style-name="P3"><text:soft-page-break/><text:s/><text:span text:style-name="T1">[ 201 <text:s/>224 <text:s text:c="2"/>15]</text:span></text:p>
      <text:p text:style-name="P3"><text:s/><text:span text:style-name="T1">[ 202 <text:s/>224 <text:s text:c="2"/>15]</text:span></text:p>
      <text:p text:style-name="P3"><text:s/><text:span text:style-name="T1">[ 203 <text:s/>224 <text:s text:c="2"/>15]</text:span></text:p>
      <text:p text:style-name="P3"><text:s/><text:span text:style-name="T1">[ 204 <text:s/>224 <text:s text:c="2"/>15]</text:span></text:p>
      <text:p text:style-name="P3"><text:s/><text:span text:style-name="T1">[ 205 <text:s/>224 <text:s text:c="2"/>15]</text:span></text:p>
      <text:p text:style-name="P3"><text:s/><text:span text:style-name="T1">[ 206 <text:s/>224 <text:s text:c="2"/>15]</text:span></text:p>
      <text:p text:style-name="P3"><text:s/><text:span text:style-name="T1">[ 207 <text:s/>224 <text:s text:c="2"/>15]</text:span></text:p>
      <text:p text:style-name="P3"><text:s/><text:span text:style-name="T1">[ 208 <text:s/>224 <text:s text:c="2"/>15]</text:span></text:p>
      <text:p text:style-name="P3"><text:s/><text:span text:style-name="T1">[ 209 <text:s/>224 <text:s text:c="2"/>15]</text:span></text:p>
      <text:p text:style-name="P3"><text:s/><text:span text:style-name="T1">[ 210 <text:s/>224 <text:s text:c="2"/>15]</text:span></text:p>
      <text:p text:style-name="P3"><text:s/><text:span text:style-name="T1">[ 211 <text:s/>224 <text:s text:c="2"/>15]</text:span></text:p>
      <text:p text:style-name="P3"><text:s/><text:span text:style-name="T1">[ 212 <text:s/>224 <text:s text:c="2"/>15]</text:span></text:p>
      <text:p text:style-name="P3"><text:s/><text:span text:style-name="T1">[ 213 <text:s/>224 <text:s text:c="2"/>15]</text:span></text:p>
      <text:p text:style-name="P3"><text:s/><text:span text:style-name="T1">[ 214 <text:s/>224 <text:s text:c="2"/>15]</text:span></text:p>
      <text:p text:style-name="P3"><text:s/><text:span text:style-name="T1">[ 215 <text:s/>224 <text:s text:c="2"/>15]</text:span></text:p>
      <text:p text:style-name="P3"><text:s/><text:span text:style-name="T1">[ 213 <text:s/>266 <text:s text:c="2"/>15]</text:span></text:p>
      <text:p text:style-name="P3"><text:s/><text:span text:style-name="T1">[ 216 <text:s/>224 <text:s text:c="2"/>15]</text:span></text:p>
      <text:p text:style-name="P3"><text:s/><text:span text:style-name="T1">[ 214 <text:s/>266 <text:s text:c="2"/>15]</text:span></text:p>
      <text:p text:style-name="P3"><text:s/><text:span text:style-name="T1">[ 216 <text:s/>266 <text:s text:c="2"/>15]</text:span></text:p>
      <text:p text:style-name="P3"><text:s/><text:span text:style-name="T1">[ 216 <text:s/>267 <text:s text:c="2"/>15]</text:span></text:p>
      <text:p text:style-name="P3"><text:s/><text:span text:style-name="T1">[ 215 <text:s/>267 <text:s text:c="2"/>15]</text:span></text:p>
      <text:p text:style-name="P3"><text:s/><text:span text:style-name="T1">[ 214 <text:s/>267 <text:s text:c="2"/>15]</text:span></text:p>
      <text:p text:style-name="P3"><text:s/><text:span text:style-name="T1">[ 213 <text:s/>267 <text:s text:c="2"/>15]</text:span></text:p>
      <text:p text:style-name="P3"><text:s/><text:span text:style-name="T1">[ 212 <text:s/>267 <text:s text:c="2"/>15]</text:span></text:p>
      <text:p text:style-name="P3"><text:s/><text:span text:style-name="T1">[ 211 <text:s/>267 <text:s text:c="2"/>15]</text:span></text:p>
      <text:p text:style-name="P3"><text:s/><text:span text:style-name="T1">[ 210 <text:s/>267 <text:s text:c="2"/>15]</text:span></text:p>
      <text:p text:style-name="P3"><text:s/><text:span text:style-name="T1">[ 209 <text:s/>267 <text:s text:c="2"/>15]</text:span></text:p>
      <text:p text:style-name="P3"><text:s/><text:span text:style-name="T1">[ 208 <text:s/>267 <text:s text:c="2"/>15]</text:span></text:p>
      <text:p text:style-name="P3"><text:s/><text:span text:style-name="T1">[ 207 <text:s/>267 <text:s text:c="2"/>15]</text:span></text:p>
      <text:p text:style-name="P3"><text:s/><text:span text:style-name="T1">[ 227 <text:s/>266 <text:s text:c="2"/>15]</text:span></text:p>
      <text:p text:style-name="P3"><text:s/><text:span text:style-name="T1">[ 226 <text:s/>266 <text:s text:c="2"/>15]</text:span></text:p>
      <text:p text:style-name="P3"><text:s/><text:span text:style-name="T1">[ 225 <text:s/>266 <text:s text:c="2"/>15]</text:span></text:p>
      <text:p text:style-name="P3"><text:s/><text:span text:style-name="T1">[ 224 <text:s/>266 <text:s text:c="2"/>15]</text:span></text:p>
      <text:p text:style-name="P3"><text:s/><text:span text:style-name="T1">[ 223 <text:s/>266 <text:s text:c="2"/>15]</text:span></text:p>
      <text:p text:style-name="P3"><text:s/><text:span text:style-name="T1">[ 222 <text:s/>266 <text:s text:c="2"/>15]</text:span></text:p>
      <text:p text:style-name="P3"><text:s/><text:span text:style-name="T1">[ 221 <text:s/>266 <text:s text:c="2"/>15]</text:span></text:p>
      <text:p text:style-name="P3"><text:s/><text:span text:style-name="T1">[ 220 <text:s/>266 <text:s text:c="2"/>15]</text:span></text:p>
      <text:p text:style-name="P3"><text:s/><text:span text:style-name="T1">[ 219 <text:s/>266 <text:s text:c="2"/>15]</text:span></text:p>
      <text:p text:style-name="P3"><text:s/><text:span text:style-name="T1">[ 218 <text:s/>266 <text:s text:c="2"/>15]</text:span></text:p>
      <text:p text:style-name="P3"><text:s/><text:span text:style-name="T1">[ 217 <text:s/>266 <text:s text:c="2"/>15]</text:span></text:p>
      <text:p text:style-name="P3"><text:s/><text:span text:style-name="T1">[ 215 <text:s/>266 <text:s text:c="2"/>15]</text:span></text:p>
      <text:p text:style-name="P3"><text:s/><text:span text:style-name="T1">[ 227 <text:s/>265 <text:s text:c="2"/>15]</text:span></text:p>
      <text:p text:style-name="P3"><text:s/><text:span text:style-name="T1">[ 226 <text:s/>265 <text:s text:c="2"/>15]</text:span></text:p>
      <text:p text:style-name="P3"><text:s/><text:span text:style-name="T1">[ 225 <text:s/>265 <text:s text:c="2"/>15]</text:span></text:p>
      <text:p text:style-name="P3"><text:s/><text:span text:style-name="T1">[ 224 <text:s/>264 <text:s text:c="2"/>15]</text:span></text:p>
      <text:p text:style-name="P3"><text:s/><text:span text:style-name="T1">[ 223 <text:s/>264 <text:s text:c="2"/>15]</text:span></text:p>
      <text:p text:style-name="P3"><text:s/><text:span text:style-name="T1">[ 222 <text:s/>264 <text:s text:c="2"/>15]</text:span></text:p>
      <text:p text:style-name="P3"><text:s/><text:span text:style-name="T1">[ 221 <text:s/>264 <text:s text:c="2"/>15]</text:span></text:p>
      <text:p text:style-name="P3"><text:s/><text:span text:style-name="T1">[ 220 <text:s/>264 <text:s text:c="2"/>15]</text:span></text:p>
      <text:p text:style-name="P3"><text:s/><text:span text:style-name="T1">[ 219 <text:s/>264 <text:s text:c="2"/>15]</text:span></text:p>
      <text:p text:style-name="P3"><text:s/><text:span text:style-name="T1">[ 218 <text:s/>264 <text:s text:c="2"/>15]</text:span></text:p>
      <text:p text:style-name="P3"><text:s/><text:span text:style-name="T1">[ 217 <text:s/>264 <text:s text:c="2"/>15]</text:span></text:p>
      <text:p text:style-name="P3"><text:s/><text:span text:style-name="T1">[ 216 <text:s/>264 <text:s text:c="2"/>15]</text:span></text:p>
      <text:p text:style-name="P3"><text:s/><text:span text:style-name="T1">[ 215 <text:s/>264 <text:s text:c="2"/>15]</text:span></text:p>
      <text:p text:style-name="P3"><text:s/><text:span text:style-name="T1">[ 214 <text:s/>264 <text:s text:c="2"/>15]</text:span></text:p>
      <text:p text:style-name="P3"><text:s/><text:span text:style-name="T1">[ 213 <text:s/>264 <text:s text:c="2"/>15]</text:span></text:p>
      <text:p text:style-name="P3"><text:s/><text:span text:style-name="T1">[ 212 <text:s/>264 <text:s text:c="2"/>15]</text:span></text:p>
      <text:p text:style-name="P3"><text:s/><text:span text:style-name="T1">[ 211 <text:s/>264 <text:s text:c="2"/>15]</text:span></text:p>
      <text:p text:style-name="P3"><text:s/><text:span text:style-name="T1">[ 210 <text:s/>264 <text:s text:c="2"/>15]</text:span></text:p>
      <text:p text:style-name="P3"><text:soft-page-break/><text:s/><text:span text:style-name="T1">[ 209 <text:s/>264 <text:s text:c="2"/>15]</text:span></text:p>
      <text:p text:style-name="P3"><text:s/><text:span text:style-name="T1">[ 208 <text:s/>264 <text:s text:c="2"/>15]</text:span></text:p>
      <text:p text:style-name="P3"><text:s/><text:span text:style-name="T1">[ 207 <text:s/>264 <text:s text:c="2"/>15]</text:span></text:p>
      <text:p text:style-name="P3"><text:s/><text:span text:style-name="T1">[ 202 <text:s/>225 <text:s text:c="2"/>15]</text:span></text:p>
      <text:p text:style-name="P3"><text:s/><text:span text:style-name="T1">[ 203 <text:s/>225 <text:s text:c="2"/>15]</text:span></text:p>
      <text:p text:style-name="P3"><text:s/><text:span text:style-name="T1">[ 204 <text:s/>225 <text:s text:c="2"/>15]</text:span></text:p>
      <text:p text:style-name="P3"><text:s/><text:span text:style-name="T1">[ 225 <text:s/>264 <text:s text:c="2"/>15]</text:span></text:p>
      <text:p text:style-name="P3"><text:s/><text:span text:style-name="T1">[ 226 <text:s/>264 <text:s text:c="2"/>15]</text:span></text:p>
      <text:p text:style-name="P3"><text:s/><text:span text:style-name="T1">[ 201 <text:s/>225 <text:s text:c="2"/>15]</text:span></text:p>
      <text:p text:style-name="P3"><text:s/><text:span text:style-name="T1">[ 221 <text:s/>224 <text:s text:c="2"/>15]</text:span></text:p>
      <text:p text:style-name="P3"><text:s/><text:span text:style-name="T1">[ 224 <text:s/>265 <text:s text:c="2"/>15]</text:span></text:p>
      <text:p text:style-name="P3"><text:s/><text:span text:style-name="T1">[ 221 <text:s/>226 <text:s text:c="2"/>15]</text:span></text:p>
      <text:p text:style-name="P3"><text:s/><text:span text:style-name="T1">[ 222 <text:s/>265 <text:s text:c="2"/>15]</text:span></text:p>
      <text:p text:style-name="P3"><text:s/><text:span text:style-name="T1">[ 221 <text:s/>265 <text:s text:c="2"/>15]</text:span></text:p>
      <text:p text:style-name="P3"><text:s/><text:span text:style-name="T1">[ 220 <text:s/>265 <text:s text:c="2"/>15]</text:span></text:p>
      <text:p text:style-name="P3"><text:s/><text:span text:style-name="T1">[ 219 <text:s/>265 <text:s text:c="2"/>15]</text:span></text:p>
      <text:p text:style-name="P3"><text:s/><text:span text:style-name="T1">[ 218 <text:s/>265 <text:s text:c="2"/>15]</text:span></text:p>
      <text:p text:style-name="P3"><text:s/><text:span text:style-name="T1">[ 217 <text:s/>265 <text:s text:c="2"/>15]</text:span></text:p>
      <text:p text:style-name="P3"><text:s/><text:span text:style-name="T1">[ 216 <text:s/>265 <text:s text:c="2"/>15]</text:span></text:p>
      <text:p text:style-name="P3"><text:s/><text:span text:style-name="T1">[ 215 <text:s/>265 <text:s text:c="2"/>15]</text:span></text:p>
      <text:p text:style-name="P3"><text:s/><text:span text:style-name="T1">[ 206 <text:s/>225 <text:s text:c="2"/>15]</text:span></text:p>
      <text:p text:style-name="P3"><text:s/><text:span text:style-name="T1">[ 214 <text:s/>265 <text:s text:c="2"/>15]</text:span></text:p>
      <text:p text:style-name="P3"><text:s/><text:span text:style-name="T1">[ 212 <text:s/>265 <text:s text:c="2"/>15]</text:span></text:p>
      <text:p text:style-name="P3"><text:s/><text:span text:style-name="T1">[ 211 <text:s/>265 <text:s text:c="2"/>15]</text:span></text:p>
      <text:p text:style-name="P3"><text:s/><text:span text:style-name="T1">[ 210 <text:s/>265 <text:s text:c="2"/>15]</text:span></text:p>
      <text:p text:style-name="P3"><text:s/><text:span text:style-name="T1">[ 209 <text:s/>265 <text:s text:c="2"/>15]</text:span></text:p>
      <text:p text:style-name="P3"><text:s/><text:span text:style-name="T1">[ 208 <text:s/>265 <text:s text:c="2"/>15]</text:span></text:p>
      <text:p text:style-name="P3"><text:s/><text:span text:style-name="T1">[ 207 <text:s/>265 <text:s text:c="2"/>15]</text:span></text:p>
      <text:p text:style-name="P3"><text:s/><text:span text:style-name="T1">[ 217 <text:s/>224 <text:s text:c="2"/>15]</text:span></text:p>
      <text:p text:style-name="P3"><text:s/><text:span text:style-name="T1">[ 218 <text:s/>224 <text:s text:c="2"/>15]</text:span></text:p>
      <text:p text:style-name="P3"><text:s/><text:span text:style-name="T1">[ 219 <text:s/>224 <text:s text:c="2"/>15]</text:span></text:p>
      <text:p text:style-name="P3"><text:s/><text:span text:style-name="T1">[ 220 <text:s/>224 <text:s text:c="2"/>15]</text:span></text:p>
      <text:p text:style-name="P3"><text:s/><text:span text:style-name="T1">[ 213 <text:s/>265 <text:s text:c="2"/>15]</text:span></text:p>
      <text:p text:style-name="P3"><text:s/><text:span text:style-name="T1">[ 222 <text:s/>226 <text:s text:c="2"/>15]</text:span></text:p>
      <text:p text:style-name="P3"><text:s/><text:span text:style-name="T1">[ 206 <text:s/>227 <text:s text:c="2"/>15]</text:span></text:p>
      <text:p text:style-name="P3"><text:s/><text:span text:style-name="T1">[ 225 <text:s/>260 <text:s text:c="2"/>15]</text:span></text:p>
      <text:p text:style-name="P3"><text:s/><text:span text:style-name="T1">[ 207 <text:s/>256 <text:s text:c="2"/>15]</text:span></text:p>
      <text:p text:style-name="P3"><text:s/><text:span text:style-name="T1">[ 206 <text:s/>256 <text:s text:c="2"/>15]</text:span></text:p>
      <text:p text:style-name="P3"><text:s/><text:span text:style-name="T1">[ 207 <text:s/>228 <text:s text:c="2"/>15]</text:span></text:p>
      <text:p text:style-name="P3"><text:s/><text:span text:style-name="T1">[ 208 <text:s/>228 <text:s text:c="2"/>15]</text:span></text:p>
      <text:p text:style-name="P3"><text:s/><text:span text:style-name="T1">[ 209 <text:s/>228 <text:s text:c="2"/>15]</text:span></text:p>
      <text:p text:style-name="P3"><text:s/><text:span text:style-name="T1">[ 210 <text:s/>228 <text:s text:c="2"/>15]</text:span></text:p>
      <text:p text:style-name="P3"><text:s/><text:span text:style-name="T1">[ 211 <text:s/>228 <text:s text:c="2"/>15]</text:span></text:p>
      <text:p text:style-name="P3"><text:s/><text:span text:style-name="T1">[ 212 <text:s/>228 <text:s text:c="2"/>15]</text:span></text:p>
      <text:p text:style-name="P3"><text:s/><text:span text:style-name="T1">[ 213 <text:s/>228 <text:s text:c="2"/>15]</text:span></text:p>
      <text:p text:style-name="P3"><text:s/><text:span text:style-name="T1">[ 214 <text:s/>228 <text:s text:c="2"/>15]</text:span></text:p>
      <text:p text:style-name="P3"><text:s/><text:span text:style-name="T1">[ 215 <text:s/>228 <text:s text:c="2"/>15]</text:span></text:p>
      <text:p text:style-name="P3"><text:s/><text:span text:style-name="T1">[ 216 <text:s/>228 <text:s text:c="2"/>15]</text:span></text:p>
      <text:p text:style-name="P3"><text:s/><text:span text:style-name="T1">[ 217 <text:s/>228 <text:s text:c="2"/>15]</text:span></text:p>
      <text:p text:style-name="P3"><text:s/><text:span text:style-name="T1">[ 218 <text:s/>228 <text:s text:c="2"/>15]</text:span></text:p>
      <text:p text:style-name="P3"><text:s/><text:span text:style-name="T1">[ 219 <text:s/>228 <text:s text:c="2"/>15]</text:span></text:p>
      <text:p text:style-name="P3"><text:s/><text:span text:style-name="T1">[ 220 <text:s/>228 <text:s text:c="2"/>15]</text:span></text:p>
      <text:p text:style-name="P3"><text:s/><text:span text:style-name="T1">[ 221 <text:s/>228 <text:s text:c="2"/>15]</text:span></text:p>
      <text:p text:style-name="P3"><text:s/><text:span text:style-name="T1">[ 222 <text:s/>228 <text:s text:c="2"/>15]</text:span></text:p>
      <text:p text:style-name="P3"><text:s/><text:span text:style-name="T1">[ 225 <text:s/>255 <text:s text:c="2"/>15]</text:span></text:p>
      <text:p text:style-name="P3"><text:s/><text:span text:style-name="T1">[ 224 <text:s/>255 <text:s text:c="2"/>15]</text:span></text:p>
      <text:p text:style-name="P3"><text:s/><text:span text:style-name="T1">[ 223 <text:s/>255 <text:s text:c="2"/>15]</text:span></text:p>
      <text:p text:style-name="P3"><text:s/><text:span text:style-name="T1">[ 208 <text:s/>256 <text:s text:c="2"/>15]</text:span></text:p>
      <text:p text:style-name="P3"><text:s/><text:span text:style-name="T1">[ 222 <text:s/>255 <text:s text:c="2"/>15]</text:span></text:p>
      <text:p text:style-name="P3"><text:soft-page-break/><text:s/><text:span text:style-name="T1">[ 209 <text:s/>256 <text:s text:c="2"/>15]</text:span></text:p>
      <text:p text:style-name="P3"><text:s/><text:span text:style-name="T1">[ 211 <text:s/>256 <text:s text:c="2"/>15]</text:span></text:p>
      <text:p text:style-name="P3"><text:s/><text:span text:style-name="T1">[ 207 <text:s/>257 <text:s text:c="2"/>15]</text:span></text:p>
      <text:p text:style-name="P3"><text:s/><text:span text:style-name="T1">[ 206 <text:s/>257 <text:s text:c="2"/>15]</text:span></text:p>
      <text:p text:style-name="P3"><text:s/><text:span text:style-name="T1">[ 202 <text:s/>228 <text:s text:c="2"/>15]</text:span></text:p>
      <text:p text:style-name="P3"><text:s/><text:span text:style-name="T1">[ 203 <text:s/>228 <text:s text:c="2"/>15]</text:span></text:p>
      <text:p text:style-name="P3"><text:s/><text:span text:style-name="T1">[ 204 <text:s/>228 <text:s text:c="2"/>15]</text:span></text:p>
      <text:p text:style-name="P3"><text:s/><text:span text:style-name="T1">[ 205 <text:s/>228 <text:s text:c="2"/>15]</text:span></text:p>
      <text:p text:style-name="P3"><text:s/><text:span text:style-name="T1">[ 206 <text:s/>228 <text:s text:c="2"/>15]</text:span></text:p>
      <text:p text:style-name="P3"><text:s/><text:span text:style-name="T1">[ 225 <text:s/>256 <text:s text:c="2"/>15]</text:span></text:p>
      <text:p text:style-name="P3"><text:s/><text:span text:style-name="T1">[ 224 <text:s/>256 <text:s text:c="2"/>15]</text:span></text:p>
      <text:p text:style-name="P3"><text:s/><text:span text:style-name="T1">[ 223 <text:s/>256 <text:s text:c="2"/>15]</text:span></text:p>
      <text:p text:style-name="P3"><text:s/><text:span text:style-name="T1">[ 222 <text:s/>256 <text:s text:c="2"/>15]</text:span></text:p>
      <text:p text:style-name="P3"><text:s/><text:span text:style-name="T1">[ 221 <text:s/>256 <text:s text:c="2"/>15]</text:span></text:p>
      <text:p text:style-name="P3"><text:s/><text:span text:style-name="T1">[ 220 <text:s/>256 <text:s text:c="2"/>15]</text:span></text:p>
      <text:p text:style-name="P3"><text:s/><text:span text:style-name="T1">[ 219 <text:s/>256 <text:s text:c="2"/>15]</text:span></text:p>
      <text:p text:style-name="P3"><text:s/><text:span text:style-name="T1">[ 218 <text:s/>256 <text:s text:c="2"/>15]</text:span></text:p>
      <text:p text:style-name="P3"><text:s/><text:span text:style-name="T1">[ 217 <text:s/>256 <text:s text:c="2"/>15]</text:span></text:p>
      <text:p text:style-name="P3"><text:s/><text:span text:style-name="T1">[ 216 <text:s/>256 <text:s text:c="2"/>15]</text:span></text:p>
      <text:p text:style-name="P3"><text:s/><text:span text:style-name="T1">[ 215 <text:s/>256 <text:s text:c="2"/>15]</text:span></text:p>
      <text:p text:style-name="P3"><text:s/><text:span text:style-name="T1">[ 214 <text:s/>256 <text:s text:c="2"/>15]</text:span></text:p>
      <text:p text:style-name="P3"><text:s/><text:span text:style-name="T1">[ 213 <text:s/>256 <text:s text:c="2"/>15]</text:span></text:p>
      <text:p text:style-name="P3"><text:s/><text:span text:style-name="T1">[ 212 <text:s/>256 <text:s text:c="2"/>15]</text:span></text:p>
      <text:p text:style-name="P3"><text:s/><text:span text:style-name="T1">[ 210 <text:s/>256 <text:s text:c="2"/>15]</text:span></text:p>
      <text:p text:style-name="P3"><text:s/><text:span text:style-name="T1">[ 208 <text:s/>257 <text:s text:c="2"/>15]</text:span></text:p>
      <text:p text:style-name="P3"><text:s/><text:span text:style-name="T1">[ 221 <text:s/>255 <text:s text:c="2"/>15]</text:span></text:p>
      <text:p text:style-name="P3"><text:s/><text:span text:style-name="T1">[ 219 <text:s/>255 <text:s text:c="2"/>15]</text:span></text:p>
      <text:p text:style-name="P3"><text:s/><text:span text:style-name="T1">[ 225 <text:s/>254 <text:s text:c="2"/>15]</text:span></text:p>
      <text:p text:style-name="P3"><text:s/><text:span text:style-name="T1">[ 224 <text:s/>254 <text:s text:c="2"/>15]</text:span></text:p>
      <text:p text:style-name="P3"><text:s/><text:span text:style-name="T1">[ 223 <text:s/>254 <text:s text:c="2"/>15]</text:span></text:p>
      <text:p text:style-name="P3"><text:s/><text:span text:style-name="T1">[ 222 <text:s/>254 <text:s text:c="2"/>15]</text:span></text:p>
      <text:p text:style-name="P3"><text:s/><text:span text:style-name="T1">[ 221 <text:s/>254 <text:s text:c="2"/>15]</text:span></text:p>
      <text:p text:style-name="P3"><text:s/><text:span text:style-name="T1">[ 220 <text:s/>254 <text:s text:c="2"/>15]</text:span></text:p>
      <text:p text:style-name="P3"><text:s/><text:span text:style-name="T1">[ 219 <text:s/>254 <text:s text:c="2"/>15]</text:span></text:p>
      <text:p text:style-name="P3"><text:s/><text:span text:style-name="T1">[ 218 <text:s/>254 <text:s text:c="2"/>15]</text:span></text:p>
      <text:p text:style-name="P3"><text:s/><text:span text:style-name="T1">[ 217 <text:s/>254 <text:s text:c="2"/>15]</text:span></text:p>
      <text:p text:style-name="P3"><text:s/><text:span text:style-name="T1">[ 216 <text:s/>254 <text:s text:c="2"/>15]</text:span></text:p>
      <text:p text:style-name="P3"><text:s/><text:span text:style-name="T1">[ 215 <text:s/>254 <text:s text:c="2"/>15]</text:span></text:p>
      <text:p text:style-name="P3"><text:s/><text:span text:style-name="T1">[ 214 <text:s/>254 <text:s text:c="2"/>15]</text:span></text:p>
      <text:p text:style-name="P3"><text:s/><text:span text:style-name="T1">[ 213 <text:s/>254 <text:s text:c="2"/>15]</text:span></text:p>
      <text:p text:style-name="P3"><text:s/><text:span text:style-name="T1">[ 212 <text:s/>254 <text:s text:c="2"/>15]</text:span></text:p>
      <text:p text:style-name="P3"><text:s/><text:span text:style-name="T1">[ 211 <text:s/>254 <text:s text:c="2"/>15]</text:span></text:p>
      <text:p text:style-name="P3"><text:s/><text:span text:style-name="T1">[ 210 <text:s/>254 <text:s text:c="2"/>15]</text:span></text:p>
      <text:p text:style-name="P3"><text:s/><text:span text:style-name="T1">[ 209 <text:s/>254 <text:s text:c="2"/>15]</text:span></text:p>
      <text:p text:style-name="P3"><text:s/><text:span text:style-name="T1">[ 208 <text:s/>254 <text:s text:c="2"/>15]</text:span></text:p>
      <text:p text:style-name="P3"><text:s/><text:span text:style-name="T1">[ 207 <text:s/>254 <text:s text:c="2"/>15]</text:span></text:p>
      <text:p text:style-name="P3"><text:s/><text:span text:style-name="T1">[ 206 <text:s/>254 <text:s text:c="2"/>15]</text:span></text:p>
      <text:p text:style-name="P3"><text:s/><text:span text:style-name="T1">[ 205 <text:s/>254 <text:s text:c="2"/>15]</text:span></text:p>
      <text:p text:style-name="P3"><text:s/><text:span text:style-name="T1">[ 212 <text:s/>229 <text:s text:c="2"/>15]</text:span></text:p>
      <text:p text:style-name="P3"><text:s/><text:span text:style-name="T1">[ 220 <text:s/>255 <text:s text:c="2"/>15]</text:span></text:p>
      <text:p text:style-name="P3"><text:s/><text:span text:style-name="T1">[ 211 <text:s/>229 <text:s text:c="2"/>15]</text:span></text:p>
      <text:p text:style-name="P3"><text:s/><text:span text:style-name="T1">[ 209 <text:s/>229 <text:s text:c="2"/>15]</text:span></text:p>
      <text:p text:style-name="P3"><text:s/><text:span text:style-name="T1">[ 218 <text:s/>255 <text:s text:c="2"/>15]</text:span></text:p>
      <text:p text:style-name="P3"><text:s/><text:span text:style-name="T1">[ 217 <text:s/>255 <text:s text:c="2"/>15]</text:span></text:p>
      <text:p text:style-name="P3"><text:s/><text:span text:style-name="T1">[ 216 <text:s/>255 <text:s text:c="2"/>15]</text:span></text:p>
      <text:p text:style-name="P3"><text:s/><text:span text:style-name="T1">[ 215 <text:s/>255 <text:s text:c="2"/>15]</text:span></text:p>
      <text:p text:style-name="P3"><text:s/><text:span text:style-name="T1">[ 214 <text:s/>255 <text:s text:c="2"/>15]</text:span></text:p>
      <text:p text:style-name="P3"><text:s/><text:span text:style-name="T1">[ 213 <text:s/>255 <text:s text:c="2"/>15]</text:span></text:p>
      <text:p text:style-name="P3"><text:s/><text:span text:style-name="T1">[ 212 <text:s/>255 <text:s text:c="2"/>15]</text:span></text:p>
      <text:p text:style-name="P3"><text:soft-page-break/><text:s/><text:span text:style-name="T1">[ 211 <text:s/>255 <text:s text:c="2"/>15]</text:span></text:p>
      <text:p text:style-name="P3"><text:s/><text:span text:style-name="T1">[ 210 <text:s/>255 <text:s text:c="2"/>15]</text:span></text:p>
      <text:p text:style-name="P3"><text:s/><text:span text:style-name="T1">[ 209 <text:s/>255 <text:s text:c="2"/>15]</text:span></text:p>
      <text:p text:style-name="P3"><text:s/><text:span text:style-name="T1">[ 208 <text:s/>255 <text:s text:c="2"/>15]</text:span></text:p>
      <text:p text:style-name="P3"><text:s/><text:span text:style-name="T1">[ 207 <text:s/>255 <text:s text:c="2"/>15]</text:span></text:p>
      <text:p text:style-name="P3"><text:s/><text:span text:style-name="T1">[ 206 <text:s/>255 <text:s text:c="2"/>15]</text:span></text:p>
      <text:p text:style-name="P3"><text:s/><text:span text:style-name="T1">[ 205 <text:s/>255 <text:s text:c="2"/>15]</text:span></text:p>
      <text:p text:style-name="P3"><text:s/><text:span text:style-name="T1">[ 202 <text:s/>229 <text:s text:c="2"/>15]</text:span></text:p>
      <text:p text:style-name="P3"><text:s/><text:span text:style-name="T1">[ 203 <text:s/>229 <text:s text:c="2"/>15]</text:span></text:p>
      <text:p text:style-name="P3"><text:s/><text:span text:style-name="T1">[ 204 <text:s/>229 <text:s text:c="2"/>15]</text:span></text:p>
      <text:p text:style-name="P3"><text:s/><text:span text:style-name="T1">[ 205 <text:s/>229 <text:s text:c="2"/>15]</text:span></text:p>
      <text:p text:style-name="P3"><text:s/><text:span text:style-name="T1">[ 206 <text:s/>229 <text:s text:c="2"/>15]</text:span></text:p>
      <text:p text:style-name="P3"><text:s/><text:span text:style-name="T1">[ 207 <text:s/>229 <text:s text:c="2"/>15]</text:span></text:p>
      <text:p text:style-name="P3"><text:s/><text:span text:style-name="T1">[ 208 <text:s/>229 <text:s text:c="2"/>15]</text:span></text:p>
      <text:p text:style-name="P3"><text:s/><text:span text:style-name="T1">[ 210 <text:s/>229 <text:s text:c="2"/>15]</text:span></text:p>
      <text:p text:style-name="P3"><text:s/><text:span text:style-name="T1">[ 209 <text:s/>257 <text:s text:c="2"/>15]</text:span></text:p>
      <text:p text:style-name="P3"><text:s/><text:span text:style-name="T1">[ 210 <text:s/>257 <text:s text:c="2"/>15]</text:span></text:p>
      <text:p text:style-name="P3"><text:s/><text:span text:style-name="T1">[ 211 <text:s/>257 <text:s text:c="2"/>15]</text:span></text:p>
      <text:p text:style-name="P3"><text:s/><text:span text:style-name="T1">[ 220 <text:s/>259 <text:s text:c="2"/>15]</text:span></text:p>
      <text:p text:style-name="P3"><text:s/><text:span text:style-name="T1">[ 219 <text:s/>259 <text:s text:c="2"/>15]</text:span></text:p>
      <text:p text:style-name="P3"><text:s/><text:span text:style-name="T1">[ 218 <text:s/>259 <text:s text:c="2"/>15]</text:span></text:p>
      <text:p text:style-name="P3"><text:s/><text:span text:style-name="T1">[ 217 <text:s/>259 <text:s text:c="2"/>15]</text:span></text:p>
      <text:p text:style-name="P3"><text:s/><text:span text:style-name="T1">[ 216 <text:s/>259 <text:s text:c="2"/>15]</text:span></text:p>
      <text:p text:style-name="P3"><text:s/><text:span text:style-name="T1">[ 215 <text:s/>259 <text:s text:c="2"/>15]</text:span></text:p>
      <text:p text:style-name="P3"><text:s/><text:span text:style-name="T1">[ 214 <text:s/>259 <text:s text:c="2"/>15]</text:span></text:p>
      <text:p text:style-name="P3"><text:s/><text:span text:style-name="T1">[ 213 <text:s/>259 <text:s text:c="2"/>15]</text:span></text:p>
      <text:p text:style-name="P3"><text:s/><text:span text:style-name="T1">[ 212 <text:s/>259 <text:s text:c="2"/>15]</text:span></text:p>
      <text:p text:style-name="P3"><text:s/><text:span text:style-name="T1">[ 211 <text:s/>259 <text:s text:c="2"/>15]</text:span></text:p>
      <text:p text:style-name="P3"><text:s/><text:span text:style-name="T1">[ 210 <text:s/>259 <text:s text:c="2"/>15]</text:span></text:p>
      <text:p text:style-name="P3"><text:s/><text:span text:style-name="T1">[ 209 <text:s/>259 <text:s text:c="2"/>15]</text:span></text:p>
      <text:p text:style-name="P3"><text:s/><text:span text:style-name="T1">[ 208 <text:s/>259 <text:s text:c="2"/>15]</text:span></text:p>
      <text:p text:style-name="P3"><text:s/><text:span text:style-name="T1">[ 207 <text:s/>259 <text:s text:c="2"/>15]</text:span></text:p>
      <text:p text:style-name="P3"><text:s/><text:span text:style-name="T1">[ 206 <text:s/>259 <text:s text:c="2"/>15]</text:span></text:p>
      <text:p text:style-name="P3"><text:s/><text:span text:style-name="T1">[ 202 <text:s/>227 <text:s text:c="2"/>15]</text:span></text:p>
      <text:p text:style-name="P3"><text:s/><text:span text:style-name="T1">[ 203 <text:s/>227 <text:s text:c="2"/>15]</text:span></text:p>
      <text:p text:style-name="P3"><text:s/><text:span text:style-name="T1">[ 204 <text:s/>227 <text:s text:c="2"/>15]</text:span></text:p>
      <text:p text:style-name="P3"><text:s/><text:span text:style-name="T1">[ 205 <text:s/>227 <text:s text:c="2"/>15]</text:span></text:p>
      <text:p text:style-name="P3"><text:s/><text:span text:style-name="T1">[ 217 <text:s/>267 <text:s text:c="2"/>15]</text:span></text:p>
      <text:p text:style-name="P3"><text:s/><text:span text:style-name="T1">[ 207 <text:s/>227 <text:s text:c="2"/>15]</text:span></text:p>
      <text:p text:style-name="P3"><text:s/><text:span text:style-name="T1">[ 221 <text:s/>259 <text:s text:c="2"/>15]</text:span></text:p>
      <text:p text:style-name="P3"><text:s/><text:span text:style-name="T1">[ 208 <text:s/>227 <text:s text:c="2"/>15]</text:span></text:p>
      <text:p text:style-name="P3"><text:s/><text:span text:style-name="T1">[ 222 <text:s/>259 <text:s text:c="2"/>15]</text:span></text:p>
      <text:p text:style-name="P3"><text:s/><text:span text:style-name="T1">[ 224 <text:s/>259 <text:s text:c="2"/>15]</text:span></text:p>
      <text:p text:style-name="P3"><text:s/><text:span text:style-name="T1">[ 224 <text:s/>260 <text:s text:c="2"/>15]</text:span></text:p>
      <text:p text:style-name="P3"><text:s/><text:span text:style-name="T1">[ 223 <text:s/>260 <text:s text:c="2"/>15]</text:span></text:p>
      <text:p text:style-name="P3"><text:s/><text:span text:style-name="T1">[ 222 <text:s/>260 <text:s text:c="2"/>15]</text:span></text:p>
      <text:p text:style-name="P3"><text:s/><text:span text:style-name="T1">[ 221 <text:s/>260 <text:s text:c="2"/>15]</text:span></text:p>
      <text:p text:style-name="P3"><text:s/><text:span text:style-name="T1">[ 220 <text:s/>260 <text:s text:c="2"/>15]</text:span></text:p>
      <text:p text:style-name="P3"><text:s/><text:span text:style-name="T1">[ 219 <text:s/>260 <text:s text:c="2"/>15]</text:span></text:p>
      <text:p text:style-name="P3"><text:s/><text:span text:style-name="T1">[ 218 <text:s/>260 <text:s text:c="2"/>15]</text:span></text:p>
      <text:p text:style-name="P3"><text:s/><text:span text:style-name="T1">[ 217 <text:s/>260 <text:s text:c="2"/>15]</text:span></text:p>
      <text:p text:style-name="P3"><text:s/><text:span text:style-name="T1">[ 216 <text:s/>260 <text:s text:c="2"/>15]</text:span></text:p>
      <text:p text:style-name="P3"><text:s/><text:span text:style-name="T1">[ 215 <text:s/>260 <text:s text:c="2"/>15]</text:span></text:p>
      <text:p text:style-name="P3"><text:s/><text:span text:style-name="T1">[ 214 <text:s/>260 <text:s text:c="2"/>15]</text:span></text:p>
      <text:p text:style-name="P3"><text:s/><text:span text:style-name="T1">[ 213 <text:s/>260 <text:s text:c="2"/>15]</text:span></text:p>
      <text:p text:style-name="P3"><text:s/><text:span text:style-name="T1">[ 212 <text:s/>260 <text:s text:c="2"/>15]</text:span></text:p>
      <text:p text:style-name="P3"><text:s/><text:span text:style-name="T1">[ 211 <text:s/>260 <text:s text:c="2"/>15]</text:span></text:p>
      <text:p text:style-name="P3"><text:s/><text:span text:style-name="T1">[ 210 <text:s/>260 <text:s text:c="2"/>15]</text:span></text:p>
      <text:p text:style-name="P3"><text:s/><text:span text:style-name="T1">[ 209 <text:s/>260 <text:s text:c="2"/>15]</text:span></text:p>
      <text:p text:style-name="P3"><text:soft-page-break/><text:s/><text:span text:style-name="T1">[ 208 <text:s/>260 <text:s text:c="2"/>15]</text:span></text:p>
      <text:p text:style-name="P3"><text:s/><text:span text:style-name="T1">[ 207 <text:s/>260 <text:s text:c="2"/>15]</text:span></text:p>
      <text:p text:style-name="P3"><text:s/><text:span text:style-name="T1">[ 206 <text:s/>260 <text:s text:c="2"/>15]</text:span></text:p>
      <text:p text:style-name="P3"><text:s/><text:span text:style-name="T1">[ 226 <text:s/>259 <text:s text:c="2"/>15]</text:span></text:p>
      <text:p text:style-name="P3"><text:s/><text:span text:style-name="T1">[ 225 <text:s/>259 <text:s text:c="2"/>15]</text:span></text:p>
      <text:p text:style-name="P3"><text:s/><text:span text:style-name="T1">[ 223 <text:s/>259 <text:s text:c="2"/>15]</text:span></text:p>
      <text:p text:style-name="P3"><text:s/><text:span text:style-name="T1">[ 209 <text:s/>227 <text:s text:c="2"/>15]</text:span></text:p>
      <text:p text:style-name="P3"><text:s/><text:span text:style-name="T1">[ 210 <text:s/>227 <text:s text:c="2"/>15]</text:span></text:p>
      <text:p text:style-name="P3"><text:s/><text:span text:style-name="T1">[ 211 <text:s/>227 <text:s text:c="2"/>15]</text:span></text:p>
      <text:p text:style-name="P3"><text:s/><text:span text:style-name="T1">[ 209 <text:s/>258 <text:s text:c="2"/>15]</text:span></text:p>
      <text:p text:style-name="P3"><text:s/><text:span text:style-name="T1">[ 208 <text:s/>258 <text:s text:c="2"/>15]</text:span></text:p>
      <text:p text:style-name="P3"><text:s/><text:span text:style-name="T1">[ 207 <text:s/>258 <text:s text:c="2"/>15]</text:span></text:p>
      <text:p text:style-name="P3"><text:s/><text:span text:style-name="T1">[ 206 <text:s/>258 <text:s text:c="2"/>15]</text:span></text:p>
      <text:p text:style-name="P3"><text:s/><text:span text:style-name="T1">[ 221 <text:s/>227 <text:s text:c="2"/>15]</text:span></text:p>
      <text:p text:style-name="P3"><text:s/><text:span text:style-name="T1">[ 222 <text:s/>227 <text:s text:c="2"/>15]</text:span></text:p>
      <text:p text:style-name="P3"><text:s/><text:span text:style-name="T1">[ 226 <text:s/>257 <text:s text:c="2"/>15]</text:span></text:p>
      <text:p text:style-name="P3"><text:s/><text:span text:style-name="T1">[ 225 <text:s/>257 <text:s text:c="2"/>15]</text:span></text:p>
      <text:p text:style-name="P3"><text:s/><text:span text:style-name="T1">[ 224 <text:s/>257 <text:s text:c="2"/>15]</text:span></text:p>
      <text:p text:style-name="P3"><text:s/><text:span text:style-name="T1">[ 223 <text:s/>257 <text:s text:c="2"/>15]</text:span></text:p>
      <text:p text:style-name="P3"><text:s/><text:span text:style-name="T1">[ 222 <text:s/>257 <text:s text:c="2"/>15]</text:span></text:p>
      <text:p text:style-name="P3"><text:s/><text:span text:style-name="T1">[ 221 <text:s/>257 <text:s text:c="2"/>15]</text:span></text:p>
      <text:p text:style-name="P3"><text:s/><text:span text:style-name="T1">[ 220 <text:s/>257 <text:s text:c="2"/>15]</text:span></text:p>
      <text:p text:style-name="P3"><text:s/><text:span text:style-name="T1">[ 219 <text:s/>257 <text:s text:c="2"/>15]</text:span></text:p>
      <text:p text:style-name="P3"><text:s/><text:span text:style-name="T1">[ 218 <text:s/>257 <text:s text:c="2"/>15]</text:span></text:p>
      <text:p text:style-name="P3"><text:s/><text:span text:style-name="T1">[ 217 <text:s/>257 <text:s text:c="2"/>15]</text:span></text:p>
      <text:p text:style-name="P3"><text:s/><text:span text:style-name="T1">[ 216 <text:s/>257 <text:s text:c="2"/>15]</text:span></text:p>
      <text:p text:style-name="P3"><text:s/><text:span text:style-name="T1">[ 215 <text:s/>257 <text:s text:c="2"/>15]</text:span></text:p>
      <text:p text:style-name="P3"><text:s/><text:span text:style-name="T1">[ 214 <text:s/>257 <text:s text:c="2"/>15]</text:span></text:p>
      <text:p text:style-name="P3"><text:s/><text:span text:style-name="T1">[ 213 <text:s/>257 <text:s text:c="2"/>15]</text:span></text:p>
      <text:p text:style-name="P3"><text:s/><text:span text:style-name="T1">[ 212 <text:s/>257 <text:s text:c="2"/>15]</text:span></text:p>
      <text:p text:style-name="P3"><text:s/><text:span text:style-name="T1">[ 210 <text:s/>258 <text:s text:c="2"/>15]</text:span></text:p>
      <text:p text:style-name="P3"><text:s/><text:span text:style-name="T1">[ 211 <text:s/>258 <text:s text:c="2"/>15]</text:span></text:p>
      <text:p text:style-name="P3"><text:s/><text:span text:style-name="T1">[ 212 <text:s/>258 <text:s text:c="2"/>15]</text:span></text:p>
      <text:p text:style-name="P3"><text:s/><text:span text:style-name="T1">[ 213 <text:s/>258 <text:s text:c="2"/>15]</text:span></text:p>
      <text:p text:style-name="P3"><text:s/><text:span text:style-name="T1">[ 212 <text:s/>227 <text:s text:c="2"/>15]</text:span></text:p>
      <text:p text:style-name="P3"><text:s/><text:span text:style-name="T1">[ 213 <text:s/>227 <text:s text:c="2"/>15]</text:span></text:p>
      <text:p text:style-name="P3"><text:s/><text:span text:style-name="T1">[ 214 <text:s/>227 <text:s text:c="2"/>15]</text:span></text:p>
      <text:p text:style-name="P3"><text:s/><text:span text:style-name="T1">[ 215 <text:s/>227 <text:s text:c="2"/>15]</text:span></text:p>
      <text:p text:style-name="P3"><text:s/><text:span text:style-name="T1">[ 216 <text:s/>227 <text:s text:c="2"/>15]</text:span></text:p>
      <text:p text:style-name="P3"><text:s/><text:span text:style-name="T1">[ 217 <text:s/>227 <text:s text:c="2"/>15]</text:span></text:p>
      <text:p text:style-name="P3"><text:s/><text:span text:style-name="T1">[ 218 <text:s/>227 <text:s text:c="2"/>15]</text:span></text:p>
      <text:p text:style-name="P3"><text:s/><text:span text:style-name="T1">[ 219 <text:s/>227 <text:s text:c="2"/>15]</text:span></text:p>
      <text:p text:style-name="P3"><text:s/><text:span text:style-name="T1">[ 220 <text:s/>227 <text:s text:c="2"/>15]</text:span></text:p>
      <text:p text:style-name="P3"><text:s/><text:span text:style-name="T1">[ 226 <text:s/>258 <text:s text:c="2"/>15]</text:span></text:p>
      <text:p text:style-name="P3"><text:s/><text:span text:style-name="T1">[ 226 <text:s/>260 <text:s text:c="2"/>15]</text:span></text:p>
      <text:p text:style-name="P3"><text:s/><text:span text:style-name="T1">[ 225 <text:s/>258 <text:s text:c="2"/>15]</text:span></text:p>
      <text:p text:style-name="P3"><text:s/><text:span text:style-name="T1">[ 223 <text:s/>258 <text:s text:c="2"/>15]</text:span></text:p>
      <text:p text:style-name="P3"><text:s/><text:span text:style-name="T1">[ 222 <text:s/>258 <text:s text:c="2"/>15]</text:span></text:p>
      <text:p text:style-name="P3"><text:s/><text:span text:style-name="T1">[ 221 <text:s/>258 <text:s text:c="2"/>15]</text:span></text:p>
      <text:p text:style-name="P3"><text:s/><text:span text:style-name="T1">[ 220 <text:s/>258 <text:s text:c="2"/>15]</text:span></text:p>
      <text:p text:style-name="P3"><text:s/><text:span text:style-name="T1">[ 219 <text:s/>258 <text:s text:c="2"/>15]</text:span></text:p>
      <text:p text:style-name="P3"><text:s/><text:span text:style-name="T1">[ 218 <text:s/>258 <text:s text:c="2"/>15]</text:span></text:p>
      <text:p text:style-name="P3"><text:s/><text:span text:style-name="T1">[ 215 <text:s/>241 <text:s text:c="2"/>15]</text:span></text:p>
      <text:p text:style-name="P3"><text:s/><text:span text:style-name="T1">[ 216 <text:s/>258 <text:s text:c="2"/>15]</text:span></text:p>
      <text:p text:style-name="P3"><text:s/><text:span text:style-name="T1">[ 215 <text:s/>258 <text:s text:c="2"/>15]</text:span></text:p>
      <text:p text:style-name="P3"><text:s/><text:span text:style-name="T1">[ 214 <text:s/>258 <text:s text:c="2"/>15]</text:span></text:p>
      <text:p text:style-name="P3"><text:s/><text:span text:style-name="T1">[ 224 <text:s/>258 <text:s text:c="2"/>15]</text:span></text:p>
      <text:p text:style-name="P3"><text:s/><text:span text:style-name="T1">[ 218 <text:s/>267 <text:s text:c="2"/>15]</text:span></text:p>
      <text:p text:style-name="P3"><text:s/><text:span text:style-name="T1">[ 204 <text:s/>223 <text:s text:c="2"/>15]</text:span></text:p>
      <text:p text:style-name="P3"><text:soft-page-break/><text:s/><text:span text:style-name="T1">[ 220 <text:s/>267 <text:s text:c="2"/>15]</text:span></text:p>
      <text:p text:style-name="P3"><text:s/><text:span text:style-name="T1">[ 232 <text:s/>274 <text:s text:c="2"/>15]</text:span></text:p>
      <text:p text:style-name="P3"><text:s/><text:span text:style-name="T1">[ 231 <text:s/>274 <text:s text:c="2"/>15]</text:span></text:p>
      <text:p text:style-name="P3"><text:s/><text:span text:style-name="T1">[ 230 <text:s/>274 <text:s text:c="2"/>15]</text:span></text:p>
      <text:p text:style-name="P3"><text:s/><text:span text:style-name="T1">[ 229 <text:s/>274 <text:s text:c="2"/>15]</text:span></text:p>
      <text:p text:style-name="P3"><text:s/><text:span text:style-name="T1">[ 228 <text:s/>274 <text:s text:c="2"/>15]</text:span></text:p>
      <text:p text:style-name="P3"><text:s/><text:span text:style-name="T1">[ 227 <text:s/>274 <text:s text:c="2"/>15]</text:span></text:p>
      <text:p text:style-name="P3"><text:s/><text:span text:style-name="T1">[ 226 <text:s/>274 <text:s text:c="2"/>15]</text:span></text:p>
      <text:p text:style-name="P3"><text:s/><text:span text:style-name="T1">[ 225 <text:s/>274 <text:s text:c="2"/>15]</text:span></text:p>
      <text:p text:style-name="P3"><text:s/><text:span text:style-name="T1">[ 224 <text:s/>274 <text:s text:c="2"/>15]</text:span></text:p>
      <text:p text:style-name="P3"><text:s/><text:span text:style-name="T1">[ 223 <text:s/>274 <text:s text:c="2"/>15]</text:span></text:p>
      <text:p text:style-name="P3"><text:s/><text:span text:style-name="T1">[ 222 <text:s/>274 <text:s text:c="2"/>15]</text:span></text:p>
      <text:p text:style-name="P3"><text:s/><text:span text:style-name="T1">[ 221 <text:s/>274 <text:s text:c="2"/>15]</text:span></text:p>
      <text:p text:style-name="P3"><text:s/><text:span text:style-name="T1">[ 220 <text:s/>274 <text:s text:c="2"/>15]</text:span></text:p>
      <text:p text:style-name="P3"><text:s/><text:span text:style-name="T1">[ 219 <text:s/>274 <text:s text:c="2"/>15]</text:span></text:p>
      <text:p text:style-name="P3"><text:s/><text:span text:style-name="T1">[ 218 <text:s/>274 <text:s text:c="2"/>15]</text:span></text:p>
      <text:p text:style-name="P3"><text:s/><text:span text:style-name="T1">[ 217 <text:s/>274 <text:s text:c="2"/>15]</text:span></text:p>
      <text:p text:style-name="P3"><text:s/><text:span text:style-name="T1">[ 216 <text:s/>274 <text:s text:c="2"/>15]</text:span></text:p>
      <text:p text:style-name="P3"><text:s/><text:span text:style-name="T1">[ 215 <text:s/>274 <text:s text:c="2"/>15]</text:span></text:p>
      <text:p text:style-name="P3"><text:s/><text:span text:style-name="T1">[ 214 <text:s/>274 <text:s text:c="2"/>15]</text:span></text:p>
      <text:p text:style-name="P3"><text:s/><text:span text:style-name="T1">[ 213 <text:s/>274 <text:s text:c="2"/>15]</text:span></text:p>
      <text:p text:style-name="P3"><text:s/><text:span text:style-name="T1">[ 212 <text:s/>274 <text:s text:c="2"/>15]</text:span></text:p>
      <text:p text:style-name="P3"><text:s/><text:span text:style-name="T1">[ 233 <text:s/>274 <text:s text:c="2"/>15]</text:span></text:p>
      <text:p text:style-name="P3"><text:s/><text:span text:style-name="T1">[ 211 <text:s/>274 <text:s text:c="2"/>15]</text:span></text:p>
      <text:p text:style-name="P3"><text:s/><text:span text:style-name="T1">[ 234 <text:s/>274 <text:s text:c="2"/>15]</text:span></text:p>
      <text:p text:style-name="P3"><text:s/><text:span text:style-name="T1">[ 201 <text:s/>275 <text:s text:c="2"/>15]</text:span></text:p>
      <text:p text:style-name="P3"><text:s/><text:span text:style-name="T1">[ 222 <text:s/>275 <text:s text:c="2"/>15]</text:span></text:p>
      <text:p text:style-name="P3"><text:s/><text:span text:style-name="T1">[ 221 <text:s/>275 <text:s text:c="2"/>15]</text:span></text:p>
      <text:p text:style-name="P3"><text:s/><text:span text:style-name="T1">[ 220 <text:s/>275 <text:s text:c="2"/>15]</text:span></text:p>
      <text:p text:style-name="P3"><text:s/><text:span text:style-name="T1">[ 219 <text:s/>275 <text:s text:c="2"/>15]</text:span></text:p>
      <text:p text:style-name="P3"><text:s/><text:span text:style-name="T1">[ 218 <text:s/>275 <text:s text:c="2"/>15]</text:span></text:p>
      <text:p text:style-name="P3"><text:s/><text:span text:style-name="T1">[ 217 <text:s/>275 <text:s text:c="2"/>15]</text:span></text:p>
      <text:p text:style-name="P3"><text:s/><text:span text:style-name="T1">[ 216 <text:s/>275 <text:s text:c="2"/>15]</text:span></text:p>
      <text:p text:style-name="P3"><text:s/><text:span text:style-name="T1">[ 215 <text:s/>275 <text:s text:c="2"/>15]</text:span></text:p>
      <text:p text:style-name="P3"><text:s/><text:span text:style-name="T1">[ 214 <text:s/>275 <text:s text:c="2"/>15]</text:span></text:p>
      <text:p text:style-name="P3"><text:s/><text:span text:style-name="T1">[ 213 <text:s/>275 <text:s text:c="2"/>15]</text:span></text:p>
      <text:p text:style-name="P3"><text:s/><text:span text:style-name="T1">[ 212 <text:s/>275 <text:s text:c="2"/>15]</text:span></text:p>
      <text:p text:style-name="P3"><text:s/><text:span text:style-name="T1">[ 211 <text:s/>275 <text:s text:c="2"/>15]</text:span></text:p>
      <text:p text:style-name="P3"><text:s/><text:span text:style-name="T1">[ 210 <text:s/>275 <text:s text:c="2"/>15]</text:span></text:p>
      <text:p text:style-name="P3"><text:s/><text:span text:style-name="T1">[ 209 <text:s/>275 <text:s text:c="2"/>15]</text:span></text:p>
      <text:p text:style-name="P3"><text:s/><text:span text:style-name="T1">[ 208 <text:s/>275 <text:s text:c="2"/>15]</text:span></text:p>
      <text:p text:style-name="P3"><text:s/><text:span text:style-name="T1">[ 207 <text:s/>275 <text:s text:c="2"/>15]</text:span></text:p>
      <text:p text:style-name="P3"><text:s/><text:span text:style-name="T1">[ 206 <text:s/>275 <text:s text:c="2"/>15]</text:span></text:p>
      <text:p text:style-name="P3"><text:s/><text:span text:style-name="T1">[ 205 <text:s/>275 <text:s text:c="2"/>15]</text:span></text:p>
      <text:p text:style-name="P3"><text:s/><text:span text:style-name="T1">[ 204 <text:s/>275 <text:s text:c="2"/>15]</text:span></text:p>
      <text:p text:style-name="P3"><text:s/><text:span text:style-name="T1">[ 203 <text:s/>275 <text:s text:c="2"/>15]</text:span></text:p>
      <text:p text:style-name="P3"><text:s/><text:span text:style-name="T1">[ 202 <text:s/>275 <text:s text:c="2"/>15]</text:span></text:p>
      <text:p text:style-name="P3"><text:s/><text:span text:style-name="T1">[ 235 <text:s/>274 <text:s text:c="2"/>15]</text:span></text:p>
      <text:p text:style-name="P3"><text:s/><text:span text:style-name="T1">[ 223 <text:s/>275 <text:s text:c="2"/>15]</text:span></text:p>
      <text:p text:style-name="P3"><text:s/><text:span text:style-name="T1">[ 210 <text:s/>274 <text:s text:c="2"/>15]</text:span></text:p>
      <text:p text:style-name="P3"><text:s/><text:span text:style-name="T1">[ 208 <text:s/>274 <text:s text:c="2"/>15]</text:span></text:p>
      <text:p text:style-name="P3"><text:s/><text:span text:style-name="T1">[ 228 <text:s/>273 <text:s text:c="2"/>15]</text:span></text:p>
      <text:p text:style-name="P3"><text:s/><text:span text:style-name="T1">[ 227 <text:s/>273 <text:s text:c="2"/>15]</text:span></text:p>
      <text:p text:style-name="P3"><text:s/><text:span text:style-name="T1">[ 226 <text:s/>273 <text:s text:c="2"/>15]</text:span></text:p>
      <text:p text:style-name="P3"><text:s/><text:span text:style-name="T1">[ 225 <text:s/>273 <text:s text:c="2"/>15]</text:span></text:p>
      <text:p text:style-name="P3"><text:s/><text:span text:style-name="T1">[ 224 <text:s/>273 <text:s text:c="2"/>15]</text:span></text:p>
      <text:p text:style-name="P3"><text:s/><text:span text:style-name="T1">[ 223 <text:s/>273 <text:s text:c="2"/>15]</text:span></text:p>
      <text:p text:style-name="P3"><text:s/><text:span text:style-name="T1">[ 222 <text:s/>273 <text:s text:c="2"/>15]</text:span></text:p>
      <text:p text:style-name="P3"><text:s/><text:span text:style-name="T1">[ 221 <text:s/>273 <text:s text:c="2"/>15]</text:span></text:p>
      <text:p text:style-name="P3"><text:soft-page-break/><text:s/><text:span text:style-name="T1">[ 220 <text:s/>273 <text:s text:c="2"/>15]</text:span></text:p>
      <text:p text:style-name="P3"><text:s/><text:span text:style-name="T1">[ 219 <text:s/>273 <text:s text:c="2"/>15]</text:span></text:p>
      <text:p text:style-name="P3"><text:s/><text:span text:style-name="T1">[ 218 <text:s/>273 <text:s text:c="2"/>15]</text:span></text:p>
      <text:p text:style-name="P3"><text:s/><text:span text:style-name="T1">[ 217 <text:s/>273 <text:s text:c="2"/>15]</text:span></text:p>
      <text:p text:style-name="P3"><text:s/><text:span text:style-name="T1">[ 216 <text:s/>273 <text:s text:c="2"/>15]</text:span></text:p>
      <text:p text:style-name="P3"><text:s/><text:span text:style-name="T1">[ 215 <text:s/>273 <text:s text:c="2"/>15]</text:span></text:p>
      <text:p text:style-name="P3"><text:s/><text:span text:style-name="T1">[ 214 <text:s/>273 <text:s text:c="2"/>15]</text:span></text:p>
      <text:p text:style-name="P3"><text:s/><text:span text:style-name="T1">[ 213 <text:s/>273 <text:s text:c="2"/>15]</text:span></text:p>
      <text:p text:style-name="P3"><text:s/><text:span text:style-name="T1">[ 212 <text:s/>273 <text:s text:c="2"/>15]</text:span></text:p>
      <text:p text:style-name="P3"><text:s/><text:span text:style-name="T1">[ 211 <text:s/>273 <text:s text:c="2"/>15]</text:span></text:p>
      <text:p text:style-name="P3"><text:s/><text:span text:style-name="T1">[ 210 <text:s/>273 <text:s text:c="2"/>15]</text:span></text:p>
      <text:p text:style-name="P3"><text:s/><text:span text:style-name="T1">[ 209 <text:s/>273 <text:s text:c="2"/>15]</text:span></text:p>
      <text:p text:style-name="P3"><text:s/><text:span text:style-name="T1">[ 208 <text:s/>273 <text:s text:c="2"/>15]</text:span></text:p>
      <text:p text:style-name="P3"><text:s/><text:span text:style-name="T1">[ 229 <text:s/>273 <text:s text:c="2"/>15]</text:span></text:p>
      <text:p text:style-name="P3"><text:s/><text:span text:style-name="T1">[ 209 <text:s/>274 <text:s text:c="2"/>15]</text:span></text:p>
      <text:p text:style-name="P3"><text:s/><text:span text:style-name="T1">[ 230 <text:s/>273 <text:s text:c="2"/>15]</text:span></text:p>
      <text:p text:style-name="P3"><text:s/><text:span text:style-name="T1">[ 232 <text:s/>273 <text:s text:c="2"/>15]</text:span></text:p>
      <text:p text:style-name="P3"><text:s/><text:span text:style-name="T1">[ 207 <text:s/>274 <text:s text:c="2"/>15]</text:span></text:p>
      <text:p text:style-name="P3"><text:s/><text:span text:style-name="T1">[ 206 <text:s/>274 <text:s text:c="2"/>15]</text:span></text:p>
      <text:p text:style-name="P3"><text:s/><text:span text:style-name="T1">[ 205 <text:s/>274 <text:s text:c="2"/>15]</text:span></text:p>
      <text:p text:style-name="P3"><text:s/><text:span text:style-name="T1">[ 204 <text:s/>274 <text:s text:c="2"/>15]</text:span></text:p>
      <text:p text:style-name="P3"><text:s/><text:span text:style-name="T1">[ 203 <text:s/>274 <text:s text:c="2"/>15]</text:span></text:p>
      <text:p text:style-name="P3"><text:s/><text:span text:style-name="T1">[ 202 <text:s/>274 <text:s text:c="2"/>15]</text:span></text:p>
      <text:p text:style-name="P3"><text:s/><text:span text:style-name="T1">[ 201 <text:s/>274 <text:s text:c="2"/>15]</text:span></text:p>
      <text:p text:style-name="P3"><text:s/><text:span text:style-name="T1">[ 211 <text:s/>220 <text:s text:c="2"/>15]</text:span></text:p>
      <text:p text:style-name="P3"><text:s/><text:span text:style-name="T1">[ 212 <text:s/>220 <text:s text:c="2"/>15]</text:span></text:p>
      <text:p text:style-name="P3"><text:s/><text:span text:style-name="T1">[ 213 <text:s/>220 <text:s text:c="2"/>15]</text:span></text:p>
      <text:p text:style-name="P3"><text:s/><text:span text:style-name="T1">[ 214 <text:s/>220 <text:s text:c="2"/>15]</text:span></text:p>
      <text:p text:style-name="P3"><text:s/><text:span text:style-name="T1">[ 215 <text:s/>220 <text:s text:c="2"/>15]</text:span></text:p>
      <text:p text:style-name="P3"><text:s/><text:span text:style-name="T1">[ 216 <text:s/>220 <text:s text:c="2"/>15]</text:span></text:p>
      <text:p text:style-name="P3"><text:s/><text:span text:style-name="T1">[ 217 <text:s/>220 <text:s text:c="2"/>15]</text:span></text:p>
      <text:p text:style-name="P3"><text:s/><text:span text:style-name="T1">[ 218 <text:s/>220 <text:s text:c="2"/>15]</text:span></text:p>
      <text:p text:style-name="P3"><text:s/><text:span text:style-name="T1">[ 219 <text:s/>220 <text:s text:c="2"/>15]</text:span></text:p>
      <text:p text:style-name="P3"><text:s/><text:span text:style-name="T1">[ 220 <text:s/>220 <text:s text:c="2"/>15]</text:span></text:p>
      <text:p text:style-name="P3"><text:s/><text:span text:style-name="T1">[ 221 <text:s/>220 <text:s text:c="2"/>15]</text:span></text:p>
      <text:p text:style-name="P3"><text:s/><text:span text:style-name="T1">[ 222 <text:s/>220 <text:s text:c="2"/>15]</text:span></text:p>
      <text:p text:style-name="P3"><text:s/><text:span text:style-name="T1">[ 234 <text:s/>273 <text:s text:c="2"/>15]</text:span></text:p>
      <text:p text:style-name="P3"><text:s/><text:span text:style-name="T1">[ 233 <text:s/>273 <text:s text:c="2"/>15]</text:span></text:p>
      <text:p text:style-name="P3"><text:s/><text:span text:style-name="T1">[ 231 <text:s/>273 <text:s text:c="2"/>15]</text:span></text:p>
      <text:p text:style-name="P3"><text:s/><text:span text:style-name="T1">[ 207 <text:s/>273 <text:s text:c="2"/>15]</text:span></text:p>
      <text:p text:style-name="P3"><text:s/><text:span text:style-name="T1">[ 224 <text:s/>275 <text:s text:c="2"/>15]</text:span></text:p>
      <text:p text:style-name="P3"><text:s/><text:span text:style-name="T1">[ 226 <text:s/>275 <text:s text:c="2"/>15]</text:span></text:p>
      <text:p text:style-name="P3"><text:s/><text:span text:style-name="T1">[ 203 <text:s/>220 <text:s text:c="2"/>15]</text:span></text:p>
      <text:p text:style-name="P3"><text:s/><text:span text:style-name="T1">[ 204 <text:s/>220 <text:s text:c="2"/>15]</text:span></text:p>
      <text:p text:style-name="P3"><text:s/><text:span text:style-name="T1">[ 205 <text:s/>220 <text:s text:c="2"/>15]</text:span></text:p>
      <text:p text:style-name="P3"><text:s/><text:span text:style-name="T1">[ 206 <text:s/>220 <text:s text:c="2"/>15]</text:span></text:p>
      <text:p text:style-name="P3"><text:s/><text:span text:style-name="T1">[ 207 <text:s/>220 <text:s text:c="2"/>15]</text:span></text:p>
      <text:p text:style-name="P3"><text:s/><text:span text:style-name="T1">[ 208 <text:s/>220 <text:s text:c="2"/>15]</text:span></text:p>
      <text:p text:style-name="P3"><text:s/><text:span text:style-name="T1">[ 209 <text:s/>220 <text:s text:c="2"/>15]</text:span></text:p>
      <text:p text:style-name="P3"><text:s/><text:span text:style-name="T1">[ 210 <text:s/>220 <text:s text:c="2"/>15]</text:span></text:p>
      <text:p text:style-name="P3"><text:s/><text:span text:style-name="T1">[ 224 <text:s/>277 <text:s text:c="2"/>15]</text:span></text:p>
      <text:p text:style-name="P3"><text:s/><text:span text:style-name="T1">[ 223 <text:s/>277 <text:s text:c="2"/>15]</text:span></text:p>
      <text:p text:style-name="P3"><text:s/><text:span text:style-name="T1">[ 222 <text:s/>277 <text:s text:c="2"/>15]</text:span></text:p>
      <text:p text:style-name="P3"><text:s/><text:span text:style-name="T1">[ 221 <text:s/>277 <text:s text:c="2"/>15]</text:span></text:p>
      <text:p text:style-name="P3"><text:s/><text:span text:style-name="T1">[ 220 <text:s/>277 <text:s text:c="2"/>15]</text:span></text:p>
      <text:p text:style-name="P3"><text:s/><text:span text:style-name="T1">[ 219 <text:s/>277 <text:s text:c="2"/>15]</text:span></text:p>
      <text:p text:style-name="P3"><text:s/><text:span text:style-name="T1">[ 218 <text:s/>277 <text:s text:c="2"/>15]</text:span></text:p>
      <text:p text:style-name="P3"><text:s/><text:span text:style-name="T1">[ 217 <text:s/>277 <text:s text:c="2"/>15]</text:span></text:p>
      <text:p text:style-name="P3"><text:s/><text:span text:style-name="T1">[ 216 <text:s/>277 <text:s text:c="2"/>15]</text:span></text:p>
      <text:p text:style-name="P3"><text:soft-page-break/><text:s/><text:span text:style-name="T1">[ 215 <text:s/>277 <text:s text:c="2"/>15]</text:span></text:p>
      <text:p text:style-name="P3"><text:s/><text:span text:style-name="T1">[ 214 <text:s/>277 <text:s text:c="2"/>15]</text:span></text:p>
      <text:p text:style-name="P3"><text:s/><text:span text:style-name="T1">[ 213 <text:s/>277 <text:s text:c="2"/>15]</text:span></text:p>
      <text:p text:style-name="P3"><text:s/><text:span text:style-name="T1">[ 212 <text:s/>277 <text:s text:c="2"/>15]</text:span></text:p>
      <text:p text:style-name="P3"><text:s/><text:span text:style-name="T1">[ 202 <text:s/>220 <text:s text:c="2"/>15]</text:span></text:p>
      <text:p text:style-name="P3"><text:s/><text:span text:style-name="T1">[ 211 <text:s/>277 <text:s text:c="2"/>15]</text:span></text:p>
      <text:p text:style-name="P3"><text:s/><text:span text:style-name="T1">[ 201 <text:s/>220 <text:s text:c="2"/>15]</text:span></text:p>
      <text:p text:style-name="P3"><text:s/><text:span text:style-name="T1">[ 199 <text:s/>220 <text:s text:c="2"/>15]</text:span></text:p>
      <text:p text:style-name="P3"><text:s/><text:span text:style-name="T1">[ 202 <text:s/>219 <text:s text:c="2"/>15]</text:span></text:p>
      <text:p text:style-name="P3"><text:s/><text:span text:style-name="T1">[ 203 <text:s/>219 <text:s text:c="2"/>15]</text:span></text:p>
      <text:p text:style-name="P3"><text:s/><text:span text:style-name="T1">[ 204 <text:s/>219 <text:s text:c="2"/>15]</text:span></text:p>
      <text:p text:style-name="P3"><text:s/><text:span text:style-name="T1">[ 205 <text:s/>219 <text:s text:c="2"/>15]</text:span></text:p>
      <text:p text:style-name="P3"><text:s/><text:span text:style-name="T1">[ 206 <text:s/>219 <text:s text:c="2"/>15]</text:span></text:p>
      <text:p text:style-name="P3"><text:s/><text:span text:style-name="T1">[ 207 <text:s/>219 <text:s text:c="2"/>15]</text:span></text:p>
      <text:p text:style-name="P3"><text:s/><text:span text:style-name="T1">[ 208 <text:s/>219 <text:s text:c="2"/>15]</text:span></text:p>
      <text:p text:style-name="P3"><text:s/><text:span text:style-name="T1">[ 209 <text:s/>219 <text:s text:c="2"/>15]</text:span></text:p>
      <text:p text:style-name="P3"><text:s/><text:span text:style-name="T1">[ 210 <text:s/>219 <text:s text:c="2"/>15]</text:span></text:p>
      <text:p text:style-name="P3"><text:s/><text:span text:style-name="T1">[ 211 <text:s/>219 <text:s text:c="2"/>15]</text:span></text:p>
      <text:p text:style-name="P3"><text:s/><text:span text:style-name="T1">[ 212 <text:s/>219 <text:s text:c="2"/>15]</text:span></text:p>
      <text:p text:style-name="P3"><text:s/><text:span text:style-name="T1">[ 213 <text:s/>219 <text:s text:c="2"/>15]</text:span></text:p>
      <text:p text:style-name="P3"><text:s/><text:span text:style-name="T1">[ 214 <text:s/>219 <text:s text:c="2"/>15]</text:span></text:p>
      <text:p text:style-name="P3"><text:s/><text:span text:style-name="T1">[ 215 <text:s/>219 <text:s text:c="2"/>15]</text:span></text:p>
      <text:p text:style-name="P3"><text:s/><text:span text:style-name="T1">[ 216 <text:s/>219 <text:s text:c="2"/>15]</text:span></text:p>
      <text:p text:style-name="P3"><text:s/><text:span text:style-name="T1">[ 217 <text:s/>219 <text:s text:c="2"/>15]</text:span></text:p>
      <text:p text:style-name="P3"><text:s/><text:span text:style-name="T1">[ 218 <text:s/>219 <text:s text:c="2"/>15]</text:span></text:p>
      <text:p text:style-name="P3"><text:s/><text:span text:style-name="T1">[ 219 <text:s/>219 <text:s text:c="2"/>15]</text:span></text:p>
      <text:p text:style-name="P3"><text:s/><text:span text:style-name="T1">[ 220 <text:s/>219 <text:s text:c="2"/>15]</text:span></text:p>
      <text:p text:style-name="P3"><text:s/><text:span text:style-name="T1">[ 221 <text:s/>219 <text:s text:c="2"/>15]</text:span></text:p>
      <text:p text:style-name="P3"><text:s/><text:span text:style-name="T1">[ 222 <text:s/>219 <text:s text:c="2"/>15]</text:span></text:p>
      <text:p text:style-name="P3"><text:s/><text:span text:style-name="T1">[ 200 <text:s/>220 <text:s text:c="2"/>15]</text:span></text:p>
      <text:p text:style-name="P3"><text:s/><text:span text:style-name="T1">[ 225 <text:s/>275 <text:s text:c="2"/>15]</text:span></text:p>
      <text:p text:style-name="P3"><text:s/><text:span text:style-name="T1">[ 210 <text:s/>277 <text:s text:c="2"/>15]</text:span></text:p>
      <text:p text:style-name="P3"><text:s/><text:span text:style-name="T1">[ 208 <text:s/>277 <text:s text:c="2"/>15]</text:span></text:p>
      <text:p text:style-name="P3"><text:s/><text:span text:style-name="T1">[ 213 <text:s/>276 <text:s text:c="2"/>15]</text:span></text:p>
      <text:p text:style-name="P3"><text:s/><text:span text:style-name="T1">[ 212 <text:s/>276 <text:s text:c="2"/>15]</text:span></text:p>
      <text:p text:style-name="P3"><text:s/><text:span text:style-name="T1">[ 211 <text:s/>276 <text:s text:c="2"/>15]</text:span></text:p>
      <text:p text:style-name="P3"><text:s/><text:span text:style-name="T1">[ 210 <text:s/>276 <text:s text:c="2"/>15]</text:span></text:p>
      <text:p text:style-name="P3"><text:s/><text:span text:style-name="T1">[ 209 <text:s/>276 <text:s text:c="2"/>15]</text:span></text:p>
      <text:p text:style-name="P3"><text:s/><text:span text:style-name="T1">[ 208 <text:s/>276 <text:s text:c="2"/>15]</text:span></text:p>
      <text:p text:style-name="P3"><text:s/><text:span text:style-name="T1">[ 207 <text:s/>276 <text:s text:c="2"/>15]</text:span></text:p>
      <text:p text:style-name="P3"><text:s/><text:span text:style-name="T1">[ 206 <text:s/>276 <text:s text:c="2"/>15]</text:span></text:p>
      <text:p text:style-name="P3"><text:s/><text:span text:style-name="T1">[ 205 <text:s/>276 <text:s text:c="2"/>15]</text:span></text:p>
      <text:p text:style-name="P3"><text:s/><text:span text:style-name="T1">[ 204 <text:s/>276 <text:s text:c="2"/>15]</text:span></text:p>
      <text:p text:style-name="P3"><text:s/><text:span text:style-name="T1">[ 203 <text:s/>276 <text:s text:c="2"/>15]</text:span></text:p>
      <text:p text:style-name="P3"><text:s/><text:span text:style-name="T1">[ 202 <text:s/>276 <text:s text:c="2"/>15]</text:span></text:p>
      <text:p text:style-name="P3"><text:s/><text:span text:style-name="T1">[ 201 <text:s/>276 <text:s text:c="2"/>15]</text:span></text:p>
      <text:p text:style-name="P3"><text:s/><text:span text:style-name="T1">[ 234 <text:s/>275 <text:s text:c="2"/>15]</text:span></text:p>
      <text:p text:style-name="P3"><text:s/><text:span text:style-name="T1">[ 233 <text:s/>275 <text:s text:c="2"/>15]</text:span></text:p>
      <text:p text:style-name="P3"><text:s/><text:span text:style-name="T1">[ 232 <text:s/>275 <text:s text:c="2"/>15]</text:span></text:p>
      <text:p text:style-name="P3"><text:s/><text:span text:style-name="T1">[ 231 <text:s/>275 <text:s text:c="2"/>15]</text:span></text:p>
      <text:p text:style-name="P3"><text:s/><text:span text:style-name="T1">[ 230 <text:s/>275 <text:s text:c="2"/>15]</text:span></text:p>
      <text:p text:style-name="P3"><text:s/><text:span text:style-name="T1">[ 229 <text:s/>275 <text:s text:c="2"/>15]</text:span></text:p>
      <text:p text:style-name="P3"><text:s/><text:span text:style-name="T1">[ 228 <text:s/>275 <text:s text:c="2"/>15]</text:span></text:p>
      <text:p text:style-name="P3"><text:s/><text:span text:style-name="T1">[ 227 <text:s/>275 <text:s text:c="2"/>15]</text:span></text:p>
      <text:p text:style-name="P3"><text:s/><text:span text:style-name="T1">[ 214 <text:s/>276 <text:s text:c="2"/>15]</text:span></text:p>
      <text:p text:style-name="P3"><text:s/><text:span text:style-name="T1">[ 209 <text:s/>277 <text:s text:c="2"/>15]</text:span></text:p>
      <text:p text:style-name="P3"><text:s/><text:span text:style-name="T1">[ 215 <text:s/>276 <text:s text:c="2"/>15]</text:span></text:p>
      <text:p text:style-name="P3"><text:s/><text:span text:style-name="T1">[ 217 <text:s/>276 <text:s text:c="2"/>15]</text:span></text:p>
      <text:p text:style-name="P3"><text:s/><text:span text:style-name="T1">[ 207 <text:s/>277 <text:s text:c="2"/>15]</text:span></text:p>
      <text:p text:style-name="P3"><text:soft-page-break/><text:s/><text:span text:style-name="T1">[ 206 <text:s/>277 <text:s text:c="2"/>15]</text:span></text:p>
      <text:p text:style-name="P3"><text:s/><text:span text:style-name="T1">[ 205 <text:s/>277 <text:s text:c="2"/>15]</text:span></text:p>
      <text:p text:style-name="P3"><text:s/><text:span text:style-name="T1">[ 204 <text:s/>277 <text:s text:c="2"/>15]</text:span></text:p>
      <text:p text:style-name="P3"><text:s/><text:span text:style-name="T1">[ 203 <text:s/>277 <text:s text:c="2"/>15]</text:span></text:p>
      <text:p text:style-name="P3"><text:s/><text:span text:style-name="T1">[ 202 <text:s/>277 <text:s text:c="2"/>15]</text:span></text:p>
      <text:p text:style-name="P3"><text:s/><text:span text:style-name="T1">[ 232 <text:s/>276 <text:s text:c="2"/>15]</text:span></text:p>
      <text:p text:style-name="P3"><text:s/><text:span text:style-name="T1">[ 231 <text:s/>276 <text:s text:c="2"/>15]</text:span></text:p>
      <text:p text:style-name="P3"><text:s/><text:span text:style-name="T1">[ 230 <text:s/>276 <text:s text:c="2"/>15]</text:span></text:p>
      <text:p text:style-name="P3"><text:s/><text:span text:style-name="T1">[ 229 <text:s/>276 <text:s text:c="2"/>15]</text:span></text:p>
      <text:p text:style-name="P3"><text:s/><text:span text:style-name="T1">[ 228 <text:s/>276 <text:s text:c="2"/>15]</text:span></text:p>
      <text:p text:style-name="P3"><text:s/><text:span text:style-name="T1">[ 227 <text:s/>276 <text:s text:c="2"/>15]</text:span></text:p>
      <text:p text:style-name="P3"><text:s/><text:span text:style-name="T1">[ 226 <text:s/>276 <text:s text:c="2"/>15]</text:span></text:p>
      <text:p text:style-name="P3"><text:s/><text:span text:style-name="T1">[ 225 <text:s/>276 <text:s text:c="2"/>15]</text:span></text:p>
      <text:p text:style-name="P3"><text:s/><text:span text:style-name="T1">[ 224 <text:s/>276 <text:s text:c="2"/>15]</text:span></text:p>
      <text:p text:style-name="P3"><text:s/><text:span text:style-name="T1">[ 223 <text:s/>276 <text:s text:c="2"/>15]</text:span></text:p>
      <text:p text:style-name="P3"><text:s/><text:span text:style-name="T1">[ 222 <text:s/>276 <text:s text:c="2"/>15]</text:span></text:p>
      <text:p text:style-name="P3"><text:s/><text:span text:style-name="T1">[ 221 <text:s/>276 <text:s text:c="2"/>15]</text:span></text:p>
      <text:p text:style-name="P3"><text:s/><text:span text:style-name="T1">[ 220 <text:s/>276 <text:s text:c="2"/>15]</text:span></text:p>
      <text:p text:style-name="P3"><text:s/><text:span text:style-name="T1">[ 219 <text:s/>276 <text:s text:c="2"/>15]</text:span></text:p>
      <text:p text:style-name="P3"><text:s/><text:span text:style-name="T1">[ 218 <text:s/>276 <text:s text:c="2"/>15]</text:span></text:p>
      <text:p text:style-name="P3"><text:s/><text:span text:style-name="T1">[ 216 <text:s/>276 <text:s text:c="2"/>15]</text:span></text:p>
      <text:p text:style-name="P3"><text:s/><text:span text:style-name="T1">[ 206 <text:s/>273 <text:s text:c="2"/>15]</text:span></text:p>
      <text:p text:style-name="P3"><text:s/><text:span text:style-name="T1">[ 205 <text:s/>273 <text:s text:c="2"/>15]</text:span></text:p>
      <text:p text:style-name="P3"><text:s/><text:span text:style-name="T1">[ 204 <text:s/>273 <text:s text:c="2"/>15]</text:span></text:p>
      <text:p text:style-name="P3"><text:s/><text:span text:style-name="T1">[ 207 <text:s/>270 <text:s text:c="2"/>15]</text:span></text:p>
      <text:p text:style-name="P3"><text:s/><text:span text:style-name="T1">[ 227 <text:s/>269 <text:s text:c="2"/>15]</text:span></text:p>
      <text:p text:style-name="P3"><text:s/><text:span text:style-name="T1">[ 226 <text:s/>269 <text:s text:c="2"/>15]</text:span></text:p>
      <text:p text:style-name="P3"><text:s/><text:span text:style-name="T1">[ 225 <text:s/>269 <text:s text:c="2"/>15]</text:span></text:p>
      <text:p text:style-name="P3"><text:s/><text:span text:style-name="T1">[ 224 <text:s/>269 <text:s text:c="2"/>15]</text:span></text:p>
      <text:p text:style-name="P3"><text:s/><text:span text:style-name="T1">[ 223 <text:s/>269 <text:s text:c="2"/>15]</text:span></text:p>
      <text:p text:style-name="P3"><text:s/><text:span text:style-name="T1">[ 222 <text:s/>269 <text:s text:c="2"/>15]</text:span></text:p>
      <text:p text:style-name="P3"><text:s/><text:span text:style-name="T1">[ 221 <text:s/>269 <text:s text:c="2"/>15]</text:span></text:p>
      <text:p text:style-name="P3"><text:s/><text:span text:style-name="T1">[ 220 <text:s/>269 <text:s text:c="2"/>15]</text:span></text:p>
      <text:p text:style-name="P3"><text:s/><text:span text:style-name="T1">[ 219 <text:s/>269 <text:s text:c="2"/>15]</text:span></text:p>
      <text:p text:style-name="P3"><text:s/><text:span text:style-name="T1">[ 218 <text:s/>269 <text:s text:c="2"/>15]</text:span></text:p>
      <text:p text:style-name="P3"><text:s/><text:span text:style-name="T1">[ 217 <text:s/>269 <text:s text:c="2"/>15]</text:span></text:p>
      <text:p text:style-name="P3"><text:s/><text:span text:style-name="T1">[ 216 <text:s/>269 <text:s text:c="2"/>15]</text:span></text:p>
      <text:p text:style-name="P3"><text:s/><text:span text:style-name="T1">[ 215 <text:s/>269 <text:s text:c="2"/>15]</text:span></text:p>
      <text:p text:style-name="P3"><text:s/><text:span text:style-name="T1">[ 214 <text:s/>269 <text:s text:c="2"/>15]</text:span></text:p>
      <text:p text:style-name="P3"><text:s/><text:span text:style-name="T1">[ 213 <text:s/>269 <text:s text:c="2"/>15]</text:span></text:p>
      <text:p text:style-name="P3"><text:s/><text:span text:style-name="T1">[ 212 <text:s/>269 <text:s text:c="2"/>15]</text:span></text:p>
      <text:p text:style-name="P3"><text:s/><text:span text:style-name="T1">[ 211 <text:s/>269 <text:s text:c="2"/>15]</text:span></text:p>
      <text:p text:style-name="P3"><text:s/><text:span text:style-name="T1">[ 210 <text:s/>269 <text:s text:c="2"/>15]</text:span></text:p>
      <text:p text:style-name="P3"><text:s/><text:span text:style-name="T1">[ 209 <text:s/>269 <text:s text:c="2"/>15]</text:span></text:p>
      <text:p text:style-name="P3"><text:s/><text:span text:style-name="T1">[ 208 <text:s/>269 <text:s text:c="2"/>15]</text:span></text:p>
      <text:p text:style-name="P3"><text:s/><text:span text:style-name="T1">[ 208 <text:s/>270 <text:s text:c="2"/>15]</text:span></text:p>
      <text:p text:style-name="P3"><text:s/><text:span text:style-name="T1">[ 207 <text:s/>269 <text:s text:c="2"/>15]</text:span></text:p>
      <text:p text:style-name="P3"><text:s/><text:span text:style-name="T1">[ 209 <text:s/>270 <text:s text:c="2"/>15]</text:span></text:p>
      <text:p text:style-name="P3"><text:s/><text:span text:style-name="T1">[ 211 <text:s/>270 <text:s text:c="2"/>15]</text:span></text:p>
      <text:p text:style-name="P3"><text:s/><text:span text:style-name="T1">[ 217 <text:s/>222 <text:s text:c="2"/>15]</text:span></text:p>
      <text:p text:style-name="P3"><text:s/><text:span text:style-name="T1">[ 218 <text:s/>222 <text:s text:c="2"/>15]</text:span></text:p>
      <text:p text:style-name="P3"><text:s/><text:span text:style-name="T1">[ 219 <text:s/>222 <text:s text:c="2"/>15]</text:span></text:p>
      <text:p text:style-name="P3"><text:s/><text:span text:style-name="T1">[ 220 <text:s/>222 <text:s text:c="2"/>15]</text:span></text:p>
      <text:p text:style-name="P3"><text:s/><text:span text:style-name="T1">[ 221 <text:s/>222 <text:s text:c="2"/>15]</text:span></text:p>
      <text:p text:style-name="P3"><text:s/><text:span text:style-name="T1">[ 227 <text:s/>270 <text:s text:c="2"/>15]</text:span></text:p>
      <text:p text:style-name="P3"><text:s/><text:span text:style-name="T1">[ 226 <text:s/>270 <text:s text:c="2"/>15]</text:span></text:p>
      <text:p text:style-name="P3"><text:s/><text:span text:style-name="T1">[ 225 <text:s/>270 <text:s text:c="2"/>15]</text:span></text:p>
      <text:p text:style-name="P3"><text:s/><text:span text:style-name="T1">[ 224 <text:s/>270 <text:s text:c="2"/>15]</text:span></text:p>
      <text:p text:style-name="P3"><text:s/><text:span text:style-name="T1">[ 223 <text:s/>270 <text:s text:c="2"/>15]</text:span></text:p>
      <text:p text:style-name="P3"><text:soft-page-break/><text:s/><text:span text:style-name="T1">[ 222 <text:s/>270 <text:s text:c="2"/>15]</text:span></text:p>
      <text:p text:style-name="P3"><text:s/><text:span text:style-name="T1">[ 221 <text:s/>270 <text:s text:c="2"/>15]</text:span></text:p>
      <text:p text:style-name="P3"><text:s/><text:span text:style-name="T1">[ 220 <text:s/>270 <text:s text:c="2"/>15]</text:span></text:p>
      <text:p text:style-name="P3"><text:s/><text:span text:style-name="T1">[ 219 <text:s/>270 <text:s text:c="2"/>15]</text:span></text:p>
      <text:p text:style-name="P3"><text:s/><text:span text:style-name="T1">[ 218 <text:s/>270 <text:s text:c="2"/>15]</text:span></text:p>
      <text:p text:style-name="P3"><text:s/><text:span text:style-name="T1">[ 217 <text:s/>270 <text:s text:c="2"/>15]</text:span></text:p>
      <text:p text:style-name="P3"><text:s/><text:span text:style-name="T1">[ 216 <text:s/>270 <text:s text:c="2"/>15]</text:span></text:p>
      <text:p text:style-name="P3"><text:s/><text:span text:style-name="T1">[ 215 <text:s/>270 <text:s text:c="2"/>15]</text:span></text:p>
      <text:p text:style-name="P3"><text:s/><text:span text:style-name="T1">[ 214 <text:s/>270 <text:s text:c="2"/>15]</text:span></text:p>
      <text:p text:style-name="P3"><text:s/><text:span text:style-name="T1">[ 213 <text:s/>270 <text:s text:c="2"/>15]</text:span></text:p>
      <text:p text:style-name="P3"><text:s/><text:span text:style-name="T1">[ 212 <text:s/>270 <text:s text:c="2"/>15]</text:span></text:p>
      <text:p text:style-name="P3"><text:s/><text:span text:style-name="T1">[ 210 <text:s/>270 <text:s text:c="2"/>15]</text:span></text:p>
      <text:p text:style-name="P3"><text:s/><text:span text:style-name="T1">[ 216 <text:s/>222 <text:s text:c="2"/>15]</text:span></text:p>
      <text:p text:style-name="P3"><text:s/><text:span text:style-name="T1">[ 201 <text:s/>223 <text:s text:c="2"/>15]</text:span></text:p>
      <text:p text:style-name="P3"><text:s/><text:span text:style-name="T1">[ 203 <text:s/>223 <text:s text:c="2"/>15]</text:span></text:p>
      <text:p text:style-name="P3"><text:s/><text:span text:style-name="T1">[ 217 <text:s/>268 <text:s text:c="2"/>15]</text:span></text:p>
      <text:p text:style-name="P3"><text:s/><text:span text:style-name="T1">[ 216 <text:s/>268 <text:s text:c="2"/>15]</text:span></text:p>
      <text:p text:style-name="P3"><text:s/><text:span text:style-name="T1">[ 215 <text:s/>268 <text:s text:c="2"/>15]</text:span></text:p>
      <text:p text:style-name="P3"><text:s/><text:span text:style-name="T1">[ 214 <text:s/>268 <text:s text:c="2"/>15]</text:span></text:p>
      <text:p text:style-name="P3"><text:s/><text:span text:style-name="T1">[ 213 <text:s/>268 <text:s text:c="2"/>15]</text:span></text:p>
      <text:p text:style-name="P3"><text:s/><text:span text:style-name="T1">[ 212 <text:s/>268 <text:s text:c="2"/>15]</text:span></text:p>
      <text:p text:style-name="P3"><text:s/><text:span text:style-name="T1">[ 211 <text:s/>268 <text:s text:c="2"/>15]</text:span></text:p>
      <text:p text:style-name="P3"><text:s/><text:span text:style-name="T1">[ 210 <text:s/>268 <text:s text:c="2"/>15]</text:span></text:p>
      <text:p text:style-name="P3"><text:s/><text:span text:style-name="T1">[ 209 <text:s/>268 <text:s text:c="2"/>15]</text:span></text:p>
      <text:p text:style-name="P3"><text:s/><text:span text:style-name="T1">[ 208 <text:s/>268 <text:s text:c="2"/>15]</text:span></text:p>
      <text:p text:style-name="P3"><text:s/><text:span text:style-name="T1">[ 207 <text:s/>268 <text:s text:c="2"/>15]</text:span></text:p>
      <text:p text:style-name="P3"><text:s/><text:span text:style-name="T1">[ 219 <text:s/>223 <text:s text:c="2"/>15]</text:span></text:p>
      <text:p text:style-name="P3"><text:s/><text:span text:style-name="T1">[ 220 <text:s/>223 <text:s text:c="2"/>15]</text:span></text:p>
      <text:p text:style-name="P3"><text:s/><text:span text:style-name="T1">[ 221 <text:s/>223 <text:s text:c="2"/>15]</text:span></text:p>
      <text:p text:style-name="P3"><text:s/><text:span text:style-name="T1">[ 227 <text:s/>267 <text:s text:c="2"/>15]</text:span></text:p>
      <text:p text:style-name="P3"><text:s/><text:span text:style-name="T1">[ 226 <text:s/>267 <text:s text:c="2"/>15]</text:span></text:p>
      <text:p text:style-name="P3"><text:s/><text:span text:style-name="T1">[ 225 <text:s/>267 <text:s text:c="2"/>15]</text:span></text:p>
      <text:p text:style-name="P3"><text:s/><text:span text:style-name="T1">[ 224 <text:s/>267 <text:s text:c="2"/>15]</text:span></text:p>
      <text:p text:style-name="P3"><text:s/><text:span text:style-name="T1">[ 223 <text:s/>267 <text:s text:c="2"/>15]</text:span></text:p>
      <text:p text:style-name="P3"><text:s/><text:span text:style-name="T1">[ 222 <text:s/>267 <text:s text:c="2"/>15]</text:span></text:p>
      <text:p text:style-name="P3"><text:s/><text:span text:style-name="T1">[ 221 <text:s/>267 <text:s text:c="2"/>15]</text:span></text:p>
      <text:p text:style-name="P3"><text:s/><text:span text:style-name="T1">[ 218 <text:s/>268 <text:s text:c="2"/>15]</text:span></text:p>
      <text:p text:style-name="P3"><text:s/><text:span text:style-name="T1">[ 202 <text:s/>223 <text:s text:c="2"/>15]</text:span></text:p>
      <text:p text:style-name="P3"><text:s/><text:span text:style-name="T1">[ 219 <text:s/>268 <text:s text:c="2"/>15]</text:span></text:p>
      <text:p text:style-name="P3"><text:s/><text:span text:style-name="T1">[ 221 <text:s/>268 <text:s text:c="2"/>15]</text:span></text:p>
      <text:p text:style-name="P3"><text:s/><text:span text:style-name="T1">[ 213 <text:s/>229 <text:s text:c="2"/>15]</text:span></text:p>
      <text:p text:style-name="P3"><text:s/><text:span text:style-name="T1">[ 205 <text:s/>223 <text:s text:c="2"/>15]</text:span></text:p>
      <text:p text:style-name="P3"><text:s/><text:span text:style-name="T1">[ 206 <text:s/>223 <text:s text:c="2"/>15]</text:span></text:p>
      <text:p text:style-name="P3"><text:s/><text:span text:style-name="T1">[ 207 <text:s/>223 <text:s text:c="2"/>15]</text:span></text:p>
      <text:p text:style-name="P3"><text:s/><text:span text:style-name="T1">[ 208 <text:s/>223 <text:s text:c="2"/>15]</text:span></text:p>
      <text:p text:style-name="P3"><text:s/><text:span text:style-name="T1">[ 209 <text:s/>223 <text:s text:c="2"/>15]</text:span></text:p>
      <text:p text:style-name="P3"><text:s/><text:span text:style-name="T1">[ 210 <text:s/>223 <text:s text:c="2"/>15]</text:span></text:p>
      <text:p text:style-name="P3"><text:s/><text:span text:style-name="T1">[ 211 <text:s/>223 <text:s text:c="2"/>15]</text:span></text:p>
      <text:p text:style-name="P3"><text:s/><text:span text:style-name="T1">[ 212 <text:s/>223 <text:s text:c="2"/>15]</text:span></text:p>
      <text:p text:style-name="P3"><text:s/><text:span text:style-name="T1">[ 213 <text:s/>223 <text:s text:c="2"/>15]</text:span></text:p>
      <text:p text:style-name="P3"><text:s/><text:span text:style-name="T1">[ 214 <text:s/>223 <text:s text:c="2"/>15]</text:span></text:p>
      <text:p text:style-name="P3"><text:s/><text:span text:style-name="T1">[ 215 <text:s/>223 <text:s text:c="2"/>15]</text:span></text:p>
      <text:p text:style-name="P3"><text:s/><text:span text:style-name="T1">[ 216 <text:s/>223 <text:s text:c="2"/>15]</text:span></text:p>
      <text:p text:style-name="P3"><text:s/><text:span text:style-name="T1">[ 217 <text:s/>223 <text:s text:c="2"/>15]</text:span></text:p>
      <text:p text:style-name="P3"><text:s/><text:span text:style-name="T1">[ 218 <text:s/>223 <text:s text:c="2"/>15]</text:span></text:p>
      <text:p text:style-name="P3"><text:s/><text:span text:style-name="T1">[ 227 <text:s/>268 <text:s text:c="2"/>15]</text:span></text:p>
      <text:p text:style-name="P3"><text:s/><text:span text:style-name="T1">[ 226 <text:s/>268 <text:s text:c="2"/>15]</text:span></text:p>
      <text:p text:style-name="P3"><text:s/><text:span text:style-name="T1">[ 225 <text:s/>268 <text:s text:c="2"/>15]</text:span></text:p>
      <text:p text:style-name="P3"><text:s/><text:span text:style-name="T1">[ 224 <text:s/>268 <text:s text:c="2"/>15]</text:span></text:p>
      <text:p text:style-name="P3"><text:soft-page-break/><text:s/><text:span text:style-name="T1">[ 223 <text:s/>268 <text:s text:c="2"/>15]</text:span></text:p>
      <text:p text:style-name="P3"><text:s/><text:span text:style-name="T1">[ 222 <text:s/>268 <text:s text:c="2"/>15]</text:span></text:p>
      <text:p text:style-name="P3"><text:s/><text:span text:style-name="T1">[ 220 <text:s/>268 <text:s text:c="2"/>15]</text:span></text:p>
      <text:p text:style-name="P3"><text:s/><text:span text:style-name="T1">[ 215 <text:s/>222 <text:s text:c="2"/>15]</text:span></text:p>
      <text:p text:style-name="P3"><text:s/><text:span text:style-name="T1">[ 214 <text:s/>222 <text:s text:c="2"/>15]</text:span></text:p>
      <text:p text:style-name="P3"><text:s/><text:span text:style-name="T1">[ 213 <text:s/>222 <text:s text:c="2"/>15]</text:span></text:p>
      <text:p text:style-name="P3"><text:s/><text:span text:style-name="T1">[ 228 <text:s/>272 <text:s text:c="2"/>15]</text:span></text:p>
      <text:p text:style-name="P3"><text:s/><text:span text:style-name="T1">[ 227 <text:s/>272 <text:s text:c="2"/>15]</text:span></text:p>
      <text:p text:style-name="P3"><text:s/><text:span text:style-name="T1">[ 226 <text:s/>272 <text:s text:c="2"/>15]</text:span></text:p>
      <text:p text:style-name="P3"><text:s/><text:span text:style-name="T1">[ 225 <text:s/>272 <text:s text:c="2"/>15]</text:span></text:p>
      <text:p text:style-name="P3"><text:s/><text:span text:style-name="T1">[ 224 <text:s/>272 <text:s text:c="2"/>15]</text:span></text:p>
      <text:p text:style-name="P3"><text:s/><text:span text:style-name="T1">[ 223 <text:s/>272 <text:s text:c="2"/>15]</text:span></text:p>
      <text:p text:style-name="P3"><text:s/><text:span text:style-name="T1">[ 222 <text:s/>272 <text:s text:c="2"/>15]</text:span></text:p>
      <text:p text:style-name="P3"><text:s/><text:span text:style-name="T1">[ 221 <text:s/>272 <text:s text:c="2"/>15]</text:span></text:p>
      <text:p text:style-name="P3"><text:s/><text:span text:style-name="T1">[ 220 <text:s/>272 <text:s text:c="2"/>15]</text:span></text:p>
      <text:p text:style-name="P3"><text:s/><text:span text:style-name="T1">[ 219 <text:s/>272 <text:s text:c="2"/>15]</text:span></text:p>
      <text:p text:style-name="P3"><text:s/><text:span text:style-name="T1">[ 218 <text:s/>272 <text:s text:c="2"/>15]</text:span></text:p>
      <text:p text:style-name="P3"><text:s/><text:span text:style-name="T1">[ 217 <text:s/>272 <text:s text:c="2"/>15]</text:span></text:p>
      <text:p text:style-name="P3"><text:s/><text:span text:style-name="T1">[ 216 <text:s/>272 <text:s text:c="2"/>15]</text:span></text:p>
      <text:p text:style-name="P3"><text:s/><text:span text:style-name="T1">[ 215 <text:s/>272 <text:s text:c="2"/>15]</text:span></text:p>
      <text:p text:style-name="P3"><text:s/><text:span text:style-name="T1">[ 214 <text:s/>272 <text:s text:c="2"/>15]</text:span></text:p>
      <text:p text:style-name="P3"><text:s/><text:span text:style-name="T1">[ 213 <text:s/>272 <text:s text:c="2"/>15]</text:span></text:p>
      <text:p text:style-name="P3"><text:s/><text:span text:style-name="T1">[ 212 <text:s/>272 <text:s text:c="2"/>15]</text:span></text:p>
      <text:p text:style-name="P3"><text:s/><text:span text:style-name="T1">[ 211 <text:s/>272 <text:s text:c="2"/>15]</text:span></text:p>
      <text:p text:style-name="P3"><text:s/><text:span text:style-name="T1">[ 210 <text:s/>272 <text:s text:c="2"/>15]</text:span></text:p>
      <text:p text:style-name="P3"><text:s/><text:span text:style-name="T1">[ 209 <text:s/>272 <text:s text:c="2"/>15]</text:span></text:p>
      <text:p text:style-name="P3"><text:s/><text:span text:style-name="T1">[ 208 <text:s/>272 <text:s text:c="2"/>15]</text:span></text:p>
      <text:p text:style-name="P3"><text:s/><text:span text:style-name="T1">[ 229 <text:s/>272 <text:s text:c="2"/>15]</text:span></text:p>
      <text:p text:style-name="P3"><text:s/><text:span text:style-name="T1">[ 207 <text:s/>272 <text:s text:c="2"/>15]</text:span></text:p>
      <text:p text:style-name="P3"><text:s/><text:span text:style-name="T1">[ 230 <text:s/>272 <text:s text:c="2"/>15]</text:span></text:p>
      <text:p text:style-name="P3"><text:s/><text:span text:style-name="T1">[ 232 <text:s/>272 <text:s text:c="2"/>15]</text:span></text:p>
      <text:p text:style-name="P3"><text:s/><text:span text:style-name="T1">[ 203 <text:s/>273 <text:s text:c="2"/>15]</text:span></text:p>
      <text:p text:style-name="P3"><text:s/><text:span text:style-name="T1">[ 202 <text:s/>273 <text:s text:c="2"/>15]</text:span></text:p>
      <text:p text:style-name="P3"><text:s/><text:span text:style-name="T1">[ 201 <text:s/>273 <text:s text:c="2"/>15]</text:span></text:p>
      <text:p text:style-name="P3"><text:s/><text:span text:style-name="T1">[ 200 <text:s/>221 <text:s text:c="2"/>15]</text:span></text:p>
      <text:p text:style-name="P3"><text:s/><text:span text:style-name="T1">[ 201 <text:s/>221 <text:s text:c="2"/>15]</text:span></text:p>
      <text:p text:style-name="P3"><text:s/><text:span text:style-name="T1">[ 202 <text:s/>221 <text:s text:c="2"/>15]</text:span></text:p>
      <text:p text:style-name="P3"><text:s/><text:span text:style-name="T1">[ 203 <text:s/>221 <text:s text:c="2"/>15]</text:span></text:p>
      <text:p text:style-name="P3"><text:s/><text:span text:style-name="T1">[ 204 <text:s/>221 <text:s text:c="2"/>15]</text:span></text:p>
      <text:p text:style-name="P3"><text:s/><text:span text:style-name="T1">[ 205 <text:s/>221 <text:s text:c="2"/>15]</text:span></text:p>
      <text:p text:style-name="P3"><text:s/><text:span text:style-name="T1">[ 206 <text:s/>221 <text:s text:c="2"/>15]</text:span></text:p>
      <text:p text:style-name="P3"><text:s/><text:span text:style-name="T1">[ 207 <text:s/>221 <text:s text:c="2"/>15]</text:span></text:p>
      <text:p text:style-name="P3"><text:s/><text:span text:style-name="T1">[ 208 <text:s/>221 <text:s text:c="2"/>15]</text:span></text:p>
      <text:p text:style-name="P3"><text:s/><text:span text:style-name="T1">[ 209 <text:s/>221 <text:s text:c="2"/>15]</text:span></text:p>
      <text:p text:style-name="P3"><text:s/><text:span text:style-name="T1">[ 210 <text:s/>221 <text:s text:c="2"/>15]</text:span></text:p>
      <text:p text:style-name="P3"><text:s/><text:span text:style-name="T1">[ 211 <text:s/>221 <text:s text:c="2"/>15]</text:span></text:p>
      <text:p text:style-name="P3"><text:s/><text:span text:style-name="T1">[ 212 <text:s/>221 <text:s text:c="2"/>15]</text:span></text:p>
      <text:p text:style-name="P3"><text:s/><text:span text:style-name="T1">[ 213 <text:s/>221 <text:s text:c="2"/>15]</text:span></text:p>
      <text:p text:style-name="P3"><text:s/><text:span text:style-name="T1">[ 214 <text:s/>221 <text:s text:c="2"/>15]</text:span></text:p>
      <text:p text:style-name="P3"><text:s/><text:span text:style-name="T1">[ 215 <text:s/>221 <text:s text:c="2"/>15]</text:span></text:p>
      <text:p text:style-name="P3"><text:s/><text:span text:style-name="T1">[ 234 <text:s/>272 <text:s text:c="2"/>15]</text:span></text:p>
      <text:p text:style-name="P3"><text:s/><text:span text:style-name="T1">[ 233 <text:s/>272 <text:s text:c="2"/>15]</text:span></text:p>
      <text:p text:style-name="P3"><text:s/><text:span text:style-name="T1">[ 231 <text:s/>272 <text:s text:c="2"/>15]</text:span></text:p>
      <text:p text:style-name="P3"><text:s/><text:span text:style-name="T1">[ 206 <text:s/>272 <text:s text:c="2"/>15]</text:span></text:p>
      <text:p text:style-name="P3"><text:s/><text:span text:style-name="T1">[ 205 <text:s/>272 <text:s text:c="2"/>15]</text:span></text:p>
      <text:p text:style-name="P3"><text:s/><text:span text:style-name="T1">[ 204 <text:s/>272 <text:s text:c="2"/>15]</text:span></text:p>
      <text:p text:style-name="P3"><text:s/><text:span text:style-name="T1">[ 217 <text:s/>271 <text:s text:c="2"/>15]</text:span></text:p>
      <text:p text:style-name="P3"><text:s/><text:span text:style-name="T1">[ 216 <text:s/>271 <text:s text:c="2"/>15]</text:span></text:p>
      <text:p text:style-name="P3"><text:s/><text:span text:style-name="T1">[ 215 <text:s/>271 <text:s text:c="2"/>15]</text:span></text:p>
      <text:p text:style-name="P3"><text:soft-page-break/><text:s/><text:span text:style-name="T1">[ 214 <text:s/>271 <text:s text:c="2"/>15]</text:span></text:p>
      <text:p text:style-name="P3"><text:s/><text:span text:style-name="T1">[ 213 <text:s/>271 <text:s text:c="2"/>15]</text:span></text:p>
      <text:p text:style-name="P3"><text:s/><text:span text:style-name="T1">[ 212 <text:s/>271 <text:s text:c="2"/>15]</text:span></text:p>
      <text:p text:style-name="P3"><text:s/><text:span text:style-name="T1">[ 211 <text:s/>271 <text:s text:c="2"/>15]</text:span></text:p>
      <text:p text:style-name="P3"><text:s/><text:span text:style-name="T1">[ 210 <text:s/>271 <text:s text:c="2"/>15]</text:span></text:p>
      <text:p text:style-name="P3"><text:s/><text:span text:style-name="T1">[ 209 <text:s/>271 <text:s text:c="2"/>15]</text:span></text:p>
      <text:p text:style-name="P3"><text:s/><text:span text:style-name="T1">[ 208 <text:s/>271 <text:s text:c="2"/>15]</text:span></text:p>
      <text:p text:style-name="P3"><text:s/><text:span text:style-name="T1">[ 202 <text:s/>222 <text:s text:c="2"/>15]</text:span></text:p>
      <text:p text:style-name="P3"><text:s/><text:span text:style-name="T1">[ 203 <text:s/>222 <text:s text:c="2"/>15]</text:span></text:p>
      <text:p text:style-name="P3"><text:s/><text:span text:style-name="T1">[ 204 <text:s/>222 <text:s text:c="2"/>15]</text:span></text:p>
      <text:p text:style-name="P3"><text:s/><text:span text:style-name="T1">[ 205 <text:s/>222 <text:s text:c="2"/>15]</text:span></text:p>
      <text:p text:style-name="P3"><text:s/><text:span text:style-name="T1">[ 206 <text:s/>222 <text:s text:c="2"/>15]</text:span></text:p>
      <text:p text:style-name="P3"><text:s/><text:span text:style-name="T1">[ 207 <text:s/>222 <text:s text:c="2"/>15]</text:span></text:p>
      <text:p text:style-name="P3"><text:s/><text:span text:style-name="T1">[ 208 <text:s/>222 <text:s text:c="2"/>15]</text:span></text:p>
      <text:p text:style-name="P3"><text:s/><text:span text:style-name="T1">[ 209 <text:s/>222 <text:s text:c="2"/>15]</text:span></text:p>
      <text:p text:style-name="P3"><text:s/><text:span text:style-name="T1">[ 210 <text:s/>222 <text:s text:c="2"/>15]</text:span></text:p>
      <text:p text:style-name="P3"><text:s/><text:span text:style-name="T1">[ 211 <text:s/>222 <text:s text:c="2"/>15]</text:span></text:p>
      <text:p text:style-name="P3"><text:s/><text:span text:style-name="T1">[ 212 <text:s/>222 <text:s text:c="2"/>15]</text:span></text:p>
      <text:p text:style-name="P3"><text:s/><text:span text:style-name="T1">[ 218 <text:s/>271 <text:s text:c="2"/>15]</text:span></text:p>
      <text:p text:style-name="P3"><text:s/><text:span text:style-name="T1">[ 219 <text:s/>271 <text:s text:c="2"/>15]</text:span></text:p>
      <text:p text:style-name="P3"><text:s/><text:span text:style-name="T1">[ 220 <text:s/>271 <text:s text:c="2"/>15]</text:span></text:p>
      <text:p text:style-name="P3"><text:s/><text:span text:style-name="T1">[ 221 <text:s/>271 <text:s text:c="2"/>15]</text:span></text:p>
      <text:p text:style-name="P3"><text:s/><text:span text:style-name="T1">[ 203 <text:s/>272 <text:s text:c="2"/>15]</text:span></text:p>
      <text:p text:style-name="P3"><text:s/><text:span text:style-name="T1">[ 202 <text:s/>272 <text:s text:c="2"/>15]</text:span></text:p>
      <text:p text:style-name="P3"><text:s/><text:span text:style-name="T1">[ 216 <text:s/>221 <text:s text:c="2"/>15]</text:span></text:p>
      <text:p text:style-name="P3"><text:s/><text:span text:style-name="T1">[ 217 <text:s/>221 <text:s text:c="2"/>15]</text:span></text:p>
      <text:p text:style-name="P3"><text:s/><text:span text:style-name="T1">[ 218 <text:s/>221 <text:s text:c="2"/>15]</text:span></text:p>
      <text:p text:style-name="P3"><text:s/><text:span text:style-name="T1">[ 219 <text:s/>221 <text:s text:c="2"/>15]</text:span></text:p>
      <text:p text:style-name="P3"><text:s/><text:span text:style-name="T1">[ 220 <text:s/>221 <text:s text:c="2"/>15]</text:span></text:p>
      <text:p text:style-name="P3"><text:s/><text:span text:style-name="T1">[ 221 <text:s/>221 <text:s text:c="2"/>15]</text:span></text:p>
      <text:p text:style-name="P3"><text:s/><text:span text:style-name="T1">[ 201 <text:s/>222 <text:s text:c="2"/>15]</text:span></text:p>
      <text:p text:style-name="P3"><text:s/><text:span text:style-name="T1">[ 234 <text:s/>271 <text:s text:c="2"/>15]</text:span></text:p>
      <text:p text:style-name="P3"><text:s/><text:span text:style-name="T1">[ 219 <text:s/>267 <text:s text:c="2"/>15]</text:span></text:p>
      <text:p text:style-name="P3"><text:s/><text:span text:style-name="T1">[ 233 <text:s/>271 <text:s text:c="2"/>15]</text:span></text:p>
      <text:p text:style-name="P3"><text:s/><text:span text:style-name="T1">[ 231 <text:s/>271 <text:s text:c="2"/>15]</text:span></text:p>
      <text:p text:style-name="P3"><text:s/><text:span text:style-name="T1">[ 230 <text:s/>271 <text:s text:c="2"/>15]</text:span></text:p>
      <text:p text:style-name="P3"><text:s/><text:span text:style-name="T1">[ 229 <text:s/>271 <text:s text:c="2"/>15]</text:span></text:p>
      <text:p text:style-name="P3"><text:s/><text:span text:style-name="T1">[ 228 <text:s/>271 <text:s text:c="2"/>15]</text:span></text:p>
      <text:p text:style-name="P3"><text:s/><text:span text:style-name="T1">[ 227 <text:s/>271 <text:s text:c="2"/>15]</text:span></text:p>
      <text:p text:style-name="P3"><text:s/><text:span text:style-name="T1">[ 226 <text:s/>271 <text:s text:c="2"/>15]</text:span></text:p>
      <text:p text:style-name="P3"><text:s/><text:span text:style-name="T1">[ 225 <text:s/>271 <text:s text:c="2"/>15]</text:span></text:p>
      <text:p text:style-name="P3"><text:s/><text:span text:style-name="T1">[ 224 <text:s/>271 <text:s text:c="2"/>15]</text:span></text:p>
      <text:p text:style-name="P3"><text:s/><text:span text:style-name="T1">[ 223 <text:s/>271 <text:s text:c="2"/>15]</text:span></text:p>
      <text:p text:style-name="P3"><text:s/><text:span text:style-name="T1">[ 222 <text:s/>271 <text:s text:c="2"/>15]</text:span></text:p>
      <text:p text:style-name="P3"><text:s/><text:span text:style-name="T1">[ 232 <text:s/>271 <text:s text:c="2"/>15]</text:span></text:p>
      <text:p text:style-name="P3"><text:s/><text:span text:style-name="T1">[ 214 <text:s/>229 <text:s text:c="2"/>15]</text:span></text:p>
      <text:p text:style-name="P3"><text:s/><text:span text:style-name="T1">[ 217 <text:s/>258 <text:s text:c="2"/>15]</text:span></text:p>
      <text:p text:style-name="P3"><text:s/><text:span text:style-name="T1">[ 216 <text:s/>229 <text:s text:c="2"/>15]</text:span></text:p>
      <text:p text:style-name="P3"><text:s/><text:span text:style-name="T1">[ 212 <text:s/>236 <text:s text:c="2"/>15]</text:span></text:p>
      <text:p text:style-name="P3"><text:s/><text:span text:style-name="T1">[ 213 <text:s/>236 <text:s text:c="2"/>15]</text:span></text:p>
      <text:p text:style-name="P3"><text:s/><text:span text:style-name="T1">[ 214 <text:s/>236 <text:s text:c="2"/>15]</text:span></text:p>
      <text:p text:style-name="P3"><text:s/><text:span text:style-name="T1">[ 207 <text:s/>249 <text:s text:c="2"/>15]</text:span></text:p>
      <text:p text:style-name="P3"><text:s/><text:span text:style-name="T1">[ 208 <text:s/>249 <text:s text:c="2"/>15]</text:span></text:p>
      <text:p text:style-name="P3"><text:s/><text:span text:style-name="T1">[ 209 <text:s/>249 <text:s text:c="2"/>15]</text:span></text:p>
      <text:p text:style-name="P3"><text:s/><text:span text:style-name="T1">[ 210 <text:s/>249 <text:s text:c="2"/>15]</text:span></text:p>
      <text:p text:style-name="P3"><text:s/><text:span text:style-name="T1">[ 211 <text:s/>249 <text:s text:c="2"/>15]</text:span></text:p>
      <text:p text:style-name="P3"><text:s/><text:span text:style-name="T1">[ 212 <text:s/>249 <text:s text:c="2"/>15]</text:span></text:p>
      <text:p text:style-name="P3"><text:s/><text:span text:style-name="T1">[ 213 <text:s/>249 <text:s text:c="2"/>15]</text:span></text:p>
      <text:p text:style-name="P3"><text:s/><text:span text:style-name="T1">[ 214 <text:s/>249 <text:s text:c="2"/>15]</text:span></text:p>
      <text:p text:style-name="P3"><text:soft-page-break/><text:s/><text:span text:style-name="T1">[ 215 <text:s/>249 <text:s text:c="2"/>15]</text:span></text:p>
      <text:p text:style-name="P3"><text:s/><text:span text:style-name="T1">[ 216 <text:s/>249 <text:s text:c="2"/>15]</text:span></text:p>
      <text:p text:style-name="P3"><text:s/><text:span text:style-name="T1">[ 211 <text:s/>236 <text:s text:c="2"/>15]</text:span></text:p>
      <text:p text:style-name="P3"><text:s/><text:span text:style-name="T1">[ 217 <text:s/>249 <text:s text:c="2"/>15]</text:span></text:p>
      <text:p text:style-name="P3"><text:s/><text:span text:style-name="T1">[ 219 <text:s/>249 <text:s text:c="2"/>15]</text:span></text:p>
      <text:p text:style-name="P3"><text:s/><text:span text:style-name="T1">[ 220 <text:s/>249 <text:s text:c="2"/>15]</text:span></text:p>
      <text:p text:style-name="P3"><text:s/><text:span text:style-name="T1">[ 221 <text:s/>249 <text:s text:c="2"/>15]</text:span></text:p>
      <text:p text:style-name="P3"><text:s/><text:span text:style-name="T1">[ 222 <text:s/>249 <text:s text:c="2"/>15]</text:span></text:p>
      <text:p text:style-name="P3"><text:s/><text:span text:style-name="T1">[ 223 <text:s/>249 <text:s text:c="2"/>15]</text:span></text:p>
      <text:p text:style-name="P3"><text:s/><text:span text:style-name="T1">[ 224 <text:s/>249 <text:s text:c="2"/>15]</text:span></text:p>
      <text:p text:style-name="P3"><text:s/><text:span text:style-name="T1">[ 216 <text:s/>231 <text:s text:c="2"/>15]</text:span></text:p>
      <text:p text:style-name="P3"><text:s/><text:span text:style-name="T1">[ 215 <text:s/>231 <text:s text:c="2"/>15]</text:span></text:p>
      <text:p text:style-name="P3"><text:s/><text:span text:style-name="T1">[ 214 <text:s/>231 <text:s text:c="2"/>15]</text:span></text:p>
      <text:p text:style-name="P3"><text:s/><text:span text:style-name="T1">[ 215 <text:s/>236 <text:s text:c="2"/>15]</text:span></text:p>
      <text:p text:style-name="P3"><text:s/><text:span text:style-name="T1">[ 216 <text:s/>236 <text:s text:c="2"/>15]</text:span></text:p>
      <text:p text:style-name="P3"><text:s/><text:span text:style-name="T1">[ 217 <text:s/>236 <text:s text:c="2"/>15]</text:span></text:p>
      <text:p text:style-name="P3"><text:s/><text:span text:style-name="T1">[ 218 <text:s/>236 <text:s text:c="2"/>15]</text:span></text:p>
      <text:p text:style-name="P3"><text:s/><text:span text:style-name="T1">[ 218 <text:s/>249 <text:s text:c="2"/>15]</text:span></text:p>
      <text:p text:style-name="P3"><text:s/><text:span text:style-name="T1">[ 210 <text:s/>236 <text:s text:c="2"/>15]</text:span></text:p>
      <text:p text:style-name="P3"><text:s/><text:span text:style-name="T1">[ 209 <text:s/>236 <text:s text:c="2"/>15]</text:span></text:p>
      <text:p text:style-name="P3"><text:s/><text:span text:style-name="T1">[ 206 <text:s/>249 <text:s text:c="2"/>15]</text:span></text:p>
      <text:p text:style-name="P3"><text:s/><text:span text:style-name="T1">[ 208 <text:s/>246 <text:s text:c="2"/>15]</text:span></text:p>
      <text:p text:style-name="P3"><text:s/><text:span text:style-name="T1">[ 207 <text:s/>246 <text:s text:c="2"/>15]</text:span></text:p>
      <text:p text:style-name="P3"><text:s/><text:span text:style-name="T1">[ 206 <text:s/>246 <text:s text:c="2"/>15]</text:span></text:p>
      <text:p text:style-name="P3"><text:s/><text:span text:style-name="T1">[ 205 <text:s/>246 <text:s text:c="2"/>15]</text:span></text:p>
      <text:p text:style-name="P3"><text:s/><text:span text:style-name="T1">[ 204 <text:s/>246 <text:s text:c="2"/>15]</text:span></text:p>
      <text:p text:style-name="P3"><text:s/><text:span text:style-name="T1">[ 213 <text:s/>235 <text:s text:c="2"/>15]</text:span></text:p>
      <text:p text:style-name="P3"><text:s/><text:span text:style-name="T1">[ 222 <text:s/>231 <text:s text:c="2"/>15]</text:span></text:p>
      <text:p text:style-name="P3"><text:s/><text:span text:style-name="T1">[ 221 <text:s/>231 <text:s text:c="2"/>15]</text:span></text:p>
      <text:p text:style-name="P3"><text:s/><text:span text:style-name="T1">[ 220 <text:s/>231 <text:s text:c="2"/>15]</text:span></text:p>
      <text:p text:style-name="P3"><text:s/><text:span text:style-name="T1">[ 219 <text:s/>231 <text:s text:c="2"/>15]</text:span></text:p>
      <text:p text:style-name="P3"><text:s/><text:span text:style-name="T1">[ 218 <text:s/>231 <text:s text:c="2"/>15]</text:span></text:p>
      <text:p text:style-name="P3"><text:s/><text:span text:style-name="T1">[ 217 <text:s/>231 <text:s text:c="2"/>15]</text:span></text:p>
      <text:p text:style-name="P3"><text:s/><text:span text:style-name="T1">[ 214 <text:s/>235 <text:s text:c="2"/>15]</text:span></text:p>
      <text:p text:style-name="P3"><text:s/><text:span text:style-name="T1">[ 215 <text:s/>235 <text:s text:c="2"/>15]</text:span></text:p>
      <text:p text:style-name="P3"><text:s/><text:span text:style-name="T1">[ 216 <text:s/>235 <text:s text:c="2"/>15]</text:span></text:p>
      <text:p text:style-name="P3"><text:s/><text:span text:style-name="T1">[ 217 <text:s/>235 <text:s text:c="2"/>15]</text:span></text:p>
      <text:p text:style-name="P3"><text:s/><text:span text:style-name="T1">[ 218 <text:s/>235 <text:s text:c="2"/>15]</text:span></text:p>
      <text:p text:style-name="P3"><text:s/><text:span text:style-name="T1">[ 219 <text:s/>235 <text:s text:c="2"/>15]</text:span></text:p>
      <text:p text:style-name="P3"><text:s/><text:span text:style-name="T1">[ 220 <text:s/>235 <text:s text:c="2"/>15]</text:span></text:p>
      <text:p text:style-name="P3"><text:s/><text:span text:style-name="T1">[ 221 <text:s/>235 <text:s text:c="2"/>15]</text:span></text:p>
      <text:p text:style-name="P3"><text:s/><text:span text:style-name="T1">[ 222 <text:s/>235 <text:s text:c="2"/>15]</text:span></text:p>
      <text:p text:style-name="P3"><text:s/><text:span text:style-name="T1">[ 223 <text:s/>235 <text:s text:c="2"/>15]</text:span></text:p>
      <text:p text:style-name="P3"><text:s/><text:span text:style-name="T1">[ 203 <text:s/>236 <text:s text:c="2"/>15]</text:span></text:p>
      <text:p text:style-name="P3"><text:s/><text:span text:style-name="T1">[ 204 <text:s/>236 <text:s text:c="2"/>15]</text:span></text:p>
      <text:p text:style-name="P3"><text:s/><text:span text:style-name="T1">[ 205 <text:s/>236 <text:s text:c="2"/>15]</text:span></text:p>
      <text:p text:style-name="P3"><text:s/><text:span text:style-name="T1">[ 206 <text:s/>236 <text:s text:c="2"/>15]</text:span></text:p>
      <text:p text:style-name="P3"><text:s/><text:span text:style-name="T1">[ 207 <text:s/>236 <text:s text:c="2"/>15]</text:span></text:p>
      <text:p text:style-name="P3"><text:s/><text:span text:style-name="T1">[ 208 <text:s/>236 <text:s text:c="2"/>15]</text:span></text:p>
      <text:p text:style-name="P3"><text:s/><text:span text:style-name="T1">[ 205 <text:s/>249 <text:s text:c="2"/>15]</text:span></text:p>
      <text:p text:style-name="P3"><text:s/><text:span text:style-name="T1">[ 219 <text:s/>236 <text:s text:c="2"/>15]</text:span></text:p>
      <text:p text:style-name="P3"><text:s/><text:span text:style-name="T1">[ 209 <text:s/>246 <text:s text:c="2"/>15]</text:span></text:p>
      <text:p text:style-name="P3"><text:s/><text:span text:style-name="T1">[ 220 <text:s/>236 <text:s text:c="2"/>15]</text:span></text:p>
      <text:p text:style-name="P3"><text:s/><text:span text:style-name="T1">[ 222 <text:s/>236 <text:s text:c="2"/>15]</text:span></text:p>
      <text:p text:style-name="P3"><text:s/><text:span text:style-name="T1">[ 209 <text:s/>245 <text:s text:c="2"/>15]</text:span></text:p>
      <text:p text:style-name="P3"><text:s/><text:span text:style-name="T1">[ 208 <text:s/>245 <text:s text:c="2"/>15]</text:span></text:p>
      <text:p text:style-name="P3"><text:s/><text:span text:style-name="T1">[ 207 <text:s/>245 <text:s text:c="2"/>15]</text:span></text:p>
      <text:p text:style-name="P3"><text:s/><text:span text:style-name="T1">[ 206 <text:s/>245 <text:s text:c="2"/>15]</text:span></text:p>
      <text:p text:style-name="P3"><text:s/><text:span text:style-name="T1">[ 205 <text:s/>245 <text:s text:c="2"/>15]</text:span></text:p>
      <text:p text:style-name="P3"><text:soft-page-break/><text:s/><text:span text:style-name="T1">[ 204 <text:s/>245 <text:s text:c="2"/>15]</text:span></text:p>
      <text:p text:style-name="P3"><text:s/><text:span text:style-name="T1">[ 203 <text:s/>237 <text:s text:c="2"/>15]</text:span></text:p>
      <text:p text:style-name="P3"><text:s/><text:span text:style-name="T1">[ 204 <text:s/>237 <text:s text:c="2"/>15]</text:span></text:p>
      <text:p text:style-name="P3"><text:s/><text:span text:style-name="T1">[ 210 <text:s/>250 <text:s text:c="2"/>15]</text:span></text:p>
      <text:p text:style-name="P3"><text:s/><text:span text:style-name="T1">[ 211 <text:s/>250 <text:s text:c="2"/>15]</text:span></text:p>
      <text:p text:style-name="P3"><text:s/><text:span text:style-name="T1">[ 212 <text:s/>250 <text:s text:c="2"/>15]</text:span></text:p>
      <text:p text:style-name="P3"><text:s/><text:span text:style-name="T1">[ 213 <text:s/>250 <text:s text:c="2"/>15]</text:span></text:p>
      <text:p text:style-name="P3"><text:s/><text:span text:style-name="T1">[ 214 <text:s/>250 <text:s text:c="2"/>15]</text:span></text:p>
      <text:p text:style-name="P3"><text:s/><text:span text:style-name="T1">[ 209 <text:s/>250 <text:s text:c="2"/>15]</text:span></text:p>
      <text:p text:style-name="P3"><text:s/><text:span text:style-name="T1">[ 215 <text:s/>250 <text:s text:c="2"/>15]</text:span></text:p>
      <text:p text:style-name="P3"><text:s/><text:span text:style-name="T1">[ 217 <text:s/>250 <text:s text:c="2"/>15]</text:span></text:p>
      <text:p text:style-name="P3"><text:s/><text:span text:style-name="T1">[ 218 <text:s/>250 <text:s text:c="2"/>15]</text:span></text:p>
      <text:p text:style-name="P3"><text:s/><text:span text:style-name="T1">[ 219 <text:s/>250 <text:s text:c="2"/>15]</text:span></text:p>
      <text:p text:style-name="P3"><text:s/><text:span text:style-name="T1">[ 220 <text:s/>250 <text:s text:c="2"/>15]</text:span></text:p>
      <text:p text:style-name="P3"><text:s/><text:span text:style-name="T1">[ 221 <text:s/>250 <text:s text:c="2"/>15]</text:span></text:p>
      <text:p text:style-name="P3"><text:s/><text:span text:style-name="T1">[ 222 <text:s/>250 <text:s text:c="2"/>15]</text:span></text:p>
      <text:p text:style-name="P3"><text:s/><text:span text:style-name="T1">[ 223 <text:s/>250 <text:s text:c="2"/>15]</text:span></text:p>
      <text:p text:style-name="P3"><text:s/><text:span text:style-name="T1">[ 224 <text:s/>250 <text:s text:c="2"/>15]</text:span></text:p>
      <text:p text:style-name="P3"><text:s/><text:span text:style-name="T1">[ 225 <text:s/>250 <text:s text:c="2"/>15]</text:span></text:p>
      <text:p text:style-name="P3"><text:s/><text:span text:style-name="T1">[ 205 <text:s/>237 <text:s text:c="2"/>15]</text:span></text:p>
      <text:p text:style-name="P3"><text:s/><text:span text:style-name="T1">[ 206 <text:s/>237 <text:s text:c="2"/>15]</text:span></text:p>
      <text:p text:style-name="P3"><text:s/><text:span text:style-name="T1">[ 207 <text:s/>237 <text:s text:c="2"/>15]</text:span></text:p>
      <text:p text:style-name="P3"><text:s/><text:span text:style-name="T1">[ 208 <text:s/>237 <text:s text:c="2"/>15]</text:span></text:p>
      <text:p text:style-name="P3"><text:s/><text:span text:style-name="T1">[ 216 <text:s/>250 <text:s text:c="2"/>15]</text:span></text:p>
      <text:p text:style-name="P3"><text:s/><text:span text:style-name="T1">[ 208 <text:s/>250 <text:s text:c="2"/>15]</text:span></text:p>
      <text:p text:style-name="P3"><text:s/><text:span text:style-name="T1">[ 207 <text:s/>250 <text:s text:c="2"/>15]</text:span></text:p>
      <text:p text:style-name="P3"><text:s/><text:span text:style-name="T1">[ 206 <text:s/>250 <text:s text:c="2"/>15]</text:span></text:p>
      <text:p text:style-name="P3"><text:s/><text:span text:style-name="T1">[ 223 <text:s/>236 <text:s text:c="2"/>15]</text:span></text:p>
      <text:p text:style-name="P3"><text:s/><text:span text:style-name="T1">[ 224 <text:s/>245 <text:s text:c="2"/>15]</text:span></text:p>
      <text:p text:style-name="P3"><text:s/><text:span text:style-name="T1">[ 223 <text:s/>245 <text:s text:c="2"/>15]</text:span></text:p>
      <text:p text:style-name="P3"><text:s/><text:span text:style-name="T1">[ 222 <text:s/>245 <text:s text:c="2"/>15]</text:span></text:p>
      <text:p text:style-name="P3"><text:s/><text:span text:style-name="T1">[ 221 <text:s/>245 <text:s text:c="2"/>15]</text:span></text:p>
      <text:p text:style-name="P3"><text:s/><text:span text:style-name="T1">[ 220 <text:s/>245 <text:s text:c="2"/>15]</text:span></text:p>
      <text:p text:style-name="P3"><text:s/><text:span text:style-name="T1">[ 219 <text:s/>245 <text:s text:c="2"/>15]</text:span></text:p>
      <text:p text:style-name="P3"><text:s/><text:span text:style-name="T1">[ 218 <text:s/>245 <text:s text:c="2"/>15]</text:span></text:p>
      <text:p text:style-name="P3"><text:s/><text:span text:style-name="T1">[ 217 <text:s/>245 <text:s text:c="2"/>15]</text:span></text:p>
      <text:p text:style-name="P3"><text:s/><text:span text:style-name="T1">[ 216 <text:s/>245 <text:s text:c="2"/>15]</text:span></text:p>
      <text:p text:style-name="P3"><text:s/><text:span text:style-name="T1">[ 215 <text:s/>245 <text:s text:c="2"/>15]</text:span></text:p>
      <text:p text:style-name="P3"><text:s/><text:span text:style-name="T1">[ 214 <text:s/>245 <text:s text:c="2"/>15]</text:span></text:p>
      <text:p text:style-name="P3"><text:s/><text:span text:style-name="T1">[ 213 <text:s/>231 <text:s text:c="2"/>15]</text:span></text:p>
      <text:p text:style-name="P3"><text:s/><text:span text:style-name="T1">[ 212 <text:s/>231 <text:s text:c="2"/>15]</text:span></text:p>
      <text:p text:style-name="P3"><text:s/><text:span text:style-name="T1">[ 211 <text:s/>231 <text:s text:c="2"/>15]</text:span></text:p>
      <text:p text:style-name="P3"><text:s/><text:span text:style-name="T1">[ 210 <text:s/>231 <text:s text:c="2"/>15]</text:span></text:p>
      <text:p text:style-name="P3"><text:s/><text:span text:style-name="T1">[ 209 <text:s/>231 <text:s text:c="2"/>15]</text:span></text:p>
      <text:p text:style-name="P3"><text:s/><text:span text:style-name="T1">[ 208 <text:s/>231 <text:s text:c="2"/>15]</text:span></text:p>
      <text:p text:style-name="P3"><text:s/><text:span text:style-name="T1">[ 207 <text:s/>231 <text:s text:c="2"/>15]</text:span></text:p>
      <text:p text:style-name="P3"><text:s/><text:span text:style-name="T1">[ 206 <text:s/>231 <text:s text:c="2"/>15]</text:span></text:p>
      <text:p text:style-name="P3"><text:s/><text:span text:style-name="T1">[ 205 <text:s/>231 <text:s text:c="2"/>15]</text:span></text:p>
      <text:p text:style-name="P3"><text:s/><text:span text:style-name="T1">[ 204 <text:s/>231 <text:s text:c="2"/>15]</text:span></text:p>
      <text:p text:style-name="P3"><text:s/><text:span text:style-name="T1">[ 203 <text:s/>231 <text:s text:c="2"/>15]</text:span></text:p>
      <text:p text:style-name="P3"><text:s/><text:span text:style-name="T1">[ 202 <text:s/>231 <text:s text:c="2"/>15]</text:span></text:p>
      <text:p text:style-name="P3"><text:s/><text:span text:style-name="T1">[ 213 <text:s/>245 <text:s text:c="2"/>15]</text:span></text:p>
      <text:p text:style-name="P3"><text:s/><text:span text:style-name="T1">[ 212 <text:s/>245 <text:s text:c="2"/>15]</text:span></text:p>
      <text:p text:style-name="P3"><text:s/><text:span text:style-name="T1">[ 211 <text:s/>245 <text:s text:c="2"/>15]</text:span></text:p>
      <text:p text:style-name="P3"><text:s/><text:span text:style-name="T1">[ 210 <text:s/>233 <text:s text:c="2"/>15]</text:span></text:p>
      <text:p text:style-name="P3"><text:s/><text:span text:style-name="T1">[ 205 <text:s/>250 <text:s text:c="2"/>15]</text:span></text:p>
      <text:p text:style-name="P3"><text:s/><text:span text:style-name="T1">[ 221 <text:s/>236 <text:s text:c="2"/>15]</text:span></text:p>
      <text:p text:style-name="P3"><text:s/><text:span text:style-name="T1">[ 210 <text:s/>246 <text:s text:c="2"/>15]</text:span></text:p>
      <text:p text:style-name="P3"><text:s/><text:span text:style-name="T1">[ 211 <text:s/>246 <text:s text:c="2"/>15]</text:span></text:p>
      <text:p text:style-name="P3"><text:soft-page-break/><text:s/><text:span text:style-name="T1">[ 212 <text:s/>246 <text:s text:c="2"/>15]</text:span></text:p>
      <text:p text:style-name="P3"><text:s/><text:span text:style-name="T1">[ 216 <text:s/>233 <text:s text:c="2"/>15]</text:span></text:p>
      <text:p text:style-name="P3"><text:s/><text:span text:style-name="T1">[ 217 <text:s/>233 <text:s text:c="2"/>15]</text:span></text:p>
      <text:p text:style-name="P3"><text:s/><text:span text:style-name="T1">[ 218 <text:s/>233 <text:s text:c="2"/>15]</text:span></text:p>
      <text:p text:style-name="P3"><text:s/><text:span text:style-name="T1">[ 222 <text:s/>232 <text:s text:c="2"/>15]</text:span></text:p>
      <text:p text:style-name="P3"><text:s/><text:span text:style-name="T1">[ 221 <text:s/>232 <text:s text:c="2"/>15]</text:span></text:p>
      <text:p text:style-name="P3"><text:s/><text:span text:style-name="T1">[ 220 <text:s/>232 <text:s text:c="2"/>15]</text:span></text:p>
      <text:p text:style-name="P3"><text:s/><text:span text:style-name="T1">[ 219 <text:s/>232 <text:s text:c="2"/>15]</text:span></text:p>
      <text:p text:style-name="P3"><text:s/><text:span text:style-name="T1">[ 218 <text:s/>232 <text:s text:c="2"/>15]</text:span></text:p>
      <text:p text:style-name="P3"><text:s/><text:span text:style-name="T1">[ 217 <text:s/>232 <text:s text:c="2"/>15]</text:span></text:p>
      <text:p text:style-name="P3"><text:s/><text:span text:style-name="T1">[ 216 <text:s/>232 <text:s text:c="2"/>15]</text:span></text:p>
      <text:p text:style-name="P3"><text:s/><text:span text:style-name="T1">[ 215 <text:s/>232 <text:s text:c="2"/>15]</text:span></text:p>
      <text:p text:style-name="P3"><text:s/><text:span text:style-name="T1">[ 214 <text:s/>232 <text:s text:c="2"/>15]</text:span></text:p>
      <text:p text:style-name="P3"><text:s/><text:span text:style-name="T1">[ 213 <text:s/>232 <text:s text:c="2"/>15]</text:span></text:p>
      <text:p text:style-name="P3"><text:s/><text:span text:style-name="T1">[ 215 <text:s/>233 <text:s text:c="2"/>15]</text:span></text:p>
      <text:p text:style-name="P3"><text:s/><text:span text:style-name="T1">[ 212 <text:s/>232 <text:s text:c="2"/>15]</text:span></text:p>
      <text:p text:style-name="P3"><text:s/><text:span text:style-name="T1">[ 210 <text:s/>232 <text:s text:c="2"/>15]</text:span></text:p>
      <text:p text:style-name="P3"><text:s/><text:span text:style-name="T1">[ 209 <text:s/>232 <text:s text:c="2"/>15]</text:span></text:p>
      <text:p text:style-name="P3"><text:s/><text:span text:style-name="T1">[ 208 <text:s/>232 <text:s text:c="2"/>15]</text:span></text:p>
      <text:p text:style-name="P3"><text:s/><text:span text:style-name="T1">[ 207 <text:s/>232 <text:s text:c="2"/>15]</text:span></text:p>
      <text:p text:style-name="P3"><text:s/><text:span text:style-name="T1">[ 206 <text:s/>232 <text:s text:c="2"/>15]</text:span></text:p>
      <text:p text:style-name="P3"><text:s/><text:span text:style-name="T1">[ 205 <text:s/>232 <text:s text:c="2"/>15]</text:span></text:p>
      <text:p text:style-name="P3"><text:s/><text:span text:style-name="T1">[ 215 <text:s/>229 <text:s text:c="2"/>15]</text:span></text:p>
      <text:p text:style-name="P3"><text:s/><text:span text:style-name="T1">[ 204 <text:s/>232 <text:s text:c="2"/>15]</text:span></text:p>
      <text:p text:style-name="P3"><text:s/><text:span text:style-name="T1">[ 203 <text:s/>232 <text:s text:c="2"/>15]</text:span></text:p>
      <text:p text:style-name="P3"><text:s/><text:span text:style-name="T1">[ 202 <text:s/>232 <text:s text:c="2"/>15]</text:span></text:p>
      <text:p text:style-name="P3"><text:s/><text:span text:style-name="T1">[ 219 <text:s/>233 <text:s text:c="2"/>15]</text:span></text:p>
      <text:p text:style-name="P3"><text:s/><text:span text:style-name="T1">[ 220 <text:s/>233 <text:s text:c="2"/>15]</text:span></text:p>
      <text:p text:style-name="P3"><text:s/><text:span text:style-name="T1">[ 221 <text:s/>233 <text:s text:c="2"/>15]</text:span></text:p>
      <text:p text:style-name="P3"><text:s/><text:span text:style-name="T1">[ 211 <text:s/>232 <text:s text:c="2"/>15]</text:span></text:p>
      <text:p text:style-name="P3"><text:s/><text:span text:style-name="T1">[ 204 <text:s/>247 <text:s text:c="2"/>15]</text:span></text:p>
      <text:p text:style-name="P3"><text:s/><text:span text:style-name="T1">[ 205 <text:s/>247 <text:s text:c="2"/>15]</text:span></text:p>
      <text:p text:style-name="P3"><text:s/><text:span text:style-name="T1">[ 206 <text:s/>247 <text:s text:c="2"/>15]</text:span></text:p>
      <text:p text:style-name="P3"><text:s/><text:span text:style-name="T1">[ 211 <text:s/>233 <text:s text:c="2"/>15]</text:span></text:p>
      <text:p text:style-name="P3"><text:s/><text:span text:style-name="T1">[ 212 <text:s/>233 <text:s text:c="2"/>15]</text:span></text:p>
      <text:p text:style-name="P3"><text:s/><text:span text:style-name="T1">[ 213 <text:s/>233 <text:s text:c="2"/>15]</text:span></text:p>
      <text:p text:style-name="P3"><text:s/><text:span text:style-name="T1">[ 208 <text:s/>233 <text:s text:c="2"/>15]</text:span></text:p>
      <text:p text:style-name="P3"><text:s/><text:span text:style-name="T1">[ 207 <text:s/>233 <text:s text:c="2"/>15]</text:span></text:p>
      <text:p text:style-name="P3"><text:s/><text:span text:style-name="T1">[ 206 <text:s/>233 <text:s text:c="2"/>15]</text:span></text:p>
      <text:p text:style-name="P3"><text:s/><text:span text:style-name="T1">[ 205 <text:s/>233 <text:s text:c="2"/>15]</text:span></text:p>
      <text:p text:style-name="P3"><text:s/><text:span text:style-name="T1">[ 204 <text:s/>233 <text:s text:c="2"/>15]</text:span></text:p>
      <text:p text:style-name="P3"><text:s/><text:span text:style-name="T1">[ 203 <text:s/>233 <text:s text:c="2"/>15]</text:span></text:p>
      <text:p text:style-name="P3"><text:s/><text:span text:style-name="T1">[ 202 <text:s/>233 <text:s text:c="2"/>15]</text:span></text:p>
      <text:p text:style-name="P3"><text:s/><text:span text:style-name="T1">[ 214 <text:s/>233 <text:s text:c="2"/>15]</text:span></text:p>
      <text:p text:style-name="P3"><text:s/><text:span text:style-name="T1">[ 224 <text:s/>247 <text:s text:c="2"/>15]</text:span></text:p>
      <text:p text:style-name="P3"><text:s/><text:span text:style-name="T1">[ 223 <text:s/>247 <text:s text:c="2"/>15]</text:span></text:p>
      <text:p text:style-name="P3"><text:s/><text:span text:style-name="T1">[ 222 <text:s/>247 <text:s text:c="2"/>15]</text:span></text:p>
      <text:p text:style-name="P3"><text:s/><text:span text:style-name="T1">[ 221 <text:s/>247 <text:s text:c="2"/>15]</text:span></text:p>
      <text:p text:style-name="P3"><text:s/><text:span text:style-name="T1">[ 220 <text:s/>247 <text:s text:c="2"/>15]</text:span></text:p>
      <text:p text:style-name="P3"><text:s/><text:span text:style-name="T1">[ 219 <text:s/>247 <text:s text:c="2"/>15]</text:span></text:p>
      <text:p text:style-name="P3"><text:s/><text:span text:style-name="T1">[ 218 <text:s/>247 <text:s text:c="2"/>15]</text:span></text:p>
      <text:p text:style-name="P3"><text:s/><text:span text:style-name="T1">[ 217 <text:s/>247 <text:s text:c="2"/>15]</text:span></text:p>
      <text:p text:style-name="P3"><text:s/><text:span text:style-name="T1">[ 216 <text:s/>247 <text:s text:c="2"/>15]</text:span></text:p>
      <text:p text:style-name="P3"><text:s/><text:span text:style-name="T1">[ 215 <text:s/>247 <text:s text:c="2"/>15]</text:span></text:p>
      <text:p text:style-name="P3"><text:s/><text:span text:style-name="T1">[ 214 <text:s/>247 <text:s text:c="2"/>15]</text:span></text:p>
      <text:p text:style-name="P3"><text:s/><text:span text:style-name="T1">[ 213 <text:s/>247 <text:s text:c="2"/>15]</text:span></text:p>
      <text:p text:style-name="P3"><text:s/><text:span text:style-name="T1">[ 212 <text:s/>247 <text:s text:c="2"/>15]</text:span></text:p>
      <text:p text:style-name="P3"><text:s/><text:span text:style-name="T1">[ 211 <text:s/>247 <text:s text:c="2"/>15]</text:span></text:p>
      <text:p text:style-name="P3"><text:s/><text:span text:style-name="T1">[ 210 <text:s/>247 <text:s text:c="2"/>15]</text:span></text:p>
      <text:p text:style-name="P3"><text:soft-page-break/><text:s/><text:span text:style-name="T1">[ 209 <text:s/>247 <text:s text:c="2"/>15]</text:span></text:p>
      <text:p text:style-name="P3"><text:s/><text:span text:style-name="T1">[ 208 <text:s/>247 <text:s text:c="2"/>15]</text:span></text:p>
      <text:p text:style-name="P3"><text:s/><text:span text:style-name="T1">[ 207 <text:s/>247 <text:s text:c="2"/>15]</text:span></text:p>
      <text:p text:style-name="P3"><text:s/><text:span text:style-name="T1">[ 222 <text:s/>233 <text:s text:c="2"/>15]</text:span></text:p>
      <text:p text:style-name="P3"><text:s/><text:span text:style-name="T1">[ 223 <text:s/>233 <text:s text:c="2"/>15]</text:span></text:p>
      <text:p text:style-name="P3"><text:s/><text:span text:style-name="T1">[ 202 <text:s/>234 <text:s text:c="2"/>15]</text:span></text:p>
      <text:p text:style-name="P3"><text:s/><text:span text:style-name="T1">[ 203 <text:s/>234 <text:s text:c="2"/>15]</text:span></text:p>
      <text:p text:style-name="P3"><text:s/><text:span text:style-name="T1">[ 210 <text:s/>248 <text:s text:c="2"/>15]</text:span></text:p>
      <text:p text:style-name="P3"><text:s/><text:span text:style-name="T1">[ 211 <text:s/>248 <text:s text:c="2"/>15]</text:span></text:p>
      <text:p text:style-name="P3"><text:s/><text:span text:style-name="T1">[ 212 <text:s/>248 <text:s text:c="2"/>15]</text:span></text:p>
      <text:p text:style-name="P3"><text:s/><text:span text:style-name="T1">[ 213 <text:s/>248 <text:s text:c="2"/>15]</text:span></text:p>
      <text:p text:style-name="P3"><text:s/><text:span text:style-name="T1">[ 214 <text:s/>248 <text:s text:c="2"/>15]</text:span></text:p>
      <text:p text:style-name="P3"><text:s/><text:span text:style-name="T1">[ 215 <text:s/>248 <text:s text:c="2"/>15]</text:span></text:p>
      <text:p text:style-name="P3"><text:s/><text:span text:style-name="T1">[ 216 <text:s/>248 <text:s text:c="2"/>15]</text:span></text:p>
      <text:p text:style-name="P3"><text:s/><text:span text:style-name="T1">[ 217 <text:s/>248 <text:s text:c="2"/>15]</text:span></text:p>
      <text:p text:style-name="P3"><text:s/><text:span text:style-name="T1">[ 218 <text:s/>248 <text:s text:c="2"/>15]</text:span></text:p>
      <text:p text:style-name="P3"><text:s/><text:span text:style-name="T1">[ 219 <text:s/>248 <text:s text:c="2"/>15]</text:span></text:p>
      <text:p text:style-name="P3"><text:s/><text:span text:style-name="T1">[ 220 <text:s/>248 <text:s text:c="2"/>15]</text:span></text:p>
      <text:p text:style-name="P3"><text:s/><text:span text:style-name="T1">[ 221 <text:s/>248 <text:s text:c="2"/>15]</text:span></text:p>
      <text:p text:style-name="P3"><text:s/><text:span text:style-name="T1">[ 222 <text:s/>248 <text:s text:c="2"/>15]</text:span></text:p>
      <text:p text:style-name="P3"><text:s/><text:span text:style-name="T1">[ 223 <text:s/>248 <text:s text:c="2"/>15]</text:span></text:p>
      <text:p text:style-name="P3"><text:s/><text:span text:style-name="T1">[ 224 <text:s/>248 <text:s text:c="2"/>15]</text:span></text:p>
      <text:p text:style-name="P3"><text:s/><text:span text:style-name="T1">[ 211 <text:s/>235 <text:s text:c="2"/>15]</text:span></text:p>
      <text:p text:style-name="P3"><text:s/><text:span text:style-name="T1">[ 212 <text:s/>235 <text:s text:c="2"/>15]</text:span></text:p>
      <text:p text:style-name="P3"><text:s/><text:span text:style-name="T1">[ 224 <text:s/>246 <text:s text:c="2"/>15]</text:span></text:p>
      <text:p text:style-name="P3"><text:s/><text:span text:style-name="T1">[ 223 <text:s/>246 <text:s text:c="2"/>15]</text:span></text:p>
      <text:p text:style-name="P3"><text:s/><text:span text:style-name="T1">[ 222 <text:s/>246 <text:s text:c="2"/>15]</text:span></text:p>
      <text:p text:style-name="P3"><text:s/><text:span text:style-name="T1">[ 221 <text:s/>246 <text:s text:c="2"/>15]</text:span></text:p>
      <text:p text:style-name="P3"><text:s/><text:span text:style-name="T1">[ 220 <text:s/>246 <text:s text:c="2"/>15]</text:span></text:p>
      <text:p text:style-name="P3"><text:s/><text:span text:style-name="T1">[ 219 <text:s/>246 <text:s text:c="2"/>15]</text:span></text:p>
      <text:p text:style-name="P3"><text:s/><text:span text:style-name="T1">[ 218 <text:s/>246 <text:s text:c="2"/>15]</text:span></text:p>
      <text:p text:style-name="P3"><text:s/><text:span text:style-name="T1">[ 217 <text:s/>246 <text:s text:c="2"/>15]</text:span></text:p>
      <text:p text:style-name="P3"><text:s/><text:span text:style-name="T1">[ 216 <text:s/>246 <text:s text:c="2"/>15]</text:span></text:p>
      <text:p text:style-name="P3"><text:s/><text:span text:style-name="T1">[ 215 <text:s/>246 <text:s text:c="2"/>15]</text:span></text:p>
      <text:p text:style-name="P3"><text:s/><text:span text:style-name="T1">[ 214 <text:s/>246 <text:s text:c="2"/>15]</text:span></text:p>
      <text:p text:style-name="P3"><text:s/><text:span text:style-name="T1">[ 213 <text:s/>246 <text:s text:c="2"/>15]</text:span></text:p>
      <text:p text:style-name="P3"><text:s/><text:span text:style-name="T1">[ 209 <text:s/>248 <text:s text:c="2"/>15]</text:span></text:p>
      <text:p text:style-name="P3"><text:s/><text:span text:style-name="T1">[ 209 <text:s/>237 <text:s text:c="2"/>15]</text:span></text:p>
      <text:p text:style-name="P3"><text:s/><text:span text:style-name="T1">[ 210 <text:s/>235 <text:s text:c="2"/>15]</text:span></text:p>
      <text:p text:style-name="P3"><text:s/><text:span text:style-name="T1">[ 208 <text:s/>235 <text:s text:c="2"/>15]</text:span></text:p>
      <text:p text:style-name="P3"><text:s/><text:span text:style-name="T1">[ 204 <text:s/>234 <text:s text:c="2"/>15]</text:span></text:p>
      <text:p text:style-name="P3"><text:s/><text:span text:style-name="T1">[ 205 <text:s/>234 <text:s text:c="2"/>15]</text:span></text:p>
      <text:p text:style-name="P3"><text:s/><text:span text:style-name="T1">[ 205 <text:s/>248 <text:s text:c="2"/>15]</text:span></text:p>
      <text:p text:style-name="P3"><text:s/><text:span text:style-name="T1">[ 206 <text:s/>248 <text:s text:c="2"/>15]</text:span></text:p>
      <text:p text:style-name="P3"><text:s/><text:span text:style-name="T1">[ 207 <text:s/>248 <text:s text:c="2"/>15]</text:span></text:p>
      <text:p text:style-name="P3"><text:s/><text:span text:style-name="T1">[ 208 <text:s/>248 <text:s text:c="2"/>15]</text:span></text:p>
      <text:p text:style-name="P3"><text:s/><text:span text:style-name="T1">[ 206 <text:s/>234 <text:s text:c="2"/>15]</text:span></text:p>
      <text:p text:style-name="P3"><text:s/><text:span text:style-name="T1">[ 207 <text:s/>234 <text:s text:c="2"/>15]</text:span></text:p>
      <text:p text:style-name="P3"><text:s/><text:span text:style-name="T1">[ 208 <text:s/>234 <text:s text:c="2"/>15]</text:span></text:p>
      <text:p text:style-name="P3"><text:s/><text:span text:style-name="T1">[ 209 <text:s/>234 <text:s text:c="2"/>15]</text:span></text:p>
      <text:p text:style-name="P3"><text:s/><text:span text:style-name="T1">[ 210 <text:s/>234 <text:s text:c="2"/>15]</text:span></text:p>
      <text:p text:style-name="P3"><text:s/><text:span text:style-name="T1">[ 211 <text:s/>234 <text:s text:c="2"/>15]</text:span></text:p>
      <text:p text:style-name="P3"><text:s/><text:span text:style-name="T1">[ 212 <text:s/>234 <text:s text:c="2"/>15]</text:span></text:p>
      <text:p text:style-name="P3"><text:s/><text:span text:style-name="T1">[ 213 <text:s/>234 <text:s text:c="2"/>15]</text:span></text:p>
      <text:p text:style-name="P3"><text:s/><text:span text:style-name="T1">[ 214 <text:s/>234 <text:s text:c="2"/>15]</text:span></text:p>
      <text:p text:style-name="P3"><text:s/><text:span text:style-name="T1">[ 215 <text:s/>234 <text:s text:c="2"/>15]</text:span></text:p>
      <text:p text:style-name="P3"><text:s/><text:span text:style-name="T1">[ 216 <text:s/>234 <text:s text:c="2"/>15]</text:span></text:p>
      <text:p text:style-name="P3"><text:s/><text:span text:style-name="T1">[ 217 <text:s/>234 <text:s text:c="2"/>15]</text:span></text:p>
      <text:p text:style-name="P3"><text:s/><text:span text:style-name="T1">[ 218 <text:s/>234 <text:s text:c="2"/>15]</text:span></text:p>
      <text:p text:style-name="P3"><text:soft-page-break/><text:s/><text:span text:style-name="T1">[ 219 <text:s/>234 <text:s text:c="2"/>15]</text:span></text:p>
      <text:p text:style-name="P3"><text:s/><text:span text:style-name="T1">[ 220 <text:s/>234 <text:s text:c="2"/>15]</text:span></text:p>
      <text:p text:style-name="P3"><text:s/><text:span text:style-name="T1">[ 221 <text:s/>234 <text:s text:c="2"/>15]</text:span></text:p>
      <text:p text:style-name="P3"><text:s/><text:span text:style-name="T1">[ 222 <text:s/>234 <text:s text:c="2"/>15]</text:span></text:p>
      <text:p text:style-name="P3"><text:s/><text:span text:style-name="T1">[ 223 <text:s/>234 <text:s text:c="2"/>15]</text:span></text:p>
      <text:p text:style-name="P3"><text:s/><text:span text:style-name="T1">[ 203 <text:s/>235 <text:s text:c="2"/>15]</text:span></text:p>
      <text:p text:style-name="P3"><text:s/><text:span text:style-name="T1">[ 204 <text:s/>235 <text:s text:c="2"/>15]</text:span></text:p>
      <text:p text:style-name="P3"><text:s/><text:span text:style-name="T1">[ 205 <text:s/>235 <text:s text:c="2"/>15]</text:span></text:p>
      <text:p text:style-name="P3"><text:s/><text:span text:style-name="T1">[ 206 <text:s/>235 <text:s text:c="2"/>15]</text:span></text:p>
      <text:p text:style-name="P3"><text:s/><text:span text:style-name="T1">[ 207 <text:s/>235 <text:s text:c="2"/>15]</text:span></text:p>
      <text:p text:style-name="P3"><text:s/><text:span text:style-name="T1">[ 209 <text:s/>235 <text:s text:c="2"/>15]</text:span></text:p>
      <text:p text:style-name="P3"><text:s/><text:span text:style-name="T1">[ 210 <text:s/>237 <text:s text:c="2"/>15]</text:span></text:p>
      <text:p text:style-name="P3"><text:s/><text:span text:style-name="T1">[ 210 <text:s/>245 <text:s text:c="2"/>15]</text:span></text:p>
      <text:p text:style-name="P3"><text:s/><text:span text:style-name="T1">[ 212 <text:s/>237 <text:s text:c="2"/>15]</text:span></text:p>
      <text:p text:style-name="P3"><text:s/><text:span text:style-name="T1">[ 223 <text:s/>242 <text:s text:c="2"/>15]</text:span></text:p>
      <text:p text:style-name="P3"><text:s/><text:span text:style-name="T1">[ 224 <text:s/>242 <text:s text:c="2"/>15]</text:span></text:p>
      <text:p text:style-name="P3"><text:s/><text:span text:style-name="T1">[ 223 <text:s/>239 <text:s text:c="2"/>15]</text:span></text:p>
      <text:p text:style-name="P3"><text:s/><text:span text:style-name="T1">[ 222 <text:s/>239 <text:s text:c="2"/>15]</text:span></text:p>
      <text:p text:style-name="P3"><text:s/><text:span text:style-name="T1">[ 221 <text:s/>239 <text:s text:c="2"/>15]</text:span></text:p>
      <text:p text:style-name="P3"><text:s/><text:span text:style-name="T1">[ 220 <text:s/>239 <text:s text:c="2"/>15]</text:span></text:p>
      <text:p text:style-name="P3"><text:s/><text:span text:style-name="T1">[ 222 <text:s/>242 <text:s text:c="2"/>15]</text:span></text:p>
      <text:p text:style-name="P3"><text:s/><text:span text:style-name="T1">[ 219 <text:s/>239 <text:s text:c="2"/>15]</text:span></text:p>
      <text:p text:style-name="P3"><text:s/><text:span text:style-name="T1">[ 217 <text:s/>239 <text:s text:c="2"/>15]</text:span></text:p>
      <text:p text:style-name="P3"><text:s/><text:span text:style-name="T1">[ 216 <text:s/>239 <text:s text:c="2"/>15]</text:span></text:p>
      <text:p text:style-name="P3"><text:s/><text:span text:style-name="T1">[ 215 <text:s/>239 <text:s text:c="2"/>15]</text:span></text:p>
      <text:p text:style-name="P3"><text:s/><text:span text:style-name="T1">[ 225 <text:s/>252 <text:s text:c="2"/>15]</text:span></text:p>
      <text:p text:style-name="P3"><text:s/><text:span text:style-name="T1">[ 224 <text:s/>252 <text:s text:c="2"/>15]</text:span></text:p>
      <text:p text:style-name="P3"><text:s/><text:span text:style-name="T1">[ 223 <text:s/>252 <text:s text:c="2"/>15]</text:span></text:p>
      <text:p text:style-name="P3"><text:s/><text:span text:style-name="T1">[ 218 <text:s/>239 <text:s text:c="2"/>15]</text:span></text:p>
      <text:p text:style-name="P3"><text:s/><text:span text:style-name="T1">[ 221 <text:s/>242 <text:s text:c="2"/>15]</text:span></text:p>
      <text:p text:style-name="P3"><text:s/><text:span text:style-name="T1">[ 220 <text:s/>242 <text:s text:c="2"/>15]</text:span></text:p>
      <text:p text:style-name="P3"><text:s/><text:span text:style-name="T1">[ 219 <text:s/>242 <text:s text:c="2"/>15]</text:span></text:p>
      <text:p text:style-name="P3"><text:s/><text:span text:style-name="T1">[ 212 <text:s/>242 <text:s text:c="2"/>15]</text:span></text:p>
      <text:p text:style-name="P3"><text:s/><text:span text:style-name="T1">[ 213 <text:s/>242 <text:s text:c="2"/>15]</text:span></text:p>
      <text:p text:style-name="P3"><text:s/><text:span text:style-name="T1">[ 214 <text:s/>242 <text:s text:c="2"/>15]</text:span></text:p>
      <text:p text:style-name="P3"><text:s/><text:span text:style-name="T1">[ 215 <text:s/>242 <text:s text:c="2"/>15]</text:span></text:p>
      <text:p text:style-name="P3"><text:s/><text:span text:style-name="T1">[ 216 <text:s/>242 <text:s text:c="2"/>15]</text:span></text:p>
      <text:p text:style-name="P3"><text:s/><text:span text:style-name="T1">[ 217 <text:s/>242 <text:s text:c="2"/>15]</text:span></text:p>
      <text:p text:style-name="P3"><text:s/><text:span text:style-name="T1">[ 218 <text:s/>242 <text:s text:c="2"/>15]</text:span></text:p>
      <text:p text:style-name="P3"><text:s/><text:span text:style-name="T1">[ 202 <text:s/>230 <text:s text:c="2"/>15]</text:span></text:p>
      <text:p text:style-name="P3"><text:s/><text:span text:style-name="T1">[ 203 <text:s/>230 <text:s text:c="2"/>15]</text:span></text:p>
      <text:p text:style-name="P3"><text:s/><text:span text:style-name="T1">[ 204 <text:s/>230 <text:s text:c="2"/>15]</text:span></text:p>
      <text:p text:style-name="P3"><text:s/><text:span text:style-name="T1">[ 205 <text:s/>230 <text:s text:c="2"/>15]</text:span></text:p>
      <text:p text:style-name="P3"><text:s/><text:span text:style-name="T1">[ 206 <text:s/>230 <text:s text:c="2"/>15]</text:span></text:p>
      <text:p text:style-name="P3"><text:s/><text:span text:style-name="T1">[ 207 <text:s/>230 <text:s text:c="2"/>15]</text:span></text:p>
      <text:p text:style-name="P3"><text:s/><text:span text:style-name="T1">[ 208 <text:s/>230 <text:s text:c="2"/>15]</text:span></text:p>
      <text:p text:style-name="P3"><text:s/><text:span text:style-name="T1">[ 209 <text:s/>230 <text:s text:c="2"/>15]</text:span></text:p>
      <text:p text:style-name="P3"><text:s/><text:span text:style-name="T1">[ 222 <text:s/>252 <text:s text:c="2"/>15]</text:span></text:p>
      <text:p text:style-name="P3"><text:s/><text:span text:style-name="T1">[ 221 <text:s/>252 <text:s text:c="2"/>15]</text:span></text:p>
      <text:p text:style-name="P3"><text:s/><text:span text:style-name="T1">[ 220 <text:s/>252 <text:s text:c="2"/>15]</text:span></text:p>
      <text:p text:style-name="P3"><text:s/><text:span text:style-name="T1">[ 219 <text:s/>252 <text:s text:c="2"/>15]</text:span></text:p>
      <text:p text:style-name="P3"><text:s/><text:span text:style-name="T1">[ 205 <text:s/>239 <text:s text:c="2"/>15]</text:span></text:p>
      <text:p text:style-name="P3"><text:s/><text:span text:style-name="T1">[ 204 <text:s/>239 <text:s text:c="2"/>15]</text:span></text:p>
      <text:p text:style-name="P3"><text:s/><text:span text:style-name="T1">[ 203 <text:s/>239 <text:s text:c="2"/>15]</text:span></text:p>
      <text:p text:style-name="P3"><text:s/><text:span text:style-name="T1">[ 223 <text:s/>238 <text:s text:c="2"/>15]</text:span></text:p>
      <text:p text:style-name="P3"><text:s/><text:span text:style-name="T1">[ 222 <text:s/>238 <text:s text:c="2"/>15]</text:span></text:p>
      <text:p text:style-name="P3"><text:s/><text:span text:style-name="T1">[ 221 <text:s/>238 <text:s text:c="2"/>15]</text:span></text:p>
      <text:p text:style-name="P3"><text:s/><text:span text:style-name="T1">[ 220 <text:s/>238 <text:s text:c="2"/>15]</text:span></text:p>
      <text:p text:style-name="P3"><text:s/><text:span text:style-name="T1">[ 204 <text:s/>243 <text:s text:c="2"/>15]</text:span></text:p>
      <text:p text:style-name="P3"><text:soft-page-break/><text:s/><text:span text:style-name="T1">[ 209 <text:s/>252 <text:s text:c="2"/>15]</text:span></text:p>
      <text:p text:style-name="P3"><text:s/><text:span text:style-name="T1">[ 208 <text:s/>252 <text:s text:c="2"/>15]</text:span></text:p>
      <text:p text:style-name="P3"><text:s/><text:span text:style-name="T1">[ 207 <text:s/>252 <text:s text:c="2"/>15]</text:span></text:p>
      <text:p text:style-name="P3"><text:s/><text:span text:style-name="T1">[ 206 <text:s/>252 <text:s text:c="2"/>15]</text:span></text:p>
      <text:p text:style-name="P3"><text:s/><text:span text:style-name="T1">[ 205 <text:s/>252 <text:s text:c="2"/>15]</text:span></text:p>
      <text:p text:style-name="P3"><text:s/><text:span text:style-name="T1">[ 210 <text:s/>230 <text:s text:c="2"/>15]</text:span></text:p>
      <text:p text:style-name="P3"><text:s/><text:span text:style-name="T1">[ 211 <text:s/>230 <text:s text:c="2"/>15]</text:span></text:p>
      <text:p text:style-name="P3"><text:s/><text:span text:style-name="T1">[ 206 <text:s/>239 <text:s text:c="2"/>15]</text:span></text:p>
      <text:p text:style-name="P3"><text:s/><text:span text:style-name="T1">[ 211 <text:s/>242 <text:s text:c="2"/>15]</text:span></text:p>
      <text:p text:style-name="P3"><text:s/><text:span text:style-name="T1">[ 207 <text:s/>239 <text:s text:c="2"/>15]</text:span></text:p>
      <text:p text:style-name="P3"><text:s/><text:span text:style-name="T1">[ 209 <text:s/>239 <text:s text:c="2"/>15]</text:span></text:p>
      <text:p text:style-name="P3"><text:s/><text:span text:style-name="T1">[ 218 <text:s/>252 <text:s text:c="2"/>15]</text:span></text:p>
      <text:p text:style-name="P3"><text:s/><text:span text:style-name="T1">[ 217 <text:s/>252 <text:s text:c="2"/>15]</text:span></text:p>
      <text:p text:style-name="P3"><text:s/><text:span text:style-name="T1">[ 216 <text:s/>252 <text:s text:c="2"/>15]</text:span></text:p>
      <text:p text:style-name="P3"><text:s/><text:span text:style-name="T1">[ 215 <text:s/>252 <text:s text:c="2"/>15]</text:span></text:p>
      <text:p text:style-name="P3"><text:s/><text:span text:style-name="T1">[ 214 <text:s/>252 <text:s text:c="2"/>15]</text:span></text:p>
      <text:p text:style-name="P3"><text:s/><text:span text:style-name="T1">[ 213 <text:s/>252 <text:s text:c="2"/>15]</text:span></text:p>
      <text:p text:style-name="P3"><text:s/><text:span text:style-name="T1">[ 212 <text:s/>252 <text:s text:c="2"/>15]</text:span></text:p>
      <text:p text:style-name="P3"><text:s/><text:span text:style-name="T1">[ 211 <text:s/>252 <text:s text:c="2"/>15]</text:span></text:p>
      <text:p text:style-name="P3"><text:s/><text:span text:style-name="T1">[ 210 <text:s/>252 <text:s text:c="2"/>15]</text:span></text:p>
      <text:p text:style-name="P3"><text:s/><text:span text:style-name="T1">[ 214 <text:s/>239 <text:s text:c="2"/>15]</text:span></text:p>
      <text:p text:style-name="P3"><text:s/><text:span text:style-name="T1">[ 211 <text:s/>237 <text:s text:c="2"/>15]</text:span></text:p>
      <text:p text:style-name="P3"><text:s/><text:span text:style-name="T1">[ 213 <text:s/>239 <text:s text:c="2"/>15]</text:span></text:p>
      <text:p text:style-name="P3"><text:s/><text:span text:style-name="T1">[ 212 <text:s/>239 <text:s text:c="2"/>15]</text:span></text:p>
      <text:p text:style-name="P3"><text:s/><text:span text:style-name="T1">[ 211 <text:s/>239 <text:s text:c="2"/>15]</text:span></text:p>
      <text:p text:style-name="P3"><text:s/><text:span text:style-name="T1">[ 210 <text:s/>239 <text:s text:c="2"/>15]</text:span></text:p>
      <text:p text:style-name="P3"><text:s/><text:span text:style-name="T1">[ 208 <text:s/>239 <text:s text:c="2"/>15]</text:span></text:p>
      <text:p text:style-name="P3"><text:s/><text:span text:style-name="T1">[ 212 <text:s/>230 <text:s text:c="2"/>15]</text:span></text:p>
      <text:p text:style-name="P3"><text:s/><text:span text:style-name="T1">[ 210 <text:s/>242 <text:s text:c="2"/>15]</text:span></text:p>
      <text:p text:style-name="P3"><text:s/><text:span text:style-name="T1">[ 205 <text:s/>253 <text:s text:c="2"/>15]</text:span></text:p>
      <text:p text:style-name="P3"><text:s/><text:span text:style-name="T1">[ 225 <text:s/>253 <text:s text:c="2"/>15]</text:span></text:p>
      <text:p text:style-name="P3"><text:s/><text:span text:style-name="T1">[ 224 <text:s/>253 <text:s text:c="2"/>15]</text:span></text:p>
      <text:p text:style-name="P3"><text:s/><text:span text:style-name="T1">[ 223 <text:s/>253 <text:s text:c="2"/>15]</text:span></text:p>
      <text:p text:style-name="P3"><text:s/><text:span text:style-name="T1">[ 222 <text:s/>253 <text:s text:c="2"/>15]</text:span></text:p>
      <text:p text:style-name="P3"><text:s/><text:span text:style-name="T1">[ 221 <text:s/>253 <text:s text:c="2"/>15]</text:span></text:p>
      <text:p text:style-name="P3"><text:s/><text:span text:style-name="T1">[ 220 <text:s/>253 <text:s text:c="2"/>15]</text:span></text:p>
      <text:p text:style-name="P3"><text:s/><text:span text:style-name="T1">[ 209 <text:s/>241 <text:s text:c="2"/>15]</text:span></text:p>
      <text:p text:style-name="P3"><text:s/><text:span text:style-name="T1">[ 219 <text:s/>253 <text:s text:c="2"/>15]</text:span></text:p>
      <text:p text:style-name="P3"><text:s/><text:span text:style-name="T1">[ 217 <text:s/>253 <text:s text:c="2"/>15]</text:span></text:p>
      <text:p text:style-name="P3"><text:s/><text:span text:style-name="T1">[ 216 <text:s/>253 <text:s text:c="2"/>15]</text:span></text:p>
      <text:p text:style-name="P3"><text:s/><text:span text:style-name="T1">[ 215 <text:s/>253 <text:s text:c="2"/>15]</text:span></text:p>
      <text:p text:style-name="P3"><text:s/><text:span text:style-name="T1">[ 214 <text:s/>253 <text:s text:c="2"/>15]</text:span></text:p>
      <text:p text:style-name="P3"><text:s/><text:span text:style-name="T1">[ 213 <text:s/>253 <text:s text:c="2"/>15]</text:span></text:p>
      <text:p text:style-name="P3"><text:s/><text:span text:style-name="T1">[ 212 <text:s/>253 <text:s text:c="2"/>15]</text:span></text:p>
      <text:p text:style-name="P3"><text:s/><text:span text:style-name="T1">[ 218 <text:s/>253 <text:s text:c="2"/>15]</text:span></text:p>
      <text:p text:style-name="P3"><text:s/><text:span text:style-name="T1">[ 210 <text:s/>241 <text:s text:c="2"/>15]</text:span></text:p>
      <text:p text:style-name="P3"><text:s/><text:span text:style-name="T1">[ 211 <text:s/>241 <text:s text:c="2"/>15]</text:span></text:p>
      <text:p text:style-name="P3"><text:s/><text:span text:style-name="T1">[ 212 <text:s/>241 <text:s text:c="2"/>15]</text:span></text:p>
      <text:p text:style-name="P3"><text:s/><text:span text:style-name="T1">[ 217 <text:s/>241 <text:s text:c="2"/>15]</text:span></text:p>
      <text:p text:style-name="P3"><text:s/><text:span text:style-name="T1">[ 218 <text:s/>241 <text:s text:c="2"/>15]</text:span></text:p>
      <text:p text:style-name="P3"><text:s/><text:span text:style-name="T1">[ 219 <text:s/>241 <text:s text:c="2"/>15]</text:span></text:p>
      <text:p text:style-name="P3"><text:s/><text:span text:style-name="T1">[ 220 <text:s/>241 <text:s text:c="2"/>15]</text:span></text:p>
      <text:p text:style-name="P3"><text:s/><text:span text:style-name="T1">[ 221 <text:s/>241 <text:s text:c="2"/>15]</text:span></text:p>
      <text:p text:style-name="P3"><text:s/><text:span text:style-name="T1">[ 217 <text:s/>229 <text:s text:c="2"/>15]</text:span></text:p>
      <text:p text:style-name="P3"><text:s/><text:span text:style-name="T1">[ 218 <text:s/>229 <text:s text:c="2"/>15]</text:span></text:p>
      <text:p text:style-name="P3"><text:s/><text:span text:style-name="T1">[ 219 <text:s/>229 <text:s text:c="2"/>15]</text:span></text:p>
      <text:p text:style-name="P3"><text:s/><text:span text:style-name="T1">[ 220 <text:s/>229 <text:s text:c="2"/>15]</text:span></text:p>
      <text:p text:style-name="P3"><text:s/><text:span text:style-name="T1">[ 221 <text:s/>229 <text:s text:c="2"/>15]</text:span></text:p>
      <text:p text:style-name="P3"><text:s/><text:span text:style-name="T1">[ 222 <text:s/>229 <text:s text:c="2"/>15]</text:span></text:p>
      <text:p text:style-name="P3"><text:soft-page-break/><text:s/><text:span text:style-name="T1">[ 222 <text:s/>241 <text:s text:c="2"/>15]</text:span></text:p>
      <text:p text:style-name="P3"><text:s/><text:span text:style-name="T1">[ 223 <text:s/>241 <text:s text:c="2"/>15]</text:span></text:p>
      <text:p text:style-name="P3"><text:s/><text:span text:style-name="T1">[ 214 <text:s/>241 <text:s text:c="2"/>15]</text:span></text:p>
      <text:p text:style-name="P3"><text:s/><text:span text:style-name="T1">[ 213 <text:s/>241 <text:s text:c="2"/>15]</text:span></text:p>
      <text:p text:style-name="P3"><text:s/><text:span text:style-name="T1">[ 211 <text:s/>253 <text:s text:c="2"/>15]</text:span></text:p>
      <text:p text:style-name="P3"><text:s/><text:span text:style-name="T1">[ 210 <text:s/>253 <text:s text:c="2"/>15]</text:span></text:p>
      <text:p text:style-name="P3"><text:s/><text:span text:style-name="T1">[ 209 <text:s/>253 <text:s text:c="2"/>15]</text:span></text:p>
      <text:p text:style-name="P3"><text:s/><text:span text:style-name="T1">[ 208 <text:s/>253 <text:s text:c="2"/>15]</text:span></text:p>
      <text:p text:style-name="P3"><text:s/><text:span text:style-name="T1">[ 210 <text:s/>240 <text:s text:c="2"/>15]</text:span></text:p>
      <text:p text:style-name="P3"><text:s/><text:span text:style-name="T1">[ 209 <text:s/>240 <text:s text:c="2"/>15]</text:span></text:p>
      <text:p text:style-name="P3"><text:s/><text:span text:style-name="T1">[ 208 <text:s/>240 <text:s text:c="2"/>15]</text:span></text:p>
      <text:p text:style-name="P3"><text:s/><text:span text:style-name="T1">[ 207 <text:s/>240 <text:s text:c="2"/>15]</text:span></text:p>
      <text:p text:style-name="P3"><text:s/><text:span text:style-name="T1">[ 206 <text:s/>240 <text:s text:c="2"/>15]</text:span></text:p>
      <text:p text:style-name="P3"><text:s/><text:span text:style-name="T1">[ 205 <text:s/>240 <text:s text:c="2"/>15]</text:span></text:p>
      <text:p text:style-name="P3"><text:s/><text:span text:style-name="T1">[ 204 <text:s/>240 <text:s text:c="2"/>15]</text:span></text:p>
      <text:p text:style-name="P3"><text:s/><text:span text:style-name="T1">[ 203 <text:s/>240 <text:s text:c="2"/>15]</text:span></text:p>
      <text:p text:style-name="P3"><text:s/><text:span text:style-name="T1">[ 204 <text:s/>242 <text:s text:c="2"/>15]</text:span></text:p>
      <text:p text:style-name="P3"><text:s/><text:span text:style-name="T1">[ 205 <text:s/>242 <text:s text:c="2"/>15]</text:span></text:p>
      <text:p text:style-name="P3"><text:s/><text:span text:style-name="T1">[ 206 <text:s/>242 <text:s text:c="2"/>15]</text:span></text:p>
      <text:p text:style-name="P3"><text:s/><text:span text:style-name="T1">[ 207 <text:s/>242 <text:s text:c="2"/>15]</text:span></text:p>
      <text:p text:style-name="P3"><text:s/><text:span text:style-name="T1">[ 208 <text:s/>242 <text:s text:c="2"/>15]</text:span></text:p>
      <text:p text:style-name="P3"><text:s/><text:span text:style-name="T1">[ 207 <text:s/>253 <text:s text:c="2"/>15]</text:span></text:p>
      <text:p text:style-name="P3"><text:s/><text:span text:style-name="T1">[ 206 <text:s/>253 <text:s text:c="2"/>15]</text:span></text:p>
      <text:p text:style-name="P3"><text:s/><text:span text:style-name="T1">[ 211 <text:s/>240 <text:s text:c="2"/>15]</text:span></text:p>
      <text:p text:style-name="P3"><text:s/><text:span text:style-name="T1">[ 209 <text:s/>242 <text:s text:c="2"/>15]</text:span></text:p>
      <text:p text:style-name="P3"><text:s/><text:span text:style-name="T1">[ 212 <text:s/>240 <text:s text:c="2"/>15]</text:span></text:p>
      <text:p text:style-name="P3"><text:s/><text:span text:style-name="T1">[ 214 <text:s/>240 <text:s text:c="2"/>15]</text:span></text:p>
      <text:p text:style-name="P3"><text:s/><text:span text:style-name="T1">[ 208 <text:s/>241 <text:s text:c="2"/>15]</text:span></text:p>
      <text:p text:style-name="P3"><text:s/><text:span text:style-name="T1">[ 207 <text:s/>241 <text:s text:c="2"/>15]</text:span></text:p>
      <text:p text:style-name="P3"><text:s/><text:span text:style-name="T1">[ 206 <text:s/>241 <text:s text:c="2"/>15]</text:span></text:p>
      <text:p text:style-name="P3"><text:s/><text:span text:style-name="T1">[ 205 <text:s/>241 <text:s text:c="2"/>15]</text:span></text:p>
      <text:p text:style-name="P3"><text:s/><text:span text:style-name="T1">[ 204 <text:s/>241 <text:s text:c="2"/>15]</text:span></text:p>
      <text:p text:style-name="P3"><text:s/><text:span text:style-name="T1">[ 203 <text:s/>241 <text:s text:c="2"/>15]</text:span></text:p>
      <text:p text:style-name="P3"><text:s/><text:span text:style-name="T1">[ 223 <text:s/>240 <text:s text:c="2"/>15]</text:span></text:p>
      <text:p text:style-name="P3"><text:s/><text:span text:style-name="T1">[ 222 <text:s/>240 <text:s text:c="2"/>15]</text:span></text:p>
      <text:p text:style-name="P3"><text:s/><text:span text:style-name="T1">[ 221 <text:s/>240 <text:s text:c="2"/>15]</text:span></text:p>
      <text:p text:style-name="P3"><text:s/><text:span text:style-name="T1">[ 220 <text:s/>240 <text:s text:c="2"/>15]</text:span></text:p>
      <text:p text:style-name="P3"><text:s/><text:span text:style-name="T1">[ 219 <text:s/>240 <text:s text:c="2"/>15]</text:span></text:p>
      <text:p text:style-name="P3"><text:s/><text:span text:style-name="T1">[ 218 <text:s/>240 <text:s text:c="2"/>15]</text:span></text:p>
      <text:p text:style-name="P3"><text:s/><text:span text:style-name="T1">[ 217 <text:s/>240 <text:s text:c="2"/>15]</text:span></text:p>
      <text:p text:style-name="P3"><text:s/><text:span text:style-name="T1">[ 216 <text:s/>240 <text:s text:c="2"/>15]</text:span></text:p>
      <text:p text:style-name="P3"><text:s/><text:span text:style-name="T1">[ 215 <text:s/>240 <text:s text:c="2"/>15]</text:span></text:p>
      <text:p text:style-name="P3"><text:s/><text:span text:style-name="T1">[ 213 <text:s/>240 <text:s text:c="2"/>15]</text:span></text:p>
      <text:p text:style-name="P3"><text:s/><text:span text:style-name="T1">[ 213 <text:s/>230 <text:s text:c="2"/>15]</text:span></text:p>
      <text:p text:style-name="P3"><text:s/><text:span text:style-name="T1">[ 209 <text:s/>233 <text:s text:c="2"/>15]</text:span></text:p>
      <text:p text:style-name="P3"><text:s/><text:span text:style-name="T1">[ 215 <text:s/>230 <text:s text:c="2"/>15]</text:span></text:p>
      <text:p text:style-name="P3"><text:s/><text:span text:style-name="T1">[ 207 <text:s/>244 <text:s text:c="2"/>15]</text:span></text:p>
      <text:p text:style-name="P3"><text:s/><text:span text:style-name="T1">[ 206 <text:s/>244 <text:s text:c="2"/>15]</text:span></text:p>
      <text:p text:style-name="P3"><text:s/><text:span text:style-name="T1">[ 205 <text:s/>244 <text:s text:c="2"/>15]</text:span></text:p>
      <text:p text:style-name="P3"><text:s/><text:span text:style-name="T1">[ 212 <text:s/>251 <text:s text:c="2"/>15]</text:span></text:p>
      <text:p text:style-name="P3"><text:s/><text:span text:style-name="T1">[ 213 <text:s/>251 <text:s text:c="2"/>15]</text:span></text:p>
      <text:p text:style-name="P3"><text:s/><text:span text:style-name="T1">[ 214 <text:s/>251 <text:s text:c="2"/>15]</text:span></text:p>
      <text:p text:style-name="P3"><text:s/><text:span text:style-name="T1">[ 214 <text:s/>230 <text:s text:c="2"/>15]</text:span></text:p>
      <text:p text:style-name="P3"><text:s/><text:span text:style-name="T1">[ 216 <text:s/>251 <text:s text:c="2"/>15]</text:span></text:p>
      <text:p text:style-name="P3"><text:s/><text:span text:style-name="T1">[ 217 <text:s/>251 <text:s text:c="2"/>15]</text:span></text:p>
      <text:p text:style-name="P3"><text:s/><text:span text:style-name="T1">[ 218 <text:s/>251 <text:s text:c="2"/>15]</text:span></text:p>
      <text:p text:style-name="P3"><text:s/><text:span text:style-name="T1">[ 219 <text:s/>251 <text:s text:c="2"/>15]</text:span></text:p>
      <text:p text:style-name="P3"><text:s/><text:span text:style-name="T1">[ 220 <text:s/>251 <text:s text:c="2"/>15]</text:span></text:p>
      <text:p text:style-name="P3"><text:s/><text:span text:style-name="T1">[ 221 <text:s/>251 <text:s text:c="2"/>15]</text:span></text:p>
      <text:p text:style-name="P3"><text:soft-page-break/><text:s/><text:span text:style-name="T1">[ 208 <text:s/>244 <text:s text:c="2"/>15]</text:span></text:p>
      <text:p text:style-name="P3"><text:s/><text:span text:style-name="T1">[ 222 <text:s/>251 <text:s text:c="2"/>15]</text:span></text:p>
      <text:p text:style-name="P3"><text:s/><text:span text:style-name="T1">[ 224 <text:s/>251 <text:s text:c="2"/>15]</text:span></text:p>
      <text:p text:style-name="P3"><text:s/><text:span text:style-name="T1">[ 225 <text:s/>251 <text:s text:c="2"/>15]</text:span></text:p>
      <text:p text:style-name="P3"><text:s/><text:span text:style-name="T1">[ 204 <text:s/>244 <text:s text:c="2"/>15]</text:span></text:p>
      <text:p text:style-name="P3"><text:s/><text:span text:style-name="T1">[ 222 <text:s/>237 <text:s text:c="2"/>15]</text:span></text:p>
      <text:p text:style-name="P3"><text:s/><text:span text:style-name="T1">[ 223 <text:s/>237 <text:s text:c="2"/>15]</text:span></text:p>
      <text:p text:style-name="P3"><text:s/><text:span text:style-name="T1">[ 203 <text:s/>238 <text:s text:c="2"/>15]</text:span></text:p>
      <text:p text:style-name="P3"><text:s/><text:span text:style-name="T1">[ 204 <text:s/>238 <text:s text:c="2"/>15]</text:span></text:p>
      <text:p text:style-name="P3"><text:s/><text:span text:style-name="T1">[ 205 <text:s/>238 <text:s text:c="2"/>15]</text:span></text:p>
      <text:p text:style-name="P3"><text:s/><text:span text:style-name="T1">[ 206 <text:s/>238 <text:s text:c="2"/>15]</text:span></text:p>
      <text:p text:style-name="P3"><text:s/><text:span text:style-name="T1">[ 207 <text:s/>238 <text:s text:c="2"/>15]</text:span></text:p>
      <text:p text:style-name="P3"><text:s/><text:span text:style-name="T1">[ 208 <text:s/>238 <text:s text:c="2"/>15]</text:span></text:p>
      <text:p text:style-name="P3"><text:s/><text:span text:style-name="T1">[ 209 <text:s/>238 <text:s text:c="2"/>15]</text:span></text:p>
      <text:p text:style-name="P3"><text:s/><text:span text:style-name="T1">[ 210 <text:s/>238 <text:s text:c="2"/>15]</text:span></text:p>
      <text:p text:style-name="P3"><text:s/><text:span text:style-name="T1">[ 223 <text:s/>251 <text:s text:c="2"/>15]</text:span></text:p>
      <text:p text:style-name="P3"><text:s/><text:span text:style-name="T1">[ 209 <text:s/>244 <text:s text:c="2"/>15]</text:span></text:p>
      <text:p text:style-name="P3"><text:s/><text:span text:style-name="T1">[ 210 <text:s/>244 <text:s text:c="2"/>15]</text:span></text:p>
      <text:p text:style-name="P3"><text:s/><text:span text:style-name="T1">[ 211 <text:s/>244 <text:s text:c="2"/>15]</text:span></text:p>
      <text:p text:style-name="P3"><text:s/><text:span text:style-name="T1">[ 213 <text:s/>237 <text:s text:c="2"/>15]</text:span></text:p>
      <text:p text:style-name="P3"><text:s/><text:span text:style-name="T1">[ 214 <text:s/>237 <text:s text:c="2"/>15]</text:span></text:p>
      <text:p text:style-name="P3"><text:s/><text:span text:style-name="T1">[ 215 <text:s/>237 <text:s text:c="2"/>15]</text:span></text:p>
      <text:p text:style-name="P3"><text:s/><text:span text:style-name="T1">[ 216 <text:s/>237 <text:s text:c="2"/>15]</text:span></text:p>
      <text:p text:style-name="P3"><text:s/><text:span text:style-name="T1">[ 217 <text:s/>237 <text:s text:c="2"/>15]</text:span></text:p>
      <text:p text:style-name="P3"><text:s/><text:span text:style-name="T1">[ 218 <text:s/>237 <text:s text:c="2"/>15]</text:span></text:p>
      <text:p text:style-name="P3"><text:s/><text:span text:style-name="T1">[ 219 <text:s/>237 <text:s text:c="2"/>15]</text:span></text:p>
      <text:p text:style-name="P3"><text:s/><text:span text:style-name="T1">[ 220 <text:s/>237 <text:s text:c="2"/>15]</text:span></text:p>
      <text:p text:style-name="P3"><text:s/><text:span text:style-name="T1">[ 221 <text:s/>237 <text:s text:c="2"/>15]</text:span></text:p>
      <text:p text:style-name="P3"><text:s/><text:span text:style-name="T1">[ 205 <text:s/>251 <text:s text:c="2"/>15]</text:span></text:p>
      <text:p text:style-name="P3"><text:s/><text:span text:style-name="T1">[ 206 <text:s/>251 <text:s text:c="2"/>15]</text:span></text:p>
      <text:p text:style-name="P3"><text:s/><text:span text:style-name="T1">[ 207 <text:s/>251 <text:s text:c="2"/>15]</text:span></text:p>
      <text:p text:style-name="P3"><text:s/><text:span text:style-name="T1">[ 208 <text:s/>251 <text:s text:c="2"/>15]</text:span></text:p>
      <text:p text:style-name="P3"><text:s/><text:span text:style-name="T1">[ 209 <text:s/>251 <text:s text:c="2"/>15]</text:span></text:p>
      <text:p text:style-name="P3"><text:s/><text:span text:style-name="T1">[ 224 <text:s/>244 <text:s text:c="2"/>15]</text:span></text:p>
      <text:p text:style-name="P3"><text:s/><text:span text:style-name="T1">[ 223 <text:s/>244 <text:s text:c="2"/>15]</text:span></text:p>
      <text:p text:style-name="P3"><text:s/><text:span text:style-name="T1">[ 222 <text:s/>244 <text:s text:c="2"/>15]</text:span></text:p>
      <text:p text:style-name="P3"><text:s/><text:span text:style-name="T1">[ 210 <text:s/>251 <text:s text:c="2"/>15]</text:span></text:p>
      <text:p text:style-name="P3"><text:s/><text:span text:style-name="T1">[ 211 <text:s/>251 <text:s text:c="2"/>15]</text:span></text:p>
      <text:p text:style-name="P3"><text:s/><text:span text:style-name="T1">[ 221 <text:s/>244 <text:s text:c="2"/>15]</text:span></text:p>
      <text:p text:style-name="P3"><text:s/><text:span text:style-name="T1">[ 220 <text:s/>244 <text:s text:c="2"/>15]</text:span></text:p>
      <text:p text:style-name="P3"><text:s/><text:span text:style-name="T1">[ 219 <text:s/>244 <text:s text:c="2"/>15]</text:span></text:p>
      <text:p text:style-name="P3"><text:s/><text:span text:style-name="T1">[ 218 <text:s/>244 <text:s text:c="2"/>15]</text:span></text:p>
      <text:p text:style-name="P3"><text:s/><text:span text:style-name="T1">[ 217 <text:s/>244 <text:s text:c="2"/>15]</text:span></text:p>
      <text:p text:style-name="P3"><text:s/><text:span text:style-name="T1">[ 216 <text:s/>244 <text:s text:c="2"/>15]</text:span></text:p>
      <text:p text:style-name="P3"><text:s/><text:span text:style-name="T1">[ 215 <text:s/>244 <text:s text:c="2"/>15]</text:span></text:p>
      <text:p text:style-name="P3"><text:s/><text:span text:style-name="T1">[ 214 <text:s/>244 <text:s text:c="2"/>15]</text:span></text:p>
      <text:p text:style-name="P3"><text:s/><text:span text:style-name="T1">[ 213 <text:s/>244 <text:s text:c="2"/>15]</text:span></text:p>
      <text:p text:style-name="P3"><text:s/><text:span text:style-name="T1">[ 212 <text:s/>244 <text:s text:c="2"/>15]</text:span></text:p>
      <text:p text:style-name="P3"><text:s/><text:span text:style-name="T1">[ 211 <text:s/>238 <text:s text:c="2"/>15]</text:span></text:p>
      <text:p text:style-name="P3"><text:s/><text:span text:style-name="T1">[ 212 <text:s/>238 <text:s text:c="2"/>15]</text:span></text:p>
      <text:p text:style-name="P3"><text:s/><text:span text:style-name="T1">[ 215 <text:s/>251 <text:s text:c="2"/>15]</text:span></text:p>
      <text:p text:style-name="P3"><text:s/><text:span text:style-name="T1">[ 214 <text:s/>238 <text:s text:c="2"/>15]</text:span></text:p>
      <text:p text:style-name="P3"><text:s/><text:span text:style-name="T1">[ 219 <text:s/>243 <text:s text:c="2"/>15]</text:span></text:p>
      <text:p text:style-name="P3"><text:s/><text:span text:style-name="T1">[ 218 <text:s/>243 <text:s text:c="2"/>15]</text:span></text:p>
      <text:p text:style-name="P3"><text:s/><text:span text:style-name="T1">[ 217 <text:s/>243 <text:s text:c="2"/>15]</text:span></text:p>
      <text:p text:style-name="P3"><text:s/><text:span text:style-name="T1">[ 216 <text:s/>243 <text:s text:c="2"/>15]</text:span></text:p>
      <text:p text:style-name="P3"><text:s/><text:span text:style-name="T1">[ 215 <text:s/>243 <text:s text:c="2"/>15]</text:span></text:p>
      <text:p text:style-name="P3"><text:s/><text:span text:style-name="T1">[ 214 <text:s/>243 <text:s text:c="2"/>15]</text:span></text:p>
      <text:p text:style-name="P3"><text:s/><text:span text:style-name="T1">[ 213 <text:s/>243 <text:s text:c="2"/>15]</text:span></text:p>
      <text:p text:style-name="P3"><text:soft-page-break/><text:s/><text:span text:style-name="T1">[ 212 <text:s/>243 <text:s text:c="2"/>15]</text:span></text:p>
      <text:p text:style-name="P3"><text:s/><text:span text:style-name="T1">[ 213 <text:s/>238 <text:s text:c="2"/>15]</text:span></text:p>
      <text:p text:style-name="P3"><text:s/><text:span text:style-name="T1">[ 210 <text:s/>243 <text:s text:c="2"/>15]</text:span></text:p>
      <text:p text:style-name="P3"><text:s/><text:span text:style-name="T1">[ 220 <text:s/>243 <text:s text:c="2"/>15]</text:span></text:p>
      <text:p text:style-name="P3"><text:s/><text:span text:style-name="T1">[ 209 <text:s/>243 <text:s text:c="2"/>15]</text:span></text:p>
      <text:p text:style-name="P3"><text:s/><text:span text:style-name="T1">[ 207 <text:s/>243 <text:s text:c="2"/>15]</text:span></text:p>
      <text:p text:style-name="P3"><text:s/><text:span text:style-name="T1">[ 206 <text:s/>243 <text:s text:c="2"/>15]</text:span></text:p>
      <text:p text:style-name="P3"><text:s/><text:span text:style-name="T1">[ 205 <text:s/>243 <text:s text:c="2"/>15]</text:span></text:p>
      <text:p text:style-name="P3"><text:s/><text:span text:style-name="T1">[ 222 <text:s/>230 <text:s text:c="2"/>15]</text:span></text:p>
      <text:p text:style-name="P3"><text:s/><text:span text:style-name="T1">[ 221 <text:s/>230 <text:s text:c="2"/>15]</text:span></text:p>
      <text:p text:style-name="P3"><text:s/><text:span text:style-name="T1">[ 220 <text:s/>230 <text:s text:c="2"/>15]</text:span></text:p>
      <text:p text:style-name="P3"><text:s/><text:span text:style-name="T1">[ 219 <text:s/>230 <text:s text:c="2"/>15]</text:span></text:p>
      <text:p text:style-name="P3"><text:s/><text:span text:style-name="T1">[ 218 <text:s/>230 <text:s text:c="2"/>15]</text:span></text:p>
      <text:p text:style-name="P3"><text:s/><text:span text:style-name="T1">[ 217 <text:s/>230 <text:s text:c="2"/>15]</text:span></text:p>
      <text:p text:style-name="P3"><text:s/><text:span text:style-name="T1">[ 216 <text:s/>230 <text:s text:c="2"/>15]</text:span></text:p>
      <text:p text:style-name="P3"><text:s/><text:span text:style-name="T1">[ 208 <text:s/>243 <text:s text:c="2"/>15]</text:span></text:p>
      <text:p text:style-name="P3"><text:s/><text:span text:style-name="T1">[ 221 <text:s/>243 <text:s text:c="2"/>15]</text:span></text:p>
      <text:p text:style-name="P3"><text:s/><text:span text:style-name="T1">[ 211 <text:s/>243 <text:s text:c="2"/>15]</text:span></text:p>
      <text:p text:style-name="P3"><text:s/><text:span text:style-name="T1">[ 223 <text:s/>243 <text:s text:c="2"/>15]</text:span></text:p>
      <text:p text:style-name="P3"><text:s/><text:span text:style-name="T1">[ 218 <text:s/>238 <text:s text:c="2"/>15]</text:span></text:p>
      <text:p text:style-name="P3"><text:s/><text:span text:style-name="T1">[ 217 <text:s/>238 <text:s text:c="2"/>15]</text:span></text:p>
      <text:p text:style-name="P3"><text:s/><text:span text:style-name="T1">[ 216 <text:s/>238 <text:s text:c="2"/>15]</text:span></text:p>
      <text:p text:style-name="P3"><text:s/><text:span text:style-name="T1">[ 215 <text:s/>238 <text:s text:c="2"/>15]</text:span></text:p>
      <text:p text:style-name="P3"><text:s/><text:span text:style-name="T1">[ 222 <text:s/>243 <text:s text:c="2"/>15]</text:span></text:p>
      <text:p text:style-name="P3"><text:s/><text:span text:style-name="T1">[ 219 <text:s/>238 <text:s text:c="2"/>15]</text:span></text:p>
      <text:p text:style-name="P3"><text:s/><text:span text:style-name="T1">[ 224 <text:s/>243 <text:s text:c="2"/>15]</text:span></text:p>
      <text:p text:style-name="P3"><text:s/><text:span text:style-name="T1">[ 514 <text:s/>221 <text:s text:c="2"/>16]</text:span></text:p>
      <text:p text:style-name="P3"><text:s/><text:span text:style-name="T1">[ 513 <text:s/>220 <text:s text:c="2"/>16]</text:span></text:p>
      <text:p text:style-name="P3"><text:s/><text:span text:style-name="T1">[ 512 <text:s/>220 <text:s text:c="2"/>16]</text:span></text:p>
      <text:p text:style-name="P3"><text:s/><text:span text:style-name="T1">[ 511 <text:s/>220 <text:s text:c="2"/>16]</text:span></text:p>
      <text:p text:style-name="P3"><text:s/><text:span text:style-name="T1">[ 519 <text:s/>221 <text:s text:c="2"/>16]</text:span></text:p>
      <text:p text:style-name="P3"><text:s/><text:span text:style-name="T1">[ 518 <text:s/>221 <text:s text:c="2"/>16]</text:span></text:p>
      <text:p text:style-name="P3"><text:s/><text:span text:style-name="T1">[ 515 <text:s/>221 <text:s text:c="2"/>16]</text:span></text:p>
      <text:p text:style-name="P3"><text:s/><text:span text:style-name="T1">[ 515 <text:s/>220 <text:s text:c="2"/>16]</text:span></text:p>
      <text:p text:style-name="P3"><text:s/><text:span text:style-name="T1">[ 516 <text:s/>220 <text:s text:c="2"/>16]</text:span></text:p>
      <text:p text:style-name="P3"><text:s/><text:span text:style-name="T1">[ 518 <text:s/>220 <text:s text:c="2"/>16]</text:span></text:p>
      <text:p text:style-name="P3"><text:s/><text:span text:style-name="T1">[ 519 <text:s/>220 <text:s text:c="2"/>16]</text:span></text:p>
      <text:p text:style-name="P3"><text:s/><text:span text:style-name="T1">[ 519 <text:s/>222 <text:s text:c="2"/>16]</text:span></text:p>
      <text:p text:style-name="P3"><text:s/><text:span text:style-name="T1">[ 514 <text:s/>220 <text:s text:c="2"/>16]</text:span></text:p>
      <text:p text:style-name="P3"><text:s/><text:span text:style-name="T1">[ 517 <text:s/>220 <text:s text:c="2"/>16]</text:span></text:p>
      <text:p text:style-name="P3"><text:s/><text:span text:style-name="T1">[ 513 <text:s/>221 <text:s text:c="2"/>16]</text:span></text:p>
      <text:p text:style-name="P3"><text:s/><text:span text:style-name="T1">[ <text:s/>67 <text:s/>224 <text:s text:c="2"/>17]</text:span></text:p>
      <text:p text:style-name="P3"><text:s/><text:span text:style-name="T1">[ <text:s/>57 <text:s/>222 <text:s text:c="2"/>17]</text:span></text:p>
      <text:p text:style-name="P3"><text:s/><text:span text:style-name="T1">[ <text:s/>66 <text:s/>224 <text:s text:c="2"/>17]</text:span></text:p>
      <text:p text:style-name="P3"><text:s/><text:span text:style-name="T1">[ <text:s/>58 <text:s/>222 <text:s text:c="2"/>17]</text:span></text:p>
      <text:p text:style-name="P3"><text:s/><text:span text:style-name="T1">[ <text:s/>65 <text:s/>224 <text:s text:c="2"/>17]</text:span></text:p>
      <text:p text:style-name="P3"><text:s/><text:span text:style-name="T1">[ <text:s/>64 <text:s/>224 <text:s text:c="2"/>17]</text:span></text:p>
      <text:p text:style-name="P3"><text:s/><text:span text:style-name="T1">[ <text:s/>63 <text:s/>224 <text:s text:c="2"/>17]</text:span></text:p>
      <text:p text:style-name="P3"><text:s/><text:span text:style-name="T1">[ <text:s/>49 <text:s/>224 <text:s text:c="2"/>17]</text:span></text:p>
      <text:p text:style-name="P3"><text:s/><text:span text:style-name="T1">[ <text:s/>48 <text:s/>224 <text:s text:c="2"/>17]</text:span></text:p>
      <text:p text:style-name="P3"><text:s/><text:span text:style-name="T1">[ <text:s/>70 <text:s/>221 <text:s text:c="2"/>17]</text:span></text:p>
      <text:p text:style-name="P3"><text:s/><text:span text:style-name="T1">[ <text:s/>71 <text:s/>221 <text:s text:c="2"/>17]</text:span></text:p>
      <text:p text:style-name="P3"><text:s/><text:span text:style-name="T1">[ <text:s/>59 <text:s/>222 <text:s text:c="2"/>17]</text:span></text:p>
      <text:p text:style-name="P3"><text:s/><text:span text:style-name="T1">[ <text:s/>75 <text:s/>224 <text:s text:c="2"/>17]</text:span></text:p>
      <text:p text:style-name="P3"><text:s/><text:span text:style-name="T1">[ <text:s/>72 <text:s/>221 <text:s text:c="2"/>17]</text:span></text:p>
      <text:p text:style-name="P3"><text:s/><text:span text:style-name="T1">[ <text:s/>69 <text:s/>221 <text:s text:c="2"/>17]</text:span></text:p>
      <text:p text:style-name="P3"><text:s/><text:span text:style-name="T1">[ <text:s/>68 <text:s/>221 <text:s text:c="2"/>17]</text:span></text:p>
      <text:p text:style-name="P3"><text:s/><text:span text:style-name="T1">[ <text:s/>59 <text:s/>221 <text:s text:c="2"/>17]</text:span></text:p>
      <text:p text:style-name="P3"><text:s/><text:span text:style-name="T1">[ <text:s/>66 <text:s/>221 <text:s text:c="2"/>17]</text:span></text:p>
      <text:p text:style-name="P3"><text:soft-page-break/><text:s/><text:span text:style-name="T1">[ <text:s/>69 <text:s/>224 <text:s text:c="2"/>17]</text:span></text:p>
      <text:p text:style-name="P3"><text:s/><text:span text:style-name="T1">[ <text:s/>49 <text:s/>223 <text:s text:c="2"/>17]</text:span></text:p>
      <text:p text:style-name="P3"><text:s/><text:span text:style-name="T1">[ <text:s/>51 <text:s/>223 <text:s text:c="2"/>17]</text:span></text:p>
      <text:p text:style-name="P3"><text:s/><text:span text:style-name="T1">[ <text:s/>52 <text:s/>223 <text:s text:c="2"/>17]</text:span></text:p>
      <text:p text:style-name="P3"><text:s/><text:span text:style-name="T1">[ <text:s/>53 <text:s/>223 <text:s text:c="2"/>17]</text:span></text:p>
      <text:p text:style-name="P3"><text:s/><text:span text:style-name="T1">[ <text:s/>70 <text:s/>224 <text:s text:c="2"/>17]</text:span></text:p>
      <text:p text:style-name="P3"><text:s/><text:span text:style-name="T1">[ <text:s/>71 <text:s/>224 <text:s text:c="2"/>17]</text:span></text:p>
      <text:p text:style-name="P3"><text:s/><text:span text:style-name="T1">[ <text:s/>68 <text:s/>224 <text:s text:c="2"/>17]</text:span></text:p>
      <text:p text:style-name="P3"><text:s/><text:span text:style-name="T1">[ <text:s/>73 <text:s/>221 <text:s text:c="2"/>17]</text:span></text:p>
      <text:p text:style-name="P3"><text:s/><text:span text:style-name="T1">[ <text:s/>55 <text:s/>222 <text:s text:c="2"/>17]</text:span></text:p>
      <text:p text:style-name="P3"><text:s/><text:span text:style-name="T1">[ <text:s/>56 <text:s/>222 <text:s text:c="2"/>17]</text:span></text:p>
      <text:p text:style-name="P3"><text:s/><text:span text:style-name="T1">[ <text:s/>61 <text:s/>221 <text:s text:c="2"/>17]</text:span></text:p>
      <text:p text:style-name="P3"><text:s/><text:span text:style-name="T1">[ <text:s/>62 <text:s/>221 <text:s text:c="2"/>17]</text:span></text:p>
      <text:p text:style-name="P3"><text:s/><text:span text:style-name="T1">[ <text:s/>63 <text:s/>221 <text:s text:c="2"/>17]</text:span></text:p>
      <text:p text:style-name="P3"><text:s/><text:span text:style-name="T1">[ <text:s/>64 <text:s/>221 <text:s text:c="2"/>17]</text:span></text:p>
      <text:p text:style-name="P3"><text:s/><text:span text:style-name="T1">[ <text:s/>65 <text:s/>221 <text:s text:c="2"/>17]</text:span></text:p>
      <text:p text:style-name="P3"><text:s/><text:span text:style-name="T1">[ <text:s/>60 <text:s/>221 <text:s text:c="2"/>17]</text:span></text:p>
      <text:p text:style-name="P3"><text:s/><text:span text:style-name="T1">[ <text:s/>67 <text:s/>221 <text:s text:c="2"/>17]</text:span></text:p>
      <text:p text:style-name="P3"><text:s/><text:span text:style-name="T1">[ <text:s/>74 <text:s/>221 <text:s text:c="2"/>17]</text:span></text:p>
      <text:p text:style-name="P3"><text:s/><text:span text:style-name="T1">[ <text:s/>55 <text:s/>223 <text:s text:c="2"/>17]</text:span></text:p>
      <text:p text:style-name="P3"><text:s/><text:span text:style-name="T1">[ <text:s/>49 <text:s/>222 <text:s text:c="2"/>17]</text:span></text:p>
      <text:p text:style-name="P3"><text:s/><text:span text:style-name="T1">[ <text:s/>48 <text:s/>222 <text:s text:c="2"/>17]</text:span></text:p>
      <text:p text:style-name="P3"><text:s/><text:span text:style-name="T1">[ <text:s/>80 <text:s/>223 <text:s text:c="2"/>17]</text:span></text:p>
      <text:p text:style-name="P3"><text:s/><text:span text:style-name="T1">[ <text:s/>74 <text:s/>222 <text:s text:c="2"/>17]</text:span></text:p>
      <text:p text:style-name="P3"><text:s/><text:span text:style-name="T1">[ <text:s/>66 <text:s/>222 <text:s text:c="2"/>17]</text:span></text:p>
      <text:p text:style-name="P3"><text:s/><text:span text:style-name="T1">[ <text:s/>65 <text:s/>222 <text:s text:c="2"/>17]</text:span></text:p>
      <text:p text:style-name="P3"><text:s/><text:span text:style-name="T1">[ <text:s/>62 <text:s/>222 <text:s text:c="2"/>17]</text:span></text:p>
      <text:p text:style-name="P3"><text:s/><text:span text:style-name="T1">[ <text:s/>66 <text:s/>223 <text:s text:c="2"/>17]</text:span></text:p>
      <text:p text:style-name="P3"><text:s/><text:span text:style-name="T1">[ <text:s/>62 <text:s/>223 <text:s text:c="2"/>17]</text:span></text:p>
      <text:p text:style-name="P3"><text:s/><text:span text:style-name="T1">[ <text:s/>59 <text:s/>223 <text:s text:c="2"/>17]</text:span></text:p>
      <text:p text:style-name="P3"><text:s/><text:span text:style-name="T1">[ <text:s/>64 <text:s/>222 <text:s text:c="2"/>17]</text:span></text:p>
      <text:p text:style-name="P3"><text:s/><text:span text:style-name="T1">[ <text:s/>58 <text:s/>223 <text:s text:c="2"/>17]</text:span></text:p>
      <text:p text:style-name="P3"><text:s/><text:span text:style-name="T1">[ <text:s/>57 <text:s/>223 <text:s text:c="2"/>17]</text:span></text:p>
      <text:p text:style-name="P3"><text:s/><text:span text:style-name="T1">[ <text:s/>63 <text:s/>222 <text:s text:c="2"/>17]</text:span></text:p>
      <text:p text:style-name="P3"><text:s/><text:span text:style-name="T1">[ <text:s/>63 <text:s/>223 <text:s text:c="2"/>17]</text:span></text:p>
      <text:p text:style-name="P3"><text:s/><text:span text:style-name="T1">[ <text:s/>51 <text:s/>222 <text:s text:c="2"/>17]</text:span></text:p>
      <text:p text:style-name="P3"><text:s/><text:span text:style-name="T1">[ <text:s/>50 <text:s/>222 <text:s text:c="2"/>17]</text:span></text:p>
      <text:p text:style-name="P3"><text:s/><text:span text:style-name="T1">[ <text:s/>67 <text:s/>223 <text:s text:c="2"/>17]</text:span></text:p>
      <text:p text:style-name="P3"><text:s/><text:span text:style-name="T1">[ <text:s/>75 <text:s/>221 <text:s text:c="2"/>17]</text:span></text:p>
      <text:p text:style-name="P3"><text:s/><text:span text:style-name="T1">[ <text:s/>76 <text:s/>221 <text:s text:c="2"/>17]</text:span></text:p>
      <text:p text:style-name="P3"><text:s/><text:span text:style-name="T1">[ <text:s/>54 <text:s/>223 <text:s text:c="2"/>17]</text:span></text:p>
      <text:p text:style-name="P3"><text:s/><text:span text:style-name="T1">[ <text:s/>53 <text:s/>222 <text:s text:c="2"/>17]</text:span></text:p>
      <text:p text:style-name="P3"><text:s/><text:span text:style-name="T1">[ <text:s/>79 <text:s/>223 <text:s text:c="2"/>17]</text:span></text:p>
      <text:p text:style-name="P3"><text:s/><text:span text:style-name="T1">[ <text:s/>52 <text:s/>222 <text:s text:c="2"/>17]</text:span></text:p>
      <text:p text:style-name="P3"><text:s/><text:span text:style-name="T1">[ <text:s/>77 <text:s/>223 <text:s text:c="2"/>17]</text:span></text:p>
      <text:p text:style-name="P3"><text:s/><text:span text:style-name="T1">[ <text:s/>78 <text:s/>223 <text:s text:c="2"/>17]</text:span></text:p>
      <text:p text:style-name="P3"><text:s/><text:span text:style-name="T1">[ <text:s/>75 <text:s/>223 <text:s text:c="2"/>17]</text:span></text:p>
      <text:p text:style-name="P3"><text:s/><text:span text:style-name="T1">[ <text:s/>74 <text:s/>223 <text:s text:c="2"/>17]</text:span></text:p>
      <text:p text:style-name="P3"><text:s/><text:span text:style-name="T1">[ <text:s/>72 <text:s/>223 <text:s text:c="2"/>17]</text:span></text:p>
      <text:p text:style-name="P3"><text:s/><text:span text:style-name="T1">[ <text:s/>70 <text:s/>223 <text:s text:c="2"/>17]</text:span></text:p>
      <text:p text:style-name="P3"><text:s/><text:span text:style-name="T1">[ <text:s/>69 <text:s/>223 <text:s text:c="2"/>17]</text:span></text:p>
      <text:p text:style-name="P3"><text:s/><text:span text:style-name="T1">[ <text:s/>68 <text:s/>223 <text:s text:c="2"/>17]</text:span></text:p>
      <text:p text:style-name="P3"><text:s/><text:span text:style-name="T1">[ <text:s/>76 <text:s/>223 <text:s text:c="2"/>17]</text:span></text:p>
      <text:p text:style-name="P3"><text:s/><text:span text:style-name="T1">[ <text:s/>56 <text:s/>223 <text:s text:c="2"/>17]</text:span></text:p>
      <text:p text:style-name="P3"><text:s/><text:span text:style-name="T1">[ 590 <text:s/>223 <text:s text:c="2"/>18]</text:span></text:p>
      <text:p text:style-name="P3"><text:s/><text:span text:style-name="T1">[ 591 <text:s/>223 <text:s text:c="2"/>18]</text:span></text:p>
      <text:p text:style-name="P3"><text:s/><text:span text:style-name="T1">[ 592 <text:s/>223 <text:s text:c="2"/>18]</text:span></text:p>
      <text:p text:style-name="P3"><text:s/><text:span text:style-name="T1">[ 606 <text:s/>223 <text:s text:c="2"/>18]</text:span></text:p>
      <text:p text:style-name="P3"><text:s/><text:span text:style-name="T1">[ 596 <text:s/>223 <text:s text:c="2"/>18]</text:span></text:p>
      <text:p text:style-name="P3"><text:soft-page-break/><text:s/><text:span text:style-name="T1">[ 608 <text:s/>223 <text:s text:c="2"/>18]</text:span></text:p>
      <text:p text:style-name="P3"><text:s/><text:span text:style-name="T1">[ 610 <text:s/>223 <text:s text:c="2"/>18]</text:span></text:p>
      <text:p text:style-name="P3"><text:s/><text:span text:style-name="T1">[ 611 <text:s/>223 <text:s text:c="2"/>18]</text:span></text:p>
      <text:p text:style-name="P3"><text:s/><text:span text:style-name="T1">[ 612 <text:s/>223 <text:s text:c="2"/>18]</text:span></text:p>
      <text:p text:style-name="P3"><text:s/><text:span text:style-name="T1">[ 613 <text:s/>223 <text:s text:c="2"/>18]</text:span></text:p>
      <text:p text:style-name="P3"><text:s/><text:span text:style-name="T1">[ 614 <text:s/>223 <text:s text:c="2"/>18]</text:span></text:p>
      <text:p text:style-name="P3"><text:s/><text:span text:style-name="T1">[ 615 <text:s/>223 <text:s text:c="2"/>18]</text:span></text:p>
      <text:p text:style-name="P3"><text:s/><text:span text:style-name="T1">[ 616 <text:s/>223 <text:s text:c="2"/>18]</text:span></text:p>
      <text:p text:style-name="P3"><text:s/><text:span text:style-name="T1">[ 617 <text:s/>223 <text:s text:c="2"/>18]</text:span></text:p>
      <text:p text:style-name="P3"><text:s/><text:span text:style-name="T1">[ 618 <text:s/>223 <text:s text:c="2"/>18]</text:span></text:p>
      <text:p text:style-name="P3"><text:s/><text:span text:style-name="T1">[ 619 <text:s/>223 <text:s text:c="2"/>18]</text:span></text:p>
      <text:p text:style-name="P3"><text:s/><text:span text:style-name="T1">[ 605 <text:s/>223 <text:s text:c="2"/>18]</text:span></text:p>
      <text:p text:style-name="P3"><text:s/><text:span text:style-name="T1">[ 604 <text:s/>223 <text:s text:c="2"/>18]</text:span></text:p>
      <text:p text:style-name="P3"><text:s/><text:span text:style-name="T1">[ 603 <text:s/>223 <text:s text:c="2"/>18]</text:span></text:p>
      <text:p text:style-name="P3"><text:s/><text:span text:style-name="T1">[ 602 <text:s/>223 <text:s text:c="2"/>18]</text:span></text:p>
      <text:p text:style-name="P3"><text:s/><text:span text:style-name="T1">[ 607 <text:s/>223 <text:s text:c="2"/>18]</text:span></text:p>
      <text:p text:style-name="P3"><text:s/><text:span text:style-name="T1">[ 599 <text:s/>223 <text:s text:c="2"/>18]</text:span></text:p>
      <text:p text:style-name="P3"><text:s/><text:span text:style-name="T1">[ 598 <text:s/>223 <text:s text:c="2"/>18]</text:span></text:p>
      <text:p text:style-name="P3"><text:s/><text:span text:style-name="T1">[ 597 <text:s/>223 <text:s text:c="2"/>18]</text:span></text:p>
      <text:p text:style-name="P3"><text:s/><text:span text:style-name="T1">[ 593 <text:s/>223 <text:s text:c="2"/>18]</text:span></text:p>
      <text:p text:style-name="P3"><text:s/><text:span text:style-name="T1">[ 600 <text:s/>223 <text:s text:c="2"/>18]</text:span></text:p>
      <text:p text:style-name="P3"><text:s/><text:span text:style-name="T1">[ 601 <text:s/>223 <text:s text:c="2"/>18]</text:span></text:p>
      <text:p text:style-name="P3"><text:s/><text:span text:style-name="T1">[ 614 <text:s/>226 <text:s text:c="2"/>18]</text:span></text:p>
      <text:p text:style-name="P3"><text:s/><text:span text:style-name="T1">[ 607 <text:s/>226 <text:s text:c="2"/>18]</text:span></text:p>
      <text:p text:style-name="P3"><text:s/><text:span text:style-name="T1">[ 608 <text:s/>226 <text:s text:c="2"/>18]</text:span></text:p>
      <text:p text:style-name="P3"><text:s/><text:span text:style-name="T1">[ 609 <text:s/>226 <text:s text:c="2"/>18]</text:span></text:p>
      <text:p text:style-name="P3"><text:s/><text:span text:style-name="T1">[ 610 <text:s/>226 <text:s text:c="2"/>18]</text:span></text:p>
      <text:p text:style-name="P3"><text:s/><text:span text:style-name="T1">[ 611 <text:s/>226 <text:s text:c="2"/>18]</text:span></text:p>
      <text:p text:style-name="P3"><text:s/><text:span text:style-name="T1">[ 607 <text:s/>225 <text:s text:c="2"/>18]</text:span></text:p>
      <text:p text:style-name="P3"><text:s/><text:span text:style-name="T1">[ 608 <text:s/>225 <text:s text:c="2"/>18]</text:span></text:p>
      <text:p text:style-name="P3"><text:s/><text:span text:style-name="T1">[ 606 <text:s/>225 <text:s text:c="2"/>18]</text:span></text:p>
      <text:p text:style-name="P3"><text:s/><text:span text:style-name="T1">[ 609 <text:s/>225 <text:s text:c="2"/>18]</text:span></text:p>
      <text:p text:style-name="P3"><text:s/><text:span text:style-name="T1">[ 612 <text:s/>226 <text:s text:c="2"/>18]</text:span></text:p>
      <text:p text:style-name="P3"><text:s/><text:span text:style-name="T1">[ 613 <text:s/>226 <text:s text:c="2"/>18]</text:span></text:p>
      <text:p text:style-name="P3"><text:s/><text:span text:style-name="T1">[ 602 <text:s/>226 <text:s text:c="2"/>18]</text:span></text:p>
      <text:p text:style-name="P3"><text:s/><text:span text:style-name="T1">[ 615 <text:s/>226 <text:s text:c="2"/>18]</text:span></text:p>
      <text:p text:style-name="P3"><text:s/><text:span text:style-name="T1">[ 616 <text:s/>226 <text:s text:c="2"/>18]</text:span></text:p>
      <text:p text:style-name="P3"><text:s/><text:span text:style-name="T1">[ 617 <text:s/>226 <text:s text:c="2"/>18]</text:span></text:p>
      <text:p text:style-name="P3"><text:s/><text:span text:style-name="T1">[ 622 <text:s/>224 <text:s text:c="2"/>18]</text:span></text:p>
      <text:p text:style-name="P3"><text:s/><text:span text:style-name="T1">[ 610 <text:s/>225 <text:s text:c="2"/>18]</text:span></text:p>
      <text:p text:style-name="P3"><text:s/><text:span text:style-name="T1">[ 621 <text:s/>224 <text:s text:c="2"/>18]</text:span></text:p>
      <text:p text:style-name="P3"><text:s/><text:span text:style-name="T1">[ 605 <text:s/>225 <text:s text:c="2"/>18]</text:span></text:p>
      <text:p text:style-name="P3"><text:s/><text:span text:style-name="T1">[ 603 <text:s/>225 <text:s text:c="2"/>18]</text:span></text:p>
      <text:p text:style-name="P3"><text:s/><text:span text:style-name="T1">[ 601 <text:s/>226 <text:s text:c="2"/>18]</text:span></text:p>
      <text:p text:style-name="P3"><text:s/><text:span text:style-name="T1">[ 600 <text:s/>226 <text:s text:c="2"/>18]</text:span></text:p>
      <text:p text:style-name="P3"><text:s/><text:span text:style-name="T1">[ 604 <text:s/>226 <text:s text:c="2"/>18]</text:span></text:p>
      <text:p text:style-name="P3"><text:s/><text:span text:style-name="T1">[ 605 <text:s/>226 <text:s text:c="2"/>18]</text:span></text:p>
      <text:p text:style-name="P3"><text:s/><text:span text:style-name="T1">[ 606 <text:s/>226 <text:s text:c="2"/>18]</text:span></text:p>
      <text:p text:style-name="P3"><text:s/><text:span text:style-name="T1">[ 592 <text:s/>225 <text:s text:c="2"/>18]</text:span></text:p>
      <text:p text:style-name="P3"><text:s/><text:span text:style-name="T1">[ 593 <text:s/>225 <text:s text:c="2"/>18]</text:span></text:p>
      <text:p text:style-name="P3"><text:s/><text:span text:style-name="T1">[ 604 <text:s/>225 <text:s text:c="2"/>18]</text:span></text:p>
      <text:p text:style-name="P3"><text:s/><text:span text:style-name="T1">[ 594 <text:s/>225 <text:s text:c="2"/>18]</text:span></text:p>
      <text:p text:style-name="P3"><text:s/><text:span text:style-name="T1">[ 596 <text:s/>225 <text:s text:c="2"/>18]</text:span></text:p>
      <text:p text:style-name="P3"><text:s/><text:span text:style-name="T1">[ 597 <text:s/>225 <text:s text:c="2"/>18]</text:span></text:p>
      <text:p text:style-name="P3"><text:s/><text:span text:style-name="T1">[ 598 <text:s/>225 <text:s text:c="2"/>18]</text:span></text:p>
      <text:p text:style-name="P3"><text:s/><text:span text:style-name="T1">[ 599 <text:s/>225 <text:s text:c="2"/>18]</text:span></text:p>
      <text:p text:style-name="P3"><text:s/><text:span text:style-name="T1">[ 600 <text:s/>225 <text:s text:c="2"/>18]</text:span></text:p>
      <text:p text:style-name="P3"><text:s/><text:span text:style-name="T1">[ 601 <text:s/>225 <text:s text:c="2"/>18]</text:span></text:p>
      <text:p text:style-name="P3"><text:s/><text:span text:style-name="T1">[ 602 <text:s/>225 <text:s text:c="2"/>18]</text:span></text:p>
      <text:p text:style-name="P3"><text:soft-page-break/><text:s/><text:span text:style-name="T1">[ 595 <text:s/>225 <text:s text:c="2"/>18]</text:span></text:p>
      <text:p text:style-name="P3"><text:s/><text:span text:style-name="T1">[ 620 <text:s/>224 <text:s text:c="2"/>18]</text:span></text:p>
      <text:p text:style-name="P3"><text:s/><text:span text:style-name="T1">[ 603 <text:s/>226 <text:s text:c="2"/>18]</text:span></text:p>
      <text:p text:style-name="P3"><text:s/><text:span text:style-name="T1">[ 618 <text:s/>224 <text:s text:c="2"/>18]</text:span></text:p>
      <text:p text:style-name="P3"><text:s/><text:span text:style-name="T1">[ 611 <text:s/>225 <text:s text:c="2"/>18]</text:span></text:p>
      <text:p text:style-name="P3"><text:s/><text:span text:style-name="T1">[ 616 <text:s/>225 <text:s text:c="2"/>18]</text:span></text:p>
      <text:p text:style-name="P3"><text:s/><text:span text:style-name="T1">[ 615 <text:s/>225 <text:s text:c="2"/>18]</text:span></text:p>
      <text:p text:style-name="P3"><text:s/><text:span text:style-name="T1">[ 588 <text:s/>224 <text:s text:c="2"/>18]</text:span></text:p>
      <text:p text:style-name="P3"><text:s/><text:span text:style-name="T1">[ 589 <text:s/>224 <text:s text:c="2"/>18]</text:span></text:p>
      <text:p text:style-name="P3"><text:s/><text:span text:style-name="T1">[ 587 <text:s/>224 <text:s text:c="2"/>18]</text:span></text:p>
      <text:p text:style-name="P3"><text:s/><text:span text:style-name="T1">[ 614 <text:s/>225 <text:s text:c="2"/>18]</text:span></text:p>
      <text:p text:style-name="P3"><text:s/><text:span text:style-name="T1">[ 590 <text:s/>224 <text:s text:c="2"/>18]</text:span></text:p>
      <text:p text:style-name="P3"><text:s/><text:span text:style-name="T1">[ 592 <text:s/>224 <text:s text:c="2"/>18]</text:span></text:p>
      <text:p text:style-name="P3"><text:s/><text:span text:style-name="T1">[ 594 <text:s/>224 <text:s text:c="2"/>18]</text:span></text:p>
      <text:p text:style-name="P3"><text:s/><text:span text:style-name="T1">[ 613 <text:s/>225 <text:s text:c="2"/>18]</text:span></text:p>
      <text:p text:style-name="P3"><text:s/><text:span text:style-name="T1">[ 619 <text:s/>224 <text:s text:c="2"/>18]</text:span></text:p>
      <text:p text:style-name="P3"><text:s/><text:span text:style-name="T1">[ 612 <text:s/>225 <text:s text:c="2"/>18]</text:span></text:p>
      <text:p text:style-name="P3"><text:s/><text:span text:style-name="T1">[ 617 <text:s/>224 <text:s text:c="2"/>18]</text:span></text:p>
      <text:p text:style-name="P3"><text:s/><text:span text:style-name="T1">[ 591 <text:s/>224 <text:s text:c="2"/>18]</text:span></text:p>
      <text:p text:style-name="P3"><text:s/><text:span text:style-name="T1">[ 288 <text:s/>231 <text:s text:c="2"/>19]</text:span></text:p>
      <text:p text:style-name="P3"><text:s/><text:span text:style-name="T1">[ 279 <text:s/>230 <text:s text:c="2"/>19]</text:span></text:p>
      <text:p text:style-name="P3"><text:s/><text:span text:style-name="T1">[ 278 <text:s/>230 <text:s text:c="2"/>19]</text:span></text:p>
      <text:p text:style-name="P3"><text:s/><text:span text:style-name="T1">[ 277 <text:s/>230 <text:s text:c="2"/>19]</text:span></text:p>
      <text:p text:style-name="P3"><text:s/><text:span text:style-name="T1">[ 296 <text:s/>228 <text:s text:c="2"/>19]</text:span></text:p>
      <text:p text:style-name="P3"><text:s/><text:span text:style-name="T1">[ 275 <text:s/>230 <text:s text:c="2"/>19]</text:span></text:p>
      <text:p text:style-name="P3"><text:s/><text:span text:style-name="T1">[ 295 <text:s/>228 <text:s text:c="2"/>19]</text:span></text:p>
      <text:p text:style-name="P3"><text:s/><text:span text:style-name="T1">[ 274 <text:s/>230 <text:s text:c="2"/>19]</text:span></text:p>
      <text:p text:style-name="P3"><text:s/><text:span text:style-name="T1">[ 273 <text:s/>230 <text:s text:c="2"/>19]</text:span></text:p>
      <text:p text:style-name="P3"><text:s/><text:span text:style-name="T1">[ 289 <text:s/>231 <text:s text:c="2"/>19]</text:span></text:p>
      <text:p text:style-name="P3"><text:s/><text:span text:style-name="T1">[ 297 <text:s/>228 <text:s text:c="2"/>19]</text:span></text:p>
      <text:p text:style-name="P3"><text:s/><text:span text:style-name="T1">[ 304 <text:s/>226 <text:s text:c="2"/>19]</text:span></text:p>
      <text:p text:style-name="P3"><text:s/><text:span text:style-name="T1">[ 305 <text:s/>226 <text:s text:c="2"/>19]</text:span></text:p>
      <text:p text:style-name="P3"><text:s/><text:span text:style-name="T1">[ 290 <text:s/>231 <text:s text:c="2"/>19]</text:span></text:p>
      <text:p text:style-name="P3"><text:s/><text:span text:style-name="T1">[ 291 <text:s/>231 <text:s text:c="2"/>19]</text:span></text:p>
      <text:p text:style-name="P3"><text:s/><text:span text:style-name="T1">[ 276 <text:s/>230 <text:s text:c="2"/>19]</text:span></text:p>
      <text:p text:style-name="P3"><text:s/><text:span text:style-name="T1">[ 283 <text:s/>228 <text:s text:c="2"/>19]</text:span></text:p>
      <text:p text:style-name="P3"><text:s/><text:span text:style-name="T1">[ 288 <text:s/>228 <text:s text:c="2"/>19]</text:span></text:p>
      <text:p text:style-name="P3"><text:s/><text:span text:style-name="T1">[ 285 <text:s/>228 <text:s text:c="2"/>19]</text:span></text:p>
      <text:p text:style-name="P3"><text:s/><text:span text:style-name="T1">[ 282 <text:s/>230 <text:s text:c="2"/>19]</text:span></text:p>
      <text:p text:style-name="P3"><text:s/><text:span text:style-name="T1">[ 287 <text:s/>235 <text:s text:c="2"/>19]</text:span></text:p>
      <text:p text:style-name="P3"><text:s/><text:span text:style-name="T1">[ 283 <text:s/>230 <text:s text:c="2"/>19]</text:span></text:p>
      <text:p text:style-name="P3"><text:s/><text:span text:style-name="T1">[ 284 <text:s/>230 <text:s text:c="2"/>19]</text:span></text:p>
      <text:p text:style-name="P3"><text:s/><text:span text:style-name="T1">[ 285 <text:s/>230 <text:s text:c="2"/>19]</text:span></text:p>
      <text:p text:style-name="P3"><text:s/><text:span text:style-name="T1">[ 292 <text:s/>228 <text:s text:c="2"/>19]</text:span></text:p>
      <text:p text:style-name="P3"><text:s/><text:span text:style-name="T1">[ 293 <text:s/>228 <text:s text:c="2"/>19]</text:span></text:p>
      <text:p text:style-name="P3"><text:s/><text:span text:style-name="T1">[ 294 <text:s/>228 <text:s text:c="2"/>19]</text:span></text:p>
      <text:p text:style-name="P3"><text:s/><text:span text:style-name="T1">[ 301 <text:s/>226 <text:s text:c="2"/>19]</text:span></text:p>
      <text:p text:style-name="P3"><text:s/><text:span text:style-name="T1">[ 302 <text:s/>226 <text:s text:c="2"/>19]</text:span></text:p>
      <text:p text:style-name="P3"><text:s/><text:span text:style-name="T1">[ 284 <text:s/>228 <text:s text:c="2"/>19]</text:span></text:p>
      <text:p text:style-name="P3"><text:s/><text:span text:style-name="T1">[ 303 <text:s/>226 <text:s text:c="2"/>19]</text:span></text:p>
      <text:p text:style-name="P3"><text:s/><text:span text:style-name="T1">[ 291 <text:s/>234 <text:s text:c="2"/>19]</text:span></text:p>
      <text:p text:style-name="P3"><text:s/><text:span text:style-name="T1">[ 290 <text:s/>234 <text:s text:c="2"/>19]</text:span></text:p>
      <text:p text:style-name="P3"><text:s/><text:span text:style-name="T1">[ 289 <text:s/>234 <text:s text:c="2"/>19]</text:span></text:p>
      <text:p text:style-name="P3"><text:s/><text:span text:style-name="T1">[ 281 <text:s/>230 <text:s text:c="2"/>19]</text:span></text:p>
      <text:p text:style-name="P3"><text:s/><text:span text:style-name="T1">[ 280 <text:s/>230 <text:s text:c="2"/>19]</text:span></text:p>
      <text:p text:style-name="P3"><text:s/><text:span text:style-name="T1">[ 291 <text:s/>228 <text:s text:c="2"/>19]</text:span></text:p>
      <text:p text:style-name="P3"><text:s/><text:span text:style-name="T1">[ 290 <text:s/>228 <text:s text:c="2"/>19]</text:span></text:p>
      <text:p text:style-name="P3"><text:s/><text:span text:style-name="T1">[ 289 <text:s/>228 <text:s text:c="2"/>19]</text:span></text:p>
      <text:p text:style-name="P3"><text:s/><text:span text:style-name="T1">[ 287 <text:s/>228 <text:s text:c="2"/>19]</text:span></text:p>
      <text:p text:style-name="P3"><text:soft-page-break/><text:s/><text:span text:style-name="T1">[ 286 <text:s/>228 <text:s text:c="2"/>19]</text:span></text:p>
      <text:p text:style-name="P3"><text:s/><text:span text:style-name="T1">[ 292 <text:s/>234 <text:s text:c="2"/>19]</text:span></text:p>
      <text:p text:style-name="P3"><text:s/><text:span text:style-name="T1">[ 294 <text:s/>227 <text:s text:c="2"/>19]</text:span></text:p>
      <text:p text:style-name="P3"><text:s/><text:span text:style-name="T1">[ 284 <text:s/>229 <text:s text:c="2"/>19]</text:span></text:p>
      <text:p text:style-name="P3"><text:s/><text:span text:style-name="T1">[ 288 <text:s/>229 <text:s text:c="2"/>19]</text:span></text:p>
      <text:p text:style-name="P3"><text:s/><text:span text:style-name="T1">[ 292 <text:s/>227 <text:s text:c="2"/>19]</text:span></text:p>
      <text:p text:style-name="P3"><text:s/><text:span text:style-name="T1">[ 287 <text:s/>236 <text:s text:c="2"/>19]</text:span></text:p>
      <text:p text:style-name="P3"><text:s/><text:span text:style-name="T1">[ 283 <text:s/>229 <text:s text:c="2"/>19]</text:span></text:p>
      <text:p text:style-name="P3"><text:s/><text:span text:style-name="T1">[ 282 <text:s/>229 <text:s text:c="2"/>19]</text:span></text:p>
      <text:p text:style-name="P3"><text:s/><text:span text:style-name="T1">[ 281 <text:s/>229 <text:s text:c="2"/>19]</text:span></text:p>
      <text:p text:style-name="P3"><text:s/><text:span text:style-name="T1">[ 289 <text:s/>229 <text:s text:c="2"/>19]</text:span></text:p>
      <text:p text:style-name="P3"><text:s/><text:span text:style-name="T1">[ 294 <text:s/>236 <text:s text:c="2"/>19]</text:span></text:p>
      <text:p text:style-name="P3"><text:s/><text:span text:style-name="T1">[ 293 <text:s/>236 <text:s text:c="2"/>19]</text:span></text:p>
      <text:p text:style-name="P3"><text:s/><text:span text:style-name="T1">[ 291 <text:s/>236 <text:s text:c="2"/>19]</text:span></text:p>
      <text:p text:style-name="P3"><text:s/><text:span text:style-name="T1">[ 290 <text:s/>236 <text:s text:c="2"/>19]</text:span></text:p>
      <text:p text:style-name="P3"><text:s/><text:span text:style-name="T1">[ 289 <text:s/>236 <text:s text:c="2"/>19]</text:span></text:p>
      <text:p text:style-name="P3"><text:s/><text:span text:style-name="T1">[ 288 <text:s/>236 <text:s text:c="2"/>19]</text:span></text:p>
      <text:p text:style-name="P3"><text:s/><text:span text:style-name="T1">[ 280 <text:s/>229 <text:s text:c="2"/>19]</text:span></text:p>
      <text:p text:style-name="P3"><text:s/><text:span text:style-name="T1">[ 279 <text:s/>229 <text:s text:c="2"/>19]</text:span></text:p>
      <text:p text:style-name="P3"><text:s/><text:span text:style-name="T1">[ 278 <text:s/>229 <text:s text:c="2"/>19]</text:span></text:p>
      <text:p text:style-name="P3"><text:s/><text:span text:style-name="T1">[ 277 <text:s/>229 <text:s text:c="2"/>19]</text:span></text:p>
      <text:p text:style-name="P3"><text:s/><text:span text:style-name="T1">[ 276 <text:s/>229 <text:s text:c="2"/>19]</text:span></text:p>
      <text:p text:style-name="P3"><text:s/><text:span text:style-name="T1">[ 293 <text:s/>227 <text:s text:c="2"/>19]</text:span></text:p>
      <text:p text:style-name="P3"><text:s/><text:span text:style-name="T1">[ 295 <text:s/>227 <text:s text:c="2"/>19]</text:span></text:p>
      <text:p text:style-name="P3"><text:s/><text:span text:style-name="T1">[ 293 <text:s/>231 <text:s text:c="2"/>19]</text:span></text:p>
      <text:p text:style-name="P3"><text:s/><text:span text:style-name="T1">[ 296 <text:s/>227 <text:s text:c="2"/>19]</text:span></text:p>
      <text:p text:style-name="P3"><text:s/><text:span text:style-name="T1">[ 303 <text:s/>227 <text:s text:c="2"/>19]</text:span></text:p>
      <text:p text:style-name="P3"><text:s/><text:span text:style-name="T1">[ 294 <text:s/>232 <text:s text:c="2"/>19]</text:span></text:p>
      <text:p text:style-name="P3"><text:s/><text:span text:style-name="T1">[ 304 <text:s/>227 <text:s text:c="2"/>19]</text:span></text:p>
      <text:p text:style-name="P3"><text:s/><text:span text:style-name="T1">[ 305 <text:s/>227 <text:s text:c="2"/>19]</text:span></text:p>
      <text:p text:style-name="P3"><text:s/><text:span text:style-name="T1">[ 306 <text:s/>227 <text:s text:c="2"/>19]</text:span></text:p>
      <text:p text:style-name="P3"><text:s/><text:span text:style-name="T1">[ 302 <text:s/>227 <text:s text:c="2"/>19]</text:span></text:p>
      <text:p text:style-name="P3"><text:s/><text:span text:style-name="T1">[ 301 <text:s/>227 <text:s text:c="2"/>19]</text:span></text:p>
      <text:p text:style-name="P3"><text:s/><text:span text:style-name="T1">[ 300 <text:s/>227 <text:s text:c="2"/>19]</text:span></text:p>
      <text:p text:style-name="P3"><text:s/><text:span text:style-name="T1">[ 298 <text:s/>227 <text:s text:c="2"/>19]</text:span></text:p>
      <text:p text:style-name="P3"><text:s/><text:span text:style-name="T1">[ 307 <text:s/>227 <text:s text:c="2"/>19]</text:span></text:p>
      <text:p text:style-name="P3"><text:s/><text:span text:style-name="T1">[ 299 <text:s/>227 <text:s text:c="2"/>19]</text:span></text:p>
      <text:p text:style-name="P3"><text:s/><text:span text:style-name="T1">[ 299 <text:s/>228 <text:s text:c="2"/>19]</text:span></text:p>
      <text:p text:style-name="P3"><text:s/><text:span text:style-name="T1">[ 297 <text:s/>227 <text:s text:c="2"/>19]</text:span></text:p>
      <text:p text:style-name="P3"><text:s/><text:span text:style-name="T1">[ 287 <text:s/>229 <text:s text:c="2"/>19]</text:span></text:p>
      <text:p text:style-name="P3"><text:s/><text:span text:style-name="T1">[ 286 <text:s/>229 <text:s text:c="2"/>19]</text:span></text:p>
      <text:p text:style-name="P3"><text:s/><text:span text:style-name="T1">[ 285 <text:s/>229 <text:s text:c="2"/>19]</text:span></text:p>
      <text:p text:style-name="P3"><text:s/><text:span text:style-name="T1">[ 292 <text:s/>231 <text:s text:c="2"/>19]</text:span></text:p>
      <text:p text:style-name="P3"><text:s/><text:span text:style-name="T1">[ 308 <text:s/>227 <text:s text:c="2"/>19]</text:span></text:p>
      <text:p text:style-name="P3"><text:s/><text:span text:style-name="T1">[ 151 <text:s/>227 <text:s text:c="2"/>20]</text:span></text:p>
      <text:p text:style-name="P3"><text:s/><text:span text:style-name="T1">[ 136 <text:s/>228 <text:s text:c="2"/>20]</text:span></text:p>
      <text:p text:style-name="P3"><text:s/><text:span text:style-name="T1">[ 137 <text:s/>228 <text:s text:c="2"/>20]</text:span></text:p>
      <text:p text:style-name="P3"><text:s/><text:span text:style-name="T1">[ 138 <text:s/>228 <text:s text:c="2"/>20]</text:span></text:p>
      <text:p text:style-name="P3"><text:s/><text:span text:style-name="T1">[ 139 <text:s/>228 <text:s text:c="2"/>20]</text:span></text:p>
      <text:p text:style-name="P3"><text:s/><text:span text:style-name="T1">[ 140 <text:s/>228 <text:s text:c="2"/>20]</text:span></text:p>
      <text:p text:style-name="P3"><text:s/><text:span text:style-name="T1">[ 142 <text:s/>228 <text:s text:c="2"/>20]</text:span></text:p>
      <text:p text:style-name="P3"><text:s/><text:span text:style-name="T1">[ 126 <text:s/>231 <text:s text:c="2"/>20]</text:span></text:p>
      <text:p text:style-name="P3"><text:s/><text:span text:style-name="T1">[ 149 <text:s/>227 <text:s text:c="2"/>20]</text:span></text:p>
      <text:p text:style-name="P3"><text:s/><text:span text:style-name="T1">[ 152 <text:s/>227 <text:s text:c="2"/>20]</text:span></text:p>
      <text:p text:style-name="P3"><text:s/><text:span text:style-name="T1">[ 150 <text:s/>227 <text:s text:c="2"/>20]</text:span></text:p>
      <text:p text:style-name="P3"><text:s/><text:span text:style-name="T1">[ 143 <text:s/>228 <text:s text:c="2"/>20]</text:span></text:p>
      <text:p text:style-name="P3"><text:s/><text:span text:style-name="T1">[ 144 <text:s/>228 <text:s text:c="2"/>20]</text:span></text:p>
      <text:p text:style-name="P3"><text:s/><text:span text:style-name="T1">[ 145 <text:s/>228 <text:s text:c="2"/>20]</text:span></text:p>
      <text:p text:style-name="P3"><text:s/><text:span text:style-name="T1">[ 141 <text:s/>228 <text:s text:c="2"/>20]</text:span></text:p>
      <text:p text:style-name="P3"><text:soft-page-break/><text:s/><text:span text:style-name="T1">[ 153 <text:s/>227 <text:s text:c="2"/>20]</text:span></text:p>
      <text:p text:style-name="P3"><text:s/><text:span text:style-name="T1">[ 144 <text:s/>231 <text:s text:c="2"/>20]</text:span></text:p>
      <text:p text:style-name="P3"><text:s/><text:span text:style-name="T1">[ 135 <text:s/>228 <text:s text:c="2"/>20]</text:span></text:p>
      <text:p text:style-name="P3"><text:s/><text:span text:style-name="T1">[ 127 <text:s/>231 <text:s text:c="2"/>20]</text:span></text:p>
      <text:p text:style-name="P3"><text:s/><text:span text:style-name="T1">[ 128 <text:s/>231 <text:s text:c="2"/>20]</text:span></text:p>
      <text:p text:style-name="P3"><text:s/><text:span text:style-name="T1">[ 129 <text:s/>231 <text:s text:c="2"/>20]</text:span></text:p>
      <text:p text:style-name="P3"><text:s/><text:span text:style-name="T1">[ 130 <text:s/>231 <text:s text:c="2"/>20]</text:span></text:p>
      <text:p text:style-name="P3"><text:s/><text:span text:style-name="T1">[ 131 <text:s/>231 <text:s text:c="2"/>20]</text:span></text:p>
      <text:p text:style-name="P3"><text:s/><text:span text:style-name="T1">[ 132 <text:s/>231 <text:s text:c="2"/>20]</text:span></text:p>
      <text:p text:style-name="P3"><text:s/><text:span text:style-name="T1">[ 133 <text:s/>231 <text:s text:c="2"/>20]</text:span></text:p>
      <text:p text:style-name="P3"><text:s/><text:span text:style-name="T1">[ 134 <text:s/>231 <text:s text:c="2"/>20]</text:span></text:p>
      <text:p text:style-name="P3"><text:s/><text:span text:style-name="T1">[ 135 <text:s/>231 <text:s text:c="2"/>20]</text:span></text:p>
      <text:p text:style-name="P3"><text:s/><text:span text:style-name="T1">[ 136 <text:s/>231 <text:s text:c="2"/>20]</text:span></text:p>
      <text:p text:style-name="P3"><text:s/><text:span text:style-name="T1">[ 137 <text:s/>231 <text:s text:c="2"/>20]</text:span></text:p>
      <text:p text:style-name="P3"><text:s/><text:span text:style-name="T1">[ 138 <text:s/>231 <text:s text:c="2"/>20]</text:span></text:p>
      <text:p text:style-name="P3"><text:s/><text:span text:style-name="T1">[ 139 <text:s/>231 <text:s text:c="2"/>20]</text:span></text:p>
      <text:p text:style-name="P3"><text:s/><text:span text:style-name="T1">[ 139 <text:s/>227 <text:s text:c="2"/>20]</text:span></text:p>
      <text:p text:style-name="P3"><text:s/><text:span text:style-name="T1">[ 132 <text:s/>228 <text:s text:c="2"/>20]</text:span></text:p>
      <text:p text:style-name="P3"><text:s/><text:span text:style-name="T1">[ 141 <text:s/>227 <text:s text:c="2"/>20]</text:span></text:p>
      <text:p text:style-name="P3"><text:s/><text:span text:style-name="T1">[ 142 <text:s/>227 <text:s text:c="2"/>20]</text:span></text:p>
      <text:p text:style-name="P3"><text:s/><text:span text:style-name="T1">[ 143 <text:s/>227 <text:s text:c="2"/>20]</text:span></text:p>
      <text:p text:style-name="P3"><text:s/><text:span text:style-name="T1">[ 144 <text:s/>227 <text:s text:c="2"/>20]</text:span></text:p>
      <text:p text:style-name="P3"><text:s/><text:span text:style-name="T1">[ 145 <text:s/>227 <text:s text:c="2"/>20]</text:span></text:p>
      <text:p text:style-name="P3"><text:s/><text:span text:style-name="T1">[ 146 <text:s/>227 <text:s text:c="2"/>20]</text:span></text:p>
      <text:p text:style-name="P3"><text:s/><text:span text:style-name="T1">[ 140 <text:s/>231 <text:s text:c="2"/>20]</text:span></text:p>
      <text:p text:style-name="P3"><text:s/><text:span text:style-name="T1">[ 142 <text:s/>231 <text:s text:c="2"/>20]</text:span></text:p>
      <text:p text:style-name="P3"><text:s/><text:span text:style-name="T1">[ 133 <text:s/>228 <text:s text:c="2"/>20]</text:span></text:p>
      <text:p text:style-name="P3"><text:s/><text:span text:style-name="T1">[ 134 <text:s/>228 <text:s text:c="2"/>20]</text:span></text:p>
      <text:p text:style-name="P3"><text:s/><text:span text:style-name="T1">[ 145 <text:s/>231 <text:s text:c="2"/>20]</text:span></text:p>
      <text:p text:style-name="P3"><text:s/><text:span text:style-name="T1">[ 140 <text:s/>227 <text:s text:c="2"/>20]</text:span></text:p>
      <text:p text:style-name="P3"><text:s/><text:span text:style-name="T1">[ 147 <text:s/>227 <text:s text:c="2"/>20]</text:span></text:p>
      <text:p text:style-name="P3"><text:s/><text:span text:style-name="T1">[ 149 <text:s/>230 <text:s text:c="2"/>20]</text:span></text:p>
      <text:p text:style-name="P3"><text:s/><text:span text:style-name="T1">[ 150 <text:s/>230 <text:s text:c="2"/>20]</text:span></text:p>
      <text:p text:style-name="P3"><text:s/><text:span text:style-name="T1">[ 148 <text:s/>230 <text:s text:c="2"/>20]</text:span></text:p>
      <text:p text:style-name="P3"><text:s/><text:span text:style-name="T1">[ 147 <text:s/>230 <text:s text:c="2"/>20]</text:span></text:p>
      <text:p text:style-name="P3"><text:s/><text:span text:style-name="T1">[ 129 <text:s/>229 <text:s text:c="2"/>20]</text:span></text:p>
      <text:p text:style-name="P3"><text:s/><text:span text:style-name="T1">[ 130 <text:s/>229 <text:s text:c="2"/>20]</text:span></text:p>
      <text:p text:style-name="P3"><text:s/><text:span text:style-name="T1">[ 131 <text:s/>229 <text:s text:c="2"/>20]</text:span></text:p>
      <text:p text:style-name="P3"><text:s/><text:span text:style-name="T1">[ 132 <text:s/>229 <text:s text:c="2"/>20]</text:span></text:p>
      <text:p text:style-name="P3"><text:s/><text:span text:style-name="T1">[ 134 <text:s/>229 <text:s text:c="2"/>20]</text:span></text:p>
      <text:p text:style-name="P3"><text:s/><text:span text:style-name="T1">[ 135 <text:s/>229 <text:s text:c="2"/>20]</text:span></text:p>
      <text:p text:style-name="P3"><text:s/><text:span text:style-name="T1">[ 143 <text:s/>229 <text:s text:c="2"/>20]</text:span></text:p>
      <text:p text:style-name="P3"><text:s/><text:span text:style-name="T1">[ 133 <text:s/>229 <text:s text:c="2"/>20]</text:span></text:p>
      <text:p text:style-name="P3"><text:s/><text:span text:style-name="T1">[ 145 <text:s/>229 <text:s text:c="2"/>20]</text:span></text:p>
      <text:p text:style-name="P3"><text:s/><text:span text:style-name="T1">[ 146 <text:s/>233 <text:s text:c="2"/>20]</text:span></text:p>
      <text:p text:style-name="P3"><text:s/><text:span text:style-name="T1">[ 144 <text:s/>229 <text:s text:c="2"/>20]</text:span></text:p>
      <text:p text:style-name="P3"><text:s/><text:span text:style-name="T1">[ 145 <text:s/>233 <text:s text:c="2"/>20]</text:span></text:p>
      <text:p text:style-name="P3"><text:s/><text:span text:style-name="T1">[ 144 <text:s/>233 <text:s text:c="2"/>20]</text:span></text:p>
      <text:p text:style-name="P3"><text:s/><text:span text:style-name="T1">[ 148 <text:s/>227 <text:s text:c="2"/>20]</text:span></text:p>
      <text:p text:style-name="P3"><text:s/><text:span text:style-name="T1">[ 148 <text:s/>229 <text:s text:c="2"/>20]</text:span></text:p>
      <text:p text:style-name="P3"><text:s/><text:span text:style-name="T1">[ 147 <text:s/>229 <text:s text:c="2"/>20]</text:span></text:p>
      <text:p text:style-name="P3"><text:s/><text:span text:style-name="T1">[ 146 <text:s/>229 <text:s text:c="2"/>20]</text:span></text:p>
      <text:p text:style-name="P3"><text:s/><text:span text:style-name="T1">[ 149 <text:s/>229 <text:s text:c="2"/>20]</text:span></text:p>
      <text:p text:style-name="P3"><text:s/><text:span text:style-name="T1">[ 173 <text:s/>233 <text:s text:c="2"/>21]</text:span></text:p>
      <text:p text:style-name="P3"><text:s/><text:span text:style-name="T1">[ 169 <text:s/>231 <text:s text:c="2"/>21]</text:span></text:p>
      <text:p text:style-name="P3"><text:s/><text:span text:style-name="T1">[ 174 <text:s/>231 <text:s text:c="2"/>21]</text:span></text:p>
      <text:p text:style-name="P3"><text:s/><text:span text:style-name="T1">[ 172 <text:s/>231 <text:s text:c="2"/>21]</text:span></text:p>
      <text:p text:style-name="P3"><text:s/><text:span text:style-name="T1">[ 173 <text:s/>231 <text:s text:c="2"/>21]</text:span></text:p>
      <text:p text:style-name="P3"><text:s/><text:span text:style-name="T1">[ 169 <text:s/>235 <text:s text:c="2"/>21]</text:span></text:p>
      <text:p text:style-name="P3"><text:soft-page-break/><text:s/><text:span text:style-name="T1">[ 171 <text:s/>233 <text:s text:c="2"/>21]</text:span></text:p>
      <text:p text:style-name="P3"><text:s/><text:span text:style-name="T1">[ 172 <text:s/>233 <text:s text:c="2"/>21]</text:span></text:p>
      <text:p text:style-name="P3"><text:s/><text:span text:style-name="T1">[ 170 <text:s/>231 <text:s text:c="2"/>21]</text:span></text:p>
      <text:p text:style-name="P3"><text:s/><text:span text:style-name="T1">[ 171 <text:s/>231 <text:s text:c="2"/>21]</text:span></text:p>
      <text:p text:style-name="P3"><text:s/><text:span text:style-name="T1">[ 175 <text:s/>233 <text:s text:c="2"/>21]</text:span></text:p>
      <text:p text:style-name="P3"><text:s/><text:span text:style-name="T1">[ 174 <text:s/>233 <text:s text:c="2"/>21]</text:span></text:p>
      <text:p text:style-name="P3"><text:s/><text:span text:style-name="T1">[ 176 <text:s/>233 <text:s text:c="2"/>21]</text:span></text:p>
      <text:p text:style-name="P3"><text:s/><text:span text:style-name="T1">[ 317 <text:s/>231 <text:s text:c="2"/>22]</text:span></text:p>
      <text:p text:style-name="P3"><text:s/><text:span text:style-name="T1">[ 318 <text:s/>233 <text:s text:c="2"/>22]</text:span></text:p>
      <text:p text:style-name="P3"><text:s/><text:span text:style-name="T1">[ 317 <text:s/>233 <text:s text:c="2"/>22]</text:span></text:p>
      <text:p text:style-name="P3"><text:s/><text:span text:style-name="T1">[ 316 <text:s/>231 <text:s text:c="2"/>22]</text:span></text:p>
      <text:p text:style-name="P3"><text:s/><text:span text:style-name="T1">[ 315 <text:s/>231 <text:s text:c="2"/>22]</text:span></text:p>
      <text:p text:style-name="P3"><text:s/><text:span text:style-name="T1">[ 317 <text:s/>235 <text:s text:c="2"/>22]</text:span></text:p>
      <text:p text:style-name="P3"><text:s/><text:span text:style-name="T1">[ 316 <text:s/>235 <text:s text:c="2"/>22]</text:span></text:p>
      <text:p text:style-name="P3"><text:s/><text:span text:style-name="T1">[ 315 <text:s/>235 <text:s text:c="2"/>22]</text:span></text:p>
      <text:p text:style-name="P3"><text:s/><text:span text:style-name="T1">[ 314 <text:s/>235 <text:s text:c="2"/>22]</text:span></text:p>
      <text:p text:style-name="P3"><text:s/><text:span text:style-name="T1">[ 314 <text:s/>231 <text:s text:c="2"/>22]</text:span></text:p>
      <text:p text:style-name="P3"><text:s/><text:span text:style-name="T1">[ 313 <text:s/>231 <text:s text:c="2"/>22]</text:span></text:p>
      <text:p text:style-name="P3"><text:s/><text:span text:style-name="T1">[ 316 <text:s/>232 <text:s text:c="2"/>22]</text:span></text:p>
      <text:p text:style-name="P3"><text:s/><text:span text:style-name="T1">[ 317 <text:s/>232 <text:s text:c="2"/>22]</text:span></text:p>
      <text:p text:style-name="P3"><text:s/><text:span text:style-name="T1">[ 316 <text:s/>234 <text:s text:c="2"/>22]</text:span></text:p>
      <text:p text:style-name="P3"><text:s/><text:span text:style-name="T1">[ 315 <text:s/>234 <text:s text:c="2"/>22]</text:span></text:p>
      <text:p text:style-name="P3"><text:s/><text:span text:style-name="T1">[ 160 <text:s/>232 <text:s text:c="2"/>23]</text:span></text:p>
      <text:p text:style-name="P3"><text:s/><text:span text:style-name="T1">[ 159 <text:s/>232 <text:s text:c="2"/>23]</text:span></text:p>
      <text:p text:style-name="P3"><text:s/><text:span text:style-name="T1">[ 158 <text:s/>233 <text:s text:c="2"/>23]</text:span></text:p>
      <text:p text:style-name="P3"><text:s/><text:span text:style-name="T1">[ 161 <text:s/>232 <text:s text:c="2"/>23]</text:span></text:p>
      <text:p text:style-name="P3"><text:s/><text:span text:style-name="T1">[ 159 <text:s/>233 <text:s text:c="2"/>23]</text:span></text:p>
      <text:p text:style-name="P3"><text:s/><text:span text:style-name="T1">[ 164 <text:s/>233 <text:s text:c="2"/>23]</text:span></text:p>
      <text:p text:style-name="P3"><text:s/><text:span text:style-name="T1">[ 163 <text:s/>233 <text:s text:c="2"/>23]</text:span></text:p>
      <text:p text:style-name="P3"><text:s/><text:span text:style-name="T1">[ 160 <text:s/>233 <text:s text:c="2"/>23]</text:span></text:p>
      <text:p text:style-name="P3"><text:s/><text:span text:style-name="T1">[ 161 <text:s/>233 <text:s text:c="2"/>23]</text:span></text:p>
      <text:p text:style-name="P3"><text:s/><text:span text:style-name="T1">[ 163 <text:s/>232 <text:s text:c="2"/>23]</text:span></text:p>
      <text:p text:style-name="P3"><text:s/><text:span text:style-name="T1">[ 158 <text:s/>232 <text:s text:c="2"/>23]</text:span></text:p>
      <text:p text:style-name="P3"><text:s/><text:span text:style-name="T1">[ 162 <text:s/>233 <text:s text:c="2"/>23]</text:span></text:p>
      <text:p text:style-name="P3"><text:s/><text:span text:style-name="T1">[ 155 <text:s/>233 <text:s text:c="2"/>23]</text:span></text:p>
      <text:p text:style-name="P3"><text:s/><text:span text:style-name="T1">[ 156 <text:s/>233 <text:s text:c="2"/>23]</text:span></text:p>
      <text:p text:style-name="P3"><text:s/><text:span text:style-name="T1">[ 157 <text:s/>233 <text:s text:c="2"/>23]</text:span></text:p>
      <text:p text:style-name="P3"><text:s/><text:span text:style-name="T1">[ 165 <text:s/>232 <text:s text:c="2"/>23]</text:span></text:p>
      <text:p text:style-name="P3"><text:s/><text:span text:style-name="T1">[ 164 <text:s/>232 <text:s text:c="2"/>23]</text:span></text:p>
      <text:p text:style-name="P3"><text:s/><text:span text:style-name="T1">[ 162 <text:s/>232 <text:s text:c="2"/>23]</text:span></text:p>
      <text:p text:style-name="P3"><text:s/><text:span text:style-name="T1">[ 347 <text:s/>238 <text:s text:c="2"/>24]</text:span></text:p>
      <text:p text:style-name="P3"><text:s/><text:span text:style-name="T1">[ 348 <text:s/>241 <text:s text:c="2"/>24]</text:span></text:p>
      <text:p text:style-name="P3"><text:s/><text:span text:style-name="T1">[ 347 <text:s/>241 <text:s text:c="2"/>24]</text:span></text:p>
      <text:p text:style-name="P3"><text:s/><text:span text:style-name="T1">[ 350 <text:s/>238 <text:s text:c="2"/>24]</text:span></text:p>
      <text:p text:style-name="P3"><text:s/><text:span text:style-name="T1">[ 349 <text:s/>238 <text:s text:c="2"/>24]</text:span></text:p>
      <text:p text:style-name="P3"><text:s/><text:span text:style-name="T1">[ 351 <text:s/>239 <text:s text:c="2"/>24]</text:span></text:p>
      <text:p text:style-name="P3"><text:s/><text:span text:style-name="T1">[ 351 <text:s/>238 <text:s text:c="2"/>24]</text:span></text:p>
      <text:p text:style-name="P3"><text:s/><text:span text:style-name="T1">[ 352 <text:s/>238 <text:s text:c="2"/>24]</text:span></text:p>
      <text:p text:style-name="P3"><text:s/><text:span text:style-name="T1">[ 353 <text:s/>238 <text:s text:c="2"/>24]</text:span></text:p>
      <text:p text:style-name="P3"><text:s/><text:span text:style-name="T1">[ 354 <text:s/>238 <text:s text:c="2"/>24]</text:span></text:p>
      <text:p text:style-name="P3"><text:s/><text:span text:style-name="T1">[ 355 <text:s/>238 <text:s text:c="2"/>24]</text:span></text:p>
      <text:p text:style-name="P3"><text:s/><text:span text:style-name="T1">[ 345 <text:s/>239 <text:s text:c="2"/>24]</text:span></text:p>
      <text:p text:style-name="P3"><text:s/><text:span text:style-name="T1">[ 348 <text:s/>239 <text:s text:c="2"/>24]</text:span></text:p>
      <text:p text:style-name="P3"><text:s/><text:span text:style-name="T1">[ 349 <text:s/>239 <text:s text:c="2"/>24]</text:span></text:p>
      <text:p text:style-name="P3"><text:s/><text:span text:style-name="T1">[ 350 <text:s/>239 <text:s text:c="2"/>24]</text:span></text:p>
      <text:p text:style-name="P3"><text:s/><text:span text:style-name="T1">[ 353 <text:s/>239 <text:s text:c="2"/>24]</text:span></text:p>
      <text:p text:style-name="P3"><text:s/><text:span text:style-name="T1">[ 127 <text:s/>241 <text:s text:c="2"/>25]</text:span></text:p>
      <text:p text:style-name="P3"><text:s/><text:span text:style-name="T1">[ 128 <text:s/>241 <text:s text:c="2"/>25]</text:span></text:p>
      <text:p text:style-name="P3"><text:s/><text:span text:style-name="T1">[ 129 <text:s/>241 <text:s text:c="2"/>25]</text:span></text:p>
      <text:p text:style-name="P3"><text:soft-page-break/><text:s/><text:span text:style-name="T1">[ 130 <text:s/>241 <text:s text:c="2"/>25]</text:span></text:p>
      <text:p text:style-name="P3"><text:s/><text:span text:style-name="T1">[ 125 <text:s/>241 <text:s text:c="2"/>25]</text:span></text:p>
      <text:p text:style-name="P3"><text:s/><text:span text:style-name="T1">[ 132 <text:s/>241 <text:s text:c="2"/>25]</text:span></text:p>
      <text:p text:style-name="P3"><text:s/><text:span text:style-name="T1">[ 130 <text:s/>240 <text:s text:c="2"/>25]</text:span></text:p>
      <text:p text:style-name="P3"><text:s/><text:span text:style-name="T1">[ 129 <text:s/>240 <text:s text:c="2"/>25]</text:span></text:p>
      <text:p text:style-name="P3"><text:s/><text:span text:style-name="T1">[ 126 <text:s/>241 <text:s text:c="2"/>25]</text:span></text:p>
      <text:p text:style-name="P3"><text:s/><text:span text:style-name="T1">[ 131 <text:s/>241 <text:s text:c="2"/>25]</text:span></text:p>
      <text:p text:style-name="P3"><text:s/><text:span text:style-name="T1">[ 124 <text:s/>241 <text:s text:c="2"/>25]</text:span></text:p>
      <text:p text:style-name="P3"><text:s/><text:span text:style-name="T1">[ 131 <text:s/>240 <text:s text:c="2"/>25]</text:span></text:p>
      <text:p text:style-name="P3"><text:s/><text:span text:style-name="T1">[ 122 <text:s/>241 <text:s text:c="2"/>25]</text:span></text:p>
      <text:p text:style-name="P3"><text:s/><text:span text:style-name="T1">[ 123 <text:s/>242 <text:s text:c="2"/>25]</text:span></text:p>
      <text:p text:style-name="P3"><text:s/><text:span text:style-name="T1">[ 124 <text:s/>242 <text:s text:c="2"/>25]</text:span></text:p>
      <text:p text:style-name="P3"><text:s/><text:span text:style-name="T1">[ 125 <text:s/>242 <text:s text:c="2"/>25]</text:span></text:p>
      <text:p text:style-name="P3"><text:s/><text:span text:style-name="T1">[ 126 <text:s/>242 <text:s text:c="2"/>25]</text:span></text:p>
      <text:p text:style-name="P3"><text:s/><text:span text:style-name="T1">[ 132 <text:s/>240 <text:s text:c="2"/>25]</text:span></text:p>
      <text:p text:style-name="P3"><text:s/><text:span text:style-name="T1">[ 133 <text:s/>240 <text:s text:c="2"/>25]</text:span></text:p>
      <text:p text:style-name="P3"><text:s/><text:span text:style-name="T1">[ 134 <text:s/>240 <text:s text:c="2"/>25]</text:span></text:p>
      <text:p text:style-name="P3"><text:s/><text:span text:style-name="T1">[ 135 <text:s/>240 <text:s text:c="2"/>25]</text:span></text:p>
      <text:p text:style-name="P3"><text:s/><text:span text:style-name="T1">[ 123 <text:s/>241 <text:s text:c="2"/>25]</text:span></text:p>
      <text:p text:style-name="P3"><text:s/><text:span text:style-name="T1">[ 123 <text:s/>243 <text:s text:c="2"/>25]</text:span></text:p>
      <text:p text:style-name="P3"><text:s/><text:span text:style-name="T1">[ 124 <text:s/>243 <text:s text:c="2"/>25]</text:span></text:p>
      <text:p text:style-name="P3"><text:s/><text:span text:style-name="T1">[ 121 <text:s/>243 <text:s text:c="2"/>25]</text:span></text:p>
      <text:p text:style-name="P3"><text:s/><text:span text:style-name="T1">[ 120 <text:s/>243 <text:s text:c="2"/>25]</text:span></text:p>
      <text:p text:style-name="P3"><text:s/><text:span text:style-name="T1">[ 118 <text:s/>241 <text:s text:c="2"/>25]</text:span></text:p>
      <text:p text:style-name="P3"><text:s/><text:span text:style-name="T1">[ 119 <text:s/>241 <text:s text:c="2"/>25]</text:span></text:p>
      <text:p text:style-name="P3"><text:s/><text:span text:style-name="T1">[ 120 <text:s/>241 <text:s text:c="2"/>25]</text:span></text:p>
      <text:p text:style-name="P3"><text:s/><text:span text:style-name="T1">[ 121 <text:s/>241 <text:s text:c="2"/>25]</text:span></text:p>
      <text:p text:style-name="P3"><text:s/><text:span text:style-name="T1">[ 122 <text:s/>243 <text:s text:c="2"/>25]</text:span></text:p>
      <text:p text:style-name="P3"><text:s/><text:span text:style-name="T1">[ <text:s/>80 <text:s/>245 <text:s text:c="2"/>26]</text:span></text:p>
      <text:p text:style-name="P3"><text:s/><text:span text:style-name="T1">[ <text:s/>83 <text:s/>245 <text:s text:c="2"/>26]</text:span></text:p>
      <text:p text:style-name="P3"><text:s/><text:span text:style-name="T1">[ <text:s/>84 <text:s/>245 <text:s text:c="2"/>26]</text:span></text:p>
      <text:p text:style-name="P3"><text:s/><text:span text:style-name="T1">[ <text:s/>86 <text:s/>245 <text:s text:c="2"/>26]</text:span></text:p>
      <text:p text:style-name="P3"><text:s/><text:span text:style-name="T1">[ <text:s/>87 <text:s/>245 <text:s text:c="2"/>26]</text:span></text:p>
      <text:p text:style-name="P3"><text:s/><text:span text:style-name="T1">[ <text:s/>85 <text:s/>245 <text:s text:c="2"/>26]</text:span></text:p>
      <text:p text:style-name="P3"><text:s/><text:span text:style-name="T1">[ <text:s/>82 <text:s/>245 <text:s text:c="2"/>26]</text:span></text:p>
      <text:p text:style-name="P3"><text:s/><text:span text:style-name="T1">[ <text:s/>81 <text:s/>245 <text:s text:c="2"/>26]</text:span></text:p>
      <text:p text:style-name="P3"><text:s/><text:span text:style-name="T1">[ <text:s/>86 <text:s/>243 <text:s text:c="2"/>26]</text:span></text:p>
      <text:p text:style-name="P3"><text:s/><text:span text:style-name="T1">[ <text:s/>83 <text:s/>242 <text:s text:c="2"/>26]</text:span></text:p>
      <text:p text:style-name="P3"><text:s/><text:span text:style-name="T1">[ <text:s/>87 <text:s/>243 <text:s text:c="2"/>26]</text:span></text:p>
      <text:p text:style-name="P3"><text:s/><text:span text:style-name="T1">[ <text:s/>88 <text:s/>243 <text:s text:c="2"/>26]</text:span></text:p>
      <text:p text:style-name="P3"><text:s/><text:span text:style-name="T1">[ <text:s/>89 <text:s/>243 <text:s text:c="2"/>26]</text:span></text:p>
      <text:p text:style-name="P3"><text:s/><text:span text:style-name="T1">[ <text:s/>90 <text:s/>243 <text:s text:c="2"/>26]</text:span></text:p>
      <text:p text:style-name="P3"><text:s/><text:span text:style-name="T1">[ <text:s/>91 <text:s/>243 <text:s text:c="2"/>26]</text:span></text:p>
      <text:p text:style-name="P3"><text:s/><text:span text:style-name="T1">[ <text:s/>92 <text:s/>243 <text:s text:c="2"/>26]</text:span></text:p>
      <text:p text:style-name="P3"><text:s/><text:span text:style-name="T1">[ <text:s/>93 <text:s/>243 <text:s text:c="2"/>26]</text:span></text:p>
      <text:p text:style-name="P3"><text:s/><text:span text:style-name="T1">[ <text:s/>84 <text:s/>243 <text:s text:c="2"/>26]</text:span></text:p>
      <text:p text:style-name="P3"><text:s/><text:span text:style-name="T1">[ <text:s/>83 <text:s/>243 <text:s text:c="2"/>26]</text:span></text:p>
      <text:p text:style-name="P3"><text:s/><text:span text:style-name="T1">[ <text:s/>82 <text:s/>243 <text:s text:c="2"/>26]</text:span></text:p>
      <text:p text:style-name="P3"><text:s/><text:span text:style-name="T1">[ <text:s/>81 <text:s/>243 <text:s text:c="2"/>26]</text:span></text:p>
      <text:p text:style-name="P3"><text:s/><text:span text:style-name="T1">[ <text:s/>80 <text:s/>243 <text:s text:c="2"/>26]</text:span></text:p>
      <text:p text:style-name="P3"><text:s/><text:span text:style-name="T1">[ <text:s/>79 <text:s/>243 <text:s text:c="2"/>26]</text:span></text:p>
      <text:p text:style-name="P3"><text:s/><text:span text:style-name="T1">[ <text:s/>84 <text:s/>244 <text:s text:c="2"/>26]</text:span></text:p>
      <text:p text:style-name="P3"><text:s/><text:span text:style-name="T1">[ <text:s/>85 <text:s/>244 <text:s text:c="2"/>26]</text:span></text:p>
      <text:p text:style-name="P3"><text:s/><text:span text:style-name="T1">[ <text:s/>86 <text:s/>244 <text:s text:c="2"/>26]</text:span></text:p>
      <text:p text:style-name="P3"><text:s/><text:span text:style-name="T1">[ <text:s/>87 <text:s/>244 <text:s text:c="2"/>26]</text:span></text:p>
      <text:p text:style-name="P3"><text:s/><text:span text:style-name="T1">[ <text:s/>88 <text:s/>244 <text:s text:c="2"/>26]</text:span></text:p>
      <text:p text:style-name="P3"><text:s/><text:span text:style-name="T1">[ <text:s/>88 <text:s/>242 <text:s text:c="2"/>26]</text:span></text:p>
      <text:p text:style-name="P3"><text:s/><text:span text:style-name="T1">[ <text:s/>87 <text:s/>242 <text:s text:c="2"/>26]</text:span></text:p>
      <text:p text:style-name="P3"><text:s/><text:span text:style-name="T1">[ <text:s/>86 <text:s/>242 <text:s text:c="2"/>26]</text:span></text:p>
      <text:p text:style-name="P3"><text:soft-page-break/><text:s/><text:span text:style-name="T1">[ <text:s/>85 <text:s/>242 <text:s text:c="2"/>26]</text:span></text:p>
      <text:p text:style-name="P3"><text:s/><text:span text:style-name="T1">[ <text:s/>85 <text:s/>243 <text:s text:c="2"/>26]</text:span></text:p>
      <text:p text:style-name="P3"><text:s/><text:span text:style-name="T1">[ <text:s/>82 <text:s/>242 <text:s text:c="2"/>26]</text:span></text:p>
      <text:p text:style-name="P3"><text:s/><text:span text:style-name="T1">[ <text:s/>84 <text:s/>242 <text:s text:c="2"/>26]</text:span></text:p>
      <text:p text:style-name="P3"><text:s/><text:span text:style-name="T1">[ <text:s/>88 <text:s/>245 <text:s text:c="2"/>26]</text:span></text:p>
      <text:p text:style-name="P3"><text:s/><text:span text:style-name="T1">[ <text:s/>83 <text:s/>246 <text:s text:c="2"/>26]</text:span></text:p>
      <text:p text:style-name="P3"><text:s/><text:span text:style-name="T1">[ <text:s/>97 <text:s/>246 <text:s text:c="2"/>26]</text:span></text:p>
      <text:p text:style-name="P3"><text:s/><text:span text:style-name="T1">[ <text:s/>89 <text:s/>247 <text:s text:c="2"/>26]</text:span></text:p>
      <text:p text:style-name="P3"><text:s/><text:span text:style-name="T1">[ <text:s/>90 <text:s/>247 <text:s text:c="2"/>26]</text:span></text:p>
      <text:p text:style-name="P3"><text:s/><text:span text:style-name="T1">[ <text:s/>82 <text:s/>246 <text:s text:c="2"/>26]</text:span></text:p>
      <text:p text:style-name="P3"><text:s/><text:span text:style-name="T1">[ <text:s/>84 <text:s/>247 <text:s text:c="2"/>26]</text:span></text:p>
      <text:p text:style-name="P3"><text:s/><text:span text:style-name="T1">[ <text:s/>85 <text:s/>247 <text:s text:c="2"/>26]</text:span></text:p>
      <text:p text:style-name="P3"><text:s/><text:span text:style-name="T1">[ <text:s/>86 <text:s/>247 <text:s text:c="2"/>26]</text:span></text:p>
      <text:p text:style-name="P3"><text:s/><text:span text:style-name="T1">[ <text:s/>86 <text:s/>248 <text:s text:c="2"/>26]</text:span></text:p>
      <text:p text:style-name="P3"><text:s/><text:span text:style-name="T1">[ <text:s/>96 <text:s/>246 <text:s text:c="2"/>26]</text:span></text:p>
      <text:p text:style-name="P3"><text:s/><text:span text:style-name="T1">[ <text:s/>87 <text:s/>248 <text:s text:c="2"/>26]</text:span></text:p>
      <text:p text:style-name="P3"><text:s/><text:span text:style-name="T1">[ <text:s/>89 <text:s/>248 <text:s text:c="2"/>26]</text:span></text:p>
      <text:p text:style-name="P3"><text:s/><text:span text:style-name="T1">[ <text:s/>90 <text:s/>248 <text:s text:c="2"/>26]</text:span></text:p>
      <text:p text:style-name="P3"><text:s/><text:span text:style-name="T1">[ <text:s/>91 <text:s/>248 <text:s text:c="2"/>26]</text:span></text:p>
      <text:p text:style-name="P3"><text:s/><text:span text:style-name="T1">[ <text:s/>92 <text:s/>248 <text:s text:c="2"/>26]</text:span></text:p>
      <text:p text:style-name="P3"><text:s/><text:span text:style-name="T1">[ <text:s/>93 <text:s/>248 <text:s text:c="2"/>26]</text:span></text:p>
      <text:p text:style-name="P3"><text:s/><text:span text:style-name="T1">[ <text:s/>94 <text:s/>248 <text:s text:c="2"/>26]</text:span></text:p>
      <text:p text:style-name="P3"><text:s/><text:span text:style-name="T1">[ <text:s/>87 <text:s/>247 <text:s text:c="2"/>26]</text:span></text:p>
      <text:p text:style-name="P3"><text:s/><text:span text:style-name="T1">[ <text:s/>91 <text:s/>247 <text:s text:c="2"/>26]</text:span></text:p>
      <text:p text:style-name="P3"><text:s/><text:span text:style-name="T1">[ <text:s/>88 <text:s/>248 <text:s text:c="2"/>26]</text:span></text:p>
      <text:p text:style-name="P3"><text:s/><text:span text:style-name="T1">[ <text:s/>94 <text:s/>246 <text:s text:c="2"/>26]</text:span></text:p>
      <text:p text:style-name="P3"><text:s/><text:span text:style-name="T1">[ <text:s/>88 <text:s/>247 <text:s text:c="2"/>26]</text:span></text:p>
      <text:p text:style-name="P3"><text:s/><text:span text:style-name="T1">[ <text:s/>92 <text:s/>246 <text:s text:c="2"/>26]</text:span></text:p>
      <text:p text:style-name="P3"><text:s/><text:span text:style-name="T1">[ <text:s/>89 <text:s/>245 <text:s text:c="2"/>26]</text:span></text:p>
      <text:p text:style-name="P3"><text:s/><text:span text:style-name="T1">[ <text:s/>90 <text:s/>245 <text:s text:c="2"/>26]</text:span></text:p>
      <text:p text:style-name="P3"><text:s/><text:span text:style-name="T1">[ <text:s/>91 <text:s/>245 <text:s text:c="2"/>26]</text:span></text:p>
      <text:p text:style-name="P3"><text:s/><text:span text:style-name="T1">[ <text:s/>92 <text:s/>245 <text:s text:c="2"/>26]</text:span></text:p>
      <text:p text:style-name="P3"><text:s/><text:span text:style-name="T1">[ <text:s/>93 <text:s/>246 <text:s text:c="2"/>26]</text:span></text:p>
      <text:p text:style-name="P3"><text:s/><text:span text:style-name="T1">[ <text:s/>93 <text:s/>245 <text:s text:c="2"/>26]</text:span></text:p>
      <text:p text:style-name="P3"><text:s/><text:span text:style-name="T1">[ <text:s/>85 <text:s/>246 <text:s text:c="2"/>26]</text:span></text:p>
      <text:p text:style-name="P3"><text:s/><text:span text:style-name="T1">[ <text:s/>84 <text:s/>246 <text:s text:c="2"/>26]</text:span></text:p>
      <text:p text:style-name="P3"><text:s/><text:span text:style-name="T1">[ <text:s/>82 <text:s/>248 <text:s text:c="2"/>26]</text:span></text:p>
      <text:p text:style-name="P3"><text:s/><text:span text:style-name="T1">[ <text:s/>84 <text:s/>248 <text:s text:c="2"/>26]</text:span></text:p>
      <text:p text:style-name="P3"><text:s/><text:span text:style-name="T1">[ <text:s/>79 <text:s/>246 <text:s text:c="2"/>26]</text:span></text:p>
      <text:p text:style-name="P3"><text:s/><text:span text:style-name="T1">[ <text:s/>80 <text:s/>246 <text:s text:c="2"/>26]</text:span></text:p>
      <text:p text:style-name="P3"><text:s/><text:span text:style-name="T1">[ <text:s/>94 <text:s/>245 <text:s text:c="2"/>26]</text:span></text:p>
      <text:p text:style-name="P3"><text:s/><text:span text:style-name="T1">[ <text:s/>97 <text:s/>245 <text:s text:c="2"/>26]</text:span></text:p>
      <text:p text:style-name="P3"><text:s/><text:span text:style-name="T1">[ <text:s/>87 <text:s/>246 <text:s text:c="2"/>26]</text:span></text:p>
      <text:p text:style-name="P3"><text:s/><text:span text:style-name="T1">[ <text:s/>81 <text:s/>246 <text:s text:c="2"/>26]</text:span></text:p>
      <text:p text:style-name="P3"><text:s/><text:span text:style-name="T1">[ <text:s/>88 <text:s/>246 <text:s text:c="2"/>26]</text:span></text:p>
      <text:p text:style-name="P3"><text:s/><text:span text:style-name="T1">[ <text:s/>90 <text:s/>246 <text:s text:c="2"/>26]</text:span></text:p>
      <text:p text:style-name="P3"><text:s/><text:span text:style-name="T1">[ <text:s/>85 <text:s/>248 <text:s text:c="2"/>26]</text:span></text:p>
      <text:p text:style-name="P3"><text:s/><text:span text:style-name="T1">[ <text:s/>83 <text:s/>248 <text:s text:c="2"/>26]</text:span></text:p>
      <text:p text:style-name="P3"><text:s/><text:span text:style-name="T1">[ 401 <text:s/>248 <text:s text:c="2"/>27]</text:span></text:p>
      <text:p text:style-name="P3"><text:s/><text:span text:style-name="T1">[ 407 <text:s/>242 <text:s text:c="2"/>27]</text:span></text:p>
      <text:p text:style-name="P3"><text:s/><text:span text:style-name="T1">[ 406 <text:s/>242 <text:s text:c="2"/>27]</text:span></text:p>
      <text:p text:style-name="P3"><text:s/><text:span text:style-name="T1">[ 405 <text:s/>242 <text:s text:c="2"/>27]</text:span></text:p>
      <text:p text:style-name="P3"><text:s/><text:span text:style-name="T1">[ 404 <text:s/>242 <text:s text:c="2"/>27]</text:span></text:p>
      <text:p text:style-name="P3"><text:s/><text:span text:style-name="T1">[ 403 <text:s/>242 <text:s text:c="2"/>27]</text:span></text:p>
      <text:p text:style-name="P3"><text:s/><text:span text:style-name="T1">[ 410 <text:s/>243 <text:s text:c="2"/>27]</text:span></text:p>
      <text:p text:style-name="P3"><text:s/><text:span text:style-name="T1">[ 408 <text:s/>242 <text:s text:c="2"/>27]</text:span></text:p>
      <text:p text:style-name="P3"><text:s/><text:span text:style-name="T1">[ 409 <text:s/>243 <text:s text:c="2"/>27]</text:span></text:p>
      <text:p text:style-name="P3"><text:s/><text:span text:style-name="T1">[ 399 <text:s/>243 <text:s text:c="2"/>27]</text:span></text:p>
      <text:p text:style-name="P3"><text:s/><text:span text:style-name="T1">[ 407 <text:s/>243 <text:s text:c="2"/>27]</text:span></text:p>
      <text:p text:style-name="P3"><text:soft-page-break/><text:s/><text:span text:style-name="T1">[ 393 <text:s/>243 <text:s text:c="2"/>27]</text:span></text:p>
      <text:p text:style-name="P3"><text:s/><text:span text:style-name="T1">[ 394 <text:s/>243 <text:s text:c="2"/>27]</text:span></text:p>
      <text:p text:style-name="P3"><text:s/><text:span text:style-name="T1">[ 395 <text:s/>243 <text:s text:c="2"/>27]</text:span></text:p>
      <text:p text:style-name="P3"><text:s/><text:span text:style-name="T1">[ 396 <text:s/>243 <text:s text:c="2"/>27]</text:span></text:p>
      <text:p text:style-name="P3"><text:s/><text:span text:style-name="T1">[ 397 <text:s/>243 <text:s text:c="2"/>27]</text:span></text:p>
      <text:p text:style-name="P3"><text:s/><text:span text:style-name="T1">[ 398 <text:s/>243 <text:s text:c="2"/>27]</text:span></text:p>
      <text:p text:style-name="P3"><text:s/><text:span text:style-name="T1">[ 408 <text:s/>243 <text:s text:c="2"/>27]</text:span></text:p>
      <text:p text:style-name="P3"><text:s/><text:span text:style-name="T1">[ 402 <text:s/>242 <text:s text:c="2"/>27]</text:span></text:p>
      <text:p text:style-name="P3"><text:s/><text:span text:style-name="T1">[ 401 <text:s/>243 <text:s text:c="2"/>27]</text:span></text:p>
      <text:p text:style-name="P3"><text:s/><text:span text:style-name="T1">[ 402 <text:s/>243 <text:s text:c="2"/>27]</text:span></text:p>
      <text:p text:style-name="P3"><text:s/><text:span text:style-name="T1">[ 403 <text:s/>243 <text:s text:c="2"/>27]</text:span></text:p>
      <text:p text:style-name="P3"><text:s/><text:span text:style-name="T1">[ 404 <text:s/>243 <text:s text:c="2"/>27]</text:span></text:p>
      <text:p text:style-name="P3"><text:s/><text:span text:style-name="T1">[ 405 <text:s/>243 <text:s text:c="2"/>27]</text:span></text:p>
      <text:p text:style-name="P3"><text:s/><text:span text:style-name="T1">[ 406 <text:s/>243 <text:s text:c="2"/>27]</text:span></text:p>
      <text:p text:style-name="P3"><text:s/><text:span text:style-name="T1">[ 400 <text:s/>243 <text:s text:c="2"/>27]</text:span></text:p>
      <text:p text:style-name="P3"><text:s/><text:span text:style-name="T1">[ 401 <text:s/>242 <text:s text:c="2"/>27]</text:span></text:p>
      <text:p text:style-name="P3"><text:s/><text:span text:style-name="T1">[ 398 <text:s/>242 <text:s text:c="2"/>27]</text:span></text:p>
      <text:p text:style-name="P3"><text:s/><text:span text:style-name="T1">[ 396 <text:s/>248 <text:s text:c="2"/>27]</text:span></text:p>
      <text:p text:style-name="P3"><text:s/><text:span text:style-name="T1">[ 401 <text:s/>245 <text:s text:c="2"/>27]</text:span></text:p>
      <text:p text:style-name="P3"><text:s/><text:span text:style-name="T1">[ 399 <text:s/>248 <text:s text:c="2"/>27]</text:span></text:p>
      <text:p text:style-name="P3"><text:s/><text:span text:style-name="T1">[ 400 <text:s/>248 <text:s text:c="2"/>27]</text:span></text:p>
      <text:p text:style-name="P3"><text:s/><text:span text:style-name="T1">[ 400 <text:s/>245 <text:s text:c="2"/>27]</text:span></text:p>
      <text:p text:style-name="P3"><text:s/><text:span text:style-name="T1">[ 399 <text:s/>245 <text:s text:c="2"/>27]</text:span></text:p>
      <text:p text:style-name="P3"><text:s/><text:span text:style-name="T1">[ 398 <text:s/>245 <text:s text:c="2"/>27]</text:span></text:p>
      <text:p text:style-name="P3"><text:s/><text:span text:style-name="T1">[ 393 <text:s/>244 <text:s text:c="2"/>27]</text:span></text:p>
      <text:p text:style-name="P3"><text:s/><text:span text:style-name="T1">[ 394 <text:s/>244 <text:s text:c="2"/>27]</text:span></text:p>
      <text:p text:style-name="P3"><text:s/><text:span text:style-name="T1">[ 397 <text:s/>245 <text:s text:c="2"/>27]</text:span></text:p>
      <text:p text:style-name="P3"><text:s/><text:span text:style-name="T1">[ 396 <text:s/>245 <text:s text:c="2"/>27]</text:span></text:p>
      <text:p text:style-name="P3"><text:s/><text:span text:style-name="T1">[ 397 <text:s/>248 <text:s text:c="2"/>27]</text:span></text:p>
      <text:p text:style-name="P3"><text:s/><text:span text:style-name="T1">[ 395 <text:s/>245 <text:s text:c="2"/>27]</text:span></text:p>
      <text:p text:style-name="P3"><text:s/><text:span text:style-name="T1">[ 393 <text:s/>242 <text:s text:c="2"/>27]</text:span></text:p>
      <text:p text:style-name="P3"><text:s/><text:span text:style-name="T1">[ 394 <text:s/>242 <text:s text:c="2"/>27]</text:span></text:p>
      <text:p text:style-name="P3"><text:s/><text:span text:style-name="T1">[ 395 <text:s/>242 <text:s text:c="2"/>27]</text:span></text:p>
      <text:p text:style-name="P3"><text:s/><text:span text:style-name="T1">[ 396 <text:s/>242 <text:s text:c="2"/>27]</text:span></text:p>
      <text:p text:style-name="P3"><text:s/><text:span text:style-name="T1">[ 397 <text:s/>242 <text:s text:c="2"/>27]</text:span></text:p>
      <text:p text:style-name="P3"><text:s/><text:span text:style-name="T1">[ 400 <text:s/>242 <text:s text:c="2"/>27]</text:span></text:p>
      <text:p text:style-name="P3"><text:s/><text:span text:style-name="T1">[ 398 <text:s/>248 <text:s text:c="2"/>27]</text:span></text:p>
      <text:p text:style-name="P3"><text:s/><text:span text:style-name="T1">[ 105 <text:s/>244 <text:s text:c="2"/>28]</text:span></text:p>
      <text:p text:style-name="P3"><text:s/><text:span text:style-name="T1">[ <text:s/>98 <text:s/>245 <text:s text:c="2"/>28]</text:span></text:p>
      <text:p text:style-name="P3"><text:s/><text:span text:style-name="T1">[ 104 <text:s/>242 <text:s text:c="2"/>28]</text:span></text:p>
      <text:p text:style-name="P3"><text:s/><text:span text:style-name="T1">[ 105 <text:s/>242 <text:s text:c="2"/>28]</text:span></text:p>
      <text:p text:style-name="P3"><text:s/><text:span text:style-name="T1">[ 106 <text:s/>242 <text:s text:c="2"/>28]</text:span></text:p>
      <text:p text:style-name="P3"><text:s/><text:span text:style-name="T1">[ <text:s/>99 <text:s/>246 <text:s text:c="2"/>28]</text:span></text:p>
      <text:p text:style-name="P3"><text:s/><text:span text:style-name="T1">[ 104 <text:s/>244 <text:s text:c="2"/>28]</text:span></text:p>
      <text:p text:style-name="P3"><text:s/><text:span text:style-name="T1">[ 101 <text:s/>246 <text:s text:c="2"/>28]</text:span></text:p>
      <text:p text:style-name="P3"><text:s/><text:span text:style-name="T1">[ 104 <text:s/>247 <text:s text:c="2"/>28]</text:span></text:p>
      <text:p text:style-name="P3"><text:s/><text:span text:style-name="T1">[ 103 <text:s/>247 <text:s text:c="2"/>28]</text:span></text:p>
      <text:p text:style-name="P3"><text:s/><text:span text:style-name="T1">[ 102 <text:s/>247 <text:s text:c="2"/>28]</text:span></text:p>
      <text:p text:style-name="P3"><text:s/><text:span text:style-name="T1">[ 105 <text:s/>247 <text:s text:c="2"/>28]</text:span></text:p>
      <text:p text:style-name="P3"><text:s/><text:span text:style-name="T1">[ 106 <text:s/>244 <text:s text:c="2"/>28]</text:span></text:p>
      <text:p text:style-name="P3"><text:s/><text:span text:style-name="T1">[ 102 <text:s/>244 <text:s text:c="2"/>28]</text:span></text:p>
      <text:p text:style-name="P3"><text:s/><text:span text:style-name="T1">[ 103 <text:s/>246 <text:s text:c="2"/>28]</text:span></text:p>
      <text:p text:style-name="P3"><text:s/><text:span text:style-name="T1">[ 103 <text:s/>244 <text:s text:c="2"/>28]</text:span></text:p>
      <text:p text:style-name="P3"><text:s/><text:span text:style-name="T1">[ 102 <text:s/>246 <text:s text:c="2"/>28]</text:span></text:p>
      <text:p text:style-name="P3"><text:s/><text:span text:style-name="T1">[ 101 <text:s/>244 <text:s text:c="2"/>28]</text:span></text:p>
      <text:p text:style-name="P3"><text:s/><text:span text:style-name="T1">[ 100 <text:s/>246 <text:s text:c="2"/>28]</text:span></text:p>
      <text:p text:style-name="P3"><text:s/><text:span text:style-name="T1">[ 302 <text:s/>247 <text:s text:c="2"/>29]</text:span></text:p>
      <text:p text:style-name="P3"><text:s/><text:span text:style-name="T1">[ 305 <text:s/>247 <text:s text:c="2"/>29]</text:span></text:p>
      <text:p text:style-name="P3"><text:s/><text:span text:style-name="T1">[ 302 <text:s/>245 <text:s text:c="2"/>29]</text:span></text:p>
      <text:p text:style-name="P3"><text:soft-page-break/><text:s/><text:span text:style-name="T1">[ 299 <text:s/>245 <text:s text:c="2"/>29]</text:span></text:p>
      <text:p text:style-name="P3"><text:s/><text:span text:style-name="T1">[ 300 <text:s/>245 <text:s text:c="2"/>29]</text:span></text:p>
      <text:p text:style-name="P3"><text:s/><text:span text:style-name="T1">[ 301 <text:s/>245 <text:s text:c="2"/>29]</text:span></text:p>
      <text:p text:style-name="P3"><text:s/><text:span text:style-name="T1">[ 303 <text:s/>245 <text:s text:c="2"/>29]</text:span></text:p>
      <text:p text:style-name="P3"><text:s/><text:span text:style-name="T1">[ 305 <text:s/>245 <text:s text:c="2"/>29]</text:span></text:p>
      <text:p text:style-name="P3"><text:s/><text:span text:style-name="T1">[ 304 <text:s/>247 <text:s text:c="2"/>29]</text:span></text:p>
      <text:p text:style-name="P3"><text:s/><text:span text:style-name="T1">[ 306 <text:s/>246 <text:s text:c="2"/>29]</text:span></text:p>
      <text:p text:style-name="P3"><text:s/><text:span text:style-name="T1">[ 307 <text:s/>246 <text:s text:c="2"/>29]</text:span></text:p>
      <text:p text:style-name="P3"><text:s/><text:span text:style-name="T1">[ 304 <text:s/>245 <text:s text:c="2"/>29]</text:span></text:p>
      <text:p text:style-name="P3"><text:s/><text:span text:style-name="T1">[ 303 <text:s/>247 <text:s text:c="2"/>29]</text:span></text:p>
      <text:p text:style-name="P3"><text:s/><text:span text:style-name="T1">[ 306 <text:s/>245 <text:s text:c="2"/>29]</text:span></text:p>
      <text:p text:style-name="P3"><text:s/><text:span text:style-name="T1">[1026 <text:s/>246 <text:s text:c="2"/>30]</text:span></text:p>
      <text:p text:style-name="P3"><text:s/><text:span text:style-name="T1">[1027 <text:s/>246 <text:s text:c="2"/>30]</text:span></text:p>
      <text:p text:style-name="P3"><text:s/><text:span text:style-name="T1">[1028 <text:s/>246 <text:s text:c="2"/>30]</text:span></text:p>
      <text:p text:style-name="P3"><text:s/><text:span text:style-name="T1">[1039 <text:s/>247 <text:s text:c="2"/>30]</text:span></text:p>
      <text:p text:style-name="P3"><text:s/><text:span text:style-name="T1">[1031 <text:s/>246 <text:s text:c="2"/>30]</text:span></text:p>
      <text:p text:style-name="P3"><text:s/><text:span text:style-name="T1">[1042 <text:s/>247 <text:s text:c="2"/>30]</text:span></text:p>
      <text:p text:style-name="P3"><text:s/><text:span text:style-name="T1">[1040 <text:s/>247 <text:s text:c="2"/>30]</text:span></text:p>
      <text:p text:style-name="P3"><text:s/><text:span text:style-name="T1">[1041 <text:s/>247 <text:s text:c="2"/>30]</text:span></text:p>
      <text:p text:style-name="P3"><text:s/><text:span text:style-name="T1">[1034 <text:s/>246 <text:s text:c="2"/>30]</text:span></text:p>
      <text:p text:style-name="P3"><text:s/><text:span text:style-name="T1">[1043 <text:s/>247 <text:s text:c="2"/>30]</text:span></text:p>
      <text:p text:style-name="P3"><text:s/><text:span text:style-name="T1">[1025 <text:s/>246 <text:s text:c="2"/>30]</text:span></text:p>
      <text:p text:style-name="P3"><text:s/><text:span text:style-name="T1">[1029 <text:s/>246 <text:s text:c="2"/>30]</text:span></text:p>
      <text:p text:style-name="P3"><text:s/><text:span text:style-name="T1">[1038 <text:s/>245 <text:s text:c="2"/>30]</text:span></text:p>
      <text:p text:style-name="P3"><text:s/><text:span text:style-name="T1">[1035 <text:s/>247 <text:s text:c="2"/>30]</text:span></text:p>
      <text:p text:style-name="P3"><text:s/><text:span text:style-name="T1">[1027 <text:s/>247 <text:s text:c="2"/>30]</text:span></text:p>
      <text:p text:style-name="P3"><text:s/><text:span text:style-name="T1">[1028 <text:s/>247 <text:s text:c="2"/>30]</text:span></text:p>
      <text:p text:style-name="P3"><text:s/><text:span text:style-name="T1">[1029 <text:s/>247 <text:s text:c="2"/>30]</text:span></text:p>
      <text:p text:style-name="P3"><text:s/><text:span text:style-name="T1">[1030 <text:s/>247 <text:s text:c="2"/>30]</text:span></text:p>
      <text:p text:style-name="P3"><text:s/><text:span text:style-name="T1">[1031 <text:s/>247 <text:s text:c="2"/>30]</text:span></text:p>
      <text:p text:style-name="P3"><text:s/><text:span text:style-name="T1">[1034 <text:s/>247 <text:s text:c="2"/>30]</text:span></text:p>
      <text:p text:style-name="P3"><text:s/><text:span text:style-name="T1">[1041 <text:s/>245 <text:s text:c="2"/>30]</text:span></text:p>
      <text:p text:style-name="P3"><text:s/><text:span text:style-name="T1">[1036 <text:s/>247 <text:s text:c="2"/>30]</text:span></text:p>
      <text:p text:style-name="P3"><text:s/><text:span text:style-name="T1">[1037 <text:s/>247 <text:s text:c="2"/>30]</text:span></text:p>
      <text:p text:style-name="P3"><text:s/><text:span text:style-name="T1">[1038 <text:s/>247 <text:s text:c="2"/>30]</text:span></text:p>
      <text:p text:style-name="P3"><text:s/><text:span text:style-name="T1">[1038 <text:s/>248 <text:s text:c="2"/>30]</text:span></text:p>
      <text:p text:style-name="P3"><text:s/><text:span text:style-name="T1">[1036 <text:s/>248 <text:s text:c="2"/>30]</text:span></text:p>
      <text:p text:style-name="P3"><text:s/><text:span text:style-name="T1">[1035 <text:s/>248 <text:s text:c="2"/>30]</text:span></text:p>
      <text:p text:style-name="P3"><text:s/><text:span text:style-name="T1">[1034 <text:s/>248 <text:s text:c="2"/>30]</text:span></text:p>
      <text:p text:style-name="P3"><text:s/><text:span text:style-name="T1">[1033 <text:s/>248 <text:s text:c="2"/>30]</text:span></text:p>
      <text:p text:style-name="P3"><text:s/><text:span text:style-name="T1">[1032 <text:s/>246 <text:s text:c="2"/>30]</text:span></text:p>
      <text:p text:style-name="P3"><text:s/><text:span text:style-name="T1">[1033 <text:s/>246 <text:s text:c="2"/>30]</text:span></text:p>
      <text:p text:style-name="P3"><text:s/><text:span text:style-name="T1">[1037 <text:s/>245 <text:s text:c="2"/>30]</text:span></text:p>
      <text:p text:style-name="P3"><text:s/><text:span text:style-name="T1">[1036 <text:s/>245 <text:s text:c="2"/>30]</text:span></text:p>
      <text:p text:style-name="P3"><text:s/><text:span text:style-name="T1">[1035 <text:s/>245 <text:s text:c="2"/>30]</text:span></text:p>
      <text:p text:style-name="P3"><text:s/><text:span text:style-name="T1">[1034 <text:s/>245 <text:s text:c="2"/>30]</text:span></text:p>
      <text:p text:style-name="P3"><text:s/><text:span text:style-name="T1">[1033 <text:s/>245 <text:s text:c="2"/>30]</text:span></text:p>
      <text:p text:style-name="P3"><text:s/><text:span text:style-name="T1">[1031 <text:s/>245 <text:s text:c="2"/>30]</text:span></text:p>
      <text:p text:style-name="P3"><text:s/><text:span text:style-name="T1">[1030 <text:s/>248 <text:s text:c="2"/>30]</text:span></text:p>
      <text:p text:style-name="P3"><text:s/><text:span text:style-name="T1">[1031 <text:s/>248 <text:s text:c="2"/>30]</text:span></text:p>
      <text:p text:style-name="P3"><text:s/><text:span text:style-name="T1">[1032 <text:s/>248 <text:s text:c="2"/>30]</text:span></text:p>
      <text:p text:style-name="P3"><text:s/><text:span text:style-name="T1">[ 482 <text:s/>247 <text:s text:c="2"/>31]</text:span></text:p>
      <text:p text:style-name="P3"><text:s/><text:span text:style-name="T1">[ 479 <text:s/>247 <text:s text:c="2"/>31]</text:span></text:p>
      <text:p text:style-name="P3"><text:s/><text:span text:style-name="T1">[ 480 <text:s/>247 <text:s text:c="2"/>31]</text:span></text:p>
      <text:p text:style-name="P3"><text:s/><text:span text:style-name="T1">[ 481 <text:s/>247 <text:s text:c="2"/>31]</text:span></text:p>
      <text:p text:style-name="P3"><text:s/><text:span text:style-name="T1">[ 479 <text:s/>248 <text:s text:c="2"/>31]</text:span></text:p>
      <text:p text:style-name="P3"><text:s/><text:span text:style-name="T1">[ 478 <text:s/>247 <text:s text:c="2"/>31]</text:span></text:p>
      <text:p text:style-name="P3"><text:s/><text:span text:style-name="T1">[ 481 <text:s/>248 <text:s text:c="2"/>31]</text:span></text:p>
      <text:p text:style-name="P3"><text:s/><text:span text:style-name="T1">[ 482 <text:s/>248 <text:s text:c="2"/>31]</text:span></text:p>
      <text:p text:style-name="P3"><text:soft-page-break/><text:s/><text:span text:style-name="T1">[ 480 <text:s/>248 <text:s text:c="2"/>31]</text:span></text:p>
      <text:p text:style-name="P3"><text:s/><text:span text:style-name="T1">[ 485 <text:s/>248 <text:s text:c="2"/>31]</text:span></text:p>
      <text:p text:style-name="P3"><text:s/><text:span text:style-name="T1">[ 484 <text:s/>248 <text:s text:c="2"/>31]</text:span></text:p>
      <text:p text:style-name="P3"><text:s/><text:span text:style-name="T1">[ 483 <text:s/>248 <text:s text:c="2"/>31]</text:span></text:p>
      <text:p text:style-name="P3"><text:s/><text:span text:style-name="T1">[1067 <text:s/>246 <text:s text:c="2"/>32]</text:span></text:p>
      <text:p text:style-name="P3"><text:s/><text:span text:style-name="T1">[1068 <text:s/>247 <text:s text:c="2"/>32]</text:span></text:p>
      <text:p text:style-name="P3"><text:s/><text:span text:style-name="T1">[1069 <text:s/>246 <text:s text:c="2"/>32]</text:span></text:p>
      <text:p text:style-name="P3"><text:s/><text:span text:style-name="T1">[1067 <text:s/>247 <text:s text:c="2"/>32]</text:span></text:p>
      <text:p text:style-name="P3"><text:s/><text:span text:style-name="T1">[1070 <text:s/>247 <text:s text:c="2"/>32]</text:span></text:p>
      <text:p text:style-name="P3"><text:s/><text:span text:style-name="T1">[1071 <text:s/>247 <text:s text:c="2"/>32]</text:span></text:p>
      <text:p text:style-name="P3"><text:s/><text:span text:style-name="T1">[1072 <text:s/>247 <text:s text:c="2"/>32]</text:span></text:p>
      <text:p text:style-name="P3"><text:s/><text:span text:style-name="T1">[1068 <text:s/>246 <text:s text:c="2"/>32]</text:span></text:p>
      <text:p text:style-name="P3"><text:s/><text:span text:style-name="T1">[1066 <text:s/>247 <text:s text:c="2"/>32]</text:span></text:p>
      <text:p text:style-name="P3"><text:s/><text:span text:style-name="T1">[1069 <text:s/>247 <text:s text:c="2"/>32]</text:span></text:p>
      <text:p text:style-name="P3"><text:s/><text:span text:style-name="T1">[ 145 <text:s/>254 <text:s text:c="2"/>33]</text:span></text:p>
      <text:p text:style-name="P3"><text:s/><text:span text:style-name="T1">[ 146 <text:s/>254 <text:s text:c="2"/>33]</text:span></text:p>
      <text:p text:style-name="P3"><text:s/><text:span text:style-name="T1">[ 147 <text:s/>254 <text:s text:c="2"/>33]</text:span></text:p>
      <text:p text:style-name="P3"><text:s/><text:span text:style-name="T1">[ 148 <text:s/>254 <text:s text:c="2"/>33]</text:span></text:p>
      <text:p text:style-name="P3"><text:s/><text:span text:style-name="T1">[ 143 <text:s/>255 <text:s text:c="2"/>33]</text:span></text:p>
      <text:p text:style-name="P3"><text:s/><text:span text:style-name="T1">[ 142 <text:s/>255 <text:s text:c="2"/>33]</text:span></text:p>
      <text:p text:style-name="P3"><text:s/><text:span text:style-name="T1">[ 144 <text:s/>255 <text:s text:c="2"/>33]</text:span></text:p>
      <text:p text:style-name="P3"><text:s/><text:span text:style-name="T1">[ 145 <text:s/>255 <text:s text:c="2"/>33]</text:span></text:p>
      <text:p text:style-name="P3"><text:s/><text:span text:style-name="T1">[ 146 <text:s/>255 <text:s text:c="2"/>33]</text:span></text:p>
      <text:p text:style-name="P3"><text:s/><text:span text:style-name="T1">[ 147 <text:s/>255 <text:s text:c="2"/>33]</text:span></text:p>
      <text:p text:style-name="P3"><text:s/><text:span text:style-name="T1">[ 148 <text:s/>255 <text:s text:c="2"/>33]</text:span></text:p>
      <text:p text:style-name="P3"><text:s/><text:span text:style-name="T1">[ 149 <text:s/>254 <text:s text:c="2"/>33]</text:span></text:p>
      <text:p text:style-name="P3"><text:s/><text:span text:style-name="T1">[ 134 <text:s/>255 <text:s text:c="2"/>34]</text:span></text:p>
      <text:p text:style-name="P3"><text:s/><text:span text:style-name="T1">[ 133 <text:s/>255 <text:s text:c="2"/>34]</text:span></text:p>
      <text:p text:style-name="P3"><text:s/><text:span text:style-name="T1">[ 140 <text:s/>255 <text:s text:c="2"/>34]</text:span></text:p>
      <text:p text:style-name="P3"><text:s/><text:span text:style-name="T1">[ 139 <text:s/>255 <text:s text:c="2"/>34]</text:span></text:p>
      <text:p text:style-name="P3"><text:s/><text:span text:style-name="T1">[ 138 <text:s/>255 <text:s text:c="2"/>34]</text:span></text:p>
      <text:p text:style-name="P3"><text:s/><text:span text:style-name="T1">[ 136 <text:s/>255 <text:s text:c="2"/>34]</text:span></text:p>
      <text:p text:style-name="P3"><text:s/><text:span text:style-name="T1">[ 135 <text:s/>255 <text:s text:c="2"/>34]</text:span></text:p>
      <text:p text:style-name="P3"><text:s/><text:span text:style-name="T1">[ 132 <text:s/>255 <text:s text:c="2"/>34]</text:span></text:p>
      <text:p text:style-name="P3"><text:s/><text:span text:style-name="T1">[ 141 <text:s/>255 <text:s text:c="2"/>34]</text:span></text:p>
      <text:p text:style-name="P3"><text:s/><text:span text:style-name="T1">[ 137 <text:s/>255 <text:s text:c="2"/>34]</text:span></text:p>
      <text:p text:style-name="P3"><text:s/><text:span text:style-name="T1">[ 140 <text:s/>256 <text:s text:c="2"/>34]</text:span></text:p>
      <text:p text:style-name="P3"><text:s/><text:span text:style-name="T1">[ 139 <text:s/>256 <text:s text:c="2"/>34]</text:span></text:p>
      <text:p text:style-name="P3"><text:s/><text:span text:style-name="T1">[ 138 <text:s/>256 <text:s text:c="2"/>34]</text:span></text:p>
      <text:p text:style-name="P3"><text:s/><text:span text:style-name="T1">[ 137 <text:s/>256 <text:s text:c="2"/>34]</text:span></text:p>
      <text:p text:style-name="P3"><text:s/><text:span text:style-name="T1">[ 136 <text:s/>256 <text:s text:c="2"/>34]</text:span></text:p>
      <text:p text:style-name="P3"><text:s/><text:span text:style-name="T1">[ 135 <text:s/>256 <text:s text:c="2"/>34]</text:span></text:p>
      <text:p text:style-name="P3"><text:s/><text:span text:style-name="T1">[ 134 <text:s/>256 <text:s text:c="2"/>34]</text:span></text:p>
      <text:p text:style-name="P3"><text:s/><text:span text:style-name="T1">[ 133 <text:s/>256 <text:s text:c="2"/>34]</text:span></text:p>
      <text:p text:style-name="P3"><text:s/><text:span text:style-name="T1">[ 132 <text:s/>256 <text:s text:c="2"/>34]</text:span></text:p>
      <text:p text:style-name="P3"><text:s/><text:span text:style-name="T1">[ 130 <text:s/>256 <text:s text:c="2"/>34]</text:span></text:p>
      <text:p text:style-name="P3"><text:s/><text:span text:style-name="T1">[ 119 <text:s/>260 <text:s text:c="2"/>35]</text:span></text:p>
      <text:p text:style-name="P3"><text:s/><text:span text:style-name="T1">[ 126 <text:s/>259 <text:s text:c="2"/>35]</text:span></text:p>
      <text:p text:style-name="P3"><text:s/><text:span text:style-name="T1">[ 125 <text:s/>259 <text:s text:c="2"/>35]</text:span></text:p>
      <text:p text:style-name="P3"><text:s/><text:span text:style-name="T1">[ 124 <text:s/>259 <text:s text:c="2"/>35]</text:span></text:p>
      <text:p text:style-name="P3"><text:s/><text:span text:style-name="T1">[ 123 <text:s/>259 <text:s text:c="2"/>35]</text:span></text:p>
      <text:p text:style-name="P3"><text:s/><text:span text:style-name="T1">[ 127 <text:s/>256 <text:s text:c="2"/>35]</text:span></text:p>
      <text:p text:style-name="P3"><text:s/><text:span text:style-name="T1">[ 128 <text:s/>256 <text:s text:c="2"/>35]</text:span></text:p>
      <text:p text:style-name="P3"><text:s/><text:span text:style-name="T1">[ 121 <text:s/>259 <text:s text:c="2"/>35]</text:span></text:p>
      <text:p text:style-name="P3"><text:s/><text:span text:style-name="T1">[ 122 <text:s/>259 <text:s text:c="2"/>35]</text:span></text:p>
      <text:p text:style-name="P3"><text:s/><text:span text:style-name="T1">[ 127 <text:s/>258 <text:s text:c="2"/>35]</text:span></text:p>
      <text:p text:style-name="P3"><text:s/><text:span text:style-name="T1">[ 120 <text:s/>259 <text:s text:c="2"/>35]</text:span></text:p>
      <text:p text:style-name="P3"><text:s/><text:span text:style-name="T1">[ 126 <text:s/>257 <text:s text:c="2"/>35]</text:span></text:p>
      <text:p text:style-name="P3"><text:s/><text:span text:style-name="T1">[ 125 <text:s/>257 <text:s text:c="2"/>35]</text:span></text:p>
      <text:p text:style-name="P3"><text:soft-page-break/><text:s/><text:span text:style-name="T1">[ 129 <text:s/>256 <text:s text:c="2"/>35]</text:span></text:p>
      <text:p text:style-name="P3"><text:s/><text:span text:style-name="T1">[ 126 <text:s/>256 <text:s text:c="2"/>35]</text:span></text:p>
      <text:p text:style-name="P3"><text:s/><text:span text:style-name="T1">[ 125 <text:s/>256 <text:s text:c="2"/>35]</text:span></text:p>
      <text:p text:style-name="P3"><text:s/><text:span text:style-name="T1">[ 124 <text:s/>256 <text:s text:c="2"/>35]</text:span></text:p>
      <text:p text:style-name="P3"><text:s/><text:span text:style-name="T1">[ 116 <text:s/>258 <text:s text:c="2"/>35]</text:span></text:p>
      <text:p text:style-name="P3"><text:s/><text:span text:style-name="T1">[ 120 <text:s/>260 <text:s text:c="2"/>35]</text:span></text:p>
      <text:p text:style-name="P3"><text:s/><text:span text:style-name="T1">[ 121 <text:s/>260 <text:s text:c="2"/>35]</text:span></text:p>
      <text:p text:style-name="P3"><text:s/><text:span text:style-name="T1">[ 118 <text:s/>257 <text:s text:c="2"/>35]</text:span></text:p>
      <text:p text:style-name="P3"><text:s/><text:span text:style-name="T1">[ 119 <text:s/>257 <text:s text:c="2"/>35]</text:span></text:p>
      <text:p text:style-name="P3"><text:s/><text:span text:style-name="T1">[ 120 <text:s/>257 <text:s text:c="2"/>35]</text:span></text:p>
      <text:p text:style-name="P3"><text:s/><text:span text:style-name="T1">[ 117 <text:s/>258 <text:s text:c="2"/>35]</text:span></text:p>
      <text:p text:style-name="P3"><text:s/><text:span text:style-name="T1">[ 118 <text:s/>258 <text:s text:c="2"/>35]</text:span></text:p>
      <text:p text:style-name="P3"><text:s/><text:span text:style-name="T1">[ 121 <text:s/>257 <text:s text:c="2"/>35]</text:span></text:p>
      <text:p text:style-name="P3"><text:s/><text:span text:style-name="T1">[ 122 <text:s/>257 <text:s text:c="2"/>35]</text:span></text:p>
      <text:p text:style-name="P3"><text:s/><text:span text:style-name="T1">[ 123 <text:s/>257 <text:s text:c="2"/>35]</text:span></text:p>
      <text:p text:style-name="P3"><text:s/><text:span text:style-name="T1">[ 129 <text:s/>257 <text:s text:c="2"/>35]</text:span></text:p>
      <text:p text:style-name="P3"><text:s/><text:span text:style-name="T1">[ 127 <text:s/>257 <text:s text:c="2"/>35]</text:span></text:p>
      <text:p text:style-name="P3"><text:s/><text:span text:style-name="T1">[ 119 <text:s/>258 <text:s text:c="2"/>35]</text:span></text:p>
      <text:p text:style-name="P3"><text:s/><text:span text:style-name="T1">[ 120 <text:s/>258 <text:s text:c="2"/>35]</text:span></text:p>
      <text:p text:style-name="P3"><text:s/><text:span text:style-name="T1">[ 121 <text:s/>258 <text:s text:c="2"/>35]</text:span></text:p>
      <text:p text:style-name="P3"><text:s/><text:span text:style-name="T1">[ 122 <text:s/>258 <text:s text:c="2"/>35]</text:span></text:p>
      <text:p text:style-name="P3"><text:s/><text:span text:style-name="T1">[ 123 <text:s/>258 <text:s text:c="2"/>35]</text:span></text:p>
      <text:p text:style-name="P3"><text:s/><text:span text:style-name="T1">[ 124 <text:s/>258 <text:s text:c="2"/>35]</text:span></text:p>
      <text:p text:style-name="P3"><text:s/><text:span text:style-name="T1">[ 125 <text:s/>258 <text:s text:c="2"/>35]</text:span></text:p>
      <text:p text:style-name="P3"><text:s/><text:span text:style-name="T1">[ 126 <text:s/>258 <text:s text:c="2"/>35]</text:span></text:p>
      <text:p text:style-name="P3"><text:s/><text:span text:style-name="T1">[ 123 <text:s/>256 <text:s text:c="2"/>35]</text:span></text:p>
      <text:p text:style-name="P3"><text:s/><text:span text:style-name="T1">[ 128 <text:s/>257 <text:s text:c="2"/>35]</text:span></text:p>
      <text:p text:style-name="P3"><text:s/><text:span text:style-name="T1">[ 124 <text:s/>257 <text:s text:c="2"/>35]</text:span></text:p>
      <text:p text:style-name="P3"><text:s/><text:span text:style-name="T1">[1208 <text:s/>258 <text:s text:c="2"/>36]</text:span></text:p>
      <text:p text:style-name="P3"><text:s/><text:span text:style-name="T1">[1208 <text:s/>259 <text:s text:c="2"/>36]</text:span></text:p>
      <text:p text:style-name="P3"><text:s/><text:span text:style-name="T1">[1209 <text:s/>259 <text:s text:c="2"/>36]</text:span></text:p>
      <text:p text:style-name="P3"><text:s/><text:span text:style-name="T1">[1210 <text:s/>259 <text:s text:c="2"/>36]</text:span></text:p>
      <text:p text:style-name="P3"><text:s/><text:span text:style-name="T1">[1212 <text:s/>258 <text:s text:c="2"/>36]</text:span></text:p>
      <text:p text:style-name="P3"><text:s/><text:span text:style-name="T1">[1211 <text:s/>259 <text:s text:c="2"/>36]</text:span></text:p>
      <text:p text:style-name="P3"><text:s/><text:span text:style-name="T1">[1207 <text:s/>259 <text:s text:c="2"/>36]</text:span></text:p>
      <text:p text:style-name="P3"><text:s/><text:span text:style-name="T1">[1206 <text:s/>259 <text:s text:c="2"/>36]</text:span></text:p>
      <text:p text:style-name="P3"><text:s/><text:span text:style-name="T1">[1207 <text:s/>258 <text:s text:c="2"/>36]</text:span></text:p>
      <text:p text:style-name="P3"><text:s/><text:span text:style-name="T1">[1210 <text:s/>258 <text:s text:c="2"/>36]</text:span></text:p>
      <text:p text:style-name="P3"><text:s/><text:span text:style-name="T1">[1209 <text:s/>258 <text:s text:c="2"/>36]</text:span></text:p>
      <text:p text:style-name="P3"><text:s/><text:span text:style-name="T1">[1212 <text:s/>259 <text:s text:c="2"/>36]</text:span></text:p>
      <text:p text:style-name="P3"><text:s/><text:span text:style-name="T1">[ 107 <text:s/>261 <text:s text:c="2"/>37]</text:span></text:p>
      <text:p text:style-name="P3"><text:s/><text:span text:style-name="T1">[ 112 <text:s/>261 <text:s text:c="2"/>37]</text:span></text:p>
      <text:p text:style-name="P3"><text:s/><text:span text:style-name="T1">[ 113 <text:s/>261 <text:s text:c="2"/>37]</text:span></text:p>
      <text:p text:style-name="P3"><text:s/><text:span text:style-name="T1">[ 107 <text:s/>260 <text:s text:c="2"/>37]</text:span></text:p>
      <text:p text:style-name="P3"><text:s/><text:span text:style-name="T1">[ 112 <text:s/>260 <text:s text:c="2"/>37]</text:span></text:p>
      <text:p text:style-name="P3"><text:s/><text:span text:style-name="T1">[ 111 <text:s/>262 <text:s text:c="2"/>37]</text:span></text:p>
      <text:p text:style-name="P3"><text:s/><text:span text:style-name="T1">[ 110 <text:s/>262 <text:s text:c="2"/>37]</text:span></text:p>
      <text:p text:style-name="P3"><text:s/><text:span text:style-name="T1">[ 108 <text:s/>260 <text:s text:c="2"/>37]</text:span></text:p>
      <text:p text:style-name="P3"><text:s/><text:span text:style-name="T1">[ 113 <text:s/>260 <text:s text:c="2"/>37]</text:span></text:p>
      <text:p text:style-name="P3"><text:s/><text:span text:style-name="T1">[ 111 <text:s/>260 <text:s text:c="2"/>37]</text:span></text:p>
      <text:p text:style-name="P3"><text:s/><text:span text:style-name="T1">[ 113 <text:s/>259 <text:s text:c="2"/>37]</text:span></text:p>
      <text:p text:style-name="P3"><text:s/><text:span text:style-name="T1">[ 109 <text:s/>260 <text:s text:c="2"/>37]</text:span></text:p>
      <text:p text:style-name="P3"><text:s/><text:span text:style-name="T1">[ 116 <text:s/>261 <text:s text:c="2"/>37]</text:span></text:p>
      <text:p text:style-name="P3"><text:s/><text:span text:style-name="T1">[ 115 <text:s/>261 <text:s text:c="2"/>37]</text:span></text:p>
      <text:p text:style-name="P3"><text:s/><text:span text:style-name="T1">[ 114 <text:s/>261 <text:s text:c="2"/>37]</text:span></text:p>
      <text:p text:style-name="P3"><text:s/><text:span text:style-name="T1">[ 106 <text:s/>261 <text:s text:c="2"/>37]</text:span></text:p>
      <text:p text:style-name="P3"><text:s/><text:span text:style-name="T1">[ 105 <text:s/>261 <text:s text:c="2"/>37]</text:span></text:p>
      <text:p text:style-name="P3"><text:s/><text:span text:style-name="T1">[ 103 <text:s/>262 <text:s text:c="2"/>37]</text:span></text:p>
      <text:p text:style-name="P3"><text:s/><text:span text:style-name="T1">[ 114 <text:s/>259 <text:s text:c="2"/>37]</text:span></text:p>
      <text:p text:style-name="P3"><text:soft-page-break/><text:s/><text:span text:style-name="T1">[ 104 <text:s/>262 <text:s text:c="2"/>37]</text:span></text:p>
      <text:p text:style-name="P3"><text:s/><text:span text:style-name="T1">[ 107 <text:s/>262 <text:s text:c="2"/>37]</text:span></text:p>
      <text:p text:style-name="P3"><text:s/><text:span text:style-name="T1">[ 108 <text:s/>262 <text:s text:c="2"/>37]</text:span></text:p>
      <text:p text:style-name="P3"><text:s/><text:span text:style-name="T1">[ 109 <text:s/>262 <text:s text:c="2"/>37]</text:span></text:p>
      <text:p text:style-name="P3"><text:s/><text:span text:style-name="T1">[ 110 <text:s/>259 <text:s text:c="2"/>37]</text:span></text:p>
      <text:p text:style-name="P3"><text:s/><text:span text:style-name="T1">[ 111 <text:s/>259 <text:s text:c="2"/>37]</text:span></text:p>
      <text:p text:style-name="P3"><text:s/><text:span text:style-name="T1">[ 112 <text:s/>259 <text:s text:c="2"/>37]</text:span></text:p>
      <text:p text:style-name="P3"><text:s/><text:span text:style-name="T1">[ 106 <text:s/>262 <text:s text:c="2"/>37]</text:span></text:p>
      <text:p text:style-name="P3"><text:s/><text:span text:style-name="T1">[ 110 <text:s/>260 <text:s text:c="2"/>37]</text:span></text:p>
      <text:p text:style-name="P3"><text:s/><text:span text:style-name="T1">[ 667 <text:s/>262 <text:s text:c="2"/>38]</text:span></text:p>
      <text:p text:style-name="P3"><text:s/><text:span text:style-name="T1">[ 660 <text:s/>262 <text:s text:c="2"/>38]</text:span></text:p>
      <text:p text:style-name="P3"><text:s/><text:span text:style-name="T1">[ 663 <text:s/>262 <text:s text:c="2"/>38]</text:span></text:p>
      <text:p text:style-name="P3"><text:s/><text:span text:style-name="T1">[ 663 <text:s/>261 <text:s text:c="2"/>38]</text:span></text:p>
      <text:p text:style-name="P3"><text:s/><text:span text:style-name="T1">[ 662 <text:s/>261 <text:s text:c="2"/>38]</text:span></text:p>
      <text:p text:style-name="P3"><text:s/><text:span text:style-name="T1">[ 661 <text:s/>261 <text:s text:c="2"/>38]</text:span></text:p>
      <text:p text:style-name="P3"><text:s/><text:span text:style-name="T1">[ 662 <text:s/>262 <text:s text:c="2"/>38]</text:span></text:p>
      <text:p text:style-name="P3"><text:s/><text:span text:style-name="T1">[ 664 <text:s/>262 <text:s text:c="2"/>38]</text:span></text:p>
      <text:p text:style-name="P3"><text:s/><text:span text:style-name="T1">[ 665 <text:s/>262 <text:s text:c="2"/>38]</text:span></text:p>
      <text:p text:style-name="P3"><text:s/><text:span text:style-name="T1">[ 666 <text:s/>262 <text:s text:c="2"/>38]</text:span></text:p>
      <text:p text:style-name="P3"><text:s/><text:span text:style-name="T1">[ 668 <text:s/>262 <text:s text:c="2"/>38]</text:span></text:p>
      <text:p text:style-name="P3"><text:s/><text:span text:style-name="T1">[ 663 <text:s/>263 <text:s text:c="2"/>38]</text:span></text:p>
      <text:p text:style-name="P3"><text:s/><text:span text:style-name="T1">[ 664 <text:s/>263 <text:s text:c="2"/>38]</text:span></text:p>
      <text:p text:style-name="P3"><text:s/><text:span text:style-name="T1">[ 666 <text:s/>263 <text:s text:c="2"/>38]</text:span></text:p>
      <text:p text:style-name="P3"><text:s/><text:span text:style-name="T1">[ 880 <text:s/>282 <text:s text:c="2"/>39]</text:span></text:p>
      <text:p text:style-name="P3"><text:s/><text:span text:style-name="T1">[ 881 <text:s/>282 <text:s text:c="2"/>39]</text:span></text:p>
      <text:p text:style-name="P3"><text:s/><text:span text:style-name="T1">[ 882 <text:s/>282 <text:s text:c="2"/>39]</text:span></text:p>
      <text:p text:style-name="P3"><text:s/><text:span text:style-name="T1">[ 883 <text:s/>282 <text:s text:c="2"/>39]</text:span></text:p>
      <text:p text:style-name="P3"><text:s/><text:span text:style-name="T1">[ 878 <text:s/>283 <text:s text:c="2"/>39]</text:span></text:p>
      <text:p text:style-name="P3"><text:s/><text:span text:style-name="T1">[ 881 <text:s/>284 <text:s text:c="2"/>39]</text:span></text:p>
      <text:p text:style-name="P3"><text:s/><text:span text:style-name="T1">[ 880 <text:s/>284 <text:s text:c="2"/>39]</text:span></text:p>
      <text:p text:style-name="P3"><text:s/><text:span text:style-name="T1">[ 879 <text:s/>284 <text:s text:c="2"/>39]</text:span></text:p>
      <text:p text:style-name="P3"><text:s/><text:span text:style-name="T1">[ 878 <text:s/>284 <text:s text:c="2"/>39]</text:span></text:p>
      <text:p text:style-name="P3"><text:s/><text:span text:style-name="T1">[ 879 <text:s/>283 <text:s text:c="2"/>39]</text:span></text:p>
      <text:p text:style-name="P3"><text:s/><text:span text:style-name="T1">[ 976 <text:s/>285 <text:s text:c="2"/>40]</text:span></text:p>
      <text:p text:style-name="P3"><text:s/><text:span text:style-name="T1">[ 976 <text:s/>284 <text:s text:c="2"/>40]</text:span></text:p>
      <text:p text:style-name="P3"><text:s/><text:span text:style-name="T1">[ 975 <text:s/>285 <text:s text:c="2"/>40]</text:span></text:p>
      <text:p text:style-name="P3"><text:s/><text:span text:style-name="T1">[ 977 <text:s/>284 <text:s text:c="2"/>40]</text:span></text:p>
      <text:p text:style-name="P3"><text:s/><text:span text:style-name="T1">[ 978 <text:s/>284 <text:s text:c="2"/>40]</text:span></text:p>
      <text:p text:style-name="P3"><text:s/><text:span text:style-name="T1">[ 979 <text:s/>284 <text:s text:c="2"/>40]</text:span></text:p>
      <text:p text:style-name="P3"><text:s/><text:span text:style-name="T1">[ 977 <text:s/>285 <text:s text:c="2"/>40]</text:span></text:p>
      <text:p text:style-name="P3"><text:s/><text:span text:style-name="T1">[ 978 <text:s/>285 <text:s text:c="2"/>40]</text:span></text:p>
      <text:p text:style-name="P3"><text:s/><text:span text:style-name="T1">[ 975 <text:s/>284 <text:s text:c="2"/>40]</text:span></text:p>
      <text:p text:style-name="P3"><text:s/><text:span text:style-name="T1">[ 974 <text:s/>284 <text:s text:c="2"/>40]</text:span></text:p>
      <text:p text:style-name="P3"><text:s/><text:span text:style-name="T1">[ 973 <text:s/>284 <text:s text:c="2"/>40]</text:span></text:p>
      <text:p text:style-name="P3"><text:s/><text:span text:style-name="T1">[ 972 <text:s/>284 <text:s text:c="2"/>40]</text:span></text:p>
      <text:p text:style-name="P3"><text:s/><text:span text:style-name="T1">[ <text:s/>58 <text:s/>292 <text:s text:c="2"/>41]</text:span></text:p>
      <text:p text:style-name="P3"><text:s/><text:span text:style-name="T1">[ <text:s/>59 <text:s/>292 <text:s text:c="2"/>41]</text:span></text:p>
      <text:p text:style-name="P3"><text:s/><text:span text:style-name="T1">[ <text:s/>60 <text:s/>292 <text:s text:c="2"/>41]</text:span></text:p>
      <text:p text:style-name="P3"><text:s/><text:span text:style-name="T1">[ <text:s/>61 <text:s/>292 <text:s text:c="2"/>41]</text:span></text:p>
      <text:p text:style-name="P3"><text:s/><text:span text:style-name="T1">[ <text:s/>62 <text:s/>292 <text:s text:c="2"/>41]</text:span></text:p>
      <text:p text:style-name="P3"><text:s/><text:span text:style-name="T1">[ <text:s/>63 <text:s/>292 <text:s text:c="2"/>41]</text:span></text:p>
      <text:p text:style-name="P3"><text:s/><text:span text:style-name="T1">[ <text:s/>65 <text:s/>292 <text:s text:c="2"/>41]</text:span></text:p>
      <text:p text:style-name="P3"><text:s/><text:span text:style-name="T1">[ <text:s/>66 <text:s/>292 <text:s text:c="2"/>41]</text:span></text:p>
      <text:p text:style-name="P3"><text:s/><text:span text:style-name="T1">[ <text:s/>55 <text:s/>294 <text:s text:c="2"/>41]</text:span></text:p>
      <text:p text:style-name="P3"><text:s/><text:span text:style-name="T1">[ <text:s/>57 <text:s/>292 <text:s text:c="2"/>41]</text:span></text:p>
      <text:p text:style-name="P3"><text:s/><text:span text:style-name="T1">[ <text:s/>53 <text:s/>293 <text:s text:c="2"/>41]</text:span></text:p>
      <text:p text:style-name="P3"><text:s/><text:span text:style-name="T1">[ <text:s/>59 <text:s/>293 <text:s text:c="2"/>41]</text:span></text:p>
      <text:p text:style-name="P3"><text:s/><text:span text:style-name="T1">[ <text:s/>60 <text:s/>293 <text:s text:c="2"/>41]</text:span></text:p>
      <text:p text:style-name="P3"><text:s/><text:span text:style-name="T1">[ <text:s/>61 <text:s/>293 <text:s text:c="2"/>41]</text:span></text:p>
      <text:p text:style-name="P3"><text:soft-page-break/><text:s/><text:span text:style-name="T1">[ <text:s/>62 <text:s/>293 <text:s text:c="2"/>41]</text:span></text:p>
      <text:p text:style-name="P3"><text:s/><text:span text:style-name="T1">[ <text:s/>54 <text:s/>294 <text:s text:c="2"/>41]</text:span></text:p>
      <text:p text:style-name="P3"><text:s/><text:span text:style-name="T1">[ <text:s/>53 <text:s/>294 <text:s text:c="2"/>41]</text:span></text:p>
      <text:p text:style-name="P3"><text:s/><text:span text:style-name="T1">[ <text:s/>67 <text:s/>292 <text:s text:c="2"/>41]</text:span></text:p>
      <text:p text:style-name="P3"><text:s/><text:span text:style-name="T1">[ <text:s/>56 <text:s/>292 <text:s text:c="2"/>41]</text:span></text:p>
      <text:p text:style-name="P3"><text:s/><text:span text:style-name="T1">[ <text:s/>70 <text:s/>285 <text:s text:c="2"/>41]</text:span></text:p>
      <text:p text:style-name="P3"><text:s/><text:span text:style-name="T1">[ <text:s/>64 <text:s/>291 <text:s text:c="2"/>41]</text:span></text:p>
      <text:p text:style-name="P3"><text:s/><text:span text:style-name="T1">[ <text:s/>70 <text:s/>288 <text:s text:c="2"/>41]</text:span></text:p>
      <text:p text:style-name="P3"><text:s/><text:span text:style-name="T1">[ <text:s/>69 <text:s/>288 <text:s text:c="2"/>41]</text:span></text:p>
      <text:p text:style-name="P3"><text:s/><text:span text:style-name="T1">[ <text:s/>68 <text:s/>288 <text:s text:c="2"/>41]</text:span></text:p>
      <text:p text:style-name="P3"><text:s/><text:span text:style-name="T1">[ <text:s/>67 <text:s/>288 <text:s text:c="2"/>41]</text:span></text:p>
      <text:p text:style-name="P3"><text:s/><text:span text:style-name="T1">[ <text:s/>59 <text:s/>288 <text:s text:c="2"/>41]</text:span></text:p>
      <text:p text:style-name="P3"><text:s/><text:span text:style-name="T1">[ <text:s/>58 <text:s/>288 <text:s text:c="2"/>41]</text:span></text:p>
      <text:p text:style-name="P3"><text:s/><text:span text:style-name="T1">[ <text:s/>56 <text:s/>288 <text:s text:c="2"/>41]</text:span></text:p>
      <text:p text:style-name="P3"><text:s/><text:span text:style-name="T1">[ <text:s/>71 <text:s/>287 <text:s text:c="2"/>41]</text:span></text:p>
      <text:p text:style-name="P3"><text:s/><text:span text:style-name="T1">[ <text:s/>69 <text:s/>287 <text:s text:c="2"/>41]</text:span></text:p>
      <text:p text:style-name="P3"><text:s/><text:span text:style-name="T1">[ <text:s/>61 <text:s/>287 <text:s text:c="2"/>41]</text:span></text:p>
      <text:p text:style-name="P3"><text:s/><text:span text:style-name="T1">[ <text:s/>71 <text:s/>288 <text:s text:c="2"/>41]</text:span></text:p>
      <text:p text:style-name="P3"><text:s/><text:span text:style-name="T1">[ <text:s/>60 <text:s/>287 <text:s text:c="2"/>41]</text:span></text:p>
      <text:p text:style-name="P3"><text:s/><text:span text:style-name="T1">[ <text:s/>69 <text:s/>286 <text:s text:c="2"/>41]</text:span></text:p>
      <text:p text:style-name="P3"><text:s/><text:span text:style-name="T1">[ <text:s/>68 <text:s/>286 <text:s text:c="2"/>41]</text:span></text:p>
      <text:p text:style-name="P3"><text:s/><text:span text:style-name="T1">[ <text:s/>67 <text:s/>286 <text:s text:c="2"/>41]</text:span></text:p>
      <text:p text:style-name="P3"><text:s/><text:span text:style-name="T1">[ <text:s/>55 <text:s/>292 <text:s text:c="2"/>41]</text:span></text:p>
      <text:p text:style-name="P3"><text:s/><text:span text:style-name="T1">[ <text:s/>66 <text:s/>286 <text:s text:c="2"/>41]</text:span></text:p>
      <text:p text:style-name="P3"><text:s/><text:span text:style-name="T1">[ <text:s/>65 <text:s/>286 <text:s text:c="2"/>41]</text:span></text:p>
      <text:p text:style-name="P3"><text:s/><text:span text:style-name="T1">[ <text:s/>64 <text:s/>286 <text:s text:c="2"/>41]</text:span></text:p>
      <text:p text:style-name="P3"><text:s/><text:span text:style-name="T1">[ <text:s/>63 <text:s/>286 <text:s text:c="2"/>41]</text:span></text:p>
      <text:p text:style-name="P3"><text:s/><text:span text:style-name="T1">[ <text:s/>68 <text:s/>285 <text:s text:c="2"/>41]</text:span></text:p>
      <text:p text:style-name="P3"><text:s/><text:span text:style-name="T1">[ <text:s/>69 <text:s/>285 <text:s text:c="2"/>41]</text:span></text:p>
      <text:p text:style-name="P3"><text:s/><text:span text:style-name="T1">[ <text:s/>73 <text:s/>286 <text:s text:c="2"/>41]</text:span></text:p>
      <text:p text:style-name="P3"><text:s/><text:span text:style-name="T1">[ <text:s/>72 <text:s/>288 <text:s text:c="2"/>41]</text:span></text:p>
      <text:p text:style-name="P3"><text:s/><text:span text:style-name="T1">[ <text:s/>63 <text:s/>291 <text:s text:c="2"/>41]</text:span></text:p>
      <text:p text:style-name="P3"><text:s/><text:span text:style-name="T1">[ <text:s/>54 <text:s/>289 <text:s text:c="2"/>41]</text:span></text:p>
      <text:p text:style-name="P3"><text:s/><text:span text:style-name="T1">[ <text:s/>53 <text:s/>289 <text:s text:c="2"/>41]</text:span></text:p>
      <text:p text:style-name="P3"><text:s/><text:span text:style-name="T1">[ <text:s/>61 <text:s/>291 <text:s text:c="2"/>41]</text:span></text:p>
      <text:p text:style-name="P3"><text:s/><text:span text:style-name="T1">[ <text:s/>60 <text:s/>291 <text:s text:c="2"/>41]</text:span></text:p>
      <text:p text:style-name="P3"><text:s/><text:span text:style-name="T1">[ <text:s/>59 <text:s/>291 <text:s text:c="2"/>41]</text:span></text:p>
      <text:p text:style-name="P3"><text:s/><text:span text:style-name="T1">[ <text:s/>58 <text:s/>291 <text:s text:c="2"/>41]</text:span></text:p>
      <text:p text:style-name="P3"><text:s/><text:span text:style-name="T1">[ <text:s/>62 <text:s/>291 <text:s text:c="2"/>41]</text:span></text:p>
      <text:p text:style-name="P3"><text:s/><text:span text:style-name="T1">[ <text:s/>57 <text:s/>291 <text:s text:c="2"/>41]</text:span></text:p>
      <text:p text:style-name="P3"><text:s/><text:span text:style-name="T1">[ <text:s/>56 <text:s/>291 <text:s text:c="2"/>41]</text:span></text:p>
      <text:p text:style-name="P3"><text:s/><text:span text:style-name="T1">[ <text:s/>65 <text:s/>290 <text:s text:c="2"/>41]</text:span></text:p>
      <text:p text:style-name="P3"><text:s/><text:span text:style-name="T1">[ <text:s/>64 <text:s/>290 <text:s text:c="2"/>41]</text:span></text:p>
      <text:p text:style-name="P3"><text:s/><text:span text:style-name="T1">[ <text:s/>63 <text:s/>290 <text:s text:c="2"/>41]</text:span></text:p>
      <text:p text:style-name="P3"><text:s/><text:span text:style-name="T1">[ <text:s/>71 <text:s/>285 <text:s text:c="2"/>41]</text:span></text:p>
      <text:p text:style-name="P3"><text:s/><text:span text:style-name="T1">[ <text:s/>61 <text:s/>290 <text:s text:c="2"/>41]</text:span></text:p>
      <text:p text:style-name="P3"><text:s/><text:span text:style-name="T1">[ <text:s/>60 <text:s/>290 <text:s text:c="2"/>41]</text:span></text:p>
      <text:p text:style-name="P3"><text:s/><text:span text:style-name="T1">[ <text:s/>59 <text:s/>290 <text:s text:c="2"/>41]</text:span></text:p>
      <text:p text:style-name="P3"><text:s/><text:span text:style-name="T1">[ <text:s/>56 <text:s/>290 <text:s text:c="2"/>41]</text:span></text:p>
      <text:p text:style-name="P3"><text:s/><text:span text:style-name="T1">[ <text:s/>55 <text:s/>290 <text:s text:c="2"/>41]</text:span></text:p>
      <text:p text:style-name="P3"><text:s/><text:span text:style-name="T1">[ <text:s/>54 <text:s/>290 <text:s text:c="2"/>41]</text:span></text:p>
      <text:p text:style-name="P3"><text:s/><text:span text:style-name="T1">[ <text:s/>55 <text:s/>289 <text:s text:c="2"/>41]</text:span></text:p>
      <text:p text:style-name="P3"><text:s/><text:span text:style-name="T1">[ <text:s/>56 <text:s/>289 <text:s text:c="2"/>41]</text:span></text:p>
      <text:p text:style-name="P3"><text:s/><text:span text:style-name="T1">[ <text:s/>62 <text:s/>290 <text:s text:c="2"/>41]</text:span></text:p>
      <text:p text:style-name="P3"><text:s/><text:span text:style-name="T1">[ <text:s/>67 <text:s/>289 <text:s text:c="2"/>41]</text:span></text:p>
      <text:p text:style-name="P3"><text:s/><text:span text:style-name="T1">[ <text:s/>68 <text:s/>289 <text:s text:c="2"/>41]</text:span></text:p>
      <text:p text:style-name="P3"><text:s/><text:span text:style-name="T1">[ <text:s/>69 <text:s/>289 <text:s text:c="2"/>41]</text:span></text:p>
      <text:p text:style-name="P3"><text:s/><text:span text:style-name="T1">[ 159 <text:s/>308 <text:s text:c="2"/>42]</text:span></text:p>
      <text:p text:style-name="P3"><text:s/><text:span text:style-name="T1">[ 160 <text:s/>308 <text:s text:c="2"/>42]</text:span></text:p>
      <text:p text:style-name="P3"><text:soft-page-break/><text:s/><text:span text:style-name="T1">[ 155 <text:s/>309 <text:s text:c="2"/>42]</text:span></text:p>
      <text:p text:style-name="P3"><text:s/><text:span text:style-name="T1">[ 154 <text:s/>309 <text:s text:c="2"/>42]</text:span></text:p>
      <text:p text:style-name="P3"><text:s/><text:span text:style-name="T1">[ 156 <text:s/>309 <text:s text:c="2"/>42]</text:span></text:p>
      <text:p text:style-name="P3"><text:s/><text:span text:style-name="T1">[ 157 <text:s/>309 <text:s text:c="2"/>42]</text:span></text:p>
      <text:p text:style-name="P3"><text:s/><text:span text:style-name="T1">[ 158 <text:s/>309 <text:s text:c="2"/>42]</text:span></text:p>
      <text:p text:style-name="P3"><text:s/><text:span text:style-name="T1">[ 158 <text:s/>308 <text:s text:c="2"/>42]</text:span></text:p>
      <text:p text:style-name="P3"><text:s/><text:span text:style-name="T1">[ 161 <text:s/>308 <text:s text:c="2"/>42]</text:span></text:p>
      <text:p text:style-name="P3"><text:s/><text:span text:style-name="T1">[ 157 <text:s/>308 <text:s text:c="2"/>42]</text:span></text:p>
      <text:p text:style-name="P3"><text:s/><text:span text:style-name="T1">[ 163 <text:s/>307 <text:s text:c="2"/>42]</text:span></text:p>
      <text:p text:style-name="P3"><text:s/><text:span text:style-name="T1">[ 154 <text:s/>306 <text:s text:c="2"/>42]</text:span></text:p>
      <text:p text:style-name="P3"><text:s/><text:span text:style-name="T1">[ 156 <text:s/>308 <text:s text:c="2"/>42]</text:span></text:p>
      <text:p text:style-name="P3"><text:s/><text:span text:style-name="T1">[ 156 <text:s/>306 <text:s text:c="2"/>42]</text:span></text:p>
      <text:p text:style-name="P3"><text:s/><text:span text:style-name="T1">[ 157 <text:s/>306 <text:s text:c="2"/>42]</text:span></text:p>
      <text:p text:style-name="P3"><text:s/><text:span text:style-name="T1">[ 158 <text:s/>306 <text:s text:c="2"/>42]</text:span></text:p>
      <text:p text:style-name="P3"><text:s/><text:span text:style-name="T1">[ 159 <text:s/>306 <text:s text:c="2"/>42]</text:span></text:p>
      <text:p text:style-name="P3"><text:s/><text:span text:style-name="T1">[ 160 <text:s/>306 <text:s text:c="2"/>42]</text:span></text:p>
      <text:p text:style-name="P3"><text:s/><text:span text:style-name="T1">[ 155 <text:s/>306 <text:s text:c="2"/>42]</text:span></text:p>
      <text:p text:style-name="P3"><text:s/><text:span text:style-name="T1">[ 163 <text:s/>306 <text:s text:c="2"/>42]</text:span></text:p>
      <text:p text:style-name="P3"><text:s/><text:span text:style-name="T1">[ 162 <text:s/>307 <text:s text:c="2"/>42]</text:span></text:p>
      <text:p text:style-name="P3"><text:s/><text:span text:style-name="T1">[ 162 <text:s/>306 <text:s text:c="2"/>42]</text:span></text:p>
      <text:p text:style-name="P3"><text:s/><text:span text:style-name="T1">[ 141 <text:s/>309 <text:s text:c="2"/>43]</text:span></text:p>
      <text:p text:style-name="P3"><text:s/><text:span text:style-name="T1">[ 149 <text:s/>310 <text:s text:c="2"/>43]</text:span></text:p>
      <text:p text:style-name="P3"><text:s/><text:span text:style-name="T1">[ 148 <text:s/>310 <text:s text:c="2"/>43]</text:span></text:p>
      <text:p text:style-name="P3"><text:s/><text:span text:style-name="T1">[ 147 <text:s/>310 <text:s text:c="2"/>43]</text:span></text:p>
      <text:p text:style-name="P3"><text:s/><text:span text:style-name="T1">[ 146 <text:s/>310 <text:s text:c="2"/>43]</text:span></text:p>
      <text:p text:style-name="P3"><text:s/><text:span text:style-name="T1">[ 145 <text:s/>310 <text:s text:c="2"/>43]</text:span></text:p>
      <text:p text:style-name="P3"><text:s/><text:span text:style-name="T1">[ 144 <text:s/>310 <text:s text:c="2"/>43]</text:span></text:p>
      <text:p text:style-name="P3"><text:s/><text:span text:style-name="T1">[ 142 <text:s/>310 <text:s text:c="2"/>43]</text:span></text:p>
      <text:p text:style-name="P3"><text:s/><text:span text:style-name="T1">[ 141 <text:s/>310 <text:s text:c="2"/>43]</text:span></text:p>
      <text:p text:style-name="P3"><text:s/><text:span text:style-name="T1">[ 140 <text:s/>310 <text:s text:c="2"/>43]</text:span></text:p>
      <text:p text:style-name="P3"><text:s/><text:span text:style-name="T1">[ 139 <text:s/>310 <text:s text:c="2"/>43]</text:span></text:p>
      <text:p text:style-name="P3"><text:s/><text:span text:style-name="T1">[ 145 <text:s/>308 <text:s text:c="2"/>43]</text:span></text:p>
      <text:p text:style-name="P3"><text:s/><text:span text:style-name="T1">[ 144 <text:s/>308 <text:s text:c="2"/>43]</text:span></text:p>
      <text:p text:style-name="P3"><text:s/><text:span text:style-name="T1">[ 140 <text:s/>309 <text:s text:c="2"/>43]</text:span></text:p>
      <text:p text:style-name="P3"><text:s/><text:span text:style-name="T1">[ 143 <text:s/>310 <text:s text:c="2"/>43]</text:span></text:p>
      <text:p text:style-name="P3"><text:s/><text:span text:style-name="T1">[ 146 <text:s/>308 <text:s text:c="2"/>43]]</text:span></text:p>
      <text:p text:style-name="P4">[array([[363, 204, <text:s text:c="2"/>0],</text:p>
      <text:p text:style-name="P3"><text:s text:c="7"/><text:span text:style-name="T1">[365, 204, <text:s text:c="2"/>0],</text:span></text:p>
      <text:p text:style-name="P3"><text:s text:c="7"/><text:span text:style-name="T1">[364, 204, <text:s text:c="2"/>0],</text:span></text:p>
      <text:p text:style-name="P3"><text:s text:c="7"/><text:span text:style-name="T1">[362, 205, <text:s text:c="2"/>0],</text:span></text:p>
      <text:p text:style-name="P3"><text:s text:c="7"/><text:span text:style-name="T1">[363, 205, <text:s text:c="2"/>0],</text:span></text:p>
      <text:p text:style-name="P3"><text:s text:c="7"/><text:span text:style-name="T1">[368, 205, <text:s text:c="2"/>0],</text:span></text:p>
      <text:p text:style-name="P3"><text:s text:c="7"/><text:span text:style-name="T1">[367, 205, <text:s text:c="2"/>0],</text:span></text:p>
      <text:p text:style-name="P3"><text:s text:c="7"/><text:span text:style-name="T1">[364, 205, <text:s text:c="2"/>0],</text:span></text:p>
      <text:p text:style-name="P3"><text:s text:c="7"/><text:span text:style-name="T1">[359, 204, <text:s text:c="2"/>0],</text:span></text:p>
      <text:p text:style-name="P3"><text:s text:c="7"/><text:span text:style-name="T1">[365, 205, <text:s text:c="2"/>0],</text:span></text:p>
      <text:p text:style-name="P3"><text:s text:c="7"/><text:span text:style-name="T1">[362, 204, <text:s text:c="2"/>0],</text:span></text:p>
      <text:p text:style-name="P3"><text:s text:c="7"/><text:span text:style-name="T1">[366, 205, <text:s text:c="2"/>0],</text:span></text:p>
      <text:p text:style-name="P3"><text:s text:c="7"/><text:span text:style-name="T1">[361, 204, <text:s text:c="2"/>0],</text:span></text:p>
      <text:p text:style-name="P3"><text:s text:c="7"/><text:span text:style-name="T1">[361, 205, <text:s text:c="2"/>0]]), array([[876, 230, <text:s text:c="2"/>1],</text:span></text:p>
      <text:p text:style-name="P3"><text:s text:c="7"/><text:span text:style-name="T1">[871, 250, <text:s text:c="2"/>1],</text:span></text:p>
      <text:p text:style-name="P3"><text:s text:c="7"/><text:span text:style-name="T1">[870, 250, <text:s text:c="2"/>1],</text:span></text:p>
      <text:p text:style-name="P3"><text:s text:c="7"/><text:span text:style-name="T1">[869, 250, <text:s text:c="2"/>1],</text:span></text:p>
      <text:p text:style-name="P3"><text:s text:c="7"/><text:span text:style-name="T1">[859, 251, <text:s text:c="2"/>1],</text:span></text:p>
      <text:p text:style-name="P3"><text:s text:c="7"/><text:span text:style-name="T1">[868, 250, <text:s text:c="2"/>1],</text:span></text:p>
      <text:p text:style-name="P3"><text:s text:c="7"/><text:span text:style-name="T1">[867, 250, <text:s text:c="2"/>1],</text:span></text:p>
      <text:p text:style-name="P3"><text:s text:c="7"/><text:span text:style-name="T1">[866, 250, <text:s text:c="2"/>1],</text:span></text:p>
      <text:p text:style-name="P3"><text:s text:c="7"/><text:span text:style-name="T1">[865, 250, <text:s text:c="2"/>1],</text:span></text:p>
      <text:p text:style-name="P3"><text:s text:c="7"/><text:span text:style-name="T1">[864, 250, <text:s text:c="2"/>1],</text:span></text:p>
      <text:p text:style-name="P3"><text:soft-page-break/><text:s text:c="7"/><text:span text:style-name="T1">[863, 250, <text:s text:c="2"/>1],</text:span></text:p>
      <text:p text:style-name="P3"><text:s text:c="7"/><text:span text:style-name="T1">[862, 250, <text:s text:c="2"/>1],</text:span></text:p>
      <text:p text:style-name="P3"><text:s text:c="7"/><text:span text:style-name="T1">[861, 250, <text:s text:c="2"/>1],</text:span></text:p>
      <text:p text:style-name="P3"><text:s text:c="7"/><text:span text:style-name="T1">[860, 250, <text:s text:c="2"/>1],</text:span></text:p>
      <text:p text:style-name="P3"><text:s text:c="7"/><text:span text:style-name="T1">[859, 250, <text:s text:c="2"/>1],</text:span></text:p>
      <text:p text:style-name="P3"><text:s text:c="7"/><text:span text:style-name="T1">[877, 249, <text:s text:c="2"/>1],</text:span></text:p>
      <text:p text:style-name="P3"><text:s text:c="7"/><text:span text:style-name="T1">[876, 249, <text:s text:c="2"/>1],</text:span></text:p>
      <text:p text:style-name="P3"><text:s text:c="7"/><text:span text:style-name="T1">[860, 251, <text:s text:c="2"/>1],</text:span></text:p>
      <text:p text:style-name="P3"><text:s text:c="7"/><text:span text:style-name="T1">[875, 249, <text:s text:c="2"/>1],</text:span></text:p>
      <text:p text:style-name="P3"><text:s text:c="7"/><text:span text:style-name="T1">[874, 249, <text:s text:c="2"/>1],</text:span></text:p>
      <text:p text:style-name="P3"><text:s text:c="7"/><text:span text:style-name="T1">[861, 251, <text:s text:c="2"/>1],</text:span></text:p>
      <text:p text:style-name="P3"><text:s text:c="7"/><text:span text:style-name="T1">[862, 251, <text:s text:c="2"/>1],</text:span></text:p>
      <text:p text:style-name="P3"><text:s text:c="7"/><text:span text:style-name="T1">[872, 250, <text:s text:c="2"/>1],</text:span></text:p>
      <text:p text:style-name="P3"><text:s text:c="7"/><text:span text:style-name="T1">[875, 230, <text:s text:c="2"/>1],</text:span></text:p>
      <text:p text:style-name="P3"><text:s text:c="7"/><text:span text:style-name="T1">[873, 250, <text:s text:c="2"/>1],</text:span></text:p>
      <text:p text:style-name="P3"><text:s text:c="7"/><text:span text:style-name="T1">[860, 230, <text:s text:c="2"/>1],</text:span></text:p>
      <text:p text:style-name="P3"><text:s text:c="7"/><text:span text:style-name="T1">[877, 230, <text:s text:c="2"/>1],</text:span></text:p>
      <text:p text:style-name="P3"><text:s text:c="7"/><text:span text:style-name="T1">[878, 230, <text:s text:c="2"/>1],</text:span></text:p>
      <text:p text:style-name="P3"><text:s text:c="7"/><text:span text:style-name="T1">[874, 230, <text:s text:c="2"/>1],</text:span></text:p>
      <text:p text:style-name="P3"><text:s text:c="7"/><text:span text:style-name="T1">[866, 210, <text:s text:c="2"/>1],</text:span></text:p>
      <text:p text:style-name="P3"><text:s text:c="7"/><text:span text:style-name="T1">[865, 210, <text:s text:c="2"/>1],</text:span></text:p>
      <text:p text:style-name="P3"><text:s text:c="7"/><text:span text:style-name="T1">[873, 230, <text:s text:c="2"/>1],</text:span></text:p>
      <text:p text:style-name="P3"><text:s text:c="7"/><text:span text:style-name="T1">[872, 230, <text:s text:c="2"/>1],</text:span></text:p>
      <text:p text:style-name="P3"><text:s text:c="7"/><text:span text:style-name="T1">[871, 230, <text:s text:c="2"/>1],</text:span></text:p>
      <text:p text:style-name="P3"><text:s text:c="7"/><text:span text:style-name="T1">[870, 230, <text:s text:c="2"/>1],</text:span></text:p>
      <text:p text:style-name="P3"><text:s text:c="7"/><text:span text:style-name="T1">[869, 230, <text:s text:c="2"/>1],</text:span></text:p>
      <text:p text:style-name="P3"><text:s text:c="7"/><text:span text:style-name="T1">[868, 230, <text:s text:c="2"/>1],</text:span></text:p>
      <text:p text:style-name="P3"><text:s text:c="7"/><text:span text:style-name="T1">[867, 230, <text:s text:c="2"/>1],</text:span></text:p>
      <text:p text:style-name="P3"><text:s text:c="7"/><text:span text:style-name="T1">[866, 230, <text:s text:c="2"/>1],</text:span></text:p>
      <text:p text:style-name="P3"><text:s text:c="7"/><text:span text:style-name="T1">[865, 230, <text:s text:c="2"/>1],</text:span></text:p>
      <text:p text:style-name="P3"><text:s text:c="7"/><text:span text:style-name="T1">[864, 230, <text:s text:c="2"/>1],</text:span></text:p>
      <text:p text:style-name="P3"><text:s text:c="7"/><text:span text:style-name="T1">[863, 230, <text:s text:c="2"/>1],</text:span></text:p>
      <text:p text:style-name="P3"><text:s text:c="7"/><text:span text:style-name="T1">[862, 230, <text:s text:c="2"/>1],</text:span></text:p>
      <text:p text:style-name="P3"><text:s text:c="7"/><text:span text:style-name="T1">[861, 230, <text:s text:c="2"/>1],</text:span></text:p>
      <text:p text:style-name="P3"><text:s text:c="7"/><text:span text:style-name="T1">[877, 250, <text:s text:c="2"/>1],</text:span></text:p>
      <text:p text:style-name="P3"><text:s text:c="7"/><text:span text:style-name="T1">[876, 250, <text:s text:c="2"/>1],</text:span></text:p>
      <text:p text:style-name="P3"><text:s text:c="7"/><text:span text:style-name="T1">[875, 250, <text:s text:c="2"/>1],</text:span></text:p>
      <text:p text:style-name="P3"><text:s text:c="7"/><text:span text:style-name="T1">[874, 250, <text:s text:c="2"/>1],</text:span></text:p>
      <text:p text:style-name="P3"><text:s text:c="7"/><text:span text:style-name="T1">[867, 231, <text:s text:c="2"/>1],</text:span></text:p>
      <text:p text:style-name="P3"><text:s text:c="7"/><text:span text:style-name="T1">[873, 249, <text:s text:c="2"/>1],</text:span></text:p>
      <text:p text:style-name="P3"><text:s text:c="7"/><text:span text:style-name="T1">[868, 232, <text:s text:c="2"/>1],</text:span></text:p>
      <text:p text:style-name="P3"><text:s text:c="7"/><text:span text:style-name="T1">[870, 231, <text:s text:c="2"/>1],</text:span></text:p>
      <text:p text:style-name="P3"><text:s text:c="7"/><text:span text:style-name="T1">[871, 248, <text:s text:c="2"/>1],</text:span></text:p>
      <text:p text:style-name="P3"><text:s text:c="7"/><text:span text:style-name="T1">[872, 248, <text:s text:c="2"/>1],</text:span></text:p>
      <text:p text:style-name="P3"><text:s text:c="7"/><text:span text:style-name="T1">[873, 248, <text:s text:c="2"/>1],</text:span></text:p>
      <text:p text:style-name="P3"><text:s text:c="7"/><text:span text:style-name="T1">[874, 248, <text:s text:c="2"/>1],</text:span></text:p>
      <text:p text:style-name="P3"><text:s text:c="7"/><text:span text:style-name="T1">[875, 248, <text:s text:c="2"/>1],</text:span></text:p>
      <text:p text:style-name="P3"><text:s text:c="7"/><text:span text:style-name="T1">[870, 248, <text:s text:c="2"/>1],</text:span></text:p>
      <text:p text:style-name="P3"><text:s text:c="7"/><text:span text:style-name="T1">[876, 248, <text:s text:c="2"/>1],</text:span></text:p>
      <text:p text:style-name="P3"><text:s text:c="7"/><text:span text:style-name="T1">[876, 210, <text:s text:c="2"/>1],</text:span></text:p>
      <text:p text:style-name="P3"><text:s text:c="7"/><text:span text:style-name="T1">[871, 231, <text:s text:c="2"/>1],</text:span></text:p>
      <text:p text:style-name="P3"><text:s text:c="7"/><text:span text:style-name="T1">[872, 231, <text:s text:c="2"/>1],</text:span></text:p>
      <text:p text:style-name="P3"><text:s text:c="7"/><text:span text:style-name="T1">[874, 210, <text:s text:c="2"/>1],</text:span></text:p>
      <text:p text:style-name="P3"><text:s text:c="7"/><text:span text:style-name="T1">[873, 231, <text:s text:c="2"/>1],</text:span></text:p>
      <text:p text:style-name="P3"><text:s text:c="7"/><text:span text:style-name="T1">[874, 231, <text:s text:c="2"/>1],</text:span></text:p>
      <text:p text:style-name="P3"><text:s text:c="7"/><text:span text:style-name="T1">[875, 210, <text:s text:c="2"/>1],</text:span></text:p>
      <text:p text:style-name="P3"><text:s text:c="7"/><text:span text:style-name="T1">[875, 231, <text:s text:c="2"/>1],</text:span></text:p>
      <text:p text:style-name="P3"><text:s text:c="7"/><text:span text:style-name="T1">[869, 248, <text:s text:c="2"/>1],</text:span></text:p>
      <text:p text:style-name="P3"><text:s text:c="7"/><text:span text:style-name="T1">[867, 248, <text:s text:c="2"/>1],</text:span></text:p>
      <text:p text:style-name="P3"><text:soft-page-break/><text:s text:c="7"/><text:span text:style-name="T1">[866, 231, <text:s text:c="2"/>1],</text:span></text:p>
      <text:p text:style-name="P3"><text:s text:c="7"/><text:span text:style-name="T1">[865, 231, <text:s text:c="2"/>1],</text:span></text:p>
      <text:p text:style-name="P3"><text:s text:c="7"/><text:span text:style-name="T1">[864, 231, <text:s text:c="2"/>1],</text:span></text:p>
      <text:p text:style-name="P3"><text:s text:c="7"/><text:span text:style-name="T1">[863, 231, <text:s text:c="2"/>1],</text:span></text:p>
      <text:p text:style-name="P3"><text:s text:c="7"/><text:span text:style-name="T1">[862, 231, <text:s text:c="2"/>1],</text:span></text:p>
      <text:p text:style-name="P3"><text:s text:c="7"/><text:span text:style-name="T1">[861, 231, <text:s text:c="2"/>1],</text:span></text:p>
      <text:p text:style-name="P3"><text:s text:c="7"/><text:span text:style-name="T1">[868, 248, <text:s text:c="2"/>1],</text:span></text:p>
      <text:p text:style-name="P3"><text:s text:c="7"/><text:span text:style-name="T1">[860, 231, <text:s text:c="2"/>1],</text:span></text:p>
      <text:p text:style-name="P3"><text:s text:c="7"/><text:span text:style-name="T1">[862, 248, <text:s text:c="2"/>1],</text:span></text:p>
      <text:p text:style-name="P3"><text:s text:c="7"/><text:span text:style-name="T1">[863, 248, <text:s text:c="2"/>1],</text:span></text:p>
      <text:p text:style-name="P3"><text:s text:c="7"/><text:span text:style-name="T1">[864, 248, <text:s text:c="2"/>1],</text:span></text:p>
      <text:p text:style-name="P3"><text:s text:c="7"/><text:span text:style-name="T1">[865, 248, <text:s text:c="2"/>1],</text:span></text:p>
      <text:p text:style-name="P3"><text:s text:c="7"/><text:span text:style-name="T1">[869, 231, <text:s text:c="2"/>1],</text:span></text:p>
      <text:p text:style-name="P3"><text:s text:c="7"/><text:span text:style-name="T1">[866, 248, <text:s text:c="2"/>1],</text:span></text:p>
      <text:p text:style-name="P3"><text:s text:c="7"/><text:span text:style-name="T1">[861, 248, <text:s text:c="2"/>1],</text:span></text:p>
      <text:p text:style-name="P3"><text:s text:c="7"/><text:span text:style-name="T1">[873, 210, <text:s text:c="2"/>1],</text:span></text:p>
      <text:p text:style-name="P3"><text:s text:c="7"/><text:span text:style-name="T1">[872, 210, <text:s text:c="2"/>1],</text:span></text:p>
      <text:p text:style-name="P3"><text:s text:c="7"/><text:span text:style-name="T1">[871, 210, <text:s text:c="2"/>1],</text:span></text:p>
      <text:p text:style-name="P3"><text:s text:c="7"/><text:span text:style-name="T1">[862, 249, <text:s text:c="2"/>1],</text:span></text:p>
      <text:p text:style-name="P3"><text:s text:c="7"/><text:span text:style-name="T1">[863, 249, <text:s text:c="2"/>1],</text:span></text:p>
      <text:p text:style-name="P3"><text:s text:c="7"/><text:span text:style-name="T1">[864, 249, <text:s text:c="2"/>1],</text:span></text:p>
      <text:p text:style-name="P3"><text:s text:c="7"/><text:span text:style-name="T1">[865, 249, <text:s text:c="2"/>1],</text:span></text:p>
      <text:p text:style-name="P3"><text:s text:c="7"/><text:span text:style-name="T1">[866, 249, <text:s text:c="2"/>1],</text:span></text:p>
      <text:p text:style-name="P3"><text:s text:c="7"/><text:span text:style-name="T1">[867, 249, <text:s text:c="2"/>1],</text:span></text:p>
      <text:p text:style-name="P3"><text:s text:c="7"/><text:span text:style-name="T1">[865, 232, <text:s text:c="2"/>1],</text:span></text:p>
      <text:p text:style-name="P3"><text:s text:c="7"/><text:span text:style-name="T1">[868, 249, <text:s text:c="2"/>1],</text:span></text:p>
      <text:p text:style-name="P3"><text:s text:c="7"/><text:span text:style-name="T1">[870, 249, <text:s text:c="2"/>1],</text:span></text:p>
      <text:p text:style-name="P3"><text:s text:c="7"/><text:span text:style-name="T1">[871, 249, <text:s text:c="2"/>1],</text:span></text:p>
      <text:p text:style-name="P3"><text:s text:c="7"/><text:span text:style-name="T1">[872, 249, <text:s text:c="2"/>1],</text:span></text:p>
      <text:p text:style-name="P3"><text:s text:c="7"/><text:span text:style-name="T1">[868, 231, <text:s text:c="2"/>1],</text:span></text:p>
      <text:p text:style-name="P3"><text:s text:c="7"/><text:span text:style-name="T1">[866, 232, <text:s text:c="2"/>1],</text:span></text:p>
      <text:p text:style-name="P3"><text:s text:c="7"/><text:span text:style-name="T1">[867, 232, <text:s text:c="2"/>1],</text:span></text:p>
      <text:p text:style-name="P3"><text:s text:c="7"/><text:span text:style-name="T1">[869, 249, <text:s text:c="2"/>1],</text:span></text:p>
      <text:p text:style-name="P3"><text:s text:c="7"/><text:span text:style-name="T1">[864, 232, <text:s text:c="2"/>1],</text:span></text:p>
      <text:p text:style-name="P3"><text:s text:c="7"/><text:span text:style-name="T1">[863, 232, <text:s text:c="2"/>1],</text:span></text:p>
      <text:p text:style-name="P3"><text:s text:c="7"/><text:span text:style-name="T1">[862, 232, <text:s text:c="2"/>1],</text:span></text:p>
      <text:p text:style-name="P3"><text:s text:c="7"/><text:span text:style-name="T1">[870, 210, <text:s text:c="2"/>1],</text:span></text:p>
      <text:p text:style-name="P3"><text:s text:c="7"/><text:span text:style-name="T1">[869, 210, <text:s text:c="2"/>1],</text:span></text:p>
      <text:p text:style-name="P3"><text:s text:c="7"/><text:span text:style-name="T1">[868, 210, <text:s text:c="2"/>1],</text:span></text:p>
      <text:p text:style-name="P3"><text:s text:c="7"/><text:span text:style-name="T1">[867, 210, <text:s text:c="2"/>1],</text:span></text:p>
      <text:p text:style-name="P3"><text:s text:c="7"/><text:span text:style-name="T1">[876, 231, <text:s text:c="2"/>1],</text:span></text:p>
      <text:p text:style-name="P3"><text:s text:c="7"/><text:span text:style-name="T1">[877, 231, <text:s text:c="2"/>1],</text:span></text:p>
      <text:p text:style-name="P3"><text:s text:c="7"/><text:span text:style-name="T1">[878, 231, <text:s text:c="2"/>1],</text:span></text:p>
      <text:p text:style-name="P3"><text:s text:c="7"/><text:span text:style-name="T1">[860, 248, <text:s text:c="2"/>1],</text:span></text:p>
      <text:p text:style-name="P3"><text:s text:c="7"/><text:span text:style-name="T1">[859, 248, <text:s text:c="2"/>1],</text:span></text:p>
      <text:p text:style-name="P3"><text:s text:c="7"/><text:span text:style-name="T1">[877, 248, <text:s text:c="2"/>1],</text:span></text:p>
      <text:p text:style-name="P3"><text:s text:c="7"/><text:span text:style-name="T1">[859, 249, <text:s text:c="2"/>1],</text:span></text:p>
      <text:p text:style-name="P3"><text:s text:c="7"/><text:span text:style-name="T1">[860, 249, <text:s text:c="2"/>1],</text:span></text:p>
      <text:p text:style-name="P3"><text:s text:c="7"/><text:span text:style-name="T1">[861, 249, <text:s text:c="2"/>1],</text:span></text:p>
      <text:p text:style-name="P3"><text:s text:c="7"/><text:span text:style-name="T1">[860, 232, <text:s text:c="2"/>1],</text:span></text:p>
      <text:p text:style-name="P3"><text:s text:c="7"/><text:span text:style-name="T1">[861, 232, <text:s text:c="2"/>1],</text:span></text:p>
      <text:p text:style-name="P3"><text:s text:c="7"/><text:span text:style-name="T1">[869, 232, <text:s text:c="2"/>1],</text:span></text:p>
      <text:p text:style-name="P3"><text:s text:c="7"/><text:span text:style-name="T1">[863, 251, <text:s text:c="2"/>1],</text:span></text:p>
      <text:p text:style-name="P3"><text:s text:c="7"/><text:span text:style-name="T1">[865, 253, <text:s text:c="2"/>1],</text:span></text:p>
      <text:p text:style-name="P3"><text:s text:c="7"/><text:span text:style-name="T1">[865, 251, <text:s text:c="2"/>1],</text:span></text:p>
      <text:p text:style-name="P3"><text:s text:c="7"/><text:span text:style-name="T1">[863, 228, <text:s text:c="2"/>1],</text:span></text:p>
      <text:p text:style-name="P3"><text:s text:c="7"/><text:span text:style-name="T1">[862, 228, <text:s text:c="2"/>1],</text:span></text:p>
      <text:p text:style-name="P3"><text:s text:c="7"/><text:span text:style-name="T1">[861, 228, <text:s text:c="2"/>1],</text:span></text:p>
      <text:p text:style-name="P3"><text:s text:c="7"/><text:span text:style-name="T1">[860, 228, <text:s text:c="2"/>1],</text:span></text:p>
      <text:p text:style-name="P3"><text:soft-page-break/><text:s text:c="7"/><text:span text:style-name="T1">[876, 254, <text:s text:c="2"/>1],</text:span></text:p>
      <text:p text:style-name="P3"><text:s text:c="7"/><text:span text:style-name="T1">[870, 209, <text:s text:c="2"/>1],</text:span></text:p>
      <text:p text:style-name="P3"><text:s text:c="7"/><text:span text:style-name="T1">[869, 209, <text:s text:c="2"/>1],</text:span></text:p>
      <text:p text:style-name="P3"><text:s text:c="7"/><text:span text:style-name="T1">[868, 209, <text:s text:c="2"/>1],</text:span></text:p>
      <text:p text:style-name="P3"><text:s text:c="7"/><text:span text:style-name="T1">[867, 209, <text:s text:c="2"/>1],</text:span></text:p>
      <text:p text:style-name="P3"><text:s text:c="7"/><text:span text:style-name="T1">[858, 255, <text:s text:c="2"/>1],</text:span></text:p>
      <text:p text:style-name="P3"><text:s text:c="7"/><text:span text:style-name="T1">[859, 255, <text:s text:c="2"/>1],</text:span></text:p>
      <text:p text:style-name="P3"><text:s text:c="7"/><text:span text:style-name="T1">[860, 255, <text:s text:c="2"/>1],</text:span></text:p>
      <text:p text:style-name="P3"><text:s text:c="7"/><text:span text:style-name="T1">[861, 255, <text:s text:c="2"/>1],</text:span></text:p>
      <text:p text:style-name="P3"><text:s text:c="7"/><text:span text:style-name="T1">[862, 255, <text:s text:c="2"/>1],</text:span></text:p>
      <text:p text:style-name="P3"><text:s text:c="7"/><text:span text:style-name="T1">[863, 255, <text:s text:c="2"/>1],</text:span></text:p>
      <text:p text:style-name="P3"><text:s text:c="7"/><text:span text:style-name="T1">[864, 255, <text:s text:c="2"/>1],</text:span></text:p>
      <text:p text:style-name="P3"><text:s text:c="7"/><text:span text:style-name="T1">[865, 255, <text:s text:c="2"/>1],</text:span></text:p>
      <text:p text:style-name="P3"><text:s text:c="7"/><text:span text:style-name="T1">[864, 228, <text:s text:c="2"/>1],</text:span></text:p>
      <text:p text:style-name="P3"><text:s text:c="7"/><text:span text:style-name="T1">[866, 255, <text:s text:c="2"/>1],</text:span></text:p>
      <text:p text:style-name="P3"><text:s text:c="7"/><text:span text:style-name="T1">[865, 228, <text:s text:c="2"/>1],</text:span></text:p>
      <text:p text:style-name="P3"><text:s text:c="7"/><text:span text:style-name="T1">[867, 228, <text:s text:c="2"/>1],</text:span></text:p>
      <text:p text:style-name="P3"><text:s text:c="7"/><text:span text:style-name="T1">[870, 254, <text:s text:c="2"/>1],</text:span></text:p>
      <text:p text:style-name="P3"><text:s text:c="7"/><text:span text:style-name="T1">[871, 254, <text:s text:c="2"/>1],</text:span></text:p>
      <text:p text:style-name="P3"><text:s text:c="7"/><text:span text:style-name="T1">[872, 254, <text:s text:c="2"/>1],</text:span></text:p>
      <text:p text:style-name="P3"><text:s text:c="7"/><text:span text:style-name="T1">[873, 254, <text:s text:c="2"/>1],</text:span></text:p>
      <text:p text:style-name="P3"><text:s text:c="7"/><text:span text:style-name="T1">[874, 254, <text:s text:c="2"/>1],</text:span></text:p>
      <text:p text:style-name="P3"><text:s text:c="7"/><text:span text:style-name="T1">[875, 254, <text:s text:c="2"/>1],</text:span></text:p>
      <text:p text:style-name="P3"><text:s text:c="7"/><text:span text:style-name="T1">[878, 228, <text:s text:c="2"/>1],</text:span></text:p>
      <text:p text:style-name="P3"><text:s text:c="7"/><text:span text:style-name="T1">[877, 228, <text:s text:c="2"/>1],</text:span></text:p>
      <text:p text:style-name="P3"><text:s text:c="7"/><text:span text:style-name="T1">[876, 228, <text:s text:c="2"/>1],</text:span></text:p>
      <text:p text:style-name="P3"><text:s text:c="7"/><text:span text:style-name="T1">[875, 228, <text:s text:c="2"/>1],</text:span></text:p>
      <text:p text:style-name="P3"><text:s text:c="7"/><text:span text:style-name="T1">[874, 228, <text:s text:c="2"/>1],</text:span></text:p>
      <text:p text:style-name="P3"><text:s text:c="7"/><text:span text:style-name="T1">[873, 228, <text:s text:c="2"/>1],</text:span></text:p>
      <text:p text:style-name="P3"><text:s text:c="7"/><text:span text:style-name="T1">[872, 228, <text:s text:c="2"/>1],</text:span></text:p>
      <text:p text:style-name="P3"><text:s text:c="7"/><text:span text:style-name="T1">[871, 228, <text:s text:c="2"/>1],</text:span></text:p>
      <text:p text:style-name="P3"><text:s text:c="7"/><text:span text:style-name="T1">[870, 228, <text:s text:c="2"/>1],</text:span></text:p>
      <text:p text:style-name="P3"><text:s text:c="7"/><text:span text:style-name="T1">[869, 228, <text:s text:c="2"/>1],</text:span></text:p>
      <text:p text:style-name="P3"><text:s text:c="7"/><text:span text:style-name="T1">[868, 228, <text:s text:c="2"/>1],</text:span></text:p>
      <text:p text:style-name="P3"><text:s text:c="7"/><text:span text:style-name="T1">[866, 228, <text:s text:c="2"/>1],</text:span></text:p>
      <text:p text:style-name="P3"><text:s text:c="7"/><text:span text:style-name="T1">[869, 254, <text:s text:c="2"/>1],</text:span></text:p>
      <text:p text:style-name="P3"><text:s text:c="7"/><text:span text:style-name="T1">[867, 255, <text:s text:c="2"/>1],</text:span></text:p>
      <text:p text:style-name="P3"><text:s text:c="7"/><text:span text:style-name="T1">[869, 255, <text:s text:c="2"/>1],</text:span></text:p>
      <text:p text:style-name="P3"><text:s text:c="7"/><text:span text:style-name="T1">[871, 256, <text:s text:c="2"/>1],</text:span></text:p>
      <text:p text:style-name="P3"><text:s text:c="7"/><text:span text:style-name="T1">[872, 256, <text:s text:c="2"/>1],</text:span></text:p>
      <text:p text:style-name="P3"><text:s text:c="7"/><text:span text:style-name="T1">[873, 256, <text:s text:c="2"/>1],</text:span></text:p>
      <text:p text:style-name="P3"><text:s text:c="7"/><text:span text:style-name="T1">[874, 256, <text:s text:c="2"/>1],</text:span></text:p>
      <text:p text:style-name="P3"><text:s text:c="7"/><text:span text:style-name="T1">[875, 256, <text:s text:c="2"/>1],</text:span></text:p>
      <text:p text:style-name="P3"><text:s text:c="7"/><text:span text:style-name="T1">[876, 256, <text:s text:c="2"/>1],</text:span></text:p>
      <text:p text:style-name="P3"><text:s text:c="7"/><text:span text:style-name="T1">[878, 227, <text:s text:c="2"/>1],</text:span></text:p>
      <text:p text:style-name="P3"><text:s text:c="7"/><text:span text:style-name="T1">[877, 227, <text:s text:c="2"/>1],</text:span></text:p>
      <text:p text:style-name="P3"><text:s text:c="7"/><text:span text:style-name="T1">[876, 227, <text:s text:c="2"/>1],</text:span></text:p>
      <text:p text:style-name="P3"><text:s text:c="7"/><text:span text:style-name="T1">[875, 227, <text:s text:c="2"/>1],</text:span></text:p>
      <text:p text:style-name="P3"><text:s text:c="7"/><text:span text:style-name="T1">[874, 227, <text:s text:c="2"/>1],</text:span></text:p>
      <text:p text:style-name="P3"><text:s text:c="7"/><text:span text:style-name="T1">[873, 227, <text:s text:c="2"/>1],</text:span></text:p>
      <text:p text:style-name="P3"><text:s text:c="7"/><text:span text:style-name="T1">[872, 227, <text:s text:c="2"/>1],</text:span></text:p>
      <text:p text:style-name="P3"><text:s text:c="7"/><text:span text:style-name="T1">[871, 227, <text:s text:c="2"/>1],</text:span></text:p>
      <text:p text:style-name="P3"><text:s text:c="7"/><text:span text:style-name="T1">[870, 227, <text:s text:c="2"/>1],</text:span></text:p>
      <text:p text:style-name="P3"><text:s text:c="7"/><text:span text:style-name="T1">[869, 227, <text:s text:c="2"/>1],</text:span></text:p>
      <text:p text:style-name="P3"><text:s text:c="7"/><text:span text:style-name="T1">[868, 227, <text:s text:c="2"/>1],</text:span></text:p>
      <text:p text:style-name="P3"><text:s text:c="7"/><text:span text:style-name="T1">[870, 256, <text:s text:c="2"/>1],</text:span></text:p>
      <text:p text:style-name="P3"><text:s text:c="7"/><text:span text:style-name="T1">[868, 255, <text:s text:c="2"/>1],</text:span></text:p>
      <text:p text:style-name="P3"><text:s text:c="7"/><text:span text:style-name="T1">[869, 256, <text:s text:c="2"/>1],</text:span></text:p>
      <text:p text:style-name="P3"><text:s text:c="7"/><text:span text:style-name="T1">[867, 256, <text:s text:c="2"/>1],</text:span></text:p>
      <text:p text:style-name="P3"><text:soft-page-break/><text:s text:c="7"/><text:span text:style-name="T1">[870, 255, <text:s text:c="2"/>1],</text:span></text:p>
      <text:p text:style-name="P3"><text:s text:c="7"/><text:span text:style-name="T1">[871, 255, <text:s text:c="2"/>1],</text:span></text:p>
      <text:p text:style-name="P3"><text:s text:c="7"/><text:span text:style-name="T1">[872, 255, <text:s text:c="2"/>1],</text:span></text:p>
      <text:p text:style-name="P3"><text:s text:c="7"/><text:span text:style-name="T1">[873, 255, <text:s text:c="2"/>1],</text:span></text:p>
      <text:p text:style-name="P3"><text:s text:c="7"/><text:span text:style-name="T1">[874, 255, <text:s text:c="2"/>1],</text:span></text:p>
      <text:p text:style-name="P3"><text:s text:c="7"/><text:span text:style-name="T1">[875, 255, <text:s text:c="2"/>1],</text:span></text:p>
      <text:p text:style-name="P3"><text:s text:c="7"/><text:span text:style-name="T1">[876, 255, <text:s text:c="2"/>1],</text:span></text:p>
      <text:p text:style-name="P3"><text:s text:c="7"/><text:span text:style-name="T1">[866, 209, <text:s text:c="2"/>1],</text:span></text:p>
      <text:p text:style-name="P3"><text:s text:c="7"/><text:span text:style-name="T1">[858, 256, <text:s text:c="2"/>1],</text:span></text:p>
      <text:p text:style-name="P3"><text:s text:c="7"/><text:span text:style-name="T1">[859, 256, <text:s text:c="2"/>1],</text:span></text:p>
      <text:p text:style-name="P3"><text:s text:c="7"/><text:span text:style-name="T1">[860, 256, <text:s text:c="2"/>1],</text:span></text:p>
      <text:p text:style-name="P3"><text:s text:c="7"/><text:span text:style-name="T1">[861, 256, <text:s text:c="2"/>1],</text:span></text:p>
      <text:p text:style-name="P3"><text:s text:c="7"/><text:span text:style-name="T1">[862, 256, <text:s text:c="2"/>1],</text:span></text:p>
      <text:p text:style-name="P3"><text:s text:c="7"/><text:span text:style-name="T1">[863, 256, <text:s text:c="2"/>1],</text:span></text:p>
      <text:p text:style-name="P3"><text:s text:c="7"/><text:span text:style-name="T1">[864, 256, <text:s text:c="2"/>1],</text:span></text:p>
      <text:p text:style-name="P3"><text:s text:c="7"/><text:span text:style-name="T1">[865, 256, <text:s text:c="2"/>1],</text:span></text:p>
      <text:p text:style-name="P3"><text:s text:c="7"/><text:span text:style-name="T1">[866, 256, <text:s text:c="2"/>1],</text:span></text:p>
      <text:p text:style-name="P3"><text:s text:c="7"/><text:span text:style-name="T1">[868, 256, <text:s text:c="2"/>1],</text:span></text:p>
      <text:p text:style-name="P3"><text:s text:c="7"/><text:span text:style-name="T1">[868, 254, <text:s text:c="2"/>1],</text:span></text:p>
      <text:p text:style-name="P3"><text:s text:c="7"/><text:span text:style-name="T1">[867, 254, <text:s text:c="2"/>1],</text:span></text:p>
      <text:p text:style-name="P3"><text:s text:c="7"/><text:span text:style-name="T1">[866, 254, <text:s text:c="2"/>1],</text:span></text:p>
      <text:p text:style-name="P3"><text:s text:c="7"/><text:span text:style-name="T1">[868, 252, <text:s text:c="2"/>1],</text:span></text:p>
      <text:p text:style-name="P3"><text:s text:c="7"/><text:span text:style-name="T1">[869, 252, <text:s text:c="2"/>1],</text:span></text:p>
      <text:p text:style-name="P3"><text:s text:c="7"/><text:span text:style-name="T1">[870, 252, <text:s text:c="2"/>1],</text:span></text:p>
      <text:p text:style-name="P3"><text:s text:c="7"/><text:span text:style-name="T1">[878, 229, <text:s text:c="2"/>1],</text:span></text:p>
      <text:p text:style-name="P3"><text:s text:c="7"/><text:span text:style-name="T1">[877, 229, <text:s text:c="2"/>1],</text:span></text:p>
      <text:p text:style-name="P3"><text:s text:c="7"/><text:span text:style-name="T1">[876, 229, <text:s text:c="2"/>1],</text:span></text:p>
      <text:p text:style-name="P3"><text:s text:c="7"/><text:span text:style-name="T1">[875, 229, <text:s text:c="2"/>1],</text:span></text:p>
      <text:p text:style-name="P3"><text:s text:c="7"/><text:span text:style-name="T1">[874, 229, <text:s text:c="2"/>1],</text:span></text:p>
      <text:p text:style-name="P3"><text:s text:c="7"/><text:span text:style-name="T1">[873, 229, <text:s text:c="2"/>1],</text:span></text:p>
      <text:p text:style-name="P3"><text:s text:c="7"/><text:span text:style-name="T1">[872, 229, <text:s text:c="2"/>1],</text:span></text:p>
      <text:p text:style-name="P3"><text:s text:c="7"/><text:span text:style-name="T1">[871, 229, <text:s text:c="2"/>1],</text:span></text:p>
      <text:p text:style-name="P3"><text:s text:c="7"/><text:span text:style-name="T1">[870, 229, <text:s text:c="2"/>1],</text:span></text:p>
      <text:p text:style-name="P3"><text:s text:c="7"/><text:span text:style-name="T1">[869, 229, <text:s text:c="2"/>1],</text:span></text:p>
      <text:p text:style-name="P3"><text:s text:c="7"/><text:span text:style-name="T1">[868, 229, <text:s text:c="2"/>1],</text:span></text:p>
      <text:p text:style-name="P3"><text:s text:c="7"/><text:span text:style-name="T1">[867, 229, <text:s text:c="2"/>1],</text:span></text:p>
      <text:p text:style-name="P3"><text:s text:c="7"/><text:span text:style-name="T1">[866, 229, <text:s text:c="2"/>1],</text:span></text:p>
      <text:p text:style-name="P3"><text:s text:c="7"/><text:span text:style-name="T1">[865, 229, <text:s text:c="2"/>1],</text:span></text:p>
      <text:p text:style-name="P3"><text:s text:c="7"/><text:span text:style-name="T1">[867, 252, <text:s text:c="2"/>1],</text:span></text:p>
      <text:p text:style-name="P3"><text:s text:c="7"/><text:span text:style-name="T1">[864, 229, <text:s text:c="2"/>1],</text:span></text:p>
      <text:p text:style-name="P3"><text:s text:c="7"/><text:span text:style-name="T1">[866, 252, <text:s text:c="2"/>1],</text:span></text:p>
      <text:p text:style-name="P3"><text:s text:c="7"/><text:span text:style-name="T1">[864, 252, <text:s text:c="2"/>1],</text:span></text:p>
      <text:p text:style-name="P3"><text:s text:c="7"/><text:span text:style-name="T1">[866, 251, <text:s text:c="2"/>1],</text:span></text:p>
      <text:p text:style-name="P3"><text:s text:c="7"/><text:span text:style-name="T1">[867, 251, <text:s text:c="2"/>1],</text:span></text:p>
      <text:p text:style-name="P3"><text:s text:c="7"/><text:span text:style-name="T1">[868, 251, <text:s text:c="2"/>1],</text:span></text:p>
      <text:p text:style-name="P3"><text:s text:c="7"/><text:span text:style-name="T1">[869, 251, <text:s text:c="2"/>1],</text:span></text:p>
      <text:p text:style-name="P3"><text:s text:c="7"/><text:span text:style-name="T1">[870, 251, <text:s text:c="2"/>1],</text:span></text:p>
      <text:p text:style-name="P3"><text:s text:c="7"/><text:span text:style-name="T1">[871, 251, <text:s text:c="2"/>1],</text:span></text:p>
      <text:p text:style-name="P3"><text:s text:c="7"/><text:span text:style-name="T1">[872, 251, <text:s text:c="2"/>1],</text:span></text:p>
      <text:p text:style-name="P3"><text:s text:c="7"/><text:span text:style-name="T1">[873, 251, <text:s text:c="2"/>1],</text:span></text:p>
      <text:p text:style-name="P3"><text:s text:c="7"/><text:span text:style-name="T1">[874, 251, <text:s text:c="2"/>1],</text:span></text:p>
      <text:p text:style-name="P3"><text:s text:c="7"/><text:span text:style-name="T1">[875, 251, <text:s text:c="2"/>1],</text:span></text:p>
      <text:p text:style-name="P3"><text:s text:c="7"/><text:span text:style-name="T1">[876, 251, <text:s text:c="2"/>1],</text:span></text:p>
      <text:p text:style-name="P3"><text:s text:c="7"/><text:span text:style-name="T1">[877, 251, <text:s text:c="2"/>1],</text:span></text:p>
      <text:p text:style-name="P3"><text:s text:c="7"/><text:span text:style-name="T1">[859, 252, <text:s text:c="2"/>1],</text:span></text:p>
      <text:p text:style-name="P3"><text:s text:c="7"/><text:span text:style-name="T1">[860, 252, <text:s text:c="2"/>1],</text:span></text:p>
      <text:p text:style-name="P3"><text:s text:c="7"/><text:span text:style-name="T1">[861, 252, <text:s text:c="2"/>1],</text:span></text:p>
      <text:p text:style-name="P3"><text:s text:c="7"/><text:span text:style-name="T1">[862, 252, <text:s text:c="2"/>1],</text:span></text:p>
      <text:p text:style-name="P3"><text:s text:c="7"/><text:span text:style-name="T1">[863, 252, <text:s text:c="2"/>1],</text:span></text:p>
      <text:p text:style-name="P3"><text:soft-page-break/><text:s text:c="7"/><text:span text:style-name="T1">[865, 252, <text:s text:c="2"/>1],</text:span></text:p>
      <text:p text:style-name="P3"><text:s text:c="7"/><text:span text:style-name="T1">[863, 229, <text:s text:c="2"/>1],</text:span></text:p>
      <text:p text:style-name="P3"><text:s text:c="7"/><text:span text:style-name="T1">[862, 229, <text:s text:c="2"/>1],</text:span></text:p>
      <text:p text:style-name="P3"><text:s text:c="7"/><text:span text:style-name="T1">[861, 229, <text:s text:c="2"/>1],</text:span></text:p>
      <text:p text:style-name="P3"><text:s text:c="7"/><text:span text:style-name="T1">[874, 253, <text:s text:c="2"/>1],</text:span></text:p>
      <text:p text:style-name="P3"><text:s text:c="7"/><text:span text:style-name="T1">[875, 253, <text:s text:c="2"/>1],</text:span></text:p>
      <text:p text:style-name="P3"><text:s text:c="7"/><text:span text:style-name="T1">[876, 253, <text:s text:c="2"/>1],</text:span></text:p>
      <text:p text:style-name="P3"><text:s text:c="7"/><text:span text:style-name="T1">[876, 209, <text:s text:c="2"/>1],</text:span></text:p>
      <text:p text:style-name="P3"><text:s text:c="7"/><text:span text:style-name="T1">[875, 209, <text:s text:c="2"/>1],</text:span></text:p>
      <text:p text:style-name="P3"><text:s text:c="7"/><text:span text:style-name="T1">[874, 209, <text:s text:c="2"/>1],</text:span></text:p>
      <text:p text:style-name="P3"><text:s text:c="7"/><text:span text:style-name="T1">[873, 209, <text:s text:c="2"/>1],</text:span></text:p>
      <text:p text:style-name="P3"><text:s text:c="7"/><text:span text:style-name="T1">[872, 209, <text:s text:c="2"/>1],</text:span></text:p>
      <text:p text:style-name="P3"><text:s text:c="7"/><text:span text:style-name="T1">[871, 209, <text:s text:c="2"/>1],</text:span></text:p>
      <text:p text:style-name="P3"><text:s text:c="7"/><text:span text:style-name="T1">[858, 254, <text:s text:c="2"/>1],</text:span></text:p>
      <text:p text:style-name="P3"><text:s text:c="7"/><text:span text:style-name="T1">[859, 254, <text:s text:c="2"/>1],</text:span></text:p>
      <text:p text:style-name="P3"><text:s text:c="7"/><text:span text:style-name="T1">[860, 254, <text:s text:c="2"/>1],</text:span></text:p>
      <text:p text:style-name="P3"><text:s text:c="7"/><text:span text:style-name="T1">[861, 254, <text:s text:c="2"/>1],</text:span></text:p>
      <text:p text:style-name="P3"><text:s text:c="7"/><text:span text:style-name="T1">[862, 254, <text:s text:c="2"/>1],</text:span></text:p>
      <text:p text:style-name="P3"><text:s text:c="7"/><text:span text:style-name="T1">[863, 254, <text:s text:c="2"/>1],</text:span></text:p>
      <text:p text:style-name="P3"><text:s text:c="7"/><text:span text:style-name="T1">[864, 254, <text:s text:c="2"/>1],</text:span></text:p>
      <text:p text:style-name="P3"><text:s text:c="7"/><text:span text:style-name="T1">[865, 254, <text:s text:c="2"/>1],</text:span></text:p>
      <text:p text:style-name="P3"><text:s text:c="7"/><text:span text:style-name="T1">[873, 253, <text:s text:c="2"/>1],</text:span></text:p>
      <text:p text:style-name="P3"><text:s text:c="7"/><text:span text:style-name="T1">[872, 253, <text:s text:c="2"/>1],</text:span></text:p>
      <text:p text:style-name="P3"><text:s text:c="7"/><text:span text:style-name="T1">[871, 253, <text:s text:c="2"/>1],</text:span></text:p>
      <text:p text:style-name="P3"><text:s text:c="7"/><text:span text:style-name="T1">[870, 253, <text:s text:c="2"/>1],</text:span></text:p>
      <text:p text:style-name="P3"><text:s text:c="7"/><text:span text:style-name="T1">[860, 229, <text:s text:c="2"/>1],</text:span></text:p>
      <text:p text:style-name="P3"><text:s text:c="7"/><text:span text:style-name="T1">[871, 252, <text:s text:c="2"/>1],</text:span></text:p>
      <text:p text:style-name="P3"><text:s text:c="7"/><text:span text:style-name="T1">[872, 252, <text:s text:c="2"/>1],</text:span></text:p>
      <text:p text:style-name="P3"><text:s text:c="7"/><text:span text:style-name="T1">[873, 252, <text:s text:c="2"/>1],</text:span></text:p>
      <text:p text:style-name="P3"><text:s text:c="7"/><text:span text:style-name="T1">[874, 252, <text:s text:c="2"/>1],</text:span></text:p>
      <text:p text:style-name="P3"><text:s text:c="7"/><text:span text:style-name="T1">[875, 252, <text:s text:c="2"/>1],</text:span></text:p>
      <text:p text:style-name="P3"><text:s text:c="7"/><text:span text:style-name="T1">[876, 252, <text:s text:c="2"/>1],</text:span></text:p>
      <text:p text:style-name="P3"><text:s text:c="7"/><text:span text:style-name="T1">[859, 253, <text:s text:c="2"/>1],</text:span></text:p>
      <text:p text:style-name="P3"><text:s text:c="7"/><text:span text:style-name="T1">[864, 251, <text:s text:c="2"/>1],</text:span></text:p>
      <text:p text:style-name="P3"><text:s text:c="7"/><text:span text:style-name="T1">[860, 253, <text:s text:c="2"/>1],</text:span></text:p>
      <text:p text:style-name="P3"><text:s text:c="7"/><text:span text:style-name="T1">[862, 253, <text:s text:c="2"/>1],</text:span></text:p>
      <text:p text:style-name="P3"><text:s text:c="7"/><text:span text:style-name="T1">[863, 253, <text:s text:c="2"/>1],</text:span></text:p>
      <text:p text:style-name="P3"><text:s text:c="7"/><text:span text:style-name="T1">[864, 253, <text:s text:c="2"/>1],</text:span></text:p>
      <text:p text:style-name="P3"><text:s text:c="7"/><text:span text:style-name="T1">[870, 232, <text:s text:c="2"/>1],</text:span></text:p>
      <text:p text:style-name="P3"><text:s text:c="7"/><text:span text:style-name="T1">[866, 253, <text:s text:c="2"/>1],</text:span></text:p>
      <text:p text:style-name="P3"><text:s text:c="7"/><text:span text:style-name="T1">[867, 253, <text:s text:c="2"/>1],</text:span></text:p>
      <text:p text:style-name="P3"><text:s text:c="7"/><text:span text:style-name="T1">[868, 253, <text:s text:c="2"/>1],</text:span></text:p>
      <text:p text:style-name="P3"><text:s text:c="7"/><text:span text:style-name="T1">[869, 253, <text:s text:c="2"/>1],</text:span></text:p>
      <text:p text:style-name="P3"><text:s text:c="7"/><text:span text:style-name="T1">[861, 253, <text:s text:c="2"/>1],</text:span></text:p>
      <text:p text:style-name="P3"><text:s text:c="7"/><text:span text:style-name="T1">[871, 232, <text:s text:c="2"/>1],</text:span></text:p>
      <text:p text:style-name="P3"><text:s text:c="7"/><text:span text:style-name="T1">[873, 246, <text:s text:c="2"/>1],</text:span></text:p>
      <text:p text:style-name="P3"><text:s text:c="7"/><text:span text:style-name="T1">[873, 232, <text:s text:c="2"/>1],</text:span></text:p>
      <text:p text:style-name="P3"><text:s text:c="7"/><text:span text:style-name="T1">[859, 243, <text:s text:c="2"/>1],</text:span></text:p>
      <text:p text:style-name="P3"><text:s text:c="7"/><text:span text:style-name="T1">[860, 243, <text:s text:c="2"/>1],</text:span></text:p>
      <text:p text:style-name="P3"><text:s text:c="7"/><text:span text:style-name="T1">[861, 243, <text:s text:c="2"/>1],</text:span></text:p>
      <text:p text:style-name="P3"><text:s text:c="7"/><text:span text:style-name="T1">[862, 243, <text:s text:c="2"/>1],</text:span></text:p>
      <text:p text:style-name="P3"><text:s text:c="7"/><text:span text:style-name="T1">[863, 243, <text:s text:c="2"/>1],</text:span></text:p>
      <text:p text:style-name="P3"><text:s text:c="7"/><text:span text:style-name="T1">[864, 243, <text:s text:c="2"/>1],</text:span></text:p>
      <text:p text:style-name="P3"><text:s text:c="7"/><text:span text:style-name="T1">[865, 243, <text:s text:c="2"/>1],</text:span></text:p>
      <text:p text:style-name="P3"><text:s text:c="7"/><text:span text:style-name="T1">[866, 243, <text:s text:c="2"/>1],</text:span></text:p>
      <text:p text:style-name="P3"><text:s text:c="7"/><text:span text:style-name="T1">[867, 243, <text:s text:c="2"/>1],</text:span></text:p>
      <text:p text:style-name="P3"><text:s text:c="7"/><text:span text:style-name="T1">[868, 243, <text:s text:c="2"/>1],</text:span></text:p>
      <text:p text:style-name="P3"><text:s text:c="7"/><text:span text:style-name="T1">[869, 243, <text:s text:c="2"/>1],</text:span></text:p>
      <text:p text:style-name="P3"><text:s text:c="7"/><text:span text:style-name="T1">[870, 243, <text:s text:c="2"/>1],</text:span></text:p>
      <text:p text:style-name="P3"><text:soft-page-break/><text:s text:c="7"/><text:span text:style-name="T1">[871, 243, <text:s text:c="2"/>1],</text:span></text:p>
      <text:p text:style-name="P3"><text:s text:c="7"/><text:span text:style-name="T1">[872, 243, <text:s text:c="2"/>1],</text:span></text:p>
      <text:p text:style-name="P3"><text:s text:c="7"/><text:span text:style-name="T1">[873, 243, <text:s text:c="2"/>1],</text:span></text:p>
      <text:p text:style-name="P3"><text:s text:c="7"/><text:span text:style-name="T1">[874, 243, <text:s text:c="2"/>1],</text:span></text:p>
      <text:p text:style-name="P3"><text:s text:c="7"/><text:span text:style-name="T1">[875, 243, <text:s text:c="2"/>1],</text:span></text:p>
      <text:p text:style-name="P3"><text:s text:c="7"/><text:span text:style-name="T1">[877, 242, <text:s text:c="2"/>1],</text:span></text:p>
      <text:p text:style-name="P3"><text:s text:c="7"/><text:span text:style-name="T1">[876, 242, <text:s text:c="2"/>1],</text:span></text:p>
      <text:p text:style-name="P3"><text:s text:c="7"/><text:span text:style-name="T1">[875, 242, <text:s text:c="2"/>1],</text:span></text:p>
      <text:p text:style-name="P3"><text:s text:c="7"/><text:span text:style-name="T1">[874, 242, <text:s text:c="2"/>1],</text:span></text:p>
      <text:p text:style-name="P3"><text:s text:c="7"/><text:span text:style-name="T1">[876, 238, <text:s text:c="2"/>1],</text:span></text:p>
      <text:p text:style-name="P3"><text:s text:c="7"/><text:span text:style-name="T1">[875, 238, <text:s text:c="2"/>1],</text:span></text:p>
      <text:p text:style-name="P3"><text:s text:c="7"/><text:span text:style-name="T1">[874, 238, <text:s text:c="2"/>1],</text:span></text:p>
      <text:p text:style-name="P3"><text:s text:c="7"/><text:span text:style-name="T1">[873, 238, <text:s text:c="2"/>1],</text:span></text:p>
      <text:p text:style-name="P3"><text:s text:c="7"/><text:span text:style-name="T1">[872, 238, <text:s text:c="2"/>1],</text:span></text:p>
      <text:p text:style-name="P3"><text:s text:c="7"/><text:span text:style-name="T1">[871, 238, <text:s text:c="2"/>1],</text:span></text:p>
      <text:p text:style-name="P3"><text:s text:c="7"/><text:span text:style-name="T1">[870, 238, <text:s text:c="2"/>1],</text:span></text:p>
      <text:p text:style-name="P3"><text:s text:c="7"/><text:span text:style-name="T1">[869, 238, <text:s text:c="2"/>1],</text:span></text:p>
      <text:p text:style-name="P3"><text:s text:c="7"/><text:span text:style-name="T1">[878, 237, <text:s text:c="2"/>1],</text:span></text:p>
      <text:p text:style-name="P3"><text:s text:c="7"/><text:span text:style-name="T1">[868, 238, <text:s text:c="2"/>1],</text:span></text:p>
      <text:p text:style-name="P3"><text:s text:c="7"/><text:span text:style-name="T1">[866, 238, <text:s text:c="2"/>1],</text:span></text:p>
      <text:p text:style-name="P3"><text:s text:c="7"/><text:span text:style-name="T1">[865, 238, <text:s text:c="2"/>1],</text:span></text:p>
      <text:p text:style-name="P3"><text:s text:c="7"/><text:span text:style-name="T1">[864, 238, <text:s text:c="2"/>1],</text:span></text:p>
      <text:p text:style-name="P3"><text:s text:c="7"/><text:span text:style-name="T1">[863, 238, <text:s text:c="2"/>1],</text:span></text:p>
      <text:p text:style-name="P3"><text:s text:c="7"/><text:span text:style-name="T1">[862, 238, <text:s text:c="2"/>1],</text:span></text:p>
      <text:p text:style-name="P3"><text:s text:c="7"/><text:span text:style-name="T1">[861, 238, <text:s text:c="2"/>1],</text:span></text:p>
      <text:p text:style-name="P3"><text:s text:c="7"/><text:span text:style-name="T1">[860, 238, <text:s text:c="2"/>1],</text:span></text:p>
      <text:p text:style-name="P3"><text:s text:c="7"/><text:span text:style-name="T1">[859, 238, <text:s text:c="2"/>1],</text:span></text:p>
      <text:p text:style-name="P3"><text:s text:c="7"/><text:span text:style-name="T1">[867, 238, <text:s text:c="2"/>1],</text:span></text:p>
      <text:p text:style-name="P3"><text:s text:c="7"/><text:span text:style-name="T1">[877, 237, <text:s text:c="2"/>1],</text:span></text:p>
      <text:p text:style-name="P3"><text:s text:c="7"/><text:span text:style-name="T1">[876, 237, <text:s text:c="2"/>1],</text:span></text:p>
      <text:p text:style-name="P3"><text:s text:c="7"/><text:span text:style-name="T1">[875, 237, <text:s text:c="2"/>1],</text:span></text:p>
      <text:p text:style-name="P3"><text:s text:c="7"/><text:span text:style-name="T1">[863, 244, <text:s text:c="2"/>1],</text:span></text:p>
      <text:p text:style-name="P3"><text:s text:c="7"/><text:span text:style-name="T1">[864, 244, <text:s text:c="2"/>1],</text:span></text:p>
      <text:p text:style-name="P3"><text:s text:c="7"/><text:span text:style-name="T1">[865, 244, <text:s text:c="2"/>1],</text:span></text:p>
      <text:p text:style-name="P3"><text:s text:c="7"/><text:span text:style-name="T1">[866, 244, <text:s text:c="2"/>1],</text:span></text:p>
      <text:p text:style-name="P3"><text:s text:c="7"/><text:span text:style-name="T1">[867, 244, <text:s text:c="2"/>1],</text:span></text:p>
      <text:p text:style-name="P3"><text:s text:c="7"/><text:span text:style-name="T1">[868, 244, <text:s text:c="2"/>1],</text:span></text:p>
      <text:p text:style-name="P3"><text:s text:c="7"/><text:span text:style-name="T1">[869, 244, <text:s text:c="2"/>1],</text:span></text:p>
      <text:p text:style-name="P3"><text:s text:c="7"/><text:span text:style-name="T1">[870, 244, <text:s text:c="2"/>1],</text:span></text:p>
      <text:p text:style-name="P3"><text:s text:c="7"/><text:span text:style-name="T1">[862, 244, <text:s text:c="2"/>1],</text:span></text:p>
      <text:p text:style-name="P3"><text:s text:c="7"/><text:span text:style-name="T1">[871, 244, <text:s text:c="2"/>1],</text:span></text:p>
      <text:p text:style-name="P3"><text:s text:c="7"/><text:span text:style-name="T1">[878, 236, <text:s text:c="2"/>1],</text:span></text:p>
      <text:p text:style-name="P3"><text:s text:c="7"/><text:span text:style-name="T1">[877, 236, <text:s text:c="2"/>1],</text:span></text:p>
      <text:p text:style-name="P3"><text:s text:c="7"/><text:span text:style-name="T1">[876, 236, <text:s text:c="2"/>1],</text:span></text:p>
      <text:p text:style-name="P3"><text:s text:c="7"/><text:span text:style-name="T1">[875, 236, <text:s text:c="2"/>1],</text:span></text:p>
      <text:p text:style-name="P3"><text:s text:c="7"/><text:span text:style-name="T1">[874, 236, <text:s text:c="2"/>1],</text:span></text:p>
      <text:p text:style-name="P3"><text:s text:c="7"/><text:span text:style-name="T1">[873, 236, <text:s text:c="2"/>1],</text:span></text:p>
      <text:p text:style-name="P3"><text:s text:c="7"/><text:span text:style-name="T1">[872, 236, <text:s text:c="2"/>1],</text:span></text:p>
      <text:p text:style-name="P3"><text:s text:c="7"/><text:span text:style-name="T1">[871, 236, <text:s text:c="2"/>1],</text:span></text:p>
      <text:p text:style-name="P3"><text:s text:c="7"/><text:span text:style-name="T1">[872, 244, <text:s text:c="2"/>1],</text:span></text:p>
      <text:p text:style-name="P3"><text:s text:c="7"/><text:span text:style-name="T1">[877, 238, <text:s text:c="2"/>1],</text:span></text:p>
      <text:p text:style-name="P3"><text:s text:c="7"/><text:span text:style-name="T1">[861, 244, <text:s text:c="2"/>1],</text:span></text:p>
      <text:p text:style-name="P3"><text:s text:c="7"/><text:span text:style-name="T1">[859, 244, <text:s text:c="2"/>1],</text:span></text:p>
      <text:p text:style-name="P3"><text:s text:c="7"/><text:span text:style-name="T1">[874, 237, <text:s text:c="2"/>1],</text:span></text:p>
      <text:p text:style-name="P3"><text:s text:c="7"/><text:span text:style-name="T1">[873, 237, <text:s text:c="2"/>1],</text:span></text:p>
      <text:p text:style-name="P3"><text:s text:c="7"/><text:span text:style-name="T1">[872, 237, <text:s text:c="2"/>1],</text:span></text:p>
      <text:p text:style-name="P3"><text:s text:c="7"/><text:span text:style-name="T1">[871, 237, <text:s text:c="2"/>1],</text:span></text:p>
      <text:p text:style-name="P3"><text:s text:c="7"/><text:span text:style-name="T1">[870, 237, <text:s text:c="2"/>1],</text:span></text:p>
      <text:p text:style-name="P3"><text:s text:c="7"/><text:span text:style-name="T1">[869, 237, <text:s text:c="2"/>1],</text:span></text:p>
      <text:p text:style-name="P3"><text:soft-page-break/><text:s text:c="7"/><text:span text:style-name="T1">[868, 237, <text:s text:c="2"/>1],</text:span></text:p>
      <text:p text:style-name="P3"><text:s text:c="7"/><text:span text:style-name="T1">[867, 237, <text:s text:c="2"/>1],</text:span></text:p>
      <text:p text:style-name="P3"><text:s text:c="7"/><text:span text:style-name="T1">[860, 244, <text:s text:c="2"/>1],</text:span></text:p>
      <text:p text:style-name="P3"><text:s text:c="7"/><text:span text:style-name="T1">[866, 237, <text:s text:c="2"/>1],</text:span></text:p>
      <text:p text:style-name="P3"><text:s text:c="7"/><text:span text:style-name="T1">[864, 237, <text:s text:c="2"/>1],</text:span></text:p>
      <text:p text:style-name="P3"><text:s text:c="7"/><text:span text:style-name="T1">[863, 237, <text:s text:c="2"/>1],</text:span></text:p>
      <text:p text:style-name="P3"><text:s text:c="7"/><text:span text:style-name="T1">[862, 237, <text:s text:c="2"/>1],</text:span></text:p>
      <text:p text:style-name="P3"><text:s text:c="7"/><text:span text:style-name="T1">[861, 237, <text:s text:c="2"/>1],</text:span></text:p>
      <text:p text:style-name="P3"><text:s text:c="7"/><text:span text:style-name="T1">[860, 237, <text:s text:c="2"/>1],</text:span></text:p>
      <text:p text:style-name="P3"><text:s text:c="7"/><text:span text:style-name="T1">[859, 237, <text:s text:c="2"/>1],</text:span></text:p>
      <text:p text:style-name="P3"><text:s text:c="7"/><text:span text:style-name="T1">[876, 243, <text:s text:c="2"/>1],</text:span></text:p>
      <text:p text:style-name="P3"><text:s text:c="7"/><text:span text:style-name="T1">[877, 243, <text:s text:c="2"/>1],</text:span></text:p>
      <text:p text:style-name="P3"><text:s text:c="7"/><text:span text:style-name="T1">[865, 237, <text:s text:c="2"/>1],</text:span></text:p>
      <text:p text:style-name="P3"><text:s text:c="7"/><text:span text:style-name="T1">[870, 236, <text:s text:c="2"/>1],</text:span></text:p>
      <text:p text:style-name="P3"><text:s text:c="7"/><text:span text:style-name="T1">[873, 242, <text:s text:c="2"/>1],</text:span></text:p>
      <text:p text:style-name="P3"><text:s text:c="7"/><text:span text:style-name="T1">[871, 242, <text:s text:c="2"/>1],</text:span></text:p>
      <text:p text:style-name="P3"><text:s text:c="7"/><text:span text:style-name="T1">[862, 240, <text:s text:c="2"/>1],</text:span></text:p>
      <text:p text:style-name="P3"><text:s text:c="7"/><text:span text:style-name="T1">[861, 240, <text:s text:c="2"/>1],</text:span></text:p>
      <text:p text:style-name="P3"><text:s text:c="7"/><text:span text:style-name="T1">[860, 240, <text:s text:c="2"/>1],</text:span></text:p>
      <text:p text:style-name="P3"><text:s text:c="7"/><text:span text:style-name="T1">[859, 240, <text:s text:c="2"/>1],</text:span></text:p>
      <text:p text:style-name="P3"><text:s text:c="7"/><text:span text:style-name="T1">[864, 214, <text:s text:c="2"/>1],</text:span></text:p>
      <text:p text:style-name="P3"><text:s text:c="7"/><text:span text:style-name="T1">[865, 214, <text:s text:c="2"/>1],</text:span></text:p>
      <text:p text:style-name="P3"><text:s text:c="7"/><text:span text:style-name="T1">[866, 214, <text:s text:c="2"/>1],</text:span></text:p>
      <text:p text:style-name="P3"><text:s text:c="7"/><text:span text:style-name="T1">[867, 214, <text:s text:c="2"/>1],</text:span></text:p>
      <text:p text:style-name="P3"><text:s text:c="7"/><text:span text:style-name="T1">[868, 214, <text:s text:c="2"/>1],</text:span></text:p>
      <text:p text:style-name="P3"><text:s text:c="7"/><text:span text:style-name="T1">[869, 214, <text:s text:c="2"/>1],</text:span></text:p>
      <text:p text:style-name="P3"><text:s text:c="7"/><text:span text:style-name="T1">[870, 214, <text:s text:c="2"/>1],</text:span></text:p>
      <text:p text:style-name="P3"><text:s text:c="7"/><text:span text:style-name="T1">[871, 214, <text:s text:c="2"/>1],</text:span></text:p>
      <text:p text:style-name="P3"><text:s text:c="7"/><text:span text:style-name="T1">[872, 214, <text:s text:c="2"/>1],</text:span></text:p>
      <text:p text:style-name="P3"><text:s text:c="7"/><text:span text:style-name="T1">[873, 214, <text:s text:c="2"/>1],</text:span></text:p>
      <text:p text:style-name="P3"><text:s text:c="7"/><text:span text:style-name="T1">[874, 214, <text:s text:c="2"/>1],</text:span></text:p>
      <text:p text:style-name="P3"><text:s text:c="7"/><text:span text:style-name="T1">[875, 214, <text:s text:c="2"/>1],</text:span></text:p>
      <text:p text:style-name="P3"><text:s text:c="7"/><text:span text:style-name="T1">[876, 214, <text:s text:c="2"/>1],</text:span></text:p>
      <text:p text:style-name="P3"><text:s text:c="7"/><text:span text:style-name="T1">[863, 240, <text:s text:c="2"/>1],</text:span></text:p>
      <text:p text:style-name="P3"><text:s text:c="7"/><text:span text:style-name="T1">[864, 240, <text:s text:c="2"/>1],</text:span></text:p>
      <text:p text:style-name="P3"><text:s text:c="7"/><text:span text:style-name="T1">[865, 240, <text:s text:c="2"/>1],</text:span></text:p>
      <text:p text:style-name="P3"><text:s text:c="7"/><text:span text:style-name="T1">[866, 240, <text:s text:c="2"/>1],</text:span></text:p>
      <text:p text:style-name="P3"><text:s text:c="7"/><text:span text:style-name="T1">[859, 241, <text:s text:c="2"/>1],</text:span></text:p>
      <text:p text:style-name="P3"><text:s text:c="7"/><text:span text:style-name="T1">[860, 241, <text:s text:c="2"/>1],</text:span></text:p>
      <text:p text:style-name="P3"><text:s text:c="7"/><text:span text:style-name="T1">[861, 241, <text:s text:c="2"/>1],</text:span></text:p>
      <text:p text:style-name="P3"><text:s text:c="7"/><text:span text:style-name="T1">[862, 241, <text:s text:c="2"/>1],</text:span></text:p>
      <text:p text:style-name="P3"><text:s text:c="7"/><text:span text:style-name="T1">[863, 241, <text:s text:c="2"/>1],</text:span></text:p>
      <text:p text:style-name="P3"><text:s text:c="7"/><text:span text:style-name="T1">[864, 241, <text:s text:c="2"/>1],</text:span></text:p>
      <text:p text:style-name="P3"><text:s text:c="7"/><text:span text:style-name="T1">[865, 241, <text:s text:c="2"/>1],</text:span></text:p>
      <text:p text:style-name="P3"><text:s text:c="7"/><text:span text:style-name="T1">[877, 240, <text:s text:c="2"/>1],</text:span></text:p>
      <text:p text:style-name="P3"><text:s text:c="7"/><text:span text:style-name="T1">[866, 241, <text:s text:c="2"/>1],</text:span></text:p>
      <text:p text:style-name="P3"><text:s text:c="7"/><text:span text:style-name="T1">[876, 240, <text:s text:c="2"/>1],</text:span></text:p>
      <text:p text:style-name="P3"><text:s text:c="7"/><text:span text:style-name="T1">[874, 240, <text:s text:c="2"/>1],</text:span></text:p>
      <text:p text:style-name="P3"><text:s text:c="7"/><text:span text:style-name="T1">[873, 240, <text:s text:c="2"/>1],</text:span></text:p>
      <text:p text:style-name="P3"><text:s text:c="7"/><text:span text:style-name="T1">[872, 240, <text:s text:c="2"/>1],</text:span></text:p>
      <text:p text:style-name="P3"><text:s text:c="7"/><text:span text:style-name="T1">[871, 240, <text:s text:c="2"/>1],</text:span></text:p>
      <text:p text:style-name="P3"><text:s text:c="7"/><text:span text:style-name="T1">[870, 240, <text:s text:c="2"/>1],</text:span></text:p>
      <text:p text:style-name="P3"><text:s text:c="7"/><text:span text:style-name="T1">[869, 240, <text:s text:c="2"/>1],</text:span></text:p>
      <text:p text:style-name="P3"><text:s text:c="7"/><text:span text:style-name="T1">[868, 240, <text:s text:c="2"/>1],</text:span></text:p>
      <text:p text:style-name="P3"><text:s text:c="7"/><text:span text:style-name="T1">[867, 240, <text:s text:c="2"/>1],</text:span></text:p>
      <text:p text:style-name="P3"><text:s text:c="7"/><text:span text:style-name="T1">[875, 240, <text:s text:c="2"/>1],</text:span></text:p>
      <text:p text:style-name="P3"><text:s text:c="7"/><text:span text:style-name="T1">[867, 241, <text:s text:c="2"/>1],</text:span></text:p>
      <text:p text:style-name="P3"><text:s text:c="7"/><text:span text:style-name="T1">[868, 241, <text:s text:c="2"/>1],</text:span></text:p>
      <text:p text:style-name="P3"><text:s text:c="7"/><text:span text:style-name="T1">[869, 241, <text:s text:c="2"/>1],</text:span></text:p>
      <text:p text:style-name="P3"><text:soft-page-break/><text:s text:c="7"/><text:span text:style-name="T1">[864, 239, <text:s text:c="2"/>1],</text:span></text:p>
      <text:p text:style-name="P3"><text:s text:c="7"/><text:span text:style-name="T1">[863, 239, <text:s text:c="2"/>1],</text:span></text:p>
      <text:p text:style-name="P3"><text:s text:c="7"/><text:span text:style-name="T1">[862, 239, <text:s text:c="2"/>1],</text:span></text:p>
      <text:p text:style-name="P3"><text:s text:c="7"/><text:span text:style-name="T1">[861, 239, <text:s text:c="2"/>1],</text:span></text:p>
      <text:p text:style-name="P3"><text:s text:c="7"/><text:span text:style-name="T1">[860, 239, <text:s text:c="2"/>1],</text:span></text:p>
      <text:p text:style-name="P3"><text:s text:c="7"/><text:span text:style-name="T1">[859, 239, <text:s text:c="2"/>1],</text:span></text:p>
      <text:p text:style-name="P3"><text:s text:c="7"/><text:span text:style-name="T1">[859, 242, <text:s text:c="2"/>1],</text:span></text:p>
      <text:p text:style-name="P3"><text:s text:c="7"/><text:span text:style-name="T1">[860, 242, <text:s text:c="2"/>1],</text:span></text:p>
      <text:p text:style-name="P3"><text:s text:c="7"/><text:span text:style-name="T1">[865, 239, <text:s text:c="2"/>1],</text:span></text:p>
      <text:p text:style-name="P3"><text:s text:c="7"/><text:span text:style-name="T1">[861, 242, <text:s text:c="2"/>1],</text:span></text:p>
      <text:p text:style-name="P3"><text:s text:c="7"/><text:span text:style-name="T1">[863, 242, <text:s text:c="2"/>1],</text:span></text:p>
      <text:p text:style-name="P3"><text:s text:c="7"/><text:span text:style-name="T1">[864, 242, <text:s text:c="2"/>1],</text:span></text:p>
      <text:p text:style-name="P3"><text:s text:c="7"/><text:span text:style-name="T1">[865, 242, <text:s text:c="2"/>1],</text:span></text:p>
      <text:p text:style-name="P3"><text:s text:c="7"/><text:span text:style-name="T1">[866, 242, <text:s text:c="2"/>1],</text:span></text:p>
      <text:p text:style-name="P3"><text:s text:c="7"/><text:span text:style-name="T1">[867, 242, <text:s text:c="2"/>1],</text:span></text:p>
      <text:p text:style-name="P3"><text:s text:c="7"/><text:span text:style-name="T1">[868, 242, <text:s text:c="2"/>1],</text:span></text:p>
      <text:p text:style-name="P3"><text:s text:c="7"/><text:span text:style-name="T1">[869, 242, <text:s text:c="2"/>1],</text:span></text:p>
      <text:p text:style-name="P3"><text:s text:c="7"/><text:span text:style-name="T1">[870, 242, <text:s text:c="2"/>1],</text:span></text:p>
      <text:p text:style-name="P3"><text:s text:c="7"/><text:span text:style-name="T1">[862, 242, <text:s text:c="2"/>1],</text:span></text:p>
      <text:p text:style-name="P3"><text:s text:c="7"/><text:span text:style-name="T1">[872, 242, <text:s text:c="2"/>1],</text:span></text:p>
      <text:p text:style-name="P3"><text:s text:c="7"/><text:span text:style-name="T1">[866, 239, <text:s text:c="2"/>1],</text:span></text:p>
      <text:p text:style-name="P3"><text:s text:c="7"/><text:span text:style-name="T1">[868, 239, <text:s text:c="2"/>1],</text:span></text:p>
      <text:p text:style-name="P3"><text:s text:c="7"/><text:span text:style-name="T1">[870, 241, <text:s text:c="2"/>1],</text:span></text:p>
      <text:p text:style-name="P3"><text:s text:c="7"/><text:span text:style-name="T1">[871, 241, <text:s text:c="2"/>1],</text:span></text:p>
      <text:p text:style-name="P3"><text:s text:c="7"/><text:span text:style-name="T1">[872, 241, <text:s text:c="2"/>1],</text:span></text:p>
      <text:p text:style-name="P3"><text:s text:c="7"/><text:span text:style-name="T1">[873, 241, <text:s text:c="2"/>1],</text:span></text:p>
      <text:p text:style-name="P3"><text:s text:c="7"/><text:span text:style-name="T1">[874, 241, <text:s text:c="2"/>1],</text:span></text:p>
      <text:p text:style-name="P3"><text:s text:c="7"/><text:span text:style-name="T1">[875, 241, <text:s text:c="2"/>1],</text:span></text:p>
      <text:p text:style-name="P3"><text:s text:c="7"/><text:span text:style-name="T1">[876, 241, <text:s text:c="2"/>1],</text:span></text:p>
      <text:p text:style-name="P3"><text:s text:c="7"/><text:span text:style-name="T1">[877, 241, <text:s text:c="2"/>1],</text:span></text:p>
      <text:p text:style-name="P3"><text:s text:c="7"/><text:span text:style-name="T1">[867, 239, <text:s text:c="2"/>1],</text:span></text:p>
      <text:p text:style-name="P3"><text:s text:c="7"/><text:span text:style-name="T1">[878, 239, <text:s text:c="2"/>1],</text:span></text:p>
      <text:p text:style-name="P3"><text:s text:c="7"/><text:span text:style-name="T1">[876, 239, <text:s text:c="2"/>1],</text:span></text:p>
      <text:p text:style-name="P3"><text:s text:c="7"/><text:span text:style-name="T1">[875, 239, <text:s text:c="2"/>1],</text:span></text:p>
      <text:p text:style-name="P3"><text:s text:c="7"/><text:span text:style-name="T1">[874, 239, <text:s text:c="2"/>1],</text:span></text:p>
      <text:p text:style-name="P3"><text:s text:c="7"/><text:span text:style-name="T1">[873, 239, <text:s text:c="2"/>1],</text:span></text:p>
      <text:p text:style-name="P3"><text:s text:c="7"/><text:span text:style-name="T1">[872, 239, <text:s text:c="2"/>1],</text:span></text:p>
      <text:p text:style-name="P3"><text:s text:c="7"/><text:span text:style-name="T1">[871, 239, <text:s text:c="2"/>1],</text:span></text:p>
      <text:p text:style-name="P3"><text:s text:c="7"/><text:span text:style-name="T1">[870, 239, <text:s text:c="2"/>1],</text:span></text:p>
      <text:p text:style-name="P3"><text:s text:c="7"/><text:span text:style-name="T1">[869, 239, <text:s text:c="2"/>1],</text:span></text:p>
      <text:p text:style-name="P3"><text:s text:c="7"/><text:span text:style-name="T1">[877, 239, <text:s text:c="2"/>1],</text:span></text:p>
      <text:p text:style-name="P3"><text:s text:c="7"/><text:span text:style-name="T1">[869, 236, <text:s text:c="2"/>1],</text:span></text:p>
      <text:p text:style-name="P3"><text:s text:c="7"/><text:span text:style-name="T1">[868, 236, <text:s text:c="2"/>1],</text:span></text:p>
      <text:p text:style-name="P3"><text:s text:c="7"/><text:span text:style-name="T1">[867, 236, <text:s text:c="2"/>1],</text:span></text:p>
      <text:p text:style-name="P3"><text:s text:c="7"/><text:span text:style-name="T1">[874, 233, <text:s text:c="2"/>1],</text:span></text:p>
      <text:p text:style-name="P3"><text:s text:c="7"/><text:span text:style-name="T1">[873, 233, <text:s text:c="2"/>1],</text:span></text:p>
      <text:p text:style-name="P3"><text:s text:c="7"/><text:span text:style-name="T1">[872, 233, <text:s text:c="2"/>1],</text:span></text:p>
      <text:p text:style-name="P3"><text:s text:c="7"/><text:span text:style-name="T1">[871, 233, <text:s text:c="2"/>1],</text:span></text:p>
      <text:p text:style-name="P3"><text:s text:c="7"/><text:span text:style-name="T1">[870, 233, <text:s text:c="2"/>1],</text:span></text:p>
      <text:p text:style-name="P3"><text:s text:c="7"/><text:span text:style-name="T1">[869, 233, <text:s text:c="2"/>1],</text:span></text:p>
      <text:p text:style-name="P3"><text:s text:c="7"/><text:span text:style-name="T1">[868, 233, <text:s text:c="2"/>1],</text:span></text:p>
      <text:p text:style-name="P3"><text:s text:c="7"/><text:span text:style-name="T1">[867, 233, <text:s text:c="2"/>1],</text:span></text:p>
      <text:p text:style-name="P3"><text:s text:c="7"/><text:span text:style-name="T1">[866, 233, <text:s text:c="2"/>1],</text:span></text:p>
      <text:p text:style-name="P3"><text:s text:c="7"/><text:span text:style-name="T1">[865, 233, <text:s text:c="2"/>1],</text:span></text:p>
      <text:p text:style-name="P3"><text:s text:c="7"/><text:span text:style-name="T1">[864, 233, <text:s text:c="2"/>1],</text:span></text:p>
      <text:p text:style-name="P3"><text:s text:c="7"/><text:span text:style-name="T1">[863, 233, <text:s text:c="2"/>1],</text:span></text:p>
      <text:p text:style-name="P3"><text:s text:c="7"/><text:span text:style-name="T1">[862, 233, <text:s text:c="2"/>1],</text:span></text:p>
      <text:p text:style-name="P3"><text:s text:c="7"/><text:span text:style-name="T1">[861, 233, <text:s text:c="2"/>1],</text:span></text:p>
      <text:p text:style-name="P3"><text:s text:c="7"/><text:span text:style-name="T1">[860, 233, <text:s text:c="2"/>1],</text:span></text:p>
      <text:p text:style-name="P3"><text:soft-page-break/><text:s text:c="7"/><text:span text:style-name="T1">[873, 212, <text:s text:c="2"/>1],</text:span></text:p>
      <text:p text:style-name="P3"><text:s text:c="7"/><text:span text:style-name="T1">[872, 212, <text:s text:c="2"/>1],</text:span></text:p>
      <text:p text:style-name="P3"><text:s text:c="7"/><text:span text:style-name="T1">[875, 233, <text:s text:c="2"/>1],</text:span></text:p>
      <text:p text:style-name="P3"><text:s text:c="7"/><text:span text:style-name="T1">[876, 233, <text:s text:c="2"/>1],</text:span></text:p>
      <text:p text:style-name="P3"><text:s text:c="7"/><text:span text:style-name="T1">[877, 233, <text:s text:c="2"/>1],</text:span></text:p>
      <text:p text:style-name="P3"><text:s text:c="7"/><text:span text:style-name="T1">[878, 233, <text:s text:c="2"/>1],</text:span></text:p>
      <text:p text:style-name="P3"><text:s text:c="7"/><text:span text:style-name="T1">[861, 246, <text:s text:c="2"/>1],</text:span></text:p>
      <text:p text:style-name="P3"><text:s text:c="7"/><text:span text:style-name="T1">[862, 246, <text:s text:c="2"/>1],</text:span></text:p>
      <text:p text:style-name="P3"><text:s text:c="7"/><text:span text:style-name="T1">[863, 246, <text:s text:c="2"/>1],</text:span></text:p>
      <text:p text:style-name="P3"><text:s text:c="7"/><text:span text:style-name="T1">[864, 246, <text:s text:c="2"/>1],</text:span></text:p>
      <text:p text:style-name="P3"><text:s text:c="7"/><text:span text:style-name="T1">[865, 246, <text:s text:c="2"/>1],</text:span></text:p>
      <text:p text:style-name="P3"><text:s text:c="7"/><text:span text:style-name="T1">[866, 246, <text:s text:c="2"/>1],</text:span></text:p>
      <text:p text:style-name="P3"><text:s text:c="7"/><text:span text:style-name="T1">[867, 246, <text:s text:c="2"/>1],</text:span></text:p>
      <text:p text:style-name="P3"><text:s text:c="7"/><text:span text:style-name="T1">[868, 246, <text:s text:c="2"/>1],</text:span></text:p>
      <text:p text:style-name="P3"><text:s text:c="7"/><text:span text:style-name="T1">[871, 212, <text:s text:c="2"/>1],</text:span></text:p>
      <text:p text:style-name="P3"><text:s text:c="7"/><text:span text:style-name="T1">[869, 246, <text:s text:c="2"/>1],</text:span></text:p>
      <text:p text:style-name="P3"><text:s text:c="7"/><text:span text:style-name="T1">[871, 246, <text:s text:c="2"/>1],</text:span></text:p>
      <text:p text:style-name="P3"><text:s text:c="7"/><text:span text:style-name="T1">[872, 246, <text:s text:c="2"/>1],</text:span></text:p>
      <text:p text:style-name="P3"><text:s text:c="7"/><text:span text:style-name="T1">[867, 227, <text:s text:c="2"/>1],</text:span></text:p>
      <text:p text:style-name="P3"><text:s text:c="7"/><text:span text:style-name="T1">[874, 246, <text:s text:c="2"/>1],</text:span></text:p>
      <text:p text:style-name="P3"><text:s text:c="7"/><text:span text:style-name="T1">[875, 246, <text:s text:c="2"/>1],</text:span></text:p>
      <text:p text:style-name="P3"><text:s text:c="7"/><text:span text:style-name="T1">[876, 246, <text:s text:c="2"/>1],</text:span></text:p>
      <text:p text:style-name="P3"><text:s text:c="7"/><text:span text:style-name="T1">[877, 246, <text:s text:c="2"/>1],</text:span></text:p>
      <text:p text:style-name="P3"><text:s text:c="7"/><text:span text:style-name="T1">[874, 212, <text:s text:c="2"/>1],</text:span></text:p>
      <text:p text:style-name="P3"><text:s text:c="7"/><text:span text:style-name="T1">[870, 246, <text:s text:c="2"/>1],</text:span></text:p>
      <text:p text:style-name="P3"><text:s text:c="7"/><text:span text:style-name="T1">[870, 212, <text:s text:c="2"/>1],</text:span></text:p>
      <text:p text:style-name="P3"><text:s text:c="7"/><text:span text:style-name="T1">[869, 212, <text:s text:c="2"/>1],</text:span></text:p>
      <text:p text:style-name="P3"><text:s text:c="7"/><text:span text:style-name="T1">[868, 212, <text:s text:c="2"/>1],</text:span></text:p>
      <text:p text:style-name="P3"><text:s text:c="7"/><text:span text:style-name="T1">[870, 247, <text:s text:c="2"/>1],</text:span></text:p>
      <text:p text:style-name="P3"><text:s text:c="7"/><text:span text:style-name="T1">[871, 247, <text:s text:c="2"/>1],</text:span></text:p>
      <text:p text:style-name="P3"><text:s text:c="7"/><text:span text:style-name="T1">[872, 247, <text:s text:c="2"/>1],</text:span></text:p>
      <text:p text:style-name="P3"><text:s text:c="7"/><text:span text:style-name="T1">[873, 247, <text:s text:c="2"/>1],</text:span></text:p>
      <text:p text:style-name="P3"><text:s text:c="7"/><text:span text:style-name="T1">[874, 247, <text:s text:c="2"/>1],</text:span></text:p>
      <text:p text:style-name="P3"><text:s text:c="7"/><text:span text:style-name="T1">[875, 247, <text:s text:c="2"/>1],</text:span></text:p>
      <text:p text:style-name="P3"><text:s text:c="7"/><text:span text:style-name="T1">[876, 247, <text:s text:c="2"/>1],</text:span></text:p>
      <text:p text:style-name="P3"><text:s text:c="7"/><text:span text:style-name="T1">[877, 247, <text:s text:c="2"/>1],</text:span></text:p>
      <text:p text:style-name="P3"><text:s text:c="7"/><text:span text:style-name="T1">[869, 247, <text:s text:c="2"/>1],</text:span></text:p>
      <text:p text:style-name="P3"><text:s text:c="7"/><text:span text:style-name="T1">[869, 211, <text:s text:c="2"/>1],</text:span></text:p>
      <text:p text:style-name="P3"><text:s text:c="7"/><text:span text:style-name="T1">[867, 211, <text:s text:c="2"/>1],</text:span></text:p>
      <text:p text:style-name="P3"><text:s text:c="7"/><text:span text:style-name="T1">[866, 211, <text:s text:c="2"/>1],</text:span></text:p>
      <text:p text:style-name="P3"><text:s text:c="7"/><text:span text:style-name="T1">[865, 211, <text:s text:c="2"/>1],</text:span></text:p>
      <text:p text:style-name="P3"><text:s text:c="7"/><text:span text:style-name="T1">[878, 232, <text:s text:c="2"/>1],</text:span></text:p>
      <text:p text:style-name="P3"><text:s text:c="7"/><text:span text:style-name="T1">[877, 232, <text:s text:c="2"/>1],</text:span></text:p>
      <text:p text:style-name="P3"><text:s text:c="7"/><text:span text:style-name="T1">[876, 232, <text:s text:c="2"/>1],</text:span></text:p>
      <text:p text:style-name="P3"><text:s text:c="7"/><text:span text:style-name="T1">[875, 232, <text:s text:c="2"/>1],</text:span></text:p>
      <text:p text:style-name="P3"><text:s text:c="7"/><text:span text:style-name="T1">[874, 232, <text:s text:c="2"/>1],</text:span></text:p>
      <text:p text:style-name="P3"><text:s text:c="7"/><text:span text:style-name="T1">[868, 211, <text:s text:c="2"/>1],</text:span></text:p>
      <text:p text:style-name="P3"><text:s text:c="7"/><text:span text:style-name="T1">[860, 246, <text:s text:c="2"/>1],</text:span></text:p>
      <text:p text:style-name="P3"><text:s text:c="7"/><text:span text:style-name="T1">[868, 247, <text:s text:c="2"/>1],</text:span></text:p>
      <text:p text:style-name="P3"><text:s text:c="7"/><text:span text:style-name="T1">[866, 247, <text:s text:c="2"/>1],</text:span></text:p>
      <text:p text:style-name="P3"><text:s text:c="7"/><text:span text:style-name="T1">[867, 212, <text:s text:c="2"/>1],</text:span></text:p>
      <text:p text:style-name="P3"><text:s text:c="7"/><text:span text:style-name="T1">[866, 212, <text:s text:c="2"/>1],</text:span></text:p>
      <text:p text:style-name="P3"><text:s text:c="7"/><text:span text:style-name="T1">[865, 212, <text:s text:c="2"/>1],</text:span></text:p>
      <text:p text:style-name="P3"><text:s text:c="7"/><text:span text:style-name="T1">[864, 212, <text:s text:c="2"/>1],</text:span></text:p>
      <text:p text:style-name="P3"><text:s text:c="7"/><text:span text:style-name="T1">[876, 211, <text:s text:c="2"/>1],</text:span></text:p>
      <text:p text:style-name="P3"><text:s text:c="7"/><text:span text:style-name="T1">[875, 211, <text:s text:c="2"/>1],</text:span></text:p>
      <text:p text:style-name="P3"><text:s text:c="7"/><text:span text:style-name="T1">[874, 211, <text:s text:c="2"/>1],</text:span></text:p>
      <text:p text:style-name="P3"><text:s text:c="7"/><text:span text:style-name="T1">[873, 211, <text:s text:c="2"/>1],</text:span></text:p>
      <text:p text:style-name="P3"><text:s text:c="7"/><text:span text:style-name="T1">[867, 247, <text:s text:c="2"/>1],</text:span></text:p>
      <text:p text:style-name="P3"><text:soft-page-break/><text:s text:c="7"/><text:span text:style-name="T1">[872, 211, <text:s text:c="2"/>1],</text:span></text:p>
      <text:p text:style-name="P3"><text:s text:c="7"/><text:span text:style-name="T1">[870, 211, <text:s text:c="2"/>1],</text:span></text:p>
      <text:p text:style-name="P3"><text:s text:c="7"/><text:span text:style-name="T1">[859, 247, <text:s text:c="2"/>1],</text:span></text:p>
      <text:p text:style-name="P3"><text:s text:c="7"/><text:span text:style-name="T1">[860, 247, <text:s text:c="2"/>1],</text:span></text:p>
      <text:p text:style-name="P3"><text:s text:c="7"/><text:span text:style-name="T1">[861, 247, <text:s text:c="2"/>1],</text:span></text:p>
      <text:p text:style-name="P3"><text:s text:c="7"/><text:span text:style-name="T1">[862, 247, <text:s text:c="2"/>1],</text:span></text:p>
      <text:p text:style-name="P3"><text:s text:c="7"/><text:span text:style-name="T1">[863, 247, <text:s text:c="2"/>1],</text:span></text:p>
      <text:p text:style-name="P3"><text:s text:c="7"/><text:span text:style-name="T1">[864, 247, <text:s text:c="2"/>1],</text:span></text:p>
      <text:p text:style-name="P3"><text:s text:c="7"/><text:span text:style-name="T1">[865, 247, <text:s text:c="2"/>1],</text:span></text:p>
      <text:p text:style-name="P3"><text:s text:c="7"/><text:span text:style-name="T1">[871, 211, <text:s text:c="2"/>1],</text:span></text:p>
      <text:p text:style-name="P3"><text:s text:c="7"/><text:span text:style-name="T1">[859, 246, <text:s text:c="2"/>1],</text:span></text:p>
      <text:p text:style-name="P3"><text:s text:c="7"/><text:span text:style-name="T1">[875, 212, <text:s text:c="2"/>1],</text:span></text:p>
      <text:p text:style-name="P3"><text:s text:c="7"/><text:span text:style-name="T1">[876, 212, <text:s text:c="2"/>1],</text:span></text:p>
      <text:p text:style-name="P3"><text:s text:c="7"/><text:span text:style-name="T1">[868, 245, <text:s text:c="2"/>1],</text:span></text:p>
      <text:p text:style-name="P3"><text:s text:c="7"/><text:span text:style-name="T1">[878, 235, <text:s text:c="2"/>1],</text:span></text:p>
      <text:p text:style-name="P3"><text:s text:c="7"/><text:span text:style-name="T1">[877, 235, <text:s text:c="2"/>1],</text:span></text:p>
      <text:p text:style-name="P3"><text:s text:c="7"/><text:span text:style-name="T1">[876, 235, <text:s text:c="2"/>1],</text:span></text:p>
      <text:p text:style-name="P3"><text:s text:c="7"/><text:span text:style-name="T1">[875, 235, <text:s text:c="2"/>1],</text:span></text:p>
      <text:p text:style-name="P3"><text:s text:c="7"/><text:span text:style-name="T1">[874, 235, <text:s text:c="2"/>1],</text:span></text:p>
      <text:p text:style-name="P3"><text:s text:c="7"/><text:span text:style-name="T1">[873, 235, <text:s text:c="2"/>1],</text:span></text:p>
      <text:p text:style-name="P3"><text:s text:c="7"/><text:span text:style-name="T1">[872, 235, <text:s text:c="2"/>1],</text:span></text:p>
      <text:p text:style-name="P3"><text:s text:c="7"/><text:span text:style-name="T1">[867, 245, <text:s text:c="2"/>1],</text:span></text:p>
      <text:p text:style-name="P3"><text:s text:c="7"/><text:span text:style-name="T1">[871, 235, <text:s text:c="2"/>1],</text:span></text:p>
      <text:p text:style-name="P3"><text:s text:c="7"/><text:span text:style-name="T1">[869, 235, <text:s text:c="2"/>1],</text:span></text:p>
      <text:p text:style-name="P3"><text:s text:c="7"/><text:span text:style-name="T1">[868, 235, <text:s text:c="2"/>1],</text:span></text:p>
      <text:p text:style-name="P3"><text:s text:c="7"/><text:span text:style-name="T1">[867, 235, <text:s text:c="2"/>1],</text:span></text:p>
      <text:p text:style-name="P3"><text:s text:c="7"/><text:span text:style-name="T1">[866, 235, <text:s text:c="2"/>1],</text:span></text:p>
      <text:p text:style-name="P3"><text:s text:c="7"/><text:span text:style-name="T1">[865, 235, <text:s text:c="2"/>1],</text:span></text:p>
      <text:p text:style-name="P3"><text:s text:c="7"/><text:span text:style-name="T1">[864, 235, <text:s text:c="2"/>1],</text:span></text:p>
      <text:p text:style-name="P3"><text:s text:c="7"/><text:span text:style-name="T1">[863, 235, <text:s text:c="2"/>1],</text:span></text:p>
      <text:p text:style-name="P3"><text:s text:c="7"/><text:span text:style-name="T1">[862, 235, <text:s text:c="2"/>1],</text:span></text:p>
      <text:p text:style-name="P3"><text:s text:c="7"/><text:span text:style-name="T1">[870, 235, <text:s text:c="2"/>1],</text:span></text:p>
      <text:p text:style-name="P3"><text:s text:c="7"/><text:span text:style-name="T1">[861, 235, <text:s text:c="2"/>1],</text:span></text:p>
      <text:p text:style-name="P3"><text:s text:c="7"/><text:span text:style-name="T1">[866, 245, <text:s text:c="2"/>1],</text:span></text:p>
      <text:p text:style-name="P3"><text:s text:c="7"/><text:span text:style-name="T1">[864, 245, <text:s text:c="2"/>1],</text:span></text:p>
      <text:p text:style-name="P3"><text:s text:c="7"/><text:span text:style-name="T1">[866, 236, <text:s text:c="2"/>1],</text:span></text:p>
      <text:p text:style-name="P3"><text:s text:c="7"/><text:span text:style-name="T1">[865, 236, <text:s text:c="2"/>1],</text:span></text:p>
      <text:p text:style-name="P3"><text:s text:c="7"/><text:span text:style-name="T1">[864, 236, <text:s text:c="2"/>1],</text:span></text:p>
      <text:p text:style-name="P3"><text:s text:c="7"/><text:span text:style-name="T1">[863, 236, <text:s text:c="2"/>1],</text:span></text:p>
      <text:p text:style-name="P3"><text:s text:c="7"/><text:span text:style-name="T1">[862, 236, <text:s text:c="2"/>1],</text:span></text:p>
      <text:p text:style-name="P3"><text:s text:c="7"/><text:span text:style-name="T1">[861, 236, <text:s text:c="2"/>1],</text:span></text:p>
      <text:p text:style-name="P3"><text:s text:c="7"/><text:span text:style-name="T1">[860, 236, <text:s text:c="2"/>1],</text:span></text:p>
      <text:p text:style-name="P3"><text:s text:c="7"/><text:span text:style-name="T1">[859, 236, <text:s text:c="2"/>1],</text:span></text:p>
      <text:p text:style-name="P3"><text:s text:c="7"/><text:span text:style-name="T1">[865, 245, <text:s text:c="2"/>1],</text:span></text:p>
      <text:p text:style-name="P3"><text:s text:c="7"/><text:span text:style-name="T1">[873, 244, <text:s text:c="2"/>1],</text:span></text:p>
      <text:p text:style-name="P3"><text:s text:c="7"/><text:span text:style-name="T1">[875, 244, <text:s text:c="2"/>1],</text:span></text:p>
      <text:p text:style-name="P3"><text:s text:c="7"/><text:span text:style-name="T1">[876, 244, <text:s text:c="2"/>1],</text:span></text:p>
      <text:p text:style-name="P3"><text:s text:c="7"/><text:span text:style-name="T1">[877, 244, <text:s text:c="2"/>1],</text:span></text:p>
      <text:p text:style-name="P3"><text:s text:c="7"/><text:span text:style-name="T1">[859, 245, <text:s text:c="2"/>1],</text:span></text:p>
      <text:p text:style-name="P3"><text:s text:c="7"/><text:span text:style-name="T1">[860, 245, <text:s text:c="2"/>1],</text:span></text:p>
      <text:p text:style-name="P3"><text:s text:c="7"/><text:span text:style-name="T1">[861, 245, <text:s text:c="2"/>1],</text:span></text:p>
      <text:p text:style-name="P3"><text:s text:c="7"/><text:span text:style-name="T1">[862, 245, <text:s text:c="2"/>1],</text:span></text:p>
      <text:p text:style-name="P3"><text:s text:c="7"/><text:span text:style-name="T1">[863, 245, <text:s text:c="2"/>1],</text:span></text:p>
      <text:p text:style-name="P3"><text:s text:c="7"/><text:span text:style-name="T1">[874, 244, <text:s text:c="2"/>1],</text:span></text:p>
      <text:p text:style-name="P3"><text:s text:c="7"/><text:span text:style-name="T1">[872, 232, <text:s text:c="2"/>1],</text:span></text:p>
      <text:p text:style-name="P3"><text:s text:c="7"/><text:span text:style-name="T1">[860, 235, <text:s text:c="2"/>1],</text:span></text:p>
      <text:p text:style-name="P3"><text:s text:c="7"/><text:span text:style-name="T1">[869, 245, <text:s text:c="2"/>1],</text:span></text:p>
      <text:p text:style-name="P3"><text:s text:c="7"/><text:span text:style-name="T1">[872, 234, <text:s text:c="2"/>1],</text:span></text:p>
      <text:p text:style-name="P3"><text:s text:c="7"/><text:span text:style-name="T1">[871, 234, <text:s text:c="2"/>1],</text:span></text:p>
      <text:p text:style-name="P3"><text:soft-page-break/><text:s text:c="7"/><text:span text:style-name="T1">[870, 234, <text:s text:c="2"/>1],</text:span></text:p>
      <text:p text:style-name="P3"><text:s text:c="7"/><text:span text:style-name="T1">[869, 234, <text:s text:c="2"/>1],</text:span></text:p>
      <text:p text:style-name="P3"><text:s text:c="7"/><text:span text:style-name="T1">[868, 234, <text:s text:c="2"/>1],</text:span></text:p>
      <text:p text:style-name="P3"><text:s text:c="7"/><text:span text:style-name="T1">[867, 234, <text:s text:c="2"/>1],</text:span></text:p>
      <text:p text:style-name="P3"><text:s text:c="7"/><text:span text:style-name="T1">[866, 234, <text:s text:c="2"/>1],</text:span></text:p>
      <text:p text:style-name="P3"><text:s text:c="7"/><text:span text:style-name="T1">[865, 234, <text:s text:c="2"/>1],</text:span></text:p>
      <text:p text:style-name="P3"><text:s text:c="7"/><text:span text:style-name="T1">[873, 234, <text:s text:c="2"/>1],</text:span></text:p>
      <text:p text:style-name="P3"><text:s text:c="7"/><text:span text:style-name="T1">[864, 234, <text:s text:c="2"/>1],</text:span></text:p>
      <text:p text:style-name="P3"><text:s text:c="7"/><text:span text:style-name="T1">[862, 234, <text:s text:c="2"/>1],</text:span></text:p>
      <text:p text:style-name="P3"><text:s text:c="7"/><text:span text:style-name="T1">[861, 234, <text:s text:c="2"/>1],</text:span></text:p>
      <text:p text:style-name="P3"><text:s text:c="7"/><text:span text:style-name="T1">[860, 234, <text:s text:c="2"/>1],</text:span></text:p>
      <text:p text:style-name="P3"><text:s text:c="7"/><text:span text:style-name="T1">[868, 213, <text:s text:c="2"/>1],</text:span></text:p>
      <text:p text:style-name="P3"><text:s text:c="7"/><text:span text:style-name="T1">[867, 213, <text:s text:c="2"/>1],</text:span></text:p>
      <text:p text:style-name="P3"><text:s text:c="7"/><text:span text:style-name="T1">[866, 213, <text:s text:c="2"/>1],</text:span></text:p>
      <text:p text:style-name="P3"><text:s text:c="7"/><text:span text:style-name="T1">[865, 213, <text:s text:c="2"/>1],</text:span></text:p>
      <text:p text:style-name="P3"><text:s text:c="7"/><text:span text:style-name="T1">[864, 213, <text:s text:c="2"/>1],</text:span></text:p>
      <text:p text:style-name="P3"><text:s text:c="7"/><text:span text:style-name="T1">[863, 234, <text:s text:c="2"/>1],</text:span></text:p>
      <text:p text:style-name="P3"><text:s text:c="7"/><text:span text:style-name="T1">[859, 235, <text:s text:c="2"/>1],</text:span></text:p>
      <text:p text:style-name="P3"><text:s text:c="7"/><text:span text:style-name="T1">[874, 234, <text:s text:c="2"/>1],</text:span></text:p>
      <text:p text:style-name="P3"><text:s text:c="7"/><text:span text:style-name="T1">[876, 234, <text:s text:c="2"/>1],</text:span></text:p>
      <text:p text:style-name="P3"><text:s text:c="7"/><text:span text:style-name="T1">[870, 245, <text:s text:c="2"/>1],</text:span></text:p>
      <text:p text:style-name="P3"><text:s text:c="7"/><text:span text:style-name="T1">[871, 245, <text:s text:c="2"/>1],</text:span></text:p>
      <text:p text:style-name="P3"><text:s text:c="7"/><text:span text:style-name="T1">[872, 245, <text:s text:c="2"/>1],</text:span></text:p>
      <text:p text:style-name="P3"><text:s text:c="7"/><text:span text:style-name="T1">[873, 245, <text:s text:c="2"/>1],</text:span></text:p>
      <text:p text:style-name="P3"><text:s text:c="7"/><text:span text:style-name="T1">[874, 245, <text:s text:c="2"/>1],</text:span></text:p>
      <text:p text:style-name="P3"><text:s text:c="7"/><text:span text:style-name="T1">[875, 245, <text:s text:c="2"/>1],</text:span></text:p>
      <text:p text:style-name="P3"><text:s text:c="7"/><text:span text:style-name="T1">[876, 245, <text:s text:c="2"/>1],</text:span></text:p>
      <text:p text:style-name="P3"><text:s text:c="7"/><text:span text:style-name="T1">[877, 245, <text:s text:c="2"/>1],</text:span></text:p>
      <text:p text:style-name="P3"><text:s text:c="7"/><text:span text:style-name="T1">[875, 234, <text:s text:c="2"/>1],</text:span></text:p>
      <text:p text:style-name="P3"><text:s text:c="7"/><text:span text:style-name="T1">[876, 213, <text:s text:c="2"/>1],</text:span></text:p>
      <text:p text:style-name="P3"><text:s text:c="7"/><text:span text:style-name="T1">[874, 213, <text:s text:c="2"/>1],</text:span></text:p>
      <text:p text:style-name="P3"><text:s text:c="7"/><text:span text:style-name="T1">[873, 213, <text:s text:c="2"/>1],</text:span></text:p>
      <text:p text:style-name="P3"><text:s text:c="7"/><text:span text:style-name="T1">[872, 213, <text:s text:c="2"/>1],</text:span></text:p>
      <text:p text:style-name="P3"><text:s text:c="7"/><text:span text:style-name="T1">[871, 213, <text:s text:c="2"/>1],</text:span></text:p>
      <text:p text:style-name="P3"><text:s text:c="7"/><text:span text:style-name="T1">[870, 213, <text:s text:c="2"/>1],</text:span></text:p>
      <text:p text:style-name="P3"><text:s text:c="7"/><text:span text:style-name="T1">[869, 213, <text:s text:c="2"/>1],</text:span></text:p>
      <text:p text:style-name="P3"><text:s text:c="7"/><text:span text:style-name="T1">[878, 234, <text:s text:c="2"/>1],</text:span></text:p>
      <text:p text:style-name="P3"><text:s text:c="7"/><text:span text:style-name="T1">[877, 234, <text:s text:c="2"/>1],</text:span></text:p>
      <text:p text:style-name="P3"><text:s text:c="7"/><text:span text:style-name="T1">[875, 213, <text:s text:c="2"/>1],</text:span></text:p>
      <text:p text:style-name="P3"><text:s text:c="7"/><text:span text:style-name="T1">[865, 227, <text:s text:c="2"/>1],</text:span></text:p>
      <text:p text:style-name="P3"><text:s text:c="7"/><text:span text:style-name="T1">[866, 227, <text:s text:c="2"/>1],</text:span></text:p>
      <text:p text:style-name="P3"><text:s text:c="7"/><text:span text:style-name="T1">[863, 227, <text:s text:c="2"/>1],</text:span></text:p>
      <text:p text:style-name="P3"><text:s text:c="7"/><text:span text:style-name="T1">[863, 271, <text:s text:c="2"/>1],</text:span></text:p>
      <text:p text:style-name="P3"><text:s text:c="7"/><text:span text:style-name="T1">[864, 271, <text:s text:c="2"/>1],</text:span></text:p>
      <text:p text:style-name="P3"><text:s text:c="7"/><text:span text:style-name="T1">[865, 271, <text:s text:c="2"/>1],</text:span></text:p>
      <text:p text:style-name="P3"><text:s text:c="7"/><text:span text:style-name="T1">[866, 271, <text:s text:c="2"/>1],</text:span></text:p>
      <text:p text:style-name="P3"><text:s text:c="7"/><text:span text:style-name="T1">[867, 271, <text:s text:c="2"/>1],</text:span></text:p>
      <text:p text:style-name="P3"><text:s text:c="7"/><text:span text:style-name="T1">[868, 271, <text:s text:c="2"/>1],</text:span></text:p>
      <text:p text:style-name="P3"><text:s text:c="7"/><text:span text:style-name="T1">[869, 271, <text:s text:c="2"/>1],</text:span></text:p>
      <text:p text:style-name="P3"><text:s text:c="7"/><text:span text:style-name="T1">[870, 271, <text:s text:c="2"/>1],</text:span></text:p>
      <text:p text:style-name="P3"><text:s text:c="7"/><text:span text:style-name="T1">[877, 221, <text:s text:c="2"/>1],</text:span></text:p>
      <text:p text:style-name="P3"><text:s text:c="7"/><text:span text:style-name="T1">[876, 221, <text:s text:c="2"/>1],</text:span></text:p>
      <text:p text:style-name="P3"><text:s text:c="7"/><text:span text:style-name="T1">[875, 221, <text:s text:c="2"/>1],</text:span></text:p>
      <text:p text:style-name="P3"><text:s text:c="7"/><text:span text:style-name="T1">[874, 221, <text:s text:c="2"/>1],</text:span></text:p>
      <text:p text:style-name="P3"><text:s text:c="7"/><text:span text:style-name="T1">[873, 221, <text:s text:c="2"/>1],</text:span></text:p>
      <text:p text:style-name="P3"><text:s text:c="7"/><text:span text:style-name="T1">[872, 221, <text:s text:c="2"/>1],</text:span></text:p>
      <text:p text:style-name="P3"><text:s text:c="7"/><text:span text:style-name="T1">[871, 221, <text:s text:c="2"/>1],</text:span></text:p>
      <text:p text:style-name="P3"><text:s text:c="7"/><text:span text:style-name="T1">[870, 221, <text:s text:c="2"/>1],</text:span></text:p>
      <text:p text:style-name="P3"><text:s text:c="7"/><text:span text:style-name="T1">[869, 221, <text:s text:c="2"/>1],</text:span></text:p>
      <text:p text:style-name="P3"><text:soft-page-break/><text:s text:c="7"/><text:span text:style-name="T1">[862, 271, <text:s text:c="2"/>1],</text:span></text:p>
      <text:p text:style-name="P3"><text:s text:c="7"/><text:span text:style-name="T1">[868, 221, <text:s text:c="2"/>1],</text:span></text:p>
      <text:p text:style-name="P3"><text:s text:c="7"/><text:span text:style-name="T1">[861, 271, <text:s text:c="2"/>1],</text:span></text:p>
      <text:p text:style-name="P3"><text:s text:c="7"/><text:span text:style-name="T1">[859, 271, <text:s text:c="2"/>1],</text:span></text:p>
      <text:p text:style-name="P3"><text:s text:c="7"/><text:span text:style-name="T1">[868, 270, <text:s text:c="2"/>1],</text:span></text:p>
      <text:p text:style-name="P3"><text:s text:c="7"/><text:span text:style-name="T1">[869, 270, <text:s text:c="2"/>1],</text:span></text:p>
      <text:p text:style-name="P3"><text:s text:c="7"/><text:span text:style-name="T1">[870, 270, <text:s text:c="2"/>1],</text:span></text:p>
      <text:p text:style-name="P3"><text:s text:c="7"/><text:span text:style-name="T1">[871, 270, <text:s text:c="2"/>1],</text:span></text:p>
      <text:p text:style-name="P3"><text:s text:c="7"/><text:span text:style-name="T1">[872, 270, <text:s text:c="2"/>1],</text:span></text:p>
      <text:p text:style-name="P3"><text:s text:c="7"/><text:span text:style-name="T1">[873, 270, <text:s text:c="2"/>1],</text:span></text:p>
      <text:p text:style-name="P3"><text:s text:c="7"/><text:span text:style-name="T1">[874, 270, <text:s text:c="2"/>1],</text:span></text:p>
      <text:p text:style-name="P3"><text:s text:c="7"/><text:span text:style-name="T1">[875, 270, <text:s text:c="2"/>1],</text:span></text:p>
      <text:p text:style-name="P3"><text:s text:c="7"/><text:span text:style-name="T1">[877, 270, <text:s text:c="2"/>1],</text:span></text:p>
      <text:p text:style-name="P3"><text:s text:c="7"/><text:span text:style-name="T1">[878, 270, <text:s text:c="2"/>1],</text:span></text:p>
      <text:p text:style-name="P3"><text:s text:c="7"/><text:span text:style-name="T1">[852, 271, <text:s text:c="2"/>1],</text:span></text:p>
      <text:p text:style-name="P3"><text:s text:c="7"/><text:span text:style-name="T1">[853, 271, <text:s text:c="2"/>1],</text:span></text:p>
      <text:p text:style-name="P3"><text:s text:c="7"/><text:span text:style-name="T1">[854, 271, <text:s text:c="2"/>1],</text:span></text:p>
      <text:p text:style-name="P3"><text:s text:c="7"/><text:span text:style-name="T1">[855, 271, <text:s text:c="2"/>1],</text:span></text:p>
      <text:p text:style-name="P3"><text:s text:c="7"/><text:span text:style-name="T1">[856, 271, <text:s text:c="2"/>1],</text:span></text:p>
      <text:p text:style-name="P3"><text:s text:c="7"/><text:span text:style-name="T1">[857, 271, <text:s text:c="2"/>1],</text:span></text:p>
      <text:p text:style-name="P3"><text:s text:c="7"/><text:span text:style-name="T1">[858, 271, <text:s text:c="2"/>1],</text:span></text:p>
      <text:p text:style-name="P3"><text:s text:c="7"/><text:span text:style-name="T1">[860, 271, <text:s text:c="2"/>1],</text:span></text:p>
      <text:p text:style-name="P3"><text:s text:c="7"/><text:span text:style-name="T1">[867, 270, <text:s text:c="2"/>1],</text:span></text:p>
      <text:p text:style-name="P3"><text:s text:c="7"/><text:span text:style-name="T1">[867, 221, <text:s text:c="2"/>1],</text:span></text:p>
      <text:p text:style-name="P3"><text:s text:c="7"/><text:span text:style-name="T1">[865, 221, <text:s text:c="2"/>1],</text:span></text:p>
      <text:p text:style-name="P3"><text:s text:c="7"/><text:span text:style-name="T1">[860, 272, <text:s text:c="2"/>1],</text:span></text:p>
      <text:p text:style-name="P3"><text:s text:c="7"/><text:span text:style-name="T1">[861, 272, <text:s text:c="2"/>1],</text:span></text:p>
      <text:p text:style-name="P3"><text:s text:c="7"/><text:span text:style-name="T1">[862, 272, <text:s text:c="2"/>1],</text:span></text:p>
      <text:p text:style-name="P3"><text:s text:c="7"/><text:span text:style-name="T1">[863, 272, <text:s text:c="2"/>1],</text:span></text:p>
      <text:p text:style-name="P3"><text:s text:c="7"/><text:span text:style-name="T1">[864, 272, <text:s text:c="2"/>1],</text:span></text:p>
      <text:p text:style-name="P3"><text:s text:c="7"/><text:span text:style-name="T1">[865, 272, <text:s text:c="2"/>1],</text:span></text:p>
      <text:p text:style-name="P3"><text:s text:c="7"/><text:span text:style-name="T1">[866, 272, <text:s text:c="2"/>1],</text:span></text:p>
      <text:p text:style-name="P3"><text:s text:c="7"/><text:span text:style-name="T1">[867, 272, <text:s text:c="2"/>1],</text:span></text:p>
      <text:p text:style-name="P3"><text:s text:c="7"/><text:span text:style-name="T1">[868, 272, <text:s text:c="2"/>1],</text:span></text:p>
      <text:p text:style-name="P3"><text:s text:c="7"/><text:span text:style-name="T1">[869, 272, <text:s text:c="2"/>1],</text:span></text:p>
      <text:p text:style-name="P3"><text:s text:c="7"/><text:span text:style-name="T1">[870, 272, <text:s text:c="2"/>1],</text:span></text:p>
      <text:p text:style-name="P3"><text:s text:c="7"/><text:span text:style-name="T1">[871, 272, <text:s text:c="2"/>1],</text:span></text:p>
      <text:p text:style-name="P3"><text:s text:c="7"/><text:span text:style-name="T1">[872, 272, <text:s text:c="2"/>1],</text:span></text:p>
      <text:p text:style-name="P3"><text:s text:c="7"/><text:span text:style-name="T1">[873, 272, <text:s text:c="2"/>1],</text:span></text:p>
      <text:p text:style-name="P3"><text:s text:c="7"/><text:span text:style-name="T1">[874, 272, <text:s text:c="2"/>1],</text:span></text:p>
      <text:p text:style-name="P3"><text:s text:c="7"/><text:span text:style-name="T1">[875, 272, <text:s text:c="2"/>1],</text:span></text:p>
      <text:p text:style-name="P3"><text:s text:c="7"/><text:span text:style-name="T1">[876, 272, <text:s text:c="2"/>1],</text:span></text:p>
      <text:p text:style-name="P3"><text:s text:c="7"/><text:span text:style-name="T1">[859, 272, <text:s text:c="2"/>1],</text:span></text:p>
      <text:p text:style-name="P3"><text:s text:c="7"/><text:span text:style-name="T1">[866, 221, <text:s text:c="2"/>1],</text:span></text:p>
      <text:p text:style-name="P3"><text:s text:c="7"/><text:span text:style-name="T1">[858, 272, <text:s text:c="2"/>1],</text:span></text:p>
      <text:p text:style-name="P3"><text:s text:c="7"/><text:span text:style-name="T1">[856, 272, <text:s text:c="2"/>1],</text:span></text:p>
      <text:p text:style-name="P3"><text:s text:c="7"/><text:span text:style-name="T1">[864, 221, <text:s text:c="2"/>1],</text:span></text:p>
      <text:p text:style-name="P3"><text:s text:c="7"/><text:span text:style-name="T1">[863, 221, <text:s text:c="2"/>1],</text:span></text:p>
      <text:p text:style-name="P3"><text:s text:c="7"/><text:span text:style-name="T1">[862, 221, <text:s text:c="2"/>1],</text:span></text:p>
      <text:p text:style-name="P3"><text:s text:c="7"/><text:span text:style-name="T1">[871, 271, <text:s text:c="2"/>1],</text:span></text:p>
      <text:p text:style-name="P3"><text:s text:c="7"/><text:span text:style-name="T1">[872, 271, <text:s text:c="2"/>1],</text:span></text:p>
      <text:p text:style-name="P3"><text:s text:c="7"/><text:span text:style-name="T1">[873, 271, <text:s text:c="2"/>1],</text:span></text:p>
      <text:p text:style-name="P3"><text:s text:c="7"/><text:span text:style-name="T1">[874, 271, <text:s text:c="2"/>1],</text:span></text:p>
      <text:p text:style-name="P3"><text:s text:c="7"/><text:span text:style-name="T1">[875, 271, <text:s text:c="2"/>1],</text:span></text:p>
      <text:p text:style-name="P3"><text:s text:c="7"/><text:span text:style-name="T1">[876, 271, <text:s text:c="2"/>1],</text:span></text:p>
      <text:p text:style-name="P3"><text:s text:c="7"/><text:span text:style-name="T1">[877, 271, <text:s text:c="2"/>1],</text:span></text:p>
      <text:p text:style-name="P3"><text:s text:c="7"/><text:span text:style-name="T1">[878, 271, <text:s text:c="2"/>1],</text:span></text:p>
      <text:p text:style-name="P3"><text:s text:c="7"/><text:span text:style-name="T1">[879, 271, <text:s text:c="2"/>1],</text:span></text:p>
      <text:p text:style-name="P3"><text:s text:c="7"/><text:span text:style-name="T1">[880, 271, <text:s text:c="2"/>1],</text:span></text:p>
      <text:p text:style-name="P3"><text:soft-page-break/><text:s text:c="7"/><text:span text:style-name="T1">[881, 271, <text:s text:c="2"/>1],</text:span></text:p>
      <text:p text:style-name="P3"><text:s text:c="7"/><text:span text:style-name="T1">[853, 272, <text:s text:c="2"/>1],</text:span></text:p>
      <text:p text:style-name="P3"><text:s text:c="7"/><text:span text:style-name="T1">[854, 272, <text:s text:c="2"/>1],</text:span></text:p>
      <text:p text:style-name="P3"><text:s text:c="7"/><text:span text:style-name="T1">[855, 272, <text:s text:c="2"/>1],</text:span></text:p>
      <text:p text:style-name="P3"><text:s text:c="7"/><text:span text:style-name="T1">[857, 272, <text:s text:c="2"/>1],</text:span></text:p>
      <text:p text:style-name="P3"><text:s text:c="7"/><text:span text:style-name="T1">[866, 270, <text:s text:c="2"/>1],</text:span></text:p>
      <text:p text:style-name="P3"><text:s text:c="7"/><text:span text:style-name="T1">[865, 270, <text:s text:c="2"/>1],</text:span></text:p>
      <text:p text:style-name="P3"><text:s text:c="7"/><text:span text:style-name="T1">[864, 270, <text:s text:c="2"/>1],</text:span></text:p>
      <text:p text:style-name="P3"><text:s text:c="7"/><text:span text:style-name="T1">[863, 268, <text:s text:c="2"/>1],</text:span></text:p>
      <text:p text:style-name="P3"><text:s text:c="7"/><text:span text:style-name="T1">[864, 268, <text:s text:c="2"/>1],</text:span></text:p>
      <text:p text:style-name="P3"><text:s text:c="7"/><text:span text:style-name="T1">[865, 268, <text:s text:c="2"/>1],</text:span></text:p>
      <text:p text:style-name="P3"><text:s text:c="7"/><text:span text:style-name="T1">[866, 268, <text:s text:c="2"/>1],</text:span></text:p>
      <text:p text:style-name="P3"><text:s text:c="7"/><text:span text:style-name="T1">[867, 268, <text:s text:c="2"/>1],</text:span></text:p>
      <text:p text:style-name="P3"><text:s text:c="7"/><text:span text:style-name="T1">[868, 268, <text:s text:c="2"/>1],</text:span></text:p>
      <text:p text:style-name="P3"><text:s text:c="7"/><text:span text:style-name="T1">[869, 268, <text:s text:c="2"/>1],</text:span></text:p>
      <text:p text:style-name="P3"><text:s text:c="7"/><text:span text:style-name="T1">[870, 268, <text:s text:c="2"/>1],</text:span></text:p>
      <text:p text:style-name="P3"><text:s text:c="7"/><text:span text:style-name="T1">[871, 268, <text:s text:c="2"/>1],</text:span></text:p>
      <text:p text:style-name="P3"><text:s text:c="7"/><text:span text:style-name="T1">[872, 268, <text:s text:c="2"/>1],</text:span></text:p>
      <text:p text:style-name="P3"><text:s text:c="7"/><text:span text:style-name="T1">[873, 268, <text:s text:c="2"/>1],</text:span></text:p>
      <text:p text:style-name="P3"><text:s text:c="7"/><text:span text:style-name="T1">[874, 268, <text:s text:c="2"/>1],</text:span></text:p>
      <text:p text:style-name="P3"><text:s text:c="7"/><text:span text:style-name="T1">[875, 268, <text:s text:c="2"/>1],</text:span></text:p>
      <text:p text:style-name="P3"><text:s text:c="7"/><text:span text:style-name="T1">[857, 269, <text:s text:c="2"/>1],</text:span></text:p>
      <text:p text:style-name="P3"><text:s text:c="7"/><text:span text:style-name="T1">[858, 269, <text:s text:c="2"/>1],</text:span></text:p>
      <text:p text:style-name="P3"><text:s text:c="7"/><text:span text:style-name="T1">[859, 269, <text:s text:c="2"/>1],</text:span></text:p>
      <text:p text:style-name="P3"><text:s text:c="7"/><text:span text:style-name="T1">[860, 269, <text:s text:c="2"/>1],</text:span></text:p>
      <text:p text:style-name="P3"><text:s text:c="7"/><text:span text:style-name="T1">[862, 268, <text:s text:c="2"/>1],</text:span></text:p>
      <text:p text:style-name="P3"><text:s text:c="7"/><text:span text:style-name="T1">[861, 269, <text:s text:c="2"/>1],</text:span></text:p>
      <text:p text:style-name="P3"><text:s text:c="7"/><text:span text:style-name="T1">[861, 268, <text:s text:c="2"/>1],</text:span></text:p>
      <text:p text:style-name="P3"><text:s text:c="7"/><text:span text:style-name="T1">[859, 268, <text:s text:c="2"/>1],</text:span></text:p>
      <text:p text:style-name="P3"><text:s text:c="7"/><text:span text:style-name="T1">[861, 267, <text:s text:c="2"/>1],</text:span></text:p>
      <text:p text:style-name="P3"><text:s text:c="7"/><text:span text:style-name="T1">[862, 267, <text:s text:c="2"/>1],</text:span></text:p>
      <text:p text:style-name="P3"><text:s text:c="7"/><text:span text:style-name="T1">[863, 267, <text:s text:c="2"/>1],</text:span></text:p>
      <text:p text:style-name="P3"><text:s text:c="7"/><text:span text:style-name="T1">[864, 267, <text:s text:c="2"/>1],</text:span></text:p>
      <text:p text:style-name="P3"><text:s text:c="7"/><text:span text:style-name="T1">[865, 267, <text:s text:c="2"/>1],</text:span></text:p>
      <text:p text:style-name="P3"><text:s text:c="7"/><text:span text:style-name="T1">[866, 267, <text:s text:c="2"/>1],</text:span></text:p>
      <text:p text:style-name="P3"><text:s text:c="7"/><text:span text:style-name="T1">[867, 267, <text:s text:c="2"/>1],</text:span></text:p>
      <text:p text:style-name="P3"><text:s text:c="7"/><text:span text:style-name="T1">[868, 267, <text:s text:c="2"/>1],</text:span></text:p>
      <text:p text:style-name="P3"><text:s text:c="7"/><text:span text:style-name="T1">[869, 267, <text:s text:c="2"/>1],</text:span></text:p>
      <text:p text:style-name="P3"><text:s text:c="7"/><text:span text:style-name="T1">[870, 267, <text:s text:c="2"/>1],</text:span></text:p>
      <text:p text:style-name="P3"><text:s text:c="7"/><text:span text:style-name="T1">[871, 267, <text:s text:c="2"/>1],</text:span></text:p>
      <text:p text:style-name="P3"><text:s text:c="7"/><text:span text:style-name="T1">[872, 267, <text:s text:c="2"/>1],</text:span></text:p>
      <text:p text:style-name="P3"><text:s text:c="7"/><text:span text:style-name="T1">[873, 267, <text:s text:c="2"/>1],</text:span></text:p>
      <text:p text:style-name="P3"><text:s text:c="7"/><text:span text:style-name="T1">[874, 267, <text:s text:c="2"/>1],</text:span></text:p>
      <text:p text:style-name="P3"><text:s text:c="7"/><text:span text:style-name="T1">[875, 267, <text:s text:c="2"/>1],</text:span></text:p>
      <text:p text:style-name="P3"><text:s text:c="7"/><text:span text:style-name="T1">[857, 268, <text:s text:c="2"/>1],</text:span></text:p>
      <text:p text:style-name="P3"><text:s text:c="7"/><text:span text:style-name="T1">[858, 268, <text:s text:c="2"/>1],</text:span></text:p>
      <text:p text:style-name="P3"><text:s text:c="7"/><text:span text:style-name="T1">[860, 268, <text:s text:c="2"/>1],</text:span></text:p>
      <text:p text:style-name="P3"><text:s text:c="7"/><text:span text:style-name="T1">[862, 269, <text:s text:c="2"/>1],</text:span></text:p>
      <text:p text:style-name="P3"><text:s text:c="7"/><text:span text:style-name="T1">[863, 269, <text:s text:c="2"/>1],</text:span></text:p>
      <text:p text:style-name="P3"><text:s text:c="7"/><text:span text:style-name="T1">[864, 269, <text:s text:c="2"/>1],</text:span></text:p>
      <text:p text:style-name="P3"><text:s text:c="7"/><text:span text:style-name="T1">[871, 222, <text:s text:c="2"/>1],</text:span></text:p>
      <text:p text:style-name="P3"><text:s text:c="7"/><text:span text:style-name="T1">[870, 222, <text:s text:c="2"/>1],</text:span></text:p>
      <text:p text:style-name="P3"><text:s text:c="7"/><text:span text:style-name="T1">[869, 222, <text:s text:c="2"/>1],</text:span></text:p>
      <text:p text:style-name="P3"><text:s text:c="7"/><text:span text:style-name="T1">[868, 222, <text:s text:c="2"/>1],</text:span></text:p>
      <text:p text:style-name="P3"><text:s text:c="7"/><text:span text:style-name="T1">[867, 222, <text:s text:c="2"/>1],</text:span></text:p>
      <text:p text:style-name="P3"><text:s text:c="7"/><text:span text:style-name="T1">[866, 222, <text:s text:c="2"/>1],</text:span></text:p>
      <text:p text:style-name="P3"><text:s text:c="7"/><text:span text:style-name="T1">[865, 222, <text:s text:c="2"/>1],</text:span></text:p>
      <text:p text:style-name="P3"><text:s text:c="7"/><text:span text:style-name="T1">[864, 222, <text:s text:c="2"/>1],</text:span></text:p>
      <text:p text:style-name="P3"><text:s text:c="7"/><text:span text:style-name="T1">[864, 227, <text:s text:c="2"/>1],</text:span></text:p>
      <text:p text:style-name="P3"><text:soft-page-break/><text:s text:c="7"/><text:span text:style-name="T1">[862, 222, <text:s text:c="2"/>1],</text:span></text:p>
      <text:p text:style-name="P3"><text:s text:c="7"/><text:span text:style-name="T1">[857, 270, <text:s text:c="2"/>1],</text:span></text:p>
      <text:p text:style-name="P3"><text:s text:c="7"/><text:span text:style-name="T1">[858, 270, <text:s text:c="2"/>1],</text:span></text:p>
      <text:p text:style-name="P3"><text:s text:c="7"/><text:span text:style-name="T1">[859, 270, <text:s text:c="2"/>1],</text:span></text:p>
      <text:p text:style-name="P3"><text:s text:c="7"/><text:span text:style-name="T1">[860, 270, <text:s text:c="2"/>1],</text:span></text:p>
      <text:p text:style-name="P3"><text:s text:c="7"/><text:span text:style-name="T1">[861, 270, <text:s text:c="2"/>1],</text:span></text:p>
      <text:p text:style-name="P3"><text:s text:c="7"/><text:span text:style-name="T1">[862, 270, <text:s text:c="2"/>1],</text:span></text:p>
      <text:p text:style-name="P3"><text:s text:c="7"/><text:span text:style-name="T1">[863, 270, <text:s text:c="2"/>1],</text:span></text:p>
      <text:p text:style-name="P3"><text:s text:c="7"/><text:span text:style-name="T1">[872, 222, <text:s text:c="2"/>1],</text:span></text:p>
      <text:p text:style-name="P3"><text:s text:c="7"/><text:span text:style-name="T1">[873, 222, <text:s text:c="2"/>1],</text:span></text:p>
      <text:p text:style-name="P3"><text:s text:c="7"/><text:span text:style-name="T1">[874, 222, <text:s text:c="2"/>1],</text:span></text:p>
      <text:p text:style-name="P3"><text:s text:c="7"/><text:span text:style-name="T1">[875, 222, <text:s text:c="2"/>1],</text:span></text:p>
      <text:p text:style-name="P3"><text:s text:c="7"/><text:span text:style-name="T1">[865, 269, <text:s text:c="2"/>1],</text:span></text:p>
      <text:p text:style-name="P3"><text:s text:c="7"/><text:span text:style-name="T1">[866, 269, <text:s text:c="2"/>1],</text:span></text:p>
      <text:p text:style-name="P3"><text:s text:c="7"/><text:span text:style-name="T1">[867, 269, <text:s text:c="2"/>1],</text:span></text:p>
      <text:p text:style-name="P3"><text:s text:c="7"/><text:span text:style-name="T1">[868, 269, <text:s text:c="2"/>1],</text:span></text:p>
      <text:p text:style-name="P3"><text:s text:c="7"/><text:span text:style-name="T1">[869, 269, <text:s text:c="2"/>1],</text:span></text:p>
      <text:p text:style-name="P3"><text:s text:c="7"/><text:span text:style-name="T1">[870, 269, <text:s text:c="2"/>1],</text:span></text:p>
      <text:p text:style-name="P3"><text:s text:c="7"/><text:span text:style-name="T1">[871, 269, <text:s text:c="2"/>1],</text:span></text:p>
      <text:p text:style-name="P3"><text:s text:c="7"/><text:span text:style-name="T1">[872, 269, <text:s text:c="2"/>1],</text:span></text:p>
      <text:p text:style-name="P3"><text:s text:c="7"/><text:span text:style-name="T1">[877, 272, <text:s text:c="2"/>1],</text:span></text:p>
      <text:p text:style-name="P3"><text:s text:c="7"/><text:span text:style-name="T1">[873, 269, <text:s text:c="2"/>1],</text:span></text:p>
      <text:p text:style-name="P3"><text:s text:c="7"/><text:span text:style-name="T1">[875, 269, <text:s text:c="2"/>1],</text:span></text:p>
      <text:p text:style-name="P3"><text:s text:c="7"/><text:span text:style-name="T1">[852, 270, <text:s text:c="2"/>1],</text:span></text:p>
      <text:p text:style-name="P3"><text:s text:c="7"/><text:span text:style-name="T1">[853, 270, <text:s text:c="2"/>1],</text:span></text:p>
      <text:p text:style-name="P3"><text:s text:c="7"/><text:span text:style-name="T1">[854, 270, <text:s text:c="2"/>1],</text:span></text:p>
      <text:p text:style-name="P3"><text:s text:c="7"/><text:span text:style-name="T1">[855, 270, <text:s text:c="2"/>1],</text:span></text:p>
      <text:p text:style-name="P3"><text:s text:c="7"/><text:span text:style-name="T1">[856, 270, <text:s text:c="2"/>1],</text:span></text:p>
      <text:p text:style-name="P3"><text:s text:c="7"/><text:span text:style-name="T1">[877, 222, <text:s text:c="2"/>1],</text:span></text:p>
      <text:p text:style-name="P3"><text:s text:c="7"/><text:span text:style-name="T1">[876, 222, <text:s text:c="2"/>1],</text:span></text:p>
      <text:p text:style-name="P3"><text:s text:c="7"/><text:span text:style-name="T1">[874, 269, <text:s text:c="2"/>1],</text:span></text:p>
      <text:p text:style-name="P3"><text:s text:c="7"/><text:span text:style-name="T1">[878, 272, <text:s text:c="2"/>1],</text:span></text:p>
      <text:p text:style-name="P3"><text:s text:c="7"/><text:span text:style-name="T1">[879, 272, <text:s text:c="2"/>1],</text:span></text:p>
      <text:p text:style-name="P3"><text:s text:c="7"/><text:span text:style-name="T1">[880, 272, <text:s text:c="2"/>1],</text:span></text:p>
      <text:p text:style-name="P3"><text:s text:c="7"/><text:span text:style-name="T1">[859, 218, <text:s text:c="2"/>1],</text:span></text:p>
      <text:p text:style-name="P3"><text:s text:c="7"/><text:span text:style-name="T1">[858, 218, <text:s text:c="2"/>1],</text:span></text:p>
      <text:p text:style-name="P3"><text:s text:c="7"/><text:span text:style-name="T1">[857, 218, <text:s text:c="2"/>1],</text:span></text:p>
      <text:p text:style-name="P3"><text:s text:c="7"/><text:span text:style-name="T1">[855, 218, <text:s text:c="2"/>1],</text:span></text:p>
      <text:p text:style-name="P3"><text:s text:c="7"/><text:span text:style-name="T1">[854, 218, <text:s text:c="2"/>1],</text:span></text:p>
      <text:p text:style-name="P3"><text:s text:c="7"/><text:span text:style-name="T1">[853, 218, <text:s text:c="2"/>1],</text:span></text:p>
      <text:p text:style-name="P3"><text:s text:c="7"/><text:span text:style-name="T1">[852, 218, <text:s text:c="2"/>1],</text:span></text:p>
      <text:p text:style-name="P3"><text:s text:c="7"/><text:span text:style-name="T1">[851, 218, <text:s text:c="2"/>1],</text:span></text:p>
      <text:p text:style-name="P3"><text:s text:c="7"/><text:span text:style-name="T1">[850, 218, <text:s text:c="2"/>1],</text:span></text:p>
      <text:p text:style-name="P3"><text:s text:c="7"/><text:span text:style-name="T1">[873, 205, <text:s text:c="2"/>1],</text:span></text:p>
      <text:p text:style-name="P3"><text:s text:c="7"/><text:span text:style-name="T1">[872, 205, <text:s text:c="2"/>1],</text:span></text:p>
      <text:p text:style-name="P3"><text:s text:c="7"/><text:span text:style-name="T1">[871, 205, <text:s text:c="2"/>1],</text:span></text:p>
      <text:p text:style-name="P3"><text:s text:c="7"/><text:span text:style-name="T1">[870, 205, <text:s text:c="2"/>1],</text:span></text:p>
      <text:p text:style-name="P3"><text:s text:c="7"/><text:span text:style-name="T1">[869, 205, <text:s text:c="2"/>1],</text:span></text:p>
      <text:p text:style-name="P3"><text:s text:c="7"/><text:span text:style-name="T1">[868, 205, <text:s text:c="2"/>1],</text:span></text:p>
      <text:p text:style-name="P3"><text:s text:c="7"/><text:span text:style-name="T1">[863, 216, <text:s text:c="2"/>1],</text:span></text:p>
      <text:p text:style-name="P3"><text:s text:c="7"/><text:span text:style-name="T1">[864, 216, <text:s text:c="2"/>1],</text:span></text:p>
      <text:p text:style-name="P3"><text:s text:c="7"/><text:span text:style-name="T1">[860, 218, <text:s text:c="2"/>1],</text:span></text:p>
      <text:p text:style-name="P3"><text:s text:c="7"/><text:span text:style-name="T1">[865, 216, <text:s text:c="2"/>1],</text:span></text:p>
      <text:p text:style-name="P3"><text:s text:c="7"/><text:span text:style-name="T1">[862, 218, <text:s text:c="2"/>1],</text:span></text:p>
      <text:p text:style-name="P3"><text:s text:c="7"/><text:span text:style-name="T1">[864, 218, <text:s text:c="2"/>1],</text:span></text:p>
      <text:p text:style-name="P3"><text:s text:c="7"/><text:span text:style-name="T1">[869, 206, <text:s text:c="2"/>1],</text:span></text:p>
      <text:p text:style-name="P3"><text:s text:c="7"/><text:span text:style-name="T1">[868, 206, <text:s text:c="2"/>1],</text:span></text:p>
      <text:p text:style-name="P3"><text:s text:c="7"/><text:span text:style-name="T1">[867, 206, <text:s text:c="2"/>1],</text:span></text:p>
      <text:p text:style-name="P3"><text:s text:c="7"/><text:span text:style-name="T1">[866, 206, <text:s text:c="2"/>1],</text:span></text:p>
      <text:p text:style-name="P3"><text:soft-page-break/><text:s text:c="7"/><text:span text:style-name="T1">[877, 218, <text:s text:c="2"/>1],</text:span></text:p>
      <text:p text:style-name="P3"><text:s text:c="7"/><text:span text:style-name="T1">[876, 218, <text:s text:c="2"/>1],</text:span></text:p>
      <text:p text:style-name="P3"><text:s text:c="7"/><text:span text:style-name="T1">[875, 218, <text:s text:c="2"/>1],</text:span></text:p>
      <text:p text:style-name="P3"><text:s text:c="7"/><text:span text:style-name="T1">[874, 218, <text:s text:c="2"/>1],</text:span></text:p>
      <text:p text:style-name="P3"><text:s text:c="7"/><text:span text:style-name="T1">[873, 218, <text:s text:c="2"/>1],</text:span></text:p>
      <text:p text:style-name="P3"><text:s text:c="7"/><text:span text:style-name="T1">[872, 218, <text:s text:c="2"/>1],</text:span></text:p>
      <text:p text:style-name="P3"><text:s text:c="7"/><text:span text:style-name="T1">[871, 218, <text:s text:c="2"/>1],</text:span></text:p>
      <text:p text:style-name="P3"><text:s text:c="7"/><text:span text:style-name="T1">[870, 218, <text:s text:c="2"/>1],</text:span></text:p>
      <text:p text:style-name="P3"><text:s text:c="7"/><text:span text:style-name="T1">[869, 218, <text:s text:c="2"/>1],</text:span></text:p>
      <text:p text:style-name="P3"><text:s text:c="7"/><text:span text:style-name="T1">[868, 218, <text:s text:c="2"/>1],</text:span></text:p>
      <text:p text:style-name="P3"><text:s text:c="7"/><text:span text:style-name="T1">[867, 218, <text:s text:c="2"/>1],</text:span></text:p>
      <text:p text:style-name="P3"><text:s text:c="7"/><text:span text:style-name="T1">[866, 218, <text:s text:c="2"/>1],</text:span></text:p>
      <text:p text:style-name="P3"><text:s text:c="7"/><text:span text:style-name="T1">[865, 218, <text:s text:c="2"/>1],</text:span></text:p>
      <text:p text:style-name="P3"><text:s text:c="7"/><text:span text:style-name="T1">[863, 218, <text:s text:c="2"/>1],</text:span></text:p>
      <text:p text:style-name="P3"><text:s text:c="7"/><text:span text:style-name="T1">[866, 216, <text:s text:c="2"/>1],</text:span></text:p>
      <text:p text:style-name="P3"><text:s text:c="7"/><text:span text:style-name="T1">[867, 216, <text:s text:c="2"/>1],</text:span></text:p>
      <text:p text:style-name="P3"><text:s text:c="7"/><text:span text:style-name="T1">[868, 216, <text:s text:c="2"/>1],</text:span></text:p>
      <text:p text:style-name="P3"><text:s text:c="7"/><text:span text:style-name="T1">[864, 217, <text:s text:c="2"/>1],</text:span></text:p>
      <text:p text:style-name="P3"><text:s text:c="7"/><text:span text:style-name="T1">[863, 217, <text:s text:c="2"/>1],</text:span></text:p>
      <text:p text:style-name="P3"><text:s text:c="7"/><text:span text:style-name="T1">[861, 217, <text:s text:c="2"/>1],</text:span></text:p>
      <text:p text:style-name="P3"><text:s text:c="7"/><text:span text:style-name="T1">[860, 217, <text:s text:c="2"/>1],</text:span></text:p>
      <text:p text:style-name="P3"><text:s text:c="7"/><text:span text:style-name="T1">[859, 217, <text:s text:c="2"/>1],</text:span></text:p>
      <text:p text:style-name="P3"><text:s text:c="7"/><text:span text:style-name="T1">[858, 217, <text:s text:c="2"/>1],</text:span></text:p>
      <text:p text:style-name="P3"><text:s text:c="7"/><text:span text:style-name="T1">[857, 217, <text:s text:c="2"/>1],</text:span></text:p>
      <text:p text:style-name="P3"><text:s text:c="7"/><text:span text:style-name="T1">[856, 217, <text:s text:c="2"/>1],</text:span></text:p>
      <text:p text:style-name="P3"><text:s text:c="7"/><text:span text:style-name="T1">[855, 217, <text:s text:c="2"/>1],</text:span></text:p>
      <text:p text:style-name="P3"><text:s text:c="7"/><text:span text:style-name="T1">[854, 217, <text:s text:c="2"/>1],</text:span></text:p>
      <text:p text:style-name="P3"><text:s text:c="7"/><text:span text:style-name="T1">[853, 217, <text:s text:c="2"/>1],</text:span></text:p>
      <text:p text:style-name="P3"><text:s text:c="7"/><text:span text:style-name="T1">[852, 217, <text:s text:c="2"/>1],</text:span></text:p>
      <text:p text:style-name="P3"><text:s text:c="7"/><text:span text:style-name="T1">[851, 217, <text:s text:c="2"/>1],</text:span></text:p>
      <text:p text:style-name="P3"><text:s text:c="7"/><text:span text:style-name="T1">[850, 217, <text:s text:c="2"/>1],</text:span></text:p>
      <text:p text:style-name="P3"><text:s text:c="7"/><text:span text:style-name="T1">[849, 217, <text:s text:c="2"/>1],</text:span></text:p>
      <text:p text:style-name="P3"><text:s text:c="7"/><text:span text:style-name="T1">[848, 217, <text:s text:c="2"/>1],</text:span></text:p>
      <text:p text:style-name="P3"><text:s text:c="7"/><text:span text:style-name="T1">[847, 217, <text:s text:c="2"/>1],</text:span></text:p>
      <text:p text:style-name="P3"><text:s text:c="7"/><text:span text:style-name="T1">[865, 217, <text:s text:c="2"/>1],</text:span></text:p>
      <text:p text:style-name="P3"><text:s text:c="7"/><text:span text:style-name="T1">[866, 217, <text:s text:c="2"/>1],</text:span></text:p>
      <text:p text:style-name="P3"><text:s text:c="7"/><text:span text:style-name="T1">[867, 217, <text:s text:c="2"/>1],</text:span></text:p>
      <text:p text:style-name="P3"><text:s text:c="7"/><text:span text:style-name="T1">[868, 217, <text:s text:c="2"/>1],</text:span></text:p>
      <text:p text:style-name="P3"><text:s text:c="7"/><text:span text:style-name="T1">[869, 216, <text:s text:c="2"/>1],</text:span></text:p>
      <text:p text:style-name="P3"><text:s text:c="7"/><text:span text:style-name="T1">[870, 216, <text:s text:c="2"/>1],</text:span></text:p>
      <text:p text:style-name="P3"><text:s text:c="7"/><text:span text:style-name="T1">[871, 216, <text:s text:c="2"/>1],</text:span></text:p>
      <text:p text:style-name="P3"><text:s text:c="7"/><text:span text:style-name="T1">[872, 216, <text:s text:c="2"/>1],</text:span></text:p>
      <text:p text:style-name="P3"><text:s text:c="7"/><text:span text:style-name="T1">[873, 216, <text:s text:c="2"/>1],</text:span></text:p>
      <text:p text:style-name="P3"><text:s text:c="7"/><text:span text:style-name="T1">[874, 216, <text:s text:c="2"/>1],</text:span></text:p>
      <text:p text:style-name="P3"><text:s text:c="7"/><text:span text:style-name="T1">[875, 216, <text:s text:c="2"/>1],</text:span></text:p>
      <text:p text:style-name="P3"><text:s text:c="7"/><text:span text:style-name="T1">[876, 216, <text:s text:c="2"/>1],</text:span></text:p>
      <text:p text:style-name="P3"><text:s text:c="7"/><text:span text:style-name="T1">[870, 206, <text:s text:c="2"/>1],</text:span></text:p>
      <text:p text:style-name="P3"><text:s text:c="7"/><text:span text:style-name="T1">[877, 216, <text:s text:c="2"/>1],</text:span></text:p>
      <text:p text:style-name="P3"><text:s text:c="7"/><text:span text:style-name="T1">[876, 217, <text:s text:c="2"/>1],</text:span></text:p>
      <text:p text:style-name="P3"><text:s text:c="7"/><text:span text:style-name="T1">[875, 217, <text:s text:c="2"/>1],</text:span></text:p>
      <text:p text:style-name="P3"><text:s text:c="7"/><text:span text:style-name="T1">[874, 217, <text:s text:c="2"/>1],</text:span></text:p>
      <text:p text:style-name="P3"><text:s text:c="7"/><text:span text:style-name="T1">[873, 217, <text:s text:c="2"/>1],</text:span></text:p>
      <text:p text:style-name="P3"><text:s text:c="7"/><text:span text:style-name="T1">[872, 217, <text:s text:c="2"/>1],</text:span></text:p>
      <text:p text:style-name="P3"><text:s text:c="7"/><text:span text:style-name="T1">[871, 217, <text:s text:c="2"/>1],</text:span></text:p>
      <text:p text:style-name="P3"><text:s text:c="7"/><text:span text:style-name="T1">[870, 217, <text:s text:c="2"/>1],</text:span></text:p>
      <text:p text:style-name="P3"><text:s text:c="7"/><text:span text:style-name="T1">[869, 217, <text:s text:c="2"/>1],</text:span></text:p>
      <text:p text:style-name="P3"><text:s text:c="7"/><text:span text:style-name="T1">[877, 217, <text:s text:c="2"/>1],</text:span></text:p>
      <text:p text:style-name="P3"><text:s text:c="7"/><text:span text:style-name="T1">[860, 267, <text:s text:c="2"/>1],</text:span></text:p>
      <text:p text:style-name="P3"><text:s text:c="7"/><text:span text:style-name="T1">[871, 206, <text:s text:c="2"/>1],</text:span></text:p>
      <text:p text:style-name="P3"><text:soft-page-break/><text:s text:c="7"/><text:span text:style-name="T1">[873, 206, <text:s text:c="2"/>1],</text:span></text:p>
      <text:p text:style-name="P3"><text:s text:c="7"/><text:span text:style-name="T1">[862, 273, <text:s text:c="2"/>1],</text:span></text:p>
      <text:p text:style-name="P3"><text:s text:c="7"/><text:span text:style-name="T1">[863, 273, <text:s text:c="2"/>1],</text:span></text:p>
      <text:p text:style-name="P3"><text:s text:c="7"/><text:span text:style-name="T1">[864, 273, <text:s text:c="2"/>1],</text:span></text:p>
      <text:p text:style-name="P3"><text:s text:c="7"/><text:span text:style-name="T1">[865, 273, <text:s text:c="2"/>1],</text:span></text:p>
      <text:p text:style-name="P3"><text:s text:c="7"/><text:span text:style-name="T1">[866, 273, <text:s text:c="2"/>1],</text:span></text:p>
      <text:p text:style-name="P3"><text:s text:c="7"/><text:span text:style-name="T1">[867, 273, <text:s text:c="2"/>1],</text:span></text:p>
      <text:p text:style-name="P3"><text:s text:c="7"/><text:span text:style-name="T1">[868, 273, <text:s text:c="2"/>1],</text:span></text:p>
      <text:p text:style-name="P3"><text:s text:c="7"/><text:span text:style-name="T1">[869, 273, <text:s text:c="2"/>1],</text:span></text:p>
      <text:p text:style-name="P3"><text:s text:c="7"/><text:span text:style-name="T1">[870, 273, <text:s text:c="2"/>1],</text:span></text:p>
      <text:p text:style-name="P3"><text:s text:c="7"/><text:span text:style-name="T1">[871, 273, <text:s text:c="2"/>1],</text:span></text:p>
      <text:p text:style-name="P3"><text:s text:c="7"/><text:span text:style-name="T1">[872, 273, <text:s text:c="2"/>1],</text:span></text:p>
      <text:p text:style-name="P3"><text:s text:c="7"/><text:span text:style-name="T1">[873, 273, <text:s text:c="2"/>1],</text:span></text:p>
      <text:p text:style-name="P3"><text:s text:c="7"/><text:span text:style-name="T1">[874, 273, <text:s text:c="2"/>1],</text:span></text:p>
      <text:p text:style-name="P3"><text:s text:c="7"/><text:span text:style-name="T1">[875, 273, <text:s text:c="2"/>1],</text:span></text:p>
      <text:p text:style-name="P3"><text:s text:c="7"/><text:span text:style-name="T1">[876, 273, <text:s text:c="2"/>1],</text:span></text:p>
      <text:p text:style-name="P3"><text:s text:c="7"/><text:span text:style-name="T1">[877, 273, <text:s text:c="2"/>1],</text:span></text:p>
      <text:p text:style-name="P3"><text:s text:c="7"/><text:span text:style-name="T1">[878, 273, <text:s text:c="2"/>1],</text:span></text:p>
      <text:p text:style-name="P3"><text:s text:c="7"/><text:span text:style-name="T1">[861, 273, <text:s text:c="2"/>1],</text:span></text:p>
      <text:p text:style-name="P3"><text:s text:c="7"/><text:span text:style-name="T1">[879, 273, <text:s text:c="2"/>1],</text:span></text:p>
      <text:p text:style-name="P3"><text:s text:c="7"/><text:span text:style-name="T1">[860, 273, <text:s text:c="2"/>1],</text:span></text:p>
      <text:p text:style-name="P3"><text:s text:c="7"/><text:span text:style-name="T1">[863, 220, <text:s text:c="2"/>1],</text:span></text:p>
      <text:p text:style-name="P3"><text:s text:c="7"/><text:span text:style-name="T1">[881, 272, <text:s text:c="2"/>1],</text:span></text:p>
      <text:p text:style-name="P3"><text:s text:c="7"/><text:span text:style-name="T1">[858, 273, <text:s text:c="2"/>1],</text:span></text:p>
      <text:p text:style-name="P3"><text:s text:c="7"/><text:span text:style-name="T1">[859, 273, <text:s text:c="2"/>1],</text:span></text:p>
      <text:p text:style-name="P3"><text:s text:c="7"/><text:span text:style-name="T1">[877, 220, <text:s text:c="2"/>1],</text:span></text:p>
      <text:p text:style-name="P3"><text:s text:c="7"/><text:span text:style-name="T1">[876, 220, <text:s text:c="2"/>1],</text:span></text:p>
      <text:p text:style-name="P3"><text:s text:c="7"/><text:span text:style-name="T1">[875, 220, <text:s text:c="2"/>1],</text:span></text:p>
      <text:p text:style-name="P3"><text:s text:c="7"/><text:span text:style-name="T1">[874, 220, <text:s text:c="2"/>1],</text:span></text:p>
      <text:p text:style-name="P3"><text:s text:c="7"/><text:span text:style-name="T1">[873, 220, <text:s text:c="2"/>1],</text:span></text:p>
      <text:p text:style-name="P3"><text:s text:c="7"/><text:span text:style-name="T1">[872, 220, <text:s text:c="2"/>1],</text:span></text:p>
      <text:p text:style-name="P3"><text:s text:c="7"/><text:span text:style-name="T1">[871, 220, <text:s text:c="2"/>1],</text:span></text:p>
      <text:p text:style-name="P3"><text:s text:c="7"/><text:span text:style-name="T1">[870, 220, <text:s text:c="2"/>1],</text:span></text:p>
      <text:p text:style-name="P3"><text:s text:c="7"/><text:span text:style-name="T1">[869, 220, <text:s text:c="2"/>1],</text:span></text:p>
      <text:p text:style-name="P3"><text:s text:c="7"/><text:span text:style-name="T1">[868, 220, <text:s text:c="2"/>1],</text:span></text:p>
      <text:p text:style-name="P3"><text:s text:c="7"/><text:span text:style-name="T1">[867, 220, <text:s text:c="2"/>1],</text:span></text:p>
      <text:p text:style-name="P3"><text:s text:c="7"/><text:span text:style-name="T1">[866, 220, <text:s text:c="2"/>1],</text:span></text:p>
      <text:p text:style-name="P3"><text:s text:c="7"/><text:span text:style-name="T1">[865, 220, <text:s text:c="2"/>1],</text:span></text:p>
      <text:p text:style-name="P3"><text:s text:c="7"/><text:span text:style-name="T1">[864, 220, <text:s text:c="2"/>1],</text:span></text:p>
      <text:p text:style-name="P3"><text:s text:c="7"/><text:span text:style-name="T1">[862, 220, <text:s text:c="2"/>1],</text:span></text:p>
      <text:p text:style-name="P3"><text:s text:c="7"/><text:span text:style-name="T1">[880, 273, <text:s text:c="2"/>1],</text:span></text:p>
      <text:p text:style-name="P3"><text:s text:c="7"/><text:span text:style-name="T1">[876, 208, <text:s text:c="2"/>1],</text:span></text:p>
      <text:p text:style-name="P3"><text:s text:c="7"/><text:span text:style-name="T1">[875, 208, <text:s text:c="2"/>1],</text:span></text:p>
      <text:p text:style-name="P3"><text:s text:c="7"/><text:span text:style-name="T1">[865, 219, <text:s text:c="2"/>1],</text:span></text:p>
      <text:p text:style-name="P3"><text:s text:c="7"/><text:span text:style-name="T1">[864, 219, <text:s text:c="2"/>1],</text:span></text:p>
      <text:p text:style-name="P3"><text:s text:c="7"/><text:span text:style-name="T1">[863, 219, <text:s text:c="2"/>1],</text:span></text:p>
      <text:p text:style-name="P3"><text:s text:c="7"/><text:span text:style-name="T1">[862, 219, <text:s text:c="2"/>1],</text:span></text:p>
      <text:p text:style-name="P3"><text:s text:c="7"/><text:span text:style-name="T1">[876, 207, <text:s text:c="2"/>1],</text:span></text:p>
      <text:p text:style-name="P3"><text:s text:c="7"/><text:span text:style-name="T1">[875, 207, <text:s text:c="2"/>1],</text:span></text:p>
      <text:p text:style-name="P3"><text:s text:c="7"/><text:span text:style-name="T1">[874, 207, <text:s text:c="2"/>1],</text:span></text:p>
      <text:p text:style-name="P3"><text:s text:c="7"/><text:span text:style-name="T1">[873, 207, <text:s text:c="2"/>1],</text:span></text:p>
      <text:p text:style-name="P3"><text:s text:c="7"/><text:span text:style-name="T1">[872, 207, <text:s text:c="2"/>1],</text:span></text:p>
      <text:p text:style-name="P3"><text:s text:c="7"/><text:span text:style-name="T1">[871, 207, <text:s text:c="2"/>1],</text:span></text:p>
      <text:p text:style-name="P3"><text:s text:c="7"/><text:span text:style-name="T1">[870, 207, <text:s text:c="2"/>1],</text:span></text:p>
      <text:p text:style-name="P3"><text:s text:c="7"/><text:span text:style-name="T1">[869, 207, <text:s text:c="2"/>1],</text:span></text:p>
      <text:p text:style-name="P3"><text:s text:c="7"/><text:span text:style-name="T1">[868, 207, <text:s text:c="2"/>1],</text:span></text:p>
      <text:p text:style-name="P3"><text:s text:c="7"/><text:span text:style-name="T1">[867, 207, <text:s text:c="2"/>1],</text:span></text:p>
      <text:p text:style-name="P3"><text:s text:c="7"/><text:span text:style-name="T1">[866, 207, <text:s text:c="2"/>1],</text:span></text:p>
      <text:p text:style-name="P3"><text:s text:c="7"/><text:span text:style-name="T1">[875, 206, <text:s text:c="2"/>1],</text:span></text:p>
      <text:p text:style-name="P3"><text:soft-page-break/><text:s text:c="7"/><text:span text:style-name="T1">[874, 206, <text:s text:c="2"/>1],</text:span></text:p>
      <text:p text:style-name="P3"><text:s text:c="7"/><text:span text:style-name="T1">[866, 219, <text:s text:c="2"/>1],</text:span></text:p>
      <text:p text:style-name="P3"><text:s text:c="7"/><text:span text:style-name="T1">[867, 219, <text:s text:c="2"/>1],</text:span></text:p>
      <text:p text:style-name="P3"><text:s text:c="7"/><text:span text:style-name="T1">[868, 219, <text:s text:c="2"/>1],</text:span></text:p>
      <text:p text:style-name="P3"><text:s text:c="7"/><text:span text:style-name="T1">[869, 219, <text:s text:c="2"/>1],</text:span></text:p>
      <text:p text:style-name="P3"><text:s text:c="7"/><text:span text:style-name="T1">[874, 208, <text:s text:c="2"/>1],</text:span></text:p>
      <text:p text:style-name="P3"><text:s text:c="7"/><text:span text:style-name="T1">[873, 208, <text:s text:c="2"/>1],</text:span></text:p>
      <text:p text:style-name="P3"><text:s text:c="7"/><text:span text:style-name="T1">[872, 208, <text:s text:c="2"/>1],</text:span></text:p>
      <text:p text:style-name="P3"><text:s text:c="7"/><text:span text:style-name="T1">[871, 208, <text:s text:c="2"/>1],</text:span></text:p>
      <text:p text:style-name="P3"><text:s text:c="7"/><text:span text:style-name="T1">[870, 208, <text:s text:c="2"/>1],</text:span></text:p>
      <text:p text:style-name="P3"><text:s text:c="7"/><text:span text:style-name="T1">[869, 208, <text:s text:c="2"/>1],</text:span></text:p>
      <text:p text:style-name="P3"><text:s text:c="7"/><text:span text:style-name="T1">[868, 208, <text:s text:c="2"/>1],</text:span></text:p>
      <text:p text:style-name="P3"><text:s text:c="7"/><text:span text:style-name="T1">[867, 208, <text:s text:c="2"/>1],</text:span></text:p>
      <text:p text:style-name="P3"><text:s text:c="7"/><text:span text:style-name="T1">[872, 206, <text:s text:c="2"/>1],</text:span></text:p>
      <text:p text:style-name="P3"><text:s text:c="7"/><text:span text:style-name="T1">[866, 208, <text:s text:c="2"/>1],</text:span></text:p>
      <text:p text:style-name="P3"><text:s text:c="7"/><text:span text:style-name="T1">[877, 219, <text:s text:c="2"/>1],</text:span></text:p>
      <text:p text:style-name="P3"><text:s text:c="7"/><text:span text:style-name="T1">[876, 219, <text:s text:c="2"/>1],</text:span></text:p>
      <text:p text:style-name="P3"><text:s text:c="7"/><text:span text:style-name="T1">[875, 219, <text:s text:c="2"/>1],</text:span></text:p>
      <text:p text:style-name="P3"><text:s text:c="7"/><text:span text:style-name="T1">[874, 219, <text:s text:c="2"/>1],</text:span></text:p>
      <text:p text:style-name="P3"><text:s text:c="7"/><text:span text:style-name="T1">[873, 219, <text:s text:c="2"/>1],</text:span></text:p>
      <text:p text:style-name="P3"><text:s text:c="7"/><text:span text:style-name="T1">[872, 219, <text:s text:c="2"/>1],</text:span></text:p>
      <text:p text:style-name="P3"><text:s text:c="7"/><text:span text:style-name="T1">[871, 219, <text:s text:c="2"/>1],</text:span></text:p>
      <text:p text:style-name="P3"><text:s text:c="7"/><text:span text:style-name="T1">[870, 219, <text:s text:c="2"/>1],</text:span></text:p>
      <text:p text:style-name="P3"><text:s text:c="7"/><text:span text:style-name="T1">[865, 208, <text:s text:c="2"/>1],</text:span></text:p>
      <text:p text:style-name="P3"><text:s text:c="7"/><text:span text:style-name="T1">[859, 267, <text:s text:c="2"/>1],</text:span></text:p>
      <text:p text:style-name="P3"><text:s text:c="7"/><text:span text:style-name="T1">[863, 222, <text:s text:c="2"/>1],</text:span></text:p>
      <text:p text:style-name="P3"><text:s text:c="7"/><text:span text:style-name="T1">[857, 267, <text:s text:c="2"/>1],</text:span></text:p>
      <text:p text:style-name="P3"><text:s text:c="7"/><text:span text:style-name="T1">[863, 261, <text:s text:c="2"/>1],</text:span></text:p>
      <text:p text:style-name="P3"><text:s text:c="7"/><text:span text:style-name="T1">[864, 261, <text:s text:c="2"/>1],</text:span></text:p>
      <text:p text:style-name="P3"><text:s text:c="7"/><text:span text:style-name="T1">[865, 261, <text:s text:c="2"/>1],</text:span></text:p>
      <text:p text:style-name="P3"><text:s text:c="7"/><text:span text:style-name="T1">[866, 261, <text:s text:c="2"/>1],</text:span></text:p>
      <text:p text:style-name="P3"><text:s text:c="7"/><text:span text:style-name="T1">[867, 261, <text:s text:c="2"/>1],</text:span></text:p>
      <text:p text:style-name="P3"><text:s text:c="7"/><text:span text:style-name="T1">[868, 261, <text:s text:c="2"/>1],</text:span></text:p>
      <text:p text:style-name="P3"><text:s text:c="7"/><text:span text:style-name="T1">[869, 261, <text:s text:c="2"/>1],</text:span></text:p>
      <text:p text:style-name="P3"><text:s text:c="7"/><text:span text:style-name="T1">[870, 261, <text:s text:c="2"/>1],</text:span></text:p>
      <text:p text:style-name="P3"><text:s text:c="7"/><text:span text:style-name="T1">[862, 261, <text:s text:c="2"/>1],</text:span></text:p>
      <text:p text:style-name="P3"><text:s text:c="7"/><text:span text:style-name="T1">[871, 261, <text:s text:c="2"/>1],</text:span></text:p>
      <text:p text:style-name="P3"><text:s text:c="7"/><text:span text:style-name="T1">[872, 215, <text:s text:c="2"/>1],</text:span></text:p>
      <text:p text:style-name="P3"><text:s text:c="7"/><text:span text:style-name="T1">[873, 215, <text:s text:c="2"/>1],</text:span></text:p>
      <text:p text:style-name="P3"><text:s text:c="7"/><text:span text:style-name="T1">[874, 215, <text:s text:c="2"/>1],</text:span></text:p>
      <text:p text:style-name="P3"><text:s text:c="7"/><text:span text:style-name="T1">[875, 215, <text:s text:c="2"/>1],</text:span></text:p>
      <text:p text:style-name="P3"><text:s text:c="7"/><text:span text:style-name="T1">[876, 215, <text:s text:c="2"/>1],</text:span></text:p>
      <text:p text:style-name="P3"><text:s text:c="7"/><text:span text:style-name="T1">[877, 215, <text:s text:c="2"/>1],</text:span></text:p>
      <text:p text:style-name="P3"><text:s text:c="7"/><text:span text:style-name="T1">[858, 267, <text:s text:c="2"/>1],</text:span></text:p>
      <text:p text:style-name="P3"><text:s text:c="7"/><text:span text:style-name="T1">[877, 225, <text:s text:c="2"/>1],</text:span></text:p>
      <text:p text:style-name="P3"><text:s text:c="7"/><text:span text:style-name="T1">[872, 261, <text:s text:c="2"/>1],</text:span></text:p>
      <text:p text:style-name="P3"><text:s text:c="7"/><text:span text:style-name="T1">[876, 225, <text:s text:c="2"/>1],</text:span></text:p>
      <text:p text:style-name="P3"><text:s text:c="7"/><text:span text:style-name="T1">[861, 261, <text:s text:c="2"/>1],</text:span></text:p>
      <text:p text:style-name="P3"><text:s text:c="7"/><text:span text:style-name="T1">[859, 261, <text:s text:c="2"/>1],</text:span></text:p>
      <text:p text:style-name="P3"><text:s text:c="7"/><text:span text:style-name="T1">[860, 260, <text:s text:c="2"/>1],</text:span></text:p>
      <text:p text:style-name="P3"><text:s text:c="7"/><text:span text:style-name="T1">[861, 260, <text:s text:c="2"/>1],</text:span></text:p>
      <text:p text:style-name="P3"><text:s text:c="7"/><text:span text:style-name="T1">[862, 260, <text:s text:c="2"/>1],</text:span></text:p>
      <text:p text:style-name="P3"><text:s text:c="7"/><text:span text:style-name="T1">[863, 260, <text:s text:c="2"/>1],</text:span></text:p>
      <text:p text:style-name="P3"><text:s text:c="7"/><text:span text:style-name="T1">[864, 260, <text:s text:c="2"/>1],</text:span></text:p>
      <text:p text:style-name="P3"><text:s text:c="7"/><text:span text:style-name="T1">[865, 260, <text:s text:c="2"/>1],</text:span></text:p>
      <text:p text:style-name="P3"><text:s text:c="7"/><text:span text:style-name="T1">[866, 260, <text:s text:c="2"/>1],</text:span></text:p>
      <text:p text:style-name="P3"><text:s text:c="7"/><text:span text:style-name="T1">[867, 260, <text:s text:c="2"/>1],</text:span></text:p>
      <text:p text:style-name="P3"><text:s text:c="7"/><text:span text:style-name="T1">[860, 261, <text:s text:c="2"/>1],</text:span></text:p>
      <text:p text:style-name="P3"><text:s text:c="7"/><text:span text:style-name="T1">[868, 260, <text:s text:c="2"/>1],</text:span></text:p>
      <text:p text:style-name="P3"><text:soft-page-break/><text:s text:c="7"/><text:span text:style-name="T1">[870, 260, <text:s text:c="2"/>1],</text:span></text:p>
      <text:p text:style-name="P3"><text:s text:c="7"/><text:span text:style-name="T1">[871, 260, <text:s text:c="2"/>1],</text:span></text:p>
      <text:p text:style-name="P3"><text:s text:c="7"/><text:span text:style-name="T1">[872, 260, <text:s text:c="2"/>1],</text:span></text:p>
      <text:p text:style-name="P3"><text:s text:c="7"/><text:span text:style-name="T1">[873, 260, <text:s text:c="2"/>1],</text:span></text:p>
      <text:p text:style-name="P3"><text:s text:c="7"/><text:span text:style-name="T1">[874, 260, <text:s text:c="2"/>1],</text:span></text:p>
      <text:p text:style-name="P3"><text:s text:c="7"/><text:span text:style-name="T1">[875, 260, <text:s text:c="2"/>1],</text:span></text:p>
      <text:p text:style-name="P3"><text:s text:c="7"/><text:span text:style-name="T1">[876, 260, <text:s text:c="2"/>1],</text:span></text:p>
      <text:p text:style-name="P3"><text:s text:c="7"/><text:span text:style-name="T1">[858, 261, <text:s text:c="2"/>1],</text:span></text:p>
      <text:p text:style-name="P3"><text:s text:c="7"/><text:span text:style-name="T1">[869, 260, <text:s text:c="2"/>1],</text:span></text:p>
      <text:p text:style-name="P3"><text:s text:c="7"/><text:span text:style-name="T1">[875, 225, <text:s text:c="2"/>1],</text:span></text:p>
      <text:p text:style-name="P3"><text:s text:c="7"/><text:span text:style-name="T1">[874, 225, <text:s text:c="2"/>1],</text:span></text:p>
      <text:p text:style-name="P3"><text:s text:c="7"/><text:span text:style-name="T1">[873, 225, <text:s text:c="2"/>1],</text:span></text:p>
      <text:p text:style-name="P3"><text:s text:c="7"/><text:span text:style-name="T1">[865, 262, <text:s text:c="2"/>1],</text:span></text:p>
      <text:p text:style-name="P3"><text:s text:c="7"/><text:span text:style-name="T1">[866, 262, <text:s text:c="2"/>1],</text:span></text:p>
      <text:p text:style-name="P3"><text:s text:c="7"/><text:span text:style-name="T1">[867, 262, <text:s text:c="2"/>1],</text:span></text:p>
      <text:p text:style-name="P3"><text:s text:c="7"/><text:span text:style-name="T1">[868, 262, <text:s text:c="2"/>1],</text:span></text:p>
      <text:p text:style-name="P3"><text:s text:c="7"/><text:span text:style-name="T1">[869, 262, <text:s text:c="2"/>1],</text:span></text:p>
      <text:p text:style-name="P3"><text:s text:c="7"/><text:span text:style-name="T1">[870, 262, <text:s text:c="2"/>1],</text:span></text:p>
      <text:p text:style-name="P3"><text:s text:c="7"/><text:span text:style-name="T1">[871, 262, <text:s text:c="2"/>1],</text:span></text:p>
      <text:p text:style-name="P3"><text:s text:c="7"/><text:span text:style-name="T1">[872, 262, <text:s text:c="2"/>1],</text:span></text:p>
      <text:p text:style-name="P3"><text:s text:c="7"/><text:span text:style-name="T1">[864, 262, <text:s text:c="2"/>1],</text:span></text:p>
      <text:p text:style-name="P3"><text:s text:c="7"/><text:span text:style-name="T1">[873, 262, <text:s text:c="2"/>1],</text:span></text:p>
      <text:p text:style-name="P3"><text:s text:c="7"/><text:span text:style-name="T1">[875, 262, <text:s text:c="2"/>1],</text:span></text:p>
      <text:p text:style-name="P3"><text:s text:c="7"/><text:span text:style-name="T1">[876, 262, <text:s text:c="2"/>1],</text:span></text:p>
      <text:p text:style-name="P3"><text:s text:c="7"/><text:span text:style-name="T1">[858, 263, <text:s text:c="2"/>1],</text:span></text:p>
      <text:p text:style-name="P3"><text:s text:c="7"/><text:span text:style-name="T1">[859, 263, <text:s text:c="2"/>1],</text:span></text:p>
      <text:p text:style-name="P3"><text:s text:c="7"/><text:span text:style-name="T1">[860, 263, <text:s text:c="2"/>1],</text:span></text:p>
      <text:p text:style-name="P3"><text:s text:c="7"/><text:span text:style-name="T1">[861, 263, <text:s text:c="2"/>1],</text:span></text:p>
      <text:p text:style-name="P3"><text:s text:c="7"/><text:span text:style-name="T1">[862, 263, <text:s text:c="2"/>1],</text:span></text:p>
      <text:p text:style-name="P3"><text:s text:c="7"/><text:span text:style-name="T1">[863, 263, <text:s text:c="2"/>1],</text:span></text:p>
      <text:p text:style-name="P3"><text:s text:c="7"/><text:span text:style-name="T1">[874, 262, <text:s text:c="2"/>1],</text:span></text:p>
      <text:p text:style-name="P3"><text:s text:c="7"/><text:span text:style-name="T1">[863, 262, <text:s text:c="2"/>1],</text:span></text:p>
      <text:p text:style-name="P3"><text:s text:c="7"/><text:span text:style-name="T1">[862, 262, <text:s text:c="2"/>1],</text:span></text:p>
      <text:p text:style-name="P3"><text:s text:c="7"/><text:span text:style-name="T1">[861, 262, <text:s text:c="2"/>1],</text:span></text:p>
      <text:p text:style-name="P3"><text:s text:c="7"/><text:span text:style-name="T1">[872, 225, <text:s text:c="2"/>1],</text:span></text:p>
      <text:p text:style-name="P3"><text:s text:c="7"/><text:span text:style-name="T1">[871, 225, <text:s text:c="2"/>1],</text:span></text:p>
      <text:p text:style-name="P3"><text:s text:c="7"/><text:span text:style-name="T1">[870, 225, <text:s text:c="2"/>1],</text:span></text:p>
      <text:p text:style-name="P3"><text:s text:c="7"/><text:span text:style-name="T1">[869, 225, <text:s text:c="2"/>1],</text:span></text:p>
      <text:p text:style-name="P3"><text:s text:c="7"/><text:span text:style-name="T1">[868, 225, <text:s text:c="2"/>1],</text:span></text:p>
      <text:p text:style-name="P3"><text:s text:c="7"/><text:span text:style-name="T1">[867, 225, <text:s text:c="2"/>1],</text:span></text:p>
      <text:p text:style-name="P3"><text:s text:c="7"/><text:span text:style-name="T1">[866, 225, <text:s text:c="2"/>1],</text:span></text:p>
      <text:p text:style-name="P3"><text:s text:c="7"/><text:span text:style-name="T1">[865, 225, <text:s text:c="2"/>1],</text:span></text:p>
      <text:p text:style-name="P3"><text:s text:c="7"/><text:span text:style-name="T1">[864, 225, <text:s text:c="2"/>1],</text:span></text:p>
      <text:p text:style-name="P3"><text:s text:c="7"/><text:span text:style-name="T1">[863, 225, <text:s text:c="2"/>1],</text:span></text:p>
      <text:p text:style-name="P3"><text:s text:c="7"/><text:span text:style-name="T1">[862, 225, <text:s text:c="2"/>1],</text:span></text:p>
      <text:p text:style-name="P3"><text:s text:c="7"/><text:span text:style-name="T1">[861, 225, <text:s text:c="2"/>1],</text:span></text:p>
      <text:p text:style-name="P3"><text:s text:c="7"/><text:span text:style-name="T1">[873, 261, <text:s text:c="2"/>1],</text:span></text:p>
      <text:p text:style-name="P3"><text:s text:c="7"/><text:span text:style-name="T1">[874, 261, <text:s text:c="2"/>1],</text:span></text:p>
      <text:p text:style-name="P3"><text:s text:c="7"/><text:span text:style-name="T1">[875, 261, <text:s text:c="2"/>1],</text:span></text:p>
      <text:p text:style-name="P3"><text:s text:c="7"/><text:span text:style-name="T1">[876, 261, <text:s text:c="2"/>1],</text:span></text:p>
      <text:p text:style-name="P3"><text:s text:c="7"/><text:span text:style-name="T1">[858, 262, <text:s text:c="2"/>1],</text:span></text:p>
      <text:p text:style-name="P3"><text:s text:c="7"/><text:span text:style-name="T1">[859, 262, <text:s text:c="2"/>1],</text:span></text:p>
      <text:p text:style-name="P3"><text:s text:c="7"/><text:span text:style-name="T1">[860, 262, <text:s text:c="2"/>1],</text:span></text:p>
      <text:p text:style-name="P3"><text:s text:c="7"/><text:span text:style-name="T1">[859, 260, <text:s text:c="2"/>1],</text:span></text:p>
      <text:p text:style-name="P3"><text:s text:c="7"/><text:span text:style-name="T1">[864, 263, <text:s text:c="2"/>1],</text:span></text:p>
      <text:p text:style-name="P3"><text:s text:c="7"/><text:span text:style-name="T1">[858, 260, <text:s text:c="2"/>1],</text:span></text:p>
      <text:p text:style-name="P3"><text:s text:c="7"/><text:span text:style-name="T1">[875, 259, <text:s text:c="2"/>1],</text:span></text:p>
      <text:p text:style-name="P3"><text:s text:c="7"/><text:span text:style-name="T1">[858, 258, <text:s text:c="2"/>1],</text:span></text:p>
      <text:p text:style-name="P3"><text:s text:c="7"/><text:span text:style-name="T1">[859, 258, <text:s text:c="2"/>1],</text:span></text:p>
      <text:p text:style-name="P3"><text:soft-page-break/><text:s text:c="7"/><text:span text:style-name="T1">[860, 258, <text:s text:c="2"/>1],</text:span></text:p>
      <text:p text:style-name="P3"><text:s text:c="7"/><text:span text:style-name="T1">[861, 258, <text:s text:c="2"/>1],</text:span></text:p>
      <text:p text:style-name="P3"><text:s text:c="7"/><text:span text:style-name="T1">[862, 258, <text:s text:c="2"/>1],</text:span></text:p>
      <text:p text:style-name="P3"><text:s text:c="7"/><text:span text:style-name="T1">[863, 258, <text:s text:c="2"/>1],</text:span></text:p>
      <text:p text:style-name="P3"><text:s text:c="7"/><text:span text:style-name="T1">[864, 258, <text:s text:c="2"/>1],</text:span></text:p>
      <text:p text:style-name="P3"><text:s text:c="7"/><text:span text:style-name="T1">[865, 258, <text:s text:c="2"/>1],</text:span></text:p>
      <text:p text:style-name="P3"><text:s text:c="7"/><text:span text:style-name="T1">[876, 257, <text:s text:c="2"/>1],</text:span></text:p>
      <text:p text:style-name="P3"><text:s text:c="7"/><text:span text:style-name="T1">[866, 258, <text:s text:c="2"/>1],</text:span></text:p>
      <text:p text:style-name="P3"><text:s text:c="7"/><text:span text:style-name="T1">[868, 258, <text:s text:c="2"/>1],</text:span></text:p>
      <text:p text:style-name="P3"><text:s text:c="7"/><text:span text:style-name="T1">[869, 258, <text:s text:c="2"/>1],</text:span></text:p>
      <text:p text:style-name="P3"><text:s text:c="7"/><text:span text:style-name="T1">[870, 258, <text:s text:c="2"/>1],</text:span></text:p>
      <text:p text:style-name="P3"><text:s text:c="7"/><text:span text:style-name="T1">[871, 258, <text:s text:c="2"/>1],</text:span></text:p>
      <text:p text:style-name="P3"><text:s text:c="7"/><text:span text:style-name="T1">[872, 258, <text:s text:c="2"/>1],</text:span></text:p>
      <text:p text:style-name="P3"><text:s text:c="7"/><text:span text:style-name="T1">[873, 258, <text:s text:c="2"/>1],</text:span></text:p>
      <text:p text:style-name="P3"><text:s text:c="7"/><text:span text:style-name="T1">[874, 258, <text:s text:c="2"/>1],</text:span></text:p>
      <text:p text:style-name="P3"><text:s text:c="7"/><text:span text:style-name="T1">[875, 258, <text:s text:c="2"/>1],</text:span></text:p>
      <text:p text:style-name="P3"><text:s text:c="7"/><text:span text:style-name="T1">[867, 258, <text:s text:c="2"/>1],</text:span></text:p>
      <text:p text:style-name="P3"><text:s text:c="7"/><text:span text:style-name="T1">[876, 258, <text:s text:c="2"/>1],</text:span></text:p>
      <text:p text:style-name="P3"><text:s text:c="7"/><text:span text:style-name="T1">[875, 257, <text:s text:c="2"/>1],</text:span></text:p>
      <text:p text:style-name="P3"><text:s text:c="7"/><text:span text:style-name="T1">[873, 257, <text:s text:c="2"/>1],</text:span></text:p>
      <text:p text:style-name="P3"><text:s text:c="7"/><text:span text:style-name="T1">[862, 227, <text:s text:c="2"/>1],</text:span></text:p>
      <text:p text:style-name="P3"><text:s text:c="7"/><text:span text:style-name="T1">[861, 227, <text:s text:c="2"/>1],</text:span></text:p>
      <text:p text:style-name="P3"><text:s text:c="7"/><text:span text:style-name="T1">[860, 227, <text:s text:c="2"/>1],</text:span></text:p>
      <text:p text:style-name="P3"><text:s text:c="7"/><text:span text:style-name="T1">[858, 257, <text:s text:c="2"/>1],</text:span></text:p>
      <text:p text:style-name="P3"><text:s text:c="7"/><text:span text:style-name="T1">[859, 257, <text:s text:c="2"/>1],</text:span></text:p>
      <text:p text:style-name="P3"><text:s text:c="7"/><text:span text:style-name="T1">[860, 257, <text:s text:c="2"/>1],</text:span></text:p>
      <text:p text:style-name="P3"><text:s text:c="7"/><text:span text:style-name="T1">[861, 257, <text:s text:c="2"/>1],</text:span></text:p>
      <text:p text:style-name="P3"><text:s text:c="7"/><text:span text:style-name="T1">[862, 257, <text:s text:c="2"/>1],</text:span></text:p>
      <text:p text:style-name="P3"><text:s text:c="7"/><text:span text:style-name="T1">[874, 257, <text:s text:c="2"/>1],</text:span></text:p>
      <text:p text:style-name="P3"><text:s text:c="7"/><text:span text:style-name="T1">[863, 257, <text:s text:c="2"/>1],</text:span></text:p>
      <text:p text:style-name="P3"><text:s text:c="7"/><text:span text:style-name="T1">[865, 257, <text:s text:c="2"/>1],</text:span></text:p>
      <text:p text:style-name="P3"><text:s text:c="7"/><text:span text:style-name="T1">[866, 257, <text:s text:c="2"/>1],</text:span></text:p>
      <text:p text:style-name="P3"><text:s text:c="7"/><text:span text:style-name="T1">[867, 257, <text:s text:c="2"/>1],</text:span></text:p>
      <text:p text:style-name="P3"><text:s text:c="7"/><text:span text:style-name="T1">[868, 257, <text:s text:c="2"/>1],</text:span></text:p>
      <text:p text:style-name="P3"><text:s text:c="7"/><text:span text:style-name="T1">[869, 257, <text:s text:c="2"/>1],</text:span></text:p>
      <text:p text:style-name="P3"><text:s text:c="7"/><text:span text:style-name="T1">[870, 257, <text:s text:c="2"/>1],</text:span></text:p>
      <text:p text:style-name="P3"><text:s text:c="7"/><text:span text:style-name="T1">[871, 257, <text:s text:c="2"/>1],</text:span></text:p>
      <text:p text:style-name="P3"><text:s text:c="7"/><text:span text:style-name="T1">[872, 257, <text:s text:c="2"/>1],</text:span></text:p>
      <text:p text:style-name="P3"><text:s text:c="7"/><text:span text:style-name="T1">[864, 257, <text:s text:c="2"/>1],</text:span></text:p>
      <text:p text:style-name="P3"><text:s text:c="7"/><text:span text:style-name="T1">[858, 259, <text:s text:c="2"/>1],</text:span></text:p>
      <text:p text:style-name="P3"><text:s text:c="7"/><text:span text:style-name="T1">[859, 259, <text:s text:c="2"/>1],</text:span></text:p>
      <text:p text:style-name="P3"><text:s text:c="7"/><text:span text:style-name="T1">[860, 259, <text:s text:c="2"/>1],</text:span></text:p>
      <text:p text:style-name="P3"><text:s text:c="7"/><text:span text:style-name="T1">[869, 226, <text:s text:c="2"/>1],</text:span></text:p>
      <text:p text:style-name="P3"><text:s text:c="7"/><text:span text:style-name="T1">[868, 226, <text:s text:c="2"/>1],</text:span></text:p>
      <text:p text:style-name="P3"><text:s text:c="7"/><text:span text:style-name="T1">[867, 226, <text:s text:c="2"/>1],</text:span></text:p>
      <text:p text:style-name="P3"><text:s text:c="7"/><text:span text:style-name="T1">[866, 226, <text:s text:c="2"/>1],</text:span></text:p>
      <text:p text:style-name="P3"><text:s text:c="7"/><text:span text:style-name="T1">[865, 226, <text:s text:c="2"/>1],</text:span></text:p>
      <text:p text:style-name="P3"><text:s text:c="7"/><text:span text:style-name="T1">[864, 226, <text:s text:c="2"/>1],</text:span></text:p>
      <text:p text:style-name="P3"><text:s text:c="7"/><text:span text:style-name="T1">[863, 226, <text:s text:c="2"/>1],</text:span></text:p>
      <text:p text:style-name="P3"><text:s text:c="7"/><text:span text:style-name="T1">[862, 226, <text:s text:c="2"/>1],</text:span></text:p>
      <text:p text:style-name="P3"><text:s text:c="7"/><text:span text:style-name="T1">[870, 226, <text:s text:c="2"/>1],</text:span></text:p>
      <text:p text:style-name="P3"><text:s text:c="7"/><text:span text:style-name="T1">[861, 226, <text:s text:c="2"/>1],</text:span></text:p>
      <text:p text:style-name="P3"><text:s text:c="7"/><text:span text:style-name="T1">[867, 259, <text:s text:c="2"/>1],</text:span></text:p>
      <text:p text:style-name="P3"><text:s text:c="7"/><text:span text:style-name="T1">[868, 259, <text:s text:c="2"/>1],</text:span></text:p>
      <text:p text:style-name="P3"><text:s text:c="7"/><text:span text:style-name="T1">[869, 259, <text:s text:c="2"/>1],</text:span></text:p>
      <text:p text:style-name="P3"><text:s text:c="7"/><text:span text:style-name="T1">[870, 259, <text:s text:c="2"/>1],</text:span></text:p>
      <text:p text:style-name="P3"><text:s text:c="7"/><text:span text:style-name="T1">[871, 259, <text:s text:c="2"/>1],</text:span></text:p>
      <text:p text:style-name="P3"><text:s text:c="7"/><text:span text:style-name="T1">[872, 259, <text:s text:c="2"/>1],</text:span></text:p>
      <text:p text:style-name="P3"><text:s text:c="7"/><text:span text:style-name="T1">[873, 259, <text:s text:c="2"/>1],</text:span></text:p>
      <text:p text:style-name="P3"><text:soft-page-break/><text:s text:c="7"/><text:span text:style-name="T1">[874, 259, <text:s text:c="2"/>1],</text:span></text:p>
      <text:p text:style-name="P3"><text:s text:c="7"/><text:span text:style-name="T1">[866, 259, <text:s text:c="2"/>1],</text:span></text:p>
      <text:p text:style-name="P3"><text:s text:c="7"/><text:span text:style-name="T1">[871, 226, <text:s text:c="2"/>1],</text:span></text:p>
      <text:p text:style-name="P3"><text:s text:c="7"/><text:span text:style-name="T1">[872, 226, <text:s text:c="2"/>1],</text:span></text:p>
      <text:p text:style-name="P3"><text:s text:c="7"/><text:span text:style-name="T1">[873, 226, <text:s text:c="2"/>1],</text:span></text:p>
      <text:p text:style-name="P3"><text:s text:c="7"/><text:span text:style-name="T1">[861, 259, <text:s text:c="2"/>1],</text:span></text:p>
      <text:p text:style-name="P3"><text:s text:c="7"/><text:span text:style-name="T1">[862, 259, <text:s text:c="2"/>1],</text:span></text:p>
      <text:p text:style-name="P3"><text:s text:c="7"/><text:span text:style-name="T1">[863, 259, <text:s text:c="2"/>1],</text:span></text:p>
      <text:p text:style-name="P3"><text:s text:c="7"/><text:span text:style-name="T1">[864, 259, <text:s text:c="2"/>1],</text:span></text:p>
      <text:p text:style-name="P3"><text:s text:c="7"/><text:span text:style-name="T1">[865, 259, <text:s text:c="2"/>1],</text:span></text:p>
      <text:p text:style-name="P3"><text:s text:c="7"/><text:span text:style-name="T1">[863, 215, <text:s text:c="2"/>1],</text:span></text:p>
      <text:p text:style-name="P3"><text:s text:c="7"/><text:span text:style-name="T1">[864, 215, <text:s text:c="2"/>1],</text:span></text:p>
      <text:p text:style-name="P3"><text:s text:c="7"/><text:span text:style-name="T1">[865, 215, <text:s text:c="2"/>1],</text:span></text:p>
      <text:p text:style-name="P3"><text:s text:c="7"/><text:span text:style-name="T1">[866, 215, <text:s text:c="2"/>1],</text:span></text:p>
      <text:p text:style-name="P3"><text:s text:c="7"/><text:span text:style-name="T1">[867, 215, <text:s text:c="2"/>1],</text:span></text:p>
      <text:p text:style-name="P3"><text:s text:c="7"/><text:span text:style-name="T1">[868, 215, <text:s text:c="2"/>1],</text:span></text:p>
      <text:p text:style-name="P3"><text:s text:c="7"/><text:span text:style-name="T1">[869, 215, <text:s text:c="2"/>1],</text:span></text:p>
      <text:p text:style-name="P3"><text:s text:c="7"/><text:span text:style-name="T1">[870, 215, <text:s text:c="2"/>1],</text:span></text:p>
      <text:p text:style-name="P3"><text:s text:c="7"/><text:span text:style-name="T1">[871, 215, <text:s text:c="2"/>1],</text:span></text:p>
      <text:p text:style-name="P3"><text:s text:c="7"/><text:span text:style-name="T1">[878, 226, <text:s text:c="2"/>1],</text:span></text:p>
      <text:p text:style-name="P3"><text:s text:c="7"/><text:span text:style-name="T1">[877, 226, <text:s text:c="2"/>1],</text:span></text:p>
      <text:p text:style-name="P3"><text:s text:c="7"/><text:span text:style-name="T1">[876, 226, <text:s text:c="2"/>1],</text:span></text:p>
      <text:p text:style-name="P3"><text:s text:c="7"/><text:span text:style-name="T1">[875, 226, <text:s text:c="2"/>1],</text:span></text:p>
      <text:p text:style-name="P3"><text:s text:c="7"/><text:span text:style-name="T1">[874, 226, <text:s text:c="2"/>1],</text:span></text:p>
      <text:p text:style-name="P3"><text:s text:c="7"/><text:span text:style-name="T1">[876, 259, <text:s text:c="2"/>1],</text:span></text:p>
      <text:p text:style-name="P3"><text:s text:c="7"/><text:span text:style-name="T1">[865, 263, <text:s text:c="2"/>1],</text:span></text:p>
      <text:p text:style-name="P3"><text:s text:c="7"/><text:span text:style-name="T1">[878, 225, <text:s text:c="2"/>1],</text:span></text:p>
      <text:p text:style-name="P3"><text:s text:c="7"/><text:span text:style-name="T1">[867, 263, <text:s text:c="2"/>1],</text:span></text:p>
      <text:p text:style-name="P3"><text:s text:c="7"/><text:span text:style-name="T1">[861, 265, <text:s text:c="2"/>1],</text:span></text:p>
      <text:p text:style-name="P3"><text:s text:c="7"/><text:span text:style-name="T1">[862, 265, <text:s text:c="2"/>1],</text:span></text:p>
      <text:p text:style-name="P3"><text:s text:c="7"/><text:span text:style-name="T1">[863, 265, <text:s text:c="2"/>1],</text:span></text:p>
      <text:p text:style-name="P3"><text:s text:c="7"/><text:span text:style-name="T1">[864, 265, <text:s text:c="2"/>1],</text:span></text:p>
      <text:p text:style-name="P3"><text:s text:c="7"/><text:span text:style-name="T1">[865, 265, <text:s text:c="2"/>1],</text:span></text:p>
      <text:p text:style-name="P3"><text:s text:c="7"/><text:span text:style-name="T1">[866, 265, <text:s text:c="2"/>1],</text:span></text:p>
      <text:p text:style-name="P3"><text:s text:c="7"/><text:span text:style-name="T1">[860, 265, <text:s text:c="2"/>1],</text:span></text:p>
      <text:p text:style-name="P3"><text:s text:c="7"/><text:span text:style-name="T1">[867, 265, <text:s text:c="2"/>1],</text:span></text:p>
      <text:p text:style-name="P3"><text:s text:c="7"/><text:span text:style-name="T1">[869, 265, <text:s text:c="2"/>1],</text:span></text:p>
      <text:p text:style-name="P3"><text:s text:c="7"/><text:span text:style-name="T1">[870, 265, <text:s text:c="2"/>1],</text:span></text:p>
      <text:p text:style-name="P3"><text:s text:c="7"/><text:span text:style-name="T1">[871, 265, <text:s text:c="2"/>1],</text:span></text:p>
      <text:p text:style-name="P3"><text:s text:c="7"/><text:span text:style-name="T1">[872, 265, <text:s text:c="2"/>1],</text:span></text:p>
      <text:p text:style-name="P3"><text:s text:c="7"/><text:span text:style-name="T1">[873, 265, <text:s text:c="2"/>1],</text:span></text:p>
      <text:p text:style-name="P3"><text:s text:c="7"/><text:span text:style-name="T1">[874, 265, <text:s text:c="2"/>1],</text:span></text:p>
      <text:p text:style-name="P3"><text:s text:c="7"/><text:span text:style-name="T1">[868, 265, <text:s text:c="2"/>1],</text:span></text:p>
      <text:p text:style-name="P3"><text:s text:c="7"/><text:span text:style-name="T1">[859, 265, <text:s text:c="2"/>1],</text:span></text:p>
      <text:p text:style-name="P3"><text:s text:c="7"/><text:span text:style-name="T1">[858, 265, <text:s text:c="2"/>1],</text:span></text:p>
      <text:p text:style-name="P3"><text:s text:c="7"/><text:span text:style-name="T1">[876, 264, <text:s text:c="2"/>1],</text:span></text:p>
      <text:p text:style-name="P3"><text:s text:c="7"/><text:span text:style-name="T1">[861, 264, <text:s text:c="2"/>1],</text:span></text:p>
      <text:p text:style-name="P3"><text:s text:c="7"/><text:span text:style-name="T1">[862, 264, <text:s text:c="2"/>1],</text:span></text:p>
      <text:p text:style-name="P3"><text:s text:c="7"/><text:span text:style-name="T1">[863, 264, <text:s text:c="2"/>1],</text:span></text:p>
      <text:p text:style-name="P3"><text:s text:c="7"/><text:span text:style-name="T1">[864, 264, <text:s text:c="2"/>1],</text:span></text:p>
      <text:p text:style-name="P3"><text:s text:c="7"/><text:span text:style-name="T1">[865, 264, <text:s text:c="2"/>1],</text:span></text:p>
      <text:p text:style-name="P3"><text:s text:c="7"/><text:span text:style-name="T1">[866, 264, <text:s text:c="2"/>1],</text:span></text:p>
      <text:p text:style-name="P3"><text:s text:c="7"/><text:span text:style-name="T1">[867, 264, <text:s text:c="2"/>1],</text:span></text:p>
      <text:p text:style-name="P3"><text:s text:c="7"/><text:span text:style-name="T1">[868, 264, <text:s text:c="2"/>1],</text:span></text:p>
      <text:p text:style-name="P3"><text:s text:c="7"/><text:span text:style-name="T1">[869, 264, <text:s text:c="2"/>1],</text:span></text:p>
      <text:p text:style-name="P3"><text:s text:c="7"/><text:span text:style-name="T1">[870, 264, <text:s text:c="2"/>1],</text:span></text:p>
      <text:p text:style-name="P3"><text:s text:c="7"/><text:span text:style-name="T1">[871, 264, <text:s text:c="2"/>1],</text:span></text:p>
      <text:p text:style-name="P3"><text:s text:c="7"/><text:span text:style-name="T1">[872, 264, <text:s text:c="2"/>1],</text:span></text:p>
      <text:p text:style-name="P3"><text:s text:c="7"/><text:span text:style-name="T1">[873, 264, <text:s text:c="2"/>1],</text:span></text:p>
      <text:p text:style-name="P3"><text:soft-page-break/><text:s text:c="7"/><text:span text:style-name="T1">[874, 264, <text:s text:c="2"/>1],</text:span></text:p>
      <text:p text:style-name="P3"><text:s text:c="7"/><text:span text:style-name="T1">[875, 264, <text:s text:c="2"/>1],</text:span></text:p>
      <text:p text:style-name="P3"><text:s text:c="7"/><text:span text:style-name="T1">[875, 265, <text:s text:c="2"/>1],</text:span></text:p>
      <text:p text:style-name="P3"><text:s text:c="7"/><text:span text:style-name="T1">[860, 264, <text:s text:c="2"/>1],</text:span></text:p>
      <text:p text:style-name="P3"><text:s text:c="7"/><text:span text:style-name="T1">[876, 265, <text:s text:c="2"/>1],</text:span></text:p>
      <text:p text:style-name="P3"><text:s text:c="7"/><text:span text:style-name="T1">[859, 266, <text:s text:c="2"/>1],</text:span></text:p>
      <text:p text:style-name="P3"><text:s text:c="7"/><text:span text:style-name="T1">[864, 223, <text:s text:c="2"/>1],</text:span></text:p>
      <text:p text:style-name="P3"><text:s text:c="7"/><text:span text:style-name="T1">[863, 223, <text:s text:c="2"/>1],</text:span></text:p>
      <text:p text:style-name="P3"><text:s text:c="7"/><text:span text:style-name="T1">[862, 223, <text:s text:c="2"/>1],</text:span></text:p>
      <text:p text:style-name="P3"><text:s text:c="7"/><text:span text:style-name="T1">[865, 266, <text:s text:c="2"/>1],</text:span></text:p>
      <text:p text:style-name="P3"><text:s text:c="7"/><text:span text:style-name="T1">[866, 266, <text:s text:c="2"/>1],</text:span></text:p>
      <text:p text:style-name="P3"><text:s text:c="7"/><text:span text:style-name="T1">[867, 266, <text:s text:c="2"/>1],</text:span></text:p>
      <text:p text:style-name="P3"><text:s text:c="7"/><text:span text:style-name="T1">[865, 223, <text:s text:c="2"/>1],</text:span></text:p>
      <text:p text:style-name="P3"><text:s text:c="7"/><text:span text:style-name="T1">[868, 266, <text:s text:c="2"/>1],</text:span></text:p>
      <text:p text:style-name="P3"><text:s text:c="7"/><text:span text:style-name="T1">[870, 266, <text:s text:c="2"/>1],</text:span></text:p>
      <text:p text:style-name="P3"><text:s text:c="7"/><text:span text:style-name="T1">[871, 266, <text:s text:c="2"/>1],</text:span></text:p>
      <text:p text:style-name="P3"><text:s text:c="7"/><text:span text:style-name="T1">[872, 266, <text:s text:c="2"/>1],</text:span></text:p>
      <text:p text:style-name="P3"><text:s text:c="7"/><text:span text:style-name="T1">[873, 266, <text:s text:c="2"/>1],</text:span></text:p>
      <text:p text:style-name="P3"><text:s text:c="7"/><text:span text:style-name="T1">[874, 266, <text:s text:c="2"/>1],</text:span></text:p>
      <text:p text:style-name="P3"><text:s text:c="7"/><text:span text:style-name="T1">[875, 266, <text:s text:c="2"/>1],</text:span></text:p>
      <text:p text:style-name="P3"><text:s text:c="7"/><text:span text:style-name="T1">[869, 266, <text:s text:c="2"/>1],</text:span></text:p>
      <text:p text:style-name="P3"><text:s text:c="7"/><text:span text:style-name="T1">[866, 223, <text:s text:c="2"/>1],</text:span></text:p>
      <text:p text:style-name="P3"><text:s text:c="7"/><text:span text:style-name="T1">[867, 223, <text:s text:c="2"/>1],</text:span></text:p>
      <text:p text:style-name="P3"><text:s text:c="7"/><text:span text:style-name="T1">[868, 223, <text:s text:c="2"/>1],</text:span></text:p>
      <text:p text:style-name="P3"><text:s text:c="7"/><text:span text:style-name="T1">[860, 266, <text:s text:c="2"/>1],</text:span></text:p>
      <text:p text:style-name="P3"><text:s text:c="7"/><text:span text:style-name="T1">[861, 266, <text:s text:c="2"/>1],</text:span></text:p>
      <text:p text:style-name="P3"><text:s text:c="7"/><text:span text:style-name="T1">[862, 266, <text:s text:c="2"/>1],</text:span></text:p>
      <text:p text:style-name="P3"><text:s text:c="7"/><text:span text:style-name="T1">[863, 266, <text:s text:c="2"/>1],</text:span></text:p>
      <text:p text:style-name="P3"><text:s text:c="7"/><text:span text:style-name="T1">[866, 263, <text:s text:c="2"/>1],</text:span></text:p>
      <text:p text:style-name="P3"><text:s text:c="7"/><text:span text:style-name="T1">[878, 223, <text:s text:c="2"/>1],</text:span></text:p>
      <text:p text:style-name="P3"><text:s text:c="7"/><text:span text:style-name="T1">[877, 223, <text:s text:c="2"/>1],</text:span></text:p>
      <text:p text:style-name="P3"><text:s text:c="7"/><text:span text:style-name="T1">[876, 223, <text:s text:c="2"/>1],</text:span></text:p>
      <text:p text:style-name="P3"><text:s text:c="7"/><text:span text:style-name="T1">[875, 223, <text:s text:c="2"/>1],</text:span></text:p>
      <text:p text:style-name="P3"><text:s text:c="7"/><text:span text:style-name="T1">[874, 223, <text:s text:c="2"/>1],</text:span></text:p>
      <text:p text:style-name="P3"><text:s text:c="7"/><text:span text:style-name="T1">[873, 223, <text:s text:c="2"/>1],</text:span></text:p>
      <text:p text:style-name="P3"><text:s text:c="7"/><text:span text:style-name="T1">[872, 223, <text:s text:c="2"/>1],</text:span></text:p>
      <text:p text:style-name="P3"><text:s text:c="7"/><text:span text:style-name="T1">[871, 223, <text:s text:c="2"/>1],</text:span></text:p>
      <text:p text:style-name="P3"><text:s text:c="7"/><text:span text:style-name="T1">[870, 223, <text:s text:c="2"/>1],</text:span></text:p>
      <text:p text:style-name="P3"><text:s text:c="7"/><text:span text:style-name="T1">[869, 223, <text:s text:c="2"/>1],</text:span></text:p>
      <text:p text:style-name="P3"><text:s text:c="7"/><text:span text:style-name="T1">[858, 266, <text:s text:c="2"/>1],</text:span></text:p>
      <text:p text:style-name="P3"><text:s text:c="7"/><text:span text:style-name="T1">[859, 264, <text:s text:c="2"/>1],</text:span></text:p>
      <text:p text:style-name="P3"><text:s text:c="7"/><text:span text:style-name="T1">[864, 266, <text:s text:c="2"/>1],</text:span></text:p>
      <text:p text:style-name="P3"><text:s text:c="7"/><text:span text:style-name="T1">[873, 263, <text:s text:c="2"/>1],</text:span></text:p>
      <text:p text:style-name="P3"><text:s text:c="7"/><text:span text:style-name="T1">[870, 263, <text:s text:c="2"/>1],</text:span></text:p>
      <text:p text:style-name="P3"><text:s text:c="7"/><text:span text:style-name="T1">[871, 263, <text:s text:c="2"/>1],</text:span></text:p>
      <text:p text:style-name="P3"><text:s text:c="7"/><text:span text:style-name="T1">[872, 263, <text:s text:c="2"/>1],</text:span></text:p>
      <text:p text:style-name="P3"><text:s text:c="7"/><text:span text:style-name="T1">[875, 224, <text:s text:c="2"/>1],</text:span></text:p>
      <text:p text:style-name="P3"><text:s text:c="7"/><text:span text:style-name="T1">[874, 263, <text:s text:c="2"/>1],</text:span></text:p>
      <text:p text:style-name="P3"><text:s text:c="7"/><text:span text:style-name="T1">[875, 263, <text:s text:c="2"/>1],</text:span></text:p>
      <text:p text:style-name="P3"><text:s text:c="7"/><text:span text:style-name="T1">[876, 224, <text:s text:c="2"/>1],</text:span></text:p>
      <text:p text:style-name="P3"><text:s text:c="7"/><text:span text:style-name="T1">[863, 224, <text:s text:c="2"/>1],</text:span></text:p>
      <text:p text:style-name="P3"><text:s text:c="7"/><text:span text:style-name="T1">[864, 224, <text:s text:c="2"/>1],</text:span></text:p>
      <text:p text:style-name="P3"><text:s text:c="7"/><text:span text:style-name="T1">[861, 224, <text:s text:c="2"/>1],</text:span></text:p>
      <text:p text:style-name="P3"><text:s text:c="7"/><text:span text:style-name="T1">[865, 224, <text:s text:c="2"/>1],</text:span></text:p>
      <text:p text:style-name="P3"><text:s text:c="7"/><text:span text:style-name="T1">[876, 263, <text:s text:c="2"/>1],</text:span></text:p>
      <text:p text:style-name="P3"><text:s text:c="7"/><text:span text:style-name="T1">[858, 264, <text:s text:c="2"/>1],</text:span></text:p>
      <text:p text:style-name="P3"><text:s text:c="7"/><text:span text:style-name="T1">[866, 224, <text:s text:c="2"/>1],</text:span></text:p>
      <text:p text:style-name="P3"><text:s text:c="7"/><text:span text:style-name="T1">[867, 224, <text:s text:c="2"/>1],</text:span></text:p>
      <text:p text:style-name="P3"><text:s text:c="7"/><text:span text:style-name="T1">[878, 224, <text:s text:c="2"/>1],</text:span></text:p>
      <text:p text:style-name="P3"><text:soft-page-break/><text:s text:c="7"/><text:span text:style-name="T1">[862, 224, <text:s text:c="2"/>1],</text:span></text:p>
      <text:p text:style-name="P3"><text:s text:c="7"/><text:span text:style-name="T1">[868, 263, <text:s text:c="2"/>1],</text:span></text:p>
      <text:p text:style-name="P3"><text:s text:c="7"/><text:span text:style-name="T1">[869, 224, <text:s text:c="2"/>1],</text:span></text:p>
      <text:p text:style-name="P3"><text:s text:c="7"/><text:span text:style-name="T1">[870, 224, <text:s text:c="2"/>1],</text:span></text:p>
      <text:p text:style-name="P3"><text:s text:c="7"/><text:span text:style-name="T1">[871, 224, <text:s text:c="2"/>1],</text:span></text:p>
      <text:p text:style-name="P3"><text:s text:c="7"/><text:span text:style-name="T1">[869, 263, <text:s text:c="2"/>1],</text:span></text:p>
      <text:p text:style-name="P3"><text:s text:c="7"/><text:span text:style-name="T1">[874, 224, <text:s text:c="2"/>1],</text:span></text:p>
      <text:p text:style-name="P3"><text:s text:c="7"/><text:span text:style-name="T1">[868, 224, <text:s text:c="2"/>1],</text:span></text:p>
      <text:p text:style-name="P3"><text:s text:c="7"/><text:span text:style-name="T1">[877, 224, <text:s text:c="2"/>1],</text:span></text:p>
      <text:p text:style-name="P3"><text:s text:c="7"/><text:span text:style-name="T1">[872, 224, <text:s text:c="2"/>1],</text:span></text:p>
      <text:p text:style-name="P3"><text:s text:c="7"/><text:span text:style-name="T1">[873, 224, <text:s text:c="2"/>1]]), array([[546, 210, <text:s text:c="2"/>2],</text:span></text:p>
      <text:p text:style-name="P3"><text:s text:c="7"/><text:span text:style-name="T1">[541, 210, <text:s text:c="2"/>2],</text:span></text:p>
      <text:p text:style-name="P3"><text:s text:c="7"/><text:span text:style-name="T1">[543, 209, <text:s text:c="2"/>2],</text:span></text:p>
      <text:p text:style-name="P3"><text:s text:c="7"/><text:span text:style-name="T1">[542, 209, <text:s text:c="2"/>2],</text:span></text:p>
      <text:p text:style-name="P3"><text:s text:c="7"/><text:span text:style-name="T1">[540, 209, <text:s text:c="2"/>2],</text:span></text:p>
      <text:p text:style-name="P3"><text:s text:c="7"/><text:span text:style-name="T1">[547, 210, <text:s text:c="2"/>2],</text:span></text:p>
      <text:p text:style-name="P3"><text:s text:c="7"/><text:span text:style-name="T1">[538, 209, <text:s text:c="2"/>2],</text:span></text:p>
      <text:p text:style-name="P3"><text:s text:c="7"/><text:span text:style-name="T1">[539, 210, <text:s text:c="2"/>2],</text:span></text:p>
      <text:p text:style-name="P3"><text:s text:c="7"/><text:span text:style-name="T1">[539, 209, <text:s text:c="2"/>2],</text:span></text:p>
      <text:p text:style-name="P3"><text:s text:c="7"/><text:span text:style-name="T1">[541, 209, <text:s text:c="2"/>2],</text:span></text:p>
      <text:p text:style-name="P3"><text:s text:c="7"/><text:span text:style-name="T1">[542, 210, <text:s text:c="2"/>2],</text:span></text:p>
      <text:p text:style-name="P3"><text:s text:c="7"/><text:span text:style-name="T1">[543, 210, <text:s text:c="2"/>2],</text:span></text:p>
      <text:p text:style-name="P3"><text:s text:c="7"/><text:span text:style-name="T1">[544, 210, <text:s text:c="2"/>2],</text:span></text:p>
      <text:p text:style-name="P3"><text:s text:c="7"/><text:span text:style-name="T1">[545, 210, <text:s text:c="2"/>2],</text:span></text:p>
      <text:p text:style-name="P3"><text:s text:c="7"/><text:span text:style-name="T1">[537, 209, <text:s text:c="2"/>2],</text:span></text:p>
      <text:p text:style-name="P3"><text:s text:c="7"/><text:span text:style-name="T1">[540, 210, <text:s text:c="2"/>2],</text:span></text:p>
      <text:p text:style-name="P3"><text:s text:c="7"/><text:span text:style-name="T1">[550, 209, <text:s text:c="2"/>2],</text:span></text:p>
      <text:p text:style-name="P3"><text:s text:c="7"/><text:span text:style-name="T1">[544, 209, <text:s text:c="2"/>2],</text:span></text:p>
      <text:p text:style-name="P3"><text:s text:c="7"/><text:span text:style-name="T1">[548, 209, <text:s text:c="2"/>2],</text:span></text:p>
      <text:p text:style-name="P3"><text:s text:c="7"/><text:span text:style-name="T1">[547, 209, <text:s text:c="2"/>2],</text:span></text:p>
      <text:p text:style-name="P3"><text:s text:c="7"/><text:span text:style-name="T1">[546, 209, <text:s text:c="2"/>2],</text:span></text:p>
      <text:p text:style-name="P3"><text:s text:c="7"/><text:span text:style-name="T1">[545, 209, <text:s text:c="2"/>2],</text:span></text:p>
      <text:p text:style-name="P3"><text:s text:c="7"/><text:span text:style-name="T1">[549, 209, <text:s text:c="2"/>2]]), array([[276, 214, <text:s text:c="2"/>3],</text:span></text:p>
      <text:p text:style-name="P3"><text:s text:c="7"/><text:span text:style-name="T1">[278, 214, <text:s text:c="2"/>3],</text:span></text:p>
      <text:p text:style-name="P3"><text:s text:c="7"/><text:span text:style-name="T1">[270, 215, <text:s text:c="2"/>3],</text:span></text:p>
      <text:p text:style-name="P3"><text:s text:c="7"/><text:span text:style-name="T1">[271, 215, <text:s text:c="2"/>3],</text:span></text:p>
      <text:p text:style-name="P3"><text:s text:c="7"/><text:span text:style-name="T1">[274, 214, <text:s text:c="2"/>3],</text:span></text:p>
      <text:p text:style-name="P3"><text:s text:c="7"/><text:span text:style-name="T1">[273, 214, <text:s text:c="2"/>3],</text:span></text:p>
      <text:p text:style-name="P3"><text:s text:c="7"/><text:span text:style-name="T1">[272, 214, <text:s text:c="2"/>3],</text:span></text:p>
      <text:p text:style-name="P3"><text:s text:c="7"/><text:span text:style-name="T1">[277, 214, <text:s text:c="2"/>3],</text:span></text:p>
      <text:p text:style-name="P3"><text:s text:c="7"/><text:span text:style-name="T1">[277, 216, <text:s text:c="2"/>3],</text:span></text:p>
      <text:p text:style-name="P3"><text:s text:c="7"/><text:span text:style-name="T1">[275, 215, <text:s text:c="2"/>3],</text:span></text:p>
      <text:p text:style-name="P3"><text:s text:c="7"/><text:span text:style-name="T1">[280, 216, <text:s text:c="2"/>3],</text:span></text:p>
      <text:p text:style-name="P3"><text:s text:c="7"/><text:span text:style-name="T1">[275, 216, <text:s text:c="2"/>3],</text:span></text:p>
      <text:p text:style-name="P3"><text:s text:c="7"/><text:span text:style-name="T1">[279, 216, <text:s text:c="2"/>3],</text:span></text:p>
      <text:p text:style-name="P3"><text:s text:c="7"/><text:span text:style-name="T1">[274, 216, <text:s text:c="2"/>3],</text:span></text:p>
      <text:p text:style-name="P3"><text:s text:c="7"/><text:span text:style-name="T1">[273, 216, <text:s text:c="2"/>3],</text:span></text:p>
      <text:p text:style-name="P3"><text:s text:c="7"/><text:span text:style-name="T1">[276, 216, <text:s text:c="2"/>3],</text:span></text:p>
      <text:p text:style-name="P3"><text:s text:c="7"/><text:span text:style-name="T1">[281, 216, <text:s text:c="2"/>3],</text:span></text:p>
      <text:p text:style-name="P3"><text:s text:c="7"/><text:span text:style-name="T1">[272, 215, <text:s text:c="2"/>3],</text:span></text:p>
      <text:p text:style-name="P3"><text:s text:c="7"/><text:span text:style-name="T1">[278, 216, <text:s text:c="2"/>3],</text:span></text:p>
      <text:p text:style-name="P3"><text:s text:c="7"/><text:span text:style-name="T1">[274, 215, <text:s text:c="2"/>3]]), array([[292, 216, <text:s text:c="2"/>4],</text:span></text:p>
      <text:p text:style-name="P3"><text:s text:c="7"/><text:span text:style-name="T1">[291, 214, <text:s text:c="2"/>4],</text:span></text:p>
      <text:p text:style-name="P3"><text:s text:c="7"/><text:span text:style-name="T1">[292, 214, <text:s text:c="2"/>4],</text:span></text:p>
      <text:p text:style-name="P3"><text:s text:c="7"/><text:span text:style-name="T1">[293, 214, <text:s text:c="2"/>4],</text:span></text:p>
      <text:p text:style-name="P3"><text:s text:c="7"/><text:span text:style-name="T1">[294, 214, <text:s text:c="2"/>4],</text:span></text:p>
      <text:p text:style-name="P3"><text:s text:c="7"/><text:span text:style-name="T1">[291, 216, <text:s text:c="2"/>4],</text:span></text:p>
      <text:p text:style-name="P3"><text:s text:c="7"/><text:span text:style-name="T1">[297, 216, <text:s text:c="2"/>4],</text:span></text:p>
      <text:p text:style-name="P3"><text:s text:c="7"/><text:span text:style-name="T1">[296, 216, <text:s text:c="2"/>4],</text:span></text:p>
      <text:p text:style-name="P3"><text:soft-page-break/><text:s text:c="7"/><text:span text:style-name="T1">[293, 216, <text:s text:c="2"/>4],</text:span></text:p>
      <text:p text:style-name="P3"><text:s text:c="7"/><text:span text:style-name="T1">[294, 216, <text:s text:c="2"/>4],</text:span></text:p>
      <text:p text:style-name="P3"><text:s text:c="7"/><text:span text:style-name="T1">[295, 216, <text:s text:c="2"/>4],</text:span></text:p>
      <text:p text:style-name="P3"><text:s text:c="7"/><text:span text:style-name="T1">[302, 216, <text:s text:c="2"/>4],</text:span></text:p>
      <text:p text:style-name="P3"><text:s text:c="7"/><text:span text:style-name="T1">[301, 216, <text:s text:c="2"/>4],</text:span></text:p>
      <text:p text:style-name="P3"><text:s text:c="7"/><text:span text:style-name="T1">[300, 216, <text:s text:c="2"/>4],</text:span></text:p>
      <text:p text:style-name="P3"><text:s text:c="7"/><text:span text:style-name="T1">[299, 216, <text:s text:c="2"/>4],</text:span></text:p>
      <text:p text:style-name="P3"><text:s text:c="7"/><text:span text:style-name="T1">[298, 216, <text:s text:c="2"/>4],</text:span></text:p>
      <text:p text:style-name="P3"><text:s text:c="7"/><text:span text:style-name="T1">[288, 214, <text:s text:c="2"/>4],</text:span></text:p>
      <text:p text:style-name="P3"><text:s text:c="7"/><text:span text:style-name="T1">[295, 214, <text:s text:c="2"/>4],</text:span></text:p>
      <text:p text:style-name="P3"><text:s text:c="7"/><text:span text:style-name="T1">[287, 214, <text:s text:c="2"/>4],</text:span></text:p>
      <text:p text:style-name="P3"><text:s text:c="7"/><text:span text:style-name="T1">[297, 214, <text:s text:c="2"/>4],</text:span></text:p>
      <text:p text:style-name="P3"><text:s text:c="7"/><text:span text:style-name="T1">[282, 216, <text:s text:c="2"/>4],</text:span></text:p>
      <text:p text:style-name="P3"><text:s text:c="7"/><text:span text:style-name="T1">[283, 216, <text:s text:c="2"/>4],</text:span></text:p>
      <text:p text:style-name="P3"><text:s text:c="7"/><text:span text:style-name="T1">[284, 216, <text:s text:c="2"/>4],</text:span></text:p>
      <text:p text:style-name="P3"><text:s text:c="7"/><text:span text:style-name="T1">[285, 216, <text:s text:c="2"/>4],</text:span></text:p>
      <text:p text:style-name="P3"><text:s text:c="7"/><text:span text:style-name="T1">[301, 214, <text:s text:c="2"/>4],</text:span></text:p>
      <text:p text:style-name="P3"><text:s text:c="7"/><text:span text:style-name="T1">[302, 214, <text:s text:c="2"/>4],</text:span></text:p>
      <text:p text:style-name="P3"><text:s text:c="7"/><text:span text:style-name="T1">[296, 214, <text:s text:c="2"/>4],</text:span></text:p>
      <text:p text:style-name="P3"><text:s text:c="7"/><text:span text:style-name="T1">[303, 214, <text:s text:c="2"/>4],</text:span></text:p>
      <text:p text:style-name="P3"><text:s text:c="7"/><text:span text:style-name="T1">[304, 214, <text:s text:c="2"/>4],</text:span></text:p>
      <text:p text:style-name="P3"><text:s text:c="7"/><text:span text:style-name="T1">[305, 214, <text:s text:c="2"/>4],</text:span></text:p>
      <text:p text:style-name="P3"><text:s text:c="7"/><text:span text:style-name="T1">[286, 216, <text:s text:c="2"/>4],</text:span></text:p>
      <text:p text:style-name="P3"><text:s text:c="7"/><text:span text:style-name="T1">[287, 216, <text:s text:c="2"/>4],</text:span></text:p>
      <text:p text:style-name="P3"><text:s text:c="7"/><text:span text:style-name="T1">[290, 214, <text:s text:c="2"/>4],</text:span></text:p>
      <text:p text:style-name="P3"><text:s text:c="7"/><text:span text:style-name="T1">[283, 214, <text:s text:c="2"/>4],</text:span></text:p>
      <text:p text:style-name="P3"><text:s text:c="7"/><text:span text:style-name="T1">[288, 216, <text:s text:c="2"/>4],</text:span></text:p>
      <text:p text:style-name="P3"><text:s text:c="7"/><text:span text:style-name="T1">[298, 214, <text:s text:c="2"/>4],</text:span></text:p>
      <text:p text:style-name="P3"><text:s text:c="7"/><text:span text:style-name="T1">[285, 214, <text:s text:c="2"/>4],</text:span></text:p>
      <text:p text:style-name="P3"><text:s text:c="7"/><text:span text:style-name="T1">[286, 214, <text:s text:c="2"/>4],</text:span></text:p>
      <text:p text:style-name="P3"><text:s text:c="7"/><text:span text:style-name="T1">[290, 216, <text:s text:c="2"/>4],</text:span></text:p>
      <text:p text:style-name="P3"><text:s text:c="7"/><text:span text:style-name="T1">[299, 214, <text:s text:c="2"/>4],</text:span></text:p>
      <text:p text:style-name="P3"><text:s text:c="7"/><text:span text:style-name="T1">[289, 216, <text:s text:c="2"/>4],</text:span></text:p>
      <text:p text:style-name="P3"><text:s text:c="7"/><text:span text:style-name="T1">[300, 214, <text:s text:c="2"/>4]]), array([[379, 216, <text:s text:c="2"/>5],</text:span></text:p>
      <text:p text:style-name="P3"><text:s text:c="7"/><text:span text:style-name="T1">[378, 216, <text:s text:c="2"/>5],</text:span></text:p>
      <text:p text:style-name="P3"><text:s text:c="7"/><text:span text:style-name="T1">[377, 216, <text:s text:c="2"/>5],</text:span></text:p>
      <text:p text:style-name="P3"><text:s text:c="7"/><text:span text:style-name="T1">[376, 216, <text:s text:c="2"/>5],</text:span></text:p>
      <text:p text:style-name="P3"><text:s text:c="7"/><text:span text:style-name="T1">[377, 214, <text:s text:c="2"/>5],</text:span></text:p>
      <text:p text:style-name="P3"><text:s text:c="7"/><text:span text:style-name="T1">[380, 216, <text:s text:c="2"/>5],</text:span></text:p>
      <text:p text:style-name="P3"><text:s text:c="7"/><text:span text:style-name="T1">[377, 215, <text:s text:c="2"/>5],</text:span></text:p>
      <text:p text:style-name="P3"><text:s text:c="7"/><text:span text:style-name="T1">[376, 215, <text:s text:c="2"/>5],</text:span></text:p>
      <text:p text:style-name="P3"><text:s text:c="7"/><text:span text:style-name="T1">[375, 215, <text:s text:c="2"/>5],</text:span></text:p>
      <text:p text:style-name="P3"><text:s text:c="7"/><text:span text:style-name="T1">[374, 215, <text:s text:c="2"/>5],</text:span></text:p>
      <text:p text:style-name="P3"><text:s text:c="7"/><text:span text:style-name="T1">[373, 215, <text:s text:c="2"/>5],</text:span></text:p>
      <text:p text:style-name="P3"><text:s text:c="7"/><text:span text:style-name="T1">[375, 216, <text:s text:c="2"/>5],</text:span></text:p>
      <text:p text:style-name="P3"><text:s text:c="7"/><text:span text:style-name="T1">[381, 216, <text:s text:c="2"/>5],</text:span></text:p>
      <text:p text:style-name="P3"><text:s text:c="7"/><text:span text:style-name="T1">[375, 214, <text:s text:c="2"/>5],</text:span></text:p>
      <text:p text:style-name="P3"><text:s text:c="7"/><text:span text:style-name="T1">[372, 215, <text:s text:c="2"/>5],</text:span></text:p>
      <text:p text:style-name="P3"><text:s text:c="7"/><text:span text:style-name="T1">[374, 214, <text:s text:c="2"/>5],</text:span></text:p>
      <text:p text:style-name="P3"><text:s text:c="7"/><text:span text:style-name="T1">[373, 214, <text:s text:c="2"/>5],</text:span></text:p>
      <text:p text:style-name="P3"><text:s text:c="7"/><text:span text:style-name="T1">[376, 214, <text:s text:c="2"/>5],</text:span></text:p>
      <text:p text:style-name="P3"><text:s text:c="7"/><text:span text:style-name="T1">[371, 215, <text:s text:c="2"/>5]]), array([[732, 214, <text:s text:c="2"/>6],</text:span></text:p>
      <text:p text:style-name="P3"><text:s text:c="7"/><text:span text:style-name="T1">[735, 215, <text:s text:c="2"/>6],</text:span></text:p>
      <text:p text:style-name="P3"><text:s text:c="7"/><text:span text:style-name="T1">[733, 215, <text:s text:c="2"/>6],</text:span></text:p>
      <text:p text:style-name="P3"><text:s text:c="7"/><text:span text:style-name="T1">[733, 214, <text:s text:c="2"/>6],</text:span></text:p>
      <text:p text:style-name="P3"><text:s text:c="7"/><text:span text:style-name="T1">[734, 214, <text:s text:c="2"/>6],</text:span></text:p>
      <text:p text:style-name="P3"><text:s text:c="7"/><text:span text:style-name="T1">[735, 214, <text:s text:c="2"/>6],</text:span></text:p>
      <text:p text:style-name="P3"><text:s text:c="7"/><text:span text:style-name="T1">[736, 214, <text:s text:c="2"/>6],</text:span></text:p>
      <text:p text:style-name="P3"><text:s text:c="7"/><text:span text:style-name="T1">[737, 214, <text:s text:c="2"/>6],</text:span></text:p>
      <text:p text:style-name="P3"><text:soft-page-break/><text:s text:c="7"/><text:span text:style-name="T1">[738, 214, <text:s text:c="2"/>6],</text:span></text:p>
      <text:p text:style-name="P3"><text:s text:c="7"/><text:span text:style-name="T1">[736, 215, <text:s text:c="2"/>6]]), array([[758, 214, <text:s text:c="2"/>7],</text:span></text:p>
      <text:p text:style-name="P3"><text:s text:c="7"/><text:span text:style-name="T1">[759, 215, <text:s text:c="2"/>7],</text:span></text:p>
      <text:p text:style-name="P3"><text:s text:c="7"/><text:span text:style-name="T1">[756, 214, <text:s text:c="2"/>7],</text:span></text:p>
      <text:p text:style-name="P3"><text:s text:c="7"/><text:span text:style-name="T1">[758, 215, <text:s text:c="2"/>7],</text:span></text:p>
      <text:p text:style-name="P3"><text:s text:c="7"/><text:span text:style-name="T1">[754, 214, <text:s text:c="2"/>7],</text:span></text:p>
      <text:p text:style-name="P3"><text:s text:c="7"/><text:span text:style-name="T1">[761, 214, <text:s text:c="2"/>7],</text:span></text:p>
      <text:p text:style-name="P3"><text:s text:c="7"/><text:span text:style-name="T1">[761, 215, <text:s text:c="2"/>7],</text:span></text:p>
      <text:p text:style-name="P3"><text:s text:c="7"/><text:span text:style-name="T1">[743, 214, <text:s text:c="2"/>7],</text:span></text:p>
      <text:p text:style-name="P3"><text:s text:c="7"/><text:span text:style-name="T1">[744, 214, <text:s text:c="2"/>7],</text:span></text:p>
      <text:p text:style-name="P3"><text:s text:c="7"/><text:span text:style-name="T1">[747, 215, <text:s text:c="2"/>7],</text:span></text:p>
      <text:p text:style-name="P3"><text:s text:c="7"/><text:span text:style-name="T1">[745, 214, <text:s text:c="2"/>7],</text:span></text:p>
      <text:p text:style-name="P3"><text:s text:c="7"/><text:span text:style-name="T1">[746, 214, <text:s text:c="2"/>7],</text:span></text:p>
      <text:p text:style-name="P3"><text:s text:c="7"/><text:span text:style-name="T1">[747, 214, <text:s text:c="2"/>7],</text:span></text:p>
      <text:p text:style-name="P3"><text:s text:c="7"/><text:span text:style-name="T1">[748, 215, <text:s text:c="2"/>7],</text:span></text:p>
      <text:p text:style-name="P3"><text:s text:c="7"/><text:span text:style-name="T1">[749, 215, <text:s text:c="2"/>7],</text:span></text:p>
      <text:p text:style-name="P3"><text:s text:c="7"/><text:span text:style-name="T1">[748, 214, <text:s text:c="2"/>7],</text:span></text:p>
      <text:p text:style-name="P3"><text:s text:c="7"/><text:span text:style-name="T1">[759, 214, <text:s text:c="2"/>7],</text:span></text:p>
      <text:p text:style-name="P3"><text:s text:c="7"/><text:span text:style-name="T1">[750, 214, <text:s text:c="2"/>7],</text:span></text:p>
      <text:p text:style-name="P3"><text:s text:c="7"/><text:span text:style-name="T1">[751, 214, <text:s text:c="2"/>7],</text:span></text:p>
      <text:p text:style-name="P3"><text:s text:c="7"/><text:span text:style-name="T1">[752, 214, <text:s text:c="2"/>7],</text:span></text:p>
      <text:p text:style-name="P3"><text:s text:c="7"/><text:span text:style-name="T1">[762, 215, <text:s text:c="2"/>7],</text:span></text:p>
      <text:p text:style-name="P3"><text:s text:c="7"/><text:span text:style-name="T1">[753, 214, <text:s text:c="2"/>7],</text:span></text:p>
      <text:p text:style-name="P3"><text:s text:c="7"/><text:span text:style-name="T1">[760, 215, <text:s text:c="2"/>7],</text:span></text:p>
      <text:p text:style-name="P3"><text:s text:c="7"/><text:span text:style-name="T1">[749, 214, <text:s text:c="2"/>7],</text:span></text:p>
      <text:p text:style-name="P3"><text:s text:c="7"/><text:span text:style-name="T1">[760, 214, <text:s text:c="2"/>7],</text:span></text:p>
      <text:p text:style-name="P3"><text:s text:c="7"/><text:span text:style-name="T1">[757, 215, <text:s text:c="2"/>7],</text:span></text:p>
      <text:p text:style-name="P3"><text:s text:c="7"/><text:span text:style-name="T1">[755, 215, <text:s text:c="2"/>7],</text:span></text:p>
      <text:p text:style-name="P3"><text:s text:c="7"/><text:span text:style-name="T1">[754, 215, <text:s text:c="2"/>7],</text:span></text:p>
      <text:p text:style-name="P3"><text:s text:c="7"/><text:span text:style-name="T1">[753, 215, <text:s text:c="2"/>7],</text:span></text:p>
      <text:p text:style-name="P3"><text:s text:c="7"/><text:span text:style-name="T1">[747, 213, <text:s text:c="2"/>7],</text:span></text:p>
      <text:p text:style-name="P3"><text:s text:c="7"/><text:span text:style-name="T1">[752, 215, <text:s text:c="2"/>7],</text:span></text:p>
      <text:p text:style-name="P3"><text:s text:c="7"/><text:span text:style-name="T1">[750, 215, <text:s text:c="2"/>7],</text:span></text:p>
      <text:p text:style-name="P3"><text:s text:c="7"/><text:span text:style-name="T1">[756, 215, <text:s text:c="2"/>7]]), array([[400, 218, <text:s text:c="2"/>8],</text:span></text:p>
      <text:p text:style-name="P3"><text:s text:c="7"/><text:span text:style-name="T1">[404, 214, <text:s text:c="2"/>8],</text:span></text:p>
      <text:p text:style-name="P3"><text:s text:c="7"/><text:span text:style-name="T1">[403, 215, <text:s text:c="2"/>8],</text:span></text:p>
      <text:p text:style-name="P3"><text:s text:c="7"/><text:span text:style-name="T1">[402, 215, <text:s text:c="2"/>8],</text:span></text:p>
      <text:p text:style-name="P3"><text:s text:c="7"/><text:span text:style-name="T1">[401, 218, <text:s text:c="2"/>8],</text:span></text:p>
      <text:p text:style-name="P3"><text:s text:c="7"/><text:span text:style-name="T1">[401, 215, <text:s text:c="2"/>8],</text:span></text:p>
      <text:p text:style-name="P3"><text:s text:c="7"/><text:span text:style-name="T1">[400, 215, <text:s text:c="2"/>8],</text:span></text:p>
      <text:p text:style-name="P3"><text:s text:c="7"/><text:span text:style-name="T1">[402, 216, <text:s text:c="2"/>8],</text:span></text:p>
      <text:p text:style-name="P3"><text:s text:c="7"/><text:span text:style-name="T1">[404, 218, <text:s text:c="2"/>8],</text:span></text:p>
      <text:p text:style-name="P3"><text:s text:c="7"/><text:span text:style-name="T1">[403, 218, <text:s text:c="2"/>8],</text:span></text:p>
      <text:p text:style-name="P3"><text:s text:c="7"/><text:span text:style-name="T1">[402, 218, <text:s text:c="2"/>8]]), array([[409, 216, <text:s text:c="2"/>9],</text:span></text:p>
      <text:p text:style-name="P3"><text:s text:c="7"/><text:span text:style-name="T1">[410, 216, <text:s text:c="2"/>9],</text:span></text:p>
      <text:p text:style-name="P3"><text:s text:c="7"/><text:span text:style-name="T1">[406, 216, <text:s text:c="2"/>9],</text:span></text:p>
      <text:p text:style-name="P3"><text:s text:c="7"/><text:span text:style-name="T1">[411, 216, <text:s text:c="2"/>9],</text:span></text:p>
      <text:p text:style-name="P3"><text:s text:c="7"/><text:span text:style-name="T1">[408, 216, <text:s text:c="2"/>9],</text:span></text:p>
      <text:p text:style-name="P3"><text:s text:c="7"/><text:span text:style-name="T1">[407, 216, <text:s text:c="2"/>9],</text:span></text:p>
      <text:p text:style-name="P3"><text:s text:c="7"/><text:span text:style-name="T1">[405, 214, <text:s text:c="2"/>9],</text:span></text:p>
      <text:p text:style-name="P3"><text:s text:c="7"/><text:span text:style-name="T1">[406, 218, <text:s text:c="2"/>9],</text:span></text:p>
      <text:p text:style-name="P3"><text:s text:c="7"/><text:span text:style-name="T1">[406, 214, <text:s text:c="2"/>9],</text:span></text:p>
      <text:p text:style-name="P3"><text:s text:c="7"/><text:span text:style-name="T1">[407, 214, <text:s text:c="2"/>9],</text:span></text:p>
      <text:p text:style-name="P3"><text:s text:c="7"/><text:span text:style-name="T1">[408, 214, <text:s text:c="2"/>9]]), array([[810, 217, <text:s/>10],</text:span></text:p>
      <text:p text:style-name="P3"><text:s text:c="7"/><text:span text:style-name="T1">[811, 217, <text:s/>10],</text:span></text:p>
      <text:p text:style-name="P3"><text:s text:c="7"/><text:span text:style-name="T1">[812, 217, <text:s/>10],</text:span></text:p>
      <text:p text:style-name="P3"><text:s text:c="7"/><text:span text:style-name="T1">[813, 217, <text:s/>10],</text:span></text:p>
      <text:p text:style-name="P3"><text:s text:c="7"/><text:span text:style-name="T1">[832, 218, <text:s/>10],</text:span></text:p>
      <text:p text:style-name="P3"><text:s text:c="7"/><text:span text:style-name="T1">[814, 217, <text:s/>10],</text:span></text:p>
      <text:p text:style-name="P3"><text:soft-page-break/><text:s text:c="7"/><text:span text:style-name="T1">[815, 217, <text:s/>10],</text:span></text:p>
      <text:p text:style-name="P3"><text:s text:c="7"/><text:span text:style-name="T1">[816, 217, <text:s/>10],</text:span></text:p>
      <text:p text:style-name="P3"><text:s text:c="7"/><text:span text:style-name="T1">[817, 217, <text:s/>10],</text:span></text:p>
      <text:p text:style-name="P3"><text:s text:c="7"/><text:span text:style-name="T1">[818, 217, <text:s/>10],</text:span></text:p>
      <text:p text:style-name="P3"><text:s text:c="7"/><text:span text:style-name="T1">[819, 217, <text:s/>10],</text:span></text:p>
      <text:p text:style-name="P3"><text:s text:c="7"/><text:span text:style-name="T1">[821, 217, <text:s/>10],</text:span></text:p>
      <text:p text:style-name="P3"><text:s text:c="7"/><text:span text:style-name="T1">[809, 217, <text:s/>10],</text:span></text:p>
      <text:p text:style-name="P3"><text:s text:c="7"/><text:span text:style-name="T1">[808, 217, <text:s/>10],</text:span></text:p>
      <text:p text:style-name="P3"><text:s text:c="7"/><text:span text:style-name="T1">[805, 217, <text:s/>10],</text:span></text:p>
      <text:p text:style-name="P3"><text:s text:c="7"/><text:span text:style-name="T1">[806, 217, <text:s/>10],</text:span></text:p>
      <text:p text:style-name="P3"><text:s text:c="7"/><text:span text:style-name="T1">[822, 217, <text:s/>10],</text:span></text:p>
      <text:p text:style-name="P3"><text:s text:c="7"/><text:span text:style-name="T1">[804, 217, <text:s/>10],</text:span></text:p>
      <text:p text:style-name="P3"><text:s text:c="7"/><text:span text:style-name="T1">[820, 216, <text:s/>10],</text:span></text:p>
      <text:p text:style-name="P3"><text:s text:c="7"/><text:span text:style-name="T1">[821, 216, <text:s/>10],</text:span></text:p>
      <text:p text:style-name="P3"><text:s text:c="7"/><text:span text:style-name="T1">[806, 216, <text:s/>10],</text:span></text:p>
      <text:p text:style-name="P3"><text:s text:c="7"/><text:span text:style-name="T1">[807, 216, <text:s/>10],</text:span></text:p>
      <text:p text:style-name="P3"><text:s text:c="7"/><text:span text:style-name="T1">[808, 216, <text:s/>10],</text:span></text:p>
      <text:p text:style-name="P3"><text:s text:c="7"/><text:span text:style-name="T1">[809, 216, <text:s/>10],</text:span></text:p>
      <text:p text:style-name="P3"><text:s text:c="7"/><text:span text:style-name="T1">[810, 216, <text:s/>10],</text:span></text:p>
      <text:p text:style-name="P3"><text:s text:c="7"/><text:span text:style-name="T1">[811, 216, <text:s/>10],</text:span></text:p>
      <text:p text:style-name="P3"><text:s text:c="7"/><text:span text:style-name="T1">[816, 216, <text:s/>10],</text:span></text:p>
      <text:p text:style-name="P3"><text:s text:c="7"/><text:span text:style-name="T1">[815, 216, <text:s/>10],</text:span></text:p>
      <text:p text:style-name="P3"><text:s text:c="7"/><text:span text:style-name="T1">[807, 217, <text:s/>10],</text:span></text:p>
      <text:p text:style-name="P3"><text:s text:c="7"/><text:span text:style-name="T1">[823, 217, <text:s/>10],</text:span></text:p>
      <text:p text:style-name="P3"><text:s text:c="7"/><text:span text:style-name="T1">[824, 217, <text:s/>10],</text:span></text:p>
      <text:p text:style-name="P3"><text:s text:c="7"/><text:span text:style-name="T1">[825, 217, <text:s/>10],</text:span></text:p>
      <text:p text:style-name="P3"><text:s text:c="7"/><text:span text:style-name="T1">[819, 216, <text:s/>10],</text:span></text:p>
      <text:p text:style-name="P3"><text:s text:c="7"/><text:span text:style-name="T1">[823, 218, <text:s/>10],</text:span></text:p>
      <text:p text:style-name="P3"><text:s text:c="7"/><text:span text:style-name="T1">[824, 218, <text:s/>10],</text:span></text:p>
      <text:p text:style-name="P3"><text:s text:c="7"/><text:span text:style-name="T1">[825, 218, <text:s/>10],</text:span></text:p>
      <text:p text:style-name="P3"><text:s text:c="7"/><text:span text:style-name="T1">[826, 218, <text:s/>10],</text:span></text:p>
      <text:p text:style-name="P3"><text:s text:c="7"/><text:span text:style-name="T1">[827, 218, <text:s/>10],</text:span></text:p>
      <text:p text:style-name="P3"><text:s text:c="7"/><text:span text:style-name="T1">[818, 216, <text:s/>10],</text:span></text:p>
      <text:p text:style-name="P3"><text:s text:c="7"/><text:span text:style-name="T1">[828, 218, <text:s/>10],</text:span></text:p>
      <text:p text:style-name="P3"><text:s text:c="7"/><text:span text:style-name="T1">[830, 218, <text:s/>10],</text:span></text:p>
      <text:p text:style-name="P3"><text:s text:c="7"/><text:span text:style-name="T1">[837, 218, <text:s/>10],</text:span></text:p>
      <text:p text:style-name="P3"><text:s text:c="7"/><text:span text:style-name="T1">[836, 218, <text:s/>10],</text:span></text:p>
      <text:p text:style-name="P3"><text:s text:c="7"/><text:span text:style-name="T1">[835, 218, <text:s/>10],</text:span></text:p>
      <text:p text:style-name="P3"><text:s text:c="7"/><text:span text:style-name="T1">[834, 218, <text:s/>10],</text:span></text:p>
      <text:p text:style-name="P3"><text:s text:c="7"/><text:span text:style-name="T1">[833, 218, <text:s/>10],</text:span></text:p>
      <text:p text:style-name="P3"><text:s text:c="7"/><text:span text:style-name="T1">[829, 218, <text:s/>10],</text:span></text:p>
      <text:p text:style-name="P3"><text:s text:c="7"/><text:span text:style-name="T1">[831, 218, <text:s/>10],</text:span></text:p>
      <text:p text:style-name="P3"><text:s text:c="7"/><text:span text:style-name="T1">[817, 216, <text:s/>10],</text:span></text:p>
      <text:p text:style-name="P3"><text:s text:c="7"/><text:span text:style-name="T1">[813, 216, <text:s/>10],</text:span></text:p>
      <text:p text:style-name="P3"><text:s text:c="7"/><text:span text:style-name="T1">[826, 217, <text:s/>10],</text:span></text:p>
      <text:p text:style-name="P3"><text:s text:c="7"/><text:span text:style-name="T1">[827, 217, <text:s/>10],</text:span></text:p>
      <text:p text:style-name="P3"><text:s text:c="7"/><text:span text:style-name="T1">[828, 217, <text:s/>10],</text:span></text:p>
      <text:p text:style-name="P3"><text:s text:c="7"/><text:span text:style-name="T1">[829, 217, <text:s/>10],</text:span></text:p>
      <text:p text:style-name="P3"><text:s text:c="7"/><text:span text:style-name="T1">[830, 217, <text:s/>10],</text:span></text:p>
      <text:p text:style-name="P3"><text:s text:c="7"/><text:span text:style-name="T1">[831, 217, <text:s/>10],</text:span></text:p>
      <text:p text:style-name="P3"><text:s text:c="7"/><text:span text:style-name="T1">[812, 216, <text:s/>10],</text:span></text:p>
      <text:p text:style-name="P3"><text:s text:c="7"/><text:span text:style-name="T1">[832, 217, <text:s/>10],</text:span></text:p>
      <text:p text:style-name="P3"><text:s text:c="7"/><text:span text:style-name="T1">[834, 217, <text:s/>10],</text:span></text:p>
      <text:p text:style-name="P3"><text:s text:c="7"/><text:span text:style-name="T1">[814, 216, <text:s/>10],</text:span></text:p>
      <text:p text:style-name="P3"><text:s text:c="7"/><text:span text:style-name="T1">[835, 217, <text:s/>10],</text:span></text:p>
      <text:p text:style-name="P3"><text:s text:c="7"/><text:span text:style-name="T1">[822, 218, <text:s/>10],</text:span></text:p>
      <text:p text:style-name="P3"><text:s text:c="7"/><text:span text:style-name="T1">[837, 217, <text:s/>10],</text:span></text:p>
      <text:p text:style-name="P3"><text:s text:c="7"/><text:span text:style-name="T1">[838, 217, <text:s/>10],</text:span></text:p>
      <text:p text:style-name="P3"><text:s text:c="7"/><text:span text:style-name="T1">[833, 217, <text:s/>10],</text:span></text:p>
      <text:p text:style-name="P3"><text:soft-page-break/><text:s text:c="7"/><text:span text:style-name="T1">[836, 217, <text:s/>10]]), array([[422, 217, <text:s/>11],</text:span></text:p>
      <text:p text:style-name="P3"><text:s text:c="7"/><text:span text:style-name="T1">[422, 218, <text:s/>11],</text:span></text:p>
      <text:p text:style-name="P3"><text:s text:c="7"/><text:span text:style-name="T1">[420, 218, <text:s/>11],</text:span></text:p>
      <text:p text:style-name="P3"><text:s text:c="7"/><text:span text:style-name="T1">[419, 218, <text:s/>11],</text:span></text:p>
      <text:p text:style-name="P3"><text:s text:c="7"/><text:span text:style-name="T1">[418, 218, <text:s/>11],</text:span></text:p>
      <text:p text:style-name="P3"><text:s text:c="7"/><text:span text:style-name="T1">[417, 218, <text:s/>11],</text:span></text:p>
      <text:p text:style-name="P3"><text:s text:c="7"/><text:span text:style-name="T1">[416, 218, <text:s/>11],</text:span></text:p>
      <text:p text:style-name="P3"><text:s text:c="7"/><text:span text:style-name="T1">[415, 218, <text:s/>11],</text:span></text:p>
      <text:p text:style-name="P3"><text:s text:c="7"/><text:span text:style-name="T1">[414, 218, <text:s/>11],</text:span></text:p>
      <text:p text:style-name="P3"><text:s text:c="7"/><text:span text:style-name="T1">[412, 218, <text:s/>11],</text:span></text:p>
      <text:p text:style-name="P3"><text:s text:c="7"/><text:span text:style-name="T1">[424, 218, <text:s/>11],</text:span></text:p>
      <text:p text:style-name="P3"><text:s text:c="7"/><text:span text:style-name="T1">[425, 218, <text:s/>11],</text:span></text:p>
      <text:p text:style-name="P3"><text:s text:c="7"/><text:span text:style-name="T1">[413, 216, <text:s/>11],</text:span></text:p>
      <text:p text:style-name="P3"><text:s text:c="7"/><text:span text:style-name="T1">[421, 218, <text:s/>11],</text:span></text:p>
      <text:p text:style-name="P3"><text:s text:c="7"/><text:span text:style-name="T1">[423, 218, <text:s/>11],</text:span></text:p>
      <text:p text:style-name="P3"><text:s text:c="7"/><text:span text:style-name="T1">[421, 217, <text:s/>11],</text:span></text:p>
      <text:p text:style-name="P3"><text:s text:c="7"/><text:span text:style-name="T1">[420, 217, <text:s/>11],</text:span></text:p>
      <text:p text:style-name="P3"><text:s text:c="7"/><text:span text:style-name="T1">[419, 217, <text:s/>11],</text:span></text:p>
      <text:p text:style-name="P3"><text:s text:c="7"/><text:span text:style-name="T1">[418, 217, <text:s/>11],</text:span></text:p>
      <text:p text:style-name="P3"><text:s text:c="7"/><text:span text:style-name="T1">[417, 217, <text:s/>11],</text:span></text:p>
      <text:p text:style-name="P3"><text:s text:c="7"/><text:span text:style-name="T1">[416, 217, <text:s/>11],</text:span></text:p>
      <text:p text:style-name="P3"><text:s text:c="7"/><text:span text:style-name="T1">[415, 217, <text:s/>11]]), array([[619, 218, <text:s/>12],</text:span></text:p>
      <text:p text:style-name="P3"><text:s text:c="7"/><text:span text:style-name="T1">[620, 218, <text:s/>12],</text:span></text:p>
      <text:p text:style-name="P3"><text:s text:c="7"/><text:span text:style-name="T1">[625, 218, <text:s/>12],</text:span></text:p>
      <text:p text:style-name="P3"><text:s text:c="7"/><text:span text:style-name="T1">[623, 218, <text:s/>12],</text:span></text:p>
      <text:p text:style-name="P3"><text:s text:c="7"/><text:span text:style-name="T1">[622, 218, <text:s/>12],</text:span></text:p>
      <text:p text:style-name="P3"><text:s text:c="7"/><text:span text:style-name="T1">[629, 218, <text:s/>12],</text:span></text:p>
      <text:p text:style-name="P3"><text:s text:c="7"/><text:span text:style-name="T1">[628, 218, <text:s/>12],</text:span></text:p>
      <text:p text:style-name="P3"><text:s text:c="7"/><text:span text:style-name="T1">[615, 218, <text:s/>12],</text:span></text:p>
      <text:p text:style-name="P3"><text:s text:c="7"/><text:span text:style-name="T1">[621, 218, <text:s/>12],</text:span></text:p>
      <text:p text:style-name="P3"><text:s text:c="7"/><text:span text:style-name="T1">[618, 218, <text:s/>12],</text:span></text:p>
      <text:p text:style-name="P3"><text:s text:c="7"/><text:span text:style-name="T1">[624, 218, <text:s/>12],</text:span></text:p>
      <text:p text:style-name="P3"><text:s text:c="7"/><text:span text:style-name="T1">[617, 218, <text:s/>12],</text:span></text:p>
      <text:p text:style-name="P3"><text:s text:c="7"/><text:span text:style-name="T1">[627, 218, <text:s/>12],</text:span></text:p>
      <text:p text:style-name="P3"><text:s text:c="7"/><text:span text:style-name="T1">[629, 217, <text:s/>12],</text:span></text:p>
      <text:p text:style-name="P3"><text:s text:c="7"/><text:span text:style-name="T1">[626, 217, <text:s/>12],</text:span></text:p>
      <text:p text:style-name="P3"><text:s text:c="7"/><text:span text:style-name="T1">[613, 217, <text:s/>12],</text:span></text:p>
      <text:p text:style-name="P3"><text:s text:c="7"/><text:span text:style-name="T1">[614, 217, <text:s/>12],</text:span></text:p>
      <text:p text:style-name="P3"><text:s text:c="7"/><text:span text:style-name="T1">[615, 217, <text:s/>12],</text:span></text:p>
      <text:p text:style-name="P3"><text:s text:c="7"/><text:span text:style-name="T1">[616, 217, <text:s/>12],</text:span></text:p>
      <text:p text:style-name="P3"><text:s text:c="7"/><text:span text:style-name="T1">[617, 217, <text:s/>12],</text:span></text:p>
      <text:p text:style-name="P3"><text:s text:c="7"/><text:span text:style-name="T1">[618, 217, <text:s/>12],</text:span></text:p>
      <text:p text:style-name="P3"><text:s text:c="7"/><text:span text:style-name="T1">[619, 217, <text:s/>12],</text:span></text:p>
      <text:p text:style-name="P3"><text:s text:c="7"/><text:span text:style-name="T1">[620, 217, <text:s/>12],</text:span></text:p>
      <text:p text:style-name="P3"><text:s text:c="7"/><text:span text:style-name="T1">[621, 217, <text:s/>12],</text:span></text:p>
      <text:p text:style-name="P3"><text:s text:c="7"/><text:span text:style-name="T1">[622, 217, <text:s/>12],</text:span></text:p>
      <text:p text:style-name="P3"><text:s text:c="7"/><text:span text:style-name="T1">[623, 217, <text:s/>12],</text:span></text:p>
      <text:p text:style-name="P3"><text:s text:c="7"/><text:span text:style-name="T1">[624, 217, <text:s/>12],</text:span></text:p>
      <text:p text:style-name="P3"><text:s text:c="7"/><text:span text:style-name="T1">[625, 217, <text:s/>12],</text:span></text:p>
      <text:p text:style-name="P3"><text:s text:c="7"/><text:span text:style-name="T1">[626, 218, <text:s/>12]]), array([[457, 219, <text:s/>13],</text:span></text:p>
      <text:p text:style-name="P3"><text:s text:c="7"/><text:span text:style-name="T1">[456, 219, <text:s/>13],</text:span></text:p>
      <text:p text:style-name="P3"><text:s text:c="7"/><text:span text:style-name="T1">[455, 219, <text:s/>13],</text:span></text:p>
      <text:p text:style-name="P3"><text:s text:c="7"/><text:span text:style-name="T1">[454, 219, <text:s/>13],</text:span></text:p>
      <text:p text:style-name="P3"><text:s text:c="7"/><text:span text:style-name="T1">[453, 219, <text:s/>13],</text:span></text:p>
      <text:p text:style-name="P3"><text:s text:c="7"/><text:span text:style-name="T1">[452, 219, <text:s/>13],</text:span></text:p>
      <text:p text:style-name="P3"><text:s text:c="7"/><text:span text:style-name="T1">[451, 219, <text:s/>13],</text:span></text:p>
      <text:p text:style-name="P3"><text:s text:c="7"/><text:span text:style-name="T1">[450, 219, <text:s/>13],</text:span></text:p>
      <text:p text:style-name="P3"><text:s text:c="7"/><text:span text:style-name="T1">[449, 219, <text:s/>13],</text:span></text:p>
      <text:p text:style-name="P3"><text:s text:c="7"/><text:span text:style-name="T1">[448, 219, <text:s/>13],</text:span></text:p>
      <text:p text:style-name="P3"><text:soft-page-break/><text:s text:c="7"/><text:span text:style-name="T1">[447, 219, <text:s/>13],</text:span></text:p>
      <text:p text:style-name="P3"><text:s text:c="7"/><text:span text:style-name="T1">[446, 219, <text:s/>13],</text:span></text:p>
      <text:p text:style-name="P3"><text:s text:c="7"/><text:span text:style-name="T1">[445, 219, <text:s/>13],</text:span></text:p>
      <text:p text:style-name="P3"><text:s text:c="7"/><text:span text:style-name="T1">[444, 219, <text:s/>13],</text:span></text:p>
      <text:p text:style-name="P3"><text:s text:c="7"/><text:span text:style-name="T1">[458, 219, <text:s/>13],</text:span></text:p>
      <text:p text:style-name="P3"><text:s text:c="7"/><text:span text:style-name="T1">[443, 219, <text:s/>13],</text:span></text:p>
      <text:p text:style-name="P3"><text:s text:c="7"/><text:span text:style-name="T1">[446, 218, <text:s/>13],</text:span></text:p>
      <text:p text:style-name="P3"><text:s text:c="7"/><text:span text:style-name="T1">[454, 218, <text:s/>13],</text:span></text:p>
      <text:p text:style-name="P3"><text:s text:c="7"/><text:span text:style-name="T1">[438, 218, <text:s/>13],</text:span></text:p>
      <text:p text:style-name="P3"><text:s text:c="7"/><text:span text:style-name="T1">[439, 218, <text:s/>13],</text:span></text:p>
      <text:p text:style-name="P3"><text:s text:c="7"/><text:span text:style-name="T1">[440, 218, <text:s/>13],</text:span></text:p>
      <text:p text:style-name="P3"><text:s text:c="7"/><text:span text:style-name="T1">[441, 218, <text:s/>13],</text:span></text:p>
      <text:p text:style-name="P3"><text:s text:c="7"/><text:span text:style-name="T1">[442, 218, <text:s/>13],</text:span></text:p>
      <text:p text:style-name="P3"><text:s text:c="7"/><text:span text:style-name="T1">[443, 218, <text:s/>13],</text:span></text:p>
      <text:p text:style-name="P3"><text:s text:c="7"/><text:span text:style-name="T1">[444, 218, <text:s/>13],</text:span></text:p>
      <text:p text:style-name="P3"><text:s text:c="7"/><text:span text:style-name="T1">[445, 218, <text:s/>13],</text:span></text:p>
      <text:p text:style-name="P3"><text:s text:c="7"/><text:span text:style-name="T1">[442, 219, <text:s/>13],</text:span></text:p>
      <text:p text:style-name="P3"><text:s text:c="7"/><text:span text:style-name="T1">[455, 218, <text:s/>13],</text:span></text:p>
      <text:p text:style-name="P3"><text:s text:c="7"/><text:span text:style-name="T1">[447, 218, <text:s/>13],</text:span></text:p>
      <text:p text:style-name="P3"><text:s text:c="7"/><text:span text:style-name="T1">[449, 218, <text:s/>13],</text:span></text:p>
      <text:p text:style-name="P3"><text:s text:c="7"/><text:span text:style-name="T1">[450, 218, <text:s/>13],</text:span></text:p>
      <text:p text:style-name="P3"><text:s text:c="7"/><text:span text:style-name="T1">[451, 218, <text:s/>13],</text:span></text:p>
      <text:p text:style-name="P3"><text:s text:c="7"/><text:span text:style-name="T1">[452, 218, <text:s/>13],</text:span></text:p>
      <text:p text:style-name="P3"><text:s text:c="7"/><text:span text:style-name="T1">[453, 218, <text:s/>13],</text:span></text:p>
      <text:p text:style-name="P3"><text:s text:c="7"/><text:span text:style-name="T1">[448, 218, <text:s/>13],</text:span></text:p>
      <text:p text:style-name="P3"><text:s text:c="7"/><text:span text:style-name="T1">[441, 219, <text:s/>13]]), array([[630, 219, <text:s/>14],</text:span></text:p>
      <text:p text:style-name="P3"><text:s text:c="7"/><text:span text:style-name="T1">[631, 219, <text:s/>14],</text:span></text:p>
      <text:p text:style-name="P3"><text:s text:c="7"/><text:span text:style-name="T1">[632, 219, <text:s/>14],</text:span></text:p>
      <text:p text:style-name="P3"><text:s text:c="7"/><text:span text:style-name="T1">[633, 219, <text:s/>14],</text:span></text:p>
      <text:p text:style-name="P3"><text:s text:c="7"/><text:span text:style-name="T1">[633, 218, <text:s/>14],</text:span></text:p>
      <text:p text:style-name="P3"><text:s text:c="7"/><text:span text:style-name="T1">[634, 218, <text:s/>14],</text:span></text:p>
      <text:p text:style-name="P3"><text:s text:c="7"/><text:span text:style-name="T1">[635, 218, <text:s/>14],</text:span></text:p>
      <text:p text:style-name="P3"><text:s text:c="7"/><text:span text:style-name="T1">[631, 218, <text:s/>14],</text:span></text:p>
      <text:p text:style-name="P3"><text:s text:c="7"/><text:span text:style-name="T1">[632, 218, <text:s/>14]]), array([[220, 263, <text:s/>15],</text:span></text:p>
      <text:p text:style-name="P3"><text:s text:c="7"/><text:span text:style-name="T1">[213, 263, <text:s/>15],</text:span></text:p>
      <text:p text:style-name="P3"><text:s text:c="7"/><text:span text:style-name="T1">[212, 263, <text:s/>15],</text:span></text:p>
      <text:p text:style-name="P3"><text:s text:c="7"/><text:span text:style-name="T1">[211, 263, <text:s/>15],</text:span></text:p>
      <text:p text:style-name="P3"><text:s text:c="7"/><text:span text:style-name="T1">[210, 263, <text:s/>15],</text:span></text:p>
      <text:p text:style-name="P3"><text:s text:c="7"/><text:span text:style-name="T1">[209, 263, <text:s/>15],</text:span></text:p>
      <text:p text:style-name="P3"><text:s text:c="7"/><text:span text:style-name="T1">[208, 263, <text:s/>15],</text:span></text:p>
      <text:p text:style-name="P3"><text:s text:c="7"/><text:span text:style-name="T1">[207, 263, <text:s/>15],</text:span></text:p>
      <text:p text:style-name="P3"><text:s text:c="7"/><text:span text:style-name="T1">[221, 225, <text:s/>15],</text:span></text:p>
      <text:p text:style-name="P3"><text:s text:c="7"/><text:span text:style-name="T1">[225, 262, <text:s/>15],</text:span></text:p>
      <text:p text:style-name="P3"><text:s text:c="7"/><text:span text:style-name="T1">[224, 262, <text:s/>15],</text:span></text:p>
      <text:p text:style-name="P3"><text:s text:c="7"/><text:span text:style-name="T1">[223, 262, <text:s/>15],</text:span></text:p>
      <text:p text:style-name="P3"><text:s text:c="7"/><text:span text:style-name="T1">[222, 262, <text:s/>15],</text:span></text:p>
      <text:p text:style-name="P3"><text:s text:c="7"/><text:span text:style-name="T1">[221, 262, <text:s/>15],</text:span></text:p>
      <text:p text:style-name="P3"><text:s text:c="7"/><text:span text:style-name="T1">[220, 262, <text:s/>15],</text:span></text:p>
      <text:p text:style-name="P3"><text:s text:c="7"/><text:span text:style-name="T1">[219, 262, <text:s/>15],</text:span></text:p>
      <text:p text:style-name="P3"><text:s text:c="7"/><text:span text:style-name="T1">[218, 262, <text:s/>15],</text:span></text:p>
      <text:p text:style-name="P3"><text:s text:c="7"/><text:span text:style-name="T1">[217, 262, <text:s/>15],</text:span></text:p>
      <text:p text:style-name="P3"><text:s text:c="7"/><text:span text:style-name="T1">[216, 262, <text:s/>15],</text:span></text:p>
      <text:p text:style-name="P3"><text:s text:c="7"/><text:span text:style-name="T1">[215, 262, <text:s/>15],</text:span></text:p>
      <text:p text:style-name="P3"><text:s text:c="7"/><text:span text:style-name="T1">[226, 262, <text:s/>15],</text:span></text:p>
      <text:p text:style-name="P3"><text:s text:c="7"/><text:span text:style-name="T1">[214, 263, <text:s/>15],</text:span></text:p>
      <text:p text:style-name="P3"><text:s text:c="7"/><text:span text:style-name="T1">[216, 263, <text:s/>15],</text:span></text:p>
      <text:p text:style-name="P3"><text:s text:c="7"/><text:span text:style-name="T1">[221, 263, <text:s/>15],</text:span></text:p>
      <text:p text:style-name="P3"><text:s text:c="7"/><text:span text:style-name="T1">[219, 263, <text:s/>15],</text:span></text:p>
      <text:p text:style-name="P3"><text:s text:c="7"/><text:span text:style-name="T1">[218, 263, <text:s/>15],</text:span></text:p>
      <text:p text:style-name="P3"><text:soft-page-break/><text:s text:c="7"/><text:span text:style-name="T1">[222, 263, <text:s/>15],</text:span></text:p>
      <text:p text:style-name="P3"><text:s text:c="7"/><text:span text:style-name="T1">[223, 263, <text:s/>15],</text:span></text:p>
      <text:p text:style-name="P3"><text:s text:c="7"/><text:span text:style-name="T1">[217, 263, <text:s/>15],</text:span></text:p>
      <text:p text:style-name="P3"><text:s text:c="7"/><text:span text:style-name="T1">[224, 263, <text:s/>15],</text:span></text:p>
      <text:p text:style-name="P3"><text:s text:c="7"/><text:span text:style-name="T1">[225, 263, <text:s/>15],</text:span></text:p>
      <text:p text:style-name="P3"><text:s text:c="7"/><text:span text:style-name="T1">[226, 263, <text:s/>15],</text:span></text:p>
      <text:p text:style-name="P3"><text:s text:c="7"/><text:span text:style-name="T1">[220, 225, <text:s/>15],</text:span></text:p>
      <text:p text:style-name="P3"><text:s text:c="7"/><text:span text:style-name="T1">[219, 225, <text:s/>15],</text:span></text:p>
      <text:p text:style-name="P3"><text:s text:c="7"/><text:span text:style-name="T1">[218, 225, <text:s/>15],</text:span></text:p>
      <text:p text:style-name="P3"><text:s text:c="7"/><text:span text:style-name="T1">[217, 225, <text:s/>15],</text:span></text:p>
      <text:p text:style-name="P3"><text:s text:c="7"/><text:span text:style-name="T1">[216, 225, <text:s/>15],</text:span></text:p>
      <text:p text:style-name="P3"><text:s text:c="7"/><text:span text:style-name="T1">[215, 225, <text:s/>15],</text:span></text:p>
      <text:p text:style-name="P3"><text:s text:c="7"/><text:span text:style-name="T1">[214, 225, <text:s/>15],</text:span></text:p>
      <text:p text:style-name="P3"><text:s text:c="7"/><text:span text:style-name="T1">[213, 225, <text:s/>15],</text:span></text:p>
      <text:p text:style-name="P3"><text:s text:c="7"/><text:span text:style-name="T1">[212, 225, <text:s/>15],</text:span></text:p>
      <text:p text:style-name="P3"><text:s text:c="7"/><text:span text:style-name="T1">[211, 225, <text:s/>15],</text:span></text:p>
      <text:p text:style-name="P3"><text:s text:c="7"/><text:span text:style-name="T1">[210, 225, <text:s/>15],</text:span></text:p>
      <text:p text:style-name="P3"><text:s text:c="7"/><text:span text:style-name="T1">[209, 225, <text:s/>15],</text:span></text:p>
      <text:p text:style-name="P3"><text:s text:c="7"/><text:span text:style-name="T1">[214, 262, <text:s/>15],</text:span></text:p>
      <text:p text:style-name="P3"><text:s text:c="7"/><text:span text:style-name="T1">[215, 263, <text:s/>15],</text:span></text:p>
      <text:p text:style-name="P3"><text:s text:c="7"/><text:span text:style-name="T1">[213, 262, <text:s/>15],</text:span></text:p>
      <text:p text:style-name="P3"><text:s text:c="7"/><text:span text:style-name="T1">[216, 241, <text:s/>15],</text:span></text:p>
      <text:p text:style-name="P3"><text:s text:c="7"/><text:span text:style-name="T1">[211, 262, <text:s/>15],</text:span></text:p>
      <text:p text:style-name="P3"><text:s text:c="7"/><text:span text:style-name="T1">[221, 261, <text:s/>15],</text:span></text:p>
      <text:p text:style-name="P3"><text:s text:c="7"/><text:span text:style-name="T1">[220, 261, <text:s/>15],</text:span></text:p>
      <text:p text:style-name="P3"><text:s text:c="7"/><text:span text:style-name="T1">[219, 261, <text:s/>15],</text:span></text:p>
      <text:p text:style-name="P3"><text:s text:c="7"/><text:span text:style-name="T1">[218, 261, <text:s/>15],</text:span></text:p>
      <text:p text:style-name="P3"><text:s text:c="7"/><text:span text:style-name="T1">[217, 261, <text:s/>15],</text:span></text:p>
      <text:p text:style-name="P3"><text:s text:c="7"/><text:span text:style-name="T1">[216, 261, <text:s/>15],</text:span></text:p>
      <text:p text:style-name="P3"><text:s text:c="7"/><text:span text:style-name="T1">[215, 261, <text:s/>15],</text:span></text:p>
      <text:p text:style-name="P3"><text:s text:c="7"/><text:span text:style-name="T1">[214, 261, <text:s/>15],</text:span></text:p>
      <text:p text:style-name="P3"><text:s text:c="7"/><text:span text:style-name="T1">[213, 261, <text:s/>15],</text:span></text:p>
      <text:p text:style-name="P3"><text:s text:c="7"/><text:span text:style-name="T1">[212, 261, <text:s/>15],</text:span></text:p>
      <text:p text:style-name="P3"><text:s text:c="7"/><text:span text:style-name="T1">[211, 261, <text:s/>15],</text:span></text:p>
      <text:p text:style-name="P3"><text:s text:c="7"/><text:span text:style-name="T1">[210, 261, <text:s/>15],</text:span></text:p>
      <text:p text:style-name="P3"><text:s text:c="7"/><text:span text:style-name="T1">[209, 261, <text:s/>15],</text:span></text:p>
      <text:p text:style-name="P3"><text:s text:c="7"/><text:span text:style-name="T1">[208, 261, <text:s/>15],</text:span></text:p>
      <text:p text:style-name="P3"><text:s text:c="7"/><text:span text:style-name="T1">[207, 261, <text:s/>15],</text:span></text:p>
      <text:p text:style-name="P3"><text:s text:c="7"/><text:span text:style-name="T1">[206, 261, <text:s/>15],</text:span></text:p>
      <text:p text:style-name="P3"><text:s text:c="7"/><text:span text:style-name="T1">[216, 226, <text:s/>15],</text:span></text:p>
      <text:p text:style-name="P3"><text:s text:c="7"/><text:span text:style-name="T1">[217, 226, <text:s/>15],</text:span></text:p>
      <text:p text:style-name="P3"><text:s text:c="7"/><text:span text:style-name="T1">[218, 226, <text:s/>15],</text:span></text:p>
      <text:p text:style-name="P3"><text:s text:c="7"/><text:span text:style-name="T1">[219, 226, <text:s/>15],</text:span></text:p>
      <text:p text:style-name="P3"><text:s text:c="7"/><text:span text:style-name="T1">[220, 226, <text:s/>15],</text:span></text:p>
      <text:p text:style-name="P3"><text:s text:c="7"/><text:span text:style-name="T1">[208, 225, <text:s/>15],</text:span></text:p>
      <text:p text:style-name="P3"><text:s text:c="7"/><text:span text:style-name="T1">[222, 261, <text:s/>15],</text:span></text:p>
      <text:p text:style-name="P3"><text:s text:c="7"/><text:span text:style-name="T1">[223, 261, <text:s/>15],</text:span></text:p>
      <text:p text:style-name="P3"><text:s text:c="7"/><text:span text:style-name="T1">[224, 261, <text:s/>15],</text:span></text:p>
      <text:p text:style-name="P3"><text:s text:c="7"/><text:span text:style-name="T1">[210, 262, <text:s/>15],</text:span></text:p>
      <text:p text:style-name="P3"><text:s text:c="7"/><text:span text:style-name="T1">[209, 262, <text:s/>15],</text:span></text:p>
      <text:p text:style-name="P3"><text:s text:c="7"/><text:span text:style-name="T1">[208, 262, <text:s/>15],</text:span></text:p>
      <text:p text:style-name="P3"><text:s text:c="7"/><text:span text:style-name="T1">[207, 262, <text:s/>15],</text:span></text:p>
      <text:p text:style-name="P3"><text:s text:c="7"/><text:span text:style-name="T1">[206, 262, <text:s/>15],</text:span></text:p>
      <text:p text:style-name="P3"><text:s text:c="7"/><text:span text:style-name="T1">[201, 226, <text:s/>15],</text:span></text:p>
      <text:p text:style-name="P3"><text:s text:c="7"/><text:span text:style-name="T1">[202, 226, <text:s/>15],</text:span></text:p>
      <text:p text:style-name="P3"><text:s text:c="7"/><text:span text:style-name="T1">[203, 226, <text:s/>15],</text:span></text:p>
      <text:p text:style-name="P3"><text:s text:c="7"/><text:span text:style-name="T1">[204, 226, <text:s/>15],</text:span></text:p>
      <text:p text:style-name="P3"><text:s text:c="7"/><text:span text:style-name="T1">[205, 226, <text:s/>15],</text:span></text:p>
      <text:p text:style-name="P3"><text:s text:c="7"/><text:span text:style-name="T1">[212, 262, <text:s/>15],</text:span></text:p>
      <text:p text:style-name="P3"><text:soft-page-break/><text:s text:c="7"/><text:span text:style-name="T1">[206, 226, <text:s/>15],</text:span></text:p>
      <text:p text:style-name="P3"><text:s text:c="7"/><text:span text:style-name="T1">[208, 226, <text:s/>15],</text:span></text:p>
      <text:p text:style-name="P3"><text:s text:c="7"/><text:span text:style-name="T1">[209, 226, <text:s/>15],</text:span></text:p>
      <text:p text:style-name="P3"><text:s text:c="7"/><text:span text:style-name="T1">[210, 226, <text:s/>15],</text:span></text:p>
      <text:p text:style-name="P3"><text:s text:c="7"/><text:span text:style-name="T1">[211, 226, <text:s/>15],</text:span></text:p>
      <text:p text:style-name="P3"><text:s text:c="7"/><text:span text:style-name="T1">[212, 226, <text:s/>15],</text:span></text:p>
      <text:p text:style-name="P3"><text:s text:c="7"/><text:span text:style-name="T1">[213, 226, <text:s/>15],</text:span></text:p>
      <text:p text:style-name="P3"><text:s text:c="7"/><text:span text:style-name="T1">[214, 226, <text:s/>15],</text:span></text:p>
      <text:p text:style-name="P3"><text:s text:c="7"/><text:span text:style-name="T1">[215, 226, <text:s/>15],</text:span></text:p>
      <text:p text:style-name="P3"><text:s text:c="7"/><text:span text:style-name="T1">[226, 261, <text:s/>15],</text:span></text:p>
      <text:p text:style-name="P3"><text:s text:c="7"/><text:span text:style-name="T1">[225, 261, <text:s/>15],</text:span></text:p>
      <text:p text:style-name="P3"><text:s text:c="7"/><text:span text:style-name="T1">[207, 226, <text:s/>15],</text:span></text:p>
      <text:p text:style-name="P3"><text:s text:c="7"/><text:span text:style-name="T1">[207, 225, <text:s/>15],</text:span></text:p>
      <text:p text:style-name="P3"><text:s text:c="7"/><text:span text:style-name="T1">[223, 265, <text:s/>15],</text:span></text:p>
      <text:p text:style-name="P3"><text:s text:c="7"/><text:span text:style-name="T1">[205, 225, <text:s/>15],</text:span></text:p>
      <text:p text:style-name="P3"><text:s text:c="7"/><text:span text:style-name="T1">[212, 266, <text:s/>15],</text:span></text:p>
      <text:p text:style-name="P3"><text:s text:c="7"/><text:span text:style-name="T1">[211, 266, <text:s/>15],</text:span></text:p>
      <text:p text:style-name="P3"><text:s text:c="7"/><text:span text:style-name="T1">[210, 266, <text:s/>15],</text:span></text:p>
      <text:p text:style-name="P3"><text:s text:c="7"/><text:span text:style-name="T1">[209, 266, <text:s/>15],</text:span></text:p>
      <text:p text:style-name="P3"><text:s text:c="7"/><text:span text:style-name="T1">[208, 266, <text:s/>15],</text:span></text:p>
      <text:p text:style-name="P3"><text:s text:c="7"/><text:span text:style-name="T1">[207, 266, <text:s/>15],</text:span></text:p>
      <text:p text:style-name="P3"><text:s text:c="7"/><text:span text:style-name="T1">[201, 224, <text:s/>15],</text:span></text:p>
      <text:p text:style-name="P3"><text:s text:c="7"/><text:span text:style-name="T1">[202, 224, <text:s/>15],</text:span></text:p>
      <text:p text:style-name="P3"><text:s text:c="7"/><text:span text:style-name="T1">[203, 224, <text:s/>15],</text:span></text:p>
      <text:p text:style-name="P3"><text:s text:c="7"/><text:span text:style-name="T1">[204, 224, <text:s/>15],</text:span></text:p>
      <text:p text:style-name="P3"><text:s text:c="7"/><text:span text:style-name="T1">[205, 224, <text:s/>15],</text:span></text:p>
      <text:p text:style-name="P3"><text:s text:c="7"/><text:span text:style-name="T1">[206, 224, <text:s/>15],</text:span></text:p>
      <text:p text:style-name="P3"><text:s text:c="7"/><text:span text:style-name="T1">[207, 224, <text:s/>15],</text:span></text:p>
      <text:p text:style-name="P3"><text:s text:c="7"/><text:span text:style-name="T1">[208, 224, <text:s/>15],</text:span></text:p>
      <text:p text:style-name="P3"><text:s text:c="7"/><text:span text:style-name="T1">[209, 224, <text:s/>15],</text:span></text:p>
      <text:p text:style-name="P3"><text:s text:c="7"/><text:span text:style-name="T1">[210, 224, <text:s/>15],</text:span></text:p>
      <text:p text:style-name="P3"><text:s text:c="7"/><text:span text:style-name="T1">[211, 224, <text:s/>15],</text:span></text:p>
      <text:p text:style-name="P3"><text:s text:c="7"/><text:span text:style-name="T1">[212, 224, <text:s/>15],</text:span></text:p>
      <text:p text:style-name="P3"><text:s text:c="7"/><text:span text:style-name="T1">[213, 224, <text:s/>15],</text:span></text:p>
      <text:p text:style-name="P3"><text:s text:c="7"/><text:span text:style-name="T1">[214, 224, <text:s/>15],</text:span></text:p>
      <text:p text:style-name="P3"><text:s text:c="7"/><text:span text:style-name="T1">[215, 224, <text:s/>15],</text:span></text:p>
      <text:p text:style-name="P3"><text:s text:c="7"/><text:span text:style-name="T1">[213, 266, <text:s/>15],</text:span></text:p>
      <text:p text:style-name="P3"><text:s text:c="7"/><text:span text:style-name="T1">[216, 224, <text:s/>15],</text:span></text:p>
      <text:p text:style-name="P3"><text:s text:c="7"/><text:span text:style-name="T1">[214, 266, <text:s/>15],</text:span></text:p>
      <text:p text:style-name="P3"><text:s text:c="7"/><text:span text:style-name="T1">[216, 266, <text:s/>15],</text:span></text:p>
      <text:p text:style-name="P3"><text:s text:c="7"/><text:span text:style-name="T1">[216, 267, <text:s/>15],</text:span></text:p>
      <text:p text:style-name="P3"><text:s text:c="7"/><text:span text:style-name="T1">[215, 267, <text:s/>15],</text:span></text:p>
      <text:p text:style-name="P3"><text:s text:c="7"/><text:span text:style-name="T1">[214, 267, <text:s/>15],</text:span></text:p>
      <text:p text:style-name="P3"><text:s text:c="7"/><text:span text:style-name="T1">[213, 267, <text:s/>15],</text:span></text:p>
      <text:p text:style-name="P3"><text:s text:c="7"/><text:span text:style-name="T1">[212, 267, <text:s/>15],</text:span></text:p>
      <text:p text:style-name="P3"><text:s text:c="7"/><text:span text:style-name="T1">[211, 267, <text:s/>15],</text:span></text:p>
      <text:p text:style-name="P3"><text:s text:c="7"/><text:span text:style-name="T1">[210, 267, <text:s/>15],</text:span></text:p>
      <text:p text:style-name="P3"><text:s text:c="7"/><text:span text:style-name="T1">[209, 267, <text:s/>15],</text:span></text:p>
      <text:p text:style-name="P3"><text:s text:c="7"/><text:span text:style-name="T1">[208, 267, <text:s/>15],</text:span></text:p>
      <text:p text:style-name="P3"><text:s text:c="7"/><text:span text:style-name="T1">[207, 267, <text:s/>15],</text:span></text:p>
      <text:p text:style-name="P3"><text:s text:c="7"/><text:span text:style-name="T1">[227, 266, <text:s/>15],</text:span></text:p>
      <text:p text:style-name="P3"><text:s text:c="7"/><text:span text:style-name="T1">[226, 266, <text:s/>15],</text:span></text:p>
      <text:p text:style-name="P3"><text:s text:c="7"/><text:span text:style-name="T1">[225, 266, <text:s/>15],</text:span></text:p>
      <text:p text:style-name="P3"><text:s text:c="7"/><text:span text:style-name="T1">[224, 266, <text:s/>15],</text:span></text:p>
      <text:p text:style-name="P3"><text:s text:c="7"/><text:span text:style-name="T1">[223, 266, <text:s/>15],</text:span></text:p>
      <text:p text:style-name="P3"><text:s text:c="7"/><text:span text:style-name="T1">[222, 266, <text:s/>15],</text:span></text:p>
      <text:p text:style-name="P3"><text:s text:c="7"/><text:span text:style-name="T1">[221, 266, <text:s/>15],</text:span></text:p>
      <text:p text:style-name="P3"><text:s text:c="7"/><text:span text:style-name="T1">[220, 266, <text:s/>15],</text:span></text:p>
      <text:p text:style-name="P3"><text:s text:c="7"/><text:span text:style-name="T1">[219, 266, <text:s/>15],</text:span></text:p>
      <text:p text:style-name="P3"><text:soft-page-break/><text:s text:c="7"/><text:span text:style-name="T1">[218, 266, <text:s/>15],</text:span></text:p>
      <text:p text:style-name="P3"><text:s text:c="7"/><text:span text:style-name="T1">[217, 266, <text:s/>15],</text:span></text:p>
      <text:p text:style-name="P3"><text:s text:c="7"/><text:span text:style-name="T1">[215, 266, <text:s/>15],</text:span></text:p>
      <text:p text:style-name="P3"><text:s text:c="7"/><text:span text:style-name="T1">[227, 265, <text:s/>15],</text:span></text:p>
      <text:p text:style-name="P3"><text:s text:c="7"/><text:span text:style-name="T1">[226, 265, <text:s/>15],</text:span></text:p>
      <text:p text:style-name="P3"><text:s text:c="7"/><text:span text:style-name="T1">[225, 265, <text:s/>15],</text:span></text:p>
      <text:p text:style-name="P3"><text:s text:c="7"/><text:span text:style-name="T1">[224, 264, <text:s/>15],</text:span></text:p>
      <text:p text:style-name="P3"><text:s text:c="7"/><text:span text:style-name="T1">[223, 264, <text:s/>15],</text:span></text:p>
      <text:p text:style-name="P3"><text:s text:c="7"/><text:span text:style-name="T1">[222, 264, <text:s/>15],</text:span></text:p>
      <text:p text:style-name="P3"><text:s text:c="7"/><text:span text:style-name="T1">[221, 264, <text:s/>15],</text:span></text:p>
      <text:p text:style-name="P3"><text:s text:c="7"/><text:span text:style-name="T1">[220, 264, <text:s/>15],</text:span></text:p>
      <text:p text:style-name="P3"><text:s text:c="7"/><text:span text:style-name="T1">[219, 264, <text:s/>15],</text:span></text:p>
      <text:p text:style-name="P3"><text:s text:c="7"/><text:span text:style-name="T1">[218, 264, <text:s/>15],</text:span></text:p>
      <text:p text:style-name="P3"><text:s text:c="7"/><text:span text:style-name="T1">[217, 264, <text:s/>15],</text:span></text:p>
      <text:p text:style-name="P3"><text:s text:c="7"/><text:span text:style-name="T1">[216, 264, <text:s/>15],</text:span></text:p>
      <text:p text:style-name="P3"><text:s text:c="7"/><text:span text:style-name="T1">[215, 264, <text:s/>15],</text:span></text:p>
      <text:p text:style-name="P3"><text:s text:c="7"/><text:span text:style-name="T1">[214, 264, <text:s/>15],</text:span></text:p>
      <text:p text:style-name="P3"><text:s text:c="7"/><text:span text:style-name="T1">[213, 264, <text:s/>15],</text:span></text:p>
      <text:p text:style-name="P3"><text:s text:c="7"/><text:span text:style-name="T1">[212, 264, <text:s/>15],</text:span></text:p>
      <text:p text:style-name="P3"><text:s text:c="7"/><text:span text:style-name="T1">[211, 264, <text:s/>15],</text:span></text:p>
      <text:p text:style-name="P3"><text:s text:c="7"/><text:span text:style-name="T1">[210, 264, <text:s/>15],</text:span></text:p>
      <text:p text:style-name="P3"><text:s text:c="7"/><text:span text:style-name="T1">[209, 264, <text:s/>15],</text:span></text:p>
      <text:p text:style-name="P3"><text:s text:c="7"/><text:span text:style-name="T1">[208, 264, <text:s/>15],</text:span></text:p>
      <text:p text:style-name="P3"><text:s text:c="7"/><text:span text:style-name="T1">[207, 264, <text:s/>15],</text:span></text:p>
      <text:p text:style-name="P3"><text:s text:c="7"/><text:span text:style-name="T1">[202, 225, <text:s/>15],</text:span></text:p>
      <text:p text:style-name="P3"><text:s text:c="7"/><text:span text:style-name="T1">[203, 225, <text:s/>15],</text:span></text:p>
      <text:p text:style-name="P3"><text:s text:c="7"/><text:span text:style-name="T1">[204, 225, <text:s/>15],</text:span></text:p>
      <text:p text:style-name="P3"><text:s text:c="7"/><text:span text:style-name="T1">[225, 264, <text:s/>15],</text:span></text:p>
      <text:p text:style-name="P3"><text:s text:c="7"/><text:span text:style-name="T1">[226, 264, <text:s/>15],</text:span></text:p>
      <text:p text:style-name="P3"><text:s text:c="7"/><text:span text:style-name="T1">[201, 225, <text:s/>15],</text:span></text:p>
      <text:p text:style-name="P3"><text:s text:c="7"/><text:span text:style-name="T1">[221, 224, <text:s/>15],</text:span></text:p>
      <text:p text:style-name="P3"><text:s text:c="7"/><text:span text:style-name="T1">[224, 265, <text:s/>15],</text:span></text:p>
      <text:p text:style-name="P3"><text:s text:c="7"/><text:span text:style-name="T1">[221, 226, <text:s/>15],</text:span></text:p>
      <text:p text:style-name="P3"><text:s text:c="7"/><text:span text:style-name="T1">[222, 265, <text:s/>15],</text:span></text:p>
      <text:p text:style-name="P3"><text:s text:c="7"/><text:span text:style-name="T1">[221, 265, <text:s/>15],</text:span></text:p>
      <text:p text:style-name="P3"><text:s text:c="7"/><text:span text:style-name="T1">[220, 265, <text:s/>15],</text:span></text:p>
      <text:p text:style-name="P3"><text:s text:c="7"/><text:span text:style-name="T1">[219, 265, <text:s/>15],</text:span></text:p>
      <text:p text:style-name="P3"><text:s text:c="7"/><text:span text:style-name="T1">[218, 265, <text:s/>15],</text:span></text:p>
      <text:p text:style-name="P3"><text:s text:c="7"/><text:span text:style-name="T1">[217, 265, <text:s/>15],</text:span></text:p>
      <text:p text:style-name="P3"><text:s text:c="7"/><text:span text:style-name="T1">[216, 265, <text:s/>15],</text:span></text:p>
      <text:p text:style-name="P3"><text:s text:c="7"/><text:span text:style-name="T1">[215, 265, <text:s/>15],</text:span></text:p>
      <text:p text:style-name="P3"><text:s text:c="7"/><text:span text:style-name="T1">[206, 225, <text:s/>15],</text:span></text:p>
      <text:p text:style-name="P3"><text:s text:c="7"/><text:span text:style-name="T1">[214, 265, <text:s/>15],</text:span></text:p>
      <text:p text:style-name="P3"><text:s text:c="7"/><text:span text:style-name="T1">[212, 265, <text:s/>15],</text:span></text:p>
      <text:p text:style-name="P3"><text:s text:c="7"/><text:span text:style-name="T1">[211, 265, <text:s/>15],</text:span></text:p>
      <text:p text:style-name="P3"><text:s text:c="7"/><text:span text:style-name="T1">[210, 265, <text:s/>15],</text:span></text:p>
      <text:p text:style-name="P3"><text:s text:c="7"/><text:span text:style-name="T1">[209, 265, <text:s/>15],</text:span></text:p>
      <text:p text:style-name="P3"><text:s text:c="7"/><text:span text:style-name="T1">[208, 265, <text:s/>15],</text:span></text:p>
      <text:p text:style-name="P3"><text:s text:c="7"/><text:span text:style-name="T1">[207, 265, <text:s/>15],</text:span></text:p>
      <text:p text:style-name="P3"><text:s text:c="7"/><text:span text:style-name="T1">[217, 224, <text:s/>15],</text:span></text:p>
      <text:p text:style-name="P3"><text:s text:c="7"/><text:span text:style-name="T1">[218, 224, <text:s/>15],</text:span></text:p>
      <text:p text:style-name="P3"><text:s text:c="7"/><text:span text:style-name="T1">[219, 224, <text:s/>15],</text:span></text:p>
      <text:p text:style-name="P3"><text:s text:c="7"/><text:span text:style-name="T1">[220, 224, <text:s/>15],</text:span></text:p>
      <text:p text:style-name="P3"><text:s text:c="7"/><text:span text:style-name="T1">[213, 265, <text:s/>15],</text:span></text:p>
      <text:p text:style-name="P3"><text:s text:c="7"/><text:span text:style-name="T1">[222, 226, <text:s/>15],</text:span></text:p>
      <text:p text:style-name="P3"><text:s text:c="7"/><text:span text:style-name="T1">[206, 227, <text:s/>15],</text:span></text:p>
      <text:p text:style-name="P3"><text:s text:c="7"/><text:span text:style-name="T1">[225, 260, <text:s/>15],</text:span></text:p>
      <text:p text:style-name="P3"><text:s text:c="7"/><text:span text:style-name="T1">[207, 256, <text:s/>15],</text:span></text:p>
      <text:p text:style-name="P3"><text:s text:c="7"/><text:span text:style-name="T1">[206, 256, <text:s/>15],</text:span></text:p>
      <text:p text:style-name="P3"><text:soft-page-break/><text:s text:c="7"/><text:span text:style-name="T1">[207, 228, <text:s/>15],</text:span></text:p>
      <text:p text:style-name="P3"><text:s text:c="7"/><text:span text:style-name="T1">[208, 228, <text:s/>15],</text:span></text:p>
      <text:p text:style-name="P3"><text:s text:c="7"/><text:span text:style-name="T1">[209, 228, <text:s/>15],</text:span></text:p>
      <text:p text:style-name="P3"><text:s text:c="7"/><text:span text:style-name="T1">[210, 228, <text:s/>15],</text:span></text:p>
      <text:p text:style-name="P3"><text:s text:c="7"/><text:span text:style-name="T1">[211, 228, <text:s/>15],</text:span></text:p>
      <text:p text:style-name="P3"><text:s text:c="7"/><text:span text:style-name="T1">[212, 228, <text:s/>15],</text:span></text:p>
      <text:p text:style-name="P3"><text:s text:c="7"/><text:span text:style-name="T1">[213, 228, <text:s/>15],</text:span></text:p>
      <text:p text:style-name="P3"><text:s text:c="7"/><text:span text:style-name="T1">[214, 228, <text:s/>15],</text:span></text:p>
      <text:p text:style-name="P3"><text:s text:c="7"/><text:span text:style-name="T1">[215, 228, <text:s/>15],</text:span></text:p>
      <text:p text:style-name="P3"><text:s text:c="7"/><text:span text:style-name="T1">[216, 228, <text:s/>15],</text:span></text:p>
      <text:p text:style-name="P3"><text:s text:c="7"/><text:span text:style-name="T1">[217, 228, <text:s/>15],</text:span></text:p>
      <text:p text:style-name="P3"><text:s text:c="7"/><text:span text:style-name="T1">[218, 228, <text:s/>15],</text:span></text:p>
      <text:p text:style-name="P3"><text:s text:c="7"/><text:span text:style-name="T1">[219, 228, <text:s/>15],</text:span></text:p>
      <text:p text:style-name="P3"><text:s text:c="7"/><text:span text:style-name="T1">[220, 228, <text:s/>15],</text:span></text:p>
      <text:p text:style-name="P3"><text:s text:c="7"/><text:span text:style-name="T1">[221, 228, <text:s/>15],</text:span></text:p>
      <text:p text:style-name="P3"><text:s text:c="7"/><text:span text:style-name="T1">[222, 228, <text:s/>15],</text:span></text:p>
      <text:p text:style-name="P3"><text:s text:c="7"/><text:span text:style-name="T1">[225, 255, <text:s/>15],</text:span></text:p>
      <text:p text:style-name="P3"><text:s text:c="7"/><text:span text:style-name="T1">[224, 255, <text:s/>15],</text:span></text:p>
      <text:p text:style-name="P3"><text:s text:c="7"/><text:span text:style-name="T1">[223, 255, <text:s/>15],</text:span></text:p>
      <text:p text:style-name="P3"><text:s text:c="7"/><text:span text:style-name="T1">[208, 256, <text:s/>15],</text:span></text:p>
      <text:p text:style-name="P3"><text:s text:c="7"/><text:span text:style-name="T1">[222, 255, <text:s/>15],</text:span></text:p>
      <text:p text:style-name="P3"><text:s text:c="7"/><text:span text:style-name="T1">[209, 256, <text:s/>15],</text:span></text:p>
      <text:p text:style-name="P3"><text:s text:c="7"/><text:span text:style-name="T1">[211, 256, <text:s/>15],</text:span></text:p>
      <text:p text:style-name="P3"><text:s text:c="7"/><text:span text:style-name="T1">[207, 257, <text:s/>15],</text:span></text:p>
      <text:p text:style-name="P3"><text:s text:c="7"/><text:span text:style-name="T1">[206, 257, <text:s/>15],</text:span></text:p>
      <text:p text:style-name="P3"><text:s text:c="7"/><text:span text:style-name="T1">[202, 228, <text:s/>15],</text:span></text:p>
      <text:p text:style-name="P3"><text:s text:c="7"/><text:span text:style-name="T1">[203, 228, <text:s/>15],</text:span></text:p>
      <text:p text:style-name="P3"><text:s text:c="7"/><text:span text:style-name="T1">[204, 228, <text:s/>15],</text:span></text:p>
      <text:p text:style-name="P3"><text:s text:c="7"/><text:span text:style-name="T1">[205, 228, <text:s/>15],</text:span></text:p>
      <text:p text:style-name="P3"><text:s text:c="7"/><text:span text:style-name="T1">[206, 228, <text:s/>15],</text:span></text:p>
      <text:p text:style-name="P3"><text:s text:c="7"/><text:span text:style-name="T1">[225, 256, <text:s/>15],</text:span></text:p>
      <text:p text:style-name="P3"><text:s text:c="7"/><text:span text:style-name="T1">[224, 256, <text:s/>15],</text:span></text:p>
      <text:p text:style-name="P3"><text:s text:c="7"/><text:span text:style-name="T1">[223, 256, <text:s/>15],</text:span></text:p>
      <text:p text:style-name="P3"><text:s text:c="7"/><text:span text:style-name="T1">[222, 256, <text:s/>15],</text:span></text:p>
      <text:p text:style-name="P3"><text:s text:c="7"/><text:span text:style-name="T1">[221, 256, <text:s/>15],</text:span></text:p>
      <text:p text:style-name="P3"><text:s text:c="7"/><text:span text:style-name="T1">[220, 256, <text:s/>15],</text:span></text:p>
      <text:p text:style-name="P3"><text:s text:c="7"/><text:span text:style-name="T1">[219, 256, <text:s/>15],</text:span></text:p>
      <text:p text:style-name="P3"><text:s text:c="7"/><text:span text:style-name="T1">[218, 256, <text:s/>15],</text:span></text:p>
      <text:p text:style-name="P3"><text:s text:c="7"/><text:span text:style-name="T1">[217, 256, <text:s/>15],</text:span></text:p>
      <text:p text:style-name="P3"><text:s text:c="7"/><text:span text:style-name="T1">[216, 256, <text:s/>15],</text:span></text:p>
      <text:p text:style-name="P3"><text:s text:c="7"/><text:span text:style-name="T1">[215, 256, <text:s/>15],</text:span></text:p>
      <text:p text:style-name="P3"><text:s text:c="7"/><text:span text:style-name="T1">[214, 256, <text:s/>15],</text:span></text:p>
      <text:p text:style-name="P3"><text:s text:c="7"/><text:span text:style-name="T1">[213, 256, <text:s/>15],</text:span></text:p>
      <text:p text:style-name="P3"><text:s text:c="7"/><text:span text:style-name="T1">[212, 256, <text:s/>15],</text:span></text:p>
      <text:p text:style-name="P3"><text:s text:c="7"/><text:span text:style-name="T1">[210, 256, <text:s/>15],</text:span></text:p>
      <text:p text:style-name="P3"><text:s text:c="7"/><text:span text:style-name="T1">[208, 257, <text:s/>15],</text:span></text:p>
      <text:p text:style-name="P3"><text:s text:c="7"/><text:span text:style-name="T1">[221, 255, <text:s/>15],</text:span></text:p>
      <text:p text:style-name="P3"><text:s text:c="7"/><text:span text:style-name="T1">[219, 255, <text:s/>15],</text:span></text:p>
      <text:p text:style-name="P3"><text:s text:c="7"/><text:span text:style-name="T1">[225, 254, <text:s/>15],</text:span></text:p>
      <text:p text:style-name="P3"><text:s text:c="7"/><text:span text:style-name="T1">[224, 254, <text:s/>15],</text:span></text:p>
      <text:p text:style-name="P3"><text:s text:c="7"/><text:span text:style-name="T1">[223, 254, <text:s/>15],</text:span></text:p>
      <text:p text:style-name="P3"><text:s text:c="7"/><text:span text:style-name="T1">[222, 254, <text:s/>15],</text:span></text:p>
      <text:p text:style-name="P3"><text:s text:c="7"/><text:span text:style-name="T1">[221, 254, <text:s/>15],</text:span></text:p>
      <text:p text:style-name="P3"><text:s text:c="7"/><text:span text:style-name="T1">[220, 254, <text:s/>15],</text:span></text:p>
      <text:p text:style-name="P3"><text:s text:c="7"/><text:span text:style-name="T1">[219, 254, <text:s/>15],</text:span></text:p>
      <text:p text:style-name="P3"><text:s text:c="7"/><text:span text:style-name="T1">[218, 254, <text:s/>15],</text:span></text:p>
      <text:p text:style-name="P3"><text:s text:c="7"/><text:span text:style-name="T1">[217, 254, <text:s/>15],</text:span></text:p>
      <text:p text:style-name="P3"><text:s text:c="7"/><text:span text:style-name="T1">[216, 254, <text:s/>15],</text:span></text:p>
      <text:p text:style-name="P3"><text:s text:c="7"/><text:span text:style-name="T1">[215, 254, <text:s/>15],</text:span></text:p>
      <text:p text:style-name="P3"><text:soft-page-break/><text:s text:c="7"/><text:span text:style-name="T1">[214, 254, <text:s/>15],</text:span></text:p>
      <text:p text:style-name="P3"><text:s text:c="7"/><text:span text:style-name="T1">[213, 254, <text:s/>15],</text:span></text:p>
      <text:p text:style-name="P3"><text:s text:c="7"/><text:span text:style-name="T1">[212, 254, <text:s/>15],</text:span></text:p>
      <text:p text:style-name="P3"><text:s text:c="7"/><text:span text:style-name="T1">[211, 254, <text:s/>15],</text:span></text:p>
      <text:p text:style-name="P3"><text:s text:c="7"/><text:span text:style-name="T1">[210, 254, <text:s/>15],</text:span></text:p>
      <text:p text:style-name="P3"><text:s text:c="7"/><text:span text:style-name="T1">[209, 254, <text:s/>15],</text:span></text:p>
      <text:p text:style-name="P3"><text:s text:c="7"/><text:span text:style-name="T1">[208, 254, <text:s/>15],</text:span></text:p>
      <text:p text:style-name="P3"><text:s text:c="7"/><text:span text:style-name="T1">[207, 254, <text:s/>15],</text:span></text:p>
      <text:p text:style-name="P3"><text:s text:c="7"/><text:span text:style-name="T1">[206, 254, <text:s/>15],</text:span></text:p>
      <text:p text:style-name="P3"><text:s text:c="7"/><text:span text:style-name="T1">[205, 254, <text:s/>15],</text:span></text:p>
      <text:p text:style-name="P3"><text:s text:c="7"/><text:span text:style-name="T1">[212, 229, <text:s/>15],</text:span></text:p>
      <text:p text:style-name="P3"><text:s text:c="7"/><text:span text:style-name="T1">[220, 255, <text:s/>15],</text:span></text:p>
      <text:p text:style-name="P3"><text:s text:c="7"/><text:span text:style-name="T1">[211, 229, <text:s/>15],</text:span></text:p>
      <text:p text:style-name="P3"><text:s text:c="7"/><text:span text:style-name="T1">[209, 229, <text:s/>15],</text:span></text:p>
      <text:p text:style-name="P3"><text:s text:c="7"/><text:span text:style-name="T1">[218, 255, <text:s/>15],</text:span></text:p>
      <text:p text:style-name="P3"><text:s text:c="7"/><text:span text:style-name="T1">[217, 255, <text:s/>15],</text:span></text:p>
      <text:p text:style-name="P3"><text:s text:c="7"/><text:span text:style-name="T1">[216, 255, <text:s/>15],</text:span></text:p>
      <text:p text:style-name="P3"><text:s text:c="7"/><text:span text:style-name="T1">[215, 255, <text:s/>15],</text:span></text:p>
      <text:p text:style-name="P3"><text:s text:c="7"/><text:span text:style-name="T1">[214, 255, <text:s/>15],</text:span></text:p>
      <text:p text:style-name="P3"><text:s text:c="7"/><text:span text:style-name="T1">[213, 255, <text:s/>15],</text:span></text:p>
      <text:p text:style-name="P3"><text:s text:c="7"/><text:span text:style-name="T1">[212, 255, <text:s/>15],</text:span></text:p>
      <text:p text:style-name="P3"><text:s text:c="7"/><text:span text:style-name="T1">[211, 255, <text:s/>15],</text:span></text:p>
      <text:p text:style-name="P3"><text:s text:c="7"/><text:span text:style-name="T1">[210, 255, <text:s/>15],</text:span></text:p>
      <text:p text:style-name="P3"><text:s text:c="7"/><text:span text:style-name="T1">[209, 255, <text:s/>15],</text:span></text:p>
      <text:p text:style-name="P3"><text:s text:c="7"/><text:span text:style-name="T1">[208, 255, <text:s/>15],</text:span></text:p>
      <text:p text:style-name="P3"><text:s text:c="7"/><text:span text:style-name="T1">[207, 255, <text:s/>15],</text:span></text:p>
      <text:p text:style-name="P3"><text:s text:c="7"/><text:span text:style-name="T1">[206, 255, <text:s/>15],</text:span></text:p>
      <text:p text:style-name="P3"><text:s text:c="7"/><text:span text:style-name="T1">[205, 255, <text:s/>15],</text:span></text:p>
      <text:p text:style-name="P3"><text:s text:c="7"/><text:span text:style-name="T1">[202, 229, <text:s/>15],</text:span></text:p>
      <text:p text:style-name="P3"><text:s text:c="7"/><text:span text:style-name="T1">[203, 229, <text:s/>15],</text:span></text:p>
      <text:p text:style-name="P3"><text:s text:c="7"/><text:span text:style-name="T1">[204, 229, <text:s/>15],</text:span></text:p>
      <text:p text:style-name="P3"><text:s text:c="7"/><text:span text:style-name="T1">[205, 229, <text:s/>15],</text:span></text:p>
      <text:p text:style-name="P3"><text:s text:c="7"/><text:span text:style-name="T1">[206, 229, <text:s/>15],</text:span></text:p>
      <text:p text:style-name="P3"><text:s text:c="7"/><text:span text:style-name="T1">[207, 229, <text:s/>15],</text:span></text:p>
      <text:p text:style-name="P3"><text:s text:c="7"/><text:span text:style-name="T1">[208, 229, <text:s/>15],</text:span></text:p>
      <text:p text:style-name="P3"><text:s text:c="7"/><text:span text:style-name="T1">[210, 229, <text:s/>15],</text:span></text:p>
      <text:p text:style-name="P3"><text:s text:c="7"/><text:span text:style-name="T1">[209, 257, <text:s/>15],</text:span></text:p>
      <text:p text:style-name="P3"><text:s text:c="7"/><text:span text:style-name="T1">[210, 257, <text:s/>15],</text:span></text:p>
      <text:p text:style-name="P3"><text:s text:c="7"/><text:span text:style-name="T1">[211, 257, <text:s/>15],</text:span></text:p>
      <text:p text:style-name="P3"><text:s text:c="7"/><text:span text:style-name="T1">[220, 259, <text:s/>15],</text:span></text:p>
      <text:p text:style-name="P3"><text:s text:c="7"/><text:span text:style-name="T1">[219, 259, <text:s/>15],</text:span></text:p>
      <text:p text:style-name="P3"><text:s text:c="7"/><text:span text:style-name="T1">[218, 259, <text:s/>15],</text:span></text:p>
      <text:p text:style-name="P3"><text:s text:c="7"/><text:span text:style-name="T1">[217, 259, <text:s/>15],</text:span></text:p>
      <text:p text:style-name="P3"><text:s text:c="7"/><text:span text:style-name="T1">[216, 259, <text:s/>15],</text:span></text:p>
      <text:p text:style-name="P3"><text:s text:c="7"/><text:span text:style-name="T1">[215, 259, <text:s/>15],</text:span></text:p>
      <text:p text:style-name="P3"><text:s text:c="7"/><text:span text:style-name="T1">[214, 259, <text:s/>15],</text:span></text:p>
      <text:p text:style-name="P3"><text:s text:c="7"/><text:span text:style-name="T1">[213, 259, <text:s/>15],</text:span></text:p>
      <text:p text:style-name="P3"><text:s text:c="7"/><text:span text:style-name="T1">[212, 259, <text:s/>15],</text:span></text:p>
      <text:p text:style-name="P3"><text:s text:c="7"/><text:span text:style-name="T1">[211, 259, <text:s/>15],</text:span></text:p>
      <text:p text:style-name="P3"><text:s text:c="7"/><text:span text:style-name="T1">[210, 259, <text:s/>15],</text:span></text:p>
      <text:p text:style-name="P3"><text:s text:c="7"/><text:span text:style-name="T1">[209, 259, <text:s/>15],</text:span></text:p>
      <text:p text:style-name="P3"><text:s text:c="7"/><text:span text:style-name="T1">[208, 259, <text:s/>15],</text:span></text:p>
      <text:p text:style-name="P3"><text:s text:c="7"/><text:span text:style-name="T1">[207, 259, <text:s/>15],</text:span></text:p>
      <text:p text:style-name="P3"><text:s text:c="7"/><text:span text:style-name="T1">[206, 259, <text:s/>15],</text:span></text:p>
      <text:p text:style-name="P3"><text:s text:c="7"/><text:span text:style-name="T1">[202, 227, <text:s/>15],</text:span></text:p>
      <text:p text:style-name="P3"><text:s text:c="7"/><text:span text:style-name="T1">[203, 227, <text:s/>15],</text:span></text:p>
      <text:p text:style-name="P3"><text:s text:c="7"/><text:span text:style-name="T1">[204, 227, <text:s/>15],</text:span></text:p>
      <text:p text:style-name="P3"><text:s text:c="7"/><text:span text:style-name="T1">[205, 227, <text:s/>15],</text:span></text:p>
      <text:p text:style-name="P3"><text:s text:c="7"/><text:span text:style-name="T1">[217, 267, <text:s/>15],</text:span></text:p>
      <text:p text:style-name="P3"><text:soft-page-break/><text:s text:c="7"/><text:span text:style-name="T1">[207, 227, <text:s/>15],</text:span></text:p>
      <text:p text:style-name="P3"><text:s text:c="7"/><text:span text:style-name="T1">[221, 259, <text:s/>15],</text:span></text:p>
      <text:p text:style-name="P3"><text:s text:c="7"/><text:span text:style-name="T1">[208, 227, <text:s/>15],</text:span></text:p>
      <text:p text:style-name="P3"><text:s text:c="7"/><text:span text:style-name="T1">[222, 259, <text:s/>15],</text:span></text:p>
      <text:p text:style-name="P3"><text:s text:c="7"/><text:span text:style-name="T1">[224, 259, <text:s/>15],</text:span></text:p>
      <text:p text:style-name="P3"><text:s text:c="7"/><text:span text:style-name="T1">[224, 260, <text:s/>15],</text:span></text:p>
      <text:p text:style-name="P3"><text:s text:c="7"/><text:span text:style-name="T1">[223, 260, <text:s/>15],</text:span></text:p>
      <text:p text:style-name="P3"><text:s text:c="7"/><text:span text:style-name="T1">[222, 260, <text:s/>15],</text:span></text:p>
      <text:p text:style-name="P3"><text:s text:c="7"/><text:span text:style-name="T1">[221, 260, <text:s/>15],</text:span></text:p>
      <text:p text:style-name="P3"><text:s text:c="7"/><text:span text:style-name="T1">[220, 260, <text:s/>15],</text:span></text:p>
      <text:p text:style-name="P3"><text:s text:c="7"/><text:span text:style-name="T1">[219, 260, <text:s/>15],</text:span></text:p>
      <text:p text:style-name="P3"><text:s text:c="7"/><text:span text:style-name="T1">[218, 260, <text:s/>15],</text:span></text:p>
      <text:p text:style-name="P3"><text:s text:c="7"/><text:span text:style-name="T1">[217, 260, <text:s/>15],</text:span></text:p>
      <text:p text:style-name="P3"><text:s text:c="7"/><text:span text:style-name="T1">[216, 260, <text:s/>15],</text:span></text:p>
      <text:p text:style-name="P3"><text:s text:c="7"/><text:span text:style-name="T1">[215, 260, <text:s/>15],</text:span></text:p>
      <text:p text:style-name="P3"><text:s text:c="7"/><text:span text:style-name="T1">[214, 260, <text:s/>15],</text:span></text:p>
      <text:p text:style-name="P3"><text:s text:c="7"/><text:span text:style-name="T1">[213, 260, <text:s/>15],</text:span></text:p>
      <text:p text:style-name="P3"><text:s text:c="7"/><text:span text:style-name="T1">[212, 260, <text:s/>15],</text:span></text:p>
      <text:p text:style-name="P3"><text:s text:c="7"/><text:span text:style-name="T1">[211, 260, <text:s/>15],</text:span></text:p>
      <text:p text:style-name="P3"><text:s text:c="7"/><text:span text:style-name="T1">[210, 260, <text:s/>15],</text:span></text:p>
      <text:p text:style-name="P3"><text:s text:c="7"/><text:span text:style-name="T1">[209, 260, <text:s/>15],</text:span></text:p>
      <text:p text:style-name="P3"><text:s text:c="7"/><text:span text:style-name="T1">[208, 260, <text:s/>15],</text:span></text:p>
      <text:p text:style-name="P3"><text:s text:c="7"/><text:span text:style-name="T1">[207, 260, <text:s/>15],</text:span></text:p>
      <text:p text:style-name="P3"><text:s text:c="7"/><text:span text:style-name="T1">[206, 260, <text:s/>15],</text:span></text:p>
      <text:p text:style-name="P3"><text:s text:c="7"/><text:span text:style-name="T1">[226, 259, <text:s/>15],</text:span></text:p>
      <text:p text:style-name="P3"><text:s text:c="7"/><text:span text:style-name="T1">[225, 259, <text:s/>15],</text:span></text:p>
      <text:p text:style-name="P3"><text:s text:c="7"/><text:span text:style-name="T1">[223, 259, <text:s/>15],</text:span></text:p>
      <text:p text:style-name="P3"><text:s text:c="7"/><text:span text:style-name="T1">[209, 227, <text:s/>15],</text:span></text:p>
      <text:p text:style-name="P3"><text:s text:c="7"/><text:span text:style-name="T1">[210, 227, <text:s/>15],</text:span></text:p>
      <text:p text:style-name="P3"><text:s text:c="7"/><text:span text:style-name="T1">[211, 227, <text:s/>15],</text:span></text:p>
      <text:p text:style-name="P3"><text:s text:c="7"/><text:span text:style-name="T1">[209, 258, <text:s/>15],</text:span></text:p>
      <text:p text:style-name="P3"><text:s text:c="7"/><text:span text:style-name="T1">[208, 258, <text:s/>15],</text:span></text:p>
      <text:p text:style-name="P3"><text:s text:c="7"/><text:span text:style-name="T1">[207, 258, <text:s/>15],</text:span></text:p>
      <text:p text:style-name="P3"><text:s text:c="7"/><text:span text:style-name="T1">[206, 258, <text:s/>15],</text:span></text:p>
      <text:p text:style-name="P3"><text:s text:c="7"/><text:span text:style-name="T1">[221, 227, <text:s/>15],</text:span></text:p>
      <text:p text:style-name="P3"><text:s text:c="7"/><text:span text:style-name="T1">[222, 227, <text:s/>15],</text:span></text:p>
      <text:p text:style-name="P3"><text:s text:c="7"/><text:span text:style-name="T1">[226, 257, <text:s/>15],</text:span></text:p>
      <text:p text:style-name="P3"><text:s text:c="7"/><text:span text:style-name="T1">[225, 257, <text:s/>15],</text:span></text:p>
      <text:p text:style-name="P3"><text:s text:c="7"/><text:span text:style-name="T1">[224, 257, <text:s/>15],</text:span></text:p>
      <text:p text:style-name="P3"><text:s text:c="7"/><text:span text:style-name="T1">[223, 257, <text:s/>15],</text:span></text:p>
      <text:p text:style-name="P3"><text:s text:c="7"/><text:span text:style-name="T1">[222, 257, <text:s/>15],</text:span></text:p>
      <text:p text:style-name="P3"><text:s text:c="7"/><text:span text:style-name="T1">[221, 257, <text:s/>15],</text:span></text:p>
      <text:p text:style-name="P3"><text:s text:c="7"/><text:span text:style-name="T1">[220, 257, <text:s/>15],</text:span></text:p>
      <text:p text:style-name="P3"><text:s text:c="7"/><text:span text:style-name="T1">[219, 257, <text:s/>15],</text:span></text:p>
      <text:p text:style-name="P3"><text:s text:c="7"/><text:span text:style-name="T1">[218, 257, <text:s/>15],</text:span></text:p>
      <text:p text:style-name="P3"><text:s text:c="7"/><text:span text:style-name="T1">[217, 257, <text:s/>15],</text:span></text:p>
      <text:p text:style-name="P3"><text:s text:c="7"/><text:span text:style-name="T1">[216, 257, <text:s/>15],</text:span></text:p>
      <text:p text:style-name="P3"><text:s text:c="7"/><text:span text:style-name="T1">[215, 257, <text:s/>15],</text:span></text:p>
      <text:p text:style-name="P3"><text:s text:c="7"/><text:span text:style-name="T1">[214, 257, <text:s/>15],</text:span></text:p>
      <text:p text:style-name="P3"><text:s text:c="7"/><text:span text:style-name="T1">[213, 257, <text:s/>15],</text:span></text:p>
      <text:p text:style-name="P3"><text:s text:c="7"/><text:span text:style-name="T1">[212, 257, <text:s/>15],</text:span></text:p>
      <text:p text:style-name="P3"><text:s text:c="7"/><text:span text:style-name="T1">[210, 258, <text:s/>15],</text:span></text:p>
      <text:p text:style-name="P3"><text:s text:c="7"/><text:span text:style-name="T1">[211, 258, <text:s/>15],</text:span></text:p>
      <text:p text:style-name="P3"><text:s text:c="7"/><text:span text:style-name="T1">[212, 258, <text:s/>15],</text:span></text:p>
      <text:p text:style-name="P3"><text:s text:c="7"/><text:span text:style-name="T1">[213, 258, <text:s/>15],</text:span></text:p>
      <text:p text:style-name="P3"><text:s text:c="7"/><text:span text:style-name="T1">[212, 227, <text:s/>15],</text:span></text:p>
      <text:p text:style-name="P3"><text:s text:c="7"/><text:span text:style-name="T1">[213, 227, <text:s/>15],</text:span></text:p>
      <text:p text:style-name="P3"><text:s text:c="7"/><text:span text:style-name="T1">[214, 227, <text:s/>15],</text:span></text:p>
      <text:p text:style-name="P3"><text:s text:c="7"/><text:span text:style-name="T1">[215, 227, <text:s/>15],</text:span></text:p>
      <text:p text:style-name="P3"><text:soft-page-break/><text:s text:c="7"/><text:span text:style-name="T1">[216, 227, <text:s/>15],</text:span></text:p>
      <text:p text:style-name="P3"><text:s text:c="7"/><text:span text:style-name="T1">[217, 227, <text:s/>15],</text:span></text:p>
      <text:p text:style-name="P3"><text:s text:c="7"/><text:span text:style-name="T1">[218, 227, <text:s/>15],</text:span></text:p>
      <text:p text:style-name="P3"><text:s text:c="7"/><text:span text:style-name="T1">[219, 227, <text:s/>15],</text:span></text:p>
      <text:p text:style-name="P3"><text:s text:c="7"/><text:span text:style-name="T1">[220, 227, <text:s/>15],</text:span></text:p>
      <text:p text:style-name="P3"><text:s text:c="7"/><text:span text:style-name="T1">[226, 258, <text:s/>15],</text:span></text:p>
      <text:p text:style-name="P3"><text:s text:c="7"/><text:span text:style-name="T1">[226, 260, <text:s/>15],</text:span></text:p>
      <text:p text:style-name="P3"><text:s text:c="7"/><text:span text:style-name="T1">[225, 258, <text:s/>15],</text:span></text:p>
      <text:p text:style-name="P3"><text:s text:c="7"/><text:span text:style-name="T1">[223, 258, <text:s/>15],</text:span></text:p>
      <text:p text:style-name="P3"><text:s text:c="7"/><text:span text:style-name="T1">[222, 258, <text:s/>15],</text:span></text:p>
      <text:p text:style-name="P3"><text:s text:c="7"/><text:span text:style-name="T1">[221, 258, <text:s/>15],</text:span></text:p>
      <text:p text:style-name="P3"><text:s text:c="7"/><text:span text:style-name="T1">[220, 258, <text:s/>15],</text:span></text:p>
      <text:p text:style-name="P3"><text:s text:c="7"/><text:span text:style-name="T1">[219, 258, <text:s/>15],</text:span></text:p>
      <text:p text:style-name="P3"><text:s text:c="7"/><text:span text:style-name="T1">[218, 258, <text:s/>15],</text:span></text:p>
      <text:p text:style-name="P3"><text:s text:c="7"/><text:span text:style-name="T1">[215, 241, <text:s/>15],</text:span></text:p>
      <text:p text:style-name="P3"><text:s text:c="7"/><text:span text:style-name="T1">[216, 258, <text:s/>15],</text:span></text:p>
      <text:p text:style-name="P3"><text:s text:c="7"/><text:span text:style-name="T1">[215, 258, <text:s/>15],</text:span></text:p>
      <text:p text:style-name="P3"><text:s text:c="7"/><text:span text:style-name="T1">[214, 258, <text:s/>15],</text:span></text:p>
      <text:p text:style-name="P3"><text:s text:c="7"/><text:span text:style-name="T1">[224, 258, <text:s/>15],</text:span></text:p>
      <text:p text:style-name="P3"><text:s text:c="7"/><text:span text:style-name="T1">[218, 267, <text:s/>15],</text:span></text:p>
      <text:p text:style-name="P3"><text:s text:c="7"/><text:span text:style-name="T1">[204, 223, <text:s/>15],</text:span></text:p>
      <text:p text:style-name="P3"><text:s text:c="7"/><text:span text:style-name="T1">[220, 267, <text:s/>15],</text:span></text:p>
      <text:p text:style-name="P3"><text:s text:c="7"/><text:span text:style-name="T1">[232, 274, <text:s/>15],</text:span></text:p>
      <text:p text:style-name="P3"><text:s text:c="7"/><text:span text:style-name="T1">[231, 274, <text:s/>15],</text:span></text:p>
      <text:p text:style-name="P3"><text:s text:c="7"/><text:span text:style-name="T1">[230, 274, <text:s/>15],</text:span></text:p>
      <text:p text:style-name="P3"><text:s text:c="7"/><text:span text:style-name="T1">[229, 274, <text:s/>15],</text:span></text:p>
      <text:p text:style-name="P3"><text:s text:c="7"/><text:span text:style-name="T1">[228, 274, <text:s/>15],</text:span></text:p>
      <text:p text:style-name="P3"><text:s text:c="7"/><text:span text:style-name="T1">[227, 274, <text:s/>15],</text:span></text:p>
      <text:p text:style-name="P3"><text:s text:c="7"/><text:span text:style-name="T1">[226, 274, <text:s/>15],</text:span></text:p>
      <text:p text:style-name="P3"><text:s text:c="7"/><text:span text:style-name="T1">[225, 274, <text:s/>15],</text:span></text:p>
      <text:p text:style-name="P3"><text:s text:c="7"/><text:span text:style-name="T1">[224, 274, <text:s/>15],</text:span></text:p>
      <text:p text:style-name="P3"><text:s text:c="7"/><text:span text:style-name="T1">[223, 274, <text:s/>15],</text:span></text:p>
      <text:p text:style-name="P3"><text:s text:c="7"/><text:span text:style-name="T1">[222, 274, <text:s/>15],</text:span></text:p>
      <text:p text:style-name="P3"><text:s text:c="7"/><text:span text:style-name="T1">[221, 274, <text:s/>15],</text:span></text:p>
      <text:p text:style-name="P3"><text:s text:c="7"/><text:span text:style-name="T1">[220, 274, <text:s/>15],</text:span></text:p>
      <text:p text:style-name="P3"><text:s text:c="7"/><text:span text:style-name="T1">[219, 274, <text:s/>15],</text:span></text:p>
      <text:p text:style-name="P3"><text:s text:c="7"/><text:span text:style-name="T1">[218, 274, <text:s/>15],</text:span></text:p>
      <text:p text:style-name="P3"><text:s text:c="7"/><text:span text:style-name="T1">[217, 274, <text:s/>15],</text:span></text:p>
      <text:p text:style-name="P3"><text:s text:c="7"/><text:span text:style-name="T1">[216, 274, <text:s/>15],</text:span></text:p>
      <text:p text:style-name="P3"><text:s text:c="7"/><text:span text:style-name="T1">[215, 274, <text:s/>15],</text:span></text:p>
      <text:p text:style-name="P3"><text:s text:c="7"/><text:span text:style-name="T1">[214, 274, <text:s/>15],</text:span></text:p>
      <text:p text:style-name="P3"><text:s text:c="7"/><text:span text:style-name="T1">[213, 274, <text:s/>15],</text:span></text:p>
      <text:p text:style-name="P3"><text:s text:c="7"/><text:span text:style-name="T1">[212, 274, <text:s/>15],</text:span></text:p>
      <text:p text:style-name="P3"><text:s text:c="7"/><text:span text:style-name="T1">[233, 274, <text:s/>15],</text:span></text:p>
      <text:p text:style-name="P3"><text:s text:c="7"/><text:span text:style-name="T1">[211, 274, <text:s/>15],</text:span></text:p>
      <text:p text:style-name="P3"><text:s text:c="7"/><text:span text:style-name="T1">[234, 274, <text:s/>15],</text:span></text:p>
      <text:p text:style-name="P3"><text:s text:c="7"/><text:span text:style-name="T1">[201, 275, <text:s/>15],</text:span></text:p>
      <text:p text:style-name="P3"><text:s text:c="7"/><text:span text:style-name="T1">[222, 275, <text:s/>15],</text:span></text:p>
      <text:p text:style-name="P3"><text:s text:c="7"/><text:span text:style-name="T1">[221, 275, <text:s/>15],</text:span></text:p>
      <text:p text:style-name="P3"><text:s text:c="7"/><text:span text:style-name="T1">[220, 275, <text:s/>15],</text:span></text:p>
      <text:p text:style-name="P3"><text:s text:c="7"/><text:span text:style-name="T1">[219, 275, <text:s/>15],</text:span></text:p>
      <text:p text:style-name="P3"><text:s text:c="7"/><text:span text:style-name="T1">[218, 275, <text:s/>15],</text:span></text:p>
      <text:p text:style-name="P3"><text:s text:c="7"/><text:span text:style-name="T1">[217, 275, <text:s/>15],</text:span></text:p>
      <text:p text:style-name="P3"><text:s text:c="7"/><text:span text:style-name="T1">[216, 275, <text:s/>15],</text:span></text:p>
      <text:p text:style-name="P3"><text:s text:c="7"/><text:span text:style-name="T1">[215, 275, <text:s/>15],</text:span></text:p>
      <text:p text:style-name="P3"><text:s text:c="7"/><text:span text:style-name="T1">[214, 275, <text:s/>15],</text:span></text:p>
      <text:p text:style-name="P3"><text:s text:c="7"/><text:span text:style-name="T1">[213, 275, <text:s/>15],</text:span></text:p>
      <text:p text:style-name="P3"><text:s text:c="7"/><text:span text:style-name="T1">[212, 275, <text:s/>15],</text:span></text:p>
      <text:p text:style-name="P3"><text:s text:c="7"/><text:span text:style-name="T1">[211, 275, <text:s/>15],</text:span></text:p>
      <text:p text:style-name="P3"><text:soft-page-break/><text:s text:c="7"/><text:span text:style-name="T1">[210, 275, <text:s/>15],</text:span></text:p>
      <text:p text:style-name="P3"><text:s text:c="7"/><text:span text:style-name="T1">[209, 275, <text:s/>15],</text:span></text:p>
      <text:p text:style-name="P3"><text:s text:c="7"/><text:span text:style-name="T1">[208, 275, <text:s/>15],</text:span></text:p>
      <text:p text:style-name="P3"><text:s text:c="7"/><text:span text:style-name="T1">[207, 275, <text:s/>15],</text:span></text:p>
      <text:p text:style-name="P3"><text:s text:c="7"/><text:span text:style-name="T1">[206, 275, <text:s/>15],</text:span></text:p>
      <text:p text:style-name="P3"><text:s text:c="7"/><text:span text:style-name="T1">[205, 275, <text:s/>15],</text:span></text:p>
      <text:p text:style-name="P3"><text:s text:c="7"/><text:span text:style-name="T1">[204, 275, <text:s/>15],</text:span></text:p>
      <text:p text:style-name="P3"><text:s text:c="7"/><text:span text:style-name="T1">[203, 275, <text:s/>15],</text:span></text:p>
      <text:p text:style-name="P3"><text:s text:c="7"/><text:span text:style-name="T1">[202, 275, <text:s/>15],</text:span></text:p>
      <text:p text:style-name="P3"><text:s text:c="7"/><text:span text:style-name="T1">[235, 274, <text:s/>15],</text:span></text:p>
      <text:p text:style-name="P3"><text:s text:c="7"/><text:span text:style-name="T1">[223, 275, <text:s/>15],</text:span></text:p>
      <text:p text:style-name="P3"><text:s text:c="7"/><text:span text:style-name="T1">[210, 274, <text:s/>15],</text:span></text:p>
      <text:p text:style-name="P3"><text:s text:c="7"/><text:span text:style-name="T1">[208, 274, <text:s/>15],</text:span></text:p>
      <text:p text:style-name="P3"><text:s text:c="7"/><text:span text:style-name="T1">[228, 273, <text:s/>15],</text:span></text:p>
      <text:p text:style-name="P3"><text:s text:c="7"/><text:span text:style-name="T1">[227, 273, <text:s/>15],</text:span></text:p>
      <text:p text:style-name="P3"><text:s text:c="7"/><text:span text:style-name="T1">[226, 273, <text:s/>15],</text:span></text:p>
      <text:p text:style-name="P3"><text:s text:c="7"/><text:span text:style-name="T1">[225, 273, <text:s/>15],</text:span></text:p>
      <text:p text:style-name="P3"><text:s text:c="7"/><text:span text:style-name="T1">[224, 273, <text:s/>15],</text:span></text:p>
      <text:p text:style-name="P3"><text:s text:c="7"/><text:span text:style-name="T1">[223, 273, <text:s/>15],</text:span></text:p>
      <text:p text:style-name="P3"><text:s text:c="7"/><text:span text:style-name="T1">[222, 273, <text:s/>15],</text:span></text:p>
      <text:p text:style-name="P3"><text:s text:c="7"/><text:span text:style-name="T1">[221, 273, <text:s/>15],</text:span></text:p>
      <text:p text:style-name="P3"><text:s text:c="7"/><text:span text:style-name="T1">[220, 273, <text:s/>15],</text:span></text:p>
      <text:p text:style-name="P3"><text:s text:c="7"/><text:span text:style-name="T1">[219, 273, <text:s/>15],</text:span></text:p>
      <text:p text:style-name="P3"><text:s text:c="7"/><text:span text:style-name="T1">[218, 273, <text:s/>15],</text:span></text:p>
      <text:p text:style-name="P3"><text:s text:c="7"/><text:span text:style-name="T1">[217, 273, <text:s/>15],</text:span></text:p>
      <text:p text:style-name="P3"><text:s text:c="7"/><text:span text:style-name="T1">[216, 273, <text:s/>15],</text:span></text:p>
      <text:p text:style-name="P3"><text:s text:c="7"/><text:span text:style-name="T1">[215, 273, <text:s/>15],</text:span></text:p>
      <text:p text:style-name="P3"><text:s text:c="7"/><text:span text:style-name="T1">[214, 273, <text:s/>15],</text:span></text:p>
      <text:p text:style-name="P3"><text:s text:c="7"/><text:span text:style-name="T1">[213, 273, <text:s/>15],</text:span></text:p>
      <text:p text:style-name="P3"><text:s text:c="7"/><text:span text:style-name="T1">[212, 273, <text:s/>15],</text:span></text:p>
      <text:p text:style-name="P3"><text:s text:c="7"/><text:span text:style-name="T1">[211, 273, <text:s/>15],</text:span></text:p>
      <text:p text:style-name="P3"><text:s text:c="7"/><text:span text:style-name="T1">[210, 273, <text:s/>15],</text:span></text:p>
      <text:p text:style-name="P3"><text:s text:c="7"/><text:span text:style-name="T1">[209, 273, <text:s/>15],</text:span></text:p>
      <text:p text:style-name="P3"><text:s text:c="7"/><text:span text:style-name="T1">[208, 273, <text:s/>15],</text:span></text:p>
      <text:p text:style-name="P3"><text:s text:c="7"/><text:span text:style-name="T1">[229, 273, <text:s/>15],</text:span></text:p>
      <text:p text:style-name="P3"><text:s text:c="7"/><text:span text:style-name="T1">[209, 274, <text:s/>15],</text:span></text:p>
      <text:p text:style-name="P3"><text:s text:c="7"/><text:span text:style-name="T1">[230, 273, <text:s/>15],</text:span></text:p>
      <text:p text:style-name="P3"><text:s text:c="7"/><text:span text:style-name="T1">[232, 273, <text:s/>15],</text:span></text:p>
      <text:p text:style-name="P3"><text:s text:c="7"/><text:span text:style-name="T1">[207, 274, <text:s/>15],</text:span></text:p>
      <text:p text:style-name="P3"><text:s text:c="7"/><text:span text:style-name="T1">[206, 274, <text:s/>15],</text:span></text:p>
      <text:p text:style-name="P3"><text:s text:c="7"/><text:span text:style-name="T1">[205, 274, <text:s/>15],</text:span></text:p>
      <text:p text:style-name="P3"><text:s text:c="7"/><text:span text:style-name="T1">[204, 274, <text:s/>15],</text:span></text:p>
      <text:p text:style-name="P3"><text:s text:c="7"/><text:span text:style-name="T1">[203, 274, <text:s/>15],</text:span></text:p>
      <text:p text:style-name="P3"><text:s text:c="7"/><text:span text:style-name="T1">[202, 274, <text:s/>15],</text:span></text:p>
      <text:p text:style-name="P3"><text:s text:c="7"/><text:span text:style-name="T1">[201, 274, <text:s/>15],</text:span></text:p>
      <text:p text:style-name="P3"><text:s text:c="7"/><text:span text:style-name="T1">[211, 220, <text:s/>15],</text:span></text:p>
      <text:p text:style-name="P3"><text:s text:c="7"/><text:span text:style-name="T1">[212, 220, <text:s/>15],</text:span></text:p>
      <text:p text:style-name="P3"><text:s text:c="7"/><text:span text:style-name="T1">[213, 220, <text:s/>15],</text:span></text:p>
      <text:p text:style-name="P3"><text:s text:c="7"/><text:span text:style-name="T1">[214, 220, <text:s/>15],</text:span></text:p>
      <text:p text:style-name="P3"><text:s text:c="7"/><text:span text:style-name="T1">[215, 220, <text:s/>15],</text:span></text:p>
      <text:p text:style-name="P3"><text:s text:c="7"/><text:span text:style-name="T1">[216, 220, <text:s/>15],</text:span></text:p>
      <text:p text:style-name="P3"><text:s text:c="7"/><text:span text:style-name="T1">[217, 220, <text:s/>15],</text:span></text:p>
      <text:p text:style-name="P3"><text:s text:c="7"/><text:span text:style-name="T1">[218, 220, <text:s/>15],</text:span></text:p>
      <text:p text:style-name="P3"><text:s text:c="7"/><text:span text:style-name="T1">[219, 220, <text:s/>15],</text:span></text:p>
      <text:p text:style-name="P3"><text:s text:c="7"/><text:span text:style-name="T1">[220, 220, <text:s/>15],</text:span></text:p>
      <text:p text:style-name="P3"><text:s text:c="7"/><text:span text:style-name="T1">[221, 220, <text:s/>15],</text:span></text:p>
      <text:p text:style-name="P3"><text:s text:c="7"/><text:span text:style-name="T1">[222, 220, <text:s/>15],</text:span></text:p>
      <text:p text:style-name="P3"><text:s text:c="7"/><text:span text:style-name="T1">[234, 273, <text:s/>15],</text:span></text:p>
      <text:p text:style-name="P3"><text:s text:c="7"/><text:span text:style-name="T1">[233, 273, <text:s/>15],</text:span></text:p>
      <text:p text:style-name="P3"><text:soft-page-break/><text:s text:c="7"/><text:span text:style-name="T1">[231, 273, <text:s/>15],</text:span></text:p>
      <text:p text:style-name="P3"><text:s text:c="7"/><text:span text:style-name="T1">[207, 273, <text:s/>15],</text:span></text:p>
      <text:p text:style-name="P3"><text:s text:c="7"/><text:span text:style-name="T1">[224, 275, <text:s/>15],</text:span></text:p>
      <text:p text:style-name="P3"><text:s text:c="7"/><text:span text:style-name="T1">[226, 275, <text:s/>15],</text:span></text:p>
      <text:p text:style-name="P3"><text:s text:c="7"/><text:span text:style-name="T1">[203, 220, <text:s/>15],</text:span></text:p>
      <text:p text:style-name="P3"><text:s text:c="7"/><text:span text:style-name="T1">[204, 220, <text:s/>15],</text:span></text:p>
      <text:p text:style-name="P3"><text:s text:c="7"/><text:span text:style-name="T1">[205, 220, <text:s/>15],</text:span></text:p>
      <text:p text:style-name="P3"><text:s text:c="7"/><text:span text:style-name="T1">[206, 220, <text:s/>15],</text:span></text:p>
      <text:p text:style-name="P3"><text:s text:c="7"/><text:span text:style-name="T1">[207, 220, <text:s/>15],</text:span></text:p>
      <text:p text:style-name="P3"><text:s text:c="7"/><text:span text:style-name="T1">[208, 220, <text:s/>15],</text:span></text:p>
      <text:p text:style-name="P3"><text:s text:c="7"/><text:span text:style-name="T1">[209, 220, <text:s/>15],</text:span></text:p>
      <text:p text:style-name="P3"><text:s text:c="7"/><text:span text:style-name="T1">[210, 220, <text:s/>15],</text:span></text:p>
      <text:p text:style-name="P3"><text:s text:c="7"/><text:span text:style-name="T1">[224, 277, <text:s/>15],</text:span></text:p>
      <text:p text:style-name="P3"><text:s text:c="7"/><text:span text:style-name="T1">[223, 277, <text:s/>15],</text:span></text:p>
      <text:p text:style-name="P3"><text:s text:c="7"/><text:span text:style-name="T1">[222, 277, <text:s/>15],</text:span></text:p>
      <text:p text:style-name="P3"><text:s text:c="7"/><text:span text:style-name="T1">[221, 277, <text:s/>15],</text:span></text:p>
      <text:p text:style-name="P3"><text:s text:c="7"/><text:span text:style-name="T1">[220, 277, <text:s/>15],</text:span></text:p>
      <text:p text:style-name="P3"><text:s text:c="7"/><text:span text:style-name="T1">[219, 277, <text:s/>15],</text:span></text:p>
      <text:p text:style-name="P3"><text:s text:c="7"/><text:span text:style-name="T1">[218, 277, <text:s/>15],</text:span></text:p>
      <text:p text:style-name="P3"><text:s text:c="7"/><text:span text:style-name="T1">[217, 277, <text:s/>15],</text:span></text:p>
      <text:p text:style-name="P3"><text:s text:c="7"/><text:span text:style-name="T1">[216, 277, <text:s/>15],</text:span></text:p>
      <text:p text:style-name="P3"><text:s text:c="7"/><text:span text:style-name="T1">[215, 277, <text:s/>15],</text:span></text:p>
      <text:p text:style-name="P3"><text:s text:c="7"/><text:span text:style-name="T1">[214, 277, <text:s/>15],</text:span></text:p>
      <text:p text:style-name="P3"><text:s text:c="7"/><text:span text:style-name="T1">[213, 277, <text:s/>15],</text:span></text:p>
      <text:p text:style-name="P3"><text:s text:c="7"/><text:span text:style-name="T1">[212, 277, <text:s/>15],</text:span></text:p>
      <text:p text:style-name="P3"><text:s text:c="7"/><text:span text:style-name="T1">[202, 220, <text:s/>15],</text:span></text:p>
      <text:p text:style-name="P3"><text:s text:c="7"/><text:span text:style-name="T1">[211, 277, <text:s/>15],</text:span></text:p>
      <text:p text:style-name="P3"><text:s text:c="7"/><text:span text:style-name="T1">[201, 220, <text:s/>15],</text:span></text:p>
      <text:p text:style-name="P3"><text:s text:c="7"/><text:span text:style-name="T1">[199, 220, <text:s/>15],</text:span></text:p>
      <text:p text:style-name="P3"><text:s text:c="7"/><text:span text:style-name="T1">[202, 219, <text:s/>15],</text:span></text:p>
      <text:p text:style-name="P3"><text:s text:c="7"/><text:span text:style-name="T1">[203, 219, <text:s/>15],</text:span></text:p>
      <text:p text:style-name="P3"><text:s text:c="7"/><text:span text:style-name="T1">[204, 219, <text:s/>15],</text:span></text:p>
      <text:p text:style-name="P3"><text:s text:c="7"/><text:span text:style-name="T1">[205, 219, <text:s/>15],</text:span></text:p>
      <text:p text:style-name="P3"><text:s text:c="7"/><text:span text:style-name="T1">[206, 219, <text:s/>15],</text:span></text:p>
      <text:p text:style-name="P3"><text:s text:c="7"/><text:span text:style-name="T1">[207, 219, <text:s/>15],</text:span></text:p>
      <text:p text:style-name="P3"><text:s text:c="7"/><text:span text:style-name="T1">[208, 219, <text:s/>15],</text:span></text:p>
      <text:p text:style-name="P3"><text:s text:c="7"/><text:span text:style-name="T1">[209, 219, <text:s/>15],</text:span></text:p>
      <text:p text:style-name="P3"><text:s text:c="7"/><text:span text:style-name="T1">[210, 219, <text:s/>15],</text:span></text:p>
      <text:p text:style-name="P3"><text:s text:c="7"/><text:span text:style-name="T1">[211, 219, <text:s/>15],</text:span></text:p>
      <text:p text:style-name="P3"><text:s text:c="7"/><text:span text:style-name="T1">[212, 219, <text:s/>15],</text:span></text:p>
      <text:p text:style-name="P3"><text:s text:c="7"/><text:span text:style-name="T1">[213, 219, <text:s/>15],</text:span></text:p>
      <text:p text:style-name="P3"><text:s text:c="7"/><text:span text:style-name="T1">[214, 219, <text:s/>15],</text:span></text:p>
      <text:p text:style-name="P3"><text:s text:c="7"/><text:span text:style-name="T1">[215, 219, <text:s/>15],</text:span></text:p>
      <text:p text:style-name="P3"><text:s text:c="7"/><text:span text:style-name="T1">[216, 219, <text:s/>15],</text:span></text:p>
      <text:p text:style-name="P3"><text:s text:c="7"/><text:span text:style-name="T1">[217, 219, <text:s/>15],</text:span></text:p>
      <text:p text:style-name="P3"><text:s text:c="7"/><text:span text:style-name="T1">[218, 219, <text:s/>15],</text:span></text:p>
      <text:p text:style-name="P3"><text:s text:c="7"/><text:span text:style-name="T1">[219, 219, <text:s/>15],</text:span></text:p>
      <text:p text:style-name="P3"><text:s text:c="7"/><text:span text:style-name="T1">[220, 219, <text:s/>15],</text:span></text:p>
      <text:p text:style-name="P3"><text:s text:c="7"/><text:span text:style-name="T1">[221, 219, <text:s/>15],</text:span></text:p>
      <text:p text:style-name="P3"><text:s text:c="7"/><text:span text:style-name="T1">[222, 219, <text:s/>15],</text:span></text:p>
      <text:p text:style-name="P3"><text:s text:c="7"/><text:span text:style-name="T1">[200, 220, <text:s/>15],</text:span></text:p>
      <text:p text:style-name="P3"><text:s text:c="7"/><text:span text:style-name="T1">[225, 275, <text:s/>15],</text:span></text:p>
      <text:p text:style-name="P3"><text:s text:c="7"/><text:span text:style-name="T1">[210, 277, <text:s/>15],</text:span></text:p>
      <text:p text:style-name="P3"><text:s text:c="7"/><text:span text:style-name="T1">[208, 277, <text:s/>15],</text:span></text:p>
      <text:p text:style-name="P3"><text:s text:c="7"/><text:span text:style-name="T1">[213, 276, <text:s/>15],</text:span></text:p>
      <text:p text:style-name="P3"><text:s text:c="7"/><text:span text:style-name="T1">[212, 276, <text:s/>15],</text:span></text:p>
      <text:p text:style-name="P3"><text:s text:c="7"/><text:span text:style-name="T1">[211, 276, <text:s/>15],</text:span></text:p>
      <text:p text:style-name="P3"><text:s text:c="7"/><text:span text:style-name="T1">[210, 276, <text:s/>15],</text:span></text:p>
      <text:p text:style-name="P3"><text:s text:c="7"/><text:span text:style-name="T1">[209, 276, <text:s/>15],</text:span></text:p>
      <text:p text:style-name="P3"><text:soft-page-break/><text:s text:c="7"/><text:span text:style-name="T1">[208, 276, <text:s/>15],</text:span></text:p>
      <text:p text:style-name="P3"><text:s text:c="7"/><text:span text:style-name="T1">[207, 276, <text:s/>15],</text:span></text:p>
      <text:p text:style-name="P3"><text:s text:c="7"/><text:span text:style-name="T1">[206, 276, <text:s/>15],</text:span></text:p>
      <text:p text:style-name="P3"><text:s text:c="7"/><text:span text:style-name="T1">[205, 276, <text:s/>15],</text:span></text:p>
      <text:p text:style-name="P3"><text:s text:c="7"/><text:span text:style-name="T1">[204, 276, <text:s/>15],</text:span></text:p>
      <text:p text:style-name="P3"><text:s text:c="7"/><text:span text:style-name="T1">[203, 276, <text:s/>15],</text:span></text:p>
      <text:p text:style-name="P3"><text:s text:c="7"/><text:span text:style-name="T1">[202, 276, <text:s/>15],</text:span></text:p>
      <text:p text:style-name="P3"><text:s text:c="7"/><text:span text:style-name="T1">[201, 276, <text:s/>15],</text:span></text:p>
      <text:p text:style-name="P3"><text:s text:c="7"/><text:span text:style-name="T1">[234, 275, <text:s/>15],</text:span></text:p>
      <text:p text:style-name="P3"><text:s text:c="7"/><text:span text:style-name="T1">[233, 275, <text:s/>15],</text:span></text:p>
      <text:p text:style-name="P3"><text:s text:c="7"/><text:span text:style-name="T1">[232, 275, <text:s/>15],</text:span></text:p>
      <text:p text:style-name="P3"><text:s text:c="7"/><text:span text:style-name="T1">[231, 275, <text:s/>15],</text:span></text:p>
      <text:p text:style-name="P3"><text:s text:c="7"/><text:span text:style-name="T1">[230, 275, <text:s/>15],</text:span></text:p>
      <text:p text:style-name="P3"><text:s text:c="7"/><text:span text:style-name="T1">[229, 275, <text:s/>15],</text:span></text:p>
      <text:p text:style-name="P3"><text:s text:c="7"/><text:span text:style-name="T1">[228, 275, <text:s/>15],</text:span></text:p>
      <text:p text:style-name="P3"><text:s text:c="7"/><text:span text:style-name="T1">[227, 275, <text:s/>15],</text:span></text:p>
      <text:p text:style-name="P3"><text:s text:c="7"/><text:span text:style-name="T1">[214, 276, <text:s/>15],</text:span></text:p>
      <text:p text:style-name="P3"><text:s text:c="7"/><text:span text:style-name="T1">[209, 277, <text:s/>15],</text:span></text:p>
      <text:p text:style-name="P3"><text:s text:c="7"/><text:span text:style-name="T1">[215, 276, <text:s/>15],</text:span></text:p>
      <text:p text:style-name="P3"><text:s text:c="7"/><text:span text:style-name="T1">[217, 276, <text:s/>15],</text:span></text:p>
      <text:p text:style-name="P3"><text:s text:c="7"/><text:span text:style-name="T1">[207, 277, <text:s/>15],</text:span></text:p>
      <text:p text:style-name="P3"><text:s text:c="7"/><text:span text:style-name="T1">[206, 277, <text:s/>15],</text:span></text:p>
      <text:p text:style-name="P3"><text:s text:c="7"/><text:span text:style-name="T1">[205, 277, <text:s/>15],</text:span></text:p>
      <text:p text:style-name="P3"><text:s text:c="7"/><text:span text:style-name="T1">[204, 277, <text:s/>15],</text:span></text:p>
      <text:p text:style-name="P3"><text:s text:c="7"/><text:span text:style-name="T1">[203, 277, <text:s/>15],</text:span></text:p>
      <text:p text:style-name="P3"><text:s text:c="7"/><text:span text:style-name="T1">[202, 277, <text:s/>15],</text:span></text:p>
      <text:p text:style-name="P3"><text:s text:c="7"/><text:span text:style-name="T1">[232, 276, <text:s/>15],</text:span></text:p>
      <text:p text:style-name="P3"><text:s text:c="7"/><text:span text:style-name="T1">[231, 276, <text:s/>15],</text:span></text:p>
      <text:p text:style-name="P3"><text:s text:c="7"/><text:span text:style-name="T1">[230, 276, <text:s/>15],</text:span></text:p>
      <text:p text:style-name="P3"><text:s text:c="7"/><text:span text:style-name="T1">[229, 276, <text:s/>15],</text:span></text:p>
      <text:p text:style-name="P3"><text:s text:c="7"/><text:span text:style-name="T1">[228, 276, <text:s/>15],</text:span></text:p>
      <text:p text:style-name="P3"><text:s text:c="7"/><text:span text:style-name="T1">[227, 276, <text:s/>15],</text:span></text:p>
      <text:p text:style-name="P3"><text:s text:c="7"/><text:span text:style-name="T1">[226, 276, <text:s/>15],</text:span></text:p>
      <text:p text:style-name="P3"><text:s text:c="7"/><text:span text:style-name="T1">[225, 276, <text:s/>15],</text:span></text:p>
      <text:p text:style-name="P3"><text:s text:c="7"/><text:span text:style-name="T1">[224, 276, <text:s/>15],</text:span></text:p>
      <text:p text:style-name="P3"><text:s text:c="7"/><text:span text:style-name="T1">[223, 276, <text:s/>15],</text:span></text:p>
      <text:p text:style-name="P3"><text:s text:c="7"/><text:span text:style-name="T1">[222, 276, <text:s/>15],</text:span></text:p>
      <text:p text:style-name="P3"><text:s text:c="7"/><text:span text:style-name="T1">[221, 276, <text:s/>15],</text:span></text:p>
      <text:p text:style-name="P3"><text:s text:c="7"/><text:span text:style-name="T1">[220, 276, <text:s/>15],</text:span></text:p>
      <text:p text:style-name="P3"><text:s text:c="7"/><text:span text:style-name="T1">[219, 276, <text:s/>15],</text:span></text:p>
      <text:p text:style-name="P3"><text:s text:c="7"/><text:span text:style-name="T1">[218, 276, <text:s/>15],</text:span></text:p>
      <text:p text:style-name="P3"><text:s text:c="7"/><text:span text:style-name="T1">[216, 276, <text:s/>15],</text:span></text:p>
      <text:p text:style-name="P3"><text:s text:c="7"/><text:span text:style-name="T1">[206, 273, <text:s/>15],</text:span></text:p>
      <text:p text:style-name="P3"><text:s text:c="7"/><text:span text:style-name="T1">[205, 273, <text:s/>15],</text:span></text:p>
      <text:p text:style-name="P3"><text:s text:c="7"/><text:span text:style-name="T1">[204, 273, <text:s/>15],</text:span></text:p>
      <text:p text:style-name="P3"><text:s text:c="7"/><text:span text:style-name="T1">[207, 270, <text:s/>15],</text:span></text:p>
      <text:p text:style-name="P3"><text:s text:c="7"/><text:span text:style-name="T1">[227, 269, <text:s/>15],</text:span></text:p>
      <text:p text:style-name="P3"><text:s text:c="7"/><text:span text:style-name="T1">[226, 269, <text:s/>15],</text:span></text:p>
      <text:p text:style-name="P3"><text:s text:c="7"/><text:span text:style-name="T1">[225, 269, <text:s/>15],</text:span></text:p>
      <text:p text:style-name="P3"><text:s text:c="7"/><text:span text:style-name="T1">[224, 269, <text:s/>15],</text:span></text:p>
      <text:p text:style-name="P3"><text:s text:c="7"/><text:span text:style-name="T1">[223, 269, <text:s/>15],</text:span></text:p>
      <text:p text:style-name="P3"><text:s text:c="7"/><text:span text:style-name="T1">[222, 269, <text:s/>15],</text:span></text:p>
      <text:p text:style-name="P3"><text:s text:c="7"/><text:span text:style-name="T1">[221, 269, <text:s/>15],</text:span></text:p>
      <text:p text:style-name="P3"><text:s text:c="7"/><text:span text:style-name="T1">[220, 269, <text:s/>15],</text:span></text:p>
      <text:p text:style-name="P3"><text:s text:c="7"/><text:span text:style-name="T1">[219, 269, <text:s/>15],</text:span></text:p>
      <text:p text:style-name="P3"><text:s text:c="7"/><text:span text:style-name="T1">[218, 269, <text:s/>15],</text:span></text:p>
      <text:p text:style-name="P3"><text:s text:c="7"/><text:span text:style-name="T1">[217, 269, <text:s/>15],</text:span></text:p>
      <text:p text:style-name="P3"><text:s text:c="7"/><text:span text:style-name="T1">[216, 269, <text:s/>15],</text:span></text:p>
      <text:p text:style-name="P3"><text:s text:c="7"/><text:span text:style-name="T1">[215, 269, <text:s/>15],</text:span></text:p>
      <text:p text:style-name="P3"><text:soft-page-break/><text:s text:c="7"/><text:span text:style-name="T1">[214, 269, <text:s/>15],</text:span></text:p>
      <text:p text:style-name="P3"><text:s text:c="7"/><text:span text:style-name="T1">[213, 269, <text:s/>15],</text:span></text:p>
      <text:p text:style-name="P3"><text:s text:c="7"/><text:span text:style-name="T1">[212, 269, <text:s/>15],</text:span></text:p>
      <text:p text:style-name="P3"><text:s text:c="7"/><text:span text:style-name="T1">[211, 269, <text:s/>15],</text:span></text:p>
      <text:p text:style-name="P3"><text:s text:c="7"/><text:span text:style-name="T1">[210, 269, <text:s/>15],</text:span></text:p>
      <text:p text:style-name="P3"><text:s text:c="7"/><text:span text:style-name="T1">[209, 269, <text:s/>15],</text:span></text:p>
      <text:p text:style-name="P3"><text:s text:c="7"/><text:span text:style-name="T1">[208, 269, <text:s/>15],</text:span></text:p>
      <text:p text:style-name="P3"><text:s text:c="7"/><text:span text:style-name="T1">[208, 270, <text:s/>15],</text:span></text:p>
      <text:p text:style-name="P3"><text:s text:c="7"/><text:span text:style-name="T1">[207, 269, <text:s/>15],</text:span></text:p>
      <text:p text:style-name="P3"><text:s text:c="7"/><text:span text:style-name="T1">[209, 270, <text:s/>15],</text:span></text:p>
      <text:p text:style-name="P3"><text:s text:c="7"/><text:span text:style-name="T1">[211, 270, <text:s/>15],</text:span></text:p>
      <text:p text:style-name="P3"><text:s text:c="7"/><text:span text:style-name="T1">[217, 222, <text:s/>15],</text:span></text:p>
      <text:p text:style-name="P3"><text:s text:c="7"/><text:span text:style-name="T1">[218, 222, <text:s/>15],</text:span></text:p>
      <text:p text:style-name="P3"><text:s text:c="7"/><text:span text:style-name="T1">[219, 222, <text:s/>15],</text:span></text:p>
      <text:p text:style-name="P3"><text:s text:c="7"/><text:span text:style-name="T1">[220, 222, <text:s/>15],</text:span></text:p>
      <text:p text:style-name="P3"><text:s text:c="7"/><text:span text:style-name="T1">[221, 222, <text:s/>15],</text:span></text:p>
      <text:p text:style-name="P3"><text:s text:c="7"/><text:span text:style-name="T1">[227, 270, <text:s/>15],</text:span></text:p>
      <text:p text:style-name="P3"><text:s text:c="7"/><text:span text:style-name="T1">[226, 270, <text:s/>15],</text:span></text:p>
      <text:p text:style-name="P3"><text:s text:c="7"/><text:span text:style-name="T1">[225, 270, <text:s/>15],</text:span></text:p>
      <text:p text:style-name="P3"><text:s text:c="7"/><text:span text:style-name="T1">[224, 270, <text:s/>15],</text:span></text:p>
      <text:p text:style-name="P3"><text:s text:c="7"/><text:span text:style-name="T1">[223, 270, <text:s/>15],</text:span></text:p>
      <text:p text:style-name="P3"><text:s text:c="7"/><text:span text:style-name="T1">[222, 270, <text:s/>15],</text:span></text:p>
      <text:p text:style-name="P3"><text:s text:c="7"/><text:span text:style-name="T1">[221, 270, <text:s/>15],</text:span></text:p>
      <text:p text:style-name="P3"><text:s text:c="7"/><text:span text:style-name="T1">[220, 270, <text:s/>15],</text:span></text:p>
      <text:p text:style-name="P3"><text:s text:c="7"/><text:span text:style-name="T1">[219, 270, <text:s/>15],</text:span></text:p>
      <text:p text:style-name="P3"><text:s text:c="7"/><text:span text:style-name="T1">[218, 270, <text:s/>15],</text:span></text:p>
      <text:p text:style-name="P3"><text:s text:c="7"/><text:span text:style-name="T1">[217, 270, <text:s/>15],</text:span></text:p>
      <text:p text:style-name="P3"><text:s text:c="7"/><text:span text:style-name="T1">[216, 270, <text:s/>15],</text:span></text:p>
      <text:p text:style-name="P3"><text:s text:c="7"/><text:span text:style-name="T1">[215, 270, <text:s/>15],</text:span></text:p>
      <text:p text:style-name="P3"><text:s text:c="7"/><text:span text:style-name="T1">[214, 270, <text:s/>15],</text:span></text:p>
      <text:p text:style-name="P3"><text:s text:c="7"/><text:span text:style-name="T1">[213, 270, <text:s/>15],</text:span></text:p>
      <text:p text:style-name="P3"><text:s text:c="7"/><text:span text:style-name="T1">[212, 270, <text:s/>15],</text:span></text:p>
      <text:p text:style-name="P3"><text:s text:c="7"/><text:span text:style-name="T1">[210, 270, <text:s/>15],</text:span></text:p>
      <text:p text:style-name="P3"><text:s text:c="7"/><text:span text:style-name="T1">[216, 222, <text:s/>15],</text:span></text:p>
      <text:p text:style-name="P3"><text:s text:c="7"/><text:span text:style-name="T1">[201, 223, <text:s/>15],</text:span></text:p>
      <text:p text:style-name="P3"><text:s text:c="7"/><text:span text:style-name="T1">[203, 223, <text:s/>15],</text:span></text:p>
      <text:p text:style-name="P3"><text:s text:c="7"/><text:span text:style-name="T1">[217, 268, <text:s/>15],</text:span></text:p>
      <text:p text:style-name="P3"><text:s text:c="7"/><text:span text:style-name="T1">[216, 268, <text:s/>15],</text:span></text:p>
      <text:p text:style-name="P3"><text:s text:c="7"/><text:span text:style-name="T1">[215, 268, <text:s/>15],</text:span></text:p>
      <text:p text:style-name="P3"><text:s text:c="7"/><text:span text:style-name="T1">[214, 268, <text:s/>15],</text:span></text:p>
      <text:p text:style-name="P3"><text:s text:c="7"/><text:span text:style-name="T1">[213, 268, <text:s/>15],</text:span></text:p>
      <text:p text:style-name="P3"><text:s text:c="7"/><text:span text:style-name="T1">[212, 268, <text:s/>15],</text:span></text:p>
      <text:p text:style-name="P3"><text:s text:c="7"/><text:span text:style-name="T1">[211, 268, <text:s/>15],</text:span></text:p>
      <text:p text:style-name="P3"><text:s text:c="7"/><text:span text:style-name="T1">[210, 268, <text:s/>15],</text:span></text:p>
      <text:p text:style-name="P3"><text:s text:c="7"/><text:span text:style-name="T1">[209, 268, <text:s/>15],</text:span></text:p>
      <text:p text:style-name="P3"><text:s text:c="7"/><text:span text:style-name="T1">[208, 268, <text:s/>15],</text:span></text:p>
      <text:p text:style-name="P3"><text:s text:c="7"/><text:span text:style-name="T1">[207, 268, <text:s/>15],</text:span></text:p>
      <text:p text:style-name="P3"><text:s text:c="7"/><text:span text:style-name="T1">[219, 223, <text:s/>15],</text:span></text:p>
      <text:p text:style-name="P3"><text:s text:c="7"/><text:span text:style-name="T1">[220, 223, <text:s/>15],</text:span></text:p>
      <text:p text:style-name="P3"><text:s text:c="7"/><text:span text:style-name="T1">[221, 223, <text:s/>15],</text:span></text:p>
      <text:p text:style-name="P3"><text:s text:c="7"/><text:span text:style-name="T1">[227, 267, <text:s/>15],</text:span></text:p>
      <text:p text:style-name="P3"><text:s text:c="7"/><text:span text:style-name="T1">[226, 267, <text:s/>15],</text:span></text:p>
      <text:p text:style-name="P3"><text:s text:c="7"/><text:span text:style-name="T1">[225, 267, <text:s/>15],</text:span></text:p>
      <text:p text:style-name="P3"><text:s text:c="7"/><text:span text:style-name="T1">[224, 267, <text:s/>15],</text:span></text:p>
      <text:p text:style-name="P3"><text:s text:c="7"/><text:span text:style-name="T1">[223, 267, <text:s/>15],</text:span></text:p>
      <text:p text:style-name="P3"><text:s text:c="7"/><text:span text:style-name="T1">[222, 267, <text:s/>15],</text:span></text:p>
      <text:p text:style-name="P3"><text:s text:c="7"/><text:span text:style-name="T1">[221, 267, <text:s/>15],</text:span></text:p>
      <text:p text:style-name="P3"><text:s text:c="7"/><text:span text:style-name="T1">[218, 268, <text:s/>15],</text:span></text:p>
      <text:p text:style-name="P3"><text:s text:c="7"/><text:span text:style-name="T1">[202, 223, <text:s/>15],</text:span></text:p>
      <text:p text:style-name="P3"><text:soft-page-break/><text:s text:c="7"/><text:span text:style-name="T1">[219, 268, <text:s/>15],</text:span></text:p>
      <text:p text:style-name="P3"><text:s text:c="7"/><text:span text:style-name="T1">[221, 268, <text:s/>15],</text:span></text:p>
      <text:p text:style-name="P3"><text:s text:c="7"/><text:span text:style-name="T1">[213, 229, <text:s/>15],</text:span></text:p>
      <text:p text:style-name="P3"><text:s text:c="7"/><text:span text:style-name="T1">[205, 223, <text:s/>15],</text:span></text:p>
      <text:p text:style-name="P3"><text:s text:c="7"/><text:span text:style-name="T1">[206, 223, <text:s/>15],</text:span></text:p>
      <text:p text:style-name="P3"><text:s text:c="7"/><text:span text:style-name="T1">[207, 223, <text:s/>15],</text:span></text:p>
      <text:p text:style-name="P3"><text:s text:c="7"/><text:span text:style-name="T1">[208, 223, <text:s/>15],</text:span></text:p>
      <text:p text:style-name="P3"><text:s text:c="7"/><text:span text:style-name="T1">[209, 223, <text:s/>15],</text:span></text:p>
      <text:p text:style-name="P3"><text:s text:c="7"/><text:span text:style-name="T1">[210, 223, <text:s/>15],</text:span></text:p>
      <text:p text:style-name="P3"><text:s text:c="7"/><text:span text:style-name="T1">[211, 223, <text:s/>15],</text:span></text:p>
      <text:p text:style-name="P3"><text:s text:c="7"/><text:span text:style-name="T1">[212, 223, <text:s/>15],</text:span></text:p>
      <text:p text:style-name="P3"><text:s text:c="7"/><text:span text:style-name="T1">[213, 223, <text:s/>15],</text:span></text:p>
      <text:p text:style-name="P3"><text:s text:c="7"/><text:span text:style-name="T1">[214, 223, <text:s/>15],</text:span></text:p>
      <text:p text:style-name="P3"><text:s text:c="7"/><text:span text:style-name="T1">[215, 223, <text:s/>15],</text:span></text:p>
      <text:p text:style-name="P3"><text:s text:c="7"/><text:span text:style-name="T1">[216, 223, <text:s/>15],</text:span></text:p>
      <text:p text:style-name="P3"><text:s text:c="7"/><text:span text:style-name="T1">[217, 223, <text:s/>15],</text:span></text:p>
      <text:p text:style-name="P3"><text:s text:c="7"/><text:span text:style-name="T1">[218, 223, <text:s/>15],</text:span></text:p>
      <text:p text:style-name="P3"><text:s text:c="7"/><text:span text:style-name="T1">[227, 268, <text:s/>15],</text:span></text:p>
      <text:p text:style-name="P3"><text:s text:c="7"/><text:span text:style-name="T1">[226, 268, <text:s/>15],</text:span></text:p>
      <text:p text:style-name="P3"><text:s text:c="7"/><text:span text:style-name="T1">[225, 268, <text:s/>15],</text:span></text:p>
      <text:p text:style-name="P3"><text:s text:c="7"/><text:span text:style-name="T1">[224, 268, <text:s/>15],</text:span></text:p>
      <text:p text:style-name="P3"><text:s text:c="7"/><text:span text:style-name="T1">[223, 268, <text:s/>15],</text:span></text:p>
      <text:p text:style-name="P3"><text:s text:c="7"/><text:span text:style-name="T1">[222, 268, <text:s/>15],</text:span></text:p>
      <text:p text:style-name="P3"><text:s text:c="7"/><text:span text:style-name="T1">[220, 268, <text:s/>15],</text:span></text:p>
      <text:p text:style-name="P3"><text:s text:c="7"/><text:span text:style-name="T1">[215, 222, <text:s/>15],</text:span></text:p>
      <text:p text:style-name="P3"><text:s text:c="7"/><text:span text:style-name="T1">[214, 222, <text:s/>15],</text:span></text:p>
      <text:p text:style-name="P3"><text:s text:c="7"/><text:span text:style-name="T1">[213, 222, <text:s/>15],</text:span></text:p>
      <text:p text:style-name="P3"><text:s text:c="7"/><text:span text:style-name="T1">[228, 272, <text:s/>15],</text:span></text:p>
      <text:p text:style-name="P3"><text:s text:c="7"/><text:span text:style-name="T1">[227, 272, <text:s/>15],</text:span></text:p>
      <text:p text:style-name="P3"><text:s text:c="7"/><text:span text:style-name="T1">[226, 272, <text:s/>15],</text:span></text:p>
      <text:p text:style-name="P3"><text:s text:c="7"/><text:span text:style-name="T1">[225, 272, <text:s/>15],</text:span></text:p>
      <text:p text:style-name="P3"><text:s text:c="7"/><text:span text:style-name="T1">[224, 272, <text:s/>15],</text:span></text:p>
      <text:p text:style-name="P3"><text:s text:c="7"/><text:span text:style-name="T1">[223, 272, <text:s/>15],</text:span></text:p>
      <text:p text:style-name="P3"><text:s text:c="7"/><text:span text:style-name="T1">[222, 272, <text:s/>15],</text:span></text:p>
      <text:p text:style-name="P3"><text:s text:c="7"/><text:span text:style-name="T1">[221, 272, <text:s/>15],</text:span></text:p>
      <text:p text:style-name="P3"><text:s text:c="7"/><text:span text:style-name="T1">[220, 272, <text:s/>15],</text:span></text:p>
      <text:p text:style-name="P3"><text:s text:c="7"/><text:span text:style-name="T1">[219, 272, <text:s/>15],</text:span></text:p>
      <text:p text:style-name="P3"><text:s text:c="7"/><text:span text:style-name="T1">[218, 272, <text:s/>15],</text:span></text:p>
      <text:p text:style-name="P3"><text:s text:c="7"/><text:span text:style-name="T1">[217, 272, <text:s/>15],</text:span></text:p>
      <text:p text:style-name="P3"><text:s text:c="7"/><text:span text:style-name="T1">[216, 272, <text:s/>15],</text:span></text:p>
      <text:p text:style-name="P3"><text:s text:c="7"/><text:span text:style-name="T1">[215, 272, <text:s/>15],</text:span></text:p>
      <text:p text:style-name="P3"><text:s text:c="7"/><text:span text:style-name="T1">[214, 272, <text:s/>15],</text:span></text:p>
      <text:p text:style-name="P3"><text:s text:c="7"/><text:span text:style-name="T1">[213, 272, <text:s/>15],</text:span></text:p>
      <text:p text:style-name="P3"><text:s text:c="7"/><text:span text:style-name="T1">[212, 272, <text:s/>15],</text:span></text:p>
      <text:p text:style-name="P3"><text:s text:c="7"/><text:span text:style-name="T1">[211, 272, <text:s/>15],</text:span></text:p>
      <text:p text:style-name="P3"><text:s text:c="7"/><text:span text:style-name="T1">[210, 272, <text:s/>15],</text:span></text:p>
      <text:p text:style-name="P3"><text:s text:c="7"/><text:span text:style-name="T1">[209, 272, <text:s/>15],</text:span></text:p>
      <text:p text:style-name="P3"><text:s text:c="7"/><text:span text:style-name="T1">[208, 272, <text:s/>15],</text:span></text:p>
      <text:p text:style-name="P3"><text:s text:c="7"/><text:span text:style-name="T1">[229, 272, <text:s/>15],</text:span></text:p>
      <text:p text:style-name="P3"><text:s text:c="7"/><text:span text:style-name="T1">[207, 272, <text:s/>15],</text:span></text:p>
      <text:p text:style-name="P3"><text:s text:c="7"/><text:span text:style-name="T1">[230, 272, <text:s/>15],</text:span></text:p>
      <text:p text:style-name="P3"><text:s text:c="7"/><text:span text:style-name="T1">[232, 272, <text:s/>15],</text:span></text:p>
      <text:p text:style-name="P3"><text:s text:c="7"/><text:span text:style-name="T1">[203, 273, <text:s/>15],</text:span></text:p>
      <text:p text:style-name="P3"><text:s text:c="7"/><text:span text:style-name="T1">[202, 273, <text:s/>15],</text:span></text:p>
      <text:p text:style-name="P3"><text:s text:c="7"/><text:span text:style-name="T1">[201, 273, <text:s/>15],</text:span></text:p>
      <text:p text:style-name="P3"><text:s text:c="7"/><text:span text:style-name="T1">[200, 221, <text:s/>15],</text:span></text:p>
      <text:p text:style-name="P3"><text:s text:c="7"/><text:span text:style-name="T1">[201, 221, <text:s/>15],</text:span></text:p>
      <text:p text:style-name="P3"><text:s text:c="7"/><text:span text:style-name="T1">[202, 221, <text:s/>15],</text:span></text:p>
      <text:p text:style-name="P3"><text:s text:c="7"/><text:span text:style-name="T1">[203, 221, <text:s/>15],</text:span></text:p>
      <text:p text:style-name="P3"><text:soft-page-break/><text:s text:c="7"/><text:span text:style-name="T1">[204, 221, <text:s/>15],</text:span></text:p>
      <text:p text:style-name="P3"><text:s text:c="7"/><text:span text:style-name="T1">[205, 221, <text:s/>15],</text:span></text:p>
      <text:p text:style-name="P3"><text:s text:c="7"/><text:span text:style-name="T1">[206, 221, <text:s/>15],</text:span></text:p>
      <text:p text:style-name="P3"><text:s text:c="7"/><text:span text:style-name="T1">[207, 221, <text:s/>15],</text:span></text:p>
      <text:p text:style-name="P3"><text:s text:c="7"/><text:span text:style-name="T1">[208, 221, <text:s/>15],</text:span></text:p>
      <text:p text:style-name="P3"><text:s text:c="7"/><text:span text:style-name="T1">[209, 221, <text:s/>15],</text:span></text:p>
      <text:p text:style-name="P3"><text:s text:c="7"/><text:span text:style-name="T1">[210, 221, <text:s/>15],</text:span></text:p>
      <text:p text:style-name="P3"><text:s text:c="7"/><text:span text:style-name="T1">[211, 221, <text:s/>15],</text:span></text:p>
      <text:p text:style-name="P3"><text:s text:c="7"/><text:span text:style-name="T1">[212, 221, <text:s/>15],</text:span></text:p>
      <text:p text:style-name="P3"><text:s text:c="7"/><text:span text:style-name="T1">[213, 221, <text:s/>15],</text:span></text:p>
      <text:p text:style-name="P3"><text:s text:c="7"/><text:span text:style-name="T1">[214, 221, <text:s/>15],</text:span></text:p>
      <text:p text:style-name="P3"><text:s text:c="7"/><text:span text:style-name="T1">[215, 221, <text:s/>15],</text:span></text:p>
      <text:p text:style-name="P3"><text:s text:c="7"/><text:span text:style-name="T1">[234, 272, <text:s/>15],</text:span></text:p>
      <text:p text:style-name="P3"><text:s text:c="7"/><text:span text:style-name="T1">[233, 272, <text:s/>15],</text:span></text:p>
      <text:p text:style-name="P3"><text:s text:c="7"/><text:span text:style-name="T1">[231, 272, <text:s/>15],</text:span></text:p>
      <text:p text:style-name="P3"><text:s text:c="7"/><text:span text:style-name="T1">[206, 272, <text:s/>15],</text:span></text:p>
      <text:p text:style-name="P3"><text:s text:c="7"/><text:span text:style-name="T1">[205, 272, <text:s/>15],</text:span></text:p>
      <text:p text:style-name="P3"><text:s text:c="7"/><text:span text:style-name="T1">[204, 272, <text:s/>15],</text:span></text:p>
      <text:p text:style-name="P3"><text:s text:c="7"/><text:span text:style-name="T1">[217, 271, <text:s/>15],</text:span></text:p>
      <text:p text:style-name="P3"><text:s text:c="7"/><text:span text:style-name="T1">[216, 271, <text:s/>15],</text:span></text:p>
      <text:p text:style-name="P3"><text:s text:c="7"/><text:span text:style-name="T1">[215, 271, <text:s/>15],</text:span></text:p>
      <text:p text:style-name="P3"><text:s text:c="7"/><text:span text:style-name="T1">[214, 271, <text:s/>15],</text:span></text:p>
      <text:p text:style-name="P3"><text:s text:c="7"/><text:span text:style-name="T1">[213, 271, <text:s/>15],</text:span></text:p>
      <text:p text:style-name="P3"><text:s text:c="7"/><text:span text:style-name="T1">[212, 271, <text:s/>15],</text:span></text:p>
      <text:p text:style-name="P3"><text:s text:c="7"/><text:span text:style-name="T1">[211, 271, <text:s/>15],</text:span></text:p>
      <text:p text:style-name="P3"><text:s text:c="7"/><text:span text:style-name="T1">[210, 271, <text:s/>15],</text:span></text:p>
      <text:p text:style-name="P3"><text:s text:c="7"/><text:span text:style-name="T1">[209, 271, <text:s/>15],</text:span></text:p>
      <text:p text:style-name="P3"><text:s text:c="7"/><text:span text:style-name="T1">[208, 271, <text:s/>15],</text:span></text:p>
      <text:p text:style-name="P3"><text:s text:c="7"/><text:span text:style-name="T1">[202, 222, <text:s/>15],</text:span></text:p>
      <text:p text:style-name="P3"><text:s text:c="7"/><text:span text:style-name="T1">[203, 222, <text:s/>15],</text:span></text:p>
      <text:p text:style-name="P3"><text:s text:c="7"/><text:span text:style-name="T1">[204, 222, <text:s/>15],</text:span></text:p>
      <text:p text:style-name="P3"><text:s text:c="7"/><text:span text:style-name="T1">[205, 222, <text:s/>15],</text:span></text:p>
      <text:p text:style-name="P3"><text:s text:c="7"/><text:span text:style-name="T1">[206, 222, <text:s/>15],</text:span></text:p>
      <text:p text:style-name="P3"><text:s text:c="7"/><text:span text:style-name="T1">[207, 222, <text:s/>15],</text:span></text:p>
      <text:p text:style-name="P3"><text:s text:c="7"/><text:span text:style-name="T1">[208, 222, <text:s/>15],</text:span></text:p>
      <text:p text:style-name="P3"><text:s text:c="7"/><text:span text:style-name="T1">[209, 222, <text:s/>15],</text:span></text:p>
      <text:p text:style-name="P3"><text:s text:c="7"/><text:span text:style-name="T1">[210, 222, <text:s/>15],</text:span></text:p>
      <text:p text:style-name="P3"><text:s text:c="7"/><text:span text:style-name="T1">[211, 222, <text:s/>15],</text:span></text:p>
      <text:p text:style-name="P3"><text:s text:c="7"/><text:span text:style-name="T1">[212, 222, <text:s/>15],</text:span></text:p>
      <text:p text:style-name="P3"><text:s text:c="7"/><text:span text:style-name="T1">[218, 271, <text:s/>15],</text:span></text:p>
      <text:p text:style-name="P3"><text:s text:c="7"/><text:span text:style-name="T1">[219, 271, <text:s/>15],</text:span></text:p>
      <text:p text:style-name="P3"><text:s text:c="7"/><text:span text:style-name="T1">[220, 271, <text:s/>15],</text:span></text:p>
      <text:p text:style-name="P3"><text:s text:c="7"/><text:span text:style-name="T1">[221, 271, <text:s/>15],</text:span></text:p>
      <text:p text:style-name="P3"><text:s text:c="7"/><text:span text:style-name="T1">[203, 272, <text:s/>15],</text:span></text:p>
      <text:p text:style-name="P3"><text:s text:c="7"/><text:span text:style-name="T1">[202, 272, <text:s/>15],</text:span></text:p>
      <text:p text:style-name="P3"><text:s text:c="7"/><text:span text:style-name="T1">[216, 221, <text:s/>15],</text:span></text:p>
      <text:p text:style-name="P3"><text:s text:c="7"/><text:span text:style-name="T1">[217, 221, <text:s/>15],</text:span></text:p>
      <text:p text:style-name="P3"><text:s text:c="7"/><text:span text:style-name="T1">[218, 221, <text:s/>15],</text:span></text:p>
      <text:p text:style-name="P3"><text:s text:c="7"/><text:span text:style-name="T1">[219, 221, <text:s/>15],</text:span></text:p>
      <text:p text:style-name="P3"><text:s text:c="7"/><text:span text:style-name="T1">[220, 221, <text:s/>15],</text:span></text:p>
      <text:p text:style-name="P3"><text:s text:c="7"/><text:span text:style-name="T1">[221, 221, <text:s/>15],</text:span></text:p>
      <text:p text:style-name="P3"><text:s text:c="7"/><text:span text:style-name="T1">[201, 222, <text:s/>15],</text:span></text:p>
      <text:p text:style-name="P3"><text:s text:c="7"/><text:span text:style-name="T1">[234, 271, <text:s/>15],</text:span></text:p>
      <text:p text:style-name="P3"><text:s text:c="7"/><text:span text:style-name="T1">[219, 267, <text:s/>15],</text:span></text:p>
      <text:p text:style-name="P3"><text:s text:c="7"/><text:span text:style-name="T1">[233, 271, <text:s/>15],</text:span></text:p>
      <text:p text:style-name="P3"><text:s text:c="7"/><text:span text:style-name="T1">[231, 271, <text:s/>15],</text:span></text:p>
      <text:p text:style-name="P3"><text:s text:c="7"/><text:span text:style-name="T1">[230, 271, <text:s/>15],</text:span></text:p>
      <text:p text:style-name="P3"><text:s text:c="7"/><text:span text:style-name="T1">[229, 271, <text:s/>15],</text:span></text:p>
      <text:p text:style-name="P3"><text:s text:c="7"/><text:span text:style-name="T1">[228, 271, <text:s/>15],</text:span></text:p>
      <text:p text:style-name="P3"><text:soft-page-break/><text:s text:c="7"/><text:span text:style-name="T1">[227, 271, <text:s/>15],</text:span></text:p>
      <text:p text:style-name="P3"><text:s text:c="7"/><text:span text:style-name="T1">[226, 271, <text:s/>15],</text:span></text:p>
      <text:p text:style-name="P3"><text:s text:c="7"/><text:span text:style-name="T1">[225, 271, <text:s/>15],</text:span></text:p>
      <text:p text:style-name="P3"><text:s text:c="7"/><text:span text:style-name="T1">[224, 271, <text:s/>15],</text:span></text:p>
      <text:p text:style-name="P3"><text:s text:c="7"/><text:span text:style-name="T1">[223, 271, <text:s/>15],</text:span></text:p>
      <text:p text:style-name="P3"><text:s text:c="7"/><text:span text:style-name="T1">[222, 271, <text:s/>15],</text:span></text:p>
      <text:p text:style-name="P3"><text:s text:c="7"/><text:span text:style-name="T1">[232, 271, <text:s/>15],</text:span></text:p>
      <text:p text:style-name="P3"><text:s text:c="7"/><text:span text:style-name="T1">[214, 229, <text:s/>15],</text:span></text:p>
      <text:p text:style-name="P3"><text:s text:c="7"/><text:span text:style-name="T1">[217, 258, <text:s/>15],</text:span></text:p>
      <text:p text:style-name="P3"><text:s text:c="7"/><text:span text:style-name="T1">[216, 229, <text:s/>15],</text:span></text:p>
      <text:p text:style-name="P3"><text:s text:c="7"/><text:span text:style-name="T1">[212, 236, <text:s/>15],</text:span></text:p>
      <text:p text:style-name="P3"><text:s text:c="7"/><text:span text:style-name="T1">[213, 236, <text:s/>15],</text:span></text:p>
      <text:p text:style-name="P3"><text:s text:c="7"/><text:span text:style-name="T1">[214, 236, <text:s/>15],</text:span></text:p>
      <text:p text:style-name="P3"><text:s text:c="7"/><text:span text:style-name="T1">[207, 249, <text:s/>15],</text:span></text:p>
      <text:p text:style-name="P3"><text:s text:c="7"/><text:span text:style-name="T1">[208, 249, <text:s/>15],</text:span></text:p>
      <text:p text:style-name="P3"><text:s text:c="7"/><text:span text:style-name="T1">[209, 249, <text:s/>15],</text:span></text:p>
      <text:p text:style-name="P3"><text:s text:c="7"/><text:span text:style-name="T1">[210, 249, <text:s/>15],</text:span></text:p>
      <text:p text:style-name="P3"><text:s text:c="7"/><text:span text:style-name="T1">[211, 249, <text:s/>15],</text:span></text:p>
      <text:p text:style-name="P3"><text:s text:c="7"/><text:span text:style-name="T1">[212, 249, <text:s/>15],</text:span></text:p>
      <text:p text:style-name="P3"><text:s text:c="7"/><text:span text:style-name="T1">[213, 249, <text:s/>15],</text:span></text:p>
      <text:p text:style-name="P3"><text:s text:c="7"/><text:span text:style-name="T1">[214, 249, <text:s/>15],</text:span></text:p>
      <text:p text:style-name="P3"><text:s text:c="7"/><text:span text:style-name="T1">[215, 249, <text:s/>15],</text:span></text:p>
      <text:p text:style-name="P3"><text:s text:c="7"/><text:span text:style-name="T1">[216, 249, <text:s/>15],</text:span></text:p>
      <text:p text:style-name="P3"><text:s text:c="7"/><text:span text:style-name="T1">[211, 236, <text:s/>15],</text:span></text:p>
      <text:p text:style-name="P3"><text:s text:c="7"/><text:span text:style-name="T1">[217, 249, <text:s/>15],</text:span></text:p>
      <text:p text:style-name="P3"><text:s text:c="7"/><text:span text:style-name="T1">[219, 249, <text:s/>15],</text:span></text:p>
      <text:p text:style-name="P3"><text:s text:c="7"/><text:span text:style-name="T1">[220, 249, <text:s/>15],</text:span></text:p>
      <text:p text:style-name="P3"><text:s text:c="7"/><text:span text:style-name="T1">[221, 249, <text:s/>15],</text:span></text:p>
      <text:p text:style-name="P3"><text:s text:c="7"/><text:span text:style-name="T1">[222, 249, <text:s/>15],</text:span></text:p>
      <text:p text:style-name="P3"><text:s text:c="7"/><text:span text:style-name="T1">[223, 249, <text:s/>15],</text:span></text:p>
      <text:p text:style-name="P3"><text:s text:c="7"/><text:span text:style-name="T1">[224, 249, <text:s/>15],</text:span></text:p>
      <text:p text:style-name="P3"><text:s text:c="7"/><text:span text:style-name="T1">[216, 231, <text:s/>15],</text:span></text:p>
      <text:p text:style-name="P3"><text:s text:c="7"/><text:span text:style-name="T1">[215, 231, <text:s/>15],</text:span></text:p>
      <text:p text:style-name="P3"><text:s text:c="7"/><text:span text:style-name="T1">[214, 231, <text:s/>15],</text:span></text:p>
      <text:p text:style-name="P3"><text:s text:c="7"/><text:span text:style-name="T1">[215, 236, <text:s/>15],</text:span></text:p>
      <text:p text:style-name="P3"><text:s text:c="7"/><text:span text:style-name="T1">[216, 236, <text:s/>15],</text:span></text:p>
      <text:p text:style-name="P3"><text:s text:c="7"/><text:span text:style-name="T1">[217, 236, <text:s/>15],</text:span></text:p>
      <text:p text:style-name="P3"><text:s text:c="7"/><text:span text:style-name="T1">[218, 236, <text:s/>15],</text:span></text:p>
      <text:p text:style-name="P3"><text:s text:c="7"/><text:span text:style-name="T1">[218, 249, <text:s/>15],</text:span></text:p>
      <text:p text:style-name="P3"><text:s text:c="7"/><text:span text:style-name="T1">[210, 236, <text:s/>15],</text:span></text:p>
      <text:p text:style-name="P3"><text:s text:c="7"/><text:span text:style-name="T1">[209, 236, <text:s/>15],</text:span></text:p>
      <text:p text:style-name="P3"><text:s text:c="7"/><text:span text:style-name="T1">[206, 249, <text:s/>15],</text:span></text:p>
      <text:p text:style-name="P3"><text:s text:c="7"/><text:span text:style-name="T1">[208, 246, <text:s/>15],</text:span></text:p>
      <text:p text:style-name="P3"><text:s text:c="7"/><text:span text:style-name="T1">[207, 246, <text:s/>15],</text:span></text:p>
      <text:p text:style-name="P3"><text:s text:c="7"/><text:span text:style-name="T1">[206, 246, <text:s/>15],</text:span></text:p>
      <text:p text:style-name="P3"><text:s text:c="7"/><text:span text:style-name="T1">[205, 246, <text:s/>15],</text:span></text:p>
      <text:p text:style-name="P3"><text:s text:c="7"/><text:span text:style-name="T1">[204, 246, <text:s/>15],</text:span></text:p>
      <text:p text:style-name="P3"><text:s text:c="7"/><text:span text:style-name="T1">[213, 235, <text:s/>15],</text:span></text:p>
      <text:p text:style-name="P3"><text:s text:c="7"/><text:span text:style-name="T1">[222, 231, <text:s/>15],</text:span></text:p>
      <text:p text:style-name="P3"><text:s text:c="7"/><text:span text:style-name="T1">[221, 231, <text:s/>15],</text:span></text:p>
      <text:p text:style-name="P3"><text:s text:c="7"/><text:span text:style-name="T1">[220, 231, <text:s/>15],</text:span></text:p>
      <text:p text:style-name="P3"><text:s text:c="7"/><text:span text:style-name="T1">[219, 231, <text:s/>15],</text:span></text:p>
      <text:p text:style-name="P3"><text:s text:c="7"/><text:span text:style-name="T1">[218, 231, <text:s/>15],</text:span></text:p>
      <text:p text:style-name="P3"><text:s text:c="7"/><text:span text:style-name="T1">[217, 231, <text:s/>15],</text:span></text:p>
      <text:p text:style-name="P3"><text:s text:c="7"/><text:span text:style-name="T1">[214, 235, <text:s/>15],</text:span></text:p>
      <text:p text:style-name="P3"><text:s text:c="7"/><text:span text:style-name="T1">[215, 235, <text:s/>15],</text:span></text:p>
      <text:p text:style-name="P3"><text:s text:c="7"/><text:span text:style-name="T1">[216, 235, <text:s/>15],</text:span></text:p>
      <text:p text:style-name="P3"><text:s text:c="7"/><text:span text:style-name="T1">[217, 235, <text:s/>15],</text:span></text:p>
      <text:p text:style-name="P3"><text:s text:c="7"/><text:span text:style-name="T1">[218, 235, <text:s/>15],</text:span></text:p>
      <text:p text:style-name="P3"><text:soft-page-break/><text:s text:c="7"/><text:span text:style-name="T1">[219, 235, <text:s/>15],</text:span></text:p>
      <text:p text:style-name="P3"><text:s text:c="7"/><text:span text:style-name="T1">[220, 235, <text:s/>15],</text:span></text:p>
      <text:p text:style-name="P3"><text:s text:c="7"/><text:span text:style-name="T1">[221, 235, <text:s/>15],</text:span></text:p>
      <text:p text:style-name="P3"><text:s text:c="7"/><text:span text:style-name="T1">[222, 235, <text:s/>15],</text:span></text:p>
      <text:p text:style-name="P3"><text:s text:c="7"/><text:span text:style-name="T1">[223, 235, <text:s/>15],</text:span></text:p>
      <text:p text:style-name="P3"><text:s text:c="7"/><text:span text:style-name="T1">[203, 236, <text:s/>15],</text:span></text:p>
      <text:p text:style-name="P3"><text:s text:c="7"/><text:span text:style-name="T1">[204, 236, <text:s/>15],</text:span></text:p>
      <text:p text:style-name="P3"><text:s text:c="7"/><text:span text:style-name="T1">[205, 236, <text:s/>15],</text:span></text:p>
      <text:p text:style-name="P3"><text:s text:c="7"/><text:span text:style-name="T1">[206, 236, <text:s/>15],</text:span></text:p>
      <text:p text:style-name="P3"><text:s text:c="7"/><text:span text:style-name="T1">[207, 236, <text:s/>15],</text:span></text:p>
      <text:p text:style-name="P3"><text:s text:c="7"/><text:span text:style-name="T1">[208, 236, <text:s/>15],</text:span></text:p>
      <text:p text:style-name="P3"><text:s text:c="7"/><text:span text:style-name="T1">[205, 249, <text:s/>15],</text:span></text:p>
      <text:p text:style-name="P3"><text:s text:c="7"/><text:span text:style-name="T1">[219, 236, <text:s/>15],</text:span></text:p>
      <text:p text:style-name="P3"><text:s text:c="7"/><text:span text:style-name="T1">[209, 246, <text:s/>15],</text:span></text:p>
      <text:p text:style-name="P3"><text:s text:c="7"/><text:span text:style-name="T1">[220, 236, <text:s/>15],</text:span></text:p>
      <text:p text:style-name="P3"><text:s text:c="7"/><text:span text:style-name="T1">[222, 236, <text:s/>15],</text:span></text:p>
      <text:p text:style-name="P3"><text:s text:c="7"/><text:span text:style-name="T1">[209, 245, <text:s/>15],</text:span></text:p>
      <text:p text:style-name="P3"><text:s text:c="7"/><text:span text:style-name="T1">[208, 245, <text:s/>15],</text:span></text:p>
      <text:p text:style-name="P3"><text:s text:c="7"/><text:span text:style-name="T1">[207, 245, <text:s/>15],</text:span></text:p>
      <text:p text:style-name="P3"><text:s text:c="7"/><text:span text:style-name="T1">[206, 245, <text:s/>15],</text:span></text:p>
      <text:p text:style-name="P3"><text:s text:c="7"/><text:span text:style-name="T1">[205, 245, <text:s/>15],</text:span></text:p>
      <text:p text:style-name="P3"><text:s text:c="7"/><text:span text:style-name="T1">[204, 245, <text:s/>15],</text:span></text:p>
      <text:p text:style-name="P3"><text:s text:c="7"/><text:span text:style-name="T1">[203, 237, <text:s/>15],</text:span></text:p>
      <text:p text:style-name="P3"><text:s text:c="7"/><text:span text:style-name="T1">[204, 237, <text:s/>15],</text:span></text:p>
      <text:p text:style-name="P3"><text:s text:c="7"/><text:span text:style-name="T1">[210, 250, <text:s/>15],</text:span></text:p>
      <text:p text:style-name="P3"><text:s text:c="7"/><text:span text:style-name="T1">[211, 250, <text:s/>15],</text:span></text:p>
      <text:p text:style-name="P3"><text:s text:c="7"/><text:span text:style-name="T1">[212, 250, <text:s/>15],</text:span></text:p>
      <text:p text:style-name="P3"><text:s text:c="7"/><text:span text:style-name="T1">[213, 250, <text:s/>15],</text:span></text:p>
      <text:p text:style-name="P3"><text:s text:c="7"/><text:span text:style-name="T1">[214, 250, <text:s/>15],</text:span></text:p>
      <text:p text:style-name="P3"><text:s text:c="7"/><text:span text:style-name="T1">[209, 250, <text:s/>15],</text:span></text:p>
      <text:p text:style-name="P3"><text:s text:c="7"/><text:span text:style-name="T1">[215, 250, <text:s/>15],</text:span></text:p>
      <text:p text:style-name="P3"><text:s text:c="7"/><text:span text:style-name="T1">[217, 250, <text:s/>15],</text:span></text:p>
      <text:p text:style-name="P3"><text:s text:c="7"/><text:span text:style-name="T1">[218, 250, <text:s/>15],</text:span></text:p>
      <text:p text:style-name="P3"><text:s text:c="7"/><text:span text:style-name="T1">[219, 250, <text:s/>15],</text:span></text:p>
      <text:p text:style-name="P3"><text:s text:c="7"/><text:span text:style-name="T1">[220, 250, <text:s/>15],</text:span></text:p>
      <text:p text:style-name="P3"><text:s text:c="7"/><text:span text:style-name="T1">[221, 250, <text:s/>15],</text:span></text:p>
      <text:p text:style-name="P3"><text:s text:c="7"/><text:span text:style-name="T1">[222, 250, <text:s/>15],</text:span></text:p>
      <text:p text:style-name="P3"><text:s text:c="7"/><text:span text:style-name="T1">[223, 250, <text:s/>15],</text:span></text:p>
      <text:p text:style-name="P3"><text:s text:c="7"/><text:span text:style-name="T1">[224, 250, <text:s/>15],</text:span></text:p>
      <text:p text:style-name="P3"><text:s text:c="7"/><text:span text:style-name="T1">[225, 250, <text:s/>15],</text:span></text:p>
      <text:p text:style-name="P3"><text:s text:c="7"/><text:span text:style-name="T1">[205, 237, <text:s/>15],</text:span></text:p>
      <text:p text:style-name="P3"><text:s text:c="7"/><text:span text:style-name="T1">[206, 237, <text:s/>15],</text:span></text:p>
      <text:p text:style-name="P3"><text:s text:c="7"/><text:span text:style-name="T1">[207, 237, <text:s/>15],</text:span></text:p>
      <text:p text:style-name="P3"><text:s text:c="7"/><text:span text:style-name="T1">[208, 237, <text:s/>15],</text:span></text:p>
      <text:p text:style-name="P3"><text:s text:c="7"/><text:span text:style-name="T1">[216, 250, <text:s/>15],</text:span></text:p>
      <text:p text:style-name="P3"><text:s text:c="7"/><text:span text:style-name="T1">[208, 250, <text:s/>15],</text:span></text:p>
      <text:p text:style-name="P3"><text:s text:c="7"/><text:span text:style-name="T1">[207, 250, <text:s/>15],</text:span></text:p>
      <text:p text:style-name="P3"><text:s text:c="7"/><text:span text:style-name="T1">[206, 250, <text:s/>15],</text:span></text:p>
      <text:p text:style-name="P3"><text:s text:c="7"/><text:span text:style-name="T1">[223, 236, <text:s/>15],</text:span></text:p>
      <text:p text:style-name="P3"><text:s text:c="7"/><text:span text:style-name="T1">[224, 245, <text:s/>15],</text:span></text:p>
      <text:p text:style-name="P3"><text:s text:c="7"/><text:span text:style-name="T1">[223, 245, <text:s/>15],</text:span></text:p>
      <text:p text:style-name="P3"><text:s text:c="7"/><text:span text:style-name="T1">[222, 245, <text:s/>15],</text:span></text:p>
      <text:p text:style-name="P3"><text:s text:c="7"/><text:span text:style-name="T1">[221, 245, <text:s/>15],</text:span></text:p>
      <text:p text:style-name="P3"><text:s text:c="7"/><text:span text:style-name="T1">[220, 245, <text:s/>15],</text:span></text:p>
      <text:p text:style-name="P3"><text:s text:c="7"/><text:span text:style-name="T1">[219, 245, <text:s/>15],</text:span></text:p>
      <text:p text:style-name="P3"><text:s text:c="7"/><text:span text:style-name="T1">[218, 245, <text:s/>15],</text:span></text:p>
      <text:p text:style-name="P3"><text:s text:c="7"/><text:span text:style-name="T1">[217, 245, <text:s/>15],</text:span></text:p>
      <text:p text:style-name="P3"><text:s text:c="7"/><text:span text:style-name="T1">[216, 245, <text:s/>15],</text:span></text:p>
      <text:p text:style-name="P3"><text:s text:c="7"/><text:span text:style-name="T1">[215, 245, <text:s/>15],</text:span></text:p>
      <text:p text:style-name="P3"><text:soft-page-break/><text:s text:c="7"/><text:span text:style-name="T1">[214, 245, <text:s/>15],</text:span></text:p>
      <text:p text:style-name="P3"><text:s text:c="7"/><text:span text:style-name="T1">[213, 231, <text:s/>15],</text:span></text:p>
      <text:p text:style-name="P3"><text:s text:c="7"/><text:span text:style-name="T1">[212, 231, <text:s/>15],</text:span></text:p>
      <text:p text:style-name="P3"><text:s text:c="7"/><text:span text:style-name="T1">[211, 231, <text:s/>15],</text:span></text:p>
      <text:p text:style-name="P3"><text:s text:c="7"/><text:span text:style-name="T1">[210, 231, <text:s/>15],</text:span></text:p>
      <text:p text:style-name="P3"><text:s text:c="7"/><text:span text:style-name="T1">[209, 231, <text:s/>15],</text:span></text:p>
      <text:p text:style-name="P3"><text:s text:c="7"/><text:span text:style-name="T1">[208, 231, <text:s/>15],</text:span></text:p>
      <text:p text:style-name="P3"><text:s text:c="7"/><text:span text:style-name="T1">[207, 231, <text:s/>15],</text:span></text:p>
      <text:p text:style-name="P3"><text:s text:c="7"/><text:span text:style-name="T1">[206, 231, <text:s/>15],</text:span></text:p>
      <text:p text:style-name="P3"><text:s text:c="7"/><text:span text:style-name="T1">[205, 231, <text:s/>15],</text:span></text:p>
      <text:p text:style-name="P3"><text:s text:c="7"/><text:span text:style-name="T1">[204, 231, <text:s/>15],</text:span></text:p>
      <text:p text:style-name="P3"><text:s text:c="7"/><text:span text:style-name="T1">[203, 231, <text:s/>15],</text:span></text:p>
      <text:p text:style-name="P3"><text:s text:c="7"/><text:span text:style-name="T1">[202, 231, <text:s/>15],</text:span></text:p>
      <text:p text:style-name="P3"><text:s text:c="7"/><text:span text:style-name="T1">[213, 245, <text:s/>15],</text:span></text:p>
      <text:p text:style-name="P3"><text:s text:c="7"/><text:span text:style-name="T1">[212, 245, <text:s/>15],</text:span></text:p>
      <text:p text:style-name="P3"><text:s text:c="7"/><text:span text:style-name="T1">[211, 245, <text:s/>15],</text:span></text:p>
      <text:p text:style-name="P3"><text:s text:c="7"/><text:span text:style-name="T1">[210, 233, <text:s/>15],</text:span></text:p>
      <text:p text:style-name="P3"><text:s text:c="7"/><text:span text:style-name="T1">[205, 250, <text:s/>15],</text:span></text:p>
      <text:p text:style-name="P3"><text:s text:c="7"/><text:span text:style-name="T1">[221, 236, <text:s/>15],</text:span></text:p>
      <text:p text:style-name="P3"><text:s text:c="7"/><text:span text:style-name="T1">[210, 246, <text:s/>15],</text:span></text:p>
      <text:p text:style-name="P3"><text:s text:c="7"/><text:span text:style-name="T1">[211, 246, <text:s/>15],</text:span></text:p>
      <text:p text:style-name="P3"><text:s text:c="7"/><text:span text:style-name="T1">[212, 246, <text:s/>15],</text:span></text:p>
      <text:p text:style-name="P3"><text:s text:c="7"/><text:span text:style-name="T1">[216, 233, <text:s/>15],</text:span></text:p>
      <text:p text:style-name="P3"><text:s text:c="7"/><text:span text:style-name="T1">[217, 233, <text:s/>15],</text:span></text:p>
      <text:p text:style-name="P3"><text:s text:c="7"/><text:span text:style-name="T1">[218, 233, <text:s/>15],</text:span></text:p>
      <text:p text:style-name="P3"><text:s text:c="7"/><text:span text:style-name="T1">[222, 232, <text:s/>15],</text:span></text:p>
      <text:p text:style-name="P3"><text:s text:c="7"/><text:span text:style-name="T1">[221, 232, <text:s/>15],</text:span></text:p>
      <text:p text:style-name="P3"><text:s text:c="7"/><text:span text:style-name="T1">[220, 232, <text:s/>15],</text:span></text:p>
      <text:p text:style-name="P3"><text:s text:c="7"/><text:span text:style-name="T1">[219, 232, <text:s/>15],</text:span></text:p>
      <text:p text:style-name="P3"><text:s text:c="7"/><text:span text:style-name="T1">[218, 232, <text:s/>15],</text:span></text:p>
      <text:p text:style-name="P3"><text:s text:c="7"/><text:span text:style-name="T1">[217, 232, <text:s/>15],</text:span></text:p>
      <text:p text:style-name="P3"><text:s text:c="7"/><text:span text:style-name="T1">[216, 232, <text:s/>15],</text:span></text:p>
      <text:p text:style-name="P3"><text:s text:c="7"/><text:span text:style-name="T1">[215, 232, <text:s/>15],</text:span></text:p>
      <text:p text:style-name="P3"><text:s text:c="7"/><text:span text:style-name="T1">[214, 232, <text:s/>15],</text:span></text:p>
      <text:p text:style-name="P3"><text:s text:c="7"/><text:span text:style-name="T1">[213, 232, <text:s/>15],</text:span></text:p>
      <text:p text:style-name="P3"><text:s text:c="7"/><text:span text:style-name="T1">[215, 233, <text:s/>15],</text:span></text:p>
      <text:p text:style-name="P3"><text:s text:c="7"/><text:span text:style-name="T1">[212, 232, <text:s/>15],</text:span></text:p>
      <text:p text:style-name="P3"><text:s text:c="7"/><text:span text:style-name="T1">[210, 232, <text:s/>15],</text:span></text:p>
      <text:p text:style-name="P3"><text:s text:c="7"/><text:span text:style-name="T1">[209, 232, <text:s/>15],</text:span></text:p>
      <text:p text:style-name="P3"><text:s text:c="7"/><text:span text:style-name="T1">[208, 232, <text:s/>15],</text:span></text:p>
      <text:p text:style-name="P3"><text:s text:c="7"/><text:span text:style-name="T1">[207, 232, <text:s/>15],</text:span></text:p>
      <text:p text:style-name="P3"><text:s text:c="7"/><text:span text:style-name="T1">[206, 232, <text:s/>15],</text:span></text:p>
      <text:p text:style-name="P3"><text:s text:c="7"/><text:span text:style-name="T1">[205, 232, <text:s/>15],</text:span></text:p>
      <text:p text:style-name="P3"><text:s text:c="7"/><text:span text:style-name="T1">[215, 229, <text:s/>15],</text:span></text:p>
      <text:p text:style-name="P3"><text:s text:c="7"/><text:span text:style-name="T1">[204, 232, <text:s/>15],</text:span></text:p>
      <text:p text:style-name="P3"><text:s text:c="7"/><text:span text:style-name="T1">[203, 232, <text:s/>15],</text:span></text:p>
      <text:p text:style-name="P3"><text:s text:c="7"/><text:span text:style-name="T1">[202, 232, <text:s/>15],</text:span></text:p>
      <text:p text:style-name="P3"><text:s text:c="7"/><text:span text:style-name="T1">[219, 233, <text:s/>15],</text:span></text:p>
      <text:p text:style-name="P3"><text:s text:c="7"/><text:span text:style-name="T1">[220, 233, <text:s/>15],</text:span></text:p>
      <text:p text:style-name="P3"><text:s text:c="7"/><text:span text:style-name="T1">[221, 233, <text:s/>15],</text:span></text:p>
      <text:p text:style-name="P3"><text:s text:c="7"/><text:span text:style-name="T1">[211, 232, <text:s/>15],</text:span></text:p>
      <text:p text:style-name="P3"><text:s text:c="7"/><text:span text:style-name="T1">[204, 247, <text:s/>15],</text:span></text:p>
      <text:p text:style-name="P3"><text:s text:c="7"/><text:span text:style-name="T1">[205, 247, <text:s/>15],</text:span></text:p>
      <text:p text:style-name="P3"><text:s text:c="7"/><text:span text:style-name="T1">[206, 247, <text:s/>15],</text:span></text:p>
      <text:p text:style-name="P3"><text:s text:c="7"/><text:span text:style-name="T1">[211, 233, <text:s/>15],</text:span></text:p>
      <text:p text:style-name="P3"><text:s text:c="7"/><text:span text:style-name="T1">[212, 233, <text:s/>15],</text:span></text:p>
      <text:p text:style-name="P3"><text:s text:c="7"/><text:span text:style-name="T1">[213, 233, <text:s/>15],</text:span></text:p>
      <text:p text:style-name="P3"><text:s text:c="7"/><text:span text:style-name="T1">[208, 233, <text:s/>15],</text:span></text:p>
      <text:p text:style-name="P3"><text:s text:c="7"/><text:span text:style-name="T1">[207, 233, <text:s/>15],</text:span></text:p>
      <text:p text:style-name="P3"><text:soft-page-break/><text:s text:c="7"/><text:span text:style-name="T1">[206, 233, <text:s/>15],</text:span></text:p>
      <text:p text:style-name="P3"><text:s text:c="7"/><text:span text:style-name="T1">[205, 233, <text:s/>15],</text:span></text:p>
      <text:p text:style-name="P3"><text:s text:c="7"/><text:span text:style-name="T1">[204, 233, <text:s/>15],</text:span></text:p>
      <text:p text:style-name="P3"><text:s text:c="7"/><text:span text:style-name="T1">[203, 233, <text:s/>15],</text:span></text:p>
      <text:p text:style-name="P3"><text:s text:c="7"/><text:span text:style-name="T1">[202, 233, <text:s/>15],</text:span></text:p>
      <text:p text:style-name="P3"><text:s text:c="7"/><text:span text:style-name="T1">[214, 233, <text:s/>15],</text:span></text:p>
      <text:p text:style-name="P3"><text:s text:c="7"/><text:span text:style-name="T1">[224, 247, <text:s/>15],</text:span></text:p>
      <text:p text:style-name="P3"><text:s text:c="7"/><text:span text:style-name="T1">[223, 247, <text:s/>15],</text:span></text:p>
      <text:p text:style-name="P3"><text:s text:c="7"/><text:span text:style-name="T1">[222, 247, <text:s/>15],</text:span></text:p>
      <text:p text:style-name="P3"><text:s text:c="7"/><text:span text:style-name="T1">[221, 247, <text:s/>15],</text:span></text:p>
      <text:p text:style-name="P3"><text:s text:c="7"/><text:span text:style-name="T1">[220, 247, <text:s/>15],</text:span></text:p>
      <text:p text:style-name="P3"><text:s text:c="7"/><text:span text:style-name="T1">[219, 247, <text:s/>15],</text:span></text:p>
      <text:p text:style-name="P3"><text:s text:c="7"/><text:span text:style-name="T1">[218, 247, <text:s/>15],</text:span></text:p>
      <text:p text:style-name="P3"><text:s text:c="7"/><text:span text:style-name="T1">[217, 247, <text:s/>15],</text:span></text:p>
      <text:p text:style-name="P3"><text:s text:c="7"/><text:span text:style-name="T1">[216, 247, <text:s/>15],</text:span></text:p>
      <text:p text:style-name="P3"><text:s text:c="7"/><text:span text:style-name="T1">[215, 247, <text:s/>15],</text:span></text:p>
      <text:p text:style-name="P3"><text:s text:c="7"/><text:span text:style-name="T1">[214, 247, <text:s/>15],</text:span></text:p>
      <text:p text:style-name="P3"><text:s text:c="7"/><text:span text:style-name="T1">[213, 247, <text:s/>15],</text:span></text:p>
      <text:p text:style-name="P3"><text:s text:c="7"/><text:span text:style-name="T1">[212, 247, <text:s/>15],</text:span></text:p>
      <text:p text:style-name="P3"><text:s text:c="7"/><text:span text:style-name="T1">[211, 247, <text:s/>15],</text:span></text:p>
      <text:p text:style-name="P3"><text:s text:c="7"/><text:span text:style-name="T1">[210, 247, <text:s/>15],</text:span></text:p>
      <text:p text:style-name="P3"><text:s text:c="7"/><text:span text:style-name="T1">[209, 247, <text:s/>15],</text:span></text:p>
      <text:p text:style-name="P3"><text:s text:c="7"/><text:span text:style-name="T1">[208, 247, <text:s/>15],</text:span></text:p>
      <text:p text:style-name="P3"><text:s text:c="7"/><text:span text:style-name="T1">[207, 247, <text:s/>15],</text:span></text:p>
      <text:p text:style-name="P3"><text:s text:c="7"/><text:span text:style-name="T1">[222, 233, <text:s/>15],</text:span></text:p>
      <text:p text:style-name="P3"><text:s text:c="7"/><text:span text:style-name="T1">[223, 233, <text:s/>15],</text:span></text:p>
      <text:p text:style-name="P3"><text:s text:c="7"/><text:span text:style-name="T1">[202, 234, <text:s/>15],</text:span></text:p>
      <text:p text:style-name="P3"><text:s text:c="7"/><text:span text:style-name="T1">[203, 234, <text:s/>15],</text:span></text:p>
      <text:p text:style-name="P3"><text:s text:c="7"/><text:span text:style-name="T1">[210, 248, <text:s/>15],</text:span></text:p>
      <text:p text:style-name="P3"><text:s text:c="7"/><text:span text:style-name="T1">[211, 248, <text:s/>15],</text:span></text:p>
      <text:p text:style-name="P3"><text:s text:c="7"/><text:span text:style-name="T1">[212, 248, <text:s/>15],</text:span></text:p>
      <text:p text:style-name="P3"><text:s text:c="7"/><text:span text:style-name="T1">[213, 248, <text:s/>15],</text:span></text:p>
      <text:p text:style-name="P3"><text:s text:c="7"/><text:span text:style-name="T1">[214, 248, <text:s/>15],</text:span></text:p>
      <text:p text:style-name="P3"><text:s text:c="7"/><text:span text:style-name="T1">[215, 248, <text:s/>15],</text:span></text:p>
      <text:p text:style-name="P3"><text:s text:c="7"/><text:span text:style-name="T1">[216, 248, <text:s/>15],</text:span></text:p>
      <text:p text:style-name="P3"><text:s text:c="7"/><text:span text:style-name="T1">[217, 248, <text:s/>15],</text:span></text:p>
      <text:p text:style-name="P3"><text:s text:c="7"/><text:span text:style-name="T1">[218, 248, <text:s/>15],</text:span></text:p>
      <text:p text:style-name="P3"><text:s text:c="7"/><text:span text:style-name="T1">[219, 248, <text:s/>15],</text:span></text:p>
      <text:p text:style-name="P3"><text:s text:c="7"/><text:span text:style-name="T1">[220, 248, <text:s/>15],</text:span></text:p>
      <text:p text:style-name="P3"><text:s text:c="7"/><text:span text:style-name="T1">[221, 248, <text:s/>15],</text:span></text:p>
      <text:p text:style-name="P3"><text:s text:c="7"/><text:span text:style-name="T1">[222, 248, <text:s/>15],</text:span></text:p>
      <text:p text:style-name="P3"><text:s text:c="7"/><text:span text:style-name="T1">[223, 248, <text:s/>15],</text:span></text:p>
      <text:p text:style-name="P3"><text:s text:c="7"/><text:span text:style-name="T1">[224, 248, <text:s/>15],</text:span></text:p>
      <text:p text:style-name="P3"><text:s text:c="7"/><text:span text:style-name="T1">[211, 235, <text:s/>15],</text:span></text:p>
      <text:p text:style-name="P3"><text:s text:c="7"/><text:span text:style-name="T1">[212, 235, <text:s/>15],</text:span></text:p>
      <text:p text:style-name="P3"><text:s text:c="7"/><text:span text:style-name="T1">[224, 246, <text:s/>15],</text:span></text:p>
      <text:p text:style-name="P3"><text:s text:c="7"/><text:span text:style-name="T1">[223, 246, <text:s/>15],</text:span></text:p>
      <text:p text:style-name="P3"><text:s text:c="7"/><text:span text:style-name="T1">[222, 246, <text:s/>15],</text:span></text:p>
      <text:p text:style-name="P3"><text:s text:c="7"/><text:span text:style-name="T1">[221, 246, <text:s/>15],</text:span></text:p>
      <text:p text:style-name="P3"><text:s text:c="7"/><text:span text:style-name="T1">[220, 246, <text:s/>15],</text:span></text:p>
      <text:p text:style-name="P3"><text:s text:c="7"/><text:span text:style-name="T1">[219, 246, <text:s/>15],</text:span></text:p>
      <text:p text:style-name="P3"><text:s text:c="7"/><text:span text:style-name="T1">[218, 246, <text:s/>15],</text:span></text:p>
      <text:p text:style-name="P3"><text:s text:c="7"/><text:span text:style-name="T1">[217, 246, <text:s/>15],</text:span></text:p>
      <text:p text:style-name="P3"><text:s text:c="7"/><text:span text:style-name="T1">[216, 246, <text:s/>15],</text:span></text:p>
      <text:p text:style-name="P3"><text:s text:c="7"/><text:span text:style-name="T1">[215, 246, <text:s/>15],</text:span></text:p>
      <text:p text:style-name="P3"><text:s text:c="7"/><text:span text:style-name="T1">[214, 246, <text:s/>15],</text:span></text:p>
      <text:p text:style-name="P3"><text:s text:c="7"/><text:span text:style-name="T1">[213, 246, <text:s/>15],</text:span></text:p>
      <text:p text:style-name="P3"><text:s text:c="7"/><text:span text:style-name="T1">[209, 248, <text:s/>15],</text:span></text:p>
      <text:p text:style-name="P3"><text:s text:c="7"/><text:span text:style-name="T1">[209, 237, <text:s/>15],</text:span></text:p>
      <text:p text:style-name="P3"><text:soft-page-break/><text:s text:c="7"/><text:span text:style-name="T1">[210, 235, <text:s/>15],</text:span></text:p>
      <text:p text:style-name="P3"><text:s text:c="7"/><text:span text:style-name="T1">[208, 235, <text:s/>15],</text:span></text:p>
      <text:p text:style-name="P3"><text:s text:c="7"/><text:span text:style-name="T1">[204, 234, <text:s/>15],</text:span></text:p>
      <text:p text:style-name="P3"><text:s text:c="7"/><text:span text:style-name="T1">[205, 234, <text:s/>15],</text:span></text:p>
      <text:p text:style-name="P3"><text:s text:c="7"/><text:span text:style-name="T1">[205, 248, <text:s/>15],</text:span></text:p>
      <text:p text:style-name="P3"><text:s text:c="7"/><text:span text:style-name="T1">[206, 248, <text:s/>15],</text:span></text:p>
      <text:p text:style-name="P3"><text:s text:c="7"/><text:span text:style-name="T1">[207, 248, <text:s/>15],</text:span></text:p>
      <text:p text:style-name="P3"><text:s text:c="7"/><text:span text:style-name="T1">[208, 248, <text:s/>15],</text:span></text:p>
      <text:p text:style-name="P3"><text:s text:c="7"/><text:span text:style-name="T1">[206, 234, <text:s/>15],</text:span></text:p>
      <text:p text:style-name="P3"><text:s text:c="7"/><text:span text:style-name="T1">[207, 234, <text:s/>15],</text:span></text:p>
      <text:p text:style-name="P3"><text:s text:c="7"/><text:span text:style-name="T1">[208, 234, <text:s/>15],</text:span></text:p>
      <text:p text:style-name="P3"><text:s text:c="7"/><text:span text:style-name="T1">[209, 234, <text:s/>15],</text:span></text:p>
      <text:p text:style-name="P3"><text:s text:c="7"/><text:span text:style-name="T1">[210, 234, <text:s/>15],</text:span></text:p>
      <text:p text:style-name="P3"><text:s text:c="7"/><text:span text:style-name="T1">[211, 234, <text:s/>15],</text:span></text:p>
      <text:p text:style-name="P3"><text:s text:c="7"/><text:span text:style-name="T1">[212, 234, <text:s/>15],</text:span></text:p>
      <text:p text:style-name="P3"><text:s text:c="7"/><text:span text:style-name="T1">[213, 234, <text:s/>15],</text:span></text:p>
      <text:p text:style-name="P3"><text:s text:c="7"/><text:span text:style-name="T1">[214, 234, <text:s/>15],</text:span></text:p>
      <text:p text:style-name="P3"><text:s text:c="7"/><text:span text:style-name="T1">[215, 234, <text:s/>15],</text:span></text:p>
      <text:p text:style-name="P3"><text:s text:c="7"/><text:span text:style-name="T1">[216, 234, <text:s/>15],</text:span></text:p>
      <text:p text:style-name="P3"><text:s text:c="7"/><text:span text:style-name="T1">[217, 234, <text:s/>15],</text:span></text:p>
      <text:p text:style-name="P3"><text:s text:c="7"/><text:span text:style-name="T1">[218, 234, <text:s/>15],</text:span></text:p>
      <text:p text:style-name="P3"><text:s text:c="7"/><text:span text:style-name="T1">[219, 234, <text:s/>15],</text:span></text:p>
      <text:p text:style-name="P3"><text:s text:c="7"/><text:span text:style-name="T1">[220, 234, <text:s/>15],</text:span></text:p>
      <text:p text:style-name="P3"><text:s text:c="7"/><text:span text:style-name="T1">[221, 234, <text:s/>15],</text:span></text:p>
      <text:p text:style-name="P3"><text:s text:c="7"/><text:span text:style-name="T1">[222, 234, <text:s/>15],</text:span></text:p>
      <text:p text:style-name="P3"><text:s text:c="7"/><text:span text:style-name="T1">[223, 234, <text:s/>15],</text:span></text:p>
      <text:p text:style-name="P3"><text:s text:c="7"/><text:span text:style-name="T1">[203, 235, <text:s/>15],</text:span></text:p>
      <text:p text:style-name="P3"><text:s text:c="7"/><text:span text:style-name="T1">[204, 235, <text:s/>15],</text:span></text:p>
      <text:p text:style-name="P3"><text:s text:c="7"/><text:span text:style-name="T1">[205, 235, <text:s/>15],</text:span></text:p>
      <text:p text:style-name="P3"><text:s text:c="7"/><text:span text:style-name="T1">[206, 235, <text:s/>15],</text:span></text:p>
      <text:p text:style-name="P3"><text:s text:c="7"/><text:span text:style-name="T1">[207, 235, <text:s/>15],</text:span></text:p>
      <text:p text:style-name="P3"><text:s text:c="7"/><text:span text:style-name="T1">[209, 235, <text:s/>15],</text:span></text:p>
      <text:p text:style-name="P3"><text:s text:c="7"/><text:span text:style-name="T1">[210, 237, <text:s/>15],</text:span></text:p>
      <text:p text:style-name="P3"><text:s text:c="7"/><text:span text:style-name="T1">[210, 245, <text:s/>15],</text:span></text:p>
      <text:p text:style-name="P3"><text:s text:c="7"/><text:span text:style-name="T1">[212, 237, <text:s/>15],</text:span></text:p>
      <text:p text:style-name="P3"><text:s text:c="7"/><text:span text:style-name="T1">[223, 242, <text:s/>15],</text:span></text:p>
      <text:p text:style-name="P3"><text:s text:c="7"/><text:span text:style-name="T1">[224, 242, <text:s/>15],</text:span></text:p>
      <text:p text:style-name="P3"><text:s text:c="7"/><text:span text:style-name="T1">[223, 239, <text:s/>15],</text:span></text:p>
      <text:p text:style-name="P3"><text:s text:c="7"/><text:span text:style-name="T1">[222, 239, <text:s/>15],</text:span></text:p>
      <text:p text:style-name="P3"><text:s text:c="7"/><text:span text:style-name="T1">[221, 239, <text:s/>15],</text:span></text:p>
      <text:p text:style-name="P3"><text:s text:c="7"/><text:span text:style-name="T1">[220, 239, <text:s/>15],</text:span></text:p>
      <text:p text:style-name="P3"><text:s text:c="7"/><text:span text:style-name="T1">[222, 242, <text:s/>15],</text:span></text:p>
      <text:p text:style-name="P3"><text:s text:c="7"/><text:span text:style-name="T1">[219, 239, <text:s/>15],</text:span></text:p>
      <text:p text:style-name="P3"><text:s text:c="7"/><text:span text:style-name="T1">[217, 239, <text:s/>15],</text:span></text:p>
      <text:p text:style-name="P3"><text:s text:c="7"/><text:span text:style-name="T1">[216, 239, <text:s/>15],</text:span></text:p>
      <text:p text:style-name="P3"><text:s text:c="7"/><text:span text:style-name="T1">[215, 239, <text:s/>15],</text:span></text:p>
      <text:p text:style-name="P3"><text:s text:c="7"/><text:span text:style-name="T1">[225, 252, <text:s/>15],</text:span></text:p>
      <text:p text:style-name="P3"><text:s text:c="7"/><text:span text:style-name="T1">[224, 252, <text:s/>15],</text:span></text:p>
      <text:p text:style-name="P3"><text:s text:c="7"/><text:span text:style-name="T1">[223, 252, <text:s/>15],</text:span></text:p>
      <text:p text:style-name="P3"><text:s text:c="7"/><text:span text:style-name="T1">[218, 239, <text:s/>15],</text:span></text:p>
      <text:p text:style-name="P3"><text:s text:c="7"/><text:span text:style-name="T1">[221, 242, <text:s/>15],</text:span></text:p>
      <text:p text:style-name="P3"><text:s text:c="7"/><text:span text:style-name="T1">[220, 242, <text:s/>15],</text:span></text:p>
      <text:p text:style-name="P3"><text:s text:c="7"/><text:span text:style-name="T1">[219, 242, <text:s/>15],</text:span></text:p>
      <text:p text:style-name="P3"><text:s text:c="7"/><text:span text:style-name="T1">[212, 242, <text:s/>15],</text:span></text:p>
      <text:p text:style-name="P3"><text:s text:c="7"/><text:span text:style-name="T1">[213, 242, <text:s/>15],</text:span></text:p>
      <text:p text:style-name="P3"><text:s text:c="7"/><text:span text:style-name="T1">[214, 242, <text:s/>15],</text:span></text:p>
      <text:p text:style-name="P3"><text:s text:c="7"/><text:span text:style-name="T1">[215, 242, <text:s/>15],</text:span></text:p>
      <text:p text:style-name="P3"><text:s text:c="7"/><text:span text:style-name="T1">[216, 242, <text:s/>15],</text:span></text:p>
      <text:p text:style-name="P3"><text:s text:c="7"/><text:span text:style-name="T1">[217, 242, <text:s/>15],</text:span></text:p>
      <text:p text:style-name="P3"><text:soft-page-break/><text:s text:c="7"/><text:span text:style-name="T1">[218, 242, <text:s/>15],</text:span></text:p>
      <text:p text:style-name="P3"><text:s text:c="7"/><text:span text:style-name="T1">[202, 230, <text:s/>15],</text:span></text:p>
      <text:p text:style-name="P3"><text:s text:c="7"/><text:span text:style-name="T1">[203, 230, <text:s/>15],</text:span></text:p>
      <text:p text:style-name="P3"><text:s text:c="7"/><text:span text:style-name="T1">[204, 230, <text:s/>15],</text:span></text:p>
      <text:p text:style-name="P3"><text:s text:c="7"/><text:span text:style-name="T1">[205, 230, <text:s/>15],</text:span></text:p>
      <text:p text:style-name="P3"><text:s text:c="7"/><text:span text:style-name="T1">[206, 230, <text:s/>15],</text:span></text:p>
      <text:p text:style-name="P3"><text:s text:c="7"/><text:span text:style-name="T1">[207, 230, <text:s/>15],</text:span></text:p>
      <text:p text:style-name="P3"><text:s text:c="7"/><text:span text:style-name="T1">[208, 230, <text:s/>15],</text:span></text:p>
      <text:p text:style-name="P3"><text:s text:c="7"/><text:span text:style-name="T1">[209, 230, <text:s/>15],</text:span></text:p>
      <text:p text:style-name="P3"><text:s text:c="7"/><text:span text:style-name="T1">[222, 252, <text:s/>15],</text:span></text:p>
      <text:p text:style-name="P3"><text:s text:c="7"/><text:span text:style-name="T1">[221, 252, <text:s/>15],</text:span></text:p>
      <text:p text:style-name="P3"><text:s text:c="7"/><text:span text:style-name="T1">[220, 252, <text:s/>15],</text:span></text:p>
      <text:p text:style-name="P3"><text:s text:c="7"/><text:span text:style-name="T1">[219, 252, <text:s/>15],</text:span></text:p>
      <text:p text:style-name="P3"><text:s text:c="7"/><text:span text:style-name="T1">[205, 239, <text:s/>15],</text:span></text:p>
      <text:p text:style-name="P3"><text:s text:c="7"/><text:span text:style-name="T1">[204, 239, <text:s/>15],</text:span></text:p>
      <text:p text:style-name="P3"><text:s text:c="7"/><text:span text:style-name="T1">[203, 239, <text:s/>15],</text:span></text:p>
      <text:p text:style-name="P3"><text:s text:c="7"/><text:span text:style-name="T1">[223, 238, <text:s/>15],</text:span></text:p>
      <text:p text:style-name="P3"><text:s text:c="7"/><text:span text:style-name="T1">[222, 238, <text:s/>15],</text:span></text:p>
      <text:p text:style-name="P3"><text:s text:c="7"/><text:span text:style-name="T1">[221, 238, <text:s/>15],</text:span></text:p>
      <text:p text:style-name="P3"><text:s text:c="7"/><text:span text:style-name="T1">[220, 238, <text:s/>15],</text:span></text:p>
      <text:p text:style-name="P3"><text:s text:c="7"/><text:span text:style-name="T1">[204, 243, <text:s/>15],</text:span></text:p>
      <text:p text:style-name="P3"><text:s text:c="7"/><text:span text:style-name="T1">[209, 252, <text:s/>15],</text:span></text:p>
      <text:p text:style-name="P3"><text:s text:c="7"/><text:span text:style-name="T1">[208, 252, <text:s/>15],</text:span></text:p>
      <text:p text:style-name="P3"><text:s text:c="7"/><text:span text:style-name="T1">[207, 252, <text:s/>15],</text:span></text:p>
      <text:p text:style-name="P3"><text:s text:c="7"/><text:span text:style-name="T1">[206, 252, <text:s/>15],</text:span></text:p>
      <text:p text:style-name="P3"><text:s text:c="7"/><text:span text:style-name="T1">[205, 252, <text:s/>15],</text:span></text:p>
      <text:p text:style-name="P3"><text:s text:c="7"/><text:span text:style-name="T1">[210, 230, <text:s/>15],</text:span></text:p>
      <text:p text:style-name="P3"><text:s text:c="7"/><text:span text:style-name="T1">[211, 230, <text:s/>15],</text:span></text:p>
      <text:p text:style-name="P3"><text:s text:c="7"/><text:span text:style-name="T1">[206, 239, <text:s/>15],</text:span></text:p>
      <text:p text:style-name="P3"><text:s text:c="7"/><text:span text:style-name="T1">[211, 242, <text:s/>15],</text:span></text:p>
      <text:p text:style-name="P3"><text:s text:c="7"/><text:span text:style-name="T1">[207, 239, <text:s/>15],</text:span></text:p>
      <text:p text:style-name="P3"><text:s text:c="7"/><text:span text:style-name="T1">[209, 239, <text:s/>15],</text:span></text:p>
      <text:p text:style-name="P3"><text:s text:c="7"/><text:span text:style-name="T1">[218, 252, <text:s/>15],</text:span></text:p>
      <text:p text:style-name="P3"><text:s text:c="7"/><text:span text:style-name="T1">[217, 252, <text:s/>15],</text:span></text:p>
      <text:p text:style-name="P3"><text:s text:c="7"/><text:span text:style-name="T1">[216, 252, <text:s/>15],</text:span></text:p>
      <text:p text:style-name="P3"><text:s text:c="7"/><text:span text:style-name="T1">[215, 252, <text:s/>15],</text:span></text:p>
      <text:p text:style-name="P3"><text:s text:c="7"/><text:span text:style-name="T1">[214, 252, <text:s/>15],</text:span></text:p>
      <text:p text:style-name="P3"><text:s text:c="7"/><text:span text:style-name="T1">[213, 252, <text:s/>15],</text:span></text:p>
      <text:p text:style-name="P3"><text:s text:c="7"/><text:span text:style-name="T1">[212, 252, <text:s/>15],</text:span></text:p>
      <text:p text:style-name="P3"><text:s text:c="7"/><text:span text:style-name="T1">[211, 252, <text:s/>15],</text:span></text:p>
      <text:p text:style-name="P3"><text:s text:c="7"/><text:span text:style-name="T1">[210, 252, <text:s/>15],</text:span></text:p>
      <text:p text:style-name="P3"><text:s text:c="7"/><text:span text:style-name="T1">[214, 239, <text:s/>15],</text:span></text:p>
      <text:p text:style-name="P3"><text:s text:c="7"/><text:span text:style-name="T1">[211, 237, <text:s/>15],</text:span></text:p>
      <text:p text:style-name="P3"><text:s text:c="7"/><text:span text:style-name="T1">[213, 239, <text:s/>15],</text:span></text:p>
      <text:p text:style-name="P3"><text:s text:c="7"/><text:span text:style-name="T1">[212, 239, <text:s/>15],</text:span></text:p>
      <text:p text:style-name="P3"><text:s text:c="7"/><text:span text:style-name="T1">[211, 239, <text:s/>15],</text:span></text:p>
      <text:p text:style-name="P3"><text:s text:c="7"/><text:span text:style-name="T1">[210, 239, <text:s/>15],</text:span></text:p>
      <text:p text:style-name="P3"><text:s text:c="7"/><text:span text:style-name="T1">[208, 239, <text:s/>15],</text:span></text:p>
      <text:p text:style-name="P3"><text:s text:c="7"/><text:span text:style-name="T1">[212, 230, <text:s/>15],</text:span></text:p>
      <text:p text:style-name="P3"><text:s text:c="7"/><text:span text:style-name="T1">[210, 242, <text:s/>15],</text:span></text:p>
      <text:p text:style-name="P3"><text:s text:c="7"/><text:span text:style-name="T1">[205, 253, <text:s/>15],</text:span></text:p>
      <text:p text:style-name="P3"><text:s text:c="7"/><text:span text:style-name="T1">[225, 253, <text:s/>15],</text:span></text:p>
      <text:p text:style-name="P3"><text:s text:c="7"/><text:span text:style-name="T1">[224, 253, <text:s/>15],</text:span></text:p>
      <text:p text:style-name="P3"><text:s text:c="7"/><text:span text:style-name="T1">[223, 253, <text:s/>15],</text:span></text:p>
      <text:p text:style-name="P3"><text:s text:c="7"/><text:span text:style-name="T1">[222, 253, <text:s/>15],</text:span></text:p>
      <text:p text:style-name="P3"><text:s text:c="7"/><text:span text:style-name="T1">[221, 253, <text:s/>15],</text:span></text:p>
      <text:p text:style-name="P3"><text:s text:c="7"/><text:span text:style-name="T1">[220, 253, <text:s/>15],</text:span></text:p>
      <text:p text:style-name="P3"><text:s text:c="7"/><text:span text:style-name="T1">[209, 241, <text:s/>15],</text:span></text:p>
      <text:p text:style-name="P3"><text:s text:c="7"/><text:span text:style-name="T1">[219, 253, <text:s/>15],</text:span></text:p>
      <text:p text:style-name="P3"><text:soft-page-break/><text:s text:c="7"/><text:span text:style-name="T1">[217, 253, <text:s/>15],</text:span></text:p>
      <text:p text:style-name="P3"><text:s text:c="7"/><text:span text:style-name="T1">[216, 253, <text:s/>15],</text:span></text:p>
      <text:p text:style-name="P3"><text:s text:c="7"/><text:span text:style-name="T1">[215, 253, <text:s/>15],</text:span></text:p>
      <text:p text:style-name="P3"><text:s text:c="7"/><text:span text:style-name="T1">[214, 253, <text:s/>15],</text:span></text:p>
      <text:p text:style-name="P3"><text:s text:c="7"/><text:span text:style-name="T1">[213, 253, <text:s/>15],</text:span></text:p>
      <text:p text:style-name="P3"><text:s text:c="7"/><text:span text:style-name="T1">[212, 253, <text:s/>15],</text:span></text:p>
      <text:p text:style-name="P3"><text:s text:c="7"/><text:span text:style-name="T1">[218, 253, <text:s/>15],</text:span></text:p>
      <text:p text:style-name="P3"><text:s text:c="7"/><text:span text:style-name="T1">[210, 241, <text:s/>15],</text:span></text:p>
      <text:p text:style-name="P3"><text:s text:c="7"/><text:span text:style-name="T1">[211, 241, <text:s/>15],</text:span></text:p>
      <text:p text:style-name="P3"><text:s text:c="7"/><text:span text:style-name="T1">[212, 241, <text:s/>15],</text:span></text:p>
      <text:p text:style-name="P3"><text:s text:c="7"/><text:span text:style-name="T1">[217, 241, <text:s/>15],</text:span></text:p>
      <text:p text:style-name="P3"><text:s text:c="7"/><text:span text:style-name="T1">[218, 241, <text:s/>15],</text:span></text:p>
      <text:p text:style-name="P3"><text:s text:c="7"/><text:span text:style-name="T1">[219, 241, <text:s/>15],</text:span></text:p>
      <text:p text:style-name="P3"><text:s text:c="7"/><text:span text:style-name="T1">[220, 241, <text:s/>15],</text:span></text:p>
      <text:p text:style-name="P3"><text:s text:c="7"/><text:span text:style-name="T1">[221, 241, <text:s/>15],</text:span></text:p>
      <text:p text:style-name="P3"><text:s text:c="7"/><text:span text:style-name="T1">[217, 229, <text:s/>15],</text:span></text:p>
      <text:p text:style-name="P3"><text:s text:c="7"/><text:span text:style-name="T1">[218, 229, <text:s/>15],</text:span></text:p>
      <text:p text:style-name="P3"><text:s text:c="7"/><text:span text:style-name="T1">[219, 229, <text:s/>15],</text:span></text:p>
      <text:p text:style-name="P3"><text:s text:c="7"/><text:span text:style-name="T1">[220, 229, <text:s/>15],</text:span></text:p>
      <text:p text:style-name="P3"><text:s text:c="7"/><text:span text:style-name="T1">[221, 229, <text:s/>15],</text:span></text:p>
      <text:p text:style-name="P3"><text:s text:c="7"/><text:span text:style-name="T1">[222, 229, <text:s/>15],</text:span></text:p>
      <text:p text:style-name="P3"><text:s text:c="7"/><text:span text:style-name="T1">[222, 241, <text:s/>15],</text:span></text:p>
      <text:p text:style-name="P3"><text:s text:c="7"/><text:span text:style-name="T1">[223, 241, <text:s/>15],</text:span></text:p>
      <text:p text:style-name="P3"><text:s text:c="7"/><text:span text:style-name="T1">[214, 241, <text:s/>15],</text:span></text:p>
      <text:p text:style-name="P3"><text:s text:c="7"/><text:span text:style-name="T1">[213, 241, <text:s/>15],</text:span></text:p>
      <text:p text:style-name="P3"><text:s text:c="7"/><text:span text:style-name="T1">[211, 253, <text:s/>15],</text:span></text:p>
      <text:p text:style-name="P3"><text:s text:c="7"/><text:span text:style-name="T1">[210, 253, <text:s/>15],</text:span></text:p>
      <text:p text:style-name="P3"><text:s text:c="7"/><text:span text:style-name="T1">[209, 253, <text:s/>15],</text:span></text:p>
      <text:p text:style-name="P3"><text:s text:c="7"/><text:span text:style-name="T1">[208, 253, <text:s/>15],</text:span></text:p>
      <text:p text:style-name="P3"><text:s text:c="7"/><text:span text:style-name="T1">[210, 240, <text:s/>15],</text:span></text:p>
      <text:p text:style-name="P3"><text:s text:c="7"/><text:span text:style-name="T1">[209, 240, <text:s/>15],</text:span></text:p>
      <text:p text:style-name="P3"><text:s text:c="7"/><text:span text:style-name="T1">[208, 240, <text:s/>15],</text:span></text:p>
      <text:p text:style-name="P3"><text:s text:c="7"/><text:span text:style-name="T1">[207, 240, <text:s/>15],</text:span></text:p>
      <text:p text:style-name="P3"><text:s text:c="7"/><text:span text:style-name="T1">[206, 240, <text:s/>15],</text:span></text:p>
      <text:p text:style-name="P3"><text:s text:c="7"/><text:span text:style-name="T1">[205, 240, <text:s/>15],</text:span></text:p>
      <text:p text:style-name="P3"><text:s text:c="7"/><text:span text:style-name="T1">[204, 240, <text:s/>15],</text:span></text:p>
      <text:p text:style-name="P3"><text:s text:c="7"/><text:span text:style-name="T1">[203, 240, <text:s/>15],</text:span></text:p>
      <text:p text:style-name="P3"><text:s text:c="7"/><text:span text:style-name="T1">[204, 242, <text:s/>15],</text:span></text:p>
      <text:p text:style-name="P3"><text:s text:c="7"/><text:span text:style-name="T1">[205, 242, <text:s/>15],</text:span></text:p>
      <text:p text:style-name="P3"><text:s text:c="7"/><text:span text:style-name="T1">[206, 242, <text:s/>15],</text:span></text:p>
      <text:p text:style-name="P3"><text:s text:c="7"/><text:span text:style-name="T1">[207, 242, <text:s/>15],</text:span></text:p>
      <text:p text:style-name="P3"><text:s text:c="7"/><text:span text:style-name="T1">[208, 242, <text:s/>15],</text:span></text:p>
      <text:p text:style-name="P3"><text:s text:c="7"/><text:span text:style-name="T1">[207, 253, <text:s/>15],</text:span></text:p>
      <text:p text:style-name="P3"><text:s text:c="7"/><text:span text:style-name="T1">[206, 253, <text:s/>15],</text:span></text:p>
      <text:p text:style-name="P3"><text:s text:c="7"/><text:span text:style-name="T1">[211, 240, <text:s/>15],</text:span></text:p>
      <text:p text:style-name="P3"><text:s text:c="7"/><text:span text:style-name="T1">[209, 242, <text:s/>15],</text:span></text:p>
      <text:p text:style-name="P3"><text:s text:c="7"/><text:span text:style-name="T1">[212, 240, <text:s/>15],</text:span></text:p>
      <text:p text:style-name="P3"><text:s text:c="7"/><text:span text:style-name="T1">[214, 240, <text:s/>15],</text:span></text:p>
      <text:p text:style-name="P3"><text:s text:c="7"/><text:span text:style-name="T1">[208, 241, <text:s/>15],</text:span></text:p>
      <text:p text:style-name="P3"><text:s text:c="7"/><text:span text:style-name="T1">[207, 241, <text:s/>15],</text:span></text:p>
      <text:p text:style-name="P3"><text:s text:c="7"/><text:span text:style-name="T1">[206, 241, <text:s/>15],</text:span></text:p>
      <text:p text:style-name="P3"><text:s text:c="7"/><text:span text:style-name="T1">[205, 241, <text:s/>15],</text:span></text:p>
      <text:p text:style-name="P3"><text:s text:c="7"/><text:span text:style-name="T1">[204, 241, <text:s/>15],</text:span></text:p>
      <text:p text:style-name="P3"><text:s text:c="7"/><text:span text:style-name="T1">[203, 241, <text:s/>15],</text:span></text:p>
      <text:p text:style-name="P3"><text:s text:c="7"/><text:span text:style-name="T1">[223, 240, <text:s/>15],</text:span></text:p>
      <text:p text:style-name="P3"><text:s text:c="7"/><text:span text:style-name="T1">[222, 240, <text:s/>15],</text:span></text:p>
      <text:p text:style-name="P3"><text:s text:c="7"/><text:span text:style-name="T1">[221, 240, <text:s/>15],</text:span></text:p>
      <text:p text:style-name="P3"><text:s text:c="7"/><text:span text:style-name="T1">[220, 240, <text:s/>15],</text:span></text:p>
      <text:p text:style-name="P3"><text:s text:c="7"/><text:span text:style-name="T1">[219, 240, <text:s/>15],</text:span></text:p>
      <text:p text:style-name="P3"><text:soft-page-break/><text:s text:c="7"/><text:span text:style-name="T1">[218, 240, <text:s/>15],</text:span></text:p>
      <text:p text:style-name="P3"><text:s text:c="7"/><text:span text:style-name="T1">[217, 240, <text:s/>15],</text:span></text:p>
      <text:p text:style-name="P3"><text:s text:c="7"/><text:span text:style-name="T1">[216, 240, <text:s/>15],</text:span></text:p>
      <text:p text:style-name="P3"><text:s text:c="7"/><text:span text:style-name="T1">[215, 240, <text:s/>15],</text:span></text:p>
      <text:p text:style-name="P3"><text:s text:c="7"/><text:span text:style-name="T1">[213, 240, <text:s/>15],</text:span></text:p>
      <text:p text:style-name="P3"><text:s text:c="7"/><text:span text:style-name="T1">[213, 230, <text:s/>15],</text:span></text:p>
      <text:p text:style-name="P3"><text:s text:c="7"/><text:span text:style-name="T1">[209, 233, <text:s/>15],</text:span></text:p>
      <text:p text:style-name="P3"><text:s text:c="7"/><text:span text:style-name="T1">[215, 230, <text:s/>15],</text:span></text:p>
      <text:p text:style-name="P3"><text:s text:c="7"/><text:span text:style-name="T1">[207, 244, <text:s/>15],</text:span></text:p>
      <text:p text:style-name="P3"><text:s text:c="7"/><text:span text:style-name="T1">[206, 244, <text:s/>15],</text:span></text:p>
      <text:p text:style-name="P3"><text:s text:c="7"/><text:span text:style-name="T1">[205, 244, <text:s/>15],</text:span></text:p>
      <text:p text:style-name="P3"><text:s text:c="7"/><text:span text:style-name="T1">[212, 251, <text:s/>15],</text:span></text:p>
      <text:p text:style-name="P3"><text:s text:c="7"/><text:span text:style-name="T1">[213, 251, <text:s/>15],</text:span></text:p>
      <text:p text:style-name="P3"><text:s text:c="7"/><text:span text:style-name="T1">[214, 251, <text:s/>15],</text:span></text:p>
      <text:p text:style-name="P3"><text:s text:c="7"/><text:span text:style-name="T1">[214, 230, <text:s/>15],</text:span></text:p>
      <text:p text:style-name="P3"><text:s text:c="7"/><text:span text:style-name="T1">[216, 251, <text:s/>15],</text:span></text:p>
      <text:p text:style-name="P3"><text:s text:c="7"/><text:span text:style-name="T1">[217, 251, <text:s/>15],</text:span></text:p>
      <text:p text:style-name="P3"><text:s text:c="7"/><text:span text:style-name="T1">[218, 251, <text:s/>15],</text:span></text:p>
      <text:p text:style-name="P3"><text:s text:c="7"/><text:span text:style-name="T1">[219, 251, <text:s/>15],</text:span></text:p>
      <text:p text:style-name="P3"><text:s text:c="7"/><text:span text:style-name="T1">[220, 251, <text:s/>15],</text:span></text:p>
      <text:p text:style-name="P3"><text:s text:c="7"/><text:span text:style-name="T1">[221, 251, <text:s/>15],</text:span></text:p>
      <text:p text:style-name="P3"><text:s text:c="7"/><text:span text:style-name="T1">[208, 244, <text:s/>15],</text:span></text:p>
      <text:p text:style-name="P3"><text:s text:c="7"/><text:span text:style-name="T1">[222, 251, <text:s/>15],</text:span></text:p>
      <text:p text:style-name="P3"><text:s text:c="7"/><text:span text:style-name="T1">[224, 251, <text:s/>15],</text:span></text:p>
      <text:p text:style-name="P3"><text:s text:c="7"/><text:span text:style-name="T1">[225, 251, <text:s/>15],</text:span></text:p>
      <text:p text:style-name="P3"><text:s text:c="7"/><text:span text:style-name="T1">[204, 244, <text:s/>15],</text:span></text:p>
      <text:p text:style-name="P3"><text:s text:c="7"/><text:span text:style-name="T1">[222, 237, <text:s/>15],</text:span></text:p>
      <text:p text:style-name="P3"><text:s text:c="7"/><text:span text:style-name="T1">[223, 237, <text:s/>15],</text:span></text:p>
      <text:p text:style-name="P3"><text:s text:c="7"/><text:span text:style-name="T1">[203, 238, <text:s/>15],</text:span></text:p>
      <text:p text:style-name="P3"><text:s text:c="7"/><text:span text:style-name="T1">[204, 238, <text:s/>15],</text:span></text:p>
      <text:p text:style-name="P3"><text:s text:c="7"/><text:span text:style-name="T1">[205, 238, <text:s/>15],</text:span></text:p>
      <text:p text:style-name="P3"><text:s text:c="7"/><text:span text:style-name="T1">[206, 238, <text:s/>15],</text:span></text:p>
      <text:p text:style-name="P3"><text:s text:c="7"/><text:span text:style-name="T1">[207, 238, <text:s/>15],</text:span></text:p>
      <text:p text:style-name="P3"><text:s text:c="7"/><text:span text:style-name="T1">[208, 238, <text:s/>15],</text:span></text:p>
      <text:p text:style-name="P3"><text:s text:c="7"/><text:span text:style-name="T1">[209, 238, <text:s/>15],</text:span></text:p>
      <text:p text:style-name="P3"><text:s text:c="7"/><text:span text:style-name="T1">[210, 238, <text:s/>15],</text:span></text:p>
      <text:p text:style-name="P3"><text:s text:c="7"/><text:span text:style-name="T1">[223, 251, <text:s/>15],</text:span></text:p>
      <text:p text:style-name="P3"><text:s text:c="7"/><text:span text:style-name="T1">[209, 244, <text:s/>15],</text:span></text:p>
      <text:p text:style-name="P3"><text:s text:c="7"/><text:span text:style-name="T1">[210, 244, <text:s/>15],</text:span></text:p>
      <text:p text:style-name="P3"><text:s text:c="7"/><text:span text:style-name="T1">[211, 244, <text:s/>15],</text:span></text:p>
      <text:p text:style-name="P3"><text:s text:c="7"/><text:span text:style-name="T1">[213, 237, <text:s/>15],</text:span></text:p>
      <text:p text:style-name="P3"><text:s text:c="7"/><text:span text:style-name="T1">[214, 237, <text:s/>15],</text:span></text:p>
      <text:p text:style-name="P3"><text:s text:c="7"/><text:span text:style-name="T1">[215, 237, <text:s/>15],</text:span></text:p>
      <text:p text:style-name="P3"><text:s text:c="7"/><text:span text:style-name="T1">[216, 237, <text:s/>15],</text:span></text:p>
      <text:p text:style-name="P3"><text:s text:c="7"/><text:span text:style-name="T1">[217, 237, <text:s/>15],</text:span></text:p>
      <text:p text:style-name="P3"><text:s text:c="7"/><text:span text:style-name="T1">[218, 237, <text:s/>15],</text:span></text:p>
      <text:p text:style-name="P3"><text:s text:c="7"/><text:span text:style-name="T1">[219, 237, <text:s/>15],</text:span></text:p>
      <text:p text:style-name="P3"><text:s text:c="7"/><text:span text:style-name="T1">[220, 237, <text:s/>15],</text:span></text:p>
      <text:p text:style-name="P3"><text:s text:c="7"/><text:span text:style-name="T1">[221, 237, <text:s/>15],</text:span></text:p>
      <text:p text:style-name="P3"><text:s text:c="7"/><text:span text:style-name="T1">[205, 251, <text:s/>15],</text:span></text:p>
      <text:p text:style-name="P3"><text:s text:c="7"/><text:span text:style-name="T1">[206, 251, <text:s/>15],</text:span></text:p>
      <text:p text:style-name="P3"><text:s text:c="7"/><text:span text:style-name="T1">[207, 251, <text:s/>15],</text:span></text:p>
      <text:p text:style-name="P3"><text:s text:c="7"/><text:span text:style-name="T1">[208, 251, <text:s/>15],</text:span></text:p>
      <text:p text:style-name="P3"><text:s text:c="7"/><text:span text:style-name="T1">[209, 251, <text:s/>15],</text:span></text:p>
      <text:p text:style-name="P3"><text:s text:c="7"/><text:span text:style-name="T1">[224, 244, <text:s/>15],</text:span></text:p>
      <text:p text:style-name="P3"><text:s text:c="7"/><text:span text:style-name="T1">[223, 244, <text:s/>15],</text:span></text:p>
      <text:p text:style-name="P3"><text:s text:c="7"/><text:span text:style-name="T1">[222, 244, <text:s/>15],</text:span></text:p>
      <text:p text:style-name="P3"><text:s text:c="7"/><text:span text:style-name="T1">[210, 251, <text:s/>15],</text:span></text:p>
      <text:p text:style-name="P3"><text:s text:c="7"/><text:span text:style-name="T1">[211, 251, <text:s/>15],</text:span></text:p>
      <text:p text:style-name="P3"><text:soft-page-break/><text:s text:c="7"/><text:span text:style-name="T1">[221, 244, <text:s/>15],</text:span></text:p>
      <text:p text:style-name="P3"><text:s text:c="7"/><text:span text:style-name="T1">[220, 244, <text:s/>15],</text:span></text:p>
      <text:p text:style-name="P3"><text:s text:c="7"/><text:span text:style-name="T1">[219, 244, <text:s/>15],</text:span></text:p>
      <text:p text:style-name="P3"><text:s text:c="7"/><text:span text:style-name="T1">[218, 244, <text:s/>15],</text:span></text:p>
      <text:p text:style-name="P3"><text:s text:c="7"/><text:span text:style-name="T1">[217, 244, <text:s/>15],</text:span></text:p>
      <text:p text:style-name="P3"><text:s text:c="7"/><text:span text:style-name="T1">[216, 244, <text:s/>15],</text:span></text:p>
      <text:p text:style-name="P3"><text:s text:c="7"/><text:span text:style-name="T1">[215, 244, <text:s/>15],</text:span></text:p>
      <text:p text:style-name="P3"><text:s text:c="7"/><text:span text:style-name="T1">[214, 244, <text:s/>15],</text:span></text:p>
      <text:p text:style-name="P3"><text:s text:c="7"/><text:span text:style-name="T1">[213, 244, <text:s/>15],</text:span></text:p>
      <text:p text:style-name="P3"><text:s text:c="7"/><text:span text:style-name="T1">[212, 244, <text:s/>15],</text:span></text:p>
      <text:p text:style-name="P3"><text:s text:c="7"/><text:span text:style-name="T1">[211, 238, <text:s/>15],</text:span></text:p>
      <text:p text:style-name="P3"><text:s text:c="7"/><text:span text:style-name="T1">[212, 238, <text:s/>15],</text:span></text:p>
      <text:p text:style-name="P3"><text:s text:c="7"/><text:span text:style-name="T1">[215, 251, <text:s/>15],</text:span></text:p>
      <text:p text:style-name="P3"><text:s text:c="7"/><text:span text:style-name="T1">[214, 238, <text:s/>15],</text:span></text:p>
      <text:p text:style-name="P3"><text:s text:c="7"/><text:span text:style-name="T1">[219, 243, <text:s/>15],</text:span></text:p>
      <text:p text:style-name="P3"><text:s text:c="7"/><text:span text:style-name="T1">[218, 243, <text:s/>15],</text:span></text:p>
      <text:p text:style-name="P3"><text:s text:c="7"/><text:span text:style-name="T1">[217, 243, <text:s/>15],</text:span></text:p>
      <text:p text:style-name="P3"><text:s text:c="7"/><text:span text:style-name="T1">[216, 243, <text:s/>15],</text:span></text:p>
      <text:p text:style-name="P3"><text:s text:c="7"/><text:span text:style-name="T1">[215, 243, <text:s/>15],</text:span></text:p>
      <text:p text:style-name="P3"><text:s text:c="7"/><text:span text:style-name="T1">[214, 243, <text:s/>15],</text:span></text:p>
      <text:p text:style-name="P3"><text:s text:c="7"/><text:span text:style-name="T1">[213, 243, <text:s/>15],</text:span></text:p>
      <text:p text:style-name="P3"><text:s text:c="7"/><text:span text:style-name="T1">[212, 243, <text:s/>15],</text:span></text:p>
      <text:p text:style-name="P3"><text:s text:c="7"/><text:span text:style-name="T1">[213, 238, <text:s/>15],</text:span></text:p>
      <text:p text:style-name="P3"><text:s text:c="7"/><text:span text:style-name="T1">[210, 243, <text:s/>15],</text:span></text:p>
      <text:p text:style-name="P3"><text:s text:c="7"/><text:span text:style-name="T1">[220, 243, <text:s/>15],</text:span></text:p>
      <text:p text:style-name="P3"><text:s text:c="7"/><text:span text:style-name="T1">[209, 243, <text:s/>15],</text:span></text:p>
      <text:p text:style-name="P3"><text:s text:c="7"/><text:span text:style-name="T1">[207, 243, <text:s/>15],</text:span></text:p>
      <text:p text:style-name="P3"><text:s text:c="7"/><text:span text:style-name="T1">[206, 243, <text:s/>15],</text:span></text:p>
      <text:p text:style-name="P3"><text:s text:c="7"/><text:span text:style-name="T1">[205, 243, <text:s/>15],</text:span></text:p>
      <text:p text:style-name="P3"><text:s text:c="7"/><text:span text:style-name="T1">[222, 230, <text:s/>15],</text:span></text:p>
      <text:p text:style-name="P3"><text:s text:c="7"/><text:span text:style-name="T1">[221, 230, <text:s/>15],</text:span></text:p>
      <text:p text:style-name="P3"><text:s text:c="7"/><text:span text:style-name="T1">[220, 230, <text:s/>15],</text:span></text:p>
      <text:p text:style-name="P3"><text:s text:c="7"/><text:span text:style-name="T1">[219, 230, <text:s/>15],</text:span></text:p>
      <text:p text:style-name="P3"><text:s text:c="7"/><text:span text:style-name="T1">[218, 230, <text:s/>15],</text:span></text:p>
      <text:p text:style-name="P3"><text:s text:c="7"/><text:span text:style-name="T1">[217, 230, <text:s/>15],</text:span></text:p>
      <text:p text:style-name="P3"><text:s text:c="7"/><text:span text:style-name="T1">[216, 230, <text:s/>15],</text:span></text:p>
      <text:p text:style-name="P3"><text:s text:c="7"/><text:span text:style-name="T1">[208, 243, <text:s/>15],</text:span></text:p>
      <text:p text:style-name="P3"><text:s text:c="7"/><text:span text:style-name="T1">[221, 243, <text:s/>15],</text:span></text:p>
      <text:p text:style-name="P3"><text:s text:c="7"/><text:span text:style-name="T1">[211, 243, <text:s/>15],</text:span></text:p>
      <text:p text:style-name="P3"><text:s text:c="7"/><text:span text:style-name="T1">[223, 243, <text:s/>15],</text:span></text:p>
      <text:p text:style-name="P3"><text:s text:c="7"/><text:span text:style-name="T1">[218, 238, <text:s/>15],</text:span></text:p>
      <text:p text:style-name="P3"><text:s text:c="7"/><text:span text:style-name="T1">[217, 238, <text:s/>15],</text:span></text:p>
      <text:p text:style-name="P3"><text:s text:c="7"/><text:span text:style-name="T1">[216, 238, <text:s/>15],</text:span></text:p>
      <text:p text:style-name="P3"><text:s text:c="7"/><text:span text:style-name="T1">[215, 238, <text:s/>15],</text:span></text:p>
      <text:p text:style-name="P3"><text:s text:c="7"/><text:span text:style-name="T1">[222, 243, <text:s/>15],</text:span></text:p>
      <text:p text:style-name="P3"><text:s text:c="7"/><text:span text:style-name="T1">[219, 238, <text:s/>15],</text:span></text:p>
      <text:p text:style-name="P3"><text:s text:c="7"/><text:span text:style-name="T1">[224, 243, <text:s/>15]]), array([[514, 221, <text:s/>16],</text:span></text:p>
      <text:p text:style-name="P3"><text:s text:c="7"/><text:span text:style-name="T1">[513, 220, <text:s/>16],</text:span></text:p>
      <text:p text:style-name="P3"><text:s text:c="7"/><text:span text:style-name="T1">[512, 220, <text:s/>16],</text:span></text:p>
      <text:p text:style-name="P3"><text:s text:c="7"/><text:span text:style-name="T1">[511, 220, <text:s/>16],</text:span></text:p>
      <text:p text:style-name="P3"><text:s text:c="7"/><text:span text:style-name="T1">[519, 221, <text:s/>16],</text:span></text:p>
      <text:p text:style-name="P3"><text:s text:c="7"/><text:span text:style-name="T1">[518, 221, <text:s/>16],</text:span></text:p>
      <text:p text:style-name="P3"><text:s text:c="7"/><text:span text:style-name="T1">[515, 221, <text:s/>16],</text:span></text:p>
      <text:p text:style-name="P3"><text:s text:c="7"/><text:span text:style-name="T1">[515, 220, <text:s/>16],</text:span></text:p>
      <text:p text:style-name="P3"><text:s text:c="7"/><text:span text:style-name="T1">[516, 220, <text:s/>16],</text:span></text:p>
      <text:p text:style-name="P3"><text:s text:c="7"/><text:span text:style-name="T1">[518, 220, <text:s/>16],</text:span></text:p>
      <text:p text:style-name="P3"><text:s text:c="7"/><text:span text:style-name="T1">[519, 220, <text:s/>16],</text:span></text:p>
      <text:p text:style-name="P3"><text:s text:c="7"/><text:span text:style-name="T1">[519, 222, <text:s/>16],</text:span></text:p>
      <text:p text:style-name="P3"><text:s text:c="7"/><text:span text:style-name="T1">[514, 220, <text:s/>16],</text:span></text:p>
      <text:p text:style-name="P3"><text:soft-page-break/><text:s text:c="7"/><text:span text:style-name="T1">[517, 220, <text:s/>16],</text:span></text:p>
      <text:p text:style-name="P3"><text:s text:c="7"/><text:span text:style-name="T1">[513, 221, <text:s/>16]]), array([[ 67, 224, <text:s/>17],</text:span></text:p>
      <text:p text:style-name="P3"><text:s text:c="7"/><text:span text:style-name="T1">[ 57, 222, <text:s/>17],</text:span></text:p>
      <text:p text:style-name="P3"><text:s text:c="7"/><text:span text:style-name="T1">[ 66, 224, <text:s/>17],</text:span></text:p>
      <text:p text:style-name="P3"><text:s text:c="7"/><text:span text:style-name="T1">[ 58, 222, <text:s/>17],</text:span></text:p>
      <text:p text:style-name="P3"><text:s text:c="7"/><text:span text:style-name="T1">[ 65, 224, <text:s/>17],</text:span></text:p>
      <text:p text:style-name="P3"><text:s text:c="7"/><text:span text:style-name="T1">[ 64, 224, <text:s/>17],</text:span></text:p>
      <text:p text:style-name="P3"><text:s text:c="7"/><text:span text:style-name="T1">[ 63, 224, <text:s/>17],</text:span></text:p>
      <text:p text:style-name="P3"><text:s text:c="7"/><text:span text:style-name="T1">[ 49, 224, <text:s/>17],</text:span></text:p>
      <text:p text:style-name="P3"><text:s text:c="7"/><text:span text:style-name="T1">[ 48, 224, <text:s/>17],</text:span></text:p>
      <text:p text:style-name="P3"><text:s text:c="7"/><text:span text:style-name="T1">[ 70, 221, <text:s/>17],</text:span></text:p>
      <text:p text:style-name="P3"><text:s text:c="7"/><text:span text:style-name="T1">[ 71, 221, <text:s/>17],</text:span></text:p>
      <text:p text:style-name="P3"><text:s text:c="7"/><text:span text:style-name="T1">[ 59, 222, <text:s/>17],</text:span></text:p>
      <text:p text:style-name="P3"><text:s text:c="7"/><text:span text:style-name="T1">[ 75, 224, <text:s/>17],</text:span></text:p>
      <text:p text:style-name="P3"><text:s text:c="7"/><text:span text:style-name="T1">[ 72, 221, <text:s/>17],</text:span></text:p>
      <text:p text:style-name="P3"><text:s text:c="7"/><text:span text:style-name="T1">[ 69, 221, <text:s/>17],</text:span></text:p>
      <text:p text:style-name="P3"><text:s text:c="7"/><text:span text:style-name="T1">[ 68, 221, <text:s/>17],</text:span></text:p>
      <text:p text:style-name="P3"><text:s text:c="7"/><text:span text:style-name="T1">[ 59, 221, <text:s/>17],</text:span></text:p>
      <text:p text:style-name="P3"><text:s text:c="7"/><text:span text:style-name="T1">[ 66, 221, <text:s/>17],</text:span></text:p>
      <text:p text:style-name="P3"><text:s text:c="7"/><text:span text:style-name="T1">[ 69, 224, <text:s/>17],</text:span></text:p>
      <text:p text:style-name="P3"><text:s text:c="7"/><text:span text:style-name="T1">[ 49, 223, <text:s/>17],</text:span></text:p>
      <text:p text:style-name="P3"><text:s text:c="7"/><text:span text:style-name="T1">[ 51, 223, <text:s/>17],</text:span></text:p>
      <text:p text:style-name="P3"><text:s text:c="7"/><text:span text:style-name="T1">[ 52, 223, <text:s/>17],</text:span></text:p>
      <text:p text:style-name="P3"><text:s text:c="7"/><text:span text:style-name="T1">[ 53, 223, <text:s/>17],</text:span></text:p>
      <text:p text:style-name="P3"><text:s text:c="7"/><text:span text:style-name="T1">[ 70, 224, <text:s/>17],</text:span></text:p>
      <text:p text:style-name="P3"><text:s text:c="7"/><text:span text:style-name="T1">[ 71, 224, <text:s/>17],</text:span></text:p>
      <text:p text:style-name="P3"><text:s text:c="7"/><text:span text:style-name="T1">[ 68, 224, <text:s/>17],</text:span></text:p>
      <text:p text:style-name="P3"><text:s text:c="7"/><text:span text:style-name="T1">[ 73, 221, <text:s/>17],</text:span></text:p>
      <text:p text:style-name="P3"><text:s text:c="7"/><text:span text:style-name="T1">[ 55, 222, <text:s/>17],</text:span></text:p>
      <text:p text:style-name="P3"><text:s text:c="7"/><text:span text:style-name="T1">[ 56, 222, <text:s/>17],</text:span></text:p>
      <text:p text:style-name="P3"><text:s text:c="7"/><text:span text:style-name="T1">[ 61, 221, <text:s/>17],</text:span></text:p>
      <text:p text:style-name="P3"><text:s text:c="7"/><text:span text:style-name="T1">[ 62, 221, <text:s/>17],</text:span></text:p>
      <text:p text:style-name="P3"><text:s text:c="7"/><text:span text:style-name="T1">[ 63, 221, <text:s/>17],</text:span></text:p>
      <text:p text:style-name="P3"><text:s text:c="7"/><text:span text:style-name="T1">[ 64, 221, <text:s/>17],</text:span></text:p>
      <text:p text:style-name="P3"><text:s text:c="7"/><text:span text:style-name="T1">[ 65, 221, <text:s/>17],</text:span></text:p>
      <text:p text:style-name="P3"><text:s text:c="7"/><text:span text:style-name="T1">[ 60, 221, <text:s/>17],</text:span></text:p>
      <text:p text:style-name="P3"><text:s text:c="7"/><text:span text:style-name="T1">[ 67, 221, <text:s/>17],</text:span></text:p>
      <text:p text:style-name="P3"><text:s text:c="7"/><text:span text:style-name="T1">[ 74, 221, <text:s/>17],</text:span></text:p>
      <text:p text:style-name="P3"><text:s text:c="7"/><text:span text:style-name="T1">[ 55, 223, <text:s/>17],</text:span></text:p>
      <text:p text:style-name="P3"><text:s text:c="7"/><text:span text:style-name="T1">[ 49, 222, <text:s/>17],</text:span></text:p>
      <text:p text:style-name="P3"><text:s text:c="7"/><text:span text:style-name="T1">[ 48, 222, <text:s/>17],</text:span></text:p>
      <text:p text:style-name="P3"><text:s text:c="7"/><text:span text:style-name="T1">[ 80, 223, <text:s/>17],</text:span></text:p>
      <text:p text:style-name="P3"><text:s text:c="7"/><text:span text:style-name="T1">[ 74, 222, <text:s/>17],</text:span></text:p>
      <text:p text:style-name="P3"><text:s text:c="7"/><text:span text:style-name="T1">[ 66, 222, <text:s/>17],</text:span></text:p>
      <text:p text:style-name="P3"><text:s text:c="7"/><text:span text:style-name="T1">[ 65, 222, <text:s/>17],</text:span></text:p>
      <text:p text:style-name="P3"><text:s text:c="7"/><text:span text:style-name="T1">[ 62, 222, <text:s/>17],</text:span></text:p>
      <text:p text:style-name="P3"><text:s text:c="7"/><text:span text:style-name="T1">[ 66, 223, <text:s/>17],</text:span></text:p>
      <text:p text:style-name="P3"><text:s text:c="7"/><text:span text:style-name="T1">[ 62, 223, <text:s/>17],</text:span></text:p>
      <text:p text:style-name="P3"><text:s text:c="7"/><text:span text:style-name="T1">[ 59, 223, <text:s/>17],</text:span></text:p>
      <text:p text:style-name="P3"><text:s text:c="7"/><text:span text:style-name="T1">[ 64, 222, <text:s/>17],</text:span></text:p>
      <text:p text:style-name="P3"><text:s text:c="7"/><text:span text:style-name="T1">[ 58, 223, <text:s/>17],</text:span></text:p>
      <text:p text:style-name="P3"><text:s text:c="7"/><text:span text:style-name="T1">[ 57, 223, <text:s/>17],</text:span></text:p>
      <text:p text:style-name="P3"><text:s text:c="7"/><text:span text:style-name="T1">[ 63, 222, <text:s/>17],</text:span></text:p>
      <text:p text:style-name="P3"><text:s text:c="7"/><text:span text:style-name="T1">[ 63, 223, <text:s/>17],</text:span></text:p>
      <text:p text:style-name="P3"><text:s text:c="7"/><text:span text:style-name="T1">[ 51, 222, <text:s/>17],</text:span></text:p>
      <text:p text:style-name="P3"><text:s text:c="7"/><text:span text:style-name="T1">[ 50, 222, <text:s/>17],</text:span></text:p>
      <text:p text:style-name="P3"><text:s text:c="7"/><text:span text:style-name="T1">[ 67, 223, <text:s/>17],</text:span></text:p>
      <text:p text:style-name="P3"><text:s text:c="7"/><text:span text:style-name="T1">[ 75, 221, <text:s/>17],</text:span></text:p>
      <text:p text:style-name="P3"><text:s text:c="7"/><text:span text:style-name="T1">[ 76, 221, <text:s/>17],</text:span></text:p>
      <text:p text:style-name="P3"><text:soft-page-break/><text:s text:c="7"/><text:span text:style-name="T1">[ 54, 223, <text:s/>17],</text:span></text:p>
      <text:p text:style-name="P3"><text:s text:c="7"/><text:span text:style-name="T1">[ 53, 222, <text:s/>17],</text:span></text:p>
      <text:p text:style-name="P3"><text:s text:c="7"/><text:span text:style-name="T1">[ 79, 223, <text:s/>17],</text:span></text:p>
      <text:p text:style-name="P3"><text:s text:c="7"/><text:span text:style-name="T1">[ 52, 222, <text:s/>17],</text:span></text:p>
      <text:p text:style-name="P3"><text:s text:c="7"/><text:span text:style-name="T1">[ 77, 223, <text:s/>17],</text:span></text:p>
      <text:p text:style-name="P3"><text:s text:c="7"/><text:span text:style-name="T1">[ 78, 223, <text:s/>17],</text:span></text:p>
      <text:p text:style-name="P3"><text:s text:c="7"/><text:span text:style-name="T1">[ 75, 223, <text:s/>17],</text:span></text:p>
      <text:p text:style-name="P3"><text:s text:c="7"/><text:span text:style-name="T1">[ 74, 223, <text:s/>17],</text:span></text:p>
      <text:p text:style-name="P3"><text:s text:c="7"/><text:span text:style-name="T1">[ 72, 223, <text:s/>17],</text:span></text:p>
      <text:p text:style-name="P3"><text:s text:c="7"/><text:span text:style-name="T1">[ 70, 223, <text:s/>17],</text:span></text:p>
      <text:p text:style-name="P3"><text:s text:c="7"/><text:span text:style-name="T1">[ 69, 223, <text:s/>17],</text:span></text:p>
      <text:p text:style-name="P3"><text:s text:c="7"/><text:span text:style-name="T1">[ 68, 223, <text:s/>17],</text:span></text:p>
      <text:p text:style-name="P3"><text:s text:c="7"/><text:span text:style-name="T1">[ 76, 223, <text:s/>17],</text:span></text:p>
      <text:p text:style-name="P3"><text:s text:c="7"/><text:span text:style-name="T1">[ 56, 223, <text:s/>17]]), array([[590, 223, <text:s/>18],</text:span></text:p>
      <text:p text:style-name="P3"><text:s text:c="7"/><text:span text:style-name="T1">[591, 223, <text:s/>18],</text:span></text:p>
      <text:p text:style-name="P3"><text:s text:c="7"/><text:span text:style-name="T1">[592, 223, <text:s/>18],</text:span></text:p>
      <text:p text:style-name="P3"><text:s text:c="7"/><text:span text:style-name="T1">[606, 223, <text:s/>18],</text:span></text:p>
      <text:p text:style-name="P3"><text:s text:c="7"/><text:span text:style-name="T1">[596, 223, <text:s/>18],</text:span></text:p>
      <text:p text:style-name="P3"><text:s text:c="7"/><text:span text:style-name="T1">[608, 223, <text:s/>18],</text:span></text:p>
      <text:p text:style-name="P3"><text:s text:c="7"/><text:span text:style-name="T1">[610, 223, <text:s/>18],</text:span></text:p>
      <text:p text:style-name="P3"><text:s text:c="7"/><text:span text:style-name="T1">[611, 223, <text:s/>18],</text:span></text:p>
      <text:p text:style-name="P3"><text:s text:c="7"/><text:span text:style-name="T1">[612, 223, <text:s/>18],</text:span></text:p>
      <text:p text:style-name="P3"><text:s text:c="7"/><text:span text:style-name="T1">[613, 223, <text:s/>18],</text:span></text:p>
      <text:p text:style-name="P3"><text:s text:c="7"/><text:span text:style-name="T1">[614, 223, <text:s/>18],</text:span></text:p>
      <text:p text:style-name="P3"><text:s text:c="7"/><text:span text:style-name="T1">[615, 223, <text:s/>18],</text:span></text:p>
      <text:p text:style-name="P3"><text:s text:c="7"/><text:span text:style-name="T1">[616, 223, <text:s/>18],</text:span></text:p>
      <text:p text:style-name="P3"><text:s text:c="7"/><text:span text:style-name="T1">[617, 223, <text:s/>18],</text:span></text:p>
      <text:p text:style-name="P3"><text:s text:c="7"/><text:span text:style-name="T1">[618, 223, <text:s/>18],</text:span></text:p>
      <text:p text:style-name="P3"><text:s text:c="7"/><text:span text:style-name="T1">[619, 223, <text:s/>18],</text:span></text:p>
      <text:p text:style-name="P3"><text:s text:c="7"/><text:span text:style-name="T1">[605, 223, <text:s/>18],</text:span></text:p>
      <text:p text:style-name="P3"><text:s text:c="7"/><text:span text:style-name="T1">[604, 223, <text:s/>18],</text:span></text:p>
      <text:p text:style-name="P3"><text:s text:c="7"/><text:span text:style-name="T1">[603, 223, <text:s/>18],</text:span></text:p>
      <text:p text:style-name="P3"><text:s text:c="7"/><text:span text:style-name="T1">[602, 223, <text:s/>18],</text:span></text:p>
      <text:p text:style-name="P3"><text:s text:c="7"/><text:span text:style-name="T1">[607, 223, <text:s/>18],</text:span></text:p>
      <text:p text:style-name="P3"><text:s text:c="7"/><text:span text:style-name="T1">[599, 223, <text:s/>18],</text:span></text:p>
      <text:p text:style-name="P3"><text:s text:c="7"/><text:span text:style-name="T1">[598, 223, <text:s/>18],</text:span></text:p>
      <text:p text:style-name="P3"><text:s text:c="7"/><text:span text:style-name="T1">[597, 223, <text:s/>18],</text:span></text:p>
      <text:p text:style-name="P3"><text:s text:c="7"/><text:span text:style-name="T1">[593, 223, <text:s/>18],</text:span></text:p>
      <text:p text:style-name="P3"><text:s text:c="7"/><text:span text:style-name="T1">[600, 223, <text:s/>18],</text:span></text:p>
      <text:p text:style-name="P3"><text:s text:c="7"/><text:span text:style-name="T1">[601, 223, <text:s/>18],</text:span></text:p>
      <text:p text:style-name="P3"><text:s text:c="7"/><text:span text:style-name="T1">[614, 226, <text:s/>18],</text:span></text:p>
      <text:p text:style-name="P3"><text:s text:c="7"/><text:span text:style-name="T1">[607, 226, <text:s/>18],</text:span></text:p>
      <text:p text:style-name="P3"><text:s text:c="7"/><text:span text:style-name="T1">[608, 226, <text:s/>18],</text:span></text:p>
      <text:p text:style-name="P3"><text:s text:c="7"/><text:span text:style-name="T1">[609, 226, <text:s/>18],</text:span></text:p>
      <text:p text:style-name="P3"><text:s text:c="7"/><text:span text:style-name="T1">[610, 226, <text:s/>18],</text:span></text:p>
      <text:p text:style-name="P3"><text:s text:c="7"/><text:span text:style-name="T1">[611, 226, <text:s/>18],</text:span></text:p>
      <text:p text:style-name="P3"><text:s text:c="7"/><text:span text:style-name="T1">[607, 225, <text:s/>18],</text:span></text:p>
      <text:p text:style-name="P3"><text:s text:c="7"/><text:span text:style-name="T1">[608, 225, <text:s/>18],</text:span></text:p>
      <text:p text:style-name="P3"><text:s text:c="7"/><text:span text:style-name="T1">[606, 225, <text:s/>18],</text:span></text:p>
      <text:p text:style-name="P3"><text:s text:c="7"/><text:span text:style-name="T1">[609, 225, <text:s/>18],</text:span></text:p>
      <text:p text:style-name="P3"><text:s text:c="7"/><text:span text:style-name="T1">[612, 226, <text:s/>18],</text:span></text:p>
      <text:p text:style-name="P3"><text:s text:c="7"/><text:span text:style-name="T1">[613, 226, <text:s/>18],</text:span></text:p>
      <text:p text:style-name="P3"><text:s text:c="7"/><text:span text:style-name="T1">[602, 226, <text:s/>18],</text:span></text:p>
      <text:p text:style-name="P3"><text:s text:c="7"/><text:span text:style-name="T1">[615, 226, <text:s/>18],</text:span></text:p>
      <text:p text:style-name="P3"><text:s text:c="7"/><text:span text:style-name="T1">[616, 226, <text:s/>18],</text:span></text:p>
      <text:p text:style-name="P3"><text:s text:c="7"/><text:span text:style-name="T1">[617, 226, <text:s/>18],</text:span></text:p>
      <text:p text:style-name="P3"><text:s text:c="7"/><text:span text:style-name="T1">[622, 224, <text:s/>18],</text:span></text:p>
      <text:p text:style-name="P3"><text:s text:c="7"/><text:span text:style-name="T1">[610, 225, <text:s/>18],</text:span></text:p>
      <text:p text:style-name="P3"><text:s text:c="7"/><text:span text:style-name="T1">[621, 224, <text:s/>18],</text:span></text:p>
      <text:p text:style-name="P3"><text:soft-page-break/><text:s text:c="7"/><text:span text:style-name="T1">[605, 225, <text:s/>18],</text:span></text:p>
      <text:p text:style-name="P3"><text:s text:c="7"/><text:span text:style-name="T1">[603, 225, <text:s/>18],</text:span></text:p>
      <text:p text:style-name="P3"><text:s text:c="7"/><text:span text:style-name="T1">[601, 226, <text:s/>18],</text:span></text:p>
      <text:p text:style-name="P3"><text:s text:c="7"/><text:span text:style-name="T1">[600, 226, <text:s/>18],</text:span></text:p>
      <text:p text:style-name="P3"><text:s text:c="7"/><text:span text:style-name="T1">[604, 226, <text:s/>18],</text:span></text:p>
      <text:p text:style-name="P3"><text:s text:c="7"/><text:span text:style-name="T1">[605, 226, <text:s/>18],</text:span></text:p>
      <text:p text:style-name="P3"><text:s text:c="7"/><text:span text:style-name="T1">[606, 226, <text:s/>18],</text:span></text:p>
      <text:p text:style-name="P3"><text:s text:c="7"/><text:span text:style-name="T1">[592, 225, <text:s/>18],</text:span></text:p>
      <text:p text:style-name="P3"><text:s text:c="7"/><text:span text:style-name="T1">[593, 225, <text:s/>18],</text:span></text:p>
      <text:p text:style-name="P3"><text:s text:c="7"/><text:span text:style-name="T1">[604, 225, <text:s/>18],</text:span></text:p>
      <text:p text:style-name="P3"><text:s text:c="7"/><text:span text:style-name="T1">[594, 225, <text:s/>18],</text:span></text:p>
      <text:p text:style-name="P3"><text:s text:c="7"/><text:span text:style-name="T1">[596, 225, <text:s/>18],</text:span></text:p>
      <text:p text:style-name="P3"><text:s text:c="7"/><text:span text:style-name="T1">[597, 225, <text:s/>18],</text:span></text:p>
      <text:p text:style-name="P3"><text:s text:c="7"/><text:span text:style-name="T1">[598, 225, <text:s/>18],</text:span></text:p>
      <text:p text:style-name="P3"><text:s text:c="7"/><text:span text:style-name="T1">[599, 225, <text:s/>18],</text:span></text:p>
      <text:p text:style-name="P3"><text:s text:c="7"/><text:span text:style-name="T1">[600, 225, <text:s/>18],</text:span></text:p>
      <text:p text:style-name="P3"><text:s text:c="7"/><text:span text:style-name="T1">[601, 225, <text:s/>18],</text:span></text:p>
      <text:p text:style-name="P3"><text:s text:c="7"/><text:span text:style-name="T1">[602, 225, <text:s/>18],</text:span></text:p>
      <text:p text:style-name="P3"><text:s text:c="7"/><text:span text:style-name="T1">[595, 225, <text:s/>18],</text:span></text:p>
      <text:p text:style-name="P3"><text:s text:c="7"/><text:span text:style-name="T1">[620, 224, <text:s/>18],</text:span></text:p>
      <text:p text:style-name="P3"><text:s text:c="7"/><text:span text:style-name="T1">[603, 226, <text:s/>18],</text:span></text:p>
      <text:p text:style-name="P3"><text:s text:c="7"/><text:span text:style-name="T1">[618, 224, <text:s/>18],</text:span></text:p>
      <text:p text:style-name="P3"><text:s text:c="7"/><text:span text:style-name="T1">[611, 225, <text:s/>18],</text:span></text:p>
      <text:p text:style-name="P3"><text:s text:c="7"/><text:span text:style-name="T1">[616, 225, <text:s/>18],</text:span></text:p>
      <text:p text:style-name="P3"><text:s text:c="7"/><text:span text:style-name="T1">[615, 225, <text:s/>18],</text:span></text:p>
      <text:p text:style-name="P3"><text:s text:c="7"/><text:span text:style-name="T1">[588, 224, <text:s/>18],</text:span></text:p>
      <text:p text:style-name="P3"><text:s text:c="7"/><text:span text:style-name="T1">[589, 224, <text:s/>18],</text:span></text:p>
      <text:p text:style-name="P3"><text:s text:c="7"/><text:span text:style-name="T1">[587, 224, <text:s/>18],</text:span></text:p>
      <text:p text:style-name="P3"><text:s text:c="7"/><text:span text:style-name="T1">[614, 225, <text:s/>18],</text:span></text:p>
      <text:p text:style-name="P3"><text:s text:c="7"/><text:span text:style-name="T1">[590, 224, <text:s/>18],</text:span></text:p>
      <text:p text:style-name="P3"><text:s text:c="7"/><text:span text:style-name="T1">[592, 224, <text:s/>18],</text:span></text:p>
      <text:p text:style-name="P3"><text:s text:c="7"/><text:span text:style-name="T1">[594, 224, <text:s/>18],</text:span></text:p>
      <text:p text:style-name="P3"><text:s text:c="7"/><text:span text:style-name="T1">[613, 225, <text:s/>18],</text:span></text:p>
      <text:p text:style-name="P3"><text:s text:c="7"/><text:span text:style-name="T1">[619, 224, <text:s/>18],</text:span></text:p>
      <text:p text:style-name="P3"><text:s text:c="7"/><text:span text:style-name="T1">[612, 225, <text:s/>18],</text:span></text:p>
      <text:p text:style-name="P3"><text:s text:c="7"/><text:span text:style-name="T1">[617, 224, <text:s/>18],</text:span></text:p>
      <text:p text:style-name="P3"><text:s text:c="7"/><text:span text:style-name="T1">[591, 224, <text:s/>18]]), array([[288, 231, <text:s/>19],</text:span></text:p>
      <text:p text:style-name="P3"><text:s text:c="7"/><text:span text:style-name="T1">[279, 230, <text:s/>19],</text:span></text:p>
      <text:p text:style-name="P3"><text:s text:c="7"/><text:span text:style-name="T1">[278, 230, <text:s/>19],</text:span></text:p>
      <text:p text:style-name="P3"><text:s text:c="7"/><text:span text:style-name="T1">[277, 230, <text:s/>19],</text:span></text:p>
      <text:p text:style-name="P3"><text:s text:c="7"/><text:span text:style-name="T1">[296, 228, <text:s/>19],</text:span></text:p>
      <text:p text:style-name="P3"><text:s text:c="7"/><text:span text:style-name="T1">[275, 230, <text:s/>19],</text:span></text:p>
      <text:p text:style-name="P3"><text:s text:c="7"/><text:span text:style-name="T1">[295, 228, <text:s/>19],</text:span></text:p>
      <text:p text:style-name="P3"><text:s text:c="7"/><text:span text:style-name="T1">[274, 230, <text:s/>19],</text:span></text:p>
      <text:p text:style-name="P3"><text:s text:c="7"/><text:span text:style-name="T1">[273, 230, <text:s/>19],</text:span></text:p>
      <text:p text:style-name="P3"><text:s text:c="7"/><text:span text:style-name="T1">[289, 231, <text:s/>19],</text:span></text:p>
      <text:p text:style-name="P3"><text:s text:c="7"/><text:span text:style-name="T1">[297, 228, <text:s/>19],</text:span></text:p>
      <text:p text:style-name="P3"><text:s text:c="7"/><text:span text:style-name="T1">[304, 226, <text:s/>19],</text:span></text:p>
      <text:p text:style-name="P3"><text:s text:c="7"/><text:span text:style-name="T1">[305, 226, <text:s/>19],</text:span></text:p>
      <text:p text:style-name="P3"><text:s text:c="7"/><text:span text:style-name="T1">[290, 231, <text:s/>19],</text:span></text:p>
      <text:p text:style-name="P3"><text:s text:c="7"/><text:span text:style-name="T1">[291, 231, <text:s/>19],</text:span></text:p>
      <text:p text:style-name="P3"><text:s text:c="7"/><text:span text:style-name="T1">[276, 230, <text:s/>19],</text:span></text:p>
      <text:p text:style-name="P3"><text:s text:c="7"/><text:span text:style-name="T1">[283, 228, <text:s/>19],</text:span></text:p>
      <text:p text:style-name="P3"><text:s text:c="7"/><text:span text:style-name="T1">[288, 228, <text:s/>19],</text:span></text:p>
      <text:p text:style-name="P3"><text:s text:c="7"/><text:span text:style-name="T1">[285, 228, <text:s/>19],</text:span></text:p>
      <text:p text:style-name="P3"><text:s text:c="7"/><text:span text:style-name="T1">[282, 230, <text:s/>19],</text:span></text:p>
      <text:p text:style-name="P3"><text:s text:c="7"/><text:span text:style-name="T1">[287, 235, <text:s/>19],</text:span></text:p>
      <text:p text:style-name="P3"><text:s text:c="7"/><text:span text:style-name="T1">[283, 230, <text:s/>19],</text:span></text:p>
      <text:p text:style-name="P3"><text:s text:c="7"/><text:span text:style-name="T1">[284, 230, <text:s/>19],</text:span></text:p>
      <text:p text:style-name="P3"><text:soft-page-break/><text:s text:c="7"/><text:span text:style-name="T1">[285, 230, <text:s/>19],</text:span></text:p>
      <text:p text:style-name="P3"><text:s text:c="7"/><text:span text:style-name="T1">[292, 228, <text:s/>19],</text:span></text:p>
      <text:p text:style-name="P3"><text:s text:c="7"/><text:span text:style-name="T1">[293, 228, <text:s/>19],</text:span></text:p>
      <text:p text:style-name="P3"><text:s text:c="7"/><text:span text:style-name="T1">[294, 228, <text:s/>19],</text:span></text:p>
      <text:p text:style-name="P3"><text:s text:c="7"/><text:span text:style-name="T1">[301, 226, <text:s/>19],</text:span></text:p>
      <text:p text:style-name="P3"><text:s text:c="7"/><text:span text:style-name="T1">[302, 226, <text:s/>19],</text:span></text:p>
      <text:p text:style-name="P3"><text:s text:c="7"/><text:span text:style-name="T1">[284, 228, <text:s/>19],</text:span></text:p>
      <text:p text:style-name="P3"><text:s text:c="7"/><text:span text:style-name="T1">[303, 226, <text:s/>19],</text:span></text:p>
      <text:p text:style-name="P3"><text:s text:c="7"/><text:span text:style-name="T1">[291, 234, <text:s/>19],</text:span></text:p>
      <text:p text:style-name="P3"><text:s text:c="7"/><text:span text:style-name="T1">[290, 234, <text:s/>19],</text:span></text:p>
      <text:p text:style-name="P3"><text:s text:c="7"/><text:span text:style-name="T1">[289, 234, <text:s/>19],</text:span></text:p>
      <text:p text:style-name="P3"><text:s text:c="7"/><text:span text:style-name="T1">[281, 230, <text:s/>19],</text:span></text:p>
      <text:p text:style-name="P3"><text:s text:c="7"/><text:span text:style-name="T1">[280, 230, <text:s/>19],</text:span></text:p>
      <text:p text:style-name="P3"><text:s text:c="7"/><text:span text:style-name="T1">[291, 228, <text:s/>19],</text:span></text:p>
      <text:p text:style-name="P3"><text:s text:c="7"/><text:span text:style-name="T1">[290, 228, <text:s/>19],</text:span></text:p>
      <text:p text:style-name="P3"><text:s text:c="7"/><text:span text:style-name="T1">[289, 228, <text:s/>19],</text:span></text:p>
      <text:p text:style-name="P3"><text:s text:c="7"/><text:span text:style-name="T1">[287, 228, <text:s/>19],</text:span></text:p>
      <text:p text:style-name="P3"><text:s text:c="7"/><text:span text:style-name="T1">[286, 228, <text:s/>19],</text:span></text:p>
      <text:p text:style-name="P3"><text:s text:c="7"/><text:span text:style-name="T1">[292, 234, <text:s/>19],</text:span></text:p>
      <text:p text:style-name="P3"><text:s text:c="7"/><text:span text:style-name="T1">[294, 227, <text:s/>19],</text:span></text:p>
      <text:p text:style-name="P3"><text:s text:c="7"/><text:span text:style-name="T1">[284, 229, <text:s/>19],</text:span></text:p>
      <text:p text:style-name="P3"><text:s text:c="7"/><text:span text:style-name="T1">[288, 229, <text:s/>19],</text:span></text:p>
      <text:p text:style-name="P3"><text:s text:c="7"/><text:span text:style-name="T1">[292, 227, <text:s/>19],</text:span></text:p>
      <text:p text:style-name="P3"><text:s text:c="7"/><text:span text:style-name="T1">[287, 236, <text:s/>19],</text:span></text:p>
      <text:p text:style-name="P3"><text:s text:c="7"/><text:span text:style-name="T1">[283, 229, <text:s/>19],</text:span></text:p>
      <text:p text:style-name="P3"><text:s text:c="7"/><text:span text:style-name="T1">[282, 229, <text:s/>19],</text:span></text:p>
      <text:p text:style-name="P3"><text:s text:c="7"/><text:span text:style-name="T1">[281, 229, <text:s/>19],</text:span></text:p>
      <text:p text:style-name="P3"><text:s text:c="7"/><text:span text:style-name="T1">[289, 229, <text:s/>19],</text:span></text:p>
      <text:p text:style-name="P3"><text:s text:c="7"/><text:span text:style-name="T1">[294, 236, <text:s/>19],</text:span></text:p>
      <text:p text:style-name="P3"><text:s text:c="7"/><text:span text:style-name="T1">[293, 236, <text:s/>19],</text:span></text:p>
      <text:p text:style-name="P3"><text:s text:c="7"/><text:span text:style-name="T1">[291, 236, <text:s/>19],</text:span></text:p>
      <text:p text:style-name="P3"><text:s text:c="7"/><text:span text:style-name="T1">[290, 236, <text:s/>19],</text:span></text:p>
      <text:p text:style-name="P3"><text:s text:c="7"/><text:span text:style-name="T1">[289, 236, <text:s/>19],</text:span></text:p>
      <text:p text:style-name="P3"><text:s text:c="7"/><text:span text:style-name="T1">[288, 236, <text:s/>19],</text:span></text:p>
      <text:p text:style-name="P3"><text:s text:c="7"/><text:span text:style-name="T1">[280, 229, <text:s/>19],</text:span></text:p>
      <text:p text:style-name="P3"><text:s text:c="7"/><text:span text:style-name="T1">[279, 229, <text:s/>19],</text:span></text:p>
      <text:p text:style-name="P3"><text:s text:c="7"/><text:span text:style-name="T1">[278, 229, <text:s/>19],</text:span></text:p>
      <text:p text:style-name="P3"><text:s text:c="7"/><text:span text:style-name="T1">[277, 229, <text:s/>19],</text:span></text:p>
      <text:p text:style-name="P3"><text:s text:c="7"/><text:span text:style-name="T1">[276, 229, <text:s/>19],</text:span></text:p>
      <text:p text:style-name="P3"><text:s text:c="7"/><text:span text:style-name="T1">[293, 227, <text:s/>19],</text:span></text:p>
      <text:p text:style-name="P3"><text:s text:c="7"/><text:span text:style-name="T1">[295, 227, <text:s/>19],</text:span></text:p>
      <text:p text:style-name="P3"><text:s text:c="7"/><text:span text:style-name="T1">[293, 231, <text:s/>19],</text:span></text:p>
      <text:p text:style-name="P3"><text:s text:c="7"/><text:span text:style-name="T1">[296, 227, <text:s/>19],</text:span></text:p>
      <text:p text:style-name="P3"><text:s text:c="7"/><text:span text:style-name="T1">[303, 227, <text:s/>19],</text:span></text:p>
      <text:p text:style-name="P3"><text:s text:c="7"/><text:span text:style-name="T1">[294, 232, <text:s/>19],</text:span></text:p>
      <text:p text:style-name="P3"><text:s text:c="7"/><text:span text:style-name="T1">[304, 227, <text:s/>19],</text:span></text:p>
      <text:p text:style-name="P3"><text:s text:c="7"/><text:span text:style-name="T1">[305, 227, <text:s/>19],</text:span></text:p>
      <text:p text:style-name="P3"><text:s text:c="7"/><text:span text:style-name="T1">[306, 227, <text:s/>19],</text:span></text:p>
      <text:p text:style-name="P3"><text:s text:c="7"/><text:span text:style-name="T1">[302, 227, <text:s/>19],</text:span></text:p>
      <text:p text:style-name="P3"><text:s text:c="7"/><text:span text:style-name="T1">[301, 227, <text:s/>19],</text:span></text:p>
      <text:p text:style-name="P3"><text:s text:c="7"/><text:span text:style-name="T1">[300, 227, <text:s/>19],</text:span></text:p>
      <text:p text:style-name="P3"><text:s text:c="7"/><text:span text:style-name="T1">[298, 227, <text:s/>19],</text:span></text:p>
      <text:p text:style-name="P3"><text:s text:c="7"/><text:span text:style-name="T1">[307, 227, <text:s/>19],</text:span></text:p>
      <text:p text:style-name="P3"><text:s text:c="7"/><text:span text:style-name="T1">[299, 227, <text:s/>19],</text:span></text:p>
      <text:p text:style-name="P3"><text:s text:c="7"/><text:span text:style-name="T1">[299, 228, <text:s/>19],</text:span></text:p>
      <text:p text:style-name="P3"><text:s text:c="7"/><text:span text:style-name="T1">[297, 227, <text:s/>19],</text:span></text:p>
      <text:p text:style-name="P3"><text:s text:c="7"/><text:span text:style-name="T1">[287, 229, <text:s/>19],</text:span></text:p>
      <text:p text:style-name="P3"><text:s text:c="7"/><text:span text:style-name="T1">[286, 229, <text:s/>19],</text:span></text:p>
      <text:p text:style-name="P3"><text:s text:c="7"/><text:span text:style-name="T1">[285, 229, <text:s/>19],</text:span></text:p>
      <text:p text:style-name="P3"><text:soft-page-break/><text:s text:c="7"/><text:span text:style-name="T1">[292, 231, <text:s/>19],</text:span></text:p>
      <text:p text:style-name="P3"><text:s text:c="7"/><text:span text:style-name="T1">[308, 227, <text:s/>19]]), array([[151, 227, <text:s/>20],</text:span></text:p>
      <text:p text:style-name="P3"><text:s text:c="7"/><text:span text:style-name="T1">[136, 228, <text:s/>20],</text:span></text:p>
      <text:p text:style-name="P3"><text:s text:c="7"/><text:span text:style-name="T1">[137, 228, <text:s/>20],</text:span></text:p>
      <text:p text:style-name="P3"><text:s text:c="7"/><text:span text:style-name="T1">[138, 228, <text:s/>20],</text:span></text:p>
      <text:p text:style-name="P3"><text:s text:c="7"/><text:span text:style-name="T1">[139, 228, <text:s/>20],</text:span></text:p>
      <text:p text:style-name="P3"><text:s text:c="7"/><text:span text:style-name="T1">[140, 228, <text:s/>20],</text:span></text:p>
      <text:p text:style-name="P3"><text:s text:c="7"/><text:span text:style-name="T1">[142, 228, <text:s/>20],</text:span></text:p>
      <text:p text:style-name="P3"><text:s text:c="7"/><text:span text:style-name="T1">[126, 231, <text:s/>20],</text:span></text:p>
      <text:p text:style-name="P3"><text:s text:c="7"/><text:span text:style-name="T1">[149, 227, <text:s/>20],</text:span></text:p>
      <text:p text:style-name="P3"><text:s text:c="7"/><text:span text:style-name="T1">[152, 227, <text:s/>20],</text:span></text:p>
      <text:p text:style-name="P3"><text:s text:c="7"/><text:span text:style-name="T1">[150, 227, <text:s/>20],</text:span></text:p>
      <text:p text:style-name="P3"><text:s text:c="7"/><text:span text:style-name="T1">[143, 228, <text:s/>20],</text:span></text:p>
      <text:p text:style-name="P3"><text:s text:c="7"/><text:span text:style-name="T1">[144, 228, <text:s/>20],</text:span></text:p>
      <text:p text:style-name="P3"><text:s text:c="7"/><text:span text:style-name="T1">[145, 228, <text:s/>20],</text:span></text:p>
      <text:p text:style-name="P3"><text:s text:c="7"/><text:span text:style-name="T1">[141, 228, <text:s/>20],</text:span></text:p>
      <text:p text:style-name="P3"><text:s text:c="7"/><text:span text:style-name="T1">[153, 227, <text:s/>20],</text:span></text:p>
      <text:p text:style-name="P3"><text:s text:c="7"/><text:span text:style-name="T1">[144, 231, <text:s/>20],</text:span></text:p>
      <text:p text:style-name="P3"><text:s text:c="7"/><text:span text:style-name="T1">[135, 228, <text:s/>20],</text:span></text:p>
      <text:p text:style-name="P3"><text:s text:c="7"/><text:span text:style-name="T1">[127, 231, <text:s/>20],</text:span></text:p>
      <text:p text:style-name="P3"><text:s text:c="7"/><text:span text:style-name="T1">[128, 231, <text:s/>20],</text:span></text:p>
      <text:p text:style-name="P3"><text:s text:c="7"/><text:span text:style-name="T1">[129, 231, <text:s/>20],</text:span></text:p>
      <text:p text:style-name="P3"><text:s text:c="7"/><text:span text:style-name="T1">[130, 231, <text:s/>20],</text:span></text:p>
      <text:p text:style-name="P3"><text:s text:c="7"/><text:span text:style-name="T1">[131, 231, <text:s/>20],</text:span></text:p>
      <text:p text:style-name="P3"><text:s text:c="7"/><text:span text:style-name="T1">[132, 231, <text:s/>20],</text:span></text:p>
      <text:p text:style-name="P3"><text:s text:c="7"/><text:span text:style-name="T1">[133, 231, <text:s/>20],</text:span></text:p>
      <text:p text:style-name="P3"><text:s text:c="7"/><text:span text:style-name="T1">[134, 231, <text:s/>20],</text:span></text:p>
      <text:p text:style-name="P3"><text:s text:c="7"/><text:span text:style-name="T1">[135, 231, <text:s/>20],</text:span></text:p>
      <text:p text:style-name="P3"><text:s text:c="7"/><text:span text:style-name="T1">[136, 231, <text:s/>20],</text:span></text:p>
      <text:p text:style-name="P3"><text:s text:c="7"/><text:span text:style-name="T1">[137, 231, <text:s/>20],</text:span></text:p>
      <text:p text:style-name="P3"><text:s text:c="7"/><text:span text:style-name="T1">[138, 231, <text:s/>20],</text:span></text:p>
      <text:p text:style-name="P3"><text:s text:c="7"/><text:span text:style-name="T1">[139, 231, <text:s/>20],</text:span></text:p>
      <text:p text:style-name="P3"><text:s text:c="7"/><text:span text:style-name="T1">[139, 227, <text:s/>20],</text:span></text:p>
      <text:p text:style-name="P3"><text:s text:c="7"/><text:span text:style-name="T1">[132, 228, <text:s/>20],</text:span></text:p>
      <text:p text:style-name="P3"><text:s text:c="7"/><text:span text:style-name="T1">[141, 227, <text:s/>20],</text:span></text:p>
      <text:p text:style-name="P3"><text:s text:c="7"/><text:span text:style-name="T1">[142, 227, <text:s/>20],</text:span></text:p>
      <text:p text:style-name="P3"><text:s text:c="7"/><text:span text:style-name="T1">[143, 227, <text:s/>20],</text:span></text:p>
      <text:p text:style-name="P3"><text:s text:c="7"/><text:span text:style-name="T1">[144, 227, <text:s/>20],</text:span></text:p>
      <text:p text:style-name="P3"><text:s text:c="7"/><text:span text:style-name="T1">[145, 227, <text:s/>20],</text:span></text:p>
      <text:p text:style-name="P3"><text:s text:c="7"/><text:span text:style-name="T1">[146, 227, <text:s/>20],</text:span></text:p>
      <text:p text:style-name="P3"><text:s text:c="7"/><text:span text:style-name="T1">[140, 231, <text:s/>20],</text:span></text:p>
      <text:p text:style-name="P3"><text:s text:c="7"/><text:span text:style-name="T1">[142, 231, <text:s/>20],</text:span></text:p>
      <text:p text:style-name="P3"><text:s text:c="7"/><text:span text:style-name="T1">[133, 228, <text:s/>20],</text:span></text:p>
      <text:p text:style-name="P3"><text:s text:c="7"/><text:span text:style-name="T1">[134, 228, <text:s/>20],</text:span></text:p>
      <text:p text:style-name="P3"><text:s text:c="7"/><text:span text:style-name="T1">[145, 231, <text:s/>20],</text:span></text:p>
      <text:p text:style-name="P3"><text:s text:c="7"/><text:span text:style-name="T1">[140, 227, <text:s/>20],</text:span></text:p>
      <text:p text:style-name="P3"><text:s text:c="7"/><text:span text:style-name="T1">[147, 227, <text:s/>20],</text:span></text:p>
      <text:p text:style-name="P3"><text:s text:c="7"/><text:span text:style-name="T1">[149, 230, <text:s/>20],</text:span></text:p>
      <text:p text:style-name="P3"><text:s text:c="7"/><text:span text:style-name="T1">[150, 230, <text:s/>20],</text:span></text:p>
      <text:p text:style-name="P3"><text:s text:c="7"/><text:span text:style-name="T1">[148, 230, <text:s/>20],</text:span></text:p>
      <text:p text:style-name="P3"><text:s text:c="7"/><text:span text:style-name="T1">[147, 230, <text:s/>20],</text:span></text:p>
      <text:p text:style-name="P3"><text:s text:c="7"/><text:span text:style-name="T1">[129, 229, <text:s/>20],</text:span></text:p>
      <text:p text:style-name="P3"><text:s text:c="7"/><text:span text:style-name="T1">[130, 229, <text:s/>20],</text:span></text:p>
      <text:p text:style-name="P3"><text:s text:c="7"/><text:span text:style-name="T1">[131, 229, <text:s/>20],</text:span></text:p>
      <text:p text:style-name="P3"><text:s text:c="7"/><text:span text:style-name="T1">[132, 229, <text:s/>20],</text:span></text:p>
      <text:p text:style-name="P3"><text:s text:c="7"/><text:span text:style-name="T1">[134, 229, <text:s/>20],</text:span></text:p>
      <text:p text:style-name="P3"><text:s text:c="7"/><text:span text:style-name="T1">[135, 229, <text:s/>20],</text:span></text:p>
      <text:p text:style-name="P3"><text:s text:c="7"/><text:span text:style-name="T1">[143, 229, <text:s/>20],</text:span></text:p>
      <text:p text:style-name="P3"><text:s text:c="7"/><text:span text:style-name="T1">[133, 229, <text:s/>20],</text:span></text:p>
      <text:p text:style-name="P3"><text:soft-page-break/><text:s text:c="7"/><text:span text:style-name="T1">[145, 229, <text:s/>20],</text:span></text:p>
      <text:p text:style-name="P3"><text:s text:c="7"/><text:span text:style-name="T1">[146, 233, <text:s/>20],</text:span></text:p>
      <text:p text:style-name="P3"><text:s text:c="7"/><text:span text:style-name="T1">[144, 229, <text:s/>20],</text:span></text:p>
      <text:p text:style-name="P3"><text:s text:c="7"/><text:span text:style-name="T1">[145, 233, <text:s/>20],</text:span></text:p>
      <text:p text:style-name="P3"><text:s text:c="7"/><text:span text:style-name="T1">[144, 233, <text:s/>20],</text:span></text:p>
      <text:p text:style-name="P3"><text:s text:c="7"/><text:span text:style-name="T1">[148, 227, <text:s/>20],</text:span></text:p>
      <text:p text:style-name="P3"><text:s text:c="7"/><text:span text:style-name="T1">[148, 229, <text:s/>20],</text:span></text:p>
      <text:p text:style-name="P3"><text:s text:c="7"/><text:span text:style-name="T1">[147, 229, <text:s/>20],</text:span></text:p>
      <text:p text:style-name="P3"><text:s text:c="7"/><text:span text:style-name="T1">[146, 229, <text:s/>20],</text:span></text:p>
      <text:p text:style-name="P3"><text:s text:c="7"/><text:span text:style-name="T1">[149, 229, <text:s/>20]]), array([[173, 233, <text:s/>21],</text:span></text:p>
      <text:p text:style-name="P3"><text:s text:c="7"/><text:span text:style-name="T1">[169, 231, <text:s/>21],</text:span></text:p>
      <text:p text:style-name="P3"><text:s text:c="7"/><text:span text:style-name="T1">[174, 231, <text:s/>21],</text:span></text:p>
      <text:p text:style-name="P3"><text:s text:c="7"/><text:span text:style-name="T1">[172, 231, <text:s/>21],</text:span></text:p>
      <text:p text:style-name="P3"><text:s text:c="7"/><text:span text:style-name="T1">[173, 231, <text:s/>21],</text:span></text:p>
      <text:p text:style-name="P3"><text:s text:c="7"/><text:span text:style-name="T1">[169, 235, <text:s/>21],</text:span></text:p>
      <text:p text:style-name="P3"><text:s text:c="7"/><text:span text:style-name="T1">[171, 233, <text:s/>21],</text:span></text:p>
      <text:p text:style-name="P3"><text:s text:c="7"/><text:span text:style-name="T1">[172, 233, <text:s/>21],</text:span></text:p>
      <text:p text:style-name="P3"><text:s text:c="7"/><text:span text:style-name="T1">[170, 231, <text:s/>21],</text:span></text:p>
      <text:p text:style-name="P3"><text:s text:c="7"/><text:span text:style-name="T1">[171, 231, <text:s/>21],</text:span></text:p>
      <text:p text:style-name="P3"><text:s text:c="7"/><text:span text:style-name="T1">[175, 233, <text:s/>21],</text:span></text:p>
      <text:p text:style-name="P3"><text:s text:c="7"/><text:span text:style-name="T1">[174, 233, <text:s/>21],</text:span></text:p>
      <text:p text:style-name="P3"><text:s text:c="7"/><text:span text:style-name="T1">[176, 233, <text:s/>21]]), array([[317, 231, <text:s/>22],</text:span></text:p>
      <text:p text:style-name="P3"><text:s text:c="7"/><text:span text:style-name="T1">[318, 233, <text:s/>22],</text:span></text:p>
      <text:p text:style-name="P3"><text:s text:c="7"/><text:span text:style-name="T1">[317, 233, <text:s/>22],</text:span></text:p>
      <text:p text:style-name="P3"><text:s text:c="7"/><text:span text:style-name="T1">[316, 231, <text:s/>22],</text:span></text:p>
      <text:p text:style-name="P3"><text:s text:c="7"/><text:span text:style-name="T1">[315, 231, <text:s/>22],</text:span></text:p>
      <text:p text:style-name="P3"><text:s text:c="7"/><text:span text:style-name="T1">[317, 235, <text:s/>22],</text:span></text:p>
      <text:p text:style-name="P3"><text:s text:c="7"/><text:span text:style-name="T1">[316, 235, <text:s/>22],</text:span></text:p>
      <text:p text:style-name="P3"><text:s text:c="7"/><text:span text:style-name="T1">[315, 235, <text:s/>22],</text:span></text:p>
      <text:p text:style-name="P3"><text:s text:c="7"/><text:span text:style-name="T1">[314, 235, <text:s/>22],</text:span></text:p>
      <text:p text:style-name="P3"><text:s text:c="7"/><text:span text:style-name="T1">[314, 231, <text:s/>22],</text:span></text:p>
      <text:p text:style-name="P3"><text:s text:c="7"/><text:span text:style-name="T1">[313, 231, <text:s/>22],</text:span></text:p>
      <text:p text:style-name="P3"><text:s text:c="7"/><text:span text:style-name="T1">[316, 232, <text:s/>22],</text:span></text:p>
      <text:p text:style-name="P3"><text:s text:c="7"/><text:span text:style-name="T1">[317, 232, <text:s/>22],</text:span></text:p>
      <text:p text:style-name="P3"><text:s text:c="7"/><text:span text:style-name="T1">[316, 234, <text:s/>22],</text:span></text:p>
      <text:p text:style-name="P3"><text:s text:c="7"/><text:span text:style-name="T1">[315, 234, <text:s/>22]]), array([[160, 232, <text:s/>23],</text:span></text:p>
      <text:p text:style-name="P3"><text:s text:c="7"/><text:span text:style-name="T1">[159, 232, <text:s/>23],</text:span></text:p>
      <text:p text:style-name="P3"><text:s text:c="7"/><text:span text:style-name="T1">[158, 233, <text:s/>23],</text:span></text:p>
      <text:p text:style-name="P3"><text:s text:c="7"/><text:span text:style-name="T1">[161, 232, <text:s/>23],</text:span></text:p>
      <text:p text:style-name="P3"><text:s text:c="7"/><text:span text:style-name="T1">[159, 233, <text:s/>23],</text:span></text:p>
      <text:p text:style-name="P3"><text:s text:c="7"/><text:span text:style-name="T1">[164, 233, <text:s/>23],</text:span></text:p>
      <text:p text:style-name="P3"><text:s text:c="7"/><text:span text:style-name="T1">[163, 233, <text:s/>23],</text:span></text:p>
      <text:p text:style-name="P3"><text:s text:c="7"/><text:span text:style-name="T1">[160, 233, <text:s/>23],</text:span></text:p>
      <text:p text:style-name="P3"><text:s text:c="7"/><text:span text:style-name="T1">[161, 233, <text:s/>23],</text:span></text:p>
      <text:p text:style-name="P3"><text:s text:c="7"/><text:span text:style-name="T1">[163, 232, <text:s/>23],</text:span></text:p>
      <text:p text:style-name="P3"><text:s text:c="7"/><text:span text:style-name="T1">[158, 232, <text:s/>23],</text:span></text:p>
      <text:p text:style-name="P3"><text:s text:c="7"/><text:span text:style-name="T1">[162, 233, <text:s/>23],</text:span></text:p>
      <text:p text:style-name="P3"><text:s text:c="7"/><text:span text:style-name="T1">[155, 233, <text:s/>23],</text:span></text:p>
      <text:p text:style-name="P3"><text:s text:c="7"/><text:span text:style-name="T1">[156, 233, <text:s/>23],</text:span></text:p>
      <text:p text:style-name="P3"><text:s text:c="7"/><text:span text:style-name="T1">[157, 233, <text:s/>23],</text:span></text:p>
      <text:p text:style-name="P3"><text:s text:c="7"/><text:span text:style-name="T1">[165, 232, <text:s/>23],</text:span></text:p>
      <text:p text:style-name="P3"><text:s text:c="7"/><text:span text:style-name="T1">[164, 232, <text:s/>23],</text:span></text:p>
      <text:p text:style-name="P3"><text:s text:c="7"/><text:span text:style-name="T1">[162, 232, <text:s/>23]]), array([[347, 238, <text:s/>24],</text:span></text:p>
      <text:p text:style-name="P3"><text:s text:c="7"/><text:span text:style-name="T1">[348, 241, <text:s/>24],</text:span></text:p>
      <text:p text:style-name="P3"><text:s text:c="7"/><text:span text:style-name="T1">[347, 241, <text:s/>24],</text:span></text:p>
      <text:p text:style-name="P3"><text:s text:c="7"/><text:span text:style-name="T1">[350, 238, <text:s/>24],</text:span></text:p>
      <text:p text:style-name="P3"><text:s text:c="7"/><text:span text:style-name="T1">[349, 238, <text:s/>24],</text:span></text:p>
      <text:p text:style-name="P3"><text:s text:c="7"/><text:span text:style-name="T1">[351, 239, <text:s/>24],</text:span></text:p>
      <text:p text:style-name="P3"><text:s text:c="7"/><text:span text:style-name="T1">[351, 238, <text:s/>24],</text:span></text:p>
      <text:p text:style-name="P3"><text:soft-page-break/><text:s text:c="7"/><text:span text:style-name="T1">[352, 238, <text:s/>24],</text:span></text:p>
      <text:p text:style-name="P3"><text:s text:c="7"/><text:span text:style-name="T1">[353, 238, <text:s/>24],</text:span></text:p>
      <text:p text:style-name="P3"><text:s text:c="7"/><text:span text:style-name="T1">[354, 238, <text:s/>24],</text:span></text:p>
      <text:p text:style-name="P3"><text:s text:c="7"/><text:span text:style-name="T1">[355, 238, <text:s/>24],</text:span></text:p>
      <text:p text:style-name="P3"><text:s text:c="7"/><text:span text:style-name="T1">[345, 239, <text:s/>24],</text:span></text:p>
      <text:p text:style-name="P3"><text:s text:c="7"/><text:span text:style-name="T1">[348, 239, <text:s/>24],</text:span></text:p>
      <text:p text:style-name="P3"><text:s text:c="7"/><text:span text:style-name="T1">[349, 239, <text:s/>24],</text:span></text:p>
      <text:p text:style-name="P3"><text:s text:c="7"/><text:span text:style-name="T1">[350, 239, <text:s/>24],</text:span></text:p>
      <text:p text:style-name="P3"><text:s text:c="7"/><text:span text:style-name="T1">[353, 239, <text:s/>24]]), array([[127, 241, <text:s/>25],</text:span></text:p>
      <text:p text:style-name="P3"><text:s text:c="7"/><text:span text:style-name="T1">[128, 241, <text:s/>25],</text:span></text:p>
      <text:p text:style-name="P3"><text:s text:c="7"/><text:span text:style-name="T1">[129, 241, <text:s/>25],</text:span></text:p>
      <text:p text:style-name="P3"><text:s text:c="7"/><text:span text:style-name="T1">[130, 241, <text:s/>25],</text:span></text:p>
      <text:p text:style-name="P3"><text:s text:c="7"/><text:span text:style-name="T1">[125, 241, <text:s/>25],</text:span></text:p>
      <text:p text:style-name="P3"><text:s text:c="7"/><text:span text:style-name="T1">[132, 241, <text:s/>25],</text:span></text:p>
      <text:p text:style-name="P3"><text:s text:c="7"/><text:span text:style-name="T1">[130, 240, <text:s/>25],</text:span></text:p>
      <text:p text:style-name="P3"><text:s text:c="7"/><text:span text:style-name="T1">[129, 240, <text:s/>25],</text:span></text:p>
      <text:p text:style-name="P3"><text:s text:c="7"/><text:span text:style-name="T1">[126, 241, <text:s/>25],</text:span></text:p>
      <text:p text:style-name="P3"><text:s text:c="7"/><text:span text:style-name="T1">[131, 241, <text:s/>25],</text:span></text:p>
      <text:p text:style-name="P3"><text:s text:c="7"/><text:span text:style-name="T1">[124, 241, <text:s/>25],</text:span></text:p>
      <text:p text:style-name="P3"><text:s text:c="7"/><text:span text:style-name="T1">[131, 240, <text:s/>25],</text:span></text:p>
      <text:p text:style-name="P3"><text:s text:c="7"/><text:span text:style-name="T1">[122, 241, <text:s/>25],</text:span></text:p>
      <text:p text:style-name="P3"><text:s text:c="7"/><text:span text:style-name="T1">[123, 242, <text:s/>25],</text:span></text:p>
      <text:p text:style-name="P3"><text:s text:c="7"/><text:span text:style-name="T1">[124, 242, <text:s/>25],</text:span></text:p>
      <text:p text:style-name="P3"><text:s text:c="7"/><text:span text:style-name="T1">[125, 242, <text:s/>25],</text:span></text:p>
      <text:p text:style-name="P3"><text:s text:c="7"/><text:span text:style-name="T1">[126, 242, <text:s/>25],</text:span></text:p>
      <text:p text:style-name="P3"><text:s text:c="7"/><text:span text:style-name="T1">[132, 240, <text:s/>25],</text:span></text:p>
      <text:p text:style-name="P3"><text:s text:c="7"/><text:span text:style-name="T1">[133, 240, <text:s/>25],</text:span></text:p>
      <text:p text:style-name="P3"><text:s text:c="7"/><text:span text:style-name="T1">[134, 240, <text:s/>25],</text:span></text:p>
      <text:p text:style-name="P3"><text:s text:c="7"/><text:span text:style-name="T1">[135, 240, <text:s/>25],</text:span></text:p>
      <text:p text:style-name="P3"><text:s text:c="7"/><text:span text:style-name="T1">[123, 241, <text:s/>25],</text:span></text:p>
      <text:p text:style-name="P3"><text:s text:c="7"/><text:span text:style-name="T1">[123, 243, <text:s/>25],</text:span></text:p>
      <text:p text:style-name="P3"><text:s text:c="7"/><text:span text:style-name="T1">[124, 243, <text:s/>25],</text:span></text:p>
      <text:p text:style-name="P3"><text:s text:c="7"/><text:span text:style-name="T1">[121, 243, <text:s/>25],</text:span></text:p>
      <text:p text:style-name="P3"><text:s text:c="7"/><text:span text:style-name="T1">[120, 243, <text:s/>25],</text:span></text:p>
      <text:p text:style-name="P3"><text:s text:c="7"/><text:span text:style-name="T1">[118, 241, <text:s/>25],</text:span></text:p>
      <text:p text:style-name="P3"><text:s text:c="7"/><text:span text:style-name="T1">[119, 241, <text:s/>25],</text:span></text:p>
      <text:p text:style-name="P3"><text:s text:c="7"/><text:span text:style-name="T1">[120, 241, <text:s/>25],</text:span></text:p>
      <text:p text:style-name="P3"><text:s text:c="7"/><text:span text:style-name="T1">[121, 241, <text:s/>25],</text:span></text:p>
      <text:p text:style-name="P3"><text:s text:c="7"/><text:span text:style-name="T1">[122, 243, <text:s/>25]]), array([[ 80, 245, <text:s/>26],</text:span></text:p>
      <text:p text:style-name="P3"><text:s text:c="7"/><text:span text:style-name="T1">[ 83, 245, <text:s/>26],</text:span></text:p>
      <text:p text:style-name="P3"><text:s text:c="7"/><text:span text:style-name="T1">[ 84, 245, <text:s/>26],</text:span></text:p>
      <text:p text:style-name="P3"><text:s text:c="7"/><text:span text:style-name="T1">[ 86, 245, <text:s/>26],</text:span></text:p>
      <text:p text:style-name="P3"><text:s text:c="7"/><text:span text:style-name="T1">[ 87, 245, <text:s/>26],</text:span></text:p>
      <text:p text:style-name="P3"><text:s text:c="7"/><text:span text:style-name="T1">[ 85, 245, <text:s/>26],</text:span></text:p>
      <text:p text:style-name="P3"><text:s text:c="7"/><text:span text:style-name="T1">[ 82, 245, <text:s/>26],</text:span></text:p>
      <text:p text:style-name="P3"><text:s text:c="7"/><text:span text:style-name="T1">[ 81, 245, <text:s/>26],</text:span></text:p>
      <text:p text:style-name="P3"><text:s text:c="7"/><text:span text:style-name="T1">[ 86, 243, <text:s/>26],</text:span></text:p>
      <text:p text:style-name="P3"><text:s text:c="7"/><text:span text:style-name="T1">[ 83, 242, <text:s/>26],</text:span></text:p>
      <text:p text:style-name="P3"><text:s text:c="7"/><text:span text:style-name="T1">[ 87, 243, <text:s/>26],</text:span></text:p>
      <text:p text:style-name="P3"><text:s text:c="7"/><text:span text:style-name="T1">[ 88, 243, <text:s/>26],</text:span></text:p>
      <text:p text:style-name="P3"><text:s text:c="7"/><text:span text:style-name="T1">[ 89, 243, <text:s/>26],</text:span></text:p>
      <text:p text:style-name="P3"><text:s text:c="7"/><text:span text:style-name="T1">[ 90, 243, <text:s/>26],</text:span></text:p>
      <text:p text:style-name="P3"><text:s text:c="7"/><text:span text:style-name="T1">[ 91, 243, <text:s/>26],</text:span></text:p>
      <text:p text:style-name="P3"><text:s text:c="7"/><text:span text:style-name="T1">[ 92, 243, <text:s/>26],</text:span></text:p>
      <text:p text:style-name="P3"><text:s text:c="7"/><text:span text:style-name="T1">[ 93, 243, <text:s/>26],</text:span></text:p>
      <text:p text:style-name="P3"><text:s text:c="7"/><text:span text:style-name="T1">[ 84, 243, <text:s/>26],</text:span></text:p>
      <text:p text:style-name="P3"><text:s text:c="7"/><text:span text:style-name="T1">[ 83, 243, <text:s/>26],</text:span></text:p>
      <text:p text:style-name="P3"><text:s text:c="7"/><text:span text:style-name="T1">[ 82, 243, <text:s/>26],</text:span></text:p>
      <text:p text:style-name="P3"><text:s text:c="7"/><text:span text:style-name="T1">[ 81, 243, <text:s/>26],</text:span></text:p>
      <text:p text:style-name="P3"><text:soft-page-break/><text:s text:c="7"/><text:span text:style-name="T1">[ 80, 243, <text:s/>26],</text:span></text:p>
      <text:p text:style-name="P3"><text:s text:c="7"/><text:span text:style-name="T1">[ 79, 243, <text:s/>26],</text:span></text:p>
      <text:p text:style-name="P3"><text:s text:c="7"/><text:span text:style-name="T1">[ 84, 244, <text:s/>26],</text:span></text:p>
      <text:p text:style-name="P3"><text:s text:c="7"/><text:span text:style-name="T1">[ 85, 244, <text:s/>26],</text:span></text:p>
      <text:p text:style-name="P3"><text:s text:c="7"/><text:span text:style-name="T1">[ 86, 244, <text:s/>26],</text:span></text:p>
      <text:p text:style-name="P3"><text:s text:c="7"/><text:span text:style-name="T1">[ 87, 244, <text:s/>26],</text:span></text:p>
      <text:p text:style-name="P3"><text:s text:c="7"/><text:span text:style-name="T1">[ 88, 244, <text:s/>26],</text:span></text:p>
      <text:p text:style-name="P3"><text:s text:c="7"/><text:span text:style-name="T1">[ 88, 242, <text:s/>26],</text:span></text:p>
      <text:p text:style-name="P3"><text:s text:c="7"/><text:span text:style-name="T1">[ 87, 242, <text:s/>26],</text:span></text:p>
      <text:p text:style-name="P3"><text:s text:c="7"/><text:span text:style-name="T1">[ 86, 242, <text:s/>26],</text:span></text:p>
      <text:p text:style-name="P3"><text:s text:c="7"/><text:span text:style-name="T1">[ 85, 242, <text:s/>26],</text:span></text:p>
      <text:p text:style-name="P3"><text:s text:c="7"/><text:span text:style-name="T1">[ 85, 243, <text:s/>26],</text:span></text:p>
      <text:p text:style-name="P3"><text:s text:c="7"/><text:span text:style-name="T1">[ 82, 242, <text:s/>26],</text:span></text:p>
      <text:p text:style-name="P3"><text:s text:c="7"/><text:span text:style-name="T1">[ 84, 242, <text:s/>26],</text:span></text:p>
      <text:p text:style-name="P3"><text:s text:c="7"/><text:span text:style-name="T1">[ 88, 245, <text:s/>26],</text:span></text:p>
      <text:p text:style-name="P3"><text:s text:c="7"/><text:span text:style-name="T1">[ 83, 246, <text:s/>26],</text:span></text:p>
      <text:p text:style-name="P3"><text:s text:c="7"/><text:span text:style-name="T1">[ 97, 246, <text:s/>26],</text:span></text:p>
      <text:p text:style-name="P3"><text:s text:c="7"/><text:span text:style-name="T1">[ 89, 247, <text:s/>26],</text:span></text:p>
      <text:p text:style-name="P3"><text:s text:c="7"/><text:span text:style-name="T1">[ 90, 247, <text:s/>26],</text:span></text:p>
      <text:p text:style-name="P3"><text:s text:c="7"/><text:span text:style-name="T1">[ 82, 246, <text:s/>26],</text:span></text:p>
      <text:p text:style-name="P3"><text:s text:c="7"/><text:span text:style-name="T1">[ 84, 247, <text:s/>26],</text:span></text:p>
      <text:p text:style-name="P3"><text:s text:c="7"/><text:span text:style-name="T1">[ 85, 247, <text:s/>26],</text:span></text:p>
      <text:p text:style-name="P3"><text:s text:c="7"/><text:span text:style-name="T1">[ 86, 247, <text:s/>26],</text:span></text:p>
      <text:p text:style-name="P3"><text:s text:c="7"/><text:span text:style-name="T1">[ 86, 248, <text:s/>26],</text:span></text:p>
      <text:p text:style-name="P3"><text:s text:c="7"/><text:span text:style-name="T1">[ 96, 246, <text:s/>26],</text:span></text:p>
      <text:p text:style-name="P3"><text:s text:c="7"/><text:span text:style-name="T1">[ 87, 248, <text:s/>26],</text:span></text:p>
      <text:p text:style-name="P3"><text:s text:c="7"/><text:span text:style-name="T1">[ 89, 248, <text:s/>26],</text:span></text:p>
      <text:p text:style-name="P3"><text:s text:c="7"/><text:span text:style-name="T1">[ 90, 248, <text:s/>26],</text:span></text:p>
      <text:p text:style-name="P3"><text:s text:c="7"/><text:span text:style-name="T1">[ 91, 248, <text:s/>26],</text:span></text:p>
      <text:p text:style-name="P3"><text:s text:c="7"/><text:span text:style-name="T1">[ 92, 248, <text:s/>26],</text:span></text:p>
      <text:p text:style-name="P3"><text:s text:c="7"/><text:span text:style-name="T1">[ 93, 248, <text:s/>26],</text:span></text:p>
      <text:p text:style-name="P3"><text:s text:c="7"/><text:span text:style-name="T1">[ 94, 248, <text:s/>26],</text:span></text:p>
      <text:p text:style-name="P3"><text:s text:c="7"/><text:span text:style-name="T1">[ 87, 247, <text:s/>26],</text:span></text:p>
      <text:p text:style-name="P3"><text:s text:c="7"/><text:span text:style-name="T1">[ 91, 247, <text:s/>26],</text:span></text:p>
      <text:p text:style-name="P3"><text:s text:c="7"/><text:span text:style-name="T1">[ 88, 248, <text:s/>26],</text:span></text:p>
      <text:p text:style-name="P3"><text:s text:c="7"/><text:span text:style-name="T1">[ 94, 246, <text:s/>26],</text:span></text:p>
      <text:p text:style-name="P3"><text:s text:c="7"/><text:span text:style-name="T1">[ 88, 247, <text:s/>26],</text:span></text:p>
      <text:p text:style-name="P3"><text:s text:c="7"/><text:span text:style-name="T1">[ 92, 246, <text:s/>26],</text:span></text:p>
      <text:p text:style-name="P3"><text:s text:c="7"/><text:span text:style-name="T1">[ 89, 245, <text:s/>26],</text:span></text:p>
      <text:p text:style-name="P3"><text:s text:c="7"/><text:span text:style-name="T1">[ 90, 245, <text:s/>26],</text:span></text:p>
      <text:p text:style-name="P3"><text:s text:c="7"/><text:span text:style-name="T1">[ 91, 245, <text:s/>26],</text:span></text:p>
      <text:p text:style-name="P3"><text:s text:c="7"/><text:span text:style-name="T1">[ 92, 245, <text:s/>26],</text:span></text:p>
      <text:p text:style-name="P3"><text:s text:c="7"/><text:span text:style-name="T1">[ 93, 246, <text:s/>26],</text:span></text:p>
      <text:p text:style-name="P3"><text:s text:c="7"/><text:span text:style-name="T1">[ 93, 245, <text:s/>26],</text:span></text:p>
      <text:p text:style-name="P3"><text:s text:c="7"/><text:span text:style-name="T1">[ 85, 246, <text:s/>26],</text:span></text:p>
      <text:p text:style-name="P3"><text:s text:c="7"/><text:span text:style-name="T1">[ 84, 246, <text:s/>26],</text:span></text:p>
      <text:p text:style-name="P3"><text:s text:c="7"/><text:span text:style-name="T1">[ 82, 248, <text:s/>26],</text:span></text:p>
      <text:p text:style-name="P3"><text:s text:c="7"/><text:span text:style-name="T1">[ 84, 248, <text:s/>26],</text:span></text:p>
      <text:p text:style-name="P3"><text:s text:c="7"/><text:span text:style-name="T1">[ 79, 246, <text:s/>26],</text:span></text:p>
      <text:p text:style-name="P3"><text:s text:c="7"/><text:span text:style-name="T1">[ 80, 246, <text:s/>26],</text:span></text:p>
      <text:p text:style-name="P3"><text:s text:c="7"/><text:span text:style-name="T1">[ 94, 245, <text:s/>26],</text:span></text:p>
      <text:p text:style-name="P3"><text:s text:c="7"/><text:span text:style-name="T1">[ 97, 245, <text:s/>26],</text:span></text:p>
      <text:p text:style-name="P3"><text:s text:c="7"/><text:span text:style-name="T1">[ 87, 246, <text:s/>26],</text:span></text:p>
      <text:p text:style-name="P3"><text:s text:c="7"/><text:span text:style-name="T1">[ 81, 246, <text:s/>26],</text:span></text:p>
      <text:p text:style-name="P3"><text:s text:c="7"/><text:span text:style-name="T1">[ 88, 246, <text:s/>26],</text:span></text:p>
      <text:p text:style-name="P3"><text:s text:c="7"/><text:span text:style-name="T1">[ 90, 246, <text:s/>26],</text:span></text:p>
      <text:p text:style-name="P3"><text:s text:c="7"/><text:span text:style-name="T1">[ 85, 248, <text:s/>26],</text:span></text:p>
      <text:p text:style-name="P3"><text:s text:c="7"/><text:span text:style-name="T1">[ 83, 248, <text:s/>26]]), array([[401, 248, <text:s/>27],</text:span></text:p>
      <text:p text:style-name="P3"><text:s text:c="7"/><text:span text:style-name="T1">[407, 242, <text:s/>27],</text:span></text:p>
      <text:p text:style-name="P3"><text:soft-page-break/><text:s text:c="7"/><text:span text:style-name="T1">[406, 242, <text:s/>27],</text:span></text:p>
      <text:p text:style-name="P3"><text:s text:c="7"/><text:span text:style-name="T1">[405, 242, <text:s/>27],</text:span></text:p>
      <text:p text:style-name="P3"><text:s text:c="7"/><text:span text:style-name="T1">[404, 242, <text:s/>27],</text:span></text:p>
      <text:p text:style-name="P3"><text:s text:c="7"/><text:span text:style-name="T1">[403, 242, <text:s/>27],</text:span></text:p>
      <text:p text:style-name="P3"><text:s text:c="7"/><text:span text:style-name="T1">[410, 243, <text:s/>27],</text:span></text:p>
      <text:p text:style-name="P3"><text:s text:c="7"/><text:span text:style-name="T1">[408, 242, <text:s/>27],</text:span></text:p>
      <text:p text:style-name="P3"><text:s text:c="7"/><text:span text:style-name="T1">[409, 243, <text:s/>27],</text:span></text:p>
      <text:p text:style-name="P3"><text:s text:c="7"/><text:span text:style-name="T1">[399, 243, <text:s/>27],</text:span></text:p>
      <text:p text:style-name="P3"><text:s text:c="7"/><text:span text:style-name="T1">[407, 243, <text:s/>27],</text:span></text:p>
      <text:p text:style-name="P3"><text:s text:c="7"/><text:span text:style-name="T1">[393, 243, <text:s/>27],</text:span></text:p>
      <text:p text:style-name="P3"><text:s text:c="7"/><text:span text:style-name="T1">[394, 243, <text:s/>27],</text:span></text:p>
      <text:p text:style-name="P3"><text:s text:c="7"/><text:span text:style-name="T1">[395, 243, <text:s/>27],</text:span></text:p>
      <text:p text:style-name="P3"><text:s text:c="7"/><text:span text:style-name="T1">[396, 243, <text:s/>27],</text:span></text:p>
      <text:p text:style-name="P3"><text:s text:c="7"/><text:span text:style-name="T1">[397, 243, <text:s/>27],</text:span></text:p>
      <text:p text:style-name="P3"><text:s text:c="7"/><text:span text:style-name="T1">[398, 243, <text:s/>27],</text:span></text:p>
      <text:p text:style-name="P3"><text:s text:c="7"/><text:span text:style-name="T1">[408, 243, <text:s/>27],</text:span></text:p>
      <text:p text:style-name="P3"><text:s text:c="7"/><text:span text:style-name="T1">[402, 242, <text:s/>27],</text:span></text:p>
      <text:p text:style-name="P3"><text:s text:c="7"/><text:span text:style-name="T1">[401, 243, <text:s/>27],</text:span></text:p>
      <text:p text:style-name="P3"><text:s text:c="7"/><text:span text:style-name="T1">[402, 243, <text:s/>27],</text:span></text:p>
      <text:p text:style-name="P3"><text:s text:c="7"/><text:span text:style-name="T1">[403, 243, <text:s/>27],</text:span></text:p>
      <text:p text:style-name="P3"><text:s text:c="7"/><text:span text:style-name="T1">[404, 243, <text:s/>27],</text:span></text:p>
      <text:p text:style-name="P3"><text:s text:c="7"/><text:span text:style-name="T1">[405, 243, <text:s/>27],</text:span></text:p>
      <text:p text:style-name="P3"><text:s text:c="7"/><text:span text:style-name="T1">[406, 243, <text:s/>27],</text:span></text:p>
      <text:p text:style-name="P3"><text:s text:c="7"/><text:span text:style-name="T1">[400, 243, <text:s/>27],</text:span></text:p>
      <text:p text:style-name="P3"><text:s text:c="7"/><text:span text:style-name="T1">[401, 242, <text:s/>27],</text:span></text:p>
      <text:p text:style-name="P3"><text:s text:c="7"/><text:span text:style-name="T1">[398, 242, <text:s/>27],</text:span></text:p>
      <text:p text:style-name="P3"><text:s text:c="7"/><text:span text:style-name="T1">[396, 248, <text:s/>27],</text:span></text:p>
      <text:p text:style-name="P3"><text:s text:c="7"/><text:span text:style-name="T1">[401, 245, <text:s/>27],</text:span></text:p>
      <text:p text:style-name="P3"><text:s text:c="7"/><text:span text:style-name="T1">[399, 248, <text:s/>27],</text:span></text:p>
      <text:p text:style-name="P3"><text:s text:c="7"/><text:span text:style-name="T1">[400, 248, <text:s/>27],</text:span></text:p>
      <text:p text:style-name="P3"><text:s text:c="7"/><text:span text:style-name="T1">[400, 245, <text:s/>27],</text:span></text:p>
      <text:p text:style-name="P3"><text:s text:c="7"/><text:span text:style-name="T1">[399, 245, <text:s/>27],</text:span></text:p>
      <text:p text:style-name="P3"><text:s text:c="7"/><text:span text:style-name="T1">[398, 245, <text:s/>27],</text:span></text:p>
      <text:p text:style-name="P3"><text:s text:c="7"/><text:span text:style-name="T1">[393, 244, <text:s/>27],</text:span></text:p>
      <text:p text:style-name="P3"><text:s text:c="7"/><text:span text:style-name="T1">[394, 244, <text:s/>27],</text:span></text:p>
      <text:p text:style-name="P3"><text:s text:c="7"/><text:span text:style-name="T1">[397, 245, <text:s/>27],</text:span></text:p>
      <text:p text:style-name="P3"><text:s text:c="7"/><text:span text:style-name="T1">[396, 245, <text:s/>27],</text:span></text:p>
      <text:p text:style-name="P3"><text:s text:c="7"/><text:span text:style-name="T1">[397, 248, <text:s/>27],</text:span></text:p>
      <text:p text:style-name="P3"><text:s text:c="7"/><text:span text:style-name="T1">[395, 245, <text:s/>27],</text:span></text:p>
      <text:p text:style-name="P3"><text:s text:c="7"/><text:span text:style-name="T1">[393, 242, <text:s/>27],</text:span></text:p>
      <text:p text:style-name="P3"><text:s text:c="7"/><text:span text:style-name="T1">[394, 242, <text:s/>27],</text:span></text:p>
      <text:p text:style-name="P3"><text:s text:c="7"/><text:span text:style-name="T1">[395, 242, <text:s/>27],</text:span></text:p>
      <text:p text:style-name="P3"><text:s text:c="7"/><text:span text:style-name="T1">[396, 242, <text:s/>27],</text:span></text:p>
      <text:p text:style-name="P3"><text:s text:c="7"/><text:span text:style-name="T1">[397, 242, <text:s/>27],</text:span></text:p>
      <text:p text:style-name="P3"><text:s text:c="7"/><text:span text:style-name="T1">[400, 242, <text:s/>27],</text:span></text:p>
      <text:p text:style-name="P3"><text:s text:c="7"/><text:span text:style-name="T1">[398, 248, <text:s/>27]]), array([[105, 244, <text:s/>28],</text:span></text:p>
      <text:p text:style-name="P3"><text:s text:c="7"/><text:span text:style-name="T1">[ 98, 245, <text:s/>28],</text:span></text:p>
      <text:p text:style-name="P3"><text:s text:c="7"/><text:span text:style-name="T1">[104, 242, <text:s/>28],</text:span></text:p>
      <text:p text:style-name="P3"><text:s text:c="7"/><text:span text:style-name="T1">[105, 242, <text:s/>28],</text:span></text:p>
      <text:p text:style-name="P3"><text:s text:c="7"/><text:span text:style-name="T1">[106, 242, <text:s/>28],</text:span></text:p>
      <text:p text:style-name="P3"><text:s text:c="7"/><text:span text:style-name="T1">[ 99, 246, <text:s/>28],</text:span></text:p>
      <text:p text:style-name="P3"><text:s text:c="7"/><text:span text:style-name="T1">[104, 244, <text:s/>28],</text:span></text:p>
      <text:p text:style-name="P3"><text:s text:c="7"/><text:span text:style-name="T1">[101, 246, <text:s/>28],</text:span></text:p>
      <text:p text:style-name="P3"><text:s text:c="7"/><text:span text:style-name="T1">[104, 247, <text:s/>28],</text:span></text:p>
      <text:p text:style-name="P3"><text:s text:c="7"/><text:span text:style-name="T1">[103, 247, <text:s/>28],</text:span></text:p>
      <text:p text:style-name="P3"><text:s text:c="7"/><text:span text:style-name="T1">[102, 247, <text:s/>28],</text:span></text:p>
      <text:p text:style-name="P3"><text:s text:c="7"/><text:span text:style-name="T1">[105, 247, <text:s/>28],</text:span></text:p>
      <text:p text:style-name="P3"><text:s text:c="7"/><text:span text:style-name="T1">[106, 244, <text:s/>28],</text:span></text:p>
      <text:p text:style-name="P3"><text:s text:c="7"/><text:span text:style-name="T1">[102, 244, <text:s/>28],</text:span></text:p>
      <text:p text:style-name="P3"><text:soft-page-break/><text:s text:c="7"/><text:span text:style-name="T1">[103, 246, <text:s/>28],</text:span></text:p>
      <text:p text:style-name="P3"><text:s text:c="7"/><text:span text:style-name="T1">[103, 244, <text:s/>28],</text:span></text:p>
      <text:p text:style-name="P3"><text:s text:c="7"/><text:span text:style-name="T1">[102, 246, <text:s/>28],</text:span></text:p>
      <text:p text:style-name="P3"><text:s text:c="7"/><text:span text:style-name="T1">[101, 244, <text:s/>28],</text:span></text:p>
      <text:p text:style-name="P3"><text:s text:c="7"/><text:span text:style-name="T1">[100, 246, <text:s/>28]]), array([[302, 247, <text:s/>29],</text:span></text:p>
      <text:p text:style-name="P3"><text:s text:c="7"/><text:span text:style-name="T1">[305, 247, <text:s/>29],</text:span></text:p>
      <text:p text:style-name="P3"><text:s text:c="7"/><text:span text:style-name="T1">[302, 245, <text:s/>29],</text:span></text:p>
      <text:p text:style-name="P3"><text:s text:c="7"/><text:span text:style-name="T1">[299, 245, <text:s/>29],</text:span></text:p>
      <text:p text:style-name="P3"><text:s text:c="7"/><text:span text:style-name="T1">[300, 245, <text:s/>29],</text:span></text:p>
      <text:p text:style-name="P3"><text:s text:c="7"/><text:span text:style-name="T1">[301, 245, <text:s/>29],</text:span></text:p>
      <text:p text:style-name="P3"><text:s text:c="7"/><text:span text:style-name="T1">[303, 245, <text:s/>29],</text:span></text:p>
      <text:p text:style-name="P3"><text:s text:c="7"/><text:span text:style-name="T1">[305, 245, <text:s/>29],</text:span></text:p>
      <text:p text:style-name="P3"><text:s text:c="7"/><text:span text:style-name="T1">[304, 247, <text:s/>29],</text:span></text:p>
      <text:p text:style-name="P3"><text:s text:c="7"/><text:span text:style-name="T1">[306, 246, <text:s/>29],</text:span></text:p>
      <text:p text:style-name="P3"><text:s text:c="7"/><text:span text:style-name="T1">[307, 246, <text:s/>29],</text:span></text:p>
      <text:p text:style-name="P3"><text:s text:c="7"/><text:span text:style-name="T1">[304, 245, <text:s/>29],</text:span></text:p>
      <text:p text:style-name="P3"><text:s text:c="7"/><text:span text:style-name="T1">[303, 247, <text:s/>29],</text:span></text:p>
      <text:p text:style-name="P3"><text:s text:c="7"/><text:span text:style-name="T1">[306, 245, <text:s/>29]]), array([[1026, <text:s/>246, <text:s text:c="2"/>30],</text:span></text:p>
      <text:p text:style-name="P3"><text:s text:c="7"/><text:span text:style-name="T1">[1027, <text:s/>246, <text:s text:c="2"/>30],</text:span></text:p>
      <text:p text:style-name="P3"><text:s text:c="7"/><text:span text:style-name="T1">[1028, <text:s/>246, <text:s text:c="2"/>30],</text:span></text:p>
      <text:p text:style-name="P3"><text:s text:c="7"/><text:span text:style-name="T1">[1039, <text:s/>247, <text:s text:c="2"/>30],</text:span></text:p>
      <text:p text:style-name="P3"><text:s text:c="7"/><text:span text:style-name="T1">[1031, <text:s/>246, <text:s text:c="2"/>30],</text:span></text:p>
      <text:p text:style-name="P3"><text:s text:c="7"/><text:span text:style-name="T1">[1042, <text:s/>247, <text:s text:c="2"/>30],</text:span></text:p>
      <text:p text:style-name="P3"><text:s text:c="7"/><text:span text:style-name="T1">[1040, <text:s/>247, <text:s text:c="2"/>30],</text:span></text:p>
      <text:p text:style-name="P3"><text:s text:c="7"/><text:span text:style-name="T1">[1041, <text:s/>247, <text:s text:c="2"/>30],</text:span></text:p>
      <text:p text:style-name="P3"><text:s text:c="7"/><text:span text:style-name="T1">[1034, <text:s/>246, <text:s text:c="2"/>30],</text:span></text:p>
      <text:p text:style-name="P3"><text:s text:c="7"/><text:span text:style-name="T1">[1043, <text:s/>247, <text:s text:c="2"/>30],</text:span></text:p>
      <text:p text:style-name="P3"><text:s text:c="7"/><text:span text:style-name="T1">[1025, <text:s/>246, <text:s text:c="2"/>30],</text:span></text:p>
      <text:p text:style-name="P3"><text:s text:c="7"/><text:span text:style-name="T1">[1029, <text:s/>246, <text:s text:c="2"/>30],</text:span></text:p>
      <text:p text:style-name="P3"><text:s text:c="7"/><text:span text:style-name="T1">[1038, <text:s/>245, <text:s text:c="2"/>30],</text:span></text:p>
      <text:p text:style-name="P3"><text:s text:c="7"/><text:span text:style-name="T1">[1035, <text:s/>247, <text:s text:c="2"/>30],</text:span></text:p>
      <text:p text:style-name="P3"><text:s text:c="7"/><text:span text:style-name="T1">[1027, <text:s/>247, <text:s text:c="2"/>30],</text:span></text:p>
      <text:p text:style-name="P3"><text:s text:c="7"/><text:span text:style-name="T1">[1028, <text:s/>247, <text:s text:c="2"/>30],</text:span></text:p>
      <text:p text:style-name="P3"><text:s text:c="7"/><text:span text:style-name="T1">[1029, <text:s/>247, <text:s text:c="2"/>30],</text:span></text:p>
      <text:p text:style-name="P3"><text:s text:c="7"/><text:span text:style-name="T1">[1030, <text:s/>247, <text:s text:c="2"/>30],</text:span></text:p>
      <text:p text:style-name="P3"><text:s text:c="7"/><text:span text:style-name="T1">[1031, <text:s/>247, <text:s text:c="2"/>30],</text:span></text:p>
      <text:p text:style-name="P3"><text:s text:c="7"/><text:span text:style-name="T1">[1034, <text:s/>247, <text:s text:c="2"/>30],</text:span></text:p>
      <text:p text:style-name="P3"><text:s text:c="7"/><text:span text:style-name="T1">[1041, <text:s/>245, <text:s text:c="2"/>30],</text:span></text:p>
      <text:p text:style-name="P3"><text:s text:c="7"/><text:span text:style-name="T1">[1036, <text:s/>247, <text:s text:c="2"/>30],</text:span></text:p>
      <text:p text:style-name="P3"><text:s text:c="7"/><text:span text:style-name="T1">[1037, <text:s/>247, <text:s text:c="2"/>30],</text:span></text:p>
      <text:p text:style-name="P3"><text:s text:c="7"/><text:span text:style-name="T1">[1038, <text:s/>247, <text:s text:c="2"/>30],</text:span></text:p>
      <text:p text:style-name="P3"><text:s text:c="7"/><text:span text:style-name="T1">[1038, <text:s/>248, <text:s text:c="2"/>30],</text:span></text:p>
      <text:p text:style-name="P3"><text:s text:c="7"/><text:span text:style-name="T1">[1036, <text:s/>248, <text:s text:c="2"/>30],</text:span></text:p>
      <text:p text:style-name="P3"><text:s text:c="7"/><text:span text:style-name="T1">[1035, <text:s/>248, <text:s text:c="2"/>30],</text:span></text:p>
      <text:p text:style-name="P3"><text:s text:c="7"/><text:span text:style-name="T1">[1034, <text:s/>248, <text:s text:c="2"/>30],</text:span></text:p>
      <text:p text:style-name="P3"><text:s text:c="7"/><text:span text:style-name="T1">[1033, <text:s/>248, <text:s text:c="2"/>30],</text:span></text:p>
      <text:p text:style-name="P3"><text:s text:c="7"/><text:span text:style-name="T1">[1032, <text:s/>246, <text:s text:c="2"/>30],</text:span></text:p>
      <text:p text:style-name="P3"><text:s text:c="7"/><text:span text:style-name="T1">[1033, <text:s/>246, <text:s text:c="2"/>30],</text:span></text:p>
      <text:p text:style-name="P3"><text:s text:c="7"/><text:span text:style-name="T1">[1037, <text:s/>245, <text:s text:c="2"/>30],</text:span></text:p>
      <text:p text:style-name="P3"><text:s text:c="7"/><text:span text:style-name="T1">[1036, <text:s/>245, <text:s text:c="2"/>30],</text:span></text:p>
      <text:p text:style-name="P3"><text:s text:c="7"/><text:span text:style-name="T1">[1035, <text:s/>245, <text:s text:c="2"/>30],</text:span></text:p>
      <text:p text:style-name="P3"><text:s text:c="7"/><text:span text:style-name="T1">[1034, <text:s/>245, <text:s text:c="2"/>30],</text:span></text:p>
      <text:p text:style-name="P3"><text:s text:c="7"/><text:span text:style-name="T1">[1033, <text:s/>245, <text:s text:c="2"/>30],</text:span></text:p>
      <text:p text:style-name="P3"><text:s text:c="7"/><text:span text:style-name="T1">[1031, <text:s/>245, <text:s text:c="2"/>30],</text:span></text:p>
      <text:p text:style-name="P3"><text:s text:c="7"/><text:span text:style-name="T1">[1030, <text:s/>248, <text:s text:c="2"/>30],</text:span></text:p>
      <text:p text:style-name="P3"><text:s text:c="7"/><text:span text:style-name="T1">[1031, <text:s/>248, <text:s text:c="2"/>30],</text:span></text:p>
      <text:p text:style-name="P3"><text:s text:c="7"/><text:span text:style-name="T1">[1032, <text:s/>248, <text:s text:c="2"/>30]]), array([[482, 247, <text:s/>31],</text:span></text:p>
      <text:p text:style-name="P3"><text:s text:c="7"/><text:span text:style-name="T1">[479, 247, <text:s/>31],</text:span></text:p>
      <text:p text:style-name="P3"><text:s text:c="7"/><text:span text:style-name="T1">[480, 247, <text:s/>31],</text:span></text:p>
      <text:p text:style-name="P3"><text:soft-page-break/><text:s text:c="7"/><text:span text:style-name="T1">[481, 247, <text:s/>31],</text:span></text:p>
      <text:p text:style-name="P3"><text:s text:c="7"/><text:span text:style-name="T1">[479, 248, <text:s/>31],</text:span></text:p>
      <text:p text:style-name="P3"><text:s text:c="7"/><text:span text:style-name="T1">[478, 247, <text:s/>31],</text:span></text:p>
      <text:p text:style-name="P3"><text:s text:c="7"/><text:span text:style-name="T1">[481, 248, <text:s/>31],</text:span></text:p>
      <text:p text:style-name="P3"><text:s text:c="7"/><text:span text:style-name="T1">[482, 248, <text:s/>31],</text:span></text:p>
      <text:p text:style-name="P3"><text:s text:c="7"/><text:span text:style-name="T1">[480, 248, <text:s/>31],</text:span></text:p>
      <text:p text:style-name="P3"><text:s text:c="7"/><text:span text:style-name="T1">[485, 248, <text:s/>31],</text:span></text:p>
      <text:p text:style-name="P3"><text:s text:c="7"/><text:span text:style-name="T1">[484, 248, <text:s/>31],</text:span></text:p>
      <text:p text:style-name="P3"><text:s text:c="7"/><text:span text:style-name="T1">[483, 248, <text:s/>31]]), array([[1067, <text:s/>246, <text:s text:c="2"/>32],</text:span></text:p>
      <text:p text:style-name="P3"><text:s text:c="7"/><text:span text:style-name="T1">[1068, <text:s/>247, <text:s text:c="2"/>32],</text:span></text:p>
      <text:p text:style-name="P3"><text:s text:c="7"/><text:span text:style-name="T1">[1069, <text:s/>246, <text:s text:c="2"/>32],</text:span></text:p>
      <text:p text:style-name="P3"><text:s text:c="7"/><text:span text:style-name="T1">[1067, <text:s/>247, <text:s text:c="2"/>32],</text:span></text:p>
      <text:p text:style-name="P3"><text:s text:c="7"/><text:span text:style-name="T1">[1070, <text:s/>247, <text:s text:c="2"/>32],</text:span></text:p>
      <text:p text:style-name="P3"><text:s text:c="7"/><text:span text:style-name="T1">[1071, <text:s/>247, <text:s text:c="2"/>32],</text:span></text:p>
      <text:p text:style-name="P3"><text:s text:c="7"/><text:span text:style-name="T1">[1072, <text:s/>247, <text:s text:c="2"/>32],</text:span></text:p>
      <text:p text:style-name="P3"><text:s text:c="7"/><text:span text:style-name="T1">[1068, <text:s/>246, <text:s text:c="2"/>32],</text:span></text:p>
      <text:p text:style-name="P3"><text:s text:c="7"/><text:span text:style-name="T1">[1066, <text:s/>247, <text:s text:c="2"/>32],</text:span></text:p>
      <text:p text:style-name="P3"><text:s text:c="7"/><text:span text:style-name="T1">[1069, <text:s/>247, <text:s text:c="2"/>32]]), array([[145, 254, <text:s/>33],</text:span></text:p>
      <text:p text:style-name="P3"><text:s text:c="7"/><text:span text:style-name="T1">[146, 254, <text:s/>33],</text:span></text:p>
      <text:p text:style-name="P3"><text:s text:c="7"/><text:span text:style-name="T1">[147, 254, <text:s/>33],</text:span></text:p>
      <text:p text:style-name="P3"><text:s text:c="7"/><text:span text:style-name="T1">[148, 254, <text:s/>33],</text:span></text:p>
      <text:p text:style-name="P3"><text:s text:c="7"/><text:span text:style-name="T1">[143, 255, <text:s/>33],</text:span></text:p>
      <text:p text:style-name="P3"><text:s text:c="7"/><text:span text:style-name="T1">[142, 255, <text:s/>33],</text:span></text:p>
      <text:p text:style-name="P3"><text:s text:c="7"/><text:span text:style-name="T1">[144, 255, <text:s/>33],</text:span></text:p>
      <text:p text:style-name="P3"><text:s text:c="7"/><text:span text:style-name="T1">[145, 255, <text:s/>33],</text:span></text:p>
      <text:p text:style-name="P3"><text:s text:c="7"/><text:span text:style-name="T1">[146, 255, <text:s/>33],</text:span></text:p>
      <text:p text:style-name="P3"><text:s text:c="7"/><text:span text:style-name="T1">[147, 255, <text:s/>33],</text:span></text:p>
      <text:p text:style-name="P3"><text:s text:c="7"/><text:span text:style-name="T1">[148, 255, <text:s/>33],</text:span></text:p>
      <text:p text:style-name="P3"><text:s text:c="7"/><text:span text:style-name="T1">[149, 254, <text:s/>33]]), array([[134, 255, <text:s/>34],</text:span></text:p>
      <text:p text:style-name="P3"><text:s text:c="7"/><text:span text:style-name="T1">[133, 255, <text:s/>34],</text:span></text:p>
      <text:p text:style-name="P3"><text:s text:c="7"/><text:span text:style-name="T1">[140, 255, <text:s/>34],</text:span></text:p>
      <text:p text:style-name="P3"><text:s text:c="7"/><text:span text:style-name="T1">[139, 255, <text:s/>34],</text:span></text:p>
      <text:p text:style-name="P3"><text:s text:c="7"/><text:span text:style-name="T1">[138, 255, <text:s/>34],</text:span></text:p>
      <text:p text:style-name="P3"><text:s text:c="7"/><text:span text:style-name="T1">[136, 255, <text:s/>34],</text:span></text:p>
      <text:p text:style-name="P3"><text:s text:c="7"/><text:span text:style-name="T1">[135, 255, <text:s/>34],</text:span></text:p>
      <text:p text:style-name="P3"><text:s text:c="7"/><text:span text:style-name="T1">[132, 255, <text:s/>34],</text:span></text:p>
      <text:p text:style-name="P3"><text:s text:c="7"/><text:span text:style-name="T1">[141, 255, <text:s/>34],</text:span></text:p>
      <text:p text:style-name="P3"><text:s text:c="7"/><text:span text:style-name="T1">[137, 255, <text:s/>34],</text:span></text:p>
      <text:p text:style-name="P3"><text:s text:c="7"/><text:span text:style-name="T1">[140, 256, <text:s/>34],</text:span></text:p>
      <text:p text:style-name="P3"><text:s text:c="7"/><text:span text:style-name="T1">[139, 256, <text:s/>34],</text:span></text:p>
      <text:p text:style-name="P3"><text:s text:c="7"/><text:span text:style-name="T1">[138, 256, <text:s/>34],</text:span></text:p>
      <text:p text:style-name="P3"><text:s text:c="7"/><text:span text:style-name="T1">[137, 256, <text:s/>34],</text:span></text:p>
      <text:p text:style-name="P3"><text:s text:c="7"/><text:span text:style-name="T1">[136, 256, <text:s/>34],</text:span></text:p>
      <text:p text:style-name="P3"><text:s text:c="7"/><text:span text:style-name="T1">[135, 256, <text:s/>34],</text:span></text:p>
      <text:p text:style-name="P3"><text:s text:c="7"/><text:span text:style-name="T1">[134, 256, <text:s/>34],</text:span></text:p>
      <text:p text:style-name="P3"><text:s text:c="7"/><text:span text:style-name="T1">[133, 256, <text:s/>34],</text:span></text:p>
      <text:p text:style-name="P3"><text:s text:c="7"/><text:span text:style-name="T1">[132, 256, <text:s/>34],</text:span></text:p>
      <text:p text:style-name="P3"><text:s text:c="7"/><text:span text:style-name="T1">[130, 256, <text:s/>34]]), array([[119, 260, <text:s/>35],</text:span></text:p>
      <text:p text:style-name="P3"><text:s text:c="7"/><text:span text:style-name="T1">[126, 259, <text:s/>35],</text:span></text:p>
      <text:p text:style-name="P3"><text:s text:c="7"/><text:span text:style-name="T1">[125, 259, <text:s/>35],</text:span></text:p>
      <text:p text:style-name="P3"><text:s text:c="7"/><text:span text:style-name="T1">[124, 259, <text:s/>35],</text:span></text:p>
      <text:p text:style-name="P3"><text:s text:c="7"/><text:span text:style-name="T1">[123, 259, <text:s/>35],</text:span></text:p>
      <text:p text:style-name="P3"><text:s text:c="7"/><text:span text:style-name="T1">[127, 256, <text:s/>35],</text:span></text:p>
      <text:p text:style-name="P3"><text:s text:c="7"/><text:span text:style-name="T1">[128, 256, <text:s/>35],</text:span></text:p>
      <text:p text:style-name="P3"><text:s text:c="7"/><text:span text:style-name="T1">[121, 259, <text:s/>35],</text:span></text:p>
      <text:p text:style-name="P3"><text:s text:c="7"/><text:span text:style-name="T1">[122, 259, <text:s/>35],</text:span></text:p>
      <text:p text:style-name="P3"><text:s text:c="7"/><text:span text:style-name="T1">[127, 258, <text:s/>35],</text:span></text:p>
      <text:p text:style-name="P3"><text:s text:c="7"/><text:span text:style-name="T1">[120, 259, <text:s/>35],</text:span></text:p>
      <text:p text:style-name="P3"><text:s text:c="7"/><text:span text:style-name="T1">[126, 257, <text:s/>35],</text:span></text:p>
      <text:p text:style-name="P3"><text:soft-page-break/><text:s text:c="7"/><text:span text:style-name="T1">[125, 257, <text:s/>35],</text:span></text:p>
      <text:p text:style-name="P3"><text:s text:c="7"/><text:span text:style-name="T1">[129, 256, <text:s/>35],</text:span></text:p>
      <text:p text:style-name="P3"><text:s text:c="7"/><text:span text:style-name="T1">[126, 256, <text:s/>35],</text:span></text:p>
      <text:p text:style-name="P3"><text:s text:c="7"/><text:span text:style-name="T1">[125, 256, <text:s/>35],</text:span></text:p>
      <text:p text:style-name="P3"><text:s text:c="7"/><text:span text:style-name="T1">[124, 256, <text:s/>35],</text:span></text:p>
      <text:p text:style-name="P3"><text:s text:c="7"/><text:span text:style-name="T1">[116, 258, <text:s/>35],</text:span></text:p>
      <text:p text:style-name="P3"><text:s text:c="7"/><text:span text:style-name="T1">[120, 260, <text:s/>35],</text:span></text:p>
      <text:p text:style-name="P3"><text:s text:c="7"/><text:span text:style-name="T1">[121, 260, <text:s/>35],</text:span></text:p>
      <text:p text:style-name="P3"><text:s text:c="7"/><text:span text:style-name="T1">[118, 257, <text:s/>35],</text:span></text:p>
      <text:p text:style-name="P3"><text:s text:c="7"/><text:span text:style-name="T1">[119, 257, <text:s/>35],</text:span></text:p>
      <text:p text:style-name="P3"><text:s text:c="7"/><text:span text:style-name="T1">[120, 257, <text:s/>35],</text:span></text:p>
      <text:p text:style-name="P3"><text:s text:c="7"/><text:span text:style-name="T1">[117, 258, <text:s/>35],</text:span></text:p>
      <text:p text:style-name="P3"><text:s text:c="7"/><text:span text:style-name="T1">[118, 258, <text:s/>35],</text:span></text:p>
      <text:p text:style-name="P3"><text:s text:c="7"/><text:span text:style-name="T1">[121, 257, <text:s/>35],</text:span></text:p>
      <text:p text:style-name="P3"><text:s text:c="7"/><text:span text:style-name="T1">[122, 257, <text:s/>35],</text:span></text:p>
      <text:p text:style-name="P3"><text:s text:c="7"/><text:span text:style-name="T1">[123, 257, <text:s/>35],</text:span></text:p>
      <text:p text:style-name="P3"><text:s text:c="7"/><text:span text:style-name="T1">[129, 257, <text:s/>35],</text:span></text:p>
      <text:p text:style-name="P3"><text:s text:c="7"/><text:span text:style-name="T1">[127, 257, <text:s/>35],</text:span></text:p>
      <text:p text:style-name="P3"><text:s text:c="7"/><text:span text:style-name="T1">[119, 258, <text:s/>35],</text:span></text:p>
      <text:p text:style-name="P3"><text:s text:c="7"/><text:span text:style-name="T1">[120, 258, <text:s/>35],</text:span></text:p>
      <text:p text:style-name="P3"><text:s text:c="7"/><text:span text:style-name="T1">[121, 258, <text:s/>35],</text:span></text:p>
      <text:p text:style-name="P3"><text:s text:c="7"/><text:span text:style-name="T1">[122, 258, <text:s/>35],</text:span></text:p>
      <text:p text:style-name="P3"><text:s text:c="7"/><text:span text:style-name="T1">[123, 258, <text:s/>35],</text:span></text:p>
      <text:p text:style-name="P3"><text:s text:c="7"/><text:span text:style-name="T1">[124, 258, <text:s/>35],</text:span></text:p>
      <text:p text:style-name="P3"><text:s text:c="7"/><text:span text:style-name="T1">[125, 258, <text:s/>35],</text:span></text:p>
      <text:p text:style-name="P3"><text:s text:c="7"/><text:span text:style-name="T1">[126, 258, <text:s/>35],</text:span></text:p>
      <text:p text:style-name="P3"><text:s text:c="7"/><text:span text:style-name="T1">[123, 256, <text:s/>35],</text:span></text:p>
      <text:p text:style-name="P3"><text:s text:c="7"/><text:span text:style-name="T1">[128, 257, <text:s/>35],</text:span></text:p>
      <text:p text:style-name="P3"><text:s text:c="7"/><text:span text:style-name="T1">[124, 257, <text:s/>35]]), array([[1208, <text:s/>258, <text:s text:c="2"/>36],</text:span></text:p>
      <text:p text:style-name="P3"><text:s text:c="7"/><text:span text:style-name="T1">[1208, <text:s/>259, <text:s text:c="2"/>36],</text:span></text:p>
      <text:p text:style-name="P3"><text:s text:c="7"/><text:span text:style-name="T1">[1209, <text:s/>259, <text:s text:c="2"/>36],</text:span></text:p>
      <text:p text:style-name="P3"><text:s text:c="7"/><text:span text:style-name="T1">[1210, <text:s/>259, <text:s text:c="2"/>36],</text:span></text:p>
      <text:p text:style-name="P3"><text:s text:c="7"/><text:span text:style-name="T1">[1212, <text:s/>258, <text:s text:c="2"/>36],</text:span></text:p>
      <text:p text:style-name="P3"><text:s text:c="7"/><text:span text:style-name="T1">[1211, <text:s/>259, <text:s text:c="2"/>36],</text:span></text:p>
      <text:p text:style-name="P3"><text:s text:c="7"/><text:span text:style-name="T1">[1207, <text:s/>259, <text:s text:c="2"/>36],</text:span></text:p>
      <text:p text:style-name="P3"><text:s text:c="7"/><text:span text:style-name="T1">[1206, <text:s/>259, <text:s text:c="2"/>36],</text:span></text:p>
      <text:p text:style-name="P3"><text:s text:c="7"/><text:span text:style-name="T1">[1207, <text:s/>258, <text:s text:c="2"/>36],</text:span></text:p>
      <text:p text:style-name="P3"><text:s text:c="7"/><text:span text:style-name="T1">[1210, <text:s/>258, <text:s text:c="2"/>36],</text:span></text:p>
      <text:p text:style-name="P3"><text:s text:c="7"/><text:span text:style-name="T1">[1209, <text:s/>258, <text:s text:c="2"/>36],</text:span></text:p>
      <text:p text:style-name="P3"><text:s text:c="7"/><text:span text:style-name="T1">[1212, <text:s/>259, <text:s text:c="2"/>36]]), array([[107, 261, <text:s/>37],</text:span></text:p>
      <text:p text:style-name="P3"><text:s text:c="7"/><text:span text:style-name="T1">[112, 261, <text:s/>37],</text:span></text:p>
      <text:p text:style-name="P3"><text:s text:c="7"/><text:span text:style-name="T1">[113, 261, <text:s/>37],</text:span></text:p>
      <text:p text:style-name="P3"><text:s text:c="7"/><text:span text:style-name="T1">[107, 260, <text:s/>37],</text:span></text:p>
      <text:p text:style-name="P3"><text:s text:c="7"/><text:span text:style-name="T1">[112, 260, <text:s/>37],</text:span></text:p>
      <text:p text:style-name="P3"><text:s text:c="7"/><text:span text:style-name="T1">[111, 262, <text:s/>37],</text:span></text:p>
      <text:p text:style-name="P3"><text:s text:c="7"/><text:span text:style-name="T1">[110, 262, <text:s/>37],</text:span></text:p>
      <text:p text:style-name="P3"><text:s text:c="7"/><text:span text:style-name="T1">[108, 260, <text:s/>37],</text:span></text:p>
      <text:p text:style-name="P3"><text:s text:c="7"/><text:span text:style-name="T1">[113, 260, <text:s/>37],</text:span></text:p>
      <text:p text:style-name="P3"><text:s text:c="7"/><text:span text:style-name="T1">[111, 260, <text:s/>37],</text:span></text:p>
      <text:p text:style-name="P3"><text:s text:c="7"/><text:span text:style-name="T1">[113, 259, <text:s/>37],</text:span></text:p>
      <text:p text:style-name="P3"><text:s text:c="7"/><text:span text:style-name="T1">[109, 260, <text:s/>37],</text:span></text:p>
      <text:p text:style-name="P3"><text:s text:c="7"/><text:span text:style-name="T1">[116, 261, <text:s/>37],</text:span></text:p>
      <text:p text:style-name="P3"><text:s text:c="7"/><text:span text:style-name="T1">[115, 261, <text:s/>37],</text:span></text:p>
      <text:p text:style-name="P3"><text:s text:c="7"/><text:span text:style-name="T1">[114, 261, <text:s/>37],</text:span></text:p>
      <text:p text:style-name="P3"><text:s text:c="7"/><text:span text:style-name="T1">[106, 261, <text:s/>37],</text:span></text:p>
      <text:p text:style-name="P3"><text:s text:c="7"/><text:span text:style-name="T1">[105, 261, <text:s/>37],</text:span></text:p>
      <text:p text:style-name="P3"><text:s text:c="7"/><text:span text:style-name="T1">[103, 262, <text:s/>37],</text:span></text:p>
      <text:p text:style-name="P3"><text:s text:c="7"/><text:span text:style-name="T1">[114, 259, <text:s/>37],</text:span></text:p>
      <text:p text:style-name="P3"><text:s text:c="7"/><text:span text:style-name="T1">[104, 262, <text:s/>37],</text:span></text:p>
      <text:p text:style-name="P3"><text:soft-page-break/><text:s text:c="7"/><text:span text:style-name="T1">[107, 262, <text:s/>37],</text:span></text:p>
      <text:p text:style-name="P3"><text:s text:c="7"/><text:span text:style-name="T1">[108, 262, <text:s/>37],</text:span></text:p>
      <text:p text:style-name="P3"><text:s text:c="7"/><text:span text:style-name="T1">[109, 262, <text:s/>37],</text:span></text:p>
      <text:p text:style-name="P3"><text:s text:c="7"/><text:span text:style-name="T1">[110, 259, <text:s/>37],</text:span></text:p>
      <text:p text:style-name="P3"><text:s text:c="7"/><text:span text:style-name="T1">[111, 259, <text:s/>37],</text:span></text:p>
      <text:p text:style-name="P3"><text:s text:c="7"/><text:span text:style-name="T1">[112, 259, <text:s/>37],</text:span></text:p>
      <text:p text:style-name="P3"><text:s text:c="7"/><text:span text:style-name="T1">[106, 262, <text:s/>37],</text:span></text:p>
      <text:p text:style-name="P3"><text:s text:c="7"/><text:span text:style-name="T1">[110, 260, <text:s/>37]]), array([[667, 262, <text:s/>38],</text:span></text:p>
      <text:p text:style-name="P3"><text:s text:c="7"/><text:span text:style-name="T1">[660, 262, <text:s/>38],</text:span></text:p>
      <text:p text:style-name="P3"><text:s text:c="7"/><text:span text:style-name="T1">[663, 262, <text:s/>38],</text:span></text:p>
      <text:p text:style-name="P3"><text:s text:c="7"/><text:span text:style-name="T1">[663, 261, <text:s/>38],</text:span></text:p>
      <text:p text:style-name="P3"><text:s text:c="7"/><text:span text:style-name="T1">[662, 261, <text:s/>38],</text:span></text:p>
      <text:p text:style-name="P3"><text:s text:c="7"/><text:span text:style-name="T1">[661, 261, <text:s/>38],</text:span></text:p>
      <text:p text:style-name="P3"><text:s text:c="7"/><text:span text:style-name="T1">[662, 262, <text:s/>38],</text:span></text:p>
      <text:p text:style-name="P3"><text:s text:c="7"/><text:span text:style-name="T1">[664, 262, <text:s/>38],</text:span></text:p>
      <text:p text:style-name="P3"><text:s text:c="7"/><text:span text:style-name="T1">[665, 262, <text:s/>38],</text:span></text:p>
      <text:p text:style-name="P3"><text:s text:c="7"/><text:span text:style-name="T1">[666, 262, <text:s/>38],</text:span></text:p>
      <text:p text:style-name="P3"><text:s text:c="7"/><text:span text:style-name="T1">[668, 262, <text:s/>38],</text:span></text:p>
      <text:p text:style-name="P3"><text:s text:c="7"/><text:span text:style-name="T1">[663, 263, <text:s/>38],</text:span></text:p>
      <text:p text:style-name="P3"><text:s text:c="7"/><text:span text:style-name="T1">[664, 263, <text:s/>38],</text:span></text:p>
      <text:p text:style-name="P3"><text:s text:c="7"/><text:span text:style-name="T1">[666, 263, <text:s/>38]]), array([[880, 282, <text:s/>39],</text:span></text:p>
      <text:p text:style-name="P3"><text:s text:c="7"/><text:span text:style-name="T1">[881, 282, <text:s/>39],</text:span></text:p>
      <text:p text:style-name="P3"><text:s text:c="7"/><text:span text:style-name="T1">[882, 282, <text:s/>39],</text:span></text:p>
      <text:p text:style-name="P3"><text:s text:c="7"/><text:span text:style-name="T1">[883, 282, <text:s/>39],</text:span></text:p>
      <text:p text:style-name="P3"><text:s text:c="7"/><text:span text:style-name="T1">[878, 283, <text:s/>39],</text:span></text:p>
      <text:p text:style-name="P3"><text:s text:c="7"/><text:span text:style-name="T1">[881, 284, <text:s/>39],</text:span></text:p>
      <text:p text:style-name="P3"><text:s text:c="7"/><text:span text:style-name="T1">[880, 284, <text:s/>39],</text:span></text:p>
      <text:p text:style-name="P3"><text:s text:c="7"/><text:span text:style-name="T1">[879, 284, <text:s/>39],</text:span></text:p>
      <text:p text:style-name="P3"><text:s text:c="7"/><text:span text:style-name="T1">[878, 284, <text:s/>39],</text:span></text:p>
      <text:p text:style-name="P3"><text:s text:c="7"/><text:span text:style-name="T1">[879, 283, <text:s/>39]]), array([[976, 285, <text:s/>40],</text:span></text:p>
      <text:p text:style-name="P3"><text:s text:c="7"/><text:span text:style-name="T1">[976, 284, <text:s/>40],</text:span></text:p>
      <text:p text:style-name="P3"><text:s text:c="7"/><text:span text:style-name="T1">[975, 285, <text:s/>40],</text:span></text:p>
      <text:p text:style-name="P3"><text:s text:c="7"/><text:span text:style-name="T1">[977, 284, <text:s/>40],</text:span></text:p>
      <text:p text:style-name="P3"><text:s text:c="7"/><text:span text:style-name="T1">[978, 284, <text:s/>40],</text:span></text:p>
      <text:p text:style-name="P3"><text:s text:c="7"/><text:span text:style-name="T1">[979, 284, <text:s/>40],</text:span></text:p>
      <text:p text:style-name="P3"><text:s text:c="7"/><text:span text:style-name="T1">[977, 285, <text:s/>40],</text:span></text:p>
      <text:p text:style-name="P3"><text:s text:c="7"/><text:span text:style-name="T1">[978, 285, <text:s/>40],</text:span></text:p>
      <text:p text:style-name="P3"><text:s text:c="7"/><text:span text:style-name="T1">[975, 284, <text:s/>40],</text:span></text:p>
      <text:p text:style-name="P3"><text:s text:c="7"/><text:span text:style-name="T1">[974, 284, <text:s/>40],</text:span></text:p>
      <text:p text:style-name="P3"><text:s text:c="7"/><text:span text:style-name="T1">[973, 284, <text:s/>40],</text:span></text:p>
      <text:p text:style-name="P3"><text:s text:c="7"/><text:span text:style-name="T1">[972, 284, <text:s/>40]]), array([[ 58, 292, <text:s/>41],</text:span></text:p>
      <text:p text:style-name="P3"><text:s text:c="7"/><text:span text:style-name="T1">[ 59, 292, <text:s/>41],</text:span></text:p>
      <text:p text:style-name="P3"><text:s text:c="7"/><text:span text:style-name="T1">[ 60, 292, <text:s/>41],</text:span></text:p>
      <text:p text:style-name="P3"><text:s text:c="7"/><text:span text:style-name="T1">[ 61, 292, <text:s/>41],</text:span></text:p>
      <text:p text:style-name="P3"><text:s text:c="7"/><text:span text:style-name="T1">[ 62, 292, <text:s/>41],</text:span></text:p>
      <text:p text:style-name="P3"><text:s text:c="7"/><text:span text:style-name="T1">[ 63, 292, <text:s/>41],</text:span></text:p>
      <text:p text:style-name="P3"><text:s text:c="7"/><text:span text:style-name="T1">[ 65, 292, <text:s/>41],</text:span></text:p>
      <text:p text:style-name="P3"><text:s text:c="7"/><text:span text:style-name="T1">[ 66, 292, <text:s/>41],</text:span></text:p>
      <text:p text:style-name="P3"><text:s text:c="7"/><text:span text:style-name="T1">[ 55, 294, <text:s/>41],</text:span></text:p>
      <text:p text:style-name="P3"><text:s text:c="7"/><text:span text:style-name="T1">[ 57, 292, <text:s/>41],</text:span></text:p>
      <text:p text:style-name="P3"><text:s text:c="7"/><text:span text:style-name="T1">[ 53, 293, <text:s/>41],</text:span></text:p>
      <text:p text:style-name="P3"><text:s text:c="7"/><text:span text:style-name="T1">[ 59, 293, <text:s/>41],</text:span></text:p>
      <text:p text:style-name="P3"><text:s text:c="7"/><text:span text:style-name="T1">[ 60, 293, <text:s/>41],</text:span></text:p>
      <text:p text:style-name="P3"><text:s text:c="7"/><text:span text:style-name="T1">[ 61, 293, <text:s/>41],</text:span></text:p>
      <text:p text:style-name="P3"><text:s text:c="7"/><text:span text:style-name="T1">[ 62, 293, <text:s/>41],</text:span></text:p>
      <text:p text:style-name="P3"><text:s text:c="7"/><text:span text:style-name="T1">[ 54, 294, <text:s/>41],</text:span></text:p>
      <text:p text:style-name="P3"><text:s text:c="7"/><text:span text:style-name="T1">[ 53, 294, <text:s/>41],</text:span></text:p>
      <text:p text:style-name="P3"><text:s text:c="7"/><text:span text:style-name="T1">[ 67, 292, <text:s/>41],</text:span></text:p>
      <text:p text:style-name="P3"><text:s text:c="7"/><text:span text:style-name="T1">[ 56, 292, <text:s/>41],</text:span></text:p>
      <text:p text:style-name="P3"><text:soft-page-break/><text:s text:c="7"/><text:span text:style-name="T1">[ 70, 285, <text:s/>41],</text:span></text:p>
      <text:p text:style-name="P3"><text:s text:c="7"/><text:span text:style-name="T1">[ 64, 291, <text:s/>41],</text:span></text:p>
      <text:p text:style-name="P3"><text:s text:c="7"/><text:span text:style-name="T1">[ 70, 288, <text:s/>41],</text:span></text:p>
      <text:p text:style-name="P3"><text:s text:c="7"/><text:span text:style-name="T1">[ 69, 288, <text:s/>41],</text:span></text:p>
      <text:p text:style-name="P3"><text:s text:c="7"/><text:span text:style-name="T1">[ 68, 288, <text:s/>41],</text:span></text:p>
      <text:p text:style-name="P3"><text:s text:c="7"/><text:span text:style-name="T1">[ 67, 288, <text:s/>41],</text:span></text:p>
      <text:p text:style-name="P3"><text:s text:c="7"/><text:span text:style-name="T1">[ 59, 288, <text:s/>41],</text:span></text:p>
      <text:p text:style-name="P3"><text:s text:c="7"/><text:span text:style-name="T1">[ 58, 288, <text:s/>41],</text:span></text:p>
      <text:p text:style-name="P3"><text:s text:c="7"/><text:span text:style-name="T1">[ 56, 288, <text:s/>41],</text:span></text:p>
      <text:p text:style-name="P3"><text:s text:c="7"/><text:span text:style-name="T1">[ 71, 287, <text:s/>41],</text:span></text:p>
      <text:p text:style-name="P3"><text:s text:c="7"/><text:span text:style-name="T1">[ 69, 287, <text:s/>41],</text:span></text:p>
      <text:p text:style-name="P3"><text:s text:c="7"/><text:span text:style-name="T1">[ 61, 287, <text:s/>41],</text:span></text:p>
      <text:p text:style-name="P3"><text:s text:c="7"/><text:span text:style-name="T1">[ 71, 288, <text:s/>41],</text:span></text:p>
      <text:p text:style-name="P3"><text:s text:c="7"/><text:span text:style-name="T1">[ 60, 287, <text:s/>41],</text:span></text:p>
      <text:p text:style-name="P3"><text:s text:c="7"/><text:span text:style-name="T1">[ 69, 286, <text:s/>41],</text:span></text:p>
      <text:p text:style-name="P3"><text:s text:c="7"/><text:span text:style-name="T1">[ 68, 286, <text:s/>41],</text:span></text:p>
      <text:p text:style-name="P3"><text:s text:c="7"/><text:span text:style-name="T1">[ 67, 286, <text:s/>41],</text:span></text:p>
      <text:p text:style-name="P3"><text:s text:c="7"/><text:span text:style-name="T1">[ 55, 292, <text:s/>41],</text:span></text:p>
      <text:p text:style-name="P3"><text:s text:c="7"/><text:span text:style-name="T1">[ 66, 286, <text:s/>41],</text:span></text:p>
      <text:p text:style-name="P3"><text:s text:c="7"/><text:span text:style-name="T1">[ 65, 286, <text:s/>41],</text:span></text:p>
      <text:p text:style-name="P3"><text:s text:c="7"/><text:span text:style-name="T1">[ 64, 286, <text:s/>41],</text:span></text:p>
      <text:p text:style-name="P3"><text:s text:c="7"/><text:span text:style-name="T1">[ 63, 286, <text:s/>41],</text:span></text:p>
      <text:p text:style-name="P3"><text:s text:c="7"/><text:span text:style-name="T1">[ 68, 285, <text:s/>41],</text:span></text:p>
      <text:p text:style-name="P3"><text:s text:c="7"/><text:span text:style-name="T1">[ 69, 285, <text:s/>41],</text:span></text:p>
      <text:p text:style-name="P3"><text:s text:c="7"/><text:span text:style-name="T1">[ 73, 286, <text:s/>41],</text:span></text:p>
      <text:p text:style-name="P3"><text:s text:c="7"/><text:span text:style-name="T1">[ 72, 288, <text:s/>41],</text:span></text:p>
      <text:p text:style-name="P3"><text:s text:c="7"/><text:span text:style-name="T1">[ 63, 291, <text:s/>41],</text:span></text:p>
      <text:p text:style-name="P3"><text:s text:c="7"/><text:span text:style-name="T1">[ 54, 289, <text:s/>41],</text:span></text:p>
      <text:p text:style-name="P3"><text:s text:c="7"/><text:span text:style-name="T1">[ 53, 289, <text:s/>41],</text:span></text:p>
      <text:p text:style-name="P3"><text:s text:c="7"/><text:span text:style-name="T1">[ 61, 291, <text:s/>41],</text:span></text:p>
      <text:p text:style-name="P3"><text:s text:c="7"/><text:span text:style-name="T1">[ 60, 291, <text:s/>41],</text:span></text:p>
      <text:p text:style-name="P3"><text:s text:c="7"/><text:span text:style-name="T1">[ 59, 291, <text:s/>41],</text:span></text:p>
      <text:p text:style-name="P3"><text:s text:c="7"/><text:span text:style-name="T1">[ 58, 291, <text:s/>41],</text:span></text:p>
      <text:p text:style-name="P3"><text:s text:c="7"/><text:span text:style-name="T1">[ 62, 291, <text:s/>41],</text:span></text:p>
      <text:p text:style-name="P3"><text:s text:c="7"/><text:span text:style-name="T1">[ 57, 291, <text:s/>41],</text:span></text:p>
      <text:p text:style-name="P3"><text:s text:c="7"/><text:span text:style-name="T1">[ 56, 291, <text:s/>41],</text:span></text:p>
      <text:p text:style-name="P3"><text:s text:c="7"/><text:span text:style-name="T1">[ 65, 290, <text:s/>41],</text:span></text:p>
      <text:p text:style-name="P3"><text:s text:c="7"/><text:span text:style-name="T1">[ 64, 290, <text:s/>41],</text:span></text:p>
      <text:p text:style-name="P3"><text:s text:c="7"/><text:span text:style-name="T1">[ 63, 290, <text:s/>41],</text:span></text:p>
      <text:p text:style-name="P3"><text:s text:c="7"/><text:span text:style-name="T1">[ 71, 285, <text:s/>41],</text:span></text:p>
      <text:p text:style-name="P3"><text:s text:c="7"/><text:span text:style-name="T1">[ 61, 290, <text:s/>41],</text:span></text:p>
      <text:p text:style-name="P3"><text:s text:c="7"/><text:span text:style-name="T1">[ 60, 290, <text:s/>41],</text:span></text:p>
      <text:p text:style-name="P3"><text:s text:c="7"/><text:span text:style-name="T1">[ 59, 290, <text:s/>41],</text:span></text:p>
      <text:p text:style-name="P3"><text:s text:c="7"/><text:span text:style-name="T1">[ 56, 290, <text:s/>41],</text:span></text:p>
      <text:p text:style-name="P3"><text:s text:c="7"/><text:span text:style-name="T1">[ 55, 290, <text:s/>41],</text:span></text:p>
      <text:p text:style-name="P3"><text:s text:c="7"/><text:span text:style-name="T1">[ 54, 290, <text:s/>41],</text:span></text:p>
      <text:p text:style-name="P3"><text:s text:c="7"/><text:span text:style-name="T1">[ 55, 289, <text:s/>41],</text:span></text:p>
      <text:p text:style-name="P3"><text:s text:c="7"/><text:span text:style-name="T1">[ 56, 289, <text:s/>41],</text:span></text:p>
      <text:p text:style-name="P3"><text:s text:c="7"/><text:span text:style-name="T1">[ 62, 290, <text:s/>41],</text:span></text:p>
      <text:p text:style-name="P3"><text:s text:c="7"/><text:span text:style-name="T1">[ 67, 289, <text:s/>41],</text:span></text:p>
      <text:p text:style-name="P3"><text:s text:c="7"/><text:span text:style-name="T1">[ 68, 289, <text:s/>41],</text:span></text:p>
      <text:p text:style-name="P3"><text:s text:c="7"/><text:span text:style-name="T1">[ 69, 289, <text:s/>41]]), array([[159, 308, <text:s/>42],</text:span></text:p>
      <text:p text:style-name="P3"><text:s text:c="7"/><text:span text:style-name="T1">[160, 308, <text:s/>42],</text:span></text:p>
      <text:p text:style-name="P3"><text:s text:c="7"/><text:span text:style-name="T1">[155, 309, <text:s/>42],</text:span></text:p>
      <text:p text:style-name="P3"><text:s text:c="7"/><text:span text:style-name="T1">[154, 309, <text:s/>42],</text:span></text:p>
      <text:p text:style-name="P3"><text:s text:c="7"/><text:span text:style-name="T1">[156, 309, <text:s/>42],</text:span></text:p>
      <text:p text:style-name="P3"><text:s text:c="7"/><text:span text:style-name="T1">[157, 309, <text:s/>42],</text:span></text:p>
      <text:p text:style-name="P3"><text:s text:c="7"/><text:span text:style-name="T1">[158, 309, <text:s/>42],</text:span></text:p>
      <text:p text:style-name="P3"><text:s text:c="7"/><text:span text:style-name="T1">[158, 308, <text:s/>42],</text:span></text:p>
      <text:p text:style-name="P3"><text:soft-page-break/><text:s text:c="7"/><text:span text:style-name="T1">[161, 308, <text:s/>42],</text:span></text:p>
      <text:p text:style-name="P3"><text:s text:c="7"/><text:span text:style-name="T1">[157, 308, <text:s/>42],</text:span></text:p>
      <text:p text:style-name="P3"><text:s text:c="7"/><text:span text:style-name="T1">[163, 307, <text:s/>42],</text:span></text:p>
      <text:p text:style-name="P3"><text:s text:c="7"/><text:span text:style-name="T1">[154, 306, <text:s/>42],</text:span></text:p>
      <text:p text:style-name="P3"><text:s text:c="7"/><text:span text:style-name="T1">[156, 308, <text:s/>42],</text:span></text:p>
      <text:p text:style-name="P3"><text:s text:c="7"/><text:span text:style-name="T1">[156, 306, <text:s/>42],</text:span></text:p>
      <text:p text:style-name="P3"><text:s text:c="7"/><text:span text:style-name="T1">[157, 306, <text:s/>42],</text:span></text:p>
      <text:p text:style-name="P3"><text:s text:c="7"/><text:span text:style-name="T1">[158, 306, <text:s/>42],</text:span></text:p>
      <text:p text:style-name="P3"><text:s text:c="7"/><text:span text:style-name="T1">[159, 306, <text:s/>42],</text:span></text:p>
      <text:p text:style-name="P3"><text:s text:c="7"/><text:span text:style-name="T1">[160, 306, <text:s/>42],</text:span></text:p>
      <text:p text:style-name="P3"><text:s text:c="7"/><text:span text:style-name="T1">[155, 306, <text:s/>42],</text:span></text:p>
      <text:p text:style-name="P3"><text:s text:c="7"/><text:span text:style-name="T1">[163, 306, <text:s/>42],</text:span></text:p>
      <text:p text:style-name="P3"><text:s text:c="7"/><text:span text:style-name="T1">[162, 307, <text:s/>42],</text:span></text:p>
      <text:p text:style-name="P3"><text:s text:c="7"/><text:span text:style-name="T1">[162, 306, <text:s/>42]]), array([[141, 309, <text:s/>43],</text:span></text:p>
      <text:p text:style-name="P3"><text:s text:c="7"/><text:span text:style-name="T1">[149, 310, <text:s/>43],</text:span></text:p>
      <text:p text:style-name="P3"><text:s text:c="7"/><text:span text:style-name="T1">[148, 310, <text:s/>43],</text:span></text:p>
      <text:p text:style-name="P3"><text:s text:c="7"/><text:span text:style-name="T1">[147, 310, <text:s/>43],</text:span></text:p>
      <text:p text:style-name="P3"><text:s text:c="7"/><text:span text:style-name="T1">[146, 310, <text:s/>43],</text:span></text:p>
      <text:p text:style-name="P3"><text:s text:c="7"/><text:span text:style-name="T1">[145, 310, <text:s/>43],</text:span></text:p>
      <text:p text:style-name="P3"><text:s text:c="7"/><text:span text:style-name="T1">[144, 310, <text:s/>43],</text:span></text:p>
      <text:p text:style-name="P3"><text:s text:c="7"/><text:span text:style-name="T1">[142, 310, <text:s/>43],</text:span></text:p>
      <text:p text:style-name="P3"><text:s text:c="7"/><text:span text:style-name="T1">[141, 310, <text:s/>43],</text:span></text:p>
      <text:p text:style-name="P3"><text:s text:c="7"/><text:span text:style-name="T1">[140, 310, <text:s/>43],</text:span></text:p>
      <text:p text:style-name="P3"><text:s text:c="7"/><text:span text:style-name="T1">[139, 310, <text:s/>43],</text:span></text:p>
      <text:p text:style-name="P3"><text:s text:c="7"/><text:span text:style-name="T1">[145, 308, <text:s/>43],</text:span></text:p>
      <text:p text:style-name="P3"><text:s text:c="7"/><text:span text:style-name="T1">[144, 308, <text:s/>43],</text:span></text:p>
      <text:p text:style-name="P3"><text:s text:c="7"/><text:span text:style-name="T1">[140, 309, <text:s/>43],</text:span></text:p>
      <text:p text:style-name="P3"><text:s text:c="7"/><text:span text:style-name="T1">[143, 310, <text:s/>43],</text:span></text:p>
      <text:p text:style-name="P3"><text:s text:c="7"/><text:span text:style-name="T1">[146, 308, <text:s/>43]])]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d" svg:font-family="Monospaced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2T12:04:12.034634610</meta:creation-date>
    <dc:date>2019-08-02T14:50:22.391057663</dc:date>
    <meta:editing-duration>PT1H55M59S</meta:editing-duration>
    <meta:editing-cycles>1</meta:editing-cycles>
    <meta:document-statistic meta:table-count="0" meta:image-count="0" meta:object-count="0" meta:page-count="129" meta:paragraph-count="7581" meta:word-count="26846" meta:character-count="152799" meta:non-whitespace-character-count="84865"/>
    <meta:generator>LibreOffice/5.1.6.2$Linux_X86_64 LibreOffice_project/10m0$Build-2</meta:generator>
  </office:meta>
</office:document-meta>
</file>